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86.64pt" svg:height="431.35pt" svg:x="1631.54pt" svg:y="104.83pt">
            <loext:p draw:notify-on-update-of-ranges="Sheet1.N3:Sheet1.N204 Sheet1.O3:Sheet1.O204 Sheet1.P3:Sheet1.P204 Sheet1.Q3:Sheet1.Q204 Sheet1.R3:Sheet1.R204 Sheet1.S3:Sheet1.S204 Sheet1.T3:Sheet1.T2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03.81pt" svg:height="493.99pt" svg:x="166.2pt" svg:y="94.11pt">
            <loext:p draw:notify-on-update-of-ranges="Sheet1.U2:Sheet1.U2 Sheet1.U3:Sheet1.U50 Sheet1.V2:Sheet1.V2 Sheet1.V3:Sheet1.V50 Sheet1.W2:Sheet1.W2 Sheet1.W3:Sheet1.W50 Sheet1.X2:Sheet1.X2 Sheet1.X3:Sheet1.X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8" table:default-cell-style-name="ce1"/>
        <table:table-row table:style-name="ro1">
          <table:table-cell office:value-type="string" calcext:value-type="string">
            <text:p>Smoothing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djustment Factors</text:p>
          </table:table-cell>
          <table:table-cell office:value-type="float" office:value="-6.33218562097903" calcext:value-type="float">
            <text:p>-6.332185621</text:p>
          </table:table-cell>
          <table:table-cell office:value-type="float" office:value="-0.3135765615048" calcext:value-type="float">
            <text:p>-0.3135765615</text:p>
          </table:table-cell>
          <table:table-cell office:value-type="float" office:value="0.783525985196958" calcext:value-type="float">
            <text:p>0.783525985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time(ms)</text:p>
          </table:table-cell>
          <table:table-cell office:value-type="string" calcext:value-type="string">
            <text:p>temperature(C)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absolute altitude(m)(probably wrong)</text:p>
          </table:table-cell>
          <table:table-cell office:value-type="string" calcext:value-type="string">
            <text:p>altitude(m)</text:p>
          </table:table-cell>
          <table:table-cell office:value-type="string" calcext:value-type="string">
            <text:p>raw velocity(m/s)</text:p>
          </table:table-cell>
          <table:table-cell office:value-type="string" calcext:value-type="string">
            <text:p>filtered velocity(m/s)</text:p>
          </table:table-cell>
          <table:table-cell office:value-type="string" calcext:value-type="string">
            <text:p>Raw X Accel(m/s^2)</text:p>
          </table:table-cell>
          <table:table-cell office:value-type="string" calcext:value-type="string">
            <text:p>Raw Y Accel(m/s^2)</text:p>
          </table:table-cell>
          <table:table-cell office:value-type="string" calcext:value-type="string">
            <text:p>Raw Z Accel(m/s^2)</text:p>
          </table:table-cell>
          <table:table-cell office:value-type="string" calcext:value-type="string">
            <text:p>Filtered x</text:p>
          </table:table-cell>
          <table:table-cell office:value-type="string" calcext:value-type="string">
            <text:p>Filtered y</text:p>
          </table:table-cell>
          <table:table-cell office:value-type="string" calcext:value-type="string">
            <text:p>Filtered z</text:p>
          </table:table-cell>
          <table:table-cell office:value-type="string" calcext:value-type="string">
            <text:p>Gravity adjusted x</text:p>
          </table:table-cell>
          <table:table-cell office:value-type="string" calcext:value-type="string">
            <text:p>Gravity adjusted y</text:p>
          </table:table-cell>
          <table:table-cell office:value-type="string" calcext:value-type="string">
            <text:p>Gravity adjusted z</text:p>
          </table:table-cell>
          <table:table-cell office:value-type="string" calcext:value-type="string">
            <text:p>Filtered and Gravity Adjusted x</text:p>
          </table:table-cell>
          <table:table-cell office:value-type="string" calcext:value-type="string">
            <text:p>Filtered and Gravity Adjusted y</text:p>
          </table:table-cell>
          <table:table-cell office:value-type="string" calcext:value-type="string">
            <text:p>Filtered and Gravity Adjusted z</text:p>
          </table:table-cell>
          <table:table-cell office:value-type="string" calcext:value-type="string">
            <text:p>Vector Accel(m/s^2)</text:p>
          </table:table-cell>
          <table:table-cell office:value-type="string" calcext:value-type="string">
            <text:p>x vel</text:p>
          </table:table-cell>
          <table:table-cell office:value-type="string" calcext:value-type="string">
            <text:p>y vel</text:p>
          </table:table-cell>
          <table:table-cell office:value-type="string" calcext:value-type="string">
            <text:p>z vel</text:p>
          </table:table-cell>
          <table:table-cell office:value-type="string" calcext:value-type="string">
            <text:p>Vector Vel</text:p>
          </table:table-cell>
          <table:table-cell office:value-type="string" calcext:value-type="string">
            <text:p>Vector Accel(m/s^2)</text:p>
          </table:table-cell>
          <table:table-cell office:value-type="string" calcext:value-type="string">
            <text:p>Est Alt(m)</text:p>
          </table:table-cell>
          <table:table-cell office:value-type="string" calcext:value-type="string">
            <text:p>Est Vel(m/s)</text:p>
          </table:table-cell>
          <table:table-cell office:value-type="string" calcext:value-type="string">
            <text:p>Est Accel(m/s^2)</text:p>
          </table:table-cell>
          <table:table-cell office:value-type="string" calcext:value-type="string">
            <text:p>Analog Raw X Accel</text:p>
          </table:table-cell>
          <table:table-cell office:value-type="string" calcext:value-type="string">
            <text:p>Analog Raw Y Accel</text:p>
          </table:table-cell>
          <table:table-cell office:value-type="string" calcext:value-type="string">
            <text:p>Analog Raw Z Accel</text:p>
          </table:table-cell>
        </table:table-row>
        <table:table-row table:style-name="ro1">
          <table:table-cell office:value-type="float" office:value="571842" calcext:value-type="float">
            <text:p>571842</text:p>
          </table:table-cell>
          <table:table-cell office:value-type="float" office:value="30.07" calcext:value-type="float">
            <text:p>30.07</text:p>
          </table:table-cell>
          <table:table-cell office:value-type="float" office:value="82315" calcext:value-type="float">
            <text:p>82315</text:p>
          </table:table-cell>
          <table:table-cell office:value-type="float" office:value="1718.622437" calcext:value-type="float">
            <text:p>1718.622437</text:p>
          </table:table-cell>
          <table:table-cell office:value-type="float" office:value="7.50061" calcext:value-type="float">
            <text:p>7.50061</text:p>
          </table:table-cell>
          <table:table-cell office:value-type="float" office:value="0.869489" calcext:value-type="float">
            <text:p>0.869489</text:p>
          </table:table-cell>
          <table:table-cell office:value-type="float" office:value="0.010811" calcext:value-type="float">
            <text:p>0.010811</text:p>
          </table:table-cell>
          <table:table-cell office:value-type="float" office:value="-6.282385" calcext:value-type="float">
            <text:p>-6.282385</text:p>
          </table:table-cell>
          <table:table-cell office:value-type="float" office:value="-0.306458" calcext:value-type="float">
            <text:p>-0.306458</text:p>
          </table:table-cell>
          <table:table-cell office:value-type="float" office:value="0.766145" calcext:value-type="float">
            <text:p>0.766145</text:p>
          </table:table-cell>
          <table:table-cell office:value-type="float" office:value="-6.282385" calcext:value-type="float">
            <text:p>-6.282385</text:p>
          </table:table-cell>
          <table:table-cell office:value-type="float" office:value="-0.306458" calcext:value-type="float">
            <text:p>-0.306458</text:p>
          </table:table-cell>
          <table:table-cell office:value-type="float" office:value="0.766145" calcext:value-type="float">
            <text:p>0.766145</text:p>
          </table:table-cell>
          <table:table-cell table:formula="of:=[.H3]-[.D$1]" office:value-type="float" office:value="0.0498006209790276" calcext:value-type="float">
            <text:p>0.049800621</text:p>
          </table:table-cell>
          <table:table-cell table:formula="of:=[.I3]-[.E$1]" office:value-type="float" office:value="0.00711856150480022" calcext:value-type="float">
            <text:p>0.0071185615</text:p>
          </table:table-cell>
          <table:table-cell table:formula="of:=[.J3]-[.F$1]" office:value-type="float" office:value="-0.0173809851969584" calcext:value-type="float">
            <text:p>-0.0173809852</text:p>
          </table:table-cell>
          <table:table-cell table:formula="of:=[.K3]-[.D$1]" office:value-type="float" office:value="0.0498006209790276" calcext:value-type="float">
            <text:p>0.049800621</text:p>
          </table:table-cell>
          <table:table-cell table:formula="of:=[.L3]-[.E$1]" office:value-type="float" office:value="0.00711856150480022" calcext:value-type="float">
            <text:p>0.0071185615</text:p>
          </table:table-cell>
          <table:table-cell table:formula="of:=[.M3]-[.F$1]" office:value-type="float" office:value="-0.0173809851969584" calcext:value-type="float">
            <text:p>-0.0173809852</text:p>
          </table:table-cell>
          <table:table-cell table:formula="of:=SQRT([.Q3]^2+[.R3]^2+[.S3]^2)" office:value-type="float" office:value="0.053224753773139" calcext:value-type="float">
            <text:p>0.053224753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U3]^2+[.V3]^2+[.W3]^2)" office:value-type="float" office:value="0" calcext:value-type="float">
            <text:p>0</text:p>
          </table:table-cell>
          <table:table-cell office:value-type="float" office:value="6.336344" calcext:value-type="float">
            <text:p>6.336344</text:p>
          </table:table-cell>
          <table:table-cell office:value-type="float" office:value="7.153748" calcext:value-type="float">
            <text:p>7.153748</text:p>
          </table:table-cell>
          <table:table-cell office:value-type="float" office:value="7.492352" calcext:value-type="float">
            <text:p>7.492352</text:p>
          </table:table-cell>
          <table:table-cell office:value-type="float" office:value="6.298158" calcext:value-type="float">
            <text:p>6.298158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72256" calcext:value-type="float">
            <text:p>572256</text:p>
          </table:table-cell>
          <table:table-cell office:value-type="float" office:value="30.1" calcext:value-type="float">
            <text:p>30.1</text:p>
          </table:table-cell>
          <table:table-cell office:value-type="float" office:value="82317" calcext:value-type="float">
            <text:p>82317</text:p>
          </table:table-cell>
          <table:table-cell office:value-type="float" office:value="1718.407715" calcext:value-type="float">
            <text:p>1718.407715</text:p>
          </table:table-cell>
          <table:table-cell office:value-type="float" office:value="7.285889" calcext:value-type="float">
            <text:p>7.285889</text:p>
          </table:table-cell>
          <table:table-cell office:value-type="float" office:value="-0.518651" calcext:value-type="float">
            <text:p>-0.518651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-6.282385" calcext:value-type="float">
            <text:p>-6.282385</text:p>
          </table:table-cell>
          <table:table-cell office:value-type="float" office:value="-0.536301" calcext:value-type="float">
            <text:p>-0.536301</text:p>
          </table:table-cell>
          <table:table-cell office:value-type="float" office:value="0.842759" calcext:value-type="float">
            <text:p>0.842759</text:p>
          </table:table-cell>
          <table:table-cell table:formula="of:=[.$B$1]*[.H4]+(1-[.$B$1])*[.K3]" office:value-type="float" office:value="-6.282385" calcext:value-type="float">
            <text:p>-6.282385</text:p>
          </table:table-cell>
          <table:table-cell table:formula="of:=[.$B$1]*[.I4]+(1-[.$B$1])*[.L3]" office:value-type="float" office:value="-0.3294423" calcext:value-type="float">
            <text:p>-0.3294423</text:p>
          </table:table-cell>
          <table:table-cell table:formula="of:=[.$B$1]*[.J4]+(1-[.$B$1])*[.M3]" office:value-type="float" office:value="0.7738064" calcext:value-type="float">
            <text:p>0.7738064</text:p>
          </table:table-cell>
          <table:table-cell table:formula="of:=[.H4]-[.D$1]" office:value-type="float" office:value="0.0498006209790276" calcext:value-type="float">
            <text:p>0.049800621</text:p>
          </table:table-cell>
          <table:table-cell table:formula="of:=[.I4]-[.E$1]" office:value-type="float" office:value="-0.2227244384952" calcext:value-type="float">
            <text:p>-0.2227244385</text:p>
          </table:table-cell>
          <table:table-cell table:formula="of:=[.J4]-[.F$1]" office:value-type="float" office:value="0.0592330148030416" calcext:value-type="float">
            <text:p>0.0592330148</text:p>
          </table:table-cell>
          <table:table-cell table:formula="of:=[.K4]-[.D$1]" office:value-type="float" office:value="0.0498006209790276" calcext:value-type="float">
            <text:p>0.049800621</text:p>
          </table:table-cell>
          <table:table-cell table:formula="of:=[.L4]-[.E$1]" office:value-type="float" office:value="-0.0158657384951998" calcext:value-type="float">
            <text:p>-0.0158657385</text:p>
          </table:table-cell>
          <table:table-cell table:formula="of:=[.M4]-[.F$1]" office:value-type="float" office:value="-0.00971958519695848" calcext:value-type="float">
            <text:p>-0.0097195852</text:p>
          </table:table-cell>
          <table:table-cell table:formula="of:=SQRT([.Q4]^2+[.R4]^2+[.S4]^2)" office:value-type="float" office:value="0.0531628991336605" calcext:value-type="float">
            <text:p>0.0531628991</text:p>
          </table:table-cell>
          <table:table-cell table:formula="of:=[.U3]+([.$A4]-[.$A3])/1000*([.N3]+[.N4])/2" office:value-type="float" office:value="0.0206174570853174" calcext:value-type="float">
            <text:p>0.0206174571</text:p>
          </table:table-cell>
          <table:table-cell table:formula="of:=[.V3]+([.$A4]-[.$A3])/1000*([.O3]+[.O4])/2" office:value-type="float" office:value="-0.0446304165370127" calcext:value-type="float">
            <text:p>-0.0446304165</text:p>
          </table:table-cell>
          <table:table-cell table:formula="of:=[.W3]+([.$A4]-[.$A3])/1000*([.P3]+[.P4])/2" office:value-type="float" office:value="0.00866337012845921" calcext:value-type="float">
            <text:p>0.0086633701</text:p>
          </table:table-cell>
          <table:table-cell table:formula="of:=SQRT([.U4]^2+[.V4]^2+[.W4]^2)" office:value-type="float" office:value="0.0499200120083604" calcext:value-type="float">
            <text:p>0.049920012</text:p>
          </table:table-cell>
          <table:table-cell office:value-type="float" office:value="6.361307" calcext:value-type="float">
            <text:p>6.361307</text:p>
          </table:table-cell>
          <table:table-cell office:value-type="float" office:value="7.178922" calcext:value-type="float">
            <text:p>7.178922</text:p>
          </table:table-cell>
          <table:table-cell office:value-type="float" office:value="7.509128" calcext:value-type="float">
            <text:p>7.509128</text:p>
          </table:table-cell>
          <table:table-cell office:value-type="float" office:value="6.308266" calcext:value-type="float">
            <text:p>6.308266</text:p>
          </table:table-cell>
          <table:table-cell office:value-type="float" office:value="513" calcext:value-type="float">
            <text:p>513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72663" calcext:value-type="float">
            <text:p>572663</text:p>
          </table:table-cell>
          <table:table-cell office:value-type="float" office:value="30.110001" calcext:value-type="float">
            <text:p>30.110001</text:p>
          </table:table-cell>
          <table:table-cell office:value-type="float" office:value="82316" calcext:value-type="float">
            <text:p>82316</text:p>
          </table:table-cell>
          <table:table-cell office:value-type="float" office:value="1718.43335" calcext:value-type="float">
            <text:p>1718.43335</text:p>
          </table:table-cell>
          <table:table-cell office:value-type="float" office:value="7.311523" calcext:value-type="float">
            <text:p>7.311523</text:p>
          </table:table-cell>
          <table:table-cell office:value-type="float" office:value="0.062985" calcext:value-type="float">
            <text:p>0.062985</text:p>
          </table:table-cell>
          <table:table-cell office:value-type="float" office:value="0.001568" calcext:value-type="float">
            <text:p>0.001568</text:p>
          </table:table-cell>
          <table:table-cell office:value-type="float" office:value="-6.359" calcext:value-type="float">
            <text:p>-6.359</text:p>
          </table:table-cell>
          <table:table-cell office:value-type="float" office:value="-0.306458" calcext:value-type="float">
            <text:p>-0.306458</text:p>
          </table:table-cell>
          <table:table-cell office:value-type="float" office:value="0.766145" calcext:value-type="float">
            <text:p>0.766145</text:p>
          </table:table-cell>
          <table:table-cell table:formula="of:=[.$B$1]*[.H5]+(1-[.$B$1])*[.K4]" office:value-type="float" office:value="-6.2900465" calcext:value-type="float">
            <text:p>-6.2900465</text:p>
          </table:table-cell>
          <table:table-cell table:formula="of:=[.$B$1]*[.I5]+(1-[.$B$1])*[.L4]" office:value-type="float" office:value="-0.32714387" calcext:value-type="float">
            <text:p>-0.32714387</text:p>
          </table:table-cell>
          <table:table-cell table:formula="of:=[.$B$1]*[.J5]+(1-[.$B$1])*[.M4]" office:value-type="float" office:value="0.77304026" calcext:value-type="float">
            <text:p>0.77304026</text:p>
          </table:table-cell>
          <table:table-cell table:formula="of:=[.H5]-[.D$1]" office:value-type="float" office:value="-0.0268143790209727" calcext:value-type="float">
            <text:p>-0.026814379</text:p>
          </table:table-cell>
          <table:table-cell table:formula="of:=[.I5]-[.E$1]" office:value-type="float" office:value="0.00711856150480022" calcext:value-type="float">
            <text:p>0.0071185615</text:p>
          </table:table-cell>
          <table:table-cell table:formula="of:=[.J5]-[.F$1]" office:value-type="float" office:value="-0.0173809851969584" calcext:value-type="float">
            <text:p>-0.0173809852</text:p>
          </table:table-cell>
          <table:table-cell table:formula="of:=[.K5]-[.D$1]" office:value-type="float" office:value="0.0421391209790274" calcext:value-type="float">
            <text:p>0.042139121</text:p>
          </table:table-cell>
          <table:table-cell table:formula="of:=[.L5]-[.E$1]" office:value-type="float" office:value="-0.0135673084951998" calcext:value-type="float">
            <text:p>-0.0135673085</text:p>
          </table:table-cell>
          <table:table-cell table:formula="of:=[.M5]-[.F$1]" office:value-type="float" office:value="-0.0104857251969585" calcext:value-type="float">
            <text:p>-0.0104857252</text:p>
          </table:table-cell>
          <table:table-cell table:formula="of:=SQRT([.Q5]^2+[.R5]^2+[.S5]^2)" office:value-type="float" office:value="0.045494261282003" calcext:value-type="float">
            <text:p>0.0454942613</text:p>
          </table:table-cell>
          <table:table-cell table:formula="of:=[.U4]+([.$A5]-[.$A4])/1000*([.N4]+[.N5])/2" office:value-type="float" office:value="0.0252951573237816" calcext:value-type="float">
            <text:p>0.0252951573</text:p>
          </table:table-cell>
          <table:table-cell table:formula="of:=[.V4]+([.$A5]-[.$A4])/1000*([.O4]+[.O5])/2" office:value-type="float" office:value="-0.088506212504559" calcext:value-type="float">
            <text:p>-0.0885062125</text:p>
          </table:table-cell>
          <table:table-cell table:formula="of:=[.W4]+([.$A5]-[.$A4])/1000*([.P4]+[.P5])/2" office:value-type="float" office:value="0.0171802581532971" calcext:value-type="float">
            <text:p>0.0171802582</text:p>
          </table:table-cell>
          <table:table-cell table:formula="of:=SQRT([.U5]^2+[.V5]^2+[.W5]^2)" office:value-type="float" office:value="0.0936394997111313" calcext:value-type="float">
            <text:p>0.0936394997</text:p>
          </table:table-cell>
          <table:table-cell office:value-type="float" office:value="6.412314" calcext:value-type="float">
            <text:p>6.412314</text:p>
          </table:table-cell>
          <table:table-cell office:value-type="float" office:value="7.203567" calcext:value-type="float">
            <text:p>7.203567</text:p>
          </table:table-cell>
          <table:table-cell office:value-type="float" office:value="7.527927" calcext:value-type="float">
            <text:p>7.527927</text:p>
          </table:table-cell>
          <table:table-cell office:value-type="float" office:value="6.321149" calcext:value-type="float">
            <text:p>6.321149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73070" calcext:value-type="float">
            <text:p>573070</text:p>
          </table:table-cell>
          <table:table-cell office:value-type="float" office:value="30.110001" calcext:value-type="float">
            <text:p>30.110001</text:p>
          </table:table-cell>
          <table:table-cell office:value-type="float" office:value="82318" calcext:value-type="float">
            <text:p>82318</text:p>
          </table:table-cell>
          <table:table-cell office:value-type="float" office:value="1718.317261" calcext:value-type="float">
            <text:p>1718.317261</text:p>
          </table:table-cell>
          <table:table-cell office:value-type="float" office:value="7.195435" calcext:value-type="float">
            <text:p>7.195435</text:p>
          </table:table-cell>
          <table:table-cell office:value-type="float" office:value="-0.285231" calcext:value-type="float">
            <text:p>-0.285231</text:p>
          </table:table-cell>
          <table:table-cell office:value-type="float" office:value="-0.004111" calcext:value-type="float">
            <text:p>-0.004111</text:p>
          </table:table-cell>
          <table:table-cell office:value-type="float" office:value="-6.205771" calcext:value-type="float">
            <text:p>-6.205771</text:p>
          </table:table-cell>
          <table:table-cell office:value-type="float" office:value="-0.459687" calcext:value-type="float">
            <text:p>-0.459687</text:p>
          </table:table-cell>
          <table:table-cell office:value-type="float" office:value="0.842759" calcext:value-type="float">
            <text:p>0.842759</text:p>
          </table:table-cell>
          <table:table-cell table:formula="of:=[.$B$1]*[.H6]+(1-[.$B$1])*[.K5]" office:value-type="float" office:value="-6.28161895" calcext:value-type="float">
            <text:p>-6.28161895</text:p>
          </table:table-cell>
          <table:table-cell table:formula="of:=[.$B$1]*[.I6]+(1-[.$B$1])*[.L5]" office:value-type="float" office:value="-0.340398183" calcext:value-type="float">
            <text:p>-0.340398183</text:p>
          </table:table-cell>
          <table:table-cell table:formula="of:=[.$B$1]*[.J6]+(1-[.$B$1])*[.M5]" office:value-type="float" office:value="0.780012134" calcext:value-type="float">
            <text:p>0.780012134</text:p>
          </table:table-cell>
          <table:table-cell table:formula="of:=[.H6]-[.D$1]" office:value-type="float" office:value="0.126414620979027" calcext:value-type="float">
            <text:p>0.126414621</text:p>
          </table:table-cell>
          <table:table-cell table:formula="of:=[.I6]-[.E$1]" office:value-type="float" office:value="-0.1461104384952" calcext:value-type="float">
            <text:p>-0.1461104385</text:p>
          </table:table-cell>
          <table:table-cell table:formula="of:=[.J6]-[.F$1]" office:value-type="float" office:value="0.0592330148030416" calcext:value-type="float">
            <text:p>0.0592330148</text:p>
          </table:table-cell>
          <table:table-cell table:formula="of:=[.K6]-[.D$1]" office:value-type="float" office:value="0.0505666709790269" calcext:value-type="float">
            <text:p>0.050566671</text:p>
          </table:table-cell>
          <table:table-cell table:formula="of:=[.L6]-[.E$1]" office:value-type="float" office:value="-0.0268216214951998" calcext:value-type="float">
            <text:p>-0.0268216215</text:p>
          </table:table-cell>
          <table:table-cell table:formula="of:=[.M6]-[.F$1]" office:value-type="float" office:value="-0.00351385119695846" calcext:value-type="float">
            <text:p>-0.0035138512</text:p>
          </table:table-cell>
          <table:table-cell table:formula="of:=SQRT([.Q6]^2+[.R6]^2+[.S6]^2)" office:value-type="float" office:value="0.0573474911723895" calcext:value-type="float">
            <text:p>0.0573474912</text:p>
          </table:table-cell>
          <table:table-cell table:formula="of:=[.U5]+([.$A6]-[.$A5])/1000*([.N5]+[.N6])/2" office:value-type="float" office:value="0.0455638065622456" calcext:value-type="float">
            <text:p>0.0455638066</text:p>
          </table:table-cell>
          <table:table-cell table:formula="of:=[.V5]+([.$A6]-[.$A5])/1000*([.O5]+[.O6])/2" office:value-type="float" office:value="-0.116791059472105" calcext:value-type="float">
            <text:p>-0.1167910595</text:p>
          </table:table-cell>
          <table:table-cell table:formula="of:=[.W5]+([.$A6]-[.$A5])/1000*([.P5]+[.P6])/2" office:value-type="float" office:value="0.025697146178135" calcext:value-type="float">
            <text:p>0.0256971462</text:p>
          </table:table-cell>
          <table:table-cell table:formula="of:=SQRT([.U6]^2+[.V6]^2+[.W6]^2)" office:value-type="float" office:value="0.127970916081581" calcext:value-type="float">
            <text:p>0.1279709161</text:p>
          </table:table-cell>
          <table:table-cell office:value-type="float" office:value="6.279582" calcext:value-type="float">
            <text:p>6.279582</text:p>
          </table:table-cell>
          <table:table-cell office:value-type="float" office:value="7.203791" calcext:value-type="float">
            <text:p>7.203791</text:p>
          </table:table-cell>
          <table:table-cell office:value-type="float" office:value="7.526316" calcext:value-type="float">
            <text:p>7.526316</text:p>
          </table:table-cell>
          <table:table-cell office:value-type="float" office:value="6.319026" calcext:value-type="float">
            <text:p>6.319026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73470" calcext:value-type="float">
            <text:p>573470</text:p>
          </table:table-cell>
          <table:table-cell office:value-type="float" office:value="30.1" calcext:value-type="float">
            <text:p>30.1</text:p>
          </table:table-cell>
          <table:table-cell office:value-type="float" office:value="82310" calcext:value-type="float">
            <text:p>82310</text:p>
          </table:table-cell>
          <table:table-cell office:value-type="float" office:value="1719.099609" calcext:value-type="float">
            <text:p>1719.099609</text:p>
          </table:table-cell>
          <table:table-cell office:value-type="float" office:value="7.977783" calcext:value-type="float">
            <text:p>7.977783</text:p>
          </table:table-cell>
          <table:table-cell office:value-type="float" office:value="1.955872" calcext:value-type="float">
            <text:p>1.955872</text:p>
          </table:table-cell>
          <table:table-cell office:value-type="float" office:value="0.034698" calcext:value-type="float">
            <text:p>0.034698</text:p>
          </table:table-cell>
          <table:table-cell office:value-type="float" office:value="-6.205771" calcext:value-type="float">
            <text:p>-6.205771</text:p>
          </table:table-cell>
          <table:table-cell office:value-type="float" office:value="-0.459687" calcext:value-type="float">
            <text:p>-0.459687</text:p>
          </table:table-cell>
          <table:table-cell office:value-type="float" office:value="0.919373" calcext:value-type="float">
            <text:p>0.919373</text:p>
          </table:table-cell>
          <table:table-cell table:formula="of:=[.$B$1]*[.H7]+(1-[.$B$1])*[.K6]" office:value-type="float" office:value="-6.274034155" calcext:value-type="float">
            <text:p>-6.274034155</text:p>
          </table:table-cell>
          <table:table-cell table:formula="of:=[.$B$1]*[.I7]+(1-[.$B$1])*[.L6]" office:value-type="float" office:value="-0.3523270647" calcext:value-type="float">
            <text:p>-0.3523270647</text:p>
          </table:table-cell>
          <table:table-cell table:formula="of:=[.$B$1]*[.J7]+(1-[.$B$1])*[.M6]" office:value-type="float" office:value="0.7939482206" calcext:value-type="float">
            <text:p>0.7939482206</text:p>
          </table:table-cell>
          <table:table-cell table:formula="of:=[.H7]-[.D$1]" office:value-type="float" office:value="0.126414620979027" calcext:value-type="float">
            <text:p>0.126414621</text:p>
          </table:table-cell>
          <table:table-cell table:formula="of:=[.I7]-[.E$1]" office:value-type="float" office:value="-0.1461104384952" calcext:value-type="float">
            <text:p>-0.1461104385</text:p>
          </table:table-cell>
          <table:table-cell table:formula="of:=[.J7]-[.F$1]" office:value-type="float" office:value="0.135847014803042" calcext:value-type="float">
            <text:p>0.1358470148</text:p>
          </table:table-cell>
          <table:table-cell table:formula="of:=[.K7]-[.D$1]" office:value-type="float" office:value="0.0581514659790265" calcext:value-type="float">
            <text:p>0.058151466</text:p>
          </table:table-cell>
          <table:table-cell table:formula="of:=[.L7]-[.E$1]" office:value-type="float" office:value="-0.0387505031951998" calcext:value-type="float">
            <text:p>-0.0387505032</text:p>
          </table:table-cell>
          <table:table-cell table:formula="of:=[.M7]-[.F$1]" office:value-type="float" office:value="0.0104222354030415" calcext:value-type="float">
            <text:p>0.0104222354</text:p>
          </table:table-cell>
          <table:table-cell table:formula="of:=SQRT([.Q7]^2+[.R7]^2+[.S7]^2)" office:value-type="float" office:value="0.0706527953034237" calcext:value-type="float">
            <text:p>0.0706527953</text:p>
          </table:table-cell>
          <table:table-cell table:formula="of:=[.U6]+([.$A7]-[.$A6])/1000*([.N6]+[.N7])/2" office:value-type="float" office:value="0.0961296549538564" calcext:value-type="float">
            <text:p>0.096129655</text:p>
          </table:table-cell>
          <table:table-cell table:formula="of:=[.V6]+([.$A7]-[.$A6])/1000*([.O6]+[.O7])/2" office:value-type="float" office:value="-0.175235234870185" calcext:value-type="float">
            <text:p>-0.1752352349</text:p>
          </table:table-cell>
          <table:table-cell table:formula="of:=[.W6]+([.$A7]-[.$A6])/1000*([.P6]+[.P7])/2" office:value-type="float" office:value="0.0647131520993517" calcext:value-type="float">
            <text:p>0.0647131521</text:p>
          </table:table-cell>
          <table:table-cell table:formula="of:=SQRT([.U7]^2+[.V7]^2+[.W7]^2)" office:value-type="float" office:value="0.210085911370064" calcext:value-type="float">
            <text:p>0.2100859114</text:p>
          </table:table-cell>
          <table:table-cell office:value-type="float" office:value="6.290322" calcext:value-type="float">
            <text:p>6.290322</text:p>
          </table:table-cell>
          <table:table-cell office:value-type="float" office:value="7.290469" calcext:value-type="float">
            <text:p>7.290469</text:p>
          </table:table-cell>
          <table:table-cell office:value-type="float" office:value="7.566506" calcext:value-type="float">
            <text:p>7.566506</text:p>
          </table:table-cell>
          <table:table-cell office:value-type="float" office:value="6.33174" calcext:value-type="float">
            <text:p>6.33174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73877" calcext:value-type="float">
            <text:p>573877</text:p>
          </table:table-cell>
          <table:table-cell office:value-type="float" office:value="30.120001" calcext:value-type="float">
            <text:p>30.120001</text:p>
          </table:table-cell>
          <table:table-cell office:value-type="float" office:value="82324" calcext:value-type="float">
            <text:p>82324</text:p>
          </table:table-cell>
          <table:table-cell office:value-type="float" office:value="1717.651611" calcext:value-type="float">
            <text:p>1717.651611</text:p>
          </table:table-cell>
          <table:table-cell office:value-type="float" office:value="6.529785" calcext:value-type="float">
            <text:p>6.529785</text:p>
          </table:table-cell>
          <table:table-cell office:value-type="float" office:value="-3.557735" calcext:value-type="float">
            <text:p>-3.557735</text:p>
          </table:table-cell>
          <table:table-cell office:value-type="float" office:value="-0.036435" calcext:value-type="float">
            <text:p>-0.036435</text:p>
          </table:table-cell>
          <table:table-cell office:value-type="float" office:value="-6.052542" calcext:value-type="float">
            <text:p>-6.052542</text:p>
          </table:table-cell>
          <table:table-cell office:value-type="float" office:value="-0.306458" calcext:value-type="float">
            <text:p>-0.306458</text:p>
          </table:table-cell>
          <table:table-cell office:value-type="float" office:value="0.766145" calcext:value-type="float">
            <text:p>0.766145</text:p>
          </table:table-cell>
          <table:table-cell table:formula="of:=[.$B$1]*[.H8]+(1-[.$B$1])*[.K7]" office:value-type="float" office:value="-6.2518849395" calcext:value-type="float">
            <text:p>-6.2518849395</text:p>
          </table:table-cell>
          <table:table-cell table:formula="of:=[.$B$1]*[.I8]+(1-[.$B$1])*[.L7]" office:value-type="float" office:value="-0.34774015823" calcext:value-type="float">
            <text:p>-0.3477401582</text:p>
          </table:table-cell>
          <table:table-cell table:formula="of:=[.$B$1]*[.J8]+(1-[.$B$1])*[.M7]" office:value-type="float" office:value="0.79116789854" calcext:value-type="float">
            <text:p>0.7911678985</text:p>
          </table:table-cell>
          <table:table-cell table:formula="of:=[.H8]-[.D$1]" office:value-type="float" office:value="0.279643620979027" calcext:value-type="float">
            <text:p>0.279643621</text:p>
          </table:table-cell>
          <table:table-cell table:formula="of:=[.I8]-[.E$1]" office:value-type="float" office:value="0.00711856150480022" calcext:value-type="float">
            <text:p>0.0071185615</text:p>
          </table:table-cell>
          <table:table-cell table:formula="of:=[.J8]-[.F$1]" office:value-type="float" office:value="-0.0173809851969584" calcext:value-type="float">
            <text:p>-0.0173809852</text:p>
          </table:table-cell>
          <table:table-cell table:formula="of:=[.K8]-[.D$1]" office:value-type="float" office:value="0.0803006814790264" calcext:value-type="float">
            <text:p>0.0803006815</text:p>
          </table:table-cell>
          <table:table-cell table:formula="of:=[.L8]-[.E$1]" office:value-type="float" office:value="-0.0341635967251999" calcext:value-type="float">
            <text:p>-0.0341635967</text:p>
          </table:table-cell>
          <table:table-cell table:formula="of:=[.M8]-[.F$1]" office:value-type="float" office:value="0.00764191334304165" calcext:value-type="float">
            <text:p>0.0076419133</text:p>
          </table:table-cell>
          <table:table-cell table:formula="of:=SQRT([.Q8]^2+[.R8]^2+[.S8]^2)" office:value-type="float" office:value="0.0875999407918789" calcext:value-type="float">
            <text:p>0.0875999408</text:p>
          </table:table-cell>
          <table:table-cell table:formula="of:=[.U7]+([.$A8]-[.$A7])/1000*([.N7]+[.N8])/2" office:value-type="float" office:value="0.17876250719232" calcext:value-type="float">
            <text:p>0.1787625072</text:p>
          </table:table-cell>
          <table:table-cell table:formula="of:=[.V7]+([.$A8]-[.$A7])/1000*([.O7]+[.O8])/2" office:value-type="float" office:value="-0.203520081837731" calcext:value-type="float">
            <text:p>-0.2035200818</text:p>
          </table:table-cell>
          <table:table-cell table:formula="of:=[.W7]+([.$A8]-[.$A7])/1000*([.P7]+[.P8])/2" office:value-type="float" office:value="0.0888209891241896" calcext:value-type="float">
            <text:p>0.0888209891</text:p>
          </table:table-cell>
          <table:table-cell table:formula="of:=SQRT([.U8]^2+[.V8]^2+[.W8]^2)" office:value-type="float" office:value="0.28507126441983" calcext:value-type="float">
            <text:p>0.2850712644</text:p>
          </table:table-cell>
          <table:table-cell office:value-type="float" office:value="6.108531" calcext:value-type="float">
            <text:p>6.108531</text:p>
          </table:table-cell>
          <table:table-cell office:value-type="float" office:value="7.201253" calcext:value-type="float">
            <text:p>7.201253</text:p>
          </table:table-cell>
          <table:table-cell office:value-type="float" office:value="7.510612" calcext:value-type="float">
            <text:p>7.510612</text:p>
          </table:table-cell>
          <table:table-cell office:value-type="float" office:value="6.300391" calcext:value-type="float">
            <text:p>6.300391</text:p>
          </table:table-cell>
          <table:table-cell office:value-type="float" office:value="513" calcext:value-type="float">
            <text:p>513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74285" calcext:value-type="float">
            <text:p>574285</text:p>
          </table:table-cell>
          <table:table-cell office:value-type="float" office:value="30.07" calcext:value-type="float">
            <text:p>30.07</text:p>
          </table:table-cell>
          <table:table-cell office:value-type="float" office:value="82322" calcext:value-type="float">
            <text:p>82322</text:p>
          </table:table-cell>
          <table:table-cell office:value-type="float" office:value="1717.859253" calcext:value-type="float">
            <text:p>1717.859253</text:p>
          </table:table-cell>
          <table:table-cell office:value-type="float" office:value="6.737427" calcext:value-type="float">
            <text:p>6.737427</text:p>
          </table:table-cell>
          <table:table-cell office:value-type="float" office:value="0.508925" calcext:value-type="float">
            <text:p>0.508925</text:p>
          </table:table-cell>
          <table:table-cell office:value-type="float" office:value="-0.025637" calcext:value-type="float">
            <text:p>-0.025637</text:p>
          </table:table-cell>
          <table:table-cell office:value-type="float" office:value="-6.205771" calcext:value-type="float">
            <text:p>-6.205771</text:p>
          </table:table-cell>
          <table:table-cell office:value-type="float" office:value="-0.383072" calcext:value-type="float">
            <text:p>-0.383072</text:p>
          </table:table-cell>
          <table:table-cell office:value-type="float" office:value="0.842759" calcext:value-type="float">
            <text:p>0.842759</text:p>
          </table:table-cell>
          <table:table-cell table:formula="of:=[.$B$1]*[.H9]+(1-[.$B$1])*[.K8]" office:value-type="float" office:value="-6.24727354555" calcext:value-type="float">
            <text:p>-6.2472735456</text:p>
          </table:table-cell>
          <table:table-cell table:formula="of:=[.$B$1]*[.I9]+(1-[.$B$1])*[.L8]" office:value-type="float" office:value="-0.351273342407" calcext:value-type="float">
            <text:p>-0.3512733424</text:p>
          </table:table-cell>
          <table:table-cell table:formula="of:=[.$B$1]*[.J9]+(1-[.$B$1])*[.M8]" office:value-type="float" office:value="0.796327008686" calcext:value-type="float">
            <text:p>0.7963270087</text:p>
          </table:table-cell>
          <table:table-cell table:formula="of:=[.H9]-[.D$1]" office:value-type="float" office:value="0.126414620979027" calcext:value-type="float">
            <text:p>0.126414621</text:p>
          </table:table-cell>
          <table:table-cell table:formula="of:=[.I9]-[.E$1]" office:value-type="float" office:value="-0.0694954384951997" calcext:value-type="float">
            <text:p>-0.0694954385</text:p>
          </table:table-cell>
          <table:table-cell table:formula="of:=[.J9]-[.F$1]" office:value-type="float" office:value="0.0592330148030416" calcext:value-type="float">
            <text:p>0.0592330148</text:p>
          </table:table-cell>
          <table:table-cell table:formula="of:=[.K9]-[.D$1]" office:value-type="float" office:value="0.0849120754290258" calcext:value-type="float">
            <text:p>0.0849120754</text:p>
          </table:table-cell>
          <table:table-cell table:formula="of:=[.L9]-[.E$1]" office:value-type="float" office:value="-0.0376967809021999" calcext:value-type="float">
            <text:p>-0.0376967809</text:p>
          </table:table-cell>
          <table:table-cell table:formula="of:=[.M9]-[.F$1]" office:value-type="float" office:value="0.0128010234890417" calcext:value-type="float">
            <text:p>0.0128010235</text:p>
          </table:table-cell>
          <table:table-cell table:formula="of:=SQRT([.Q9]^2+[.R9]^2+[.S9]^2)" office:value-type="float" office:value="0.0937815229478602" calcext:value-type="float">
            <text:p>0.0937815229</text:p>
          </table:table-cell>
          <table:table-cell table:formula="of:=[.U8]+([.$A9]-[.$A8])/1000*([.N8]+[.N9])/2" office:value-type="float" office:value="0.261598388551763" calcext:value-type="float">
            <text:p>0.2615983886</text:p>
          </table:table-cell>
          <table:table-cell table:formula="of:=[.V8]+([.$A9]-[.$A8])/1000*([.O8]+[.O9])/2" office:value-type="float" office:value="-0.216244964743773" calcext:value-type="float">
            <text:p>-0.2162449647</text:p>
          </table:table-cell>
          <table:table-cell table:formula="of:=[.W8]+([.$A9]-[.$A8])/1000*([.P8]+[.P9])/2" office:value-type="float" office:value="0.0973588031638306" calcext:value-type="float">
            <text:p>0.0973588032</text:p>
          </table:table-cell>
          <table:table-cell table:formula="of:=SQRT([.U9]^2+[.V9]^2+[.W9]^2)" office:value-type="float" office:value="0.353092534930163" calcext:value-type="float">
            <text:p>0.3530925349</text:p>
          </table:table-cell>
          <table:table-cell office:value-type="float" office:value="6.274439" calcext:value-type="float">
            <text:p>6.274439</text:p>
          </table:table-cell>
          <table:table-cell office:value-type="float" office:value="7.134739" calcext:value-type="float">
            <text:p>7.134739</text:p>
          </table:table-cell>
          <table:table-cell office:value-type="float" office:value="7.474915" calcext:value-type="float">
            <text:p>7.474915</text:p>
          </table:table-cell>
          <table:table-cell office:value-type="float" office:value="6.284531" calcext:value-type="float">
            <text:p>6.284531</text:p>
          </table:table-cell>
          <table:table-cell office:value-type="float" office:value="513" calcext:value-type="float">
            <text:p>513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74701" calcext:value-type="float">
            <text:p>574701</text:p>
          </table:table-cell>
          <table:table-cell office:value-type="float" office:value="30.08" calcext:value-type="float">
            <text:p>30.08</text:p>
          </table:table-cell>
          <table:table-cell office:value-type="float" office:value="82320" calcext:value-type="float">
            <text:p>82320</text:p>
          </table:table-cell>
          <table:table-cell office:value-type="float" office:value="1718.078735" calcext:value-type="float">
            <text:p>1718.078735</text:p>
          </table:table-cell>
          <table:table-cell office:value-type="float" office:value="6.956909" calcext:value-type="float">
            <text:p>6.956909</text:p>
          </table:table-cell>
          <table:table-cell office:value-type="float" office:value="0.527602" calcext:value-type="float">
            <text:p>0.527602</text:p>
          </table:table-cell>
          <table:table-cell office:value-type="float" office:value="-0.014682" calcext:value-type="float">
            <text:p>-0.014682</text:p>
          </table:table-cell>
          <table:table-cell office:value-type="float" office:value="-6.129156" calcext:value-type="float">
            <text:p>-6.129156</text:p>
          </table:table-cell>
          <table:table-cell office:value-type="float" office:value="-3.754108" calcext:value-type="float">
            <text:p>-3.754108</text:p>
          </table:table-cell>
          <table:table-cell office:value-type="float" office:value="9.576807" calcext:value-type="float">
            <text:p>9.576807</text:p>
          </table:table-cell>
          <table:table-cell table:formula="of:=[.$B$1]*[.H10]+(1-[.$B$1])*[.K9]" office:value-type="float" office:value="-6.235461790995" calcext:value-type="float">
            <text:p>-6.235461791</text:p>
          </table:table-cell>
          <table:table-cell table:formula="of:=[.$B$1]*[.I10]+(1-[.$B$1])*[.L9]" office:value-type="float" office:value="-0.6915568081663" calcext:value-type="float">
            <text:p>-0.6915568082</text:p>
          </table:table-cell>
          <table:table-cell table:formula="of:=[.$B$1]*[.J10]+(1-[.$B$1])*[.M9]" office:value-type="float" office:value="1.6743750078174" calcext:value-type="float">
            <text:p>1.6743750078</text:p>
          </table:table-cell>
          <table:table-cell table:formula="of:=[.H10]-[.D$1]" office:value-type="float" office:value="0.203029620979027" calcext:value-type="float">
            <text:p>0.203029621</text:p>
          </table:table-cell>
          <table:table-cell table:formula="of:=[.I10]-[.E$1]" office:value-type="float" office:value="-3.4405314384952" calcext:value-type="float">
            <text:p>-3.4405314385</text:p>
          </table:table-cell>
          <table:table-cell table:formula="of:=[.J10]-[.F$1]" office:value-type="float" office:value="8.79328101480304" calcext:value-type="float">
            <text:p>8.7932810148</text:p>
          </table:table-cell>
          <table:table-cell table:formula="of:=[.K10]-[.D$1]" office:value-type="float" office:value="0.0967238299840254" calcext:value-type="float">
            <text:p>0.09672383</text:p>
          </table:table-cell>
          <table:table-cell table:formula="of:=[.L10]-[.E$1]" office:value-type="float" office:value="-0.3779802466615" calcext:value-type="float">
            <text:p>-0.3779802467</text:p>
          </table:table-cell>
          <table:table-cell table:formula="of:=[.M10]-[.F$1]" office:value-type="float" office:value="0.890849022620442" calcext:value-type="float">
            <text:p>0.8908490226</text:p>
          </table:table-cell>
          <table:table-cell table:formula="of:=SQRT([.Q10]^2+[.R10]^2+[.S10]^2)" office:value-type="float" office:value="0.972541283060448" calcext:value-type="float">
            <text:p>0.9725412831</text:p>
          </table:table-cell>
          <table:table-cell table:formula="of:=[.U9]+([.$A10]-[.$A9])/1000*([.N9]+[.N10])/2" office:value-type="float" office:value="0.330122790879039" calcext:value-type="float">
            <text:p>0.3301227909</text:p>
          </table:table-cell>
          <table:table-cell table:formula="of:=[.V9]+([.$A10]-[.$A9])/1000*([.O9]+[.O10])/2" office:value-type="float" office:value="-0.946330555157776" calcext:value-type="float">
            <text:p>-0.9463305552</text:p>
          </table:table-cell>
          <table:table-cell table:formula="of:=[.W9]+([.$A10]-[.$A9])/1000*([.P9]+[.P10])/2" office:value-type="float" office:value="1.9386817213219" calcext:value-type="float">
            <text:p>1.9386817213</text:p>
          </table:table-cell>
          <table:table-cell table:formula="of:=SQRT([.U10]^2+[.V10]^2+[.W10]^2)" office:value-type="float" office:value="2.18243199052585" calcext:value-type="float">
            <text:p>2.1824319905</text:p>
          </table:table-cell>
          <table:table-cell office:value-type="float" office:value="11.973935" calcext:value-type="float">
            <text:p>11.973935</text:p>
          </table:table-cell>
          <table:table-cell office:value-type="float" office:value="7.435698" calcext:value-type="float">
            <text:p>7.435698</text:p>
          </table:table-cell>
          <table:table-cell office:value-type="float" office:value="7.961156" calcext:value-type="float">
            <text:p>7.961156</text:p>
          </table:table-cell>
          <table:table-cell office:value-type="float" office:value="6.764508" calcext:value-type="float">
            <text:p>6.764508</text:p>
          </table:table-cell>
          <table:table-cell office:value-type="float" office:value="530" calcext:value-type="float">
            <text:p>530</text:p>
          </table:table-cell>
          <table:table-cell office:value-type="float" office:value="512" calcext:value-type="float">
            <text:p>512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75107" calcext:value-type="float">
            <text:p>575107</text:p>
          </table:table-cell>
          <table:table-cell office:value-type="float" office:value="30.110001" calcext:value-type="float">
            <text:p>30.110001</text:p>
          </table:table-cell>
          <table:table-cell office:value-type="float" office:value="82214" calcext:value-type="float">
            <text:p>82214</text:p>
          </table:table-cell>
          <table:table-cell office:value-type="float" office:value="1728.50293" calcext:value-type="float">
            <text:p>1728.50293</text:p>
          </table:table-cell>
          <table:table-cell office:value-type="float" office:value="17.381104" calcext:value-type="float">
            <text:p>17.381104</text:p>
          </table:table-cell>
          <table:table-cell office:value-type="float" office:value="25.675356" calcext:value-type="float">
            <text:p>25.675356</text:p>
          </table:table-cell>
          <table:table-cell office:value-type="float" office:value="0.494006" calcext:value-type="float">
            <text:p>0.494006</text:p>
          </table:table-cell>
          <table:table-cell office:value-type="float" office:value="-56.61808" calcext:value-type="float">
            <text:p>-56.61808</text:p>
          </table:table-cell>
          <table:table-cell office:value-type="float" office:value="-3.371036" calcext:value-type="float">
            <text:p>-3.371036</text:p>
          </table:table-cell>
          <table:table-cell office:value-type="float" office:value="8.963891" calcext:value-type="float">
            <text:p>8.963891</text:p>
          </table:table-cell>
          <table:table-cell table:formula="of:=[.$B$1]*[.H11]+(1-[.$B$1])*[.K10]" office:value-type="float" office:value="-11.2737236118955" calcext:value-type="float">
            <text:p>-11.2737236119</text:p>
          </table:table-cell>
          <table:table-cell table:formula="of:=[.$B$1]*[.I11]+(1-[.$B$1])*[.L10]" office:value-type="float" office:value="-0.95950472734967" calcext:value-type="float">
            <text:p>-0.9595047273</text:p>
          </table:table-cell>
          <table:table-cell table:formula="of:=[.$B$1]*[.J11]+(1-[.$B$1])*[.M10]" office:value-type="float" office:value="2.40332660703566" calcext:value-type="float">
            <text:p>2.403326607</text:p>
          </table:table-cell>
          <table:table-cell table:formula="of:=[.H11]-[.D$1]" office:value-type="float" office:value="-50.285894379021" calcext:value-type="float">
            <text:p>-50.285894379</text:p>
          </table:table-cell>
          <table:table-cell table:formula="of:=[.I11]-[.E$1]" office:value-type="float" office:value="-3.0574594384952" calcext:value-type="float">
            <text:p>-3.0574594385</text:p>
          </table:table-cell>
          <table:table-cell table:formula="of:=[.J11]-[.F$1]" office:value-type="float" office:value="8.18036501480304" calcext:value-type="float">
            <text:p>8.1803650148</text:p>
          </table:table-cell>
          <table:table-cell table:formula="of:=[.K11]-[.D$1]" office:value-type="float" office:value="-4.94153799091647" calcext:value-type="float">
            <text:p>-4.9415379909</text:p>
          </table:table-cell>
          <table:table-cell table:formula="of:=[.L11]-[.E$1]" office:value-type="float" office:value="-0.64592816584487" calcext:value-type="float">
            <text:p>-0.6459281658</text:p>
          </table:table-cell>
          <table:table-cell table:formula="of:=[.M11]-[.F$1]" office:value-type="float" office:value="1.6198006218387" calcext:value-type="float">
            <text:p>1.6198006218</text:p>
          </table:table-cell>
          <table:table-cell table:formula="of:=SQRT([.Q11]^2+[.R11]^2+[.S11]^2)" office:value-type="float" office:value="5.24020753077696" calcext:value-type="float">
            <text:p>5.2402075308</text:p>
          </table:table-cell>
          <table:table-cell table:formula="of:=[.U10]+([.$A11]-[.$A10])/1000*([.N10]+[.N11])/2" office:value-type="float" office:value="-9.83669875500348" calcext:value-type="float">
            <text:p>-9.836698755</text:p>
          </table:table-cell>
          <table:table-cell table:formula="of:=[.V10]+([.$A11]-[.$A10])/1000*([.O10]+[.O11])/2" office:value-type="float" office:value="-2.26542270318683" calcext:value-type="float">
            <text:p>-2.2654227032</text:p>
          </table:table-cell>
          <table:table-cell table:formula="of:=[.W10]+([.$A11]-[.$A10])/1000*([.P10]+[.P11])/2" office:value-type="float" office:value="5.38433186533193" calcext:value-type="float">
            <text:p>5.3843318653</text:p>
          </table:table-cell>
          <table:table-cell table:formula="of:=SQRT([.U11]^2+[.V11]^2+[.W11]^2)" office:value-type="float" office:value="11.4404463224487" calcext:value-type="float">
            <text:p>11.4404463224</text:p>
          </table:table-cell>
          <table:table-cell office:value-type="float" office:value="57.422314" calcext:value-type="float">
            <text:p>57.422314</text:p>
          </table:table-cell>
          <table:table-cell office:value-type="float" office:value="11.570783" calcext:value-type="float">
            <text:p>11.570783</text:p>
          </table:table-cell>
          <table:table-cell office:value-type="float" office:value="13.033727" calcext:value-type="float">
            <text:p>13.033727</text:p>
          </table:table-cell>
          <table:table-cell office:value-type="float" office:value="11.337519" calcext:value-type="float">
            <text:p>11.337519</text:p>
          </table:table-cell>
          <table:table-cell office:value-type="float" office:value="528" calcext:value-type="float">
            <text:p>528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75513" calcext:value-type="float">
            <text:p>575513</text:p>
          </table:table-cell>
          <table:table-cell office:value-type="float" office:value="30.139999" calcext:value-type="float">
            <text:p>30.139999</text:p>
          </table:table-cell>
          <table:table-cell office:value-type="float" office:value="81977" calcext:value-type="float">
            <text:p>81977</text:p>
          </table:table-cell>
          <table:table-cell office:value-type="float" office:value="1751.912964" calcext:value-type="float">
            <text:p>1751.912964</text:p>
          </table:table-cell>
          <table:table-cell office:value-type="float" office:value="40.791138" calcext:value-type="float">
            <text:p>40.791138</text:p>
          </table:table-cell>
          <table:table-cell office:value-type="float" office:value="57.660183" calcext:value-type="float">
            <text:p>57.660183</text:p>
          </table:table-cell>
          <table:table-cell office:value-type="float" office:value="1.625953" calcext:value-type="float">
            <text:p>1.625953</text:p>
          </table:table-cell>
          <table:table-cell office:value-type="float" office:value="-56.158394" calcext:value-type="float">
            <text:p>-56.158394</text:p>
          </table:table-cell>
          <table:table-cell office:value-type="float" office:value="-3.600879" calcext:value-type="float">
            <text:p>-3.600879</text:p>
          </table:table-cell>
          <table:table-cell office:value-type="float" office:value="3.754108" calcext:value-type="float">
            <text:p>3.754108</text:p>
          </table:table-cell>
          <table:table-cell table:formula="of:=[.$B$1]*[.H12]+(1-[.$B$1])*[.K11]" office:value-type="float" office:value="-15.762190650706" calcext:value-type="float">
            <text:p>-15.7621906507</text:p>
          </table:table-cell>
          <table:table-cell table:formula="of:=[.$B$1]*[.I12]+(1-[.$B$1])*[.L11]" office:value-type="float" office:value="-1.2236421546147" calcext:value-type="float">
            <text:p>-1.2236421546</text:p>
          </table:table-cell>
          <table:table-cell table:formula="of:=[.$B$1]*[.J12]+(1-[.$B$1])*[.M11]" office:value-type="float" office:value="2.53840474633209" calcext:value-type="float">
            <text:p>2.5384047463</text:p>
          </table:table-cell>
          <table:table-cell table:formula="of:=[.H12]-[.D$1]" office:value-type="float" office:value="-49.826208379021" calcext:value-type="float">
            <text:p>-49.826208379</text:p>
          </table:table-cell>
          <table:table-cell table:formula="of:=[.I12]-[.E$1]" office:value-type="float" office:value="-3.2873024384952" calcext:value-type="float">
            <text:p>-3.2873024385</text:p>
          </table:table-cell>
          <table:table-cell table:formula="of:=[.J12]-[.F$1]" office:value-type="float" office:value="2.97058201480304" calcext:value-type="float">
            <text:p>2.9705820148</text:p>
          </table:table-cell>
          <table:table-cell table:formula="of:=[.K12]-[.D$1]" office:value-type="float" office:value="-9.43000502972692" calcext:value-type="float">
            <text:p>-9.4300050297</text:p>
          </table:table-cell>
          <table:table-cell table:formula="of:=[.L12]-[.E$1]" office:value-type="float" office:value="-0.910065593109903" calcext:value-type="float">
            <text:p>-0.9100655931</text:p>
          </table:table-cell>
          <table:table-cell table:formula="of:=[.M12]-[.F$1]" office:value-type="float" office:value="1.75487876113514" calcext:value-type="float">
            <text:p>1.7548787611</text:p>
          </table:table-cell>
          <table:table-cell table:formula="of:=SQRT([.Q12]^2+[.R12]^2+[.S12]^2)" office:value-type="float" office:value="9.63497865647458" calcext:value-type="float">
            <text:p>9.6349786565</text:p>
          </table:table-cell>
          <table:table-cell table:formula="of:=[.U11]+([.$A12]-[.$A11])/1000*([.N11]+[.N12])/2" office:value-type="float" office:value="-30.159455614886" calcext:value-type="float">
            <text:p>-30.1594556149</text:p>
          </table:table-cell>
          <table:table-cell table:formula="of:=[.V11]+([.$A12]-[.$A11])/1000*([.O11]+[.O12])/2" office:value-type="float" office:value="-3.55340936421588" calcext:value-type="float">
            <text:p>-3.5534093642</text:p>
          </table:table-cell>
          <table:table-cell table:formula="of:=[.W11]+([.$A12]-[.$A11])/1000*([.P11]+[.P12])/2" office:value-type="float" office:value="7.64797411234197" calcext:value-type="float">
            <text:p>7.6479741123</text:p>
          </table:table-cell>
          <table:table-cell table:formula="of:=SQRT([.U12]^2+[.V12]^2+[.W12]^2)" office:value-type="float" office:value="31.3163054832308" calcext:value-type="float">
            <text:p>31.3163054832</text:p>
          </table:table-cell>
          <table:table-cell office:value-type="float" office:value="56.398804" calcext:value-type="float">
            <text:p>56.398804</text:p>
          </table:table-cell>
          <table:table-cell office:value-type="float" office:value="18.259226" calcext:value-type="float">
            <text:p>18.259226</text:p>
          </table:table-cell>
          <table:table-cell office:value-type="float" office:value="19.254538" calcext:value-type="float">
            <text:p>19.254538</text:p>
          </table:table-cell>
          <table:table-cell office:value-type="float" office:value="16.240191" calcext:value-type="float">
            <text:p>16.240191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75920" calcext:value-type="float">
            <text:p>575920</text:p>
          </table:table-cell>
          <table:table-cell office:value-type="float" office:value="30.17" calcext:value-type="float">
            <text:p>30.17</text:p>
          </table:table-cell>
          <table:table-cell office:value-type="float" office:value="81622" calcext:value-type="float">
            <text:p>81622</text:p>
          </table:table-cell>
          <table:table-cell office:value-type="float" office:value="1787.112061" calcext:value-type="float">
            <text:p>1787.112061</text:p>
          </table:table-cell>
          <table:table-cell office:value-type="float" office:value="75.990234" calcext:value-type="float">
            <text:p>75.990234</text:p>
          </table:table-cell>
          <table:table-cell office:value-type="float" office:value="86.484268" calcext:value-type="float">
            <text:p>86.484268</text:p>
          </table:table-cell>
          <table:table-cell office:value-type="float" office:value="3.306232" calcext:value-type="float">
            <text:p>3.306232</text:p>
          </table:table-cell>
          <table:table-cell office:value-type="float" office:value="-32.101456" calcext:value-type="float">
            <text:p>-32.101456</text:p>
          </table:table-cell>
          <table:table-cell office:value-type="float" office:value="-2.375048" calcext:value-type="float">
            <text:p>-2.375048</text:p>
          </table:table-cell>
          <table:table-cell office:value-type="float" office:value="3.371036" calcext:value-type="float">
            <text:p>3.371036</text:p>
          </table:table-cell>
          <table:table-cell table:formula="of:=[.$B$1]*[.H13]+(1-[.$B$1])*[.K12]" office:value-type="float" office:value="-17.3961171856354" calcext:value-type="float">
            <text:p>-17.3961171856</text:p>
          </table:table-cell>
          <table:table-cell table:formula="of:=[.$B$1]*[.I13]+(1-[.$B$1])*[.L12]" office:value-type="float" office:value="-1.33878273915323" calcext:value-type="float">
            <text:p>-1.3387827392</text:p>
          </table:table-cell>
          <table:table-cell table:formula="of:=[.$B$1]*[.J13]+(1-[.$B$1])*[.M12]" office:value-type="float" office:value="2.62166787169888" calcext:value-type="float">
            <text:p>2.6216678717</text:p>
          </table:table-cell>
          <table:table-cell table:formula="of:=[.H13]-[.D$1]" office:value-type="float" office:value="-25.769270379021" calcext:value-type="float">
            <text:p>-25.769270379</text:p>
          </table:table-cell>
          <table:table-cell table:formula="of:=[.I13]-[.E$1]" office:value-type="float" office:value="-2.0614714384952" calcext:value-type="float">
            <text:p>-2.0614714385</text:p>
          </table:table-cell>
          <table:table-cell table:formula="of:=[.J13]-[.F$1]" office:value-type="float" office:value="2.58751001480304" calcext:value-type="float">
            <text:p>2.5875100148</text:p>
          </table:table-cell>
          <table:table-cell table:formula="of:=[.K13]-[.D$1]" office:value-type="float" office:value="-11.0639315646563" calcext:value-type="float">
            <text:p>-11.0639315647</text:p>
          </table:table-cell>
          <table:table-cell table:formula="of:=[.L13]-[.E$1]" office:value-type="float" office:value="-1.02520617764843" calcext:value-type="float">
            <text:p>-1.0252061776</text:p>
          </table:table-cell>
          <table:table-cell table:formula="of:=[.M13]-[.F$1]" office:value-type="float" office:value="1.83814188650193" calcext:value-type="float">
            <text:p>1.8381418865</text:p>
          </table:table-cell>
          <table:table-cell table:formula="of:=SQRT([.Q13]^2+[.R13]^2+[.S13]^2)" office:value-type="float" office:value="11.262344115192" calcext:value-type="float">
            <text:p>11.2623441152</text:p>
          </table:table-cell>
          <table:table-cell table:formula="of:=[.U12]+([.$A13]-[.$A12])/1000*([.N12]+[.N13])/2" office:value-type="float" office:value="-45.5431355421475" calcext:value-type="float">
            <text:p>-45.5431355421</text:p>
          </table:table-cell>
          <table:table-cell table:formula="of:=[.V12]+([.$A13]-[.$A12])/1000*([.O12]+[.O13])/2" office:value-type="float" office:value="-4.64188484818343" calcext:value-type="float">
            <text:p>-4.6418848482</text:p>
          </table:table-cell>
          <table:table-cell table:formula="of:=[.W12]+([.$A13]-[.$A12])/1000*([.P12]+[.P13])/2" office:value-type="float" office:value="8.7790458403668" calcext:value-type="float">
            <text:p>8.7790458404</text:p>
          </table:table-cell>
          <table:table-cell table:formula="of:=SQRT([.U13]^2+[.V13]^2+[.W13]^2)" office:value-type="float" office:value="46.6132592276219" calcext:value-type="float">
            <text:p>46.6132592276</text:p>
          </table:table-cell>
          <table:table-cell office:value-type="float" office:value="32.365231" calcext:value-type="float">
            <text:p>32.365231</text:p>
          </table:table-cell>
          <table:table-cell office:value-type="float" office:value="26.8389" calcext:value-type="float">
            <text:p>26.8389</text:p>
          </table:table-cell>
          <table:table-cell office:value-type="float" office:value="24.676929" calcext:value-type="float">
            <text:p>24.676929</text:p>
          </table:table-cell>
          <table:table-cell office:value-type="float" office:value="19.314186" calcext:value-type="float">
            <text:p>19.314186</text:p>
          </table:table-cell>
          <table:table-cell office:value-type="float" office:value="520" calcext:value-type="float">
            <text:p>520</text:p>
          </table:table-cell>
          <table:table-cell office:value-type="float" office:value="512" calcext:value-type="float">
            <text:p>51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76316" calcext:value-type="float">
            <text:p>576316</text:p>
          </table:table-cell>
          <table:table-cell office:value-type="float" office:value="30.18" calcext:value-type="float">
            <text:p>30.18</text:p>
          </table:table-cell>
          <table:table-cell office:value-type="float" office:value="81247" calcext:value-type="float">
            <text:p>81247</text:p>
          </table:table-cell>
          <table:table-cell office:value-type="float" office:value="1824.380005" calcext:value-type="float">
            <text:p>1824.380005</text:p>
          </table:table-cell>
          <table:table-cell office:value-type="float" office:value="113.258179" calcext:value-type="float">
            <text:p>113.258179</text:p>
          </table:table-cell>
          <table:table-cell office:value-type="float" office:value="94.11097" calcext:value-type="float">
            <text:p>94.11097</text:p>
          </table:table-cell>
          <table:table-cell office:value-type="float" office:value="5.104256" calcext:value-type="float">
            <text:p>5.104256</text:p>
          </table:table-cell>
          <table:table-cell office:value-type="float" office:value="-14.939818" calcext:value-type="float">
            <text:p>-14.939818</text:p>
          </table:table-cell>
          <table:table-cell office:value-type="float" office:value="-2.298434" calcext:value-type="float">
            <text:p>-2.298434</text:p>
          </table:table-cell>
          <table:table-cell office:value-type="float" office:value="3.217807" calcext:value-type="float">
            <text:p>3.217807</text:p>
          </table:table-cell>
          <table:table-cell table:formula="of:=[.$B$1]*[.H14]+(1-[.$B$1])*[.K13]" office:value-type="float" office:value="-17.1504872670718" calcext:value-type="float">
            <text:p>-17.1504872671</text:p>
          </table:table-cell>
          <table:table-cell table:formula="of:=[.$B$1]*[.I14]+(1-[.$B$1])*[.L13]" office:value-type="float" office:value="-1.43474786523791" calcext:value-type="float">
            <text:p>-1.4347478652</text:p>
          </table:table-cell>
          <table:table-cell table:formula="of:=[.$B$1]*[.J14]+(1-[.$B$1])*[.M13]" office:value-type="float" office:value="2.681281784529" calcext:value-type="float">
            <text:p>2.6812817845</text:p>
          </table:table-cell>
          <table:table-cell table:formula="of:=[.H14]-[.D$1]" office:value-type="float" office:value="-8.60763237902097" calcext:value-type="float">
            <text:p>-8.607632379</text:p>
          </table:table-cell>
          <table:table-cell table:formula="of:=[.I14]-[.E$1]" office:value-type="float" office:value="-1.9848574384952" calcext:value-type="float">
            <text:p>-1.9848574385</text:p>
          </table:table-cell>
          <table:table-cell table:formula="of:=[.J14]-[.F$1]" office:value-type="float" office:value="2.43428101480304" calcext:value-type="float">
            <text:p>2.4342810148</text:p>
          </table:table-cell>
          <table:table-cell table:formula="of:=[.K14]-[.D$1]" office:value-type="float" office:value="-10.8183016460928" calcext:value-type="float">
            <text:p>-10.8183016461</text:p>
          </table:table-cell>
          <table:table-cell table:formula="of:=[.L14]-[.E$1]" office:value-type="float" office:value="-1.12117130373311" calcext:value-type="float">
            <text:p>-1.1211713037</text:p>
          </table:table-cell>
          <table:table-cell table:formula="of:=[.M14]-[.F$1]" office:value-type="float" office:value="1.89775579933204" calcext:value-type="float">
            <text:p>1.8977557993</text:p>
          </table:table-cell>
          <table:table-cell table:formula="of:=SQRT([.Q14]^2+[.R14]^2+[.S14]^2)" office:value-type="float" office:value="11.0405684940617" calcext:value-type="float">
            <text:p>11.0405684941</text:p>
          </table:table-cell>
          <table:table-cell table:formula="of:=[.U13]+([.$A14]-[.$A13])/1000*([.N13]+[.N14])/2" office:value-type="float" office:value="-52.3497622882398" calcext:value-type="float">
            <text:p>-52.3497622882</text:p>
          </table:table-cell>
          <table:table-cell table:formula="of:=[.V13]+([.$A14]-[.$A13])/1000*([.O13]+[.O14])/2" office:value-type="float" office:value="-5.44305796582752" calcext:value-type="float">
            <text:p>-5.4430579658</text:p>
          </table:table-cell>
          <table:table-cell table:formula="of:=[.W13]+([.$A14]-[.$A13])/1000*([.P13]+[.P14])/2" office:value-type="float" office:value="9.77336046422881" calcext:value-type="float">
            <text:p>9.7733604642</text:p>
          </table:table-cell>
          <table:table-cell table:formula="of:=SQRT([.U14]^2+[.V14]^2+[.W14]^2)" office:value-type="float" office:value="53.5317015087166" calcext:value-type="float">
            <text:p>53.5317015087</text:p>
          </table:table-cell>
          <table:table-cell office:value-type="float" office:value="15.454295" calcext:value-type="float">
            <text:p>15.454295</text:p>
          </table:table-cell>
          <table:table-cell office:value-type="float" office:value="37.648209" calcext:value-type="float">
            <text:p>37.648209</text:p>
          </table:table-cell>
          <table:table-cell office:value-type="float" office:value="29.872448" calcext:value-type="float">
            <text:p>29.872448</text:p>
          </table:table-cell>
          <table:table-cell office:value-type="float" office:value="21.130383" calcext:value-type="float">
            <text:p>21.130383</text:p>
          </table:table-cell>
          <table:table-cell office:value-type="float" office:value="512" calcext:value-type="float">
            <text:p>512</text:p>
          </table:table-cell>
          <table:table-cell office:value-type="float" office:value="511" calcext:value-type="float">
            <text:p>51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76722" calcext:value-type="float">
            <text:p>576722</text:p>
          </table:table-cell>
          <table:table-cell office:value-type="float" office:value="30.219999" calcext:value-type="float">
            <text:p>30.219999</text:p>
          </table:table-cell>
          <table:table-cell office:value-type="float" office:value="80869" calcext:value-type="float">
            <text:p>80869</text:p>
          </table:table-cell>
          <table:table-cell office:value-type="float" office:value="1862.005859" calcext:value-type="float">
            <text:p>1862.005859</text:p>
          </table:table-cell>
          <table:table-cell office:value-type="float" office:value="150.884033" calcext:value-type="float">
            <text:p>150.884033</text:p>
          </table:table-cell>
          <table:table-cell office:value-type="float" office:value="92.674522" calcext:value-type="float">
            <text:p>92.674522</text:p>
          </table:table-cell>
          <table:table-cell office:value-type="float" office:value="6.838233" calcext:value-type="float">
            <text:p>6.838233</text:p>
          </table:table-cell>
          <table:table-cell office:value-type="float" office:value="6.435614" calcext:value-type="float">
            <text:p>6.435614</text:p>
          </table:table-cell>
          <table:table-cell office:value-type="float" office:value="16.701952" calcext:value-type="float">
            <text:p>16.701952</text:p>
          </table:table-cell>
          <table:table-cell office:value-type="float" office:value="8.274361" calcext:value-type="float">
            <text:p>8.274361</text:p>
          </table:table-cell>
          <table:table-cell table:formula="of:=[.$B$1]*[.H15]+(1-[.$B$1])*[.K14]" office:value-type="float" office:value="-14.7918771403646" calcext:value-type="float">
            <text:p>-14.7918771404</text:p>
          </table:table-cell>
          <table:table-cell table:formula="of:=[.$B$1]*[.I15]+(1-[.$B$1])*[.L14]" office:value-type="float" office:value="0.378922121285881" calcext:value-type="float">
            <text:p>0.3789221213</text:p>
          </table:table-cell>
          <table:table-cell table:formula="of:=[.$B$1]*[.J15]+(1-[.$B$1])*[.M14]" office:value-type="float" office:value="3.2405897060761" calcext:value-type="float">
            <text:p>3.2405897061</text:p>
          </table:table-cell>
          <table:table-cell table:formula="of:=[.H15]-[.D$1]" office:value-type="float" office:value="12.767799620979" calcext:value-type="float">
            <text:p>12.767799621</text:p>
          </table:table-cell>
          <table:table-cell table:formula="of:=[.I15]-[.E$1]" office:value-type="float" office:value="17.0155285615048" calcext:value-type="float">
            <text:p>17.0155285615</text:p>
          </table:table-cell>
          <table:table-cell table:formula="of:=[.J15]-[.F$1]" office:value-type="float" office:value="7.49083501480304" calcext:value-type="float">
            <text:p>7.4908350148</text:p>
          </table:table-cell>
          <table:table-cell table:formula="of:=[.K15]-[.D$1]" office:value-type="float" office:value="-8.45969151938562" calcext:value-type="float">
            <text:p>-8.4596915194</text:p>
          </table:table-cell>
          <table:table-cell table:formula="of:=[.L15]-[.E$1]" office:value-type="float" office:value="0.692498682790682" calcext:value-type="float">
            <text:p>0.6924986828</text:p>
          </table:table-cell>
          <table:table-cell table:formula="of:=[.M15]-[.F$1]" office:value-type="float" office:value="2.45706372087914" calcext:value-type="float">
            <text:p>2.4570637209</text:p>
          </table:table-cell>
          <table:table-cell table:formula="of:=SQRT([.Q15]^2+[.R15]^2+[.S15]^2)" office:value-type="float" office:value="8.83646406416572" calcext:value-type="float">
            <text:p>8.8364640642</text:p>
          </table:table-cell>
          <table:table-cell table:formula="of:=[.U14]+([.$A15]-[.$A14])/1000*([.N14]+[.N15])/2" office:value-type="float" office:value="-51.5052483381224" calcext:value-type="float">
            <text:p>-51.5052483381</text:p>
          </table:table-cell>
          <table:table-cell table:formula="of:=[.V14]+([.$A15]-[.$A14])/1000*([.O14]+[.O15])/2" office:value-type="float" office:value="-2.39183172785658" calcext:value-type="float">
            <text:p>-2.3918317279</text:p>
          </table:table-cell>
          <table:table-cell table:formula="of:=[.W14]+([.$A15]-[.$A14])/1000*([.P14]+[.P15])/2" office:value-type="float" office:value="11.7881590182388" calcext:value-type="float">
            <text:p>11.7881590182</text:p>
          </table:table-cell>
          <table:table-cell table:formula="of:=SQRT([.U15]^2+[.V15]^2+[.W15]^2)" office:value-type="float" office:value="52.8911349700999" calcext:value-type="float">
            <text:p>52.8911349701</text:p>
          </table:table-cell>
          <table:table-cell office:value-type="float" office:value="19.71896" calcext:value-type="float">
            <text:p>19.71896</text:p>
          </table:table-cell>
          <table:table-cell office:value-type="float" office:value="51.84544" calcext:value-type="float">
            <text:p>51.84544</text:p>
          </table:table-cell>
          <table:table-cell office:value-type="float" office:value="36.782562" calcext:value-type="float">
            <text:p>36.782562</text:p>
          </table:table-cell>
          <table:table-cell office:value-type="float" office:value="23.624166" calcext:value-type="float">
            <text:p>23.624166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77128" calcext:value-type="float">
            <text:p>577128</text:p>
          </table:table-cell>
          <table:table-cell office:value-type="float" office:value="30.25" calcext:value-type="float">
            <text:p>30.25</text:p>
          </table:table-cell>
          <table:table-cell office:value-type="float" office:value="80523" calcext:value-type="float">
            <text:p>80523</text:p>
          </table:table-cell>
          <table:table-cell office:value-type="float" office:value="1896.727173" calcext:value-type="float">
            <text:p>1896.727173</text:p>
          </table:table-cell>
          <table:table-cell office:value-type="float" office:value="185.605347" calcext:value-type="float">
            <text:p>185.605347</text:p>
          </table:table-cell>
          <table:table-cell office:value-type="float" office:value="85.520477" calcext:value-type="float">
            <text:p>85.520477</text:p>
          </table:table-cell>
          <table:table-cell office:value-type="float" office:value="8.396219" calcext:value-type="float">
            <text:p>8.396219</text:p>
          </table:table-cell>
          <table:table-cell office:value-type="float" office:value="11.798626" calcext:value-type="float">
            <text:p>11.798626</text:p>
          </table:table-cell>
          <table:table-cell office:value-type="float" office:value="-1.37906" calcext:value-type="float">
            <text:p>-1.37906</text:p>
          </table:table-cell>
          <table:table-cell office:value-type="float" office:value="0.306458" calcext:value-type="float">
            <text:p>0.306458</text:p>
          </table:table-cell>
          <table:table-cell table:formula="of:=[.$B$1]*[.H16]+(1-[.$B$1])*[.K15]" office:value-type="float" office:value="-12.1328268263282" calcext:value-type="float">
            <text:p>-12.1328268263</text:p>
          </table:table-cell>
          <table:table-cell table:formula="of:=[.$B$1]*[.I16]+(1-[.$B$1])*[.L15]" office:value-type="float" office:value="0.203123909157293" calcext:value-type="float">
            <text:p>0.2031239092</text:p>
          </table:table-cell>
          <table:table-cell table:formula="of:=[.$B$1]*[.J16]+(1-[.$B$1])*[.M15]" office:value-type="float" office:value="2.94717653546849" calcext:value-type="float">
            <text:p>2.9471765355</text:p>
          </table:table-cell>
          <table:table-cell table:formula="of:=[.H16]-[.D$1]" office:value-type="float" office:value="18.130811620979" calcext:value-type="float">
            <text:p>18.130811621</text:p>
          </table:table-cell>
          <table:table-cell table:formula="of:=[.I16]-[.E$1]" office:value-type="float" office:value="-1.0654834384952" calcext:value-type="float">
            <text:p>-1.0654834385</text:p>
          </table:table-cell>
          <table:table-cell table:formula="of:=[.J16]-[.F$1]" office:value-type="float" office:value="-0.477067985196958" calcext:value-type="float">
            <text:p>-0.4770679852</text:p>
          </table:table-cell>
          <table:table-cell table:formula="of:=[.K16]-[.D$1]" office:value-type="float" office:value="-5.80064120534915" calcext:value-type="float">
            <text:p>-5.8006412053</text:p>
          </table:table-cell>
          <table:table-cell table:formula="of:=[.L16]-[.E$1]" office:value-type="float" office:value="0.516700470662093" calcext:value-type="float">
            <text:p>0.5167004707</text:p>
          </table:table-cell>
          <table:table-cell table:formula="of:=[.M16]-[.F$1]" office:value-type="float" office:value="2.16365055027153" calcext:value-type="float">
            <text:p>2.1636505503</text:p>
          </table:table-cell>
          <table:table-cell table:formula="of:=SQRT([.Q16]^2+[.R16]^2+[.S16]^2)" office:value-type="float" office:value="6.21255192922097" calcext:value-type="float">
            <text:p>6.2125519292</text:p>
          </table:table-cell>
          <table:table-cell table:formula="of:=[.U15]+([.$A16]-[.$A15])/1000*([.N15]+[.N16])/2" office:value-type="float" office:value="-45.2328302560049" calcext:value-type="float">
            <text:p>-45.232830256</text:p>
          </table:table-cell>
          <table:table-cell table:formula="of:=[.V15]+([.$A16]-[.$A15])/1000*([.O15]+[.O16])/2" office:value-type="float" office:value="0.846027432114373" calcext:value-type="float">
            <text:p>0.8460274321</text:p>
          </table:table-cell>
          <table:table-cell table:formula="of:=[.W15]+([.$A16]-[.$A15])/1000*([.P15]+[.P16])/2" office:value-type="float" office:value="13.2119537252489" calcext:value-type="float">
            <text:p>13.2119537252</text:p>
          </table:table-cell>
          <table:table-cell table:formula="of:=SQRT([.U16]^2+[.V16]^2+[.W16]^2)" office:value-type="float" office:value="47.130461663584" calcext:value-type="float">
            <text:p>47.1304616636</text:p>
          </table:table-cell>
          <table:table-cell office:value-type="float" office:value="11.882899" calcext:value-type="float">
            <text:p>11.882899</text:p>
          </table:table-cell>
          <table:table-cell office:value-type="float" office:value="68.215416" calcext:value-type="float">
            <text:p>68.215416</text:p>
          </table:table-cell>
          <table:table-cell office:value-type="float" office:value="44.167591" calcext:value-type="float">
            <text:p>44.167591</text:p>
          </table:table-cell>
          <table:table-cell office:value-type="float" office:value="25.767191" calcext:value-type="float">
            <text:p>25.767191</text:p>
          </table:table-cell>
          <table:table-cell office:value-type="float" office:value="507" calcext:value-type="float">
            <text:p>507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77540" calcext:value-type="float">
            <text:p>577540</text:p>
          </table:table-cell>
          <table:table-cell office:value-type="float" office:value="30.280001" calcext:value-type="float">
            <text:p>30.280001</text:p>
          </table:table-cell>
          <table:table-cell office:value-type="float" office:value="80208" calcext:value-type="float">
            <text:p>80208</text:p>
          </table:table-cell>
          <table:table-cell office:value-type="float" office:value="1928.317017" calcext:value-type="float">
            <text:p>1928.317017</text:p>
          </table:table-cell>
          <table:table-cell office:value-type="float" office:value="217.19519" calcext:value-type="float">
            <text:p>217.19519</text:p>
          </table:table-cell>
          <table:table-cell office:value-type="float" office:value="76.674377" calcext:value-type="float">
            <text:p>76.674377</text:p>
          </table:table-cell>
          <table:table-cell office:value-type="float" office:value="9.748194" calcext:value-type="float">
            <text:p>9.748194</text:p>
          </table:table-cell>
          <table:table-cell office:value-type="float" office:value="9.040505" calcext:value-type="float">
            <text:p>9.040505</text:p>
          </table:table-cell>
          <table:table-cell office:value-type="float" office:value="-0.995988" calcext:value-type="float">
            <text:p>-0.995988</text:p>
          </table:table-cell>
          <table:table-cell office:value-type="float" office:value="0" calcext:value-type="float">
            <text:p>0</text:p>
          </table:table-cell>
          <table:table-cell table:formula="of:=[.$B$1]*[.H17]+(1-[.$B$1])*[.K16]" office:value-type="float" office:value="-10.0154936436954" calcext:value-type="float">
            <text:p>-10.0154936437</text:p>
          </table:table-cell>
          <table:table-cell table:formula="of:=[.$B$1]*[.I17]+(1-[.$B$1])*[.L16]" office:value-type="float" office:value="0.0832127182415639" calcext:value-type="float">
            <text:p>0.0832127182</text:p>
          </table:table-cell>
          <table:table-cell table:formula="of:=[.$B$1]*[.J17]+(1-[.$B$1])*[.M16]" office:value-type="float" office:value="2.65245888192164" calcext:value-type="float">
            <text:p>2.6524588819</text:p>
          </table:table-cell>
          <table:table-cell table:formula="of:=[.H17]-[.D$1]" office:value-type="float" office:value="15.372690620979" calcext:value-type="float">
            <text:p>15.372690621</text:p>
          </table:table-cell>
          <table:table-cell table:formula="of:=[.I17]-[.E$1]" office:value-type="float" office:value="-0.6824114384952" calcext:value-type="float">
            <text:p>-0.6824114385</text:p>
          </table:table-cell>
          <table:table-cell table:formula="of:=[.J17]-[.F$1]" office:value-type="float" office:value="-0.783525985196958" calcext:value-type="float">
            <text:p>-0.7835259852</text:p>
          </table:table-cell>
          <table:table-cell table:formula="of:=[.K17]-[.D$1]" office:value-type="float" office:value="-3.68330802271633" calcext:value-type="float">
            <text:p>-3.6833080227</text:p>
          </table:table-cell>
          <table:table-cell table:formula="of:=[.L17]-[.E$1]" office:value-type="float" office:value="0.396789279746364" calcext:value-type="float">
            <text:p>0.3967892797</text:p>
          </table:table-cell>
          <table:table-cell table:formula="of:=[.M17]-[.F$1]" office:value-type="float" office:value="1.86893289672468" calcext:value-type="float">
            <text:p>1.8689328967</text:p>
          </table:table-cell>
          <table:table-cell table:formula="of:=SQRT([.Q17]^2+[.R17]^2+[.S17]^2)" office:value-type="float" office:value="4.14935053896244" calcext:value-type="float">
            <text:p>4.149350539</text:p>
          </table:table-cell>
          <table:table-cell table:formula="of:=[.U16]+([.$A17]-[.$A16])/1000*([.N16]+[.N17])/2" office:value-type="float" office:value="-38.3311087941615" calcext:value-type="float">
            <text:p>-38.3311087942</text:p>
          </table:table-cell>
          <table:table-cell table:formula="of:=[.V16]+([.$A17]-[.$A16])/1000*([.O16]+[.O17])/2" office:value-type="float" office:value="0.485961087454351" calcext:value-type="float">
            <text:p>0.4859610875</text:p>
          </table:table-cell>
          <table:table-cell table:formula="of:=[.W16]+([.$A17]-[.$A16])/1000*([.P16]+[.P17])/2" office:value-type="float" office:value="12.9522713673477" calcext:value-type="float">
            <text:p>12.9522713673</text:p>
          </table:table-cell>
          <table:table-cell table:formula="of:=SQRT([.U17]^2+[.V17]^2+[.W17]^2)" office:value-type="float" office:value="40.46321036623" calcext:value-type="float">
            <text:p>40.4632103662</text:p>
          </table:table-cell>
          <table:table-cell office:value-type="float" office:value="9.095203" calcext:value-type="float">
            <text:p>9.095203</text:p>
          </table:table-cell>
          <table:table-cell office:value-type="float" office:value="86.266571" calcext:value-type="float">
            <text:p>86.266571</text:p>
          </table:table-cell>
          <table:table-cell office:value-type="float" office:value="52.05125" calcext:value-type="float">
            <text:p>52.05125</text:p>
          </table:table-cell>
          <table:table-cell office:value-type="float" office:value="27.803707" calcext:value-type="float">
            <text:p>27.803707</text:p>
          </table:table-cell>
          <table:table-cell office:value-type="float" office:value="508" calcext:value-type="float">
            <text:p>508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77946" calcext:value-type="float">
            <text:p>577946</text:p>
          </table:table-cell>
          <table:table-cell office:value-type="float" office:value="30.290001" calcext:value-type="float">
            <text:p>30.290001</text:p>
          </table:table-cell>
          <table:table-cell office:value-type="float" office:value="79952" calcext:value-type="float">
            <text:p>79952</text:p>
          </table:table-cell>
          <table:table-cell office:value-type="float" office:value="1954.100464" calcext:value-type="float">
            <text:p>1954.100464</text:p>
          </table:table-cell>
          <table:table-cell office:value-type="float" office:value="242.978638" calcext:value-type="float">
            <text:p>242.978638</text:p>
          </table:table-cell>
          <table:table-cell office:value-type="float" office:value="63.506031" calcext:value-type="float">
            <text:p>63.506031</text:p>
          </table:table-cell>
          <table:table-cell office:value-type="float" office:value="10.812652" calcext:value-type="float">
            <text:p>10.812652</text:p>
          </table:table-cell>
          <table:table-cell office:value-type="float" office:value="7.73806" calcext:value-type="float">
            <text:p>7.73806</text:p>
          </table:table-cell>
          <table:table-cell office:value-type="float" office:value="-1.149217" calcext:value-type="float">
            <text:p>-1.149217</text:p>
          </table:table-cell>
          <table:table-cell office:value-type="float" office:value="-0.612916" calcext:value-type="float">
            <text:p>-0.612916</text:p>
          </table:table-cell>
          <table:table-cell table:formula="of:=[.$B$1]*[.H18]+(1-[.$B$1])*[.K17]" office:value-type="float" office:value="-8.24013827932582" calcext:value-type="float">
            <text:p>-8.2401382793</text:p>
          </table:table-cell>
          <table:table-cell table:formula="of:=[.$B$1]*[.I18]+(1-[.$B$1])*[.L17]" office:value-type="float" office:value="-0.0400302535825925" calcext:value-type="float">
            <text:p>-0.0400302536</text:p>
          </table:table-cell>
          <table:table-cell table:formula="of:=[.$B$1]*[.J18]+(1-[.$B$1])*[.M17]" office:value-type="float" office:value="2.32592139372947" calcext:value-type="float">
            <text:p>2.3259213937</text:p>
          </table:table-cell>
          <table:table-cell table:formula="of:=[.H18]-[.D$1]" office:value-type="float" office:value="14.070245620979" calcext:value-type="float">
            <text:p>14.070245621</text:p>
          </table:table-cell>
          <table:table-cell table:formula="of:=[.I18]-[.E$1]" office:value-type="float" office:value="-0.8356404384952" calcext:value-type="float">
            <text:p>-0.8356404385</text:p>
          </table:table-cell>
          <table:table-cell table:formula="of:=[.J18]-[.F$1]" office:value-type="float" office:value="-1.39644198519696" calcext:value-type="float">
            <text:p>-1.3964419852</text:p>
          </table:table-cell>
          <table:table-cell table:formula="of:=[.K18]-[.D$1]" office:value-type="float" office:value="-1.9079526583468" calcext:value-type="float">
            <text:p>-1.9079526583</text:p>
          </table:table-cell>
          <table:table-cell table:formula="of:=[.L18]-[.E$1]" office:value-type="float" office:value="0.273546307922208" calcext:value-type="float">
            <text:p>0.2735463079</text:p>
          </table:table-cell>
          <table:table-cell table:formula="of:=[.M18]-[.F$1]" office:value-type="float" office:value="1.54239540853252" calcext:value-type="float">
            <text:p>1.5423954085</text:p>
          </table:table-cell>
          <table:table-cell table:formula="of:=SQRT([.Q18]^2+[.R18]^2+[.S18]^2)" office:value-type="float" office:value="2.4686219891536" calcext:value-type="float">
            <text:p>2.4686219892</text:p>
          </table:table-cell>
          <table:table-cell table:formula="of:=[.U17]+([.$A18]-[.$A17])/1000*([.N17]+[.N18])/2" office:value-type="float" office:value="-32.354192737044" calcext:value-type="float">
            <text:p>-32.354192737</text:p>
          </table:table-cell>
          <table:table-cell table:formula="of:=[.V17]+([.$A18]-[.$A17])/1000*([.O17]+[.O18])/2" office:value-type="float" office:value="0.1777965564253" calcext:value-type="float">
            <text:p>0.1777965564</text:p>
          </table:table-cell>
          <table:table-cell table:formula="of:=[.W17]+([.$A18]-[.$A17])/1000*([.P17]+[.P18])/2" office:value-type="float" office:value="12.5097378693578" calcext:value-type="float">
            <text:p>12.5097378694</text:p>
          </table:table-cell>
          <table:table-cell table:formula="of:=SQRT([.U18]^2+[.V18]^2+[.W18]^2)" office:value-type="float" office:value="34.6888878582366" calcext:value-type="float">
            <text:p>34.6888878582</text:p>
          </table:table-cell>
          <table:table-cell office:value-type="float" office:value="7.846906" calcext:value-type="float">
            <text:p>7.846906</text:p>
          </table:table-cell>
          <table:table-cell office:value-type="float" office:value="105.196754" calcext:value-type="float">
            <text:p>105.196754</text:p>
          </table:table-cell>
          <table:table-cell office:value-type="float" office:value="60.157856" calcext:value-type="float">
            <text:p>60.157856</text:p>
          </table:table-cell>
          <table:table-cell office:value-type="float" office:value="29.737045" calcext:value-type="float">
            <text:p>29.737045</text:p>
          </table:table-cell>
          <table:table-cell office:value-type="float" office:value="509" calcext:value-type="float">
            <text:p>509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78331" calcext:value-type="float">
            <text:p>578331</text:p>
          </table:table-cell>
          <table:table-cell office:value-type="float" office:value="30.32" calcext:value-type="float">
            <text:p>30.32</text:p>
          </table:table-cell>
          <table:table-cell office:value-type="float" office:value="79716" calcext:value-type="float">
            <text:p>79716</text:p>
          </table:table-cell>
          <table:table-cell office:value-type="float" office:value="1977.921509" calcext:value-type="float">
            <text:p>1977.921509</text:p>
          </table:table-cell>
          <table:table-cell office:value-type="float" office:value="266.799683" calcext:value-type="float">
            <text:p>266.799683</text:p>
          </table:table-cell>
          <table:table-cell office:value-type="float" office:value="61.872845" calcext:value-type="float">
            <text:p>61.872845</text:p>
          </table:table-cell>
          <table:table-cell office:value-type="float" office:value="11.823693" calcext:value-type="float">
            <text:p>11.823693</text:p>
          </table:table-cell>
          <table:table-cell office:value-type="float" office:value="6.435614" calcext:value-type="float">
            <text:p>6.435614</text:p>
          </table:table-cell>
          <table:table-cell office:value-type="float" office:value="-1.37906" calcext:value-type="float">
            <text:p>-1.37906</text:p>
          </table:table-cell>
          <table:table-cell office:value-type="float" office:value="-0.612916" calcext:value-type="float">
            <text:p>-0.612916</text:p>
          </table:table-cell>
          <table:table-cell table:formula="of:=[.$B$1]*[.H19]+(1-[.$B$1])*[.K18]" office:value-type="float" office:value="-6.77256305139324" calcext:value-type="float">
            <text:p>-6.7725630514</text:p>
          </table:table-cell>
          <table:table-cell table:formula="of:=[.$B$1]*[.I19]+(1-[.$B$1])*[.L18]" office:value-type="float" office:value="-0.173933228224333" calcext:value-type="float">
            <text:p>-0.1739332282</text:p>
          </table:table-cell>
          <table:table-cell table:formula="of:=[.$B$1]*[.J19]+(1-[.$B$1])*[.M18]" office:value-type="float" office:value="2.03203765435653" calcext:value-type="float">
            <text:p>2.0320376544</text:p>
          </table:table-cell>
          <table:table-cell table:formula="of:=[.H19]-[.D$1]" office:value-type="float" office:value="12.767799620979" calcext:value-type="float">
            <text:p>12.767799621</text:p>
          </table:table-cell>
          <table:table-cell table:formula="of:=[.I19]-[.E$1]" office:value-type="float" office:value="-1.0654834384952" calcext:value-type="float">
            <text:p>-1.0654834385</text:p>
          </table:table-cell>
          <table:table-cell table:formula="of:=[.J19]-[.F$1]" office:value-type="float" office:value="-1.39644198519696" calcext:value-type="float">
            <text:p>-1.3964419852</text:p>
          </table:table-cell>
          <table:table-cell table:formula="of:=[.K19]-[.D$1]" office:value-type="float" office:value="-0.440377430414215" calcext:value-type="float">
            <text:p>-0.4403774304</text:p>
          </table:table-cell>
          <table:table-cell table:formula="of:=[.L19]-[.E$1]" office:value-type="float" office:value="0.139643333280467" calcext:value-type="float">
            <text:p>0.1396433333</text:p>
          </table:table-cell>
          <table:table-cell table:formula="of:=[.M19]-[.F$1]" office:value-type="float" office:value="1.24851166915957" calcext:value-type="float">
            <text:p>1.2485116692</text:p>
          </table:table-cell>
          <table:table-cell table:formula="of:=SQRT([.Q19]^2+[.R19]^2+[.S19]^2)" office:value-type="float" office:value="1.33124525530629" calcext:value-type="float">
            <text:p>1.3312452553</text:p>
          </table:table-cell>
          <table:table-cell table:formula="of:=[.U18]+([.$A19]-[.$A18])/1000*([.N18]+[.N19])/2" office:value-type="float" office:value="-27.1878690279671" calcext:value-type="float">
            <text:p>-27.187869028</text:p>
          </table:table-cell>
          <table:table-cell table:formula="of:=[.V18]+([.$A19]-[.$A18])/1000*([.O18]+[.O19])/2" office:value-type="float" office:value="-0.188169789895352" calcext:value-type="float">
            <text:p>-0.1881697899</text:p>
          </table:table-cell>
          <table:table-cell table:formula="of:=[.W18]+([.$A19]-[.$A18])/1000*([.P18]+[.P19])/2" office:value-type="float" office:value="11.9721077050569" calcext:value-type="float">
            <text:p>11.9721077051</text:p>
          </table:table-cell>
          <table:table-cell table:formula="of:=SQRT([.U19]^2+[.V19]^2+[.W19]^2)" office:value-type="float" office:value="29.7076924895423" calcext:value-type="float">
            <text:p>29.7076924895</text:p>
          </table:table-cell>
          <table:table-cell office:value-type="float" office:value="6.610189" calcext:value-type="float">
            <text:p>6.610189</text:p>
          </table:table-cell>
          <table:table-cell office:value-type="float" office:value="124.596489" calcext:value-type="float">
            <text:p>124.596489</text:p>
          </table:table-cell>
          <table:table-cell office:value-type="float" office:value="68.295883" calcext:value-type="float">
            <text:p>68.295883</text:p>
          </table:table-cell>
          <table:table-cell office:value-type="float" office:value="31.505062" calcext:value-type="float">
            <text:p>31.505062</text:p>
          </table:table-cell>
          <table:table-cell office:value-type="float" office:value="508" calcext:value-type="float">
            <text:p>508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78752" calcext:value-type="float">
            <text:p>578752</text:p>
          </table:table-cell>
          <table:table-cell office:value-type="float" office:value="30.34" calcext:value-type="float">
            <text:p>30.34</text:p>
          </table:table-cell>
          <table:table-cell office:value-type="float" office:value="79488" calcext:value-type="float">
            <text:p>79488</text:p>
          </table:table-cell>
          <table:table-cell office:value-type="float" office:value="2001.025024" calcext:value-type="float">
            <text:p>2001.025024</text:p>
          </table:table-cell>
          <table:table-cell office:value-type="float" office:value="289.903198" calcext:value-type="float">
            <text:p>289.903198</text:p>
          </table:table-cell>
          <table:table-cell office:value-type="float" office:value="54.877708" calcext:value-type="float">
            <text:p>54.877708</text:p>
          </table:table-cell>
          <table:table-cell office:value-type="float" office:value="12.676205" calcext:value-type="float">
            <text:p>12.676205</text:p>
          </table:table-cell>
          <table:table-cell office:value-type="float" office:value="5.056554" calcext:value-type="float">
            <text:p>5.056554</text:p>
          </table:table-cell>
          <table:table-cell office:value-type="float" office:value="-0.612916" calcext:value-type="float">
            <text:p>-0.612916</text:p>
          </table:table-cell>
          <table:table-cell office:value-type="float" office:value="-0.306458" calcext:value-type="float">
            <text:p>-0.306458</text:p>
          </table:table-cell>
          <table:table-cell table:formula="of:=[.$B$1]*[.H20]+(1-[.$B$1])*[.K19]" office:value-type="float" office:value="-5.58965134625392" calcext:value-type="float">
            <text:p>-5.5896513463</text:p>
          </table:table-cell>
          <table:table-cell table:formula="of:=[.$B$1]*[.I20]+(1-[.$B$1])*[.L19]" office:value-type="float" office:value="-0.2178315054019" calcext:value-type="float">
            <text:p>-0.2178315054</text:p>
          </table:table-cell>
          <table:table-cell table:formula="of:=[.$B$1]*[.J20]+(1-[.$B$1])*[.M19]" office:value-type="float" office:value="1.79818808892087" calcext:value-type="float">
            <text:p>1.7981880889</text:p>
          </table:table-cell>
          <table:table-cell table:formula="of:=[.H20]-[.D$1]" office:value-type="float" office:value="11.388739620979" calcext:value-type="float">
            <text:p>11.388739621</text:p>
          </table:table-cell>
          <table:table-cell table:formula="of:=[.I20]-[.E$1]" office:value-type="float" office:value="-0.2993394384952" calcext:value-type="float">
            <text:p>-0.2993394385</text:p>
          </table:table-cell>
          <table:table-cell table:formula="of:=[.J20]-[.F$1]" office:value-type="float" office:value="-1.08998398519696" calcext:value-type="float">
            <text:p>-1.0899839852</text:p>
          </table:table-cell>
          <table:table-cell table:formula="of:=[.K20]-[.D$1]" office:value-type="float" office:value="0.742534274725109" calcext:value-type="float">
            <text:p>0.7425342747</text:p>
          </table:table-cell>
          <table:table-cell table:formula="of:=[.L20]-[.E$1]" office:value-type="float" office:value="0.0957450561029003" calcext:value-type="float">
            <text:p>0.0957450561</text:p>
          </table:table-cell>
          <table:table-cell table:formula="of:=[.M20]-[.F$1]" office:value-type="float" office:value="1.01466210372392" calcext:value-type="float">
            <text:p>1.0146621037</text:p>
          </table:table-cell>
          <table:table-cell table:formula="of:=SQRT([.Q20]^2+[.R20]^2+[.S20]^2)" office:value-type="float" office:value="1.26097718046091" calcext:value-type="float">
            <text:p>1.2609771805</text:p>
          </table:table-cell>
          <table:table-cell table:formula="of:=[.U19]+([.$A20]-[.$A19])/1000*([.N19]+[.N20])/2" office:value-type="float" office:value="-22.1029175175349" calcext:value-type="float">
            <text:p>-22.1029175175</text:p>
          </table:table-cell>
          <table:table-cell table:formula="of:=[.V19]+([.$A20]-[.$A19])/1000*([.O19]+[.O20])/2" office:value-type="float" office:value="-0.475465005501831" calcext:value-type="float">
            <text:p>-0.4754650055</text:p>
          </table:table-cell>
          <table:table-cell table:formula="of:=[.W19]+([.$A20]-[.$A19])/1000*([.P19]+[.P20])/2" office:value-type="float" office:value="11.448715038289" calcext:value-type="float">
            <text:p>11.4487150383</text:p>
          </table:table-cell>
          <table:table-cell table:formula="of:=SQRT([.U20]^2+[.V20]^2+[.W20]^2)" office:value-type="float" office:value="24.8965480696894" calcext:value-type="float">
            <text:p>24.8965480697</text:p>
          </table:table-cell>
          <table:table-cell office:value-type="float" office:value="5.102776" calcext:value-type="float">
            <text:p>5.102776</text:p>
          </table:table-cell>
          <table:table-cell office:value-type="float" office:value="144.273621" calcext:value-type="float">
            <text:p>144.273621</text:p>
          </table:table-cell>
          <table:table-cell office:value-type="float" office:value="76.362091" calcext:value-type="float">
            <text:p>76.362091</text:p>
          </table:table-cell>
          <table:table-cell office:value-type="float" office:value="33.061794" calcext:value-type="float">
            <text:p>33.061794</text:p>
          </table:table-cell>
          <table:table-cell office:value-type="float" office:value="509" calcext:value-type="float">
            <text:p>509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79159" calcext:value-type="float">
            <text:p>579159</text:p>
          </table:table-cell>
          <table:table-cell office:value-type="float" office:value="30.35" calcext:value-type="float">
            <text:p>30.35</text:p>
          </table:table-cell>
          <table:table-cell office:value-type="float" office:value="79299" calcext:value-type="float">
            <text:p>79299</text:p>
          </table:table-cell>
          <table:table-cell office:value-type="float" office:value="2020.205933" calcext:value-type="float">
            <text:p>2020.205933</text:p>
          </table:table-cell>
          <table:table-cell office:value-type="float" office:value="309.084106" calcext:value-type="float">
            <text:p>309.084106</text:p>
          </table:table-cell>
          <table:table-cell office:value-type="float" office:value="47.127537" calcext:value-type="float">
            <text:p>47.127537</text:p>
          </table:table-cell>
          <table:table-cell office:value-type="float" office:value="13.358376" calcext:value-type="float">
            <text:p>13.358376</text:p>
          </table:table-cell>
          <table:table-cell office:value-type="float" office:value="4.060566" calcext:value-type="float">
            <text:p>4.060566</text:p>
          </table:table-cell>
          <table:table-cell office:value-type="float" office:value="-1.149217" calcext:value-type="float">
            <text:p>-1.149217</text:p>
          </table:table-cell>
          <table:table-cell office:value-type="float" office:value="1.608904" calcext:value-type="float">
            <text:p>1.608904</text:p>
          </table:table-cell>
          <table:table-cell table:formula="of:=[.$B$1]*[.H21]+(1-[.$B$1])*[.K20]" office:value-type="float" office:value="-4.62462961162853" calcext:value-type="float">
            <text:p>-4.6246296116</text:p>
          </table:table-cell>
          <table:table-cell table:formula="of:=[.$B$1]*[.I21]+(1-[.$B$1])*[.L20]" office:value-type="float" office:value="-0.31097005486171" calcext:value-type="float">
            <text:p>-0.3109700549</text:p>
          </table:table-cell>
          <table:table-cell table:formula="of:=[.$B$1]*[.J21]+(1-[.$B$1])*[.M20]" office:value-type="float" office:value="1.77925968002879" calcext:value-type="float">
            <text:p>1.77925968</text:p>
          </table:table-cell>
          <table:table-cell table:formula="of:=[.H21]-[.D$1]" office:value-type="float" office:value="10.392751620979" calcext:value-type="float">
            <text:p>10.392751621</text:p>
          </table:table-cell>
          <table:table-cell table:formula="of:=[.I21]-[.E$1]" office:value-type="float" office:value="-0.8356404384952" calcext:value-type="float">
            <text:p>-0.8356404385</text:p>
          </table:table-cell>
          <table:table-cell table:formula="of:=[.J21]-[.F$1]" office:value-type="float" office:value="0.825378014803042" calcext:value-type="float">
            <text:p>0.8253780148</text:p>
          </table:table-cell>
          <table:table-cell table:formula="of:=[.K21]-[.D$1]" office:value-type="float" office:value="1.7075560093505" calcext:value-type="float">
            <text:p>1.7075560094</text:p>
          </table:table-cell>
          <table:table-cell table:formula="of:=[.L21]-[.E$1]" office:value-type="float" office:value="0.00260650664309026" calcext:value-type="float">
            <text:p>0.0026065066</text:p>
          </table:table-cell>
          <table:table-cell table:formula="of:=[.M21]-[.F$1]" office:value-type="float" office:value="0.995733694831829" calcext:value-type="float">
            <text:p>0.9957336948</text:p>
          </table:table-cell>
          <table:table-cell table:formula="of:=SQRT([.Q21]^2+[.R21]^2+[.S21]^2)" office:value-type="float" office:value="1.976673951356" calcext:value-type="float">
            <text:p>1.9766739514</text:p>
          </table:table-cell>
          <table:table-cell table:formula="of:=[.U20]+([.$A21]-[.$A20])/1000*([.N20]+[.N21])/2" office:value-type="float" office:value="-17.6703840497965" calcext:value-type="float">
            <text:p>-17.6703840498</text:p>
          </table:table-cell>
          <table:table-cell table:formula="of:=[.V20]+([.$A21]-[.$A20])/1000*([.O20]+[.O21])/2" office:value-type="float" office:value="-0.706433410469377" calcext:value-type="float">
            <text:p>-0.7064334105</text:p>
          </table:table-cell>
          <table:table-cell table:formula="of:=[.W20]+([.$A21]-[.$A20])/1000*([.P20]+[.P21])/2" office:value-type="float" office:value="11.3948677233139" calcext:value-type="float">
            <text:p>11.3948677233</text:p>
          </table:table-cell>
          <table:table-cell table:formula="of:=SQRT([.U21]^2+[.V21]^2+[.W21]^2)" office:value-type="float" office:value="21.0376931022046" calcext:value-type="float">
            <text:p>21.0376931022</text:p>
          </table:table-cell>
          <table:table-cell office:value-type="float" office:value="4.516356" calcext:value-type="float">
            <text:p>4.516356</text:p>
          </table:table-cell>
          <table:table-cell office:value-type="float" office:value="163.789276" calcext:value-type="float">
            <text:p>163.789276</text:p>
          </table:table-cell>
          <table:table-cell office:value-type="float" office:value="84.208778" calcext:value-type="float">
            <text:p>84.208778</text:p>
          </table:table-cell>
          <table:table-cell office:value-type="float" office:value="34.412994" calcext:value-type="float">
            <text:p>34.412994</text:p>
          </table:table-cell>
          <table:table-cell office:value-type="float" office:value="509" calcext:value-type="float">
            <text:p>509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79550" calcext:value-type="float">
            <text:p>579550</text:p>
          </table:table-cell>
          <table:table-cell office:value-type="float" office:value="30.360001" calcext:value-type="float">
            <text:p>30.360001</text:p>
          </table:table-cell>
          <table:table-cell office:value-type="float" office:value="79136" calcext:value-type="float">
            <text:p>79136</text:p>
          </table:table-cell>
          <table:table-cell office:value-type="float" office:value="2036.790405" calcext:value-type="float">
            <text:p>2036.790405</text:p>
          </table:table-cell>
          <table:table-cell office:value-type="float" office:value="325.668579" calcext:value-type="float">
            <text:p>325.668579</text:p>
          </table:table-cell>
          <table:table-cell office:value-type="float" office:value="42.415531" calcext:value-type="float">
            <text:p>42.415531</text:p>
          </table:table-cell>
          <table:table-cell office:value-type="float" office:value="13.933736" calcext:value-type="float">
            <text:p>13.933736</text:p>
          </table:table-cell>
          <table:table-cell office:value-type="float" office:value="3.44765" calcext:value-type="float">
            <text:p>3.44765</text:p>
          </table:table-cell>
          <table:table-cell office:value-type="float" office:value="-0.306458" calcext:value-type="float">
            <text:p>-0.306458</text:p>
          </table:table-cell>
          <table:table-cell office:value-type="float" office:value="-0.229843" calcext:value-type="float">
            <text:p>-0.229843</text:p>
          </table:table-cell>
          <table:table-cell table:formula="of:=[.$B$1]*[.H22]+(1-[.$B$1])*[.K21]" office:value-type="float" office:value="-3.81740165046567" calcext:value-type="float">
            <text:p>-3.8174016505</text:p>
          </table:table-cell>
          <table:table-cell table:formula="of:=[.$B$1]*[.I22]+(1-[.$B$1])*[.L21]" office:value-type="float" office:value="-0.310518849375539" calcext:value-type="float">
            <text:p>-0.3105188494</text:p>
          </table:table-cell>
          <table:table-cell table:formula="of:=[.$B$1]*[.J22]+(1-[.$B$1])*[.M21]" office:value-type="float" office:value="1.57834941202591" calcext:value-type="float">
            <text:p>1.578349412</text:p>
          </table:table-cell>
          <table:table-cell table:formula="of:=[.H22]-[.D$1]" office:value-type="float" office:value="9.77983562097903" calcext:value-type="float">
            <text:p>9.779835621</text:p>
          </table:table-cell>
          <table:table-cell table:formula="of:=[.I22]-[.E$1]" office:value-type="float" office:value="0.00711856150480022" calcext:value-type="float">
            <text:p>0.0071185615</text:p>
          </table:table-cell>
          <table:table-cell table:formula="of:=[.J22]-[.F$1]" office:value-type="float" office:value="-1.01336898519696" calcext:value-type="float">
            <text:p>-1.0133689852</text:p>
          </table:table-cell>
          <table:table-cell table:formula="of:=[.K22]-[.D$1]" office:value-type="float" office:value="2.51478397051335" calcext:value-type="float">
            <text:p>2.5147839705</text:p>
          </table:table-cell>
          <table:table-cell table:formula="of:=[.L22]-[.E$1]" office:value-type="float" office:value="0.00305771212926126" calcext:value-type="float">
            <text:p>0.0030577121</text:p>
          </table:table-cell>
          <table:table-cell table:formula="of:=[.M22]-[.F$1]" office:value-type="float" office:value="0.79482342682895" calcext:value-type="float">
            <text:p>0.7948234268</text:p>
          </table:table-cell>
          <table:table-cell table:formula="of:=SQRT([.Q22]^2+[.R22]^2+[.S22]^2)" office:value-type="float" office:value="2.63740251910672" calcext:value-type="float">
            <text:p>2.6374025191</text:p>
          </table:table-cell>
          <table:table-cell table:formula="of:=[.U21]+([.$A22]-[.$A21])/1000*([.N21]+[.N22])/2" office:value-type="float" office:value="-13.7266432439937" calcext:value-type="float">
            <text:p>-13.726643244</text:p>
          </table:table-cell>
          <table:table-cell table:formula="of:=[.V21]+([.$A22]-[.$A21])/1000*([.O21]+[.O22])/2" office:value-type="float" office:value="-0.868409437421" calcext:value-type="float">
            <text:p>-0.8684094374</text:p>
          </table:table-cell>
          <table:table-cell table:formula="of:=[.W21]+([.$A22]-[.$A21])/1000*([.P21]+[.P22])/2" office:value-type="float" office:value="11.3581154886018" calcext:value-type="float">
            <text:p>11.3581154886</text:p>
          </table:table-cell>
          <table:table-cell table:formula="of:=SQRT([.U22]^2+[.V22]^2+[.W22]^2)" office:value-type="float" office:value="17.8376471865349" calcext:value-type="float">
            <text:p>17.8376471865</text:p>
          </table:table-cell>
          <table:table-cell office:value-type="float" office:value="3.468867" calcext:value-type="float">
            <text:p>3.468867</text:p>
          </table:table-cell>
          <table:table-cell office:value-type="float" office:value="182.800598" calcext:value-type="float">
            <text:p>182.800598</text:p>
          </table:table-cell>
          <table:table-cell office:value-type="float" office:value="91.654663" calcext:value-type="float">
            <text:p>91.654663</text:p>
          </table:table-cell>
          <table:table-cell office:value-type="float" office:value="35.480343" calcext:value-type="float">
            <text:p>35.480343</text:p>
          </table:table-cell>
          <table:table-cell office:value-type="float" office:value="510" calcext:value-type="float">
            <text:p>510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79963" calcext:value-type="float">
            <text:p>579963</text:p>
          </table:table-cell>
          <table:table-cell office:value-type="float" office:value="30.370001" calcext:value-type="float">
            <text:p>30.370001</text:p>
          </table:table-cell>
          <table:table-cell office:value-type="float" office:value="78973" calcext:value-type="float">
            <text:p>78973</text:p>
          </table:table-cell>
          <table:table-cell office:value-type="float" office:value="2053.324463" calcext:value-type="float">
            <text:p>2053.324463</text:p>
          </table:table-cell>
          <table:table-cell office:value-type="float" office:value="342.202637" calcext:value-type="float">
            <text:p>342.202637</text:p>
          </table:table-cell>
          <table:table-cell office:value-type="float" office:value="40.034039" calcext:value-type="float">
            <text:p>40.034039</text:p>
          </table:table-cell>
          <table:table-cell office:value-type="float" office:value="14.450548" calcext:value-type="float">
            <text:p>14.450548</text:p>
          </table:table-cell>
          <table:table-cell office:value-type="float" office:value="2.604892" calcext:value-type="float">
            <text:p>2.604892</text:p>
          </table:table-cell>
          <table:table-cell office:value-type="float" office:value="-0.229843" calcext:value-type="float">
            <text:p>-0.229843</text:p>
          </table:table-cell>
          <table:table-cell office:value-type="float" office:value="-0.153229" calcext:value-type="float">
            <text:p>-0.153229</text:p>
          </table:table-cell>
          <table:table-cell table:formula="of:=[.$B$1]*[.H23]+(1-[.$B$1])*[.K22]" office:value-type="float" office:value="-3.17517228541911" calcext:value-type="float">
            <text:p>-3.1751722854</text:p>
          </table:table-cell>
          <table:table-cell table:formula="of:=[.$B$1]*[.I23]+(1-[.$B$1])*[.L22]" office:value-type="float" office:value="-0.302451264437985" calcext:value-type="float">
            <text:p>-0.3024512644</text:p>
          </table:table-cell>
          <table:table-cell table:formula="of:=[.$B$1]*[.J23]+(1-[.$B$1])*[.M22]" office:value-type="float" office:value="1.40519157082332" calcext:value-type="float">
            <text:p>1.4051915708</text:p>
          </table:table-cell>
          <table:table-cell table:formula="of:=[.H23]-[.D$1]" office:value-type="float" office:value="8.93707762097903" calcext:value-type="float">
            <text:p>8.937077621</text:p>
          </table:table-cell>
          <table:table-cell table:formula="of:=[.I23]-[.E$1]" office:value-type="float" office:value="0.0837335615048002" calcext:value-type="float">
            <text:p>0.0837335615</text:p>
          </table:table-cell>
          <table:table-cell table:formula="of:=[.J23]-[.F$1]" office:value-type="float" office:value="-0.936754985196958" calcext:value-type="float">
            <text:p>-0.9367549852</text:p>
          </table:table-cell>
          <table:table-cell table:formula="of:=[.K23]-[.D$1]" office:value-type="float" office:value="3.15701333555992" calcext:value-type="float">
            <text:p>3.1570133356</text:p>
          </table:table-cell>
          <table:table-cell table:formula="of:=[.L23]-[.E$1]" office:value-type="float" office:value="0.0111252970668151" calcext:value-type="float">
            <text:p>0.0111252971</text:p>
          </table:table-cell>
          <table:table-cell table:formula="of:=[.M23]-[.F$1]" office:value-type="float" office:value="0.621665585626359" calcext:value-type="float">
            <text:p>0.6216655856</text:p>
          </table:table-cell>
          <table:table-cell table:formula="of:=SQRT([.Q23]^2+[.R23]^2+[.S23]^2)" office:value-type="float" office:value="3.21765832143349" calcext:value-type="float">
            <text:p>3.2176583214</text:p>
          </table:table-cell>
          <table:table-cell table:formula="of:=[.U22]+([.$A23]-[.$A22])/1000*([.N22]+[.N23])/2" office:value-type="float" office:value="-9.86160065952933" calcext:value-type="float">
            <text:p>-9.8616006595</text:p>
          </table:table-cell>
          <table:table-cell table:formula="of:=[.V22]+([.$A23]-[.$A22])/1000*([.O22]+[.O23])/2" office:value-type="float" office:value="-0.849648474019518" calcext:value-type="float">
            <text:p>-0.849648474</text:p>
          </table:table-cell>
          <table:table-cell table:formula="of:=[.W22]+([.$A23]-[.$A22])/1000*([.P22]+[.P23])/2" office:value-type="float" office:value="10.9554148887155" calcext:value-type="float">
            <text:p>10.9554148887</text:p>
          </table:table-cell>
          <table:table-cell table:formula="of:=SQRT([.U23]^2+[.V23]^2+[.W23]^2)" office:value-type="float" office:value="14.7646261544721" calcext:value-type="float">
            <text:p>14.7646261545</text:p>
          </table:table-cell>
          <table:table-cell office:value-type="float" office:value="2.619498" calcext:value-type="float">
            <text:p>2.619498</text:p>
          </table:table-cell>
          <table:table-cell office:value-type="float" office:value="201.343674" calcext:value-type="float">
            <text:p>201.343674</text:p>
          </table:table-cell>
          <table:table-cell office:value-type="float" office:value="98.741463" calcext:value-type="float">
            <text:p>98.741463</text:p>
          </table:table-cell>
          <table:table-cell office:value-type="float" office:value="36.300537" calcext:value-type="float">
            <text:p>36.300537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80369" calcext:value-type="float">
            <text:p>580369</text:p>
          </table:table-cell>
          <table:table-cell office:value-type="float" office:value="30.389999" calcext:value-type="float">
            <text:p>30.389999</text:p>
          </table:table-cell>
          <table:table-cell office:value-type="float" office:value="78849" calcext:value-type="float">
            <text:p>78849</text:p>
          </table:table-cell>
          <table:table-cell office:value-type="float" office:value="2066.010498" calcext:value-type="float">
            <text:p>2066.010498</text:p>
          </table:table-cell>
          <table:table-cell office:value-type="float" office:value="354.888672" calcext:value-type="float">
            <text:p>354.888672</text:p>
          </table:table-cell>
          <table:table-cell office:value-type="float" office:value="31.246393" calcext:value-type="float">
            <text:p>31.246393</text:p>
          </table:table-cell>
          <table:table-cell office:value-type="float" office:value="14.783122" calcext:value-type="float">
            <text:p>14.783122</text:p>
          </table:table-cell>
          <table:table-cell office:value-type="float" office:value="2.604892" calcext:value-type="float">
            <text:p>2.604892</text:p>
          </table:table-cell>
          <table:table-cell office:value-type="float" office:value="-0.383072" calcext:value-type="float">
            <text:p>-0.383072</text:p>
          </table:table-cell>
          <table:table-cell office:value-type="float" office:value="-0.076614" calcext:value-type="float">
            <text:p>-0.076614</text:p>
          </table:table-cell>
          <table:table-cell table:formula="of:=[.$B$1]*[.H24]+(1-[.$B$1])*[.K23]" office:value-type="float" office:value="-2.5971658568772" calcext:value-type="float">
            <text:p>-2.5971658569</text:p>
          </table:table-cell>
          <table:table-cell table:formula="of:=[.$B$1]*[.I24]+(1-[.$B$1])*[.L23]" office:value-type="float" office:value="-0.310513337994187" calcext:value-type="float">
            <text:p>-0.310513338</text:p>
          </table:table-cell>
          <table:table-cell table:formula="of:=[.$B$1]*[.J24]+(1-[.$B$1])*[.M23]" office:value-type="float" office:value="1.25701101374099" calcext:value-type="float">
            <text:p>1.2570110137</text:p>
          </table:table-cell>
          <table:table-cell table:formula="of:=[.H24]-[.D$1]" office:value-type="float" office:value="8.93707762097903" calcext:value-type="float">
            <text:p>8.937077621</text:p>
          </table:table-cell>
          <table:table-cell table:formula="of:=[.I24]-[.E$1]" office:value-type="float" office:value="-0.0694954384951997" calcext:value-type="float">
            <text:p>-0.0694954385</text:p>
          </table:table-cell>
          <table:table-cell table:formula="of:=[.J24]-[.F$1]" office:value-type="float" office:value="-0.860139985196958" calcext:value-type="float">
            <text:p>-0.8601399852</text:p>
          </table:table-cell>
          <table:table-cell table:formula="of:=[.K24]-[.D$1]" office:value-type="float" office:value="3.73501976410183" calcext:value-type="float">
            <text:p>3.7350197641</text:p>
          </table:table-cell>
          <table:table-cell table:formula="of:=[.L24]-[.E$1]" office:value-type="float" office:value="0.00306322351061367" calcext:value-type="float">
            <text:p>0.0030632235</text:p>
          </table:table-cell>
          <table:table-cell table:formula="of:=[.M24]-[.F$1]" office:value-type="float" office:value="0.473485028544028" calcext:value-type="float">
            <text:p>0.4734850285</text:p>
          </table:table-cell>
          <table:table-cell table:formula="of:=SQRT([.Q24]^2+[.R24]^2+[.S24]^2)" office:value-type="float" office:value="3.7649130260638" calcext:value-type="float">
            <text:p>3.7649130261</text:p>
          </table:table-cell>
          <table:table-cell table:formula="of:=[.U23]+([.$A24]-[.$A23])/1000*([.N23]+[.N24])/2" office:value-type="float" office:value="-6.23314714541184" calcext:value-type="float">
            <text:p>-6.2331471454</text:p>
          </table:table-cell>
          <table:table-cell table:formula="of:=[.V23]+([.$A24]-[.$A23])/1000*([.O23]+[.O24])/2" office:value-type="float" office:value="-0.846758135048569" calcext:value-type="float">
            <text:p>-0.846758135</text:p>
          </table:table-cell>
          <table:table-cell table:formula="of:=[.W23]+([.$A24]-[.$A23])/1000*([.P23]+[.P24])/2" office:value-type="float" office:value="10.5906452097255" calcext:value-type="float">
            <text:p>10.5906452097</text:p>
          </table:table-cell>
          <table:table-cell table:formula="of:=SQRT([.U24]^2+[.V24]^2+[.W24]^2)" office:value-type="float" office:value="12.3179092639096" calcext:value-type="float">
            <text:p>12.3179092639</text:p>
          </table:table-cell>
          <table:table-cell office:value-type="float" office:value="2.634022" calcext:value-type="float">
            <text:p>2.634022</text:p>
          </table:table-cell>
          <table:table-cell office:value-type="float" office:value="219.102966" calcext:value-type="float">
            <text:p>219.102966</text:p>
          </table:table-cell>
          <table:table-cell office:value-type="float" office:value="105.384979" calcext:value-type="float">
            <text:p>105.384979</text:p>
          </table:table-cell>
          <table:table-cell office:value-type="float" office:value="36.905369" calcext:value-type="float">
            <text:p>36.905369</text:p>
          </table:table-cell>
          <table:table-cell office:value-type="float" office:value="447" calcext:value-type="float">
            <text:p>447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80775" calcext:value-type="float">
            <text:p>580775</text:p>
          </table:table-cell>
          <table:table-cell office:value-type="float" office:value="30.41" calcext:value-type="float">
            <text:p>30.41</text:p>
          </table:table-cell>
          <table:table-cell office:value-type="float" office:value="78656" calcext:value-type="float">
            <text:p>78656</text:p>
          </table:table-cell>
          <table:table-cell office:value-type="float" office:value="2085.679199" calcext:value-type="float">
            <text:p>2085.679199</text:p>
          </table:table-cell>
          <table:table-cell office:value-type="float" office:value="374.557373" calcext:value-type="float">
            <text:p>374.557373</text:p>
          </table:table-cell>
          <table:table-cell office:value-type="float" office:value="48.44508" calcext:value-type="float">
            <text:p>48.44508</text:p>
          </table:table-cell>
          <table:table-cell office:value-type="float" office:value="15.449662" calcext:value-type="float">
            <text:p>15.449662</text:p>
          </table:table-cell>
          <table:table-cell office:value-type="float" office:value="8.887277" calcext:value-type="float">
            <text:p>8.887277</text:p>
          </table:table-cell>
          <table:table-cell office:value-type="float" office:value="-13.94383" calcext:value-type="float">
            <text:p>-13.94383</text:p>
          </table:table-cell>
          <table:table-cell office:value-type="float" office:value="11.109096" calcext:value-type="float">
            <text:p>11.109096</text:p>
          </table:table-cell>
          <table:table-cell table:formula="of:=[.$B$1]*[.H25]+(1-[.$B$1])*[.K24]" office:value-type="float" office:value="-1.44872157118948" calcext:value-type="float">
            <text:p>-1.4487215712</text:p>
          </table:table-cell>
          <table:table-cell table:formula="of:=[.$B$1]*[.I25]+(1-[.$B$1])*[.L24]" office:value-type="float" office:value="-1.67384500419477" calcext:value-type="float">
            <text:p>-1.6738450042</text:p>
          </table:table-cell>
          <table:table-cell table:formula="of:=[.$B$1]*[.J25]+(1-[.$B$1])*[.M24]" office:value-type="float" office:value="2.24221951236689" calcext:value-type="float">
            <text:p>2.2422195124</text:p>
          </table:table-cell>
          <table:table-cell table:formula="of:=[.H25]-[.D$1]" office:value-type="float" office:value="15.219462620979" calcext:value-type="float">
            <text:p>15.219462621</text:p>
          </table:table-cell>
          <table:table-cell table:formula="of:=[.I25]-[.E$1]" office:value-type="float" office:value="-13.6302534384952" calcext:value-type="float">
            <text:p>-13.6302534385</text:p>
          </table:table-cell>
          <table:table-cell table:formula="of:=[.J25]-[.F$1]" office:value-type="float" office:value="10.325570014803" calcext:value-type="float">
            <text:p>10.3255700148</text:p>
          </table:table-cell>
          <table:table-cell table:formula="of:=[.K25]-[.D$1]" office:value-type="float" office:value="4.88346404978955" calcext:value-type="float">
            <text:p>4.8834640498</text:p>
          </table:table-cell>
          <table:table-cell table:formula="of:=[.L25]-[.E$1]" office:value-type="float" office:value="-1.36026844268997" calcext:value-type="float">
            <text:p>-1.3602684427</text:p>
          </table:table-cell>
          <table:table-cell table:formula="of:=[.M25]-[.F$1]" office:value-type="float" office:value="1.45869352716993" calcext:value-type="float">
            <text:p>1.4586935272</text:p>
          </table:table-cell>
          <table:table-cell table:formula="of:=SQRT([.Q25]^2+[.R25]^2+[.S25]^2)" office:value-type="float" office:value="5.27506759842683" calcext:value-type="float">
            <text:p>5.2750675984</text:p>
          </table:table-cell>
          <table:table-cell table:formula="of:=[.U24]+([.$A25]-[.$A24])/1000*([.N24]+[.N25])/2" office:value-type="float" office:value="-1.32936947629436" calcext:value-type="float">
            <text:p>-1.3293694763</text:p>
          </table:table-cell>
          <table:table-cell table:formula="of:=[.V24]+([.$A25]-[.$A24])/1000*([.O24]+[.O25])/2" office:value-type="float" office:value="-3.62780715707762" calcext:value-type="float">
            <text:p>-3.6278071571</text:p>
          </table:table-cell>
          <table:table-cell table:formula="of:=[.W24]+([.$A25]-[.$A24])/1000*([.P24]+[.P25])/2" office:value-type="float" office:value="12.5121275057356" calcext:value-type="float">
            <text:p>12.5121275057</text:p>
          </table:table-cell>
          <table:table-cell table:formula="of:=SQRT([.U25]^2+[.V25]^2+[.W25]^2)" office:value-type="float" office:value="13.0950961315002" calcext:value-type="float">
            <text:p>13.0950961315</text:p>
          </table:table-cell>
          <table:table-cell office:value-type="float" office:value="19.920494" calcext:value-type="float">
            <text:p>19.920494</text:p>
          </table:table-cell>
          <table:table-cell office:value-type="float" office:value="237.945374" calcext:value-type="float">
            <text:p>237.945374</text:p>
          </table:table-cell>
          <table:table-cell office:value-type="float" office:value="113.541389" calcext:value-type="float">
            <text:p>113.541389</text:p>
          </table:table-cell>
          <table:table-cell office:value-type="float" office:value="38.939606" calcext:value-type="float">
            <text:p>38.939606</text:p>
          </table:table-cell>
          <table:table-cell office:value-type="float" office:value="512" calcext:value-type="float">
            <text:p>51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81187" calcext:value-type="float">
            <text:p>581187</text:p>
          </table:table-cell>
          <table:table-cell office:value-type="float" office:value="30.43" calcext:value-type="float">
            <text:p>30.43</text:p>
          </table:table-cell>
          <table:table-cell office:value-type="float" office:value="78695" calcext:value-type="float">
            <text:p>78695</text:p>
          </table:table-cell>
          <table:table-cell office:value-type="float" office:value="2081.710938" calcext:value-type="float">
            <text:p>2081.710938</text:p>
          </table:table-cell>
          <table:table-cell office:value-type="float" office:value="370.589111" calcext:value-type="float">
            <text:p>370.589111</text:p>
          </table:table-cell>
          <table:table-cell office:value-type="float" office:value="-9.631703" calcext:value-type="float">
            <text:p>-9.631703</text:p>
          </table:table-cell>
          <table:table-cell office:value-type="float" office:value="14.953026" calcext:value-type="float">
            <text:p>14.953026</text:p>
          </table:table-cell>
          <table:table-cell office:value-type="float" office:value="28.270733" calcext:value-type="float">
            <text:p>28.270733</text:p>
          </table:table-cell>
          <table:table-cell office:value-type="float" office:value="-1.302446" calcext:value-type="float">
            <text:p>-1.302446</text:p>
          </table:table-cell>
          <table:table-cell office:value-type="float" office:value="10.572795" calcext:value-type="float">
            <text:p>10.572795</text:p>
          </table:table-cell>
          <table:table-cell table:formula="of:=[.$B$1]*[.H26]+(1-[.$B$1])*[.K25]" office:value-type="float" office:value="1.52322388592947" calcext:value-type="float">
            <text:p>1.5232238859</text:p>
          </table:table-cell>
          <table:table-cell table:formula="of:=[.$B$1]*[.I26]+(1-[.$B$1])*[.L25]" office:value-type="float" office:value="-1.63670510377529" calcext:value-type="float">
            <text:p>-1.6367051038</text:p>
          </table:table-cell>
          <table:table-cell table:formula="of:=[.$B$1]*[.J26]+(1-[.$B$1])*[.M25]" office:value-type="float" office:value="3.0752770611302" calcext:value-type="float">
            <text:p>3.0752770611</text:p>
          </table:table-cell>
          <table:table-cell table:formula="of:=[.H26]-[.D$1]" office:value-type="float" office:value="34.602918620979" calcext:value-type="float">
            <text:p>34.602918621</text:p>
          </table:table-cell>
          <table:table-cell table:formula="of:=[.I26]-[.E$1]" office:value-type="float" office:value="-0.9888694384952" calcext:value-type="float">
            <text:p>-0.9888694385</text:p>
          </table:table-cell>
          <table:table-cell table:formula="of:=[.J26]-[.F$1]" office:value-type="float" office:value="9.78926901480304" calcext:value-type="float">
            <text:p>9.7892690148</text:p>
          </table:table-cell>
          <table:table-cell table:formula="of:=[.K26]-[.D$1]" office:value-type="float" office:value="7.8554095069085" calcext:value-type="float">
            <text:p>7.8554095069</text:p>
          </table:table-cell>
          <table:table-cell table:formula="of:=[.L26]-[.E$1]" office:value-type="float" office:value="-1.32312854227049" calcext:value-type="float">
            <text:p>-1.3231285423</text:p>
          </table:table-cell>
          <table:table-cell table:formula="of:=[.M26]-[.F$1]" office:value-type="float" office:value="2.29175107593324" calcext:value-type="float">
            <text:p>2.2917510759</text:p>
          </table:table-cell>
          <table:table-cell table:formula="of:=SQRT([.Q26]^2+[.R26]^2+[.S26]^2)" office:value-type="float" office:value="8.28916465360898" calcext:value-type="float">
            <text:p>8.2891646536</text:p>
          </table:table-cell>
          <table:table-cell table:formula="of:=[.U25]+([.$A26]-[.$A25])/1000*([.N25]+[.N26])/2" office:value-type="float" office:value="8.934041059549" calcext:value-type="float">
            <text:p>8.9340410595</text:p>
          </table:table-cell>
          <table:table-cell table:formula="of:=[.V25]+([.$A26]-[.$A25])/1000*([.O25]+[.O26])/2" office:value-type="float" office:value="-6.63934646973764" calcext:value-type="float">
            <text:p>-6.6393464697</text:p>
          </table:table-cell>
          <table:table-cell table:formula="of:=[.W25]+([.$A26]-[.$A25])/1000*([.P25]+[.P26])/2" office:value-type="float" office:value="16.6557843458344" calcext:value-type="float">
            <text:p>16.6557843458</text:p>
          </table:table-cell>
          <table:table-cell table:formula="of:=SQRT([.U26]^2+[.V26]^2+[.W26]^2)" office:value-type="float" office:value="20.0328021847636" calcext:value-type="float">
            <text:p>20.0328021848</text:p>
          </table:table-cell>
          <table:table-cell office:value-type="float" office:value="30.211168" calcext:value-type="float">
            <text:p>30.211168</text:p>
          </table:table-cell>
          <table:table-cell office:value-type="float" office:value="254.866592" calcext:value-type="float">
            <text:p>254.866592</text:p>
          </table:table-cell>
          <table:table-cell office:value-type="float" office:value="121.346909" calcext:value-type="float">
            <text:p>121.346909</text:p>
          </table:table-cell>
          <table:table-cell office:value-type="float" office:value="41.370777" calcext:value-type="float">
            <text:p>41.370777</text:p>
          </table:table-cell>
          <table:table-cell table:number-columns-repeated="2" office:value-type="float" office:value="509" calcext:value-type="float">
            <text:p>509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81605" calcext:value-type="float">
            <text:p>581605</text:p>
          </table:table-cell>
          <table:table-cell office:value-type="float" office:value="30.450001" calcext:value-type="float">
            <text:p>30.450001</text:p>
          </table:table-cell>
          <table:table-cell office:value-type="float" office:value="78674" calcext:value-type="float">
            <text:p>78674</text:p>
          </table:table-cell>
          <table:table-cell office:value-type="float" office:value="2083.868896" calcext:value-type="float">
            <text:p>2083.868896</text:p>
          </table:table-cell>
          <table:table-cell office:value-type="float" office:value="372.74707" calcext:value-type="float">
            <text:p>372.74707</text:p>
          </table:table-cell>
          <table:table-cell office:value-type="float" office:value="5.162581" calcext:value-type="float">
            <text:p>5.162581</text:p>
          </table:table-cell>
          <table:table-cell office:value-type="float" office:value="14.759165" calcext:value-type="float">
            <text:p>14.759165</text:p>
          </table:table-cell>
          <table:table-cell office:value-type="float" office:value="6.895301" calcext:value-type="float">
            <text:p>6.895301</text:p>
          </table:table-cell>
          <table:table-cell office:value-type="float" office:value="-1.072602" calcext:value-type="float">
            <text:p>-1.072602</text:p>
          </table:table-cell>
          <table:table-cell office:value-type="float" office:value="-0.612916" calcext:value-type="float">
            <text:p>-0.612916</text:p>
          </table:table-cell>
          <table:table-cell table:formula="of:=[.$B$1]*[.H27]+(1-[.$B$1])*[.K26]" office:value-type="float" office:value="2.06043159733652" calcext:value-type="float">
            <text:p>2.0604315973</text:p>
          </table:table-cell>
          <table:table-cell table:formula="of:=[.$B$1]*[.I27]+(1-[.$B$1])*[.L26]" office:value-type="float" office:value="-1.58029479339776" calcext:value-type="float">
            <text:p>-1.5802947934</text:p>
          </table:table-cell>
          <table:table-cell table:formula="of:=[.$B$1]*[.J27]+(1-[.$B$1])*[.M26]" office:value-type="float" office:value="2.70645775501718" calcext:value-type="float">
            <text:p>2.706457755</text:p>
          </table:table-cell>
          <table:table-cell table:formula="of:=[.H27]-[.D$1]" office:value-type="float" office:value="13.227486620979" calcext:value-type="float">
            <text:p>13.227486621</text:p>
          </table:table-cell>
          <table:table-cell table:formula="of:=[.I27]-[.E$1]" office:value-type="float" office:value="-0.7590254384952" calcext:value-type="float">
            <text:p>-0.7590254385</text:p>
          </table:table-cell>
          <table:table-cell table:formula="of:=[.J27]-[.F$1]" office:value-type="float" office:value="-1.39644198519696" calcext:value-type="float">
            <text:p>-1.3964419852</text:p>
          </table:table-cell>
          <table:table-cell table:formula="of:=[.K27]-[.D$1]" office:value-type="float" office:value="8.39261721831555" calcext:value-type="float">
            <text:p>8.3926172183</text:p>
          </table:table-cell>
          <table:table-cell table:formula="of:=[.L27]-[.E$1]" office:value-type="float" office:value="-1.26671823189296" calcext:value-type="float">
            <text:p>-1.2667182319</text:p>
          </table:table-cell>
          <table:table-cell table:formula="of:=[.M27]-[.F$1]" office:value-type="float" office:value="1.92293176982022" calcext:value-type="float">
            <text:p>1.9229317698</text:p>
          </table:table-cell>
          <table:table-cell table:formula="of:=SQRT([.Q27]^2+[.R27]^2+[.S27]^2)" office:value-type="float" office:value="8.70277343400141" calcext:value-type="float">
            <text:p>8.702773434</text:p>
          </table:table-cell>
          <table:table-cell table:formula="of:=[.U26]+([.$A27]-[.$A26])/1000*([.N26]+[.N27])/2" office:value-type="float" office:value="18.9305957551182" calcext:value-type="float">
            <text:p>18.9305957551</text:p>
          </table:table-cell>
          <table:table-cell table:formula="of:=[.V26]+([.$A27]-[.$A26])/1000*([.O26]+[.O27])/2" office:value-type="float" office:value="-7.00465649902864" calcext:value-type="float">
            <text:p>-7.004656499</text:p>
          </table:table-cell>
          <table:table-cell table:formula="of:=[.W26]+([.$A27]-[.$A26])/1000*([.P26]+[.P27])/2" office:value-type="float" office:value="18.4098851950221" calcext:value-type="float">
            <text:p>18.409885195</text:p>
          </table:table-cell>
          <table:table-cell table:formula="of:=SQRT([.U27]^2+[.V27]^2+[.W27]^2)" office:value-type="float" office:value="27.3195267383419" calcext:value-type="float">
            <text:p>27.3195267383</text:p>
          </table:table-cell>
          <table:table-cell office:value-type="float" office:value="7.005092" calcext:value-type="float">
            <text:p>7.005092</text:p>
          </table:table-cell>
          <table:table-cell office:value-type="float" office:value="268.418304" calcext:value-type="float">
            <text:p>268.418304</text:p>
          </table:table-cell>
          <table:table-cell office:value-type="float" office:value="126.004379" calcext:value-type="float">
            <text:p>126.004379</text:p>
          </table:table-cell>
          <table:table-cell office:value-type="float" office:value="41.31432" calcext:value-type="float">
            <text:p>41.31432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82012" calcext:value-type="float">
            <text:p>582012</text:p>
          </table:table-cell>
          <table:table-cell office:value-type="float" office:value="30.459999" calcext:value-type="float">
            <text:p>30.459999</text:p>
          </table:table-cell>
          <table:table-cell office:value-type="float" office:value="78676" calcext:value-type="float">
            <text:p>78676</text:p>
          </table:table-cell>
          <table:table-cell office:value-type="float" office:value="2083.634277" calcext:value-type="float">
            <text:p>2083.634277</text:p>
          </table:table-cell>
          <table:table-cell office:value-type="float" office:value="372.512451" calcext:value-type="float">
            <text:p>372.512451</text:p>
          </table:table-cell>
          <table:table-cell office:value-type="float" office:value="-0.57646" calcext:value-type="float">
            <text:p>-0.57646</text:p>
          </table:table-cell>
          <table:table-cell office:value-type="float" office:value="14.455503" calcext:value-type="float">
            <text:p>14.455503</text:p>
          </table:table-cell>
          <table:table-cell office:value-type="float" office:value="12.028469" calcext:value-type="float">
            <text:p>12.028469</text:p>
          </table:table-cell>
          <table:table-cell office:value-type="float" office:value="-8.887277" calcext:value-type="float">
            <text:p>-8.887277</text:p>
          </table:table-cell>
          <table:table-cell office:value-type="float" office:value="-3.754108" calcext:value-type="float">
            <text:p>-3.754108</text:p>
          </table:table-cell>
          <table:table-cell table:formula="of:=[.$B$1]*[.H28]+(1-[.$B$1])*[.K27]" office:value-type="float" office:value="3.05723533760287" calcext:value-type="float">
            <text:p>3.0572353376</text:p>
          </table:table-cell>
          <table:table-cell table:formula="of:=[.$B$1]*[.I28]+(1-[.$B$1])*[.L27]" office:value-type="float" office:value="-2.31099301405799" calcext:value-type="float">
            <text:p>-2.3109930141</text:p>
          </table:table-cell>
          <table:table-cell table:formula="of:=[.$B$1]*[.J28]+(1-[.$B$1])*[.M27]" office:value-type="float" office:value="2.06040117951546" calcext:value-type="float">
            <text:p>2.0604011795</text:p>
          </table:table-cell>
          <table:table-cell table:formula="of:=[.H28]-[.D$1]" office:value-type="float" office:value="18.360654620979" calcext:value-type="float">
            <text:p>18.360654621</text:p>
          </table:table-cell>
          <table:table-cell table:formula="of:=[.I28]-[.E$1]" office:value-type="float" office:value="-8.5737004384952" calcext:value-type="float">
            <text:p>-8.5737004385</text:p>
          </table:table-cell>
          <table:table-cell table:formula="of:=[.J28]-[.F$1]" office:value-type="float" office:value="-4.53763398519696" calcext:value-type="float">
            <text:p>-4.5376339852</text:p>
          </table:table-cell>
          <table:table-cell table:formula="of:=[.K28]-[.D$1]" office:value-type="float" office:value="9.3894209585819" calcext:value-type="float">
            <text:p>9.3894209586</text:p>
          </table:table-cell>
          <table:table-cell table:formula="of:=[.L28]-[.E$1]" office:value-type="float" office:value="-1.99741645255319" calcext:value-type="float">
            <text:p>-1.9974164526</text:p>
          </table:table-cell>
          <table:table-cell table:formula="of:=[.M28]-[.F$1]" office:value-type="float" office:value="1.2768751943185" calcext:value-type="float">
            <text:p>1.2768751943</text:p>
          </table:table-cell>
          <table:table-cell table:formula="of:=SQRT([.Q28]^2+[.R28]^2+[.S28]^2)" office:value-type="float" office:value="9.68407500405966" calcext:value-type="float">
            <text:p>9.6840750041</text:p>
          </table:table-cell>
          <table:table-cell table:formula="of:=[.U27]+([.$A28]-[.$A27])/1000*([.N27]+[.N28])/2" office:value-type="float" office:value="25.3587824978567" calcext:value-type="float">
            <text:p>25.3587824979</text:p>
          </table:table-cell>
          <table:table-cell table:formula="of:=[.V27]+([.$A28]-[.$A27])/1000*([.O27]+[.O28])/2" office:value-type="float" office:value="-8.90386621499618" calcext:value-type="float">
            <text:p>-8.903866215</text:p>
          </table:table-cell>
          <table:table-cell table:formula="of:=[.W27]+([.$A28]-[.$A27])/1000*([.P27]+[.P28])/2" office:value-type="float" office:value="17.2023007350469" calcext:value-type="float">
            <text:p>17.202300735</text:p>
          </table:table-cell>
          <table:table-cell table:formula="of:=SQRT([.U28]^2+[.V28]^2+[.W28]^2)" office:value-type="float" office:value="31.9102778729229" calcext:value-type="float">
            <text:p>31.9102778729</text:p>
          </table:table-cell>
          <table:table-cell office:value-type="float" office:value="15.419503" calcext:value-type="float">
            <text:p>15.419503</text:p>
          </table:table-cell>
          <table:table-cell office:value-type="float" office:value="280.356567" calcext:value-type="float">
            <text:p>280.356567</text:p>
          </table:table-cell>
          <table:table-cell office:value-type="float" office:value="130.238159" calcext:value-type="float">
            <text:p>130.238159</text:p>
          </table:table-cell>
          <table:table-cell office:value-type="float" office:value="41.429035" calcext:value-type="float">
            <text:p>41.429035</text:p>
          </table:table-cell>
          <table:table-cell office:value-type="float" office:value="509" calcext:value-type="float">
            <text:p>509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82409" calcext:value-type="float">
            <text:p>582409</text:p>
          </table:table-cell>
          <table:table-cell office:value-type="float" office:value="30.48" calcext:value-type="float">
            <text:p>30.48</text:p>
          </table:table-cell>
          <table:table-cell office:value-type="float" office:value="78686" calcext:value-type="float">
            <text:p>78686</text:p>
          </table:table-cell>
          <table:table-cell office:value-type="float" office:value="2082.619141" calcext:value-type="float">
            <text:p>2082.619141</text:p>
          </table:table-cell>
          <table:table-cell office:value-type="float" office:value="371.497314" calcext:value-type="float">
            <text:p>371.497314</text:p>
          </table:table-cell>
          <table:table-cell office:value-type="float" office:value="-2.557019" calcext:value-type="float">
            <text:p>-2.557019</text:p>
          </table:table-cell>
          <table:table-cell office:value-type="float" office:value="14.118638" calcext:value-type="float">
            <text:p>14.118638</text:p>
          </table:table-cell>
          <table:table-cell office:value-type="float" office:value="32.024841" calcext:value-type="float">
            <text:p>32.024841</text:p>
          </table:table-cell>
          <table:table-cell office:value-type="float" office:value="2.298434" calcext:value-type="float">
            <text:p>2.298434</text:p>
          </table:table-cell>
          <table:table-cell office:value-type="float" office:value="1.991976" calcext:value-type="float">
            <text:p>1.991976</text:p>
          </table:table-cell>
          <table:table-cell table:formula="of:=[.$B$1]*[.H29]+(1-[.$B$1])*[.K28]" office:value-type="float" office:value="5.95399590384259" calcext:value-type="float">
            <text:p>5.9539959038</text:p>
          </table:table-cell>
          <table:table-cell table:formula="of:=[.$B$1]*[.I29]+(1-[.$B$1])*[.L28]" office:value-type="float" office:value="-1.85005031265219" calcext:value-type="float">
            <text:p>-1.8500503127</text:p>
          </table:table-cell>
          <table:table-cell table:formula="of:=[.$B$1]*[.J29]+(1-[.$B$1])*[.M28]" office:value-type="float" office:value="2.05355866156391" calcext:value-type="float">
            <text:p>2.0535586616</text:p>
          </table:table-cell>
          <table:table-cell table:formula="of:=[.H29]-[.D$1]" office:value-type="float" office:value="38.357026620979" calcext:value-type="float">
            <text:p>38.357026621</text:p>
          </table:table-cell>
          <table:table-cell table:formula="of:=[.I29]-[.E$1]" office:value-type="float" office:value="2.6120105615048" calcext:value-type="float">
            <text:p>2.6120105615</text:p>
          </table:table-cell>
          <table:table-cell table:formula="of:=[.J29]-[.F$1]" office:value-type="float" office:value="1.20845001480304" calcext:value-type="float">
            <text:p>1.2084500148</text:p>
          </table:table-cell>
          <table:table-cell table:formula="of:=[.K29]-[.D$1]" office:value-type="float" office:value="12.2861815248216" calcext:value-type="float">
            <text:p>12.2861815248</text:p>
          </table:table-cell>
          <table:table-cell table:formula="of:=[.L29]-[.E$1]" office:value-type="float" office:value="-1.53647375114739" calcext:value-type="float">
            <text:p>-1.5364737511</text:p>
          </table:table-cell>
          <table:table-cell table:formula="of:=[.M29]-[.F$1]" office:value-type="float" office:value="1.27003267636696" calcext:value-type="float">
            <text:p>1.2700326764</text:p>
          </table:table-cell>
          <table:table-cell table:formula="of:=SQRT([.Q29]^2+[.R29]^2+[.S29]^2)" office:value-type="float" office:value="12.4468466306881" calcext:value-type="float">
            <text:p>12.4468466307</text:p>
          </table:table-cell>
          <table:table-cell table:formula="of:=[.U28]+([.$A29]-[.$A28])/1000*([.N28]+[.N29])/2" office:value-type="float" office:value="36.6172422243854" calcext:value-type="float">
            <text:p>36.6172422244</text:p>
          </table:table-cell>
          <table:table-cell table:formula="of:=[.V28]+([.$A29]-[.$A28])/1000*([.O28]+[.O29])/2" office:value-type="float" office:value="-10.0872616555788" calcext:value-type="float">
            <text:p>-10.0872616556</text:p>
          </table:table-cell>
          <table:table-cell table:formula="of:=[.W28]+([.$A29]-[.$A28])/1000*([.P28]+[.P29])/2" office:value-type="float" office:value="16.5414577169237" calcext:value-type="float">
            <text:p>16.5414577169</text:p>
          </table:table-cell>
          <table:table-cell table:formula="of:=SQRT([.U29]^2+[.V29]^2+[.W29]^2)" office:value-type="float" office:value="41.4269851573609" calcext:value-type="float">
            <text:p>41.4269851574</text:p>
          </table:table-cell>
          <table:table-cell office:value-type="float" office:value="32.168949" calcext:value-type="float">
            <text:p>32.168949</text:p>
          </table:table-cell>
          <table:table-cell office:value-type="float" office:value="291.604553" calcext:value-type="float">
            <text:p>291.604553</text:p>
          </table:table-cell>
          <table:table-cell office:value-type="float" office:value="135.145081" calcext:value-type="float">
            <text:p>135.145081</text:p>
          </table:table-cell>
          <table:table-cell office:value-type="float" office:value="42.691078" calcext:value-type="float">
            <text:p>42.691078</text:p>
          </table:table-cell>
          <table:table-cell office:value-type="float" office:value="509" calcext:value-type="float">
            <text:p>509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82816" calcext:value-type="float">
            <text:p>582816</text:p>
          </table:table-cell>
          <table:table-cell office:value-type="float" office:value="30.51" calcext:value-type="float">
            <text:p>30.51</text:p>
          </table:table-cell>
          <table:table-cell office:value-type="float" office:value="78701" calcext:value-type="float">
            <text:p>78701</text:p>
          </table:table-cell>
          <table:table-cell office:value-type="float" office:value="2081.125488" calcext:value-type="float">
            <text:p>2081.125488</text:p>
          </table:table-cell>
          <table:table-cell office:value-type="float" office:value="370.003662" calcext:value-type="float">
            <text:p>370.003662</text:p>
          </table:table-cell>
          <table:table-cell office:value-type="float" office:value="-3.669907" calcext:value-type="float">
            <text:p>-3.669907</text:p>
          </table:table-cell>
          <table:table-cell office:value-type="float" office:value="13.766406" calcext:value-type="float">
            <text:p>13.766406</text:p>
          </table:table-cell>
          <table:table-cell office:value-type="float" office:value="6.205771" calcext:value-type="float">
            <text:p>6.205771</text:p>
          </table:table-cell>
          <table:table-cell office:value-type="float" office:value="1.302446" calcext:value-type="float">
            <text:p>1.302446</text:p>
          </table:table-cell>
          <table:table-cell office:value-type="float" office:value="4.29041" calcext:value-type="float">
            <text:p>4.29041</text:p>
          </table:table-cell>
          <table:table-cell table:formula="of:=[.$B$1]*[.H30]+(1-[.$B$1])*[.K29]" office:value-type="float" office:value="5.97917341345833" calcext:value-type="float">
            <text:p>5.9791734135</text:p>
          </table:table-cell>
          <table:table-cell table:formula="of:=[.$B$1]*[.I30]+(1-[.$B$1])*[.L29]" office:value-type="float" office:value="-1.53480068138697" calcext:value-type="float">
            <text:p>-1.5348006814</text:p>
          </table:table-cell>
          <table:table-cell table:formula="of:=[.$B$1]*[.J30]+(1-[.$B$1])*[.M29]" office:value-type="float" office:value="2.27724379540752" calcext:value-type="float">
            <text:p>2.2772437954</text:p>
          </table:table-cell>
          <table:table-cell table:formula="of:=[.H30]-[.D$1]" office:value-type="float" office:value="12.537956620979" calcext:value-type="float">
            <text:p>12.537956621</text:p>
          </table:table-cell>
          <table:table-cell table:formula="of:=[.I30]-[.E$1]" office:value-type="float" office:value="1.6160225615048" calcext:value-type="float">
            <text:p>1.6160225615</text:p>
          </table:table-cell>
          <table:table-cell table:formula="of:=[.J30]-[.F$1]" office:value-type="float" office:value="3.50688401480304" calcext:value-type="float">
            <text:p>3.5068840148</text:p>
          </table:table-cell>
          <table:table-cell table:formula="of:=[.K30]-[.D$1]" office:value-type="float" office:value="12.3113590344374" calcext:value-type="float">
            <text:p>12.3113590344</text:p>
          </table:table-cell>
          <table:table-cell table:formula="of:=[.L30]-[.E$1]" office:value-type="float" office:value="-1.22122411988217" calcext:value-type="float">
            <text:p>-1.2212241199</text:p>
          </table:table-cell>
          <table:table-cell table:formula="of:=[.M30]-[.F$1]" office:value-type="float" office:value="1.49371781021057" calcext:value-type="float">
            <text:p>1.4937178102</text:p>
          </table:table-cell>
          <table:table-cell table:formula="of:=SQRT([.Q30]^2+[.R30]^2+[.S30]^2)" office:value-type="float" office:value="12.4616268007971" calcext:value-type="float">
            <text:p>12.4616268008</text:p>
          </table:table-cell>
          <table:table-cell table:formula="of:=[.U29]+([.$A30]-[.$A29])/1000*([.N29]+[.N30])/2" office:value-type="float" office:value="46.9743713141238" calcext:value-type="float">
            <text:p>46.9743713141</text:p>
          </table:table-cell>
          <table:table-cell table:formula="of:=[.V29]+([.$A30]-[.$A29])/1000*([.O29]+[.O30])/2" office:value-type="float" office:value="-9.22685691504632" calcext:value-type="float">
            <text:p>-9.226856915</text:p>
          </table:table-cell>
          <table:table-cell table:formula="of:=[.W29]+([.$A30]-[.$A29])/1000*([.P29]+[.P30])/2" office:value-type="float" office:value="17.5010281919486" calcext:value-type="float">
            <text:p>17.5010281919</text:p>
          </table:table-cell>
          <table:table-cell table:formula="of:=SQRT([.U30]^2+[.V30]^2+[.W30]^2)" office:value-type="float" office:value="50.9707017478011" calcext:value-type="float">
            <text:p>50.9707017478</text:p>
          </table:table-cell>
          <table:table-cell office:value-type="float" office:value="7.656081" calcext:value-type="float">
            <text:p>7.656081</text:p>
          </table:table-cell>
          <table:table-cell office:value-type="float" office:value="299.890198" calcext:value-type="float">
            <text:p>299.890198</text:p>
          </table:table-cell>
          <table:table-cell office:value-type="float" office:value="137.138184" calcext:value-type="float">
            <text:p>137.138184</text:p>
          </table:table-cell>
          <table:table-cell office:value-type="float" office:value="41.582329" calcext:value-type="float">
            <text:p>41.582329</text:p>
          </table:table-cell>
          <table:table-cell office:value-type="float" office:value="508" calcext:value-type="float">
            <text:p>508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83224" calcext:value-type="float">
            <text:p>583224</text:p>
          </table:table-cell>
          <table:table-cell office:value-type="float" office:value="30.51" calcext:value-type="float">
            <text:p>30.51</text:p>
          </table:table-cell>
          <table:table-cell office:value-type="float" office:value="78715" calcext:value-type="float">
            <text:p>78715</text:p>
          </table:table-cell>
          <table:table-cell office:value-type="float" office:value="2079.689209" calcext:value-type="float">
            <text:p>2079.689209</text:p>
          </table:table-cell>
          <table:table-cell office:value-type="float" office:value="368.567383" calcext:value-type="float">
            <text:p>368.567383</text:p>
          </table:table-cell>
          <table:table-cell office:value-type="float" office:value="-3.520293" calcext:value-type="float">
            <text:p>-3.520293</text:p>
          </table:table-cell>
          <table:table-cell office:value-type="float" office:value="13.424112" calcext:value-type="float">
            <text:p>13.424112</text:p>
          </table:table-cell>
          <table:table-cell office:value-type="float" office:value="7.04853" calcext:value-type="float">
            <text:p>7.04853</text:p>
          </table:table-cell>
          <table:table-cell office:value-type="float" office:value="-1.225831" calcext:value-type="float">
            <text:p>-1.225831</text:p>
          </table:table-cell>
          <table:table-cell office:value-type="float" office:value="-0.766145" calcext:value-type="float">
            <text:p>-0.766145</text:p>
          </table:table-cell>
          <table:table-cell table:formula="of:=[.$B$1]*[.H31]+(1-[.$B$1])*[.K30]" office:value-type="float" office:value="6.0861090721125" calcext:value-type="float">
            <text:p>6.0861090721</text:p>
          </table:table-cell>
          <table:table-cell table:formula="of:=[.$B$1]*[.I31]+(1-[.$B$1])*[.L30]" office:value-type="float" office:value="-1.50390371324827" calcext:value-type="float">
            <text:p>-1.5039037132</text:p>
          </table:table-cell>
          <table:table-cell table:formula="of:=[.$B$1]*[.J31]+(1-[.$B$1])*[.M30]" office:value-type="float" office:value="1.97290491586677" calcext:value-type="float">
            <text:p>1.9729049159</text:p>
          </table:table-cell>
          <table:table-cell table:formula="of:=[.H31]-[.D$1]" office:value-type="float" office:value="13.380715620979" calcext:value-type="float">
            <text:p>13.380715621</text:p>
          </table:table-cell>
          <table:table-cell table:formula="of:=[.I31]-[.E$1]" office:value-type="float" office:value="-0.9122544384952" calcext:value-type="float">
            <text:p>-0.9122544385</text:p>
          </table:table-cell>
          <table:table-cell table:formula="of:=[.J31]-[.F$1]" office:value-type="float" office:value="-1.54967098519696" calcext:value-type="float">
            <text:p>-1.5496709852</text:p>
          </table:table-cell>
          <table:table-cell table:formula="of:=[.K31]-[.D$1]" office:value-type="float" office:value="12.4182946930915" calcext:value-type="float">
            <text:p>12.4182946931</text:p>
          </table:table-cell>
          <table:table-cell table:formula="of:=[.L31]-[.E$1]" office:value-type="float" office:value="-1.19032715174347" calcext:value-type="float">
            <text:p>-1.1903271517</text:p>
          </table:table-cell>
          <table:table-cell table:formula="of:=[.M31]-[.F$1]" office:value-type="float" office:value="1.18937893066981" calcext:value-type="float">
            <text:p>1.1893789307</text:p>
          </table:table-cell>
          <table:table-cell table:formula="of:=SQRT([.Q31]^2+[.R31]^2+[.S31]^2)" office:value-type="float" office:value="12.531781359941" calcext:value-type="float">
            <text:p>12.5317813599</text:p>
          </table:table-cell>
          <table:table-cell table:formula="of:=[.U30]+([.$A31]-[.$A30])/1000*([.N30]+[.N31])/2" office:value-type="float" office:value="52.2617804514833" calcext:value-type="float">
            <text:p>52.2617804515</text:p>
          </table:table-cell>
          <table:table-cell table:formula="of:=[.V30]+([.$A31]-[.$A30])/1000*([.O30]+[.O31])/2" office:value-type="float" office:value="-9.08328821795236" calcext:value-type="float">
            <text:p>-9.083288218</text:p>
          </table:table-cell>
          <table:table-cell table:formula="of:=[.W30]+([.$A31]-[.$A30])/1000*([.P30]+[.P31])/2" office:value-type="float" office:value="17.9002996499882" calcext:value-type="float">
            <text:p>17.90029965</text:p>
          </table:table-cell>
          <table:table-cell table:formula="of:=SQRT([.U31]^2+[.V31]^2+[.W31]^2)" office:value-type="float" office:value="55.9841097845523" calcext:value-type="float">
            <text:p>55.9841097846</text:p>
          </table:table-cell>
          <table:table-cell office:value-type="float" office:value="7.195235" calcext:value-type="float">
            <text:p>7.195235</text:p>
          </table:table-cell>
          <table:table-cell office:value-type="float" office:value="306.626617" calcext:value-type="float">
            <text:p>306.626617</text:p>
          </table:table-cell>
          <table:table-cell office:value-type="float" office:value="138.27655" calcext:value-type="float">
            <text:p>138.27655</text:p>
          </table:table-cell>
          <table:table-cell office:value-type="float" office:value="40.07489" calcext:value-type="float">
            <text:p>40.07489</text:p>
          </table:table-cell>
          <table:table-cell office:value-type="float" office:value="508" calcext:value-type="float">
            <text:p>508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83637" calcext:value-type="float">
            <text:p>583637</text:p>
          </table:table-cell>
          <table:table-cell office:value-type="float" office:value="30.530001" calcext:value-type="float">
            <text:p>30.530001</text:p>
          </table:table-cell>
          <table:table-cell office:value-type="float" office:value="78733" calcext:value-type="float">
            <text:p>78733</text:p>
          </table:table-cell>
          <table:table-cell office:value-type="float" office:value="2077.79248" calcext:value-type="float">
            <text:p>2077.79248</text:p>
          </table:table-cell>
          <table:table-cell office:value-type="float" office:value="366.670654" calcext:value-type="float">
            <text:p>366.670654</text:p>
          </table:table-cell>
          <table:table-cell office:value-type="float" office:value="-4.592563" calcext:value-type="float">
            <text:p>-4.592563</text:p>
          </table:table-cell>
          <table:table-cell office:value-type="float" office:value="13.067364" calcext:value-type="float">
            <text:p>13.067364</text:p>
          </table:table-cell>
          <table:table-cell office:value-type="float" office:value="7.201759" calcext:value-type="float">
            <text:p>7.201759</text:p>
          </table:table-cell>
          <table:table-cell office:value-type="float" office:value="-2.451663" calcext:value-type="float">
            <text:p>-2.451663</text:p>
          </table:table-cell>
          <table:table-cell office:value-type="float" office:value="-2.375048" calcext:value-type="float">
            <text:p>-2.375048</text:p>
          </table:table-cell>
          <table:table-cell table:formula="of:=[.$B$1]*[.H32]+(1-[.$B$1])*[.K31]" office:value-type="float" office:value="6.19767406490125" calcext:value-type="float">
            <text:p>6.1976740649</text:p>
          </table:table-cell>
          <table:table-cell table:formula="of:=[.$B$1]*[.I32]+(1-[.$B$1])*[.L31]" office:value-type="float" office:value="-1.59867964192344" calcext:value-type="float">
            <text:p>-1.5986796419</text:p>
          </table:table-cell>
          <table:table-cell table:formula="of:=[.$B$1]*[.J32]+(1-[.$B$1])*[.M31]" office:value-type="float" office:value="1.53810962428009" calcext:value-type="float">
            <text:p>1.5381096243</text:p>
          </table:table-cell>
          <table:table-cell table:formula="of:=[.H32]-[.D$1]" office:value-type="float" office:value="13.533944620979" calcext:value-type="float">
            <text:p>13.533944621</text:p>
          </table:table-cell>
          <table:table-cell table:formula="of:=[.I32]-[.E$1]" office:value-type="float" office:value="-2.1380864384952" calcext:value-type="float">
            <text:p>-2.1380864385</text:p>
          </table:table-cell>
          <table:table-cell table:formula="of:=[.J32]-[.F$1]" office:value-type="float" office:value="-3.15857398519696" calcext:value-type="float">
            <text:p>-3.1585739852</text:p>
          </table:table-cell>
          <table:table-cell table:formula="of:=[.K32]-[.D$1]" office:value-type="float" office:value="12.5298596858803" calcext:value-type="float">
            <text:p>12.5298596859</text:p>
          </table:table-cell>
          <table:table-cell table:formula="of:=[.L32]-[.E$1]" office:value-type="float" office:value="-1.28510308041864" calcext:value-type="float">
            <text:p>-1.2851030804</text:p>
          </table:table-cell>
          <table:table-cell table:formula="of:=[.M32]-[.F$1]" office:value-type="float" office:value="0.754583639083135" calcext:value-type="float">
            <text:p>0.7545836391</text:p>
          </table:table-cell>
          <table:table-cell table:formula="of:=SQRT([.Q32]^2+[.R32]^2+[.S32]^2)" office:value-type="float" office:value="12.6181722188089" calcext:value-type="float">
            <text:p>12.6181722188</text:p>
          </table:table-cell>
          <table:table-cell table:formula="of:=[.U31]+([.$A32]-[.$A31])/1000*([.N31]+[.N32])/2" office:value-type="float" office:value="57.8196577914476" calcext:value-type="float">
            <text:p>57.8196577914</text:p>
          </table:table-cell>
          <table:table-cell table:formula="of:=[.V31]+([.$A32]-[.$A31])/1000*([.O31]+[.O32])/2" office:value-type="float" office:value="-9.71318360905088" calcext:value-type="float">
            <text:p>-9.7131836091</text:p>
          </table:table-cell>
          <table:table-cell table:formula="of:=[.W31]+([.$A32]-[.$A31])/1000*([.P31]+[.P32])/2" office:value-type="float" office:value="16.9280470636019" calcext:value-type="float">
            <text:p>16.9280470636</text:p>
          </table:table-cell>
          <table:table-cell table:formula="of:=SQRT([.U32]^2+[.V32]^2+[.W32]^2)" office:value-type="float" office:value="61.0247289246807" calcext:value-type="float">
            <text:p>61.0247289247</text:p>
          </table:table-cell>
          <table:table-cell office:value-type="float" office:value="7.969745" calcext:value-type="float">
            <text:p>7.969745</text:p>
          </table:table-cell>
          <table:table-cell office:value-type="float" office:value="312.308716" calcext:value-type="float">
            <text:p>312.308716</text:p>
          </table:table-cell>
          <table:table-cell office:value-type="float" office:value="139.016525" calcext:value-type="float">
            <text:p>139.016525</text:p>
          </table:table-cell>
          <table:table-cell office:value-type="float" office:value="38.526516" calcext:value-type="float">
            <text:p>38.526516</text:p>
          </table:table-cell>
          <table:table-cell office:value-type="float" office:value="508" calcext:value-type="float">
            <text:p>508</text:p>
          </table:table-cell>
          <table:table-cell office:value-type="float" office:value="510" calcext:value-type="float">
            <text:p>51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84044" calcext:value-type="float">
            <text:p>584044</text:p>
          </table:table-cell>
          <table:table-cell office:value-type="float" office:value="30.530001" calcext:value-type="float">
            <text:p>30.530001</text:p>
          </table:table-cell>
          <table:table-cell office:value-type="float" office:value="78744" calcext:value-type="float">
            <text:p>78744</text:p>
          </table:table-cell>
          <table:table-cell office:value-type="float" office:value="2076.709473" calcext:value-type="float">
            <text:p>2076.709473</text:p>
          </table:table-cell>
          <table:table-cell office:value-type="float" office:value="365.587646" calcext:value-type="float">
            <text:p>365.587646</text:p>
          </table:table-cell>
          <table:table-cell office:value-type="float" office:value="-2.660953" calcext:value-type="float">
            <text:p>-2.660953</text:p>
          </table:table-cell>
          <table:table-cell office:value-type="float" office:value="12.755927" calcext:value-type="float">
            <text:p>12.755927</text:p>
          </table:table-cell>
          <table:table-cell office:value-type="float" office:value="9.959879" calcext:value-type="float">
            <text:p>9.959879</text:p>
          </table:table-cell>
          <table:table-cell office:value-type="float" office:value="-1.225831" calcext:value-type="float">
            <text:p>-1.225831</text:p>
          </table:table-cell>
          <table:table-cell office:value-type="float" office:value="-1.762132" calcext:value-type="float">
            <text:p>-1.762132</text:p>
          </table:table-cell>
          <table:table-cell table:formula="of:=[.$B$1]*[.H33]+(1-[.$B$1])*[.K32]" office:value-type="float" office:value="6.57389455841112" calcext:value-type="float">
            <text:p>6.5738945584</text:p>
          </table:table-cell>
          <table:table-cell table:formula="of:=[.$B$1]*[.I33]+(1-[.$B$1])*[.L32]" office:value-type="float" office:value="-1.5613947777311" calcext:value-type="float">
            <text:p>-1.5613947777</text:p>
          </table:table-cell>
          <table:table-cell table:formula="of:=[.$B$1]*[.J33]+(1-[.$B$1])*[.M32]" office:value-type="float" office:value="1.20808546185208" calcext:value-type="float">
            <text:p>1.2080854619</text:p>
          </table:table-cell>
          <table:table-cell table:formula="of:=[.H33]-[.D$1]" office:value-type="float" office:value="16.292064620979" calcext:value-type="float">
            <text:p>16.292064621</text:p>
          </table:table-cell>
          <table:table-cell table:formula="of:=[.I33]-[.E$1]" office:value-type="float" office:value="-0.9122544384952" calcext:value-type="float">
            <text:p>-0.9122544385</text:p>
          </table:table-cell>
          <table:table-cell table:formula="of:=[.J33]-[.F$1]" office:value-type="float" office:value="-2.54565798519696" calcext:value-type="float">
            <text:p>-2.5456579852</text:p>
          </table:table-cell>
          <table:table-cell table:formula="of:=[.K33]-[.D$1]" office:value-type="float" office:value="12.9060801793902" calcext:value-type="float">
            <text:p>12.9060801794</text:p>
          </table:table-cell>
          <table:table-cell table:formula="of:=[.L33]-[.E$1]" office:value-type="float" office:value="-1.2478182162263" calcext:value-type="float">
            <text:p>-1.2478182162</text:p>
          </table:table-cell>
          <table:table-cell table:formula="of:=[.M33]-[.F$1]" office:value-type="float" office:value="0.424559476655126" calcext:value-type="float">
            <text:p>0.4245594767</text:p>
          </table:table-cell>
          <table:table-cell table:formula="of:=SQRT([.Q33]^2+[.R33]^2+[.S33]^2)" office:value-type="float" office:value="12.9732111154799" calcext:value-type="float">
            <text:p>12.9732111155</text:p>
          </table:table-cell>
          <table:table-cell table:formula="of:=[.U32]+([.$A33]-[.$A32])/1000*([.N32]+[.N33])/2" office:value-type="float" office:value="63.8892506721861" calcext:value-type="float">
            <text:p>63.8892506722</text:p>
          </table:table-cell>
          <table:table-cell table:formula="of:=[.V32]+([.$A33]-[.$A32])/1000*([.O32]+[.O33])/2" office:value-type="float" office:value="-10.3339279775184" calcext:value-type="float">
            <text:p>-10.3339279775</text:p>
          </table:table-cell>
          <table:table-cell table:formula="of:=[.W32]+([.$A33]-[.$A32])/1000*([.P32]+[.P33])/2" office:value-type="float" office:value="15.7672358576267" calcext:value-type="float">
            <text:p>15.7672358576</text:p>
          </table:table-cell>
          <table:table-cell table:formula="of:=SQRT([.U33]^2+[.V33]^2+[.W33]^2)" office:value-type="float" office:value="66.6125524618896" calcext:value-type="float">
            <text:p>66.6125524619</text:p>
          </table:table-cell>
          <table:table-cell office:value-type="float" office:value="10.18857" calcext:value-type="float">
            <text:p>10.18857</text:p>
          </table:table-cell>
          <table:table-cell office:value-type="float" office:value="317.313354" calcext:value-type="float">
            <text:p>317.313354</text:p>
          </table:table-cell>
          <table:table-cell office:value-type="float" office:value="139.651398" calcext:value-type="float">
            <text:p>139.651398</text:p>
          </table:table-cell>
          <table:table-cell office:value-type="float" office:value="37.141544" calcext:value-type="float">
            <text:p>37.141544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84450" calcext:value-type="float">
            <text:p>584450</text:p>
          </table:table-cell>
          <table:table-cell office:value-type="float" office:value="30.549999" calcext:value-type="float">
            <text:p>30.549999</text:p>
          </table:table-cell>
          <table:table-cell office:value-type="float" office:value="78776" calcext:value-type="float">
            <text:p>78776</text:p>
          </table:table-cell>
          <table:table-cell office:value-type="float" office:value="2073.483398" calcext:value-type="float">
            <text:p>2073.483398</text:p>
          </table:table-cell>
          <table:table-cell office:value-type="float" office:value="362.361572" calcext:value-type="float">
            <text:p>362.361572</text:p>
          </table:table-cell>
          <table:table-cell office:value-type="float" office:value="-7.945996" calcext:value-type="float">
            <text:p>-7.945996</text:p>
          </table:table-cell>
          <table:table-cell office:value-type="float" office:value="12.346008" calcext:value-type="float">
            <text:p>12.346008</text:p>
          </table:table-cell>
          <table:table-cell office:value-type="float" office:value="11.33894" calcext:value-type="float">
            <text:p>11.33894</text:p>
          </table:table-cell>
          <table:table-cell office:value-type="float" office:value="-1.685518" calcext:value-type="float">
            <text:p>-1.685518</text:p>
          </table:table-cell>
          <table:table-cell office:value-type="float" office:value="-2.451663" calcext:value-type="float">
            <text:p>-2.451663</text:p>
          </table:table-cell>
          <table:table-cell table:formula="of:=[.$B$1]*[.H34]+(1-[.$B$1])*[.K33]" office:value-type="float" office:value="7.05039910257001" calcext:value-type="float">
            <text:p>7.0503991026</text:p>
          </table:table-cell>
          <table:table-cell table:formula="of:=[.$B$1]*[.I34]+(1-[.$B$1])*[.L33]" office:value-type="float" office:value="-1.57380709995799" calcext:value-type="float">
            <text:p>-1.5738071</text:p>
          </table:table-cell>
          <table:table-cell table:formula="of:=[.$B$1]*[.J34]+(1-[.$B$1])*[.M33]" office:value-type="float" office:value="0.842110615666876" calcext:value-type="float">
            <text:p>0.8421106157</text:p>
          </table:table-cell>
          <table:table-cell table:formula="of:=[.H34]-[.D$1]" office:value-type="float" office:value="17.671125620979" calcext:value-type="float">
            <text:p>17.671125621</text:p>
          </table:table-cell>
          <table:table-cell table:formula="of:=[.I34]-[.E$1]" office:value-type="float" office:value="-1.3719414384952" calcext:value-type="float">
            <text:p>-1.3719414385</text:p>
          </table:table-cell>
          <table:table-cell table:formula="of:=[.J34]-[.F$1]" office:value-type="float" office:value="-3.23518898519696" calcext:value-type="float">
            <text:p>-3.2351889852</text:p>
          </table:table-cell>
          <table:table-cell table:formula="of:=[.K34]-[.D$1]" office:value-type="float" office:value="13.382584723549" calcext:value-type="float">
            <text:p>13.3825847235</text:p>
          </table:table-cell>
          <table:table-cell table:formula="of:=[.L34]-[.E$1]" office:value-type="float" office:value="-1.26023053845319" calcext:value-type="float">
            <text:p>-1.2602305385</text:p>
          </table:table-cell>
          <table:table-cell table:formula="of:=[.M34]-[.F$1]" office:value-type="float" office:value="0.0585846304699177" calcext:value-type="float">
            <text:p>0.0585846305</text:p>
          </table:table-cell>
          <table:table-cell table:formula="of:=SQRT([.Q34]^2+[.R34]^2+[.S34]^2)" office:value-type="float" office:value="13.4419190241552" calcext:value-type="float">
            <text:p>13.4419190242</text:p>
          </table:table-cell>
          <table:table-cell table:formula="of:=[.U33]+([.$A34]-[.$A33])/1000*([.N33]+[.N34])/2" office:value-type="float" office:value="70.7837782913036" calcext:value-type="float">
            <text:p>70.7837782913</text:p>
          </table:table-cell>
          <table:table-cell table:formula="of:=[.V33]+([.$A34]-[.$A33])/1000*([.O33]+[.O34])/2" office:value-type="float" office:value="-10.7976197405475" calcext:value-type="float">
            <text:p>-10.7976197405</text:p>
          </table:table-cell>
          <table:table-cell table:formula="of:=[.W33]+([.$A34]-[.$A33])/1000*([.P33]+[.P34])/2" office:value-type="float" office:value="14.5937239226368" calcext:value-type="float">
            <text:p>14.5937239226</text:p>
          </table:table-cell>
          <table:table-cell table:formula="of:=SQRT([.U34]^2+[.V34]^2+[.W34]^2)" office:value-type="float" office:value="73.0746785089337" calcext:value-type="float">
            <text:p>73.0746785089</text:p>
          </table:table-cell>
          <table:table-cell office:value-type="float" office:value="11.722763" calcext:value-type="float">
            <text:p>11.722763</text:p>
          </table:table-cell>
          <table:table-cell office:value-type="float" office:value="321.47879" calcext:value-type="float">
            <text:p>321.47879</text:p>
          </table:table-cell>
          <table:table-cell office:value-type="float" office:value="140.064133" calcext:value-type="float">
            <text:p>140.064133</text:p>
          </table:table-cell>
          <table:table-cell office:value-type="float" office:value="35.84338" calcext:value-type="float">
            <text:p>35.84338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84862" calcext:value-type="float">
            <text:p>584862</text:p>
          </table:table-cell>
          <table:table-cell office:value-type="float" office:value="30.559999" calcext:value-type="float">
            <text:p>30.559999</text:p>
          </table:table-cell>
          <table:table-cell office:value-type="float" office:value="78793" calcext:value-type="float">
            <text:p>78793</text:p>
          </table:table-cell>
          <table:table-cell office:value-type="float" office:value="2071.709961" calcext:value-type="float">
            <text:p>2071.709961</text:p>
          </table:table-cell>
          <table:table-cell office:value-type="float" office:value="360.588135" calcext:value-type="float">
            <text:p>360.588135</text:p>
          </table:table-cell>
          <table:table-cell office:value-type="float" office:value="-4.30446" calcext:value-type="float">
            <text:p>-4.30446</text:p>
          </table:table-cell>
          <table:table-cell office:value-type="float" office:value="12.016312" calcext:value-type="float">
            <text:p>12.016312</text:p>
          </table:table-cell>
          <table:table-cell office:value-type="float" office:value="9.040505" calcext:value-type="float">
            <text:p>9.040505</text:p>
          </table:table-cell>
          <table:table-cell office:value-type="float" office:value="-1.37906" calcext:value-type="float">
            <text:p>-1.37906</text:p>
          </table:table-cell>
          <table:table-cell office:value-type="float" office:value="-1.838747" calcext:value-type="float">
            <text:p>-1.838747</text:p>
          </table:table-cell>
          <table:table-cell table:formula="of:=[.$B$1]*[.H35]+(1-[.$B$1])*[.K34]" office:value-type="float" office:value="7.24940969231301" calcext:value-type="float">
            <text:p>7.2494096923</text:p>
          </table:table-cell>
          <table:table-cell table:formula="of:=[.$B$1]*[.I35]+(1-[.$B$1])*[.L34]" office:value-type="float" office:value="-1.55433238996219" calcext:value-type="float">
            <text:p>-1.55433239</text:p>
          </table:table-cell>
          <table:table-cell table:formula="of:=[.$B$1]*[.J35]+(1-[.$B$1])*[.M34]" office:value-type="float" office:value="0.574024854100188" calcext:value-type="float">
            <text:p>0.5740248541</text:p>
          </table:table-cell>
          <table:table-cell table:formula="of:=[.H35]-[.D$1]" office:value-type="float" office:value="15.372690620979" calcext:value-type="float">
            <text:p>15.372690621</text:p>
          </table:table-cell>
          <table:table-cell table:formula="of:=[.I35]-[.E$1]" office:value-type="float" office:value="-1.0654834384952" calcext:value-type="float">
            <text:p>-1.0654834385</text:p>
          </table:table-cell>
          <table:table-cell table:formula="of:=[.J35]-[.F$1]" office:value-type="float" office:value="-2.62227298519696" calcext:value-type="float">
            <text:p>-2.6222729852</text:p>
          </table:table-cell>
          <table:table-cell table:formula="of:=[.K35]-[.D$1]" office:value-type="float" office:value="13.581595313292" calcext:value-type="float">
            <text:p>13.5815953133</text:p>
          </table:table-cell>
          <table:table-cell table:formula="of:=[.L35]-[.E$1]" office:value-type="float" office:value="-1.24075582845739" calcext:value-type="float">
            <text:p>-1.2407558285</text:p>
          </table:table-cell>
          <table:table-cell table:formula="of:=[.M35]-[.F$1]" office:value-type="float" office:value="-0.20950113109677" calcext:value-type="float">
            <text:p>-0.2095011311</text:p>
          </table:table-cell>
          <table:table-cell table:formula="of:=SQRT([.Q35]^2+[.R35]^2+[.S35]^2)" office:value-type="float" office:value="13.6397616182915" calcext:value-type="float">
            <text:p>13.6397616183</text:p>
          </table:table-cell>
          <table:table-cell table:formula="of:=[.U34]+([.$A35]-[.$A34])/1000*([.N34]+[.N35])/2" office:value-type="float" office:value="77.5908044371469" calcext:value-type="float">
            <text:p>77.5908044371</text:p>
          </table:table-cell>
          <table:table-cell table:formula="of:=[.V34]+([.$A35]-[.$A34])/1000*([.O34]+[.O35])/2" office:value-type="float" office:value="-11.2997292652075" calcext:value-type="float">
            <text:p>-11.2997292652</text:p>
          </table:table-cell>
          <table:table-cell table:formula="of:=[.W34]+([.$A35]-[.$A34])/1000*([.P34]+[.P35])/2" office:value-type="float" office:value="13.3870867567356" calcext:value-type="float">
            <text:p>13.3870867567</text:p>
          </table:table-cell>
          <table:table-cell table:formula="of:=SQRT([.U35]^2+[.V35]^2+[.W35]^2)" office:value-type="float" office:value="79.5438929554176" calcext:value-type="float">
            <text:p>79.5438929554</text:p>
          </table:table-cell>
          <table:table-cell office:value-type="float" office:value="9.328105" calcext:value-type="float">
            <text:p>9.328105</text:p>
          </table:table-cell>
          <table:table-cell office:value-type="float" office:value="324.811218" calcext:value-type="float">
            <text:p>324.811218</text:p>
          </table:table-cell>
          <table:table-cell office:value-type="float" office:value="140.012283" calcext:value-type="float">
            <text:p>140.012283</text:p>
          </table:table-cell>
          <table:table-cell office:value-type="float" office:value="34.324558" calcext:value-type="float">
            <text:p>34.324558</text:p>
          </table:table-cell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85270" calcext:value-type="float">
            <text:p>585270</text:p>
          </table:table-cell>
          <table:table-cell office:value-type="float" office:value="30.57" calcext:value-type="float">
            <text:p>30.57</text:p>
          </table:table-cell>
          <table:table-cell office:value-type="float" office:value="78815" calcext:value-type="float">
            <text:p>78815</text:p>
          </table:table-cell>
          <table:table-cell office:value-type="float" office:value="2069.466553" calcext:value-type="float">
            <text:p>2069.466553</text:p>
          </table:table-cell>
          <table:table-cell office:value-type="float" office:value="358.344727" calcext:value-type="float">
            <text:p>358.344727</text:p>
          </table:table-cell>
          <table:table-cell office:value-type="float" office:value="-5.498549" calcext:value-type="float">
            <text:p>-5.498549</text:p>
          </table:table-cell>
          <table:table-cell office:value-type="float" office:value="11.669499" calcext:value-type="float">
            <text:p>11.669499</text:p>
          </table:table-cell>
          <table:table-cell office:value-type="float" office:value="12.794614" calcext:value-type="float">
            <text:p>12.794614</text:p>
          </table:table-cell>
          <table:table-cell office:value-type="float" office:value="-3.600879" calcext:value-type="float">
            <text:p>-3.600879</text:p>
          </table:table-cell>
          <table:table-cell office:value-type="float" office:value="-2.834735" calcext:value-type="float">
            <text:p>-2.834735</text:p>
          </table:table-cell>
          <table:table-cell table:formula="of:=[.$B$1]*[.H36]+(1-[.$B$1])*[.K35]" office:value-type="float" office:value="7.80393012308171" calcext:value-type="float">
            <text:p>7.8039301231</text:p>
          </table:table-cell>
          <table:table-cell table:formula="of:=[.$B$1]*[.I36]+(1-[.$B$1])*[.L35]" office:value-type="float" office:value="-1.75898705096597" calcext:value-type="float">
            <text:p>-1.758987051</text:p>
          </table:table-cell>
          <table:table-cell table:formula="of:=[.$B$1]*[.J36]+(1-[.$B$1])*[.M35]" office:value-type="float" office:value="0.23314886869017" calcext:value-type="float">
            <text:p>0.2331488687</text:p>
          </table:table-cell>
          <table:table-cell table:formula="of:=[.H36]-[.D$1]" office:value-type="float" office:value="19.126799620979" calcext:value-type="float">
            <text:p>19.126799621</text:p>
          </table:table-cell>
          <table:table-cell table:formula="of:=[.I36]-[.E$1]" office:value-type="float" office:value="-3.2873024384952" calcext:value-type="float">
            <text:p>-3.2873024385</text:p>
          </table:table-cell>
          <table:table-cell table:formula="of:=[.J36]-[.F$1]" office:value-type="float" office:value="-3.61826098519696" calcext:value-type="float">
            <text:p>-3.6182609852</text:p>
          </table:table-cell>
          <table:table-cell table:formula="of:=[.K36]-[.D$1]" office:value-type="float" office:value="14.1361157440607" calcext:value-type="float">
            <text:p>14.1361157441</text:p>
          </table:table-cell>
          <table:table-cell table:formula="of:=[.L36]-[.E$1]" office:value-type="float" office:value="-1.44541048946117" calcext:value-type="float">
            <text:p>-1.4454104895</text:p>
          </table:table-cell>
          <table:table-cell table:formula="of:=[.M36]-[.F$1]" office:value-type="float" office:value="-0.550377116506789" calcext:value-type="float">
            <text:p>-0.5503771165</text:p>
          </table:table-cell>
          <table:table-cell table:formula="of:=SQRT([.Q36]^2+[.R36]^2+[.S36]^2)" office:value-type="float" office:value="14.2204744921856" calcext:value-type="float">
            <text:p>14.2204744922</text:p>
          </table:table-cell>
          <table:table-cell table:formula="of:=[.U35]+([.$A36]-[.$A35])/1000*([.N35]+[.N36])/2" office:value-type="float" office:value="84.6287004465064" calcext:value-type="float">
            <text:p>84.6287004465</text:p>
          </table:table-cell>
          <table:table-cell table:formula="of:=[.V35]+([.$A36]-[.$A35])/1000*([.O35]+[.O36])/2" office:value-type="float" office:value="-12.1876975841135" calcext:value-type="float">
            <text:p>-12.1876975841</text:p>
          </table:table-cell>
          <table:table-cell table:formula="of:=[.W35]+([.$A36]-[.$A35])/1000*([.P35]+[.P36])/2" office:value-type="float" office:value="12.1140178267752" calcext:value-type="float">
            <text:p>12.1140178268</text:p>
          </table:table-cell>
          <table:table-cell table:formula="of:=SQRT([.U36]^2+[.V36]^2+[.W36]^2)" office:value-type="float" office:value="86.3556966249115" calcext:value-type="float">
            <text:p>86.3556966249</text:p>
          </table:table-cell>
          <table:table-cell office:value-type="float" office:value="13.590592" calcext:value-type="float">
            <text:p>13.590592</text:p>
          </table:table-cell>
          <table:table-cell office:value-type="float" office:value="327.733704" calcext:value-type="float">
            <text:p>327.733704</text:p>
          </table:table-cell>
          <table:table-cell office:value-type="float" office:value="140.095108" calcext:value-type="float">
            <text:p>140.095108</text:p>
          </table:table-cell>
          <table:table-cell office:value-type="float" office:value="33.153854" calcext:value-type="float">
            <text:p>33.153854</text:p>
          </table:table-cell>
          <table:table-cell office:value-type="float" office:value="506" calcext:value-type="float">
            <text:p>506</text:p>
          </table:table-cell>
          <table:table-cell office:value-type="float" office:value="513" calcext:value-type="float">
            <text:p>513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85663" calcext:value-type="float">
            <text:p>585663</text:p>
          </table:table-cell>
          <table:table-cell office:value-type="float" office:value="30.59" calcext:value-type="float">
            <text:p>30.59</text:p>
          </table:table-cell>
          <table:table-cell office:value-type="float" office:value="78846" calcext:value-type="float">
            <text:p>78846</text:p>
          </table:table-cell>
          <table:table-cell office:value-type="float" office:value="2066.260742" calcext:value-type="float">
            <text:p>2066.260742</text:p>
          </table:table-cell>
          <table:table-cell office:value-type="float" office:value="355.138916" calcext:value-type="float">
            <text:p>355.138916</text:p>
          </table:table-cell>
          <table:table-cell office:value-type="float" office:value="-8.157279" calcext:value-type="float">
            <text:p>-8.157279</text:p>
          </table:table-cell>
          <table:table-cell office:value-type="float" office:value="11.27691" calcext:value-type="float">
            <text:p>11.27691</text:p>
          </table:table-cell>
          <table:table-cell office:value-type="float" office:value="11.798626" calcext:value-type="float">
            <text:p>11.798626</text:p>
          </table:table-cell>
          <table:table-cell office:value-type="float" office:value="-1.302446" calcext:value-type="float">
            <text:p>-1.302446</text:p>
          </table:table-cell>
          <table:table-cell office:value-type="float" office:value="-3.141193" calcext:value-type="float">
            <text:p>-3.141193</text:p>
          </table:table-cell>
          <table:table-cell table:formula="of:=[.$B$1]*[.H37]+(1-[.$B$1])*[.K36]" office:value-type="float" office:value="8.20339971077354" calcext:value-type="float">
            <text:p>8.2033997108</text:p>
          </table:table-cell>
          <table:table-cell table:formula="of:=[.$B$1]*[.I37]+(1-[.$B$1])*[.L36]" office:value-type="float" office:value="-1.71333294586938" calcext:value-type="float">
            <text:p>-1.7133329459</text:p>
          </table:table-cell>
          <table:table-cell table:formula="of:=[.$B$1]*[.J37]+(1-[.$B$1])*[.M36]" office:value-type="float" office:value="-0.104285318178847" calcext:value-type="float">
            <text:p>-0.1042853182</text:p>
          </table:table-cell>
          <table:table-cell table:formula="of:=[.H37]-[.D$1]" office:value-type="float" office:value="18.130811620979" calcext:value-type="float">
            <text:p>18.130811621</text:p>
          </table:table-cell>
          <table:table-cell table:formula="of:=[.I37]-[.E$1]" office:value-type="float" office:value="-0.9888694384952" calcext:value-type="float">
            <text:p>-0.9888694385</text:p>
          </table:table-cell>
          <table:table-cell table:formula="of:=[.J37]-[.F$1]" office:value-type="float" office:value="-3.92471898519696" calcext:value-type="float">
            <text:p>-3.9247189852</text:p>
          </table:table-cell>
          <table:table-cell table:formula="of:=[.K37]-[.D$1]" office:value-type="float" office:value="14.5355853317526" calcext:value-type="float">
            <text:p>14.5355853318</text:p>
          </table:table-cell>
          <table:table-cell table:formula="of:=[.L37]-[.E$1]" office:value-type="float" office:value="-1.39975638436457" calcext:value-type="float">
            <text:p>-1.3997563844</text:p>
          </table:table-cell>
          <table:table-cell table:formula="of:=[.M37]-[.F$1]" office:value-type="float" office:value="-0.887811303375806" calcext:value-type="float">
            <text:p>-0.8878113034</text:p>
          </table:table-cell>
          <table:table-cell table:formula="of:=SQRT([.Q37]^2+[.R37]^2+[.S37]^2)" office:value-type="float" office:value="14.629790421692" calcext:value-type="float">
            <text:p>14.6297904217</text:p>
          </table:table-cell>
          <table:table-cell table:formula="of:=[.U36]+([.$A37]-[.$A36])/1000*([.N36]+[.N37])/2" office:value-type="float" office:value="91.9498210555511" calcext:value-type="float">
            <text:p>91.9498210556</text:p>
          </table:table-cell>
          <table:table-cell table:formula="of:=[.V36]+([.$A37]-[.$A36])/1000*([.O36]+[.O37])/2" office:value-type="float" office:value="-13.0279653579422" calcext:value-type="float">
            <text:p>-13.0279653579</text:p>
          </table:table-cell>
          <table:table-cell table:formula="of:=[.W36]+([.$A37]-[.$A36])/1000*([.P36]+[.P37])/2" office:value-type="float" office:value="10.6318222625928" calcext:value-type="float">
            <text:p>10.6318222626</text:p>
          </table:table-cell>
          <table:table-cell table:formula="of:=SQRT([.U37]^2+[.V37]^2+[.W37]^2)" office:value-type="float" office:value="93.4747726295121" calcext:value-type="float">
            <text:p>93.4747726295</text:p>
          </table:table-cell>
          <table:table-cell office:value-type="float" office:value="12.278886" calcext:value-type="float">
            <text:p>12.278886</text:p>
          </table:table-cell>
          <table:table-cell office:value-type="float" office:value="329.921112" calcext:value-type="float">
            <text:p>329.921112</text:p>
          </table:table-cell>
          <table:table-cell office:value-type="float" office:value="139.833832" calcext:value-type="float">
            <text:p>139.833832</text:p>
          </table:table-cell>
          <table:table-cell office:value-type="float" office:value="31.871231" calcext:value-type="float">
            <text:p>31.871231</text:p>
          </table:table-cell>
          <table:table-cell office:value-type="float" office:value="507" calcext:value-type="float">
            <text:p>507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86075" calcext:value-type="float">
            <text:p>586075</text:p>
          </table:table-cell>
          <table:table-cell office:value-type="float" office:value="30.6" calcext:value-type="float">
            <text:p>30.6</text:p>
          </table:table-cell>
          <table:table-cell office:value-type="float" office:value="78860" calcext:value-type="float">
            <text:p>78860</text:p>
          </table:table-cell>
          <table:table-cell office:value-type="float" office:value="2064.847412" calcext:value-type="float">
            <text:p>2064.847412</text:p>
          </table:table-cell>
          <table:table-cell office:value-type="float" office:value="353.725586" calcext:value-type="float">
            <text:p>353.725586</text:p>
          </table:table-cell>
          <table:table-cell office:value-type="float" office:value="-3.430413" calcext:value-type="float">
            <text:p>-3.430413</text:p>
          </table:table-cell>
          <table:table-cell office:value-type="float" office:value="10.98569" calcext:value-type="float">
            <text:p>10.98569</text:p>
          </table:table-cell>
          <table:table-cell office:value-type="float" office:value="8.274361" calcext:value-type="float">
            <text:p>8.274361</text:p>
          </table:table-cell>
          <table:table-cell office:value-type="float" office:value="-1.455675" calcext:value-type="float">
            <text:p>-1.455675</text:p>
          </table:table-cell>
          <table:table-cell office:value-type="float" office:value="-0.383072" calcext:value-type="float">
            <text:p>-0.383072</text:p>
          </table:table-cell>
          <table:table-cell table:formula="of:=[.$B$1]*[.H38]+(1-[.$B$1])*[.K37]" office:value-type="float" office:value="8.21049583969619" calcext:value-type="float">
            <text:p>8.2104958397</text:p>
          </table:table-cell>
          <table:table-cell table:formula="of:=[.$B$1]*[.I38]+(1-[.$B$1])*[.L37]" office:value-type="float" office:value="-1.68756715128244" calcext:value-type="float">
            <text:p>-1.6875671513</text:p>
          </table:table-cell>
          <table:table-cell table:formula="of:=[.$B$1]*[.J38]+(1-[.$B$1])*[.M37]" office:value-type="float" office:value="-0.132163986360963" calcext:value-type="float">
            <text:p>-0.1321639864</text:p>
          </table:table-cell>
          <table:table-cell table:formula="of:=[.H38]-[.D$1]" office:value-type="float" office:value="14.606546620979" calcext:value-type="float">
            <text:p>14.606546621</text:p>
          </table:table-cell>
          <table:table-cell table:formula="of:=[.I38]-[.E$1]" office:value-type="float" office:value="-1.1420984384952" calcext:value-type="float">
            <text:p>-1.1420984385</text:p>
          </table:table-cell>
          <table:table-cell table:formula="of:=[.J38]-[.F$1]" office:value-type="float" office:value="-1.16659798519696" calcext:value-type="float">
            <text:p>-1.1665979852</text:p>
          </table:table-cell>
          <table:table-cell table:formula="of:=[.K38]-[.D$1]" office:value-type="float" office:value="14.5426814606752" calcext:value-type="float">
            <text:p>14.5426814607</text:p>
          </table:table-cell>
          <table:table-cell table:formula="of:=[.L38]-[.E$1]" office:value-type="float" office:value="-1.37399058977764" calcext:value-type="float">
            <text:p>-1.3739905898</text:p>
          </table:table-cell>
          <table:table-cell table:formula="of:=[.M38]-[.F$1]" office:value-type="float" office:value="-0.915689971557921" calcext:value-type="float">
            <text:p>-0.9156899716</text:p>
          </table:table-cell>
          <table:table-cell table:formula="of:=SQRT([.Q38]^2+[.R38]^2+[.S38]^2)" office:value-type="float" office:value="14.6361170510308" calcext:value-type="float">
            <text:p>14.636117051</text:p>
          </table:table-cell>
          <table:table-cell table:formula="of:=[.U37]+([.$A38]-[.$A37])/1000*([.N37]+[.N38])/2" office:value-type="float" office:value="98.6937168533945" calcext:value-type="float">
            <text:p>98.6937168534</text:p>
          </table:table-cell>
          <table:table-cell table:formula="of:=[.V37]+([.$A38]-[.$A37])/1000*([.O37]+[.O38])/2" office:value-type="float" office:value="-13.4669447406022" calcext:value-type="float">
            <text:p>-13.4669447406</text:p>
          </table:table-cell>
          <table:table-cell table:formula="of:=[.W37]+([.$A38]-[.$A37])/1000*([.P37]+[.P38])/2" office:value-type="float" office:value="9.58301096669169" calcext:value-type="float">
            <text:p>9.5830109667</text:p>
          </table:table-cell>
          <table:table-cell table:formula="of:=SQRT([.U38]^2+[.V38]^2+[.W38]^2)" office:value-type="float" office:value="100.068188982174" calcext:value-type="float">
            <text:p>100.0681889822</text:p>
          </table:table-cell>
          <table:table-cell office:value-type="float" office:value="8.410159" calcext:value-type="float">
            <text:p>8.410159</text:p>
          </table:table-cell>
          <table:table-cell office:value-type="float" office:value="331.456696" calcext:value-type="float">
            <text:p>331.456696</text:p>
          </table:table-cell>
          <table:table-cell office:value-type="float" office:value="139.094604" calcext:value-type="float">
            <text:p>139.094604</text:p>
          </table:table-cell>
          <table:table-cell office:value-type="float" office:value="30.272097" calcext:value-type="float">
            <text:p>30.272097</text:p>
          </table:table-cell>
          <table:table-cell office:value-type="float" office:value="507" calcext:value-type="float">
            <text:p>507</text:p>
          </table:table-cell>
          <table:table-cell office:value-type="float" office:value="510" calcext:value-type="float">
            <text:p>510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86483" calcext:value-type="float">
            <text:p>586483</text:p>
          </table:table-cell>
          <table:table-cell office:value-type="float" office:value="30.610001" calcext:value-type="float">
            <text:p>30.610001</text:p>
          </table:table-cell>
          <table:table-cell office:value-type="float" office:value="78886" calcext:value-type="float">
            <text:p>78886</text:p>
          </table:table-cell>
          <table:table-cell office:value-type="float" office:value="2061.723877" calcext:value-type="float">
            <text:p>2061.723877</text:p>
          </table:table-cell>
          <table:table-cell office:value-type="float" office:value="350.602051" calcext:value-type="float">
            <text:p>350.602051</text:p>
          </table:table-cell>
          <table:table-cell office:value-type="float" office:value="-7.655724" calcext:value-type="float">
            <text:p>-7.655724</text:p>
          </table:table-cell>
          <table:table-cell office:value-type="float" office:value="10.61657" calcext:value-type="float">
            <text:p>10.61657</text:p>
          </table:table-cell>
          <table:table-cell office:value-type="float" office:value="19.6133" calcext:value-type="float">
            <text:p>19.6133</text:p>
          </table:table-cell>
          <table:table-cell office:value-type="float" office:value="-6.129156" calcext:value-type="float">
            <text:p>-6.129156</text:p>
          </table:table-cell>
          <table:table-cell office:value-type="float" office:value="-1.915361" calcext:value-type="float">
            <text:p>-1.915361</text:p>
          </table:table-cell>
          <table:table-cell table:formula="of:=[.$B$1]*[.H39]+(1-[.$B$1])*[.K38]" office:value-type="float" office:value="9.35077625572657" calcext:value-type="float">
            <text:p>9.3507762557</text:p>
          </table:table-cell>
          <table:table-cell table:formula="of:=[.$B$1]*[.I39]+(1-[.$B$1])*[.L38]" office:value-type="float" office:value="-2.13172603615419" calcext:value-type="float">
            <text:p>-2.1317260362</text:p>
          </table:table-cell>
          <table:table-cell table:formula="of:=[.$B$1]*[.J39]+(1-[.$B$1])*[.M38]" office:value-type="float" office:value="-0.310483687724866" calcext:value-type="float">
            <text:p>-0.3104836877</text:p>
          </table:table-cell>
          <table:table-cell table:formula="of:=[.H39]-[.D$1]" office:value-type="float" office:value="25.945485620979" calcext:value-type="float">
            <text:p>25.945485621</text:p>
          </table:table-cell>
          <table:table-cell table:formula="of:=[.I39]-[.E$1]" office:value-type="float" office:value="-5.8155794384952" calcext:value-type="float">
            <text:p>-5.8155794385</text:p>
          </table:table-cell>
          <table:table-cell table:formula="of:=[.J39]-[.F$1]" office:value-type="float" office:value="-2.69888698519696" calcext:value-type="float">
            <text:p>-2.6988869852</text:p>
          </table:table-cell>
          <table:table-cell table:formula="of:=[.K39]-[.D$1]" office:value-type="float" office:value="15.6829618767056" calcext:value-type="float">
            <text:p>15.6829618767</text:p>
          </table:table-cell>
          <table:table-cell table:formula="of:=[.L39]-[.E$1]" office:value-type="float" office:value="-1.81814947464939" calcext:value-type="float">
            <text:p>-1.8181494746</text:p>
          </table:table-cell>
          <table:table-cell table:formula="of:=[.M39]-[.F$1]" office:value-type="float" office:value="-1.09400967292182" calcext:value-type="float">
            <text:p>-1.0940096729</text:p>
          </table:table-cell>
          <table:table-cell table:formula="of:=SQRT([.Q39]^2+[.R39]^2+[.S39]^2)" office:value-type="float" office:value="15.8258591521224" calcext:value-type="float">
            <text:p>15.8258591521</text:p>
          </table:table-cell>
          <table:table-cell table:formula="of:=[.U38]+([.$A39]-[.$A38])/1000*([.N38]+[.N39])/2" office:value-type="float" office:value="106.966331430754" calcext:value-type="float">
            <text:p>106.9663314308</text:p>
          </table:table-cell>
          <table:table-cell table:formula="of:=[.V38]+([.$A39]-[.$A38])/1000*([.O38]+[.O39])/2" office:value-type="float" office:value="-14.8863110275082" calcext:value-type="float">
            <text:p>-14.8863110275</text:p>
          </table:table-cell>
          <table:table-cell table:formula="of:=[.W38]+([.$A39]-[.$A38])/1000*([.P38]+[.P39])/2" office:value-type="float" office:value="8.79445203273133" calcext:value-type="float">
            <text:p>8.7944520327</text:p>
          </table:table-cell>
          <table:table-cell table:formula="of:=SQRT([.U39]^2+[.V39]^2+[.W39]^2)" office:value-type="float" office:value="108.354698570563" calcext:value-type="float">
            <text:p>108.3546985706</text:p>
          </table:table-cell>
          <table:table-cell office:value-type="float" office:value="20.637751" calcext:value-type="float">
            <text:p>20.637751</text:p>
          </table:table-cell>
          <table:table-cell office:value-type="float" office:value="333.168579" calcext:value-type="float">
            <text:p>333.168579</text:p>
          </table:table-cell>
          <table:table-cell office:value-type="float" office:value="139.25116" calcext:value-type="float">
            <text:p>139.25116</text:p>
          </table:table-cell>
          <table:table-cell office:value-type="float" office:value="29.722162" calcext:value-type="float">
            <text:p>29.722162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86891" calcext:value-type="float">
            <text:p>586891</text:p>
          </table:table-cell>
          <table:table-cell office:value-type="float" office:value="30.629999" calcext:value-type="float">
            <text:p>30.629999</text:p>
          </table:table-cell>
          <table:table-cell office:value-type="float" office:value="78898" calcext:value-type="float">
            <text:p>78898</text:p>
          </table:table-cell>
          <table:table-cell office:value-type="float" office:value="2061.033447" calcext:value-type="float">
            <text:p>2061.033447</text:p>
          </table:table-cell>
          <table:table-cell office:value-type="float" office:value="349.911621" calcext:value-type="float">
            <text:p>349.911621</text:p>
          </table:table-cell>
          <table:table-cell office:value-type="float" office:value="-1.69223" calcext:value-type="float">
            <text:p>-1.69223</text:p>
          </table:table-cell>
          <table:table-cell office:value-type="float" office:value="10.372843" calcext:value-type="float">
            <text:p>10.372843</text:p>
          </table:table-cell>
          <table:table-cell office:value-type="float" office:value="14.78659" calcext:value-type="float">
            <text:p>14.78659</text:p>
          </table:table-cell>
          <table:table-cell office:value-type="float" office:value="-1.225831" calcext:value-type="float">
            <text:p>-1.225831</text:p>
          </table:table-cell>
          <table:table-cell office:value-type="float" office:value="-2.528277" calcext:value-type="float">
            <text:p>-2.528277</text:p>
          </table:table-cell>
          <table:table-cell table:formula="of:=[.$B$1]*[.H40]+(1-[.$B$1])*[.K39]" office:value-type="float" office:value="9.89435763015391" calcext:value-type="float">
            <text:p>9.8943576302</text:p>
          </table:table-cell>
          <table:table-cell table:formula="of:=[.$B$1]*[.I40]+(1-[.$B$1])*[.L39]" office:value-type="float" office:value="-2.04113653253877" calcext:value-type="float">
            <text:p>-2.0411365325</text:p>
          </table:table-cell>
          <table:table-cell table:formula="of:=[.$B$1]*[.J40]+(1-[.$B$1])*[.M39]" office:value-type="float" office:value="-0.53226301895238" calcext:value-type="float">
            <text:p>-0.532263019</text:p>
          </table:table-cell>
          <table:table-cell table:formula="of:=[.H40]-[.D$1]" office:value-type="float" office:value="21.118775620979" calcext:value-type="float">
            <text:p>21.118775621</text:p>
          </table:table-cell>
          <table:table-cell table:formula="of:=[.I40]-[.E$1]" office:value-type="float" office:value="-0.9122544384952" calcext:value-type="float">
            <text:p>-0.9122544385</text:p>
          </table:table-cell>
          <table:table-cell table:formula="of:=[.J40]-[.F$1]" office:value-type="float" office:value="-3.31180298519696" calcext:value-type="float">
            <text:p>-3.3118029852</text:p>
          </table:table-cell>
          <table:table-cell table:formula="of:=[.K40]-[.D$1]" office:value-type="float" office:value="16.2265432511329" calcext:value-type="float">
            <text:p>16.2265432511</text:p>
          </table:table-cell>
          <table:table-cell table:formula="of:=[.L40]-[.E$1]" office:value-type="float" office:value="-1.72755997103397" calcext:value-type="float">
            <text:p>-1.727559971</text:p>
          </table:table-cell>
          <table:table-cell table:formula="of:=[.M40]-[.F$1]" office:value-type="float" office:value="-1.31578900414934" calcext:value-type="float">
            <text:p>-1.3157890041</text:p>
          </table:table-cell>
          <table:table-cell table:formula="of:=SQRT([.Q40]^2+[.R40]^2+[.S40]^2)" office:value-type="float" office:value="16.3712085698597" calcext:value-type="float">
            <text:p>16.3712085699</text:p>
          </table:table-cell>
          <table:table-cell table:formula="of:=[.U39]+([.$A40]-[.$A39])/1000*([.N39]+[.N40])/2" office:value-type="float" office:value="116.567440724113" calcext:value-type="float">
            <text:p>116.5674407241</text:p>
          </table:table-cell>
          <table:table-cell table:formula="of:=[.V39]+([.$A40]-[.$A39])/1000*([.O39]+[.O40])/2" office:value-type="float" office:value="-16.2587891384143" calcext:value-type="float">
            <text:p>-16.2587891384</text:p>
          </table:table-cell>
          <table:table-cell table:formula="of:=[.W39]+([.$A40]-[.$A39])/1000*([.P39]+[.P40])/2" office:value-type="float" office:value="7.56827127877097" calcext:value-type="float">
            <text:p>7.5682712788</text:p>
          </table:table-cell>
          <table:table-cell table:formula="of:=SQRT([.U40]^2+[.V40]^2+[.W40]^2)" office:value-type="float" office:value="117.938946880859" calcext:value-type="float">
            <text:p>117.9389468809</text:p>
          </table:table-cell>
          <table:table-cell office:value-type="float" office:value="15.051182" calcext:value-type="float">
            <text:p>15.051182</text:p>
          </table:table-cell>
          <table:table-cell office:value-type="float" office:value="334.394958" calcext:value-type="float">
            <text:p>334.394958</text:p>
          </table:table-cell>
          <table:table-cell office:value-type="float" office:value="138.933105" calcext:value-type="float">
            <text:p>138.933105</text:p>
          </table:table-cell>
          <table:table-cell office:value-type="float" office:value="28.787359" calcext:value-type="float">
            <text:p>28.787359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87294" calcext:value-type="float">
            <text:p>587294</text:p>
          </table:table-cell>
          <table:table-cell office:value-type="float" office:value="30.639999" calcext:value-type="float">
            <text:p>30.639999</text:p>
          </table:table-cell>
          <table:table-cell office:value-type="float" office:value="78931" calcext:value-type="float">
            <text:p>78931</text:p>
          </table:table-cell>
          <table:table-cell office:value-type="float" office:value="2057.680176" calcext:value-type="float">
            <text:p>2057.680176</text:p>
          </table:table-cell>
          <table:table-cell office:value-type="float" office:value="346.55835" calcext:value-type="float">
            <text:p>346.55835</text:p>
          </table:table-cell>
          <table:table-cell office:value-type="float" office:value="-8.320773" calcext:value-type="float">
            <text:p>-8.320773</text:p>
          </table:table-cell>
          <table:table-cell office:value-type="float" office:value="10.00269" calcext:value-type="float">
            <text:p>10.00269</text:p>
          </table:table-cell>
          <table:table-cell office:value-type="float" office:value="13.330915" calcext:value-type="float">
            <text:p>13.330915</text:p>
          </table:table-cell>
          <table:table-cell office:value-type="float" office:value="-3.983952" calcext:value-type="float">
            <text:p>-3.983952</text:p>
          </table:table-cell>
          <table:table-cell office:value-type="float" office:value="-0.995988" calcext:value-type="float">
            <text:p>-0.995988</text:p>
          </table:table-cell>
          <table:table-cell table:formula="of:=[.$B$1]*[.H41]+(1-[.$B$1])*[.K40]" office:value-type="float" office:value="10.2380133671385" calcext:value-type="float">
            <text:p>10.2380133671</text:p>
          </table:table-cell>
          <table:table-cell table:formula="of:=[.$B$1]*[.I41]+(1-[.$B$1])*[.L40]" office:value-type="float" office:value="-2.2354180792849" calcext:value-type="float">
            <text:p>-2.2354180793</text:p>
          </table:table-cell>
          <table:table-cell table:formula="of:=[.$B$1]*[.J41]+(1-[.$B$1])*[.M40]" office:value-type="float" office:value="-0.578635517057142" calcext:value-type="float">
            <text:p>-0.5786355171</text:p>
          </table:table-cell>
          <table:table-cell table:formula="of:=[.H41]-[.D$1]" office:value-type="float" office:value="19.663100620979" calcext:value-type="float">
            <text:p>19.663100621</text:p>
          </table:table-cell>
          <table:table-cell table:formula="of:=[.I41]-[.E$1]" office:value-type="float" office:value="-3.6703754384952" calcext:value-type="float">
            <text:p>-3.6703754385</text:p>
          </table:table-cell>
          <table:table-cell table:formula="of:=[.J41]-[.F$1]" office:value-type="float" office:value="-1.77951398519696" calcext:value-type="float">
            <text:p>-1.7795139852</text:p>
          </table:table-cell>
          <table:table-cell table:formula="of:=[.K41]-[.D$1]" office:value-type="float" office:value="16.5701989881175" calcext:value-type="float">
            <text:p>16.5701989881</text:p>
          </table:table-cell>
          <table:table-cell table:formula="of:=[.L41]-[.E$1]" office:value-type="float" office:value="-1.9218415177801" calcext:value-type="float">
            <text:p>-1.9218415178</text:p>
          </table:table-cell>
          <table:table-cell table:formula="of:=[.M41]-[.F$1]" office:value-type="float" office:value="-1.3621615022541" calcext:value-type="float">
            <text:p>-1.3621615023</text:p>
          </table:table-cell>
          <table:table-cell table:formula="of:=SQRT([.Q41]^2+[.R41]^2+[.S41]^2)" office:value-type="float" office:value="16.7367993739394" calcext:value-type="float">
            <text:p>16.7367993739</text:p>
          </table:table-cell>
          <table:table-cell table:formula="of:=[.U40]+([.$A41]-[.$A40])/1000*([.N40]+[.N41])/2" office:value-type="float" office:value="124.784988786868" calcext:value-type="float">
            <text:p>124.7849887869</text:p>
          </table:table-cell>
          <table:table-cell table:formula="of:=[.V40]+([.$A41]-[.$A40])/1000*([.O40]+[.O41])/2" office:value-type="float" office:value="-17.1821890586278" calcext:value-type="float">
            <text:p>-17.1821890586</text:p>
          </table:table-cell>
          <table:table-cell table:formula="of:=[.W40]+([.$A41]-[.$A40])/1000*([.P40]+[.P41])/2" office:value-type="float" office:value="6.5423709092366" calcext:value-type="float">
            <text:p>6.5423709092</text:p>
          </table:table-cell>
          <table:table-cell table:formula="of:=SQRT([.U41]^2+[.V41]^2+[.W41]^2)" office:value-type="float" office:value="126.132167445498" calcext:value-type="float">
            <text:p>126.1321674455</text:p>
          </table:table-cell>
          <table:table-cell office:value-type="float" office:value="13.949092" calcext:value-type="float">
            <text:p>13.949092</text:p>
          </table:table-cell>
          <table:table-cell office:value-type="float" office:value="335.01062" calcext:value-type="float">
            <text:p>335.01062</text:p>
          </table:table-cell>
          <table:table-cell office:value-type="float" office:value="138.285706" calcext:value-type="float">
            <text:p>138.285706</text:p>
          </table:table-cell>
          <table:table-cell office:value-type="float" office:value="27.704954" calcext:value-type="float">
            <text:p>27.704954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87701" calcext:value-type="float">
            <text:p>587701</text:p>
          </table:table-cell>
          <table:table-cell office:value-type="float" office:value="30.67" calcext:value-type="float">
            <text:p>30.67</text:p>
          </table:table-cell>
          <table:table-cell office:value-type="float" office:value="78951" calcext:value-type="float">
            <text:p>78951</text:p>
          </table:table-cell>
          <table:table-cell office:value-type="float" office:value="2055.602539" calcext:value-type="float">
            <text:p>2055.602539</text:p>
          </table:table-cell>
          <table:table-cell office:value-type="float" office:value="344.480713" calcext:value-type="float">
            <text:p>344.480713</text:p>
          </table:table-cell>
          <table:table-cell office:value-type="float" office:value="-5.104758" calcext:value-type="float">
            <text:p>-5.104758</text:p>
          </table:table-cell>
          <table:table-cell office:value-type="float" office:value="9.703547" calcext:value-type="float">
            <text:p>9.703547</text:p>
          </table:table-cell>
          <table:table-cell office:value-type="float" office:value="14.863204" calcext:value-type="float">
            <text:p>14.863204</text:p>
          </table:table-cell>
          <table:table-cell office:value-type="float" office:value="-3.217807" calcext:value-type="float">
            <text:p>-3.217807</text:p>
          </table:table-cell>
          <table:table-cell office:value-type="float" office:value="-0.842759" calcext:value-type="float">
            <text:p>-0.842759</text:p>
          </table:table-cell>
          <table:table-cell table:formula="of:=[.$B$1]*[.H42]+(1-[.$B$1])*[.K41]" office:value-type="float" office:value="10.7005324304247" calcext:value-type="float">
            <text:p>10.7005324304</text:p>
          </table:table-cell>
          <table:table-cell table:formula="of:=[.$B$1]*[.I42]+(1-[.$B$1])*[.L41]" office:value-type="float" office:value="-2.33365697135641" calcext:value-type="float">
            <text:p>-2.3336569714</text:p>
          </table:table-cell>
          <table:table-cell table:formula="of:=[.$B$1]*[.J42]+(1-[.$B$1])*[.M41]" office:value-type="float" office:value="-0.605047865351428" calcext:value-type="float">
            <text:p>-0.6050478654</text:p>
          </table:table-cell>
          <table:table-cell table:formula="of:=[.H42]-[.D$1]" office:value-type="float" office:value="21.195389620979" calcext:value-type="float">
            <text:p>21.195389621</text:p>
          </table:table-cell>
          <table:table-cell table:formula="of:=[.I42]-[.E$1]" office:value-type="float" office:value="-2.9042304384952" calcext:value-type="float">
            <text:p>-2.9042304385</text:p>
          </table:table-cell>
          <table:table-cell table:formula="of:=[.J42]-[.F$1]" office:value-type="float" office:value="-1.62628498519696" calcext:value-type="float">
            <text:p>-1.6262849852</text:p>
          </table:table-cell>
          <table:table-cell table:formula="of:=[.K42]-[.D$1]" office:value-type="float" office:value="17.0327180514037" calcext:value-type="float">
            <text:p>17.0327180514</text:p>
          </table:table-cell>
          <table:table-cell table:formula="of:=[.L42]-[.E$1]" office:value-type="float" office:value="-2.02008040985161" calcext:value-type="float">
            <text:p>-2.0200804099</text:p>
          </table:table-cell>
          <table:table-cell table:formula="of:=[.M42]-[.F$1]" office:value-type="float" office:value="-1.38857385054839" calcext:value-type="float">
            <text:p>-1.3885738505</text:p>
          </table:table-cell>
          <table:table-cell table:formula="of:=SQRT([.Q42]^2+[.R42]^2+[.S42]^2)" office:value-type="float" office:value="17.2082057873361" calcext:value-type="float">
            <text:p>17.2082057873</text:p>
          </table:table-cell>
          <table:table-cell table:formula="of:=[.U41]+([.$A42]-[.$A41])/1000*([.N41]+[.N42])/2" office:value-type="float" office:value="133.099691551106" calcext:value-type="float">
            <text:p>133.0996915511</text:p>
          </table:table-cell>
          <table:table-cell table:formula="of:=[.V41]+([.$A42]-[.$A41])/1000*([.O41]+[.O42])/2" office:value-type="float" office:value="-18.5201213545954" calcext:value-type="float">
            <text:p>-18.5201213546</text:p>
          </table:table-cell>
          <table:table-cell table:formula="of:=[.W41]+([.$A42]-[.$A41])/1000*([.P41]+[.P42])/2" office:value-type="float" office:value="5.84929081876144" calcext:value-type="float">
            <text:p>5.8492908188</text:p>
          </table:table-cell>
          <table:table-cell table:formula="of:=SQRT([.U42]^2+[.V42]^2+[.W42]^2)" office:value-type="float" office:value="134.5092449948" calcext:value-type="float">
            <text:p>134.5092449948</text:p>
          </table:table-cell>
          <table:table-cell office:value-type="float" office:value="15.230868" calcext:value-type="float">
            <text:p>15.230868</text:p>
          </table:table-cell>
          <table:table-cell office:value-type="float" office:value="335.377228" calcext:value-type="float">
            <text:p>335.377228</text:p>
          </table:table-cell>
          <table:table-cell office:value-type="float" office:value="137.650452" calcext:value-type="float">
            <text:p>137.650452</text:p>
          </table:table-cell>
          <table:table-cell office:value-type="float" office:value="26.74646" calcext:value-type="float">
            <text:p>26.74646</text:p>
          </table:table-cell>
          <table:table-cell office:value-type="float" office:value="507" calcext:value-type="float">
            <text:p>507</text:p>
          </table:table-cell>
          <table:table-cell office:value-type="float" office:value="513" calcext:value-type="float">
            <text:p>513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88109" calcext:value-type="float">
            <text:p>588109</text:p>
          </table:table-cell>
          <table:table-cell office:value-type="float" office:value="30.67" calcext:value-type="float">
            <text:p>30.67</text:p>
          </table:table-cell>
          <table:table-cell office:value-type="float" office:value="78971" calcext:value-type="float">
            <text:p>78971</text:p>
          </table:table-cell>
          <table:table-cell office:value-type="float" office:value="2053.542969" calcext:value-type="float">
            <text:p>2053.542969</text:p>
          </table:table-cell>
          <table:table-cell office:value-type="float" office:value="342.421143" calcext:value-type="float">
            <text:p>342.421143</text:p>
          </table:table-cell>
          <table:table-cell office:value-type="float" office:value="-5.047966" calcext:value-type="float">
            <text:p>-5.047966</text:p>
          </table:table-cell>
          <table:table-cell office:value-type="float" office:value="9.411452" calcext:value-type="float">
            <text:p>9.411452</text:p>
          </table:table-cell>
          <table:table-cell office:value-type="float" office:value="14.78659" calcext:value-type="float">
            <text:p>14.78659</text:p>
          </table:table-cell>
          <table:table-cell office:value-type="float" office:value="-3.524265" calcext:value-type="float">
            <text:p>-3.524265</text:p>
          </table:table-cell>
          <table:table-cell office:value-type="float" office:value="-1.225831" calcext:value-type="float">
            <text:p>-1.225831</text:p>
          </table:table-cell>
          <table:table-cell table:formula="of:=[.$B$1]*[.H43]+(1-[.$B$1])*[.K42]" office:value-type="float" office:value="11.1091381873822" calcext:value-type="float">
            <text:p>11.1091381874</text:p>
          </table:table-cell>
          <table:table-cell table:formula="of:=[.$B$1]*[.I43]+(1-[.$B$1])*[.L42]" office:value-type="float" office:value="-2.45271777422077" calcext:value-type="float">
            <text:p>-2.4527177742</text:p>
          </table:table-cell>
          <table:table-cell table:formula="of:=[.$B$1]*[.J43]+(1-[.$B$1])*[.M42]" office:value-type="float" office:value="-0.667126178816285" calcext:value-type="float">
            <text:p>-0.6671261788</text:p>
          </table:table-cell>
          <table:table-cell table:formula="of:=[.H43]-[.D$1]" office:value-type="float" office:value="21.118775620979" calcext:value-type="float">
            <text:p>21.118775621</text:p>
          </table:table-cell>
          <table:table-cell table:formula="of:=[.I43]-[.E$1]" office:value-type="float" office:value="-3.2106884384952" calcext:value-type="float">
            <text:p>-3.2106884385</text:p>
          </table:table-cell>
          <table:table-cell table:formula="of:=[.J43]-[.F$1]" office:value-type="float" office:value="-2.00935698519696" calcext:value-type="float">
            <text:p>-2.0093569852</text:p>
          </table:table-cell>
          <table:table-cell table:formula="of:=[.K43]-[.D$1]" office:value-type="float" office:value="17.4413238083612" calcext:value-type="float">
            <text:p>17.4413238084</text:p>
          </table:table-cell>
          <table:table-cell table:formula="of:=[.L43]-[.E$1]" office:value-type="float" office:value="-2.13914121271597" calcext:value-type="float">
            <text:p>-2.1391412127</text:p>
          </table:table-cell>
          <table:table-cell table:formula="of:=[.M43]-[.F$1]" office:value-type="float" office:value="-1.45065216401324" calcext:value-type="float">
            <text:p>-1.450652164</text:p>
          </table:table-cell>
          <table:table-cell table:formula="of:=SQRT([.Q43]^2+[.R43]^2+[.S43]^2)" office:value-type="float" office:value="17.6317921101913" calcext:value-type="float">
            <text:p>17.6317921102</text:p>
          </table:table-cell>
          <table:table-cell table:formula="of:=[.U42]+([.$A43]-[.$A42])/1000*([.N42]+[.N43])/2" office:value-type="float" office:value="141.731781260466" calcext:value-type="float">
            <text:p>141.7317812605</text:p>
          </table:table-cell>
          <table:table-cell table:formula="of:=[.V42]+([.$A43]-[.$A42])/1000*([.O42]+[.O43])/2" office:value-type="float" office:value="-19.7675648055014" calcext:value-type="float">
            <text:p>-19.7675648055</text:p>
          </table:table-cell>
          <table:table-cell table:formula="of:=[.W42]+([.$A43]-[.$A42])/1000*([.P42]+[.P43])/2" office:value-type="float" office:value="5.10761985680108" calcext:value-type="float">
            <text:p>5.1076198568</text:p>
          </table:table-cell>
          <table:table-cell table:formula="of:=SQRT([.U43]^2+[.V43]^2+[.W43]^2)" office:value-type="float" office:value="143.194770219467" calcext:value-type="float">
            <text:p>143.1947702195</text:p>
          </table:table-cell>
          <table:table-cell office:value-type="float" office:value="15.250126" calcext:value-type="float">
            <text:p>15.250126</text:p>
          </table:table-cell>
          <table:table-cell office:value-type="float" office:value="335.502014" calcext:value-type="float">
            <text:p>335.502014</text:p>
          </table:table-cell>
          <table:table-cell office:value-type="float" office:value="136.963989" calcext:value-type="float">
            <text:p>136.963989</text:p>
          </table:table-cell>
          <table:table-cell office:value-type="float" office:value="25.829071" calcext:value-type="float">
            <text:p>25.829071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88528" calcext:value-type="float">
            <text:p>588528</text:p>
          </table:table-cell>
          <table:table-cell office:value-type="float" office:value="30.68" calcext:value-type="float">
            <text:p>30.68</text:p>
          </table:table-cell>
          <table:table-cell office:value-type="float" office:value="78993" calcext:value-type="float">
            <text:p>78993</text:p>
          </table:table-cell>
          <table:table-cell office:value-type="float" office:value="2051.272217" calcext:value-type="float">
            <text:p>2051.272217</text:p>
          </table:table-cell>
          <table:table-cell office:value-type="float" office:value="340.150391" calcext:value-type="float">
            <text:p>340.150391</text:p>
          </table:table-cell>
          <table:table-cell office:value-type="float" office:value="-5.419456" calcext:value-type="float">
            <text:p>-5.419456</text:p>
          </table:table-cell>
          <table:table-cell office:value-type="float" office:value="9.117785" calcext:value-type="float">
            <text:p>9.117785</text:p>
          </table:table-cell>
          <table:table-cell office:value-type="float" office:value="11.87524" calcext:value-type="float">
            <text:p>11.87524</text:p>
          </table:table-cell>
          <table:table-cell office:value-type="float" office:value="-2.987964" calcext:value-type="float">
            <text:p>-2.987964</text:p>
          </table:table-cell>
          <table:table-cell office:value-type="float" office:value="1.608904" calcext:value-type="float">
            <text:p>1.608904</text:p>
          </table:table-cell>
          <table:table-cell table:formula="of:=[.$B$1]*[.H44]+(1-[.$B$1])*[.K43]" office:value-type="float" office:value="11.185748368644" calcext:value-type="float">
            <text:p>11.1857483686</text:p>
          </table:table-cell>
          <table:table-cell table:formula="of:=[.$B$1]*[.I44]+(1-[.$B$1])*[.L43]" office:value-type="float" office:value="-2.50624239679869" calcext:value-type="float">
            <text:p>-2.5062423968</text:p>
          </table:table-cell>
          <table:table-cell table:formula="of:=[.$B$1]*[.J44]+(1-[.$B$1])*[.M43]" office:value-type="float" office:value="-0.439523160934656" calcext:value-type="float">
            <text:p>-0.4395231609</text:p>
          </table:table-cell>
          <table:table-cell table:formula="of:=[.H44]-[.D$1]" office:value-type="float" office:value="18.207425620979" calcext:value-type="float">
            <text:p>18.207425621</text:p>
          </table:table-cell>
          <table:table-cell table:formula="of:=[.I44]-[.E$1]" office:value-type="float" office:value="-2.6743874384952" calcext:value-type="float">
            <text:p>-2.6743874385</text:p>
          </table:table-cell>
          <table:table-cell table:formula="of:=[.J44]-[.F$1]" office:value-type="float" office:value="0.825378014803042" calcext:value-type="float">
            <text:p>0.8253780148</text:p>
          </table:table-cell>
          <table:table-cell table:formula="of:=[.K44]-[.D$1]" office:value-type="float" office:value="17.517933989623" calcext:value-type="float">
            <text:p>17.5179339896</text:p>
          </table:table-cell>
          <table:table-cell table:formula="of:=[.L44]-[.E$1]" office:value-type="float" office:value="-2.19266583529389" calcext:value-type="float">
            <text:p>-2.1926658353</text:p>
          </table:table-cell>
          <table:table-cell table:formula="of:=[.M44]-[.F$1]" office:value-type="float" office:value="-1.22304914613161" calcext:value-type="float">
            <text:p>-1.2230491461</text:p>
          </table:table-cell>
          <table:table-cell table:formula="of:=SQRT([.Q44]^2+[.R44]^2+[.S44]^2)" office:value-type="float" office:value="17.6969388297498" calcext:value-type="float">
            <text:p>17.6969388297</text:p>
          </table:table-cell>
          <table:table-cell table:formula="of:=[.U43]+([.$A44]-[.$A43])/1000*([.N43]+[.N44])/2" office:value-type="float" office:value="149.970620420656" calcext:value-type="float">
            <text:p>149.9706204207</text:p>
          </table:table-cell>
          <table:table-cell table:formula="of:=[.V43]+([.$A44]-[.$A43])/1000*([.O43]+[.O44])/2" office:value-type="float" office:value="-21.0004882017309" calcext:value-type="float">
            <text:p>-21.0004882017</text:p>
          </table:table-cell>
          <table:table-cell table:formula="of:=[.W43]+([.$A44]-[.$A43])/1000*([.P43]+[.P44])/2" office:value-type="float" office:value="4.85957626250355" calcext:value-type="float">
            <text:p>4.8595762625</text:p>
          </table:table-cell>
          <table:table-cell table:formula="of:=SQRT([.U44]^2+[.V44]^2+[.W44]^2)" office:value-type="float" office:value="151.511791539532" calcext:value-type="float">
            <text:p>151.5117915395</text:p>
          </table:table-cell>
          <table:table-cell office:value-type="float" office:value="12.35062" calcext:value-type="float">
            <text:p>12.35062</text:p>
          </table:table-cell>
          <table:table-cell office:value-type="float" office:value="335.212952" calcext:value-type="float">
            <text:p>335.212952</text:p>
          </table:table-cell>
          <table:table-cell office:value-type="float" office:value="135.960388" calcext:value-type="float">
            <text:p>135.960388</text:p>
          </table:table-cell>
          <table:table-cell office:value-type="float" office:value="24.693531" calcext:value-type="float">
            <text:p>24.693531</text:p>
          </table:table-cell>
          <table:table-cell office:value-type="float" office:value="504" calcext:value-type="float">
            <text:p>504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88936" calcext:value-type="float">
            <text:p>588936</text:p>
          </table:table-cell>
          <table:table-cell office:value-type="float" office:value="30.690001" calcext:value-type="float">
            <text:p>30.690001</text:p>
          </table:table-cell>
          <table:table-cell office:value-type="float" office:value="79015" calcext:value-type="float">
            <text:p>79015</text:p>
          </table:table-cell>
          <table:table-cell office:value-type="float" office:value="2049.096191" calcext:value-type="float">
            <text:p>2049.096191</text:p>
          </table:table-cell>
          <table:table-cell office:value-type="float" office:value="337.974365" calcext:value-type="float">
            <text:p>337.974365</text:p>
          </table:table-cell>
          <table:table-cell office:value-type="float" office:value="-5.333395" calcext:value-type="float">
            <text:p>-5.333395</text:p>
          </table:table-cell>
          <table:table-cell office:value-type="float" office:value="8.831638" calcext:value-type="float">
            <text:p>8.831638</text:p>
          </table:table-cell>
          <table:table-cell office:value-type="float" office:value="15.859192" calcext:value-type="float">
            <text:p>15.859192</text:p>
          </table:table-cell>
          <table:table-cell office:value-type="float" office:value="-3.371036" calcext:value-type="float">
            <text:p>-3.371036</text:p>
          </table:table-cell>
          <table:table-cell office:value-type="float" office:value="0.306458" calcext:value-type="float">
            <text:p>0.306458</text:p>
          </table:table-cell>
          <table:table-cell table:formula="of:=[.$B$1]*[.H45]+(1-[.$B$1])*[.K44]" office:value-type="float" office:value="11.6530927317796" calcext:value-type="float">
            <text:p>11.6530927318</text:p>
          </table:table-cell>
          <table:table-cell table:formula="of:=[.$B$1]*[.I45]+(1-[.$B$1])*[.L44]" office:value-type="float" office:value="-2.59272175711882" calcext:value-type="float">
            <text:p>-2.5927217571</text:p>
          </table:table-cell>
          <table:table-cell table:formula="of:=[.$B$1]*[.J45]+(1-[.$B$1])*[.M44]" office:value-type="float" office:value="-0.364925044841191" calcext:value-type="float">
            <text:p>-0.3649250448</text:p>
          </table:table-cell>
          <table:table-cell table:formula="of:=[.H45]-[.D$1]" office:value-type="float" office:value="22.191377620979" calcext:value-type="float">
            <text:p>22.191377621</text:p>
          </table:table-cell>
          <table:table-cell table:formula="of:=[.I45]-[.E$1]" office:value-type="float" office:value="-3.0574594384952" calcext:value-type="float">
            <text:p>-3.0574594385</text:p>
          </table:table-cell>
          <table:table-cell table:formula="of:=[.J45]-[.F$1]" office:value-type="float" office:value="-0.477067985196958" calcext:value-type="float">
            <text:p>-0.4770679852</text:p>
          </table:table-cell>
          <table:table-cell table:formula="of:=[.K45]-[.D$1]" office:value-type="float" office:value="17.9852783527586" calcext:value-type="float">
            <text:p>17.9852783528</text:p>
          </table:table-cell>
          <table:table-cell table:formula="of:=[.L45]-[.E$1]" office:value-type="float" office:value="-2.27914519561402" calcext:value-type="float">
            <text:p>-2.2791451956</text:p>
          </table:table-cell>
          <table:table-cell table:formula="of:=[.M45]-[.F$1]" office:value-type="float" office:value="-1.14845103003815" calcext:value-type="float">
            <text:p>-1.14845103</text:p>
          </table:table-cell>
          <table:table-cell table:formula="of:=SQRT([.Q45]^2+[.R45]^2+[.S45]^2)" office:value-type="float" office:value="18.165452926291" calcext:value-type="float">
            <text:p>18.1654529263</text:p>
          </table:table-cell>
          <table:table-cell table:formula="of:=[.U44]+([.$A45]-[.$A44])/1000*([.N44]+[.N45])/2" office:value-type="float" office:value="158.211976282015" calcext:value-type="float">
            <text:p>158.211976282</text:p>
          </table:table-cell>
          <table:table-cell table:formula="of:=[.V44]+([.$A45]-[.$A44])/1000*([.O44]+[.O45])/2" office:value-type="float" office:value="-22.1697849646369" calcext:value-type="float">
            <text:p>-22.1697849646</text:p>
          </table:table-cell>
          <table:table-cell table:formula="of:=[.W44]+([.$A45]-[.$A44])/1000*([.P44]+[.P45])/2" office:value-type="float" office:value="4.93063150854319" calcext:value-type="float">
            <text:p>4.9306315085</text:p>
          </table:table-cell>
          <table:table-cell table:formula="of:=SQRT([.U45]^2+[.V45]^2+[.W45]^2)" office:value-type="float" office:value="159.833788453857" calcext:value-type="float">
            <text:p>159.8337884539</text:p>
          </table:table-cell>
          <table:table-cell office:value-type="float" office:value="16.216404" calcext:value-type="float">
            <text:p>16.216404</text:p>
          </table:table-cell>
          <table:table-cell office:value-type="float" office:value="334.938232" calcext:value-type="float">
            <text:p>334.938232</text:p>
          </table:table-cell>
          <table:table-cell office:value-type="float" office:value="135.25061" calcext:value-type="float">
            <text:p>135.25061</text:p>
          </table:table-cell>
          <table:table-cell office:value-type="float" office:value="23.921114" calcext:value-type="float">
            <text:p>23.921114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89343" calcext:value-type="float">
            <text:p>589343</text:p>
          </table:table-cell>
          <table:table-cell office:value-type="float" office:value="30.709999" calcext:value-type="float">
            <text:p>30.709999</text:p>
          </table:table-cell>
          <table:table-cell office:value-type="float" office:value="79038" calcext:value-type="float">
            <text:p>79038</text:p>
          </table:table-cell>
          <table:table-cell office:value-type="float" office:value="2046.774902" calcext:value-type="float">
            <text:p>2046.774902</text:p>
          </table:table-cell>
          <table:table-cell office:value-type="float" office:value="335.653076" calcext:value-type="float">
            <text:p>335.653076</text:p>
          </table:table-cell>
          <table:table-cell office:value-type="float" office:value="-5.703413" calcext:value-type="float">
            <text:p>-5.703413</text:p>
          </table:table-cell>
          <table:table-cell office:value-type="float" office:value="8.54383" calcext:value-type="float">
            <text:p>8.54383</text:p>
          </table:table-cell>
          <table:table-cell office:value-type="float" office:value="14.633361" calcext:value-type="float">
            <text:p>14.633361</text:p>
          </table:table-cell>
          <table:table-cell office:value-type="float" office:value="-2.604892" calcext:value-type="float">
            <text:p>-2.604892</text:p>
          </table:table-cell>
          <table:table-cell office:value-type="float" office:value="0" calcext:value-type="float">
            <text:p>0</text:p>
          </table:table-cell>
          <table:table-cell table:formula="of:=[.$B$1]*[.H46]+(1-[.$B$1])*[.K45]" office:value-type="float" office:value="11.9511195586016" calcext:value-type="float">
            <text:p>11.9511195586</text:p>
          </table:table-cell>
          <table:table-cell table:formula="of:=[.$B$1]*[.I46]+(1-[.$B$1])*[.L45]" office:value-type="float" office:value="-2.59393878140694" calcext:value-type="float">
            <text:p>-2.5939387814</text:p>
          </table:table-cell>
          <table:table-cell table:formula="of:=[.$B$1]*[.J46]+(1-[.$B$1])*[.M45]" office:value-type="float" office:value="-0.328432540357072" calcext:value-type="float">
            <text:p>-0.3284325404</text:p>
          </table:table-cell>
          <table:table-cell table:formula="of:=[.H46]-[.D$1]" office:value-type="float" office:value="20.965546620979" calcext:value-type="float">
            <text:p>20.965546621</text:p>
          </table:table-cell>
          <table:table-cell table:formula="of:=[.I46]-[.E$1]" office:value-type="float" office:value="-2.2913154384952" calcext:value-type="float">
            <text:p>-2.2913154385</text:p>
          </table:table-cell>
          <table:table-cell table:formula="of:=[.J46]-[.F$1]" office:value-type="float" office:value="-0.783525985196958" calcext:value-type="float">
            <text:p>-0.7835259852</text:p>
          </table:table-cell>
          <table:table-cell table:formula="of:=[.K46]-[.D$1]" office:value-type="float" office:value="18.2833051795807" calcext:value-type="float">
            <text:p>18.2833051796</text:p>
          </table:table-cell>
          <table:table-cell table:formula="of:=[.L46]-[.E$1]" office:value-type="float" office:value="-2.28036221990214" calcext:value-type="float">
            <text:p>-2.2803622199</text:p>
          </table:table-cell>
          <table:table-cell table:formula="of:=[.M46]-[.F$1]" office:value-type="float" office:value="-1.11195852555403" calcext:value-type="float">
            <text:p>-1.1119585256</text:p>
          </table:table-cell>
          <table:table-cell table:formula="of:=SQRT([.Q46]^2+[.R46]^2+[.S46]^2)" office:value-type="float" office:value="18.4584872594205" calcext:value-type="float">
            <text:p>18.4584872594</text:p>
          </table:table-cell>
          <table:table-cell table:formula="of:=[.U45]+([.$A46]-[.$A45])/1000*([.N45]+[.N46])/2" office:value-type="float" office:value="166.994410365254" calcext:value-type="float">
            <text:p>166.9944103653</text:p>
          </table:table-cell>
          <table:table-cell table:formula="of:=[.V45]+([.$A46]-[.$A45])/1000*([.O45]+[.O46])/2" office:value-type="float" office:value="-23.2582606521045" calcext:value-type="float">
            <text:p>-23.2582606521</text:p>
          </table:table-cell>
          <table:table-cell table:formula="of:=[.W45]+([.$A46]-[.$A45])/1000*([.P45]+[.P46])/2" office:value-type="float" office:value="4.67410063556803" calcext:value-type="float">
            <text:p>4.6741006356</text:p>
          </table:table-cell>
          <table:table-cell table:formula="of:=SQRT([.U46]^2+[.V46]^2+[.W46]^2)" office:value-type="float" office:value="168.671061532651" calcext:value-type="float">
            <text:p>168.6710615327</text:p>
          </table:table-cell>
          <table:table-cell office:value-type="float" office:value="14.863401" calcext:value-type="float">
            <text:p>14.863401</text:p>
          </table:table-cell>
          <table:table-cell office:value-type="float" office:value="334.418701" calcext:value-type="float">
            <text:p>334.418701</text:p>
          </table:table-cell>
          <table:table-cell office:value-type="float" office:value="134.409073" calcext:value-type="float">
            <text:p>134.409073</text:p>
          </table:table-cell>
          <table:table-cell office:value-type="float" office:value="23.089827" calcext:value-type="float">
            <text:p>23.089827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89755" calcext:value-type="float">
            <text:p>589755</text:p>
          </table:table-cell>
          <table:table-cell office:value-type="float" office:value="30.709999" calcext:value-type="float">
            <text:p>30.709999</text:p>
          </table:table-cell>
          <table:table-cell office:value-type="float" office:value="79058" calcext:value-type="float">
            <text:p>79058</text:p>
          </table:table-cell>
          <table:table-cell office:value-type="float" office:value="2044.647095" calcext:value-type="float">
            <text:p>2044.647095</text:p>
          </table:table-cell>
          <table:table-cell office:value-type="float" office:value="333.525269" calcext:value-type="float">
            <text:p>333.525269</text:p>
          </table:table-cell>
          <table:table-cell office:value-type="float" office:value="-5.164582" calcext:value-type="float">
            <text:p>-5.164582</text:p>
          </table:table-cell>
          <table:table-cell office:value-type="float" office:value="8.27239" calcext:value-type="float">
            <text:p>8.27239</text:p>
          </table:table-cell>
          <table:table-cell office:value-type="float" office:value="16.012421" calcext:value-type="float">
            <text:p>16.012421</text:p>
          </table:table-cell>
          <table:table-cell office:value-type="float" office:value="-2.987964" calcext:value-type="float">
            <text:p>-2.987964</text:p>
          </table:table-cell>
          <table:table-cell office:value-type="float" office:value="0" calcext:value-type="float">
            <text:p>0</text:p>
          </table:table-cell>
          <table:table-cell table:formula="of:=[.$B$1]*[.H47]+(1-[.$B$1])*[.K46]" office:value-type="float" office:value="12.3572497027415" calcext:value-type="float">
            <text:p>12.3572497027</text:p>
          </table:table-cell>
          <table:table-cell table:formula="of:=[.$B$1]*[.I47]+(1-[.$B$1])*[.L46]" office:value-type="float" office:value="-2.63334130326625" calcext:value-type="float">
            <text:p>-2.6333413033</text:p>
          </table:table-cell>
          <table:table-cell table:formula="of:=[.$B$1]*[.J47]+(1-[.$B$1])*[.M46]" office:value-type="float" office:value="-0.295589286321365" calcext:value-type="float">
            <text:p>-0.2955892863</text:p>
          </table:table-cell>
          <table:table-cell table:formula="of:=[.H47]-[.D$1]" office:value-type="float" office:value="22.344606620979" calcext:value-type="float">
            <text:p>22.344606621</text:p>
          </table:table-cell>
          <table:table-cell table:formula="of:=[.I47]-[.E$1]" office:value-type="float" office:value="-2.6743874384952" calcext:value-type="float">
            <text:p>-2.6743874385</text:p>
          </table:table-cell>
          <table:table-cell table:formula="of:=[.J47]-[.F$1]" office:value-type="float" office:value="-0.783525985196958" calcext:value-type="float">
            <text:p>-0.7835259852</text:p>
          </table:table-cell>
          <table:table-cell table:formula="of:=[.K47]-[.D$1]" office:value-type="float" office:value="18.6894353237205" calcext:value-type="float">
            <text:p>18.6894353237</text:p>
          </table:table-cell>
          <table:table-cell table:formula="of:=[.L47]-[.E$1]" office:value-type="float" office:value="-2.31976474176144" calcext:value-type="float">
            <text:p>-2.3197647418</text:p>
          </table:table-cell>
          <table:table-cell table:formula="of:=[.M47]-[.F$1]" office:value-type="float" office:value="-1.07911527151832" calcext:value-type="float">
            <text:p>-1.0791152715</text:p>
          </table:table-cell>
          <table:table-cell table:formula="of:=SQRT([.Q47]^2+[.R47]^2+[.S47]^2)" office:value-type="float" office:value="18.8637427608064" calcext:value-type="float">
            <text:p>18.8637427608</text:p>
          </table:table-cell>
          <table:table-cell table:formula="of:=[.U46]+([.$A47]-[.$A46])/1000*([.N46]+[.N47])/2" office:value-type="float" office:value="175.916301933097" calcext:value-type="float">
            <text:p>175.9163019331</text:p>
          </table:table-cell>
          <table:table-cell table:formula="of:=[.V46]+([.$A47]-[.$A46])/1000*([.O46]+[.O47])/2" office:value-type="float" office:value="-24.2811954447645" calcext:value-type="float">
            <text:p>-24.2811954448</text:p>
          </table:table-cell>
          <table:table-cell table:formula="of:=[.W46]+([.$A47]-[.$A46])/1000*([.P46]+[.P47])/2" office:value-type="float" office:value="4.35128792966688" calcext:value-type="float">
            <text:p>4.3512879297</text:p>
          </table:table-cell>
          <table:table-cell table:formula="of:=SQRT([.U47]^2+[.V47]^2+[.W47]^2)" office:value-type="float" office:value="177.637426925438" calcext:value-type="float">
            <text:p>177.6374269254</text:p>
          </table:table-cell>
          <table:table-cell office:value-type="float" office:value="16.288816" calcext:value-type="float">
            <text:p>16.288816</text:p>
          </table:table-cell>
          <table:table-cell office:value-type="float" office:value="333.81485" calcext:value-type="float">
            <text:p>333.81485</text:p>
          </table:table-cell>
          <table:table-cell office:value-type="float" office:value="133.658432" calcext:value-type="float">
            <text:p>133.658432</text:p>
          </table:table-cell>
          <table:table-cell office:value-type="float" office:value="22.409613" calcext:value-type="float">
            <text:p>22.409613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90160" calcext:value-type="float">
            <text:p>590160</text:p>
          </table:table-cell>
          <table:table-cell office:value-type="float" office:value="30.719999" calcext:value-type="float">
            <text:p>30.719999</text:p>
          </table:table-cell>
          <table:table-cell office:value-type="float" office:value="79076" calcext:value-type="float">
            <text:p>79076</text:p>
          </table:table-cell>
          <table:table-cell office:value-type="float" office:value="2042.895874" calcext:value-type="float">
            <text:p>2042.895874</text:p>
          </table:table-cell>
          <table:table-cell office:value-type="float" office:value="331.774048" calcext:value-type="float">
            <text:p>331.774048</text:p>
          </table:table-cell>
          <table:table-cell office:value-type="float" office:value="-4.324002" calcext:value-type="float">
            <text:p>-4.324002</text:p>
          </table:table-cell>
          <table:table-cell office:value-type="float" office:value="8.022968" calcext:value-type="float">
            <text:p>8.022968</text:p>
          </table:table-cell>
          <table:table-cell office:value-type="float" office:value="16.012421" calcext:value-type="float">
            <text:p>16.012421</text:p>
          </table:table-cell>
          <table:table-cell office:value-type="float" office:value="-2.911349" calcext:value-type="float">
            <text:p>-2.911349</text:p>
          </table:table-cell>
          <table:table-cell office:value-type="float" office:value="-0.383072" calcext:value-type="float">
            <text:p>-0.383072</text:p>
          </table:table-cell>
          <table:table-cell table:formula="of:=[.$B$1]*[.H48]+(1-[.$B$1])*[.K47]" office:value-type="float" office:value="12.7227668324673" calcext:value-type="float">
            <text:p>12.7227668325</text:p>
          </table:table-cell>
          <table:table-cell table:formula="of:=[.$B$1]*[.I48]+(1-[.$B$1])*[.L47]" office:value-type="float" office:value="-2.66114207293962" calcext:value-type="float">
            <text:p>-2.6611420729</text:p>
          </table:table-cell>
          <table:table-cell table:formula="of:=[.$B$1]*[.J48]+(1-[.$B$1])*[.M47]" office:value-type="float" office:value="-0.304337557689228" calcext:value-type="float">
            <text:p>-0.3043375577</text:p>
          </table:table-cell>
          <table:table-cell table:formula="of:=[.H48]-[.D$1]" office:value-type="float" office:value="22.344606620979" calcext:value-type="float">
            <text:p>22.344606621</text:p>
          </table:table-cell>
          <table:table-cell table:formula="of:=[.I48]-[.E$1]" office:value-type="float" office:value="-2.5977724384952" calcext:value-type="float">
            <text:p>-2.5977724385</text:p>
          </table:table-cell>
          <table:table-cell table:formula="of:=[.J48]-[.F$1]" office:value-type="float" office:value="-1.16659798519696" calcext:value-type="float">
            <text:p>-1.1665979852</text:p>
          </table:table-cell>
          <table:table-cell table:formula="of:=[.K48]-[.D$1]" office:value-type="float" office:value="19.0549524534463" calcext:value-type="float">
            <text:p>19.0549524534</text:p>
          </table:table-cell>
          <table:table-cell table:formula="of:=[.L48]-[.E$1]" office:value-type="float" office:value="-2.34756551143482" calcext:value-type="float">
            <text:p>-2.3475655114</text:p>
          </table:table-cell>
          <table:table-cell table:formula="of:=[.M48]-[.F$1]" office:value-type="float" office:value="-1.08786354288619" calcext:value-type="float">
            <text:p>-1.0878635429</text:p>
          </table:table-cell>
          <table:table-cell table:formula="of:=SQRT([.Q48]^2+[.R48]^2+[.S48]^2)" office:value-type="float" office:value="19.2298134135909" calcext:value-type="float">
            <text:p>19.2298134136</text:p>
          </table:table-cell>
          <table:table-cell table:formula="of:=[.U47]+([.$A48]-[.$A47])/1000*([.N47]+[.N48])/2" office:value-type="float" office:value="184.965867614594" calcext:value-type="float">
            <text:p>184.9658676146</text:p>
          </table:table-cell>
          <table:table-cell table:formula="of:=[.V47]+([.$A48]-[.$A47])/1000*([.O47]+[.O48])/2" office:value-type="float" office:value="-25.3488078198551" calcext:value-type="float">
            <text:p>-25.3488078199</text:p>
          </table:table-cell>
          <table:table-cell table:formula="of:=[.W47]+([.$A48]-[.$A47])/1000*([.P47]+[.P48])/2" office:value-type="float" office:value="3.95638782566212" calcext:value-type="float">
            <text:p>3.9563878257</text:p>
          </table:table-cell>
          <table:table-cell table:formula="of:=SQRT([.U48]^2+[.V48]^2+[.W48]^2)" office:value-type="float" office:value="186.736678895536" calcext:value-type="float">
            <text:p>186.7366788955</text:p>
          </table:table-cell>
          <table:table-cell office:value-type="float" office:value="16.279444" calcext:value-type="float">
            <text:p>16.279444</text:p>
          </table:table-cell>
          <table:table-cell office:value-type="float" office:value="333.117889" calcext:value-type="float">
            <text:p>333.117889</text:p>
          </table:table-cell>
          <table:table-cell office:value-type="float" office:value="132.911942" calcext:value-type="float">
            <text:p>132.911942</text:p>
          </table:table-cell>
          <table:table-cell office:value-type="float" office:value="21.775213" calcext:value-type="float">
            <text:p>21.775213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90565" calcext:value-type="float">
            <text:p>590565</text:p>
          </table:table-cell>
          <table:table-cell office:value-type="float" office:value="30.73" calcext:value-type="float">
            <text:p>30.73</text:p>
          </table:table-cell>
          <table:table-cell office:value-type="float" office:value="79099" calcext:value-type="float">
            <text:p>79099</text:p>
          </table:table-cell>
          <table:table-cell office:value-type="float" office:value="2040.557007" calcext:value-type="float">
            <text:p>2040.557007</text:p>
          </table:table-cell>
          <table:table-cell office:value-type="float" office:value="329.435181" calcext:value-type="float">
            <text:p>329.435181</text:p>
          </table:table-cell>
          <table:table-cell office:value-type="float" office:value="-5.774981" calcext:value-type="float">
            <text:p>-5.774981</text:p>
          </table:table-cell>
          <table:table-cell office:value-type="float" office:value="7.749755" calcext:value-type="float">
            <text:p>7.749755</text:p>
          </table:table-cell>
          <table:table-cell office:value-type="float" office:value="13.330915" calcext:value-type="float">
            <text:p>13.330915</text:p>
          </table:table-cell>
          <table:table-cell office:value-type="float" office:value="-2.451663" calcext:value-type="float">
            <text:p>-2.451663</text:p>
          </table:table-cell>
          <table:table-cell office:value-type="float" office:value="0.459687" calcext:value-type="float">
            <text:p>0.459687</text:p>
          </table:table-cell>
          <table:table-cell table:formula="of:=[.$B$1]*[.H49]+(1-[.$B$1])*[.K48]" office:value-type="float" office:value="12.7835816492206" calcext:value-type="float">
            <text:p>12.7835816492</text:p>
          </table:table-cell>
          <table:table-cell table:formula="of:=[.$B$1]*[.I49]+(1-[.$B$1])*[.L48]" office:value-type="float" office:value="-2.64019416564566" calcext:value-type="float">
            <text:p>-2.6401941656</text:p>
          </table:table-cell>
          <table:table-cell table:formula="of:=[.$B$1]*[.J49]+(1-[.$B$1])*[.M48]" office:value-type="float" office:value="-0.227935101920305" calcext:value-type="float">
            <text:p>-0.2279351019</text:p>
          </table:table-cell>
          <table:table-cell table:formula="of:=[.H49]-[.D$1]" office:value-type="float" office:value="19.663100620979" calcext:value-type="float">
            <text:p>19.663100621</text:p>
          </table:table-cell>
          <table:table-cell table:formula="of:=[.I49]-[.E$1]" office:value-type="float" office:value="-2.1380864384952" calcext:value-type="float">
            <text:p>-2.1380864385</text:p>
          </table:table-cell>
          <table:table-cell table:formula="of:=[.J49]-[.F$1]" office:value-type="float" office:value="-0.323838985196958" calcext:value-type="float">
            <text:p>-0.3238389852</text:p>
          </table:table-cell>
          <table:table-cell table:formula="of:=[.K49]-[.D$1]" office:value-type="float" office:value="19.1157672701996" calcext:value-type="float">
            <text:p>19.1157672702</text:p>
          </table:table-cell>
          <table:table-cell table:formula="of:=[.L49]-[.E$1]" office:value-type="float" office:value="-2.32661760414086" calcext:value-type="float">
            <text:p>-2.3266176041</text:p>
          </table:table-cell>
          <table:table-cell table:formula="of:=[.M49]-[.F$1]" office:value-type="float" office:value="-1.01146108711726" calcext:value-type="float">
            <text:p>-1.0114610871</text:p>
          </table:table-cell>
          <table:table-cell table:formula="of:=SQRT([.Q49]^2+[.R49]^2+[.S49]^2)" office:value-type="float" office:value="19.2833804436641" calcext:value-type="float">
            <text:p>19.2833804437</text:p>
          </table:table-cell>
          <table:table-cell table:formula="of:=[.U48]+([.$A49]-[.$A48])/1000*([.N48]+[.N49])/2" office:value-type="float" office:value="193.47242833109" calcext:value-type="float">
            <text:p>193.4724283311</text:p>
          </table:table-cell>
          <table:table-cell table:formula="of:=[.V48]+([.$A49]-[.$A48])/1000*([.O48]+[.O49])/2" office:value-type="float" office:value="-26.3078192424456" calcext:value-type="float">
            <text:p>-26.3078192424</text:p>
          </table:table-cell>
          <table:table-cell table:formula="of:=[.W48]+([.$A49]-[.$A48])/1000*([.P48]+[.P49])/2" office:value-type="float" office:value="3.65457433915735" calcext:value-type="float">
            <text:p>3.6545743392</text:p>
          </table:table-cell>
          <table:table-cell table:formula="of:=SQRT([.U49]^2+[.V49]^2+[.W49]^2)" office:value-type="float" office:value="195.287065089377" calcext:value-type="float">
            <text:p>195.2870650894</text:p>
          </table:table-cell>
          <table:table-cell office:value-type="float" office:value="13.562274" calcext:value-type="float">
            <text:p>13.562274</text:p>
          </table:table-cell>
          <table:table-cell office:value-type="float" office:value="332.104614" calcext:value-type="float">
            <text:p>332.104614</text:p>
          </table:table-cell>
          <table:table-cell office:value-type="float" office:value="131.889862" calcext:value-type="float">
            <text:p>131.889862</text:p>
          </table:table-cell>
          <table:table-cell office:value-type="float" office:value="20.932356" calcext:value-type="float">
            <text:p>20.932356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90976" calcext:value-type="float">
            <text:p>590976</text:p>
          </table:table-cell>
          <table:table-cell office:value-type="float" office:value="30.74" calcext:value-type="float">
            <text:p>30.74</text:p>
          </table:table-cell>
          <table:table-cell office:value-type="float" office:value="79115" calcext:value-type="float">
            <text:p>79115</text:p>
          </table:table-cell>
          <table:table-cell office:value-type="float" office:value="2038.869873" calcext:value-type="float">
            <text:p>2038.869873</text:p>
          </table:table-cell>
          <table:table-cell office:value-type="float" office:value="327.748047" calcext:value-type="float">
            <text:p>327.748047</text:p>
          </table:table-cell>
          <table:table-cell office:value-type="float" office:value="-4.104948" calcext:value-type="float">
            <text:p>-4.104948</text:p>
          </table:table-cell>
          <table:table-cell office:value-type="float" office:value="7.51502" calcext:value-type="float">
            <text:p>7.51502</text:p>
          </table:table-cell>
          <table:table-cell office:value-type="float" office:value="13.867216" calcext:value-type="float">
            <text:p>13.867216</text:p>
          </table:table-cell>
          <table:table-cell office:value-type="float" office:value="-1.915361" calcext:value-type="float">
            <text:p>-1.915361</text:p>
          </table:table-cell>
          <table:table-cell office:value-type="float" office:value="0.383072" calcext:value-type="float">
            <text:p>0.383072</text:p>
          </table:table-cell>
          <table:table-cell table:formula="of:=[.$B$1]*[.H50]+(1-[.$B$1])*[.K49]" office:value-type="float" office:value="12.8919450842985" calcext:value-type="float">
            <text:p>12.8919450843</text:p>
          </table:table-cell>
          <table:table-cell table:formula="of:=[.$B$1]*[.I50]+(1-[.$B$1])*[.L49]" office:value-type="float" office:value="-2.56771084908109" calcext:value-type="float">
            <text:p>-2.5677108491</text:p>
          </table:table-cell>
          <table:table-cell table:formula="of:=[.$B$1]*[.J50]+(1-[.$B$1])*[.M49]" office:value-type="float" office:value="-0.166834391728275" calcext:value-type="float">
            <text:p>-0.1668343917</text:p>
          </table:table-cell>
          <table:table-cell table:formula="of:=[.H50]-[.D$1]" office:value-type="float" office:value="20.199401620979" calcext:value-type="float">
            <text:p>20.199401621</text:p>
          </table:table-cell>
          <table:table-cell table:formula="of:=[.I50]-[.E$1]" office:value-type="float" office:value="-1.6017844384952" calcext:value-type="float">
            <text:p>-1.6017844385</text:p>
          </table:table-cell>
          <table:table-cell table:formula="of:=[.J50]-[.F$1]" office:value-type="float" office:value="-0.400453985196958" calcext:value-type="float">
            <text:p>-0.4004539852</text:p>
          </table:table-cell>
          <table:table-cell table:formula="of:=[.K50]-[.D$1]" office:value-type="float" office:value="19.2241307052776" calcext:value-type="float">
            <text:p>19.2241307053</text:p>
          </table:table-cell>
          <table:table-cell table:formula="of:=[.L50]-[.E$1]" office:value-type="float" office:value="-2.25413428757629" calcext:value-type="float">
            <text:p>-2.2541342876</text:p>
          </table:table-cell>
          <table:table-cell table:formula="of:=[.M50]-[.F$1]" office:value-type="float" office:value="-0.950360376925233" calcext:value-type="float">
            <text:p>-0.9503603769</text:p>
          </table:table-cell>
          <table:table-cell table:formula="of:=SQRT([.Q50]^2+[.R50]^2+[.S50]^2)" office:value-type="float" office:value="19.3791513644445" calcext:value-type="float">
            <text:p>19.3791513644</text:p>
          </table:table-cell>
          <table:table-cell table:formula="of:=[.U49]+([.$A50]-[.$A49])/1000*([.N49]+[.N50])/2" office:value-type="float" office:value="201.664172541813" calcext:value-type="float">
            <text:p>201.6641725418</text:p>
          </table:table-cell>
          <table:table-cell table:formula="of:=[.V49]+([.$A50]-[.$A49])/1000*([.O49]+[.O50])/2" office:value-type="float" office:value="-27.0763627076671" calcext:value-type="float">
            <text:p>-27.0763627077</text:p>
          </table:table-cell>
          <table:table-cell table:formula="of:=[.W49]+([.$A50]-[.$A49])/1000*([.P49]+[.P50])/2" office:value-type="float" office:value="3.5057321337414" calcext:value-type="float">
            <text:p>3.5057321337</text:p>
          </table:table-cell>
          <table:table-cell table:formula="of:=SQRT([.U50]^2+[.V50]^2+[.W50]^2)" office:value-type="float" office:value="203.503950974532" calcext:value-type="float">
            <text:p>203.5039509745</text:p>
          </table:table-cell>
          <table:table-cell office:value-type="float" office:value="14.004107" calcext:value-type="float">
            <text:p>14.004107</text:p>
          </table:table-cell>
          <table:table-cell office:value-type="float" office:value="331.040558" calcext:value-type="float">
            <text:p>331.040558</text:p>
          </table:table-cell>
          <table:table-cell office:value-type="float" office:value="130.907715" calcext:value-type="float">
            <text:p>130.907715</text:p>
          </table:table-cell>
          <table:table-cell office:value-type="float" office:value="20.161835" calcext:value-type="float">
            <text:p>20.161835</text:p>
          </table:table-cell>
          <table:table-cell office:value-type="float" office:value="507" calcext:value-type="float">
            <text:p>507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91382" calcext:value-type="float">
            <text:p>591382</text:p>
          </table:table-cell>
          <table:table-cell office:value-type="float" office:value="30.76" calcext:value-type="float">
            <text:p>30.76</text:p>
          </table:table-cell>
          <table:table-cell office:value-type="float" office:value="79136" calcext:value-type="float">
            <text:p>79136</text:p>
          </table:table-cell>
          <table:table-cell office:value-type="float" office:value="2036.775757" calcext:value-type="float">
            <text:p>2036.775757</text:p>
          </table:table-cell>
          <table:table-cell office:value-type="float" office:value="325.653931" calcext:value-type="float">
            <text:p>325.653931</text:p>
          </table:table-cell>
          <table:table-cell office:value-type="float" office:value="-5.157922" calcext:value-type="float">
            <text:p>-5.157922</text:p>
          </table:table-cell>
          <table:table-cell office:value-type="float" office:value="7.264083" calcext:value-type="float">
            <text:p>7.264083</text:p>
          </table:table-cell>
          <table:table-cell office:value-type="float" office:value="12.794614" calcext:value-type="float">
            <text:p>12.794614</text:p>
          </table:table-cell>
          <table:table-cell office:value-type="float" office:value="-1.915361" calcext:value-type="float">
            <text:p>-1.915361</text:p>
          </table:table-cell>
          <table:table-cell office:value-type="float" office:value="-0.536301" calcext:value-type="float">
            <text:p>-0.536301</text:p>
          </table:table-cell>
          <table:table-cell table:formula="of:=[.$B$1]*[.H51]+(1-[.$B$1])*[.K50]" office:value-type="float" office:value="12.8822119758687" calcext:value-type="float">
            <text:p>12.8822119759</text:p>
          </table:table-cell>
          <table:table-cell table:formula="of:=[.$B$1]*[.I51]+(1-[.$B$1])*[.L50]" office:value-type="float" office:value="-2.50247586417298" calcext:value-type="float">
            <text:p>-2.5024758642</text:p>
          </table:table-cell>
          <table:table-cell table:formula="of:=[.$B$1]*[.J51]+(1-[.$B$1])*[.M50]" office:value-type="float" office:value="-0.203781052555447" calcext:value-type="float">
            <text:p>-0.2037810526</text:p>
          </table:table-cell>
          <table:table-cell table:formula="of:=[.H51]-[.D$1]" office:value-type="float" office:value="19.126799620979" calcext:value-type="float">
            <text:p>19.126799621</text:p>
          </table:table-cell>
          <table:table-cell table:formula="of:=[.I51]-[.E$1]" office:value-type="float" office:value="-1.6017844384952" calcext:value-type="float">
            <text:p>-1.6017844385</text:p>
          </table:table-cell>
          <table:table-cell table:formula="of:=[.J51]-[.F$1]" office:value-type="float" office:value="-1.31982698519696" calcext:value-type="float">
            <text:p>-1.3198269852</text:p>
          </table:table-cell>
          <table:table-cell table:formula="of:=[.K51]-[.D$1]" office:value-type="float" office:value="19.2143975968477" calcext:value-type="float">
            <text:p>19.2143975968</text:p>
          </table:table-cell>
          <table:table-cell table:formula="of:=[.L51]-[.E$1]" office:value-type="float" office:value="-2.18889930266818" calcext:value-type="float">
            <text:p>-2.1888993027</text:p>
          </table:table-cell>
          <table:table-cell table:formula="of:=[.M51]-[.F$1]" office:value-type="float" office:value="-0.987307037752406" calcext:value-type="float">
            <text:p>-0.9873070378</text:p>
          </table:table-cell>
          <table:table-cell table:formula="of:=SQRT([.Q51]^2+[.R51]^2+[.S51]^2)" office:value-type="float" office:value="19.3638614525555" calcext:value-type="float">
            <text:p>19.3638614526</text:p>
          </table:table-cell>
          <table:table-cell table:formula="of:=[.U50]+([.$A51]-[.$A50])/1000*([.N50]+[.N51])/2" office:value-type="float" office:value="209.64739139393" calcext:value-type="float">
            <text:p>209.6473913939</text:p>
          </table:table-cell>
          <table:table-cell table:formula="of:=[.V50]+([.$A51]-[.$A50])/1000*([.O50]+[.O51])/2" office:value-type="float" office:value="-27.7266871896962" calcext:value-type="float">
            <text:p>-27.7266871897</text:p>
          </table:table-cell>
          <table:table-cell table:formula="of:=[.W50]+([.$A51]-[.$A50])/1000*([.P50]+[.P51])/2" office:value-type="float" office:value="3.15651509675143" calcext:value-type="float">
            <text:p>3.1565150968</text:p>
          </table:table-cell>
          <table:table-cell table:formula="of:=SQRT([.U51]^2+[.V51]^2+[.W51]^2)" office:value-type="float" office:value="211.496481030657" calcext:value-type="float">
            <text:p>211.4964810307</text:p>
          </table:table-cell>
          <table:table-cell office:value-type="float" office:value="12.948297" calcext:value-type="float">
            <text:p>12.948297</text:p>
          </table:table-cell>
          <table:table-cell office:value-type="float" office:value="329.840698" calcext:value-type="float">
            <text:p>329.840698</text:p>
          </table:table-cell>
          <table:table-cell office:value-type="float" office:value="129.846909" calcext:value-type="float">
            <text:p>129.846909</text:p>
          </table:table-cell>
          <table:table-cell office:value-type="float" office:value="19.351688" calcext:value-type="float">
            <text:p>19.351688</text:p>
          </table:table-cell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91773" calcext:value-type="float">
            <text:p>591773</text:p>
          </table:table-cell>
          <table:table-cell office:value-type="float" office:value="30.76" calcext:value-type="float">
            <text:p>30.76</text:p>
          </table:table-cell>
          <table:table-cell office:value-type="float" office:value="79151" calcext:value-type="float">
            <text:p>79151</text:p>
          </table:table-cell>
          <table:table-cell office:value-type="float" office:value="2035.198486" calcext:value-type="float">
            <text:p>2035.198486</text:p>
          </table:table-cell>
          <table:table-cell office:value-type="float" office:value="324.07666" calcext:value-type="float">
            <text:p>324.07666</text:p>
          </table:table-cell>
          <table:table-cell office:value-type="float" office:value="-4.03394" calcext:value-type="float">
            <text:p>-4.03394</text:p>
          </table:table-cell>
          <table:table-cell office:value-type="float" office:value="7.040371" calcext:value-type="float">
            <text:p>7.040371</text:p>
          </table:table-cell>
          <table:table-cell office:value-type="float" office:value="9.11712" calcext:value-type="float">
            <text:p>9.11712</text:p>
          </table:table-cell>
          <table:table-cell office:value-type="float" office:value="-0.995988" calcext:value-type="float">
            <text:p>-0.995988</text:p>
          </table:table-cell>
          <table:table-cell office:value-type="float" office:value="0.68953" calcext:value-type="float">
            <text:p>0.68953</text:p>
          </table:table-cell>
          <table:table-cell table:formula="of:=[.$B$1]*[.H52]+(1-[.$B$1])*[.K51]" office:value-type="float" office:value="12.5057027782818" calcext:value-type="float">
            <text:p>12.5057027783</text:p>
          </table:table-cell>
          <table:table-cell table:formula="of:=[.$B$1]*[.I52]+(1-[.$B$1])*[.L51]" office:value-type="float" office:value="-2.35182707775569" calcext:value-type="float">
            <text:p>-2.3518270778</text:p>
          </table:table-cell>
          <table:table-cell table:formula="of:=[.$B$1]*[.J52]+(1-[.$B$1])*[.M51]" office:value-type="float" office:value="-0.114449947299903" calcext:value-type="float">
            <text:p>-0.1144499473</text:p>
          </table:table-cell>
          <table:table-cell table:formula="of:=[.H52]-[.D$1]" office:value-type="float" office:value="15.449305620979" calcext:value-type="float">
            <text:p>15.449305621</text:p>
          </table:table-cell>
          <table:table-cell table:formula="of:=[.I52]-[.E$1]" office:value-type="float" office:value="-0.6824114384952" calcext:value-type="float">
            <text:p>-0.6824114385</text:p>
          </table:table-cell>
          <table:table-cell table:formula="of:=[.J52]-[.F$1]" office:value-type="float" office:value="-0.0939959851969583" calcext:value-type="float">
            <text:p>-0.0939959852</text:p>
          </table:table-cell>
          <table:table-cell table:formula="of:=[.K52]-[.D$1]" office:value-type="float" office:value="18.8378883992608" calcext:value-type="float">
            <text:p>18.8378883993</text:p>
          </table:table-cell>
          <table:table-cell table:formula="of:=[.L52]-[.E$1]" office:value-type="float" office:value="-2.03825051625089" calcext:value-type="float">
            <text:p>-2.0382505163</text:p>
          </table:table-cell>
          <table:table-cell table:formula="of:=[.M52]-[.F$1]" office:value-type="float" office:value="-0.897975932496861" calcext:value-type="float">
            <text:p>-0.8979759325</text:p>
          </table:table-cell>
          <table:table-cell table:formula="of:=SQRT([.Q52]^2+[.R52]^2+[.S52]^2)" office:value-type="float" office:value="18.9691029119815" calcext:value-type="float">
            <text:p>18.969102912</text:p>
          </table:table-cell>
          <table:table-cell table:formula="of:=[.U51]+([.$A52]-[.$A51])/1000*([.N51]+[.N52])/2" office:value-type="float" office:value="216.407019968733" calcext:value-type="float">
            <text:p>216.4070199687</text:p>
          </table:table-cell>
          <table:table-cell table:formula="of:=[.V51]+([.$A52]-[.$A51])/1000*([.O51]+[.O52])/2" office:value-type="float" office:value="-28.1732474836478" calcext:value-type="float">
            <text:p>-28.1732474836</text:p>
          </table:table-cell>
          <table:table-cell table:formula="of:=[.W51]+([.$A52]-[.$A51])/1000*([.P51]+[.P52])/2" office:value-type="float" office:value="2.88011270603942" calcext:value-type="float">
            <text:p>2.880112706</text:p>
          </table:table-cell>
          <table:table-cell table:formula="of:=SQRT([.U52]^2+[.V52]^2+[.W52]^2)" office:value-type="float" office:value="218.252205520865" calcext:value-type="float">
            <text:p>218.2522055209</text:p>
          </table:table-cell>
          <table:table-cell office:value-type="float" office:value="9.197245" calcext:value-type="float">
            <text:p>9.197245</text:p>
          </table:table-cell>
          <table:table-cell office:value-type="float" office:value="328.409393" calcext:value-type="float">
            <text:p>328.409393</text:p>
          </table:table-cell>
          <table:table-cell office:value-type="float" office:value="128.495117" calcext:value-type="float">
            <text:p>128.495117</text:p>
          </table:table-cell>
          <table:table-cell office:value-type="float" office:value="18.276672" calcext:value-type="float">
            <text:p>18.276672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92184" calcext:value-type="float">
            <text:p>592184</text:p>
          </table:table-cell>
          <table:table-cell office:value-type="float" office:value="30.77" calcext:value-type="float">
            <text:p>30.77</text:p>
          </table:table-cell>
          <table:table-cell office:value-type="float" office:value="79176" calcext:value-type="float">
            <text:p>79176</text:p>
          </table:table-cell>
          <table:table-cell office:value-type="float" office:value="2032.733643" calcext:value-type="float">
            <text:p>2032.733643</text:p>
          </table:table-cell>
          <table:table-cell office:value-type="float" office:value="321.611816" calcext:value-type="float">
            <text:p>321.611816</text:p>
          </table:table-cell>
          <table:table-cell office:value-type="float" office:value="-5.997187" calcext:value-type="float">
            <text:p>-5.997187</text:p>
          </table:table-cell>
          <table:table-cell office:value-type="float" office:value="6.782214" calcext:value-type="float">
            <text:p>6.782214</text:p>
          </table:table-cell>
          <table:table-cell office:value-type="float" office:value="9.80665" calcext:value-type="float">
            <text:p>9.80665</text:p>
          </table:table-cell>
          <table:table-cell office:value-type="float" office:value="-0.612916" calcext:value-type="float">
            <text:p>-0.612916</text:p>
          </table:table-cell>
          <table:table-cell office:value-type="float" office:value="2.451663" calcext:value-type="float">
            <text:p>2.451663</text:p>
          </table:table-cell>
          <table:table-cell table:formula="of:=[.$B$1]*[.H53]+(1-[.$B$1])*[.K52]" office:value-type="float" office:value="12.2357975004536" calcext:value-type="float">
            <text:p>12.2357975005</text:p>
          </table:table-cell>
          <table:table-cell table:formula="of:=[.$B$1]*[.I53]+(1-[.$B$1])*[.L52]" office:value-type="float" office:value="-2.17793596998012" calcext:value-type="float">
            <text:p>-2.17793597</text:p>
          </table:table-cell>
          <table:table-cell table:formula="of:=[.$B$1]*[.J53]+(1-[.$B$1])*[.M52]" office:value-type="float" office:value="0.142161347430088" calcext:value-type="float">
            <text:p>0.1421613474</text:p>
          </table:table-cell>
          <table:table-cell table:formula="of:=[.H53]-[.D$1]" office:value-type="float" office:value="16.138835620979" calcext:value-type="float">
            <text:p>16.138835621</text:p>
          </table:table-cell>
          <table:table-cell table:formula="of:=[.I53]-[.E$1]" office:value-type="float" office:value="-0.2993394384952" calcext:value-type="float">
            <text:p>-0.2993394385</text:p>
          </table:table-cell>
          <table:table-cell table:formula="of:=[.J53]-[.F$1]" office:value-type="float" office:value="1.66813701480304" calcext:value-type="float">
            <text:p>1.6681370148</text:p>
          </table:table-cell>
          <table:table-cell table:formula="of:=[.K53]-[.D$1]" office:value-type="float" office:value="18.5679831214327" calcext:value-type="float">
            <text:p>18.5679831214</text:p>
          </table:table-cell>
          <table:table-cell table:formula="of:=[.L53]-[.E$1]" office:value-type="float" office:value="-1.86435940847532" calcext:value-type="float">
            <text:p>-1.8643594085</text:p>
          </table:table-cell>
          <table:table-cell table:formula="of:=[.M53]-[.F$1]" office:value-type="float" office:value="-0.641364637766871" calcext:value-type="float">
            <text:p>-0.6413646378</text:p>
          </table:table-cell>
          <table:table-cell table:formula="of:=SQRT([.Q53]^2+[.R53]^2+[.S53]^2)" office:value-type="float" office:value="18.6723641192099" calcext:value-type="float">
            <text:p>18.6723641192</text:p>
          </table:table-cell>
          <table:table-cell table:formula="of:=[.U52]+([.$A53]-[.$A52])/1000*([.N52]+[.N53])/2" office:value-type="float" office:value="222.898382993955" calcext:value-type="float">
            <text:p>222.898382994</text:p>
          </table:table-cell>
          <table:table-cell table:formula="of:=[.V52]+([.$A53]-[.$A52])/1000*([.O52]+[.O53])/2" office:value-type="float" office:value="-28.3749972888693" calcext:value-type="float">
            <text:p>-28.3749972889</text:p>
          </table:table-cell>
          <table:table-cell table:formula="of:=[.W52]+([.$A53]-[.$A52])/1000*([.P52]+[.P53])/2" office:value-type="float" office:value="3.20359868762347" calcext:value-type="float">
            <text:p>3.2035986876</text:p>
          </table:table-cell>
          <table:table-cell table:formula="of:=SQRT([.U53]^2+[.V53]^2+[.W53]^2)" office:value-type="float" office:value="224.720031721729" calcext:value-type="float">
            <text:p>224.7200317217</text:p>
          </table:table-cell>
          <table:table-cell office:value-type="float" office:value="10.127028" calcext:value-type="float">
            <text:p>10.127028</text:p>
          </table:table-cell>
          <table:table-cell office:value-type="float" office:value="326.934418" calcext:value-type="float">
            <text:p>326.934418</text:p>
          </table:table-cell>
          <table:table-cell office:value-type="float" office:value="127.226479" calcext:value-type="float">
            <text:p>127.226479</text:p>
          </table:table-cell>
          <table:table-cell office:value-type="float" office:value="17.32526" calcext:value-type="float">
            <text:p>17.32526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92590" calcext:value-type="float">
            <text:p>592590</text:p>
          </table:table-cell>
          <table:table-cell office:value-type="float" office:value="30.780001" calcext:value-type="float">
            <text:p>30.780001</text:p>
          </table:table-cell>
          <table:table-cell office:value-type="float" office:value="79197" calcext:value-type="float">
            <text:p>79197</text:p>
          </table:table-cell>
          <table:table-cell office:value-type="float" office:value="2030.589844" calcext:value-type="float">
            <text:p>2030.589844</text:p>
          </table:table-cell>
          <table:table-cell office:value-type="float" office:value="319.468018" calcext:value-type="float">
            <text:p>319.468018</text:p>
          </table:table-cell>
          <table:table-cell office:value-type="float" office:value="-5.280293" calcext:value-type="float">
            <text:p>-5.280293</text:p>
          </table:table-cell>
          <table:table-cell office:value-type="float" office:value="6.543364" calcext:value-type="float">
            <text:p>6.543364</text:p>
          </table:table-cell>
          <table:table-cell office:value-type="float" office:value="10.036493" calcext:value-type="float">
            <text:p>10.036493</text:p>
          </table:table-cell>
          <table:table-cell office:value-type="float" office:value="-1.225831" calcext:value-type="float">
            <text:p>-1.225831</text:p>
          </table:table-cell>
          <table:table-cell office:value-type="float" office:value="0.153229" calcext:value-type="float">
            <text:p>0.153229</text:p>
          </table:table-cell>
          <table:table-cell table:formula="of:=[.$B$1]*[.H54]+(1-[.$B$1])*[.K53]" office:value-type="float" office:value="12.0158670504083" calcext:value-type="float">
            <text:p>12.0158670504</text:p>
          </table:table-cell>
          <table:table-cell table:formula="of:=[.$B$1]*[.I54]+(1-[.$B$1])*[.L53]" office:value-type="float" office:value="-2.08272547298211" calcext:value-type="float">
            <text:p>-2.082725473</text:p>
          </table:table-cell>
          <table:table-cell table:formula="of:=[.$B$1]*[.J54]+(1-[.$B$1])*[.M53]" office:value-type="float" office:value="0.143268112687079" calcext:value-type="float">
            <text:p>0.1432681127</text:p>
          </table:table-cell>
          <table:table-cell table:formula="of:=[.H54]-[.D$1]" office:value-type="float" office:value="16.368678620979" calcext:value-type="float">
            <text:p>16.368678621</text:p>
          </table:table-cell>
          <table:table-cell table:formula="of:=[.I54]-[.E$1]" office:value-type="float" office:value="-0.9122544384952" calcext:value-type="float">
            <text:p>-0.9122544385</text:p>
          </table:table-cell>
          <table:table-cell table:formula="of:=[.J54]-[.F$1]" office:value-type="float" office:value="-0.630296985196958" calcext:value-type="float">
            <text:p>-0.6302969852</text:p>
          </table:table-cell>
          <table:table-cell table:formula="of:=[.K54]-[.D$1]" office:value-type="float" office:value="18.3480526713873" calcext:value-type="float">
            <text:p>18.3480526714</text:p>
          </table:table-cell>
          <table:table-cell table:formula="of:=[.L54]-[.E$1]" office:value-type="float" office:value="-1.76914891147731" calcext:value-type="float">
            <text:p>-1.7691489115</text:p>
          </table:table-cell>
          <table:table-cell table:formula="of:=[.M54]-[.F$1]" office:value-type="float" office:value="-0.640257872509879" calcext:value-type="float">
            <text:p>-0.6402578725</text:p>
          </table:table-cell>
          <table:table-cell table:formula="of:=SQRT([.Q54]^2+[.R54]^2+[.S54]^2)" office:value-type="float" office:value="18.4442634671676" calcext:value-type="float">
            <text:p>18.4442634672</text:p>
          </table:table-cell>
          <table:table-cell table:formula="of:=[.U53]+([.$A54]-[.$A53])/1000*([.N53]+[.N54])/2" office:value-type="float" office:value="229.497408385073" calcext:value-type="float">
            <text:p>229.4974083851</text:p>
          </table:table-cell>
          <table:table-cell table:formula="of:=[.V53]+([.$A54]-[.$A53])/1000*([.O53]+[.O54])/2" office:value-type="float" office:value="-28.6209508458984" calcext:value-type="float">
            <text:p>-28.6209508459</text:p>
          </table:table-cell>
          <table:table-cell table:formula="of:=[.W53]+([.$A54]-[.$A53])/1000*([.P53]+[.P54])/2" office:value-type="float" office:value="3.41428021363351" calcext:value-type="float">
            <text:p>3.4142802136</text:p>
          </table:table-cell>
          <table:table-cell table:formula="of:=SQRT([.U54]^2+[.V54]^2+[.W54]^2)" office:value-type="float" office:value="231.300403354956" calcext:value-type="float">
            <text:p>231.300403355</text:p>
          </table:table-cell>
          <table:table-cell office:value-type="float" office:value="10.112237" calcext:value-type="float">
            <text:p>10.112237</text:p>
          </table:table-cell>
          <table:table-cell office:value-type="float" office:value="325.439484" calcext:value-type="float">
            <text:p>325.439484</text:p>
          </table:table-cell>
          <table:table-cell office:value-type="float" office:value="126.011749" calcext:value-type="float">
            <text:p>126.011749</text:p>
          </table:table-cell>
          <table:table-cell office:value-type="float" office:value="16.450321" calcext:value-type="float">
            <text:p>16.450321</text:p>
          </table:table-cell>
          <table:table-cell office:value-type="float" office:value="508" calcext:value-type="float">
            <text:p>508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92995" calcext:value-type="float">
            <text:p>592995</text:p>
          </table:table-cell>
          <table:table-cell office:value-type="float" office:value="30.790001" calcext:value-type="float">
            <text:p>30.790001</text:p>
          </table:table-cell>
          <table:table-cell office:value-type="float" office:value="79212" calcext:value-type="float">
            <text:p>79212</text:p>
          </table:table-cell>
          <table:table-cell office:value-type="float" office:value="2029.040039" calcext:value-type="float">
            <text:p>2029.040039</text:p>
          </table:table-cell>
          <table:table-cell office:value-type="float" office:value="317.918213" calcext:value-type="float">
            <text:p>317.918213</text:p>
          </table:table-cell>
          <table:table-cell office:value-type="float" office:value="-3.826678" calcext:value-type="float">
            <text:p>-3.826678</text:p>
          </table:table-cell>
          <table:table-cell office:value-type="float" office:value="6.338027" calcext:value-type="float">
            <text:p>6.338027</text:p>
          </table:table-cell>
          <table:table-cell office:value-type="float" office:value="11.33894" calcext:value-type="float">
            <text:p>11.33894</text:p>
          </table:table-cell>
          <table:table-cell office:value-type="float" office:value="-2.604892" calcext:value-type="float">
            <text:p>-2.604892</text:p>
          </table:table-cell>
          <table:table-cell office:value-type="float" office:value="3.141193" calcext:value-type="float">
            <text:p>3.141193</text:p>
          </table:table-cell>
          <table:table-cell table:formula="of:=[.$B$1]*[.H55]+(1-[.$B$1])*[.K54]" office:value-type="float" office:value="11.9481743453674" calcext:value-type="float">
            <text:p>11.9481743454</text:p>
          </table:table-cell>
          <table:table-cell table:formula="of:=[.$B$1]*[.I55]+(1-[.$B$1])*[.L54]" office:value-type="float" office:value="-2.1349421256839" calcext:value-type="float">
            <text:p>-2.1349421257</text:p>
          </table:table-cell>
          <table:table-cell table:formula="of:=[.$B$1]*[.J55]+(1-[.$B$1])*[.M54]" office:value-type="float" office:value="0.443060601418371" calcext:value-type="float">
            <text:p>0.4430606014</text:p>
          </table:table-cell>
          <table:table-cell table:formula="of:=[.H55]-[.D$1]" office:value-type="float" office:value="17.671125620979" calcext:value-type="float">
            <text:p>17.671125621</text:p>
          </table:table-cell>
          <table:table-cell table:formula="of:=[.I55]-[.E$1]" office:value-type="float" office:value="-2.2913154384952" calcext:value-type="float">
            <text:p>-2.2913154385</text:p>
          </table:table-cell>
          <table:table-cell table:formula="of:=[.J55]-[.F$1]" office:value-type="float" office:value="2.35766701480304" calcext:value-type="float">
            <text:p>2.3576670148</text:p>
          </table:table-cell>
          <table:table-cell table:formula="of:=[.K55]-[.D$1]" office:value-type="float" office:value="18.2803599663465" calcext:value-type="float">
            <text:p>18.2803599663</text:p>
          </table:table-cell>
          <table:table-cell table:formula="of:=[.L55]-[.E$1]" office:value-type="float" office:value="-1.8213655641791" calcext:value-type="float">
            <text:p>-1.8213655642</text:p>
          </table:table-cell>
          <table:table-cell table:formula="of:=[.M55]-[.F$1]" office:value-type="float" office:value="-0.340465383778587" calcext:value-type="float">
            <text:p>-0.3404653838</text:p>
          </table:table-cell>
          <table:table-cell table:formula="of:=SQRT([.Q55]^2+[.R55]^2+[.S55]^2)" office:value-type="float" office:value="18.3740264965285" calcext:value-type="float">
            <text:p>18.3740264965</text:p>
          </table:table-cell>
          <table:table-cell table:formula="of:=[.U54]+([.$A55]-[.$A54])/1000*([.N54]+[.N55])/2" office:value-type="float" office:value="236.390468744069" calcext:value-type="float">
            <text:p>236.3904687441</text:p>
          </table:table-cell>
          <table:table-cell table:formula="of:=[.V54]+([.$A55]-[.$A54])/1000*([.O54]+[.O55])/2" office:value-type="float" office:value="-29.269673745989" calcext:value-type="float">
            <text:p>-29.269673746</text:p>
          </table:table-cell>
          <table:table-cell table:formula="of:=[.W54]+([.$A55]-[.$A54])/1000*([.P54]+[.P55])/2" office:value-type="float" office:value="3.76407264462874" calcext:value-type="float">
            <text:p>3.7640726446</text:p>
          </table:table-cell>
          <table:table-cell table:formula="of:=SQRT([.U55]^2+[.V55]^2+[.W55]^2)" office:value-type="float" office:value="238.225388565349" calcext:value-type="float">
            <text:p>238.2253885653</text:p>
          </table:table-cell>
          <table:table-cell office:value-type="float" office:value="12.050897" calcext:value-type="float">
            <text:p>12.050897</text:p>
          </table:table-cell>
          <table:table-cell office:value-type="float" office:value="324.103546" calcext:value-type="float">
            <text:p>324.103546</text:p>
          </table:table-cell>
          <table:table-cell office:value-type="float" office:value="125.047455" calcext:value-type="float">
            <text:p>125.047455</text:p>
          </table:table-cell>
          <table:table-cell office:value-type="float" office:value="15.820864" calcext:value-type="float">
            <text:p>15.820864</text:p>
          </table:table-cell>
          <table:table-cell office:value-type="float" office:value="508" calcext:value-type="float">
            <text:p>508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93406" calcext:value-type="float">
            <text:p>593406</text:p>
          </table:table-cell>
          <table:table-cell office:value-type="float" office:value="30.799999" calcext:value-type="float">
            <text:p>30.799999</text:p>
          </table:table-cell>
          <table:table-cell office:value-type="float" office:value="79234" calcext:value-type="float">
            <text:p>79234</text:p>
          </table:table-cell>
          <table:table-cell office:value-type="float" office:value="2026.781128" calcext:value-type="float">
            <text:p>2026.781128</text:p>
          </table:table-cell>
          <table:table-cell office:value-type="float" office:value="315.659302" calcext:value-type="float">
            <text:p>315.659302</text:p>
          </table:table-cell>
          <table:table-cell office:value-type="float" office:value="-5.496134" calcext:value-type="float">
            <text:p>-5.496134</text:p>
          </table:table-cell>
          <table:table-cell office:value-type="float" office:value="6.103699" calcext:value-type="float">
            <text:p>6.103699</text:p>
          </table:table-cell>
          <table:table-cell office:value-type="float" office:value="15.629349" calcext:value-type="float">
            <text:p>15.629349</text:p>
          </table:table-cell>
          <table:table-cell office:value-type="float" office:value="-4.29041" calcext:value-type="float">
            <text:p>-4.29041</text:p>
          </table:table-cell>
          <table:table-cell office:value-type="float" office:value="2.911349" calcext:value-type="float">
            <text:p>2.911349</text:p>
          </table:table-cell>
          <table:table-cell table:formula="of:=[.$B$1]*[.H56]+(1-[.$B$1])*[.K55]" office:value-type="float" office:value="12.3162918108307" calcext:value-type="float">
            <text:p>12.3162918108</text:p>
          </table:table-cell>
          <table:table-cell table:formula="of:=[.$B$1]*[.I56]+(1-[.$B$1])*[.L55]" office:value-type="float" office:value="-2.35048891311551" calcext:value-type="float">
            <text:p>-2.3504889131</text:p>
          </table:table-cell>
          <table:table-cell table:formula="of:=[.$B$1]*[.J56]+(1-[.$B$1])*[.M55]" office:value-type="float" office:value="0.689889441276534" calcext:value-type="float">
            <text:p>0.6898894413</text:p>
          </table:table-cell>
          <table:table-cell table:formula="of:=[.H56]-[.D$1]" office:value-type="float" office:value="21.961534620979" calcext:value-type="float">
            <text:p>21.961534621</text:p>
          </table:table-cell>
          <table:table-cell table:formula="of:=[.I56]-[.E$1]" office:value-type="float" office:value="-3.9768334384952" calcext:value-type="float">
            <text:p>-3.9768334385</text:p>
          </table:table-cell>
          <table:table-cell table:formula="of:=[.J56]-[.F$1]" office:value-type="float" office:value="2.12782301480304" calcext:value-type="float">
            <text:p>2.1278230148</text:p>
          </table:table-cell>
          <table:table-cell table:formula="of:=[.K56]-[.D$1]" office:value-type="float" office:value="18.6484774318097" calcext:value-type="float">
            <text:p>18.6484774318</text:p>
          </table:table-cell>
          <table:table-cell table:formula="of:=[.L56]-[.E$1]" office:value-type="float" office:value="-2.03691235161071" calcext:value-type="float">
            <text:p>-2.0369123516</text:p>
          </table:table-cell>
          <table:table-cell table:formula="of:=[.M56]-[.F$1]" office:value-type="float" office:value="-0.0936365439204244" calcext:value-type="float">
            <text:p>-0.0936365439</text:p>
          </table:table-cell>
          <table:table-cell table:formula="of:=SQRT([.Q56]^2+[.R56]^2+[.S56]^2)" office:value-type="float" office:value="18.7596239369348" calcext:value-type="float">
            <text:p>18.7596239369</text:p>
          </table:table-cell>
          <table:table-cell table:formula="of:=[.U55]+([.$A56]-[.$A55])/1000*([.N55]+[.N56])/2" office:value-type="float" office:value="244.534980423792" calcext:value-type="float">
            <text:p>244.5349804238</text:p>
          </table:table-cell>
          <table:table-cell table:formula="of:=[.V55]+([.$A56]-[.$A55])/1000*([.O55]+[.O56])/2" office:value-type="float" office:value="-30.5577783402105" calcext:value-type="float">
            <text:p>-30.5577783402</text:p>
          </table:table-cell>
          <table:table-cell table:formula="of:=[.W55]+([.$A56]-[.$A55])/1000*([.P55]+[.P56])/2" office:value-type="float" office:value="4.68584084571279" calcext:value-type="float">
            <text:p>4.6858408457</text:p>
          </table:table-cell>
          <table:table-cell table:formula="of:=SQRT([.U56]^2+[.V56]^2+[.W56]^2)" office:value-type="float" office:value="246.48142236766" calcext:value-type="float">
            <text:p>246.4814223677</text:p>
          </table:table-cell>
          <table:table-cell office:value-type="float" office:value="16.46694" calcext:value-type="float">
            <text:p>16.46694</text:p>
          </table:table-cell>
          <table:table-cell office:value-type="float" office:value="322.987" calcext:value-type="float">
            <text:p>322.987</text:p>
          </table:table-cell>
          <table:table-cell office:value-type="float" office:value="124.506912" calcext:value-type="float">
            <text:p>124.506912</text:p>
          </table:table-cell>
          <table:table-cell office:value-type="float" office:value="15.628391" calcext:value-type="float">
            <text:p>15.628391</text:p>
          </table:table-cell>
          <table:table-cell office:value-type="float" office:value="509" calcext:value-type="float">
            <text:p>509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93812" calcext:value-type="float">
            <text:p>593812</text:p>
          </table:table-cell>
          <table:table-cell office:value-type="float" office:value="30.809999" calcext:value-type="float">
            <text:p>30.809999</text:p>
          </table:table-cell>
          <table:table-cell office:value-type="float" office:value="79259" calcext:value-type="float">
            <text:p>79259</text:p>
          </table:table-cell>
          <table:table-cell office:value-type="float" office:value="2024.217773" calcext:value-type="float">
            <text:p>2024.217773</text:p>
          </table:table-cell>
          <table:table-cell office:value-type="float" office:value="313.095947" calcext:value-type="float">
            <text:p>313.095947</text:p>
          </table:table-cell>
          <table:table-cell office:value-type="float" office:value="-6.313681" calcext:value-type="float">
            <text:p>-6.313681</text:p>
          </table:table-cell>
          <table:table-cell office:value-type="float" office:value="5.857822" calcext:value-type="float">
            <text:p>5.857822</text:p>
          </table:table-cell>
          <table:table-cell office:value-type="float" office:value="14.326903" calcext:value-type="float">
            <text:p>14.326903</text:p>
          </table:table-cell>
          <table:table-cell office:value-type="float" office:value="-2.911349" calcext:value-type="float">
            <text:p>-2.911349</text:p>
          </table:table-cell>
          <table:table-cell office:value-type="float" office:value="1.37906" calcext:value-type="float">
            <text:p>1.37906</text:p>
          </table:table-cell>
          <table:table-cell table:formula="of:=[.$B$1]*[.H57]+(1-[.$B$1])*[.K56]" office:value-type="float" office:value="12.5173529297476" calcext:value-type="float">
            <text:p>12.5173529297</text:p>
          </table:table-cell>
          <table:table-cell table:formula="of:=[.$B$1]*[.I57]+(1-[.$B$1])*[.L56]" office:value-type="float" office:value="-2.40657492180396" calcext:value-type="float">
            <text:p>-2.4065749218</text:p>
          </table:table-cell>
          <table:table-cell table:formula="of:=[.$B$1]*[.J57]+(1-[.$B$1])*[.M56]" office:value-type="float" office:value="0.758806497148881" calcext:value-type="float">
            <text:p>0.7588064971</text:p>
          </table:table-cell>
          <table:table-cell table:formula="of:=[.H57]-[.D$1]" office:value-type="float" office:value="20.659088620979" calcext:value-type="float">
            <text:p>20.659088621</text:p>
          </table:table-cell>
          <table:table-cell table:formula="of:=[.I57]-[.E$1]" office:value-type="float" office:value="-2.5977724384952" calcext:value-type="float">
            <text:p>-2.5977724385</text:p>
          </table:table-cell>
          <table:table-cell table:formula="of:=[.J57]-[.F$1]" office:value-type="float" office:value="0.595534014803042" calcext:value-type="float">
            <text:p>0.5955340148</text:p>
          </table:table-cell>
          <table:table-cell table:formula="of:=[.K57]-[.D$1]" office:value-type="float" office:value="18.8495385507267" calcext:value-type="float">
            <text:p>18.8495385507</text:p>
          </table:table-cell>
          <table:table-cell table:formula="of:=[.L57]-[.E$1]" office:value-type="float" office:value="-2.09299836029915" calcext:value-type="float">
            <text:p>-2.0929983603</text:p>
          </table:table-cell>
          <table:table-cell table:formula="of:=[.M57]-[.F$1]" office:value-type="float" office:value="-0.0247194880480778" calcext:value-type="float">
            <text:p>-0.024719488</text:p>
          </table:table-cell>
          <table:table-cell table:formula="of:=SQRT([.Q57]^2+[.R57]^2+[.S57]^2)" office:value-type="float" office:value="18.9653989350247" calcext:value-type="float">
            <text:p>18.965398935</text:p>
          </table:table-cell>
          <table:table-cell table:formula="of:=[.U56]+([.$A57]-[.$A56])/1000*([.N56]+[.N57])/2" office:value-type="float" office:value="253.186966941909" calcext:value-type="float">
            <text:p>253.1869669419</text:p>
          </table:table-cell>
          <table:table-cell table:formula="of:=[.V56]+([.$A57]-[.$A56])/1000*([.O56]+[.O57])/2" office:value-type="float" office:value="-31.8924233332395" calcext:value-type="float">
            <text:p>-31.8924233332</text:p>
          </table:table-cell>
          <table:table-cell table:formula="of:=[.W56]+([.$A57]-[.$A56])/1000*([.P56]+[.P57])/2" office:value-type="float" office:value="5.23868232272282" calcext:value-type="float">
            <text:p>5.2386823227</text:p>
          </table:table-cell>
          <table:table-cell table:formula="of:=SQRT([.U57]^2+[.V57]^2+[.W57]^2)" office:value-type="float" office:value="255.241475249984" calcext:value-type="float">
            <text:p>255.24147525</text:p>
          </table:table-cell>
          <table:table-cell office:value-type="float" office:value="14.684615" calcext:value-type="float">
            <text:p>14.684615</text:p>
          </table:table-cell>
          <table:table-cell office:value-type="float" office:value="321.663391" calcext:value-type="float">
            <text:p>321.663391</text:p>
          </table:table-cell>
          <table:table-cell office:value-type="float" office:value="123.796791" calcext:value-type="float">
            <text:p>123.796791</text:p>
          </table:table-cell>
          <table:table-cell office:value-type="float" office:value="15.31307" calcext:value-type="float">
            <text:p>15.31307</text:p>
          </table:table-cell>
          <table:table-cell office:value-type="float" office:value="509" calcext:value-type="float">
            <text:p>509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94217" calcext:value-type="float">
            <text:p>594217</text:p>
          </table:table-cell>
          <table:table-cell office:value-type="float" office:value="30.809999" calcext:value-type="float">
            <text:p>30.809999</text:p>
          </table:table-cell>
          <table:table-cell office:value-type="float" office:value="79281" calcext:value-type="float">
            <text:p>79281</text:p>
          </table:table-cell>
          <table:table-cell office:value-type="float" office:value="2021.991211" calcext:value-type="float">
            <text:p>2021.991211</text:p>
          </table:table-cell>
          <table:table-cell office:value-type="float" office:value="310.869385" calcext:value-type="float">
            <text:p>310.869385</text:p>
          </table:table-cell>
          <table:table-cell office:value-type="float" office:value="-5.497685" calcext:value-type="float">
            <text:p>-5.497685</text:p>
          </table:table-cell>
          <table:table-cell office:value-type="float" office:value="5.632972" calcext:value-type="float">
            <text:p>5.632972</text:p>
          </table:table-cell>
          <table:table-cell office:value-type="float" office:value="16.318878" calcext:value-type="float">
            <text:p>16.318878</text:p>
          </table:table-cell>
          <table:table-cell office:value-type="float" office:value="-2.911349" calcext:value-type="float">
            <text:p>-2.911349</text:p>
          </table:table-cell>
          <table:table-cell office:value-type="float" office:value="-0.153229" calcext:value-type="float">
            <text:p>-0.153229</text:p>
          </table:table-cell>
          <table:table-cell table:formula="of:=[.$B$1]*[.H58]+(1-[.$B$1])*[.K57]" office:value-type="float" office:value="12.8975054367729" calcext:value-type="float">
            <text:p>12.8975054368</text:p>
          </table:table-cell>
          <table:table-cell table:formula="of:=[.$B$1]*[.I58]+(1-[.$B$1])*[.L57]" office:value-type="float" office:value="-2.45705232962356" calcext:value-type="float">
            <text:p>-2.4570523296</text:p>
          </table:table-cell>
          <table:table-cell table:formula="of:=[.$B$1]*[.J58]+(1-[.$B$1])*[.M57]" office:value-type="float" office:value="0.667602947433992" calcext:value-type="float">
            <text:p>0.6676029474</text:p>
          </table:table-cell>
          <table:table-cell table:formula="of:=[.H58]-[.D$1]" office:value-type="float" office:value="22.651063620979" calcext:value-type="float">
            <text:p>22.651063621</text:p>
          </table:table-cell>
          <table:table-cell table:formula="of:=[.I58]-[.E$1]" office:value-type="float" office:value="-2.5977724384952" calcext:value-type="float">
            <text:p>-2.5977724385</text:p>
          </table:table-cell>
          <table:table-cell table:formula="of:=[.J58]-[.F$1]" office:value-type="float" office:value="-0.936754985196958" calcext:value-type="float">
            <text:p>-0.9367549852</text:p>
          </table:table-cell>
          <table:table-cell table:formula="of:=[.K58]-[.D$1]" office:value-type="float" office:value="19.2296910577519" calcext:value-type="float">
            <text:p>19.2296910578</text:p>
          </table:table-cell>
          <table:table-cell table:formula="of:=[.L58]-[.E$1]" office:value-type="float" office:value="-2.14347576811876" calcext:value-type="float">
            <text:p>-2.1434757681</text:p>
          </table:table-cell>
          <table:table-cell table:formula="of:=[.M58]-[.F$1]" office:value-type="float" office:value="-0.115923037762966" calcext:value-type="float">
            <text:p>-0.1159230378</text:p>
          </table:table-cell>
          <table:table-cell table:formula="of:=SQRT([.Q58]^2+[.R58]^2+[.S58]^2)" office:value-type="float" office:value="19.3491329184483" calcext:value-type="float">
            <text:p>19.3491329184</text:p>
          </table:table-cell>
          <table:table-cell table:formula="of:=[.U57]+([.$A58]-[.$A57])/1000*([.N57]+[.N58])/2" office:value-type="float" office:value="261.957272770906" calcext:value-type="float">
            <text:p>261.9572727709</text:p>
          </table:table-cell>
          <table:table-cell table:formula="of:=[.V57]+([.$A58]-[.$A57])/1000*([.O57]+[.O58])/2" office:value-type="float" office:value="-32.9445211708301" calcext:value-type="float">
            <text:p>-32.9445211708</text:p>
          </table:table-cell>
          <table:table-cell table:formula="of:=[.W57]+([.$A58]-[.$A57])/1000*([.P57]+[.P58])/2" office:value-type="float" office:value="5.16958507621806" calcext:value-type="float">
            <text:p>5.1695850762</text:p>
          </table:table-cell>
          <table:table-cell table:formula="of:=SQRT([.U58]^2+[.V58]^2+[.W58]^2)" office:value-type="float" office:value="264.071351802134" calcext:value-type="float">
            <text:p>264.0713518021</text:p>
          </table:table-cell>
          <table:table-cell office:value-type="float" office:value="16.57725" calcext:value-type="float">
            <text:p>16.57725</text:p>
          </table:table-cell>
          <table:table-cell office:value-type="float" office:value="320.333801" calcext:value-type="float">
            <text:p>320.333801</text:p>
          </table:table-cell>
          <table:table-cell office:value-type="float" office:value="123.208832" calcext:value-type="float">
            <text:p>123.208832</text:p>
          </table:table-cell>
          <table:table-cell office:value-type="float" office:value="15.153921" calcext:value-type="float">
            <text:p>15.153921</text:p>
          </table:table-cell>
          <table:table-cell office:value-type="float" office:value="507" calcext:value-type="float">
            <text:p>507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94614" calcext:value-type="float">
            <text:p>594614</text:p>
          </table:table-cell>
          <table:table-cell office:value-type="float" office:value="30.82" calcext:value-type="float">
            <text:p>30.82</text:p>
          </table:table-cell>
          <table:table-cell office:value-type="float" office:value="79307" calcext:value-type="float">
            <text:p>79307</text:p>
          </table:table-cell>
          <table:table-cell office:value-type="float" office:value="2019.417969" calcext:value-type="float">
            <text:p>2019.417969</text:p>
          </table:table-cell>
          <table:table-cell office:value-type="float" office:value="308.296143" calcext:value-type="float">
            <text:p>308.296143</text:p>
          </table:table-cell>
          <table:table-cell office:value-type="float" office:value="-6.481718" calcext:value-type="float">
            <text:p>-6.481718</text:p>
          </table:table-cell>
          <table:table-cell office:value-type="float" office:value="5.393089" calcext:value-type="float">
            <text:p>5.393089</text:p>
          </table:table-cell>
          <table:table-cell office:value-type="float" office:value="12.564771" calcext:value-type="float">
            <text:p>12.564771</text:p>
          </table:table-cell>
          <table:table-cell office:value-type="float" office:value="-2.911349" calcext:value-type="float">
            <text:p>-2.911349</text:p>
          </table:table-cell>
          <table:table-cell office:value-type="float" office:value="1.455675" calcext:value-type="float">
            <text:p>1.455675</text:p>
          </table:table-cell>
          <table:table-cell table:formula="of:=[.$B$1]*[.H59]+(1-[.$B$1])*[.K58]" office:value-type="float" office:value="12.8642319930956" calcext:value-type="float">
            <text:p>12.8642319931</text:p>
          </table:table-cell>
          <table:table-cell table:formula="of:=[.$B$1]*[.I59]+(1-[.$B$1])*[.L58]" office:value-type="float" office:value="-2.5024819966612" calcext:value-type="float">
            <text:p>-2.5024819967</text:p>
          </table:table-cell>
          <table:table-cell table:formula="of:=[.$B$1]*[.J59]+(1-[.$B$1])*[.M58]" office:value-type="float" office:value="0.746410152690593" calcext:value-type="float">
            <text:p>0.7464101527</text:p>
          </table:table-cell>
          <table:table-cell table:formula="of:=[.H59]-[.D$1]" office:value-type="float" office:value="18.896956620979" calcext:value-type="float">
            <text:p>18.896956621</text:p>
          </table:table-cell>
          <table:table-cell table:formula="of:=[.I59]-[.E$1]" office:value-type="float" office:value="-2.5977724384952" calcext:value-type="float">
            <text:p>-2.5977724385</text:p>
          </table:table-cell>
          <table:table-cell table:formula="of:=[.J59]-[.F$1]" office:value-type="float" office:value="0.672149014803042" calcext:value-type="float">
            <text:p>0.6721490148</text:p>
          </table:table-cell>
          <table:table-cell table:formula="of:=[.K59]-[.D$1]" office:value-type="float" office:value="19.1964176140746" calcext:value-type="float">
            <text:p>19.1964176141</text:p>
          </table:table-cell>
          <table:table-cell table:formula="of:=[.L59]-[.E$1]" office:value-type="float" office:value="-2.1889054351564" calcext:value-type="float">
            <text:p>-2.1889054352</text:p>
          </table:table-cell>
          <table:table-cell table:formula="of:=[.M59]-[.F$1]" office:value-type="float" office:value="-0.0371158325063651" calcext:value-type="float">
            <text:p>-0.0371158325</text:p>
          </table:table-cell>
          <table:table-cell table:formula="of:=SQRT([.Q59]^2+[.R59]^2+[.S59]^2)" office:value-type="float" office:value="19.3208471295395" calcext:value-type="float">
            <text:p>19.3208471295</text:p>
          </table:table-cell>
          <table:table-cell table:formula="of:=[.U58]+([.$A59]-[.$A58])/1000*([.N58]+[.N59])/2" office:value-type="float" office:value="270.204554788934" calcext:value-type="float">
            <text:p>270.2045547889</text:p>
          </table:table-cell>
          <table:table-cell table:formula="of:=[.V58]+([.$A59]-[.$A58])/1000*([.O58]+[.O59])/2" office:value-type="float" office:value="-33.9758368289127" calcext:value-type="float">
            <text:p>-33.9758368289</text:p>
          </table:table-cell>
          <table:table-cell table:formula="of:=[.W58]+([.$A59]-[.$A58])/1000*([.P58]+[.P59])/2" office:value-type="float" office:value="5.11706079109486" calcext:value-type="float">
            <text:p>5.1170607911</text:p>
          </table:table-cell>
          <table:table-cell table:formula="of:=SQRT([.U59]^2+[.V59]^2+[.W59]^2)" office:value-type="float" office:value="272.380328269225" calcext:value-type="float">
            <text:p>272.3803282692</text:p>
          </table:table-cell>
          <table:table-cell office:value-type="float" office:value="12.979538" calcext:value-type="float">
            <text:p>12.979538</text:p>
          </table:table-cell>
          <table:table-cell office:value-type="float" office:value="318.671173" calcext:value-type="float">
            <text:p>318.671173</text:p>
          </table:table-cell>
          <table:table-cell office:value-type="float" office:value="122.262474" calcext:value-type="float">
            <text:p>122.262474</text:p>
          </table:table-cell>
          <table:table-cell office:value-type="float" office:value="14.689507" calcext:value-type="float">
            <text:p>14.689507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95019" calcext:value-type="float">
            <text:p>595019</text:p>
          </table:table-cell>
          <table:table-cell office:value-type="float" office:value="30.82" calcext:value-type="float">
            <text:p>30.82</text:p>
          </table:table-cell>
          <table:table-cell office:value-type="float" office:value="79337" calcext:value-type="float">
            <text:p>79337</text:p>
          </table:table-cell>
          <table:table-cell office:value-type="float" office:value="2016.354492" calcext:value-type="float">
            <text:p>2016.354492</text:p>
          </table:table-cell>
          <table:table-cell office:value-type="float" office:value="305.232666" calcext:value-type="float">
            <text:p>305.232666</text:p>
          </table:table-cell>
          <table:table-cell office:value-type="float" office:value="-7.56414" calcext:value-type="float">
            <text:p>-7.56414</text:p>
          </table:table-cell>
          <table:table-cell office:value-type="float" office:value="5.136523" calcext:value-type="float">
            <text:p>5.136523</text:p>
          </table:table-cell>
          <table:table-cell office:value-type="float" office:value="10.802638" calcext:value-type="float">
            <text:p>10.802638</text:p>
          </table:table-cell>
          <table:table-cell office:value-type="float" office:value="-2.75812" calcext:value-type="float">
            <text:p>-2.75812</text:p>
          </table:table-cell>
          <table:table-cell office:value-type="float" office:value="0.306458" calcext:value-type="float">
            <text:p>0.306458</text:p>
          </table:table-cell>
          <table:table-cell table:formula="of:=[.$B$1]*[.H60]+(1-[.$B$1])*[.K59]" office:value-type="float" office:value="12.658072593786" calcext:value-type="float">
            <text:p>12.6580725938</text:p>
          </table:table-cell>
          <table:table-cell table:formula="of:=[.$B$1]*[.I60]+(1-[.$B$1])*[.L59]" office:value-type="float" office:value="-2.52804579699508" calcext:value-type="float">
            <text:p>-2.528045797</text:p>
          </table:table-cell>
          <table:table-cell table:formula="of:=[.$B$1]*[.J60]+(1-[.$B$1])*[.M59]" office:value-type="float" office:value="0.702414937421534" calcext:value-type="float">
            <text:p>0.7024149374</text:p>
          </table:table-cell>
          <table:table-cell table:formula="of:=[.H60]-[.D$1]" office:value-type="float" office:value="17.134823620979" calcext:value-type="float">
            <text:p>17.134823621</text:p>
          </table:table-cell>
          <table:table-cell table:formula="of:=[.I60]-[.E$1]" office:value-type="float" office:value="-2.4445434384952" calcext:value-type="float">
            <text:p>-2.4445434385</text:p>
          </table:table-cell>
          <table:table-cell table:formula="of:=[.J60]-[.F$1]" office:value-type="float" office:value="-0.477067985196958" calcext:value-type="float">
            <text:p>-0.4770679852</text:p>
          </table:table-cell>
          <table:table-cell table:formula="of:=[.K60]-[.D$1]" office:value-type="float" office:value="18.9902582147651" calcext:value-type="float">
            <text:p>18.9902582148</text:p>
          </table:table-cell>
          <table:table-cell table:formula="of:=[.L60]-[.E$1]" office:value-type="float" office:value="-2.21446923549028" calcext:value-type="float">
            <text:p>-2.2144692355</text:p>
          </table:table-cell>
          <table:table-cell table:formula="of:=[.M60]-[.F$1]" office:value-type="float" office:value="-0.0811110477754243" calcext:value-type="float">
            <text:p>-0.0811110478</text:p>
          </table:table-cell>
          <table:table-cell table:formula="of:=SQRT([.Q60]^2+[.R60]^2+[.S60]^2)" office:value-type="float" office:value="19.1191098134943" calcext:value-type="float">
            <text:p>19.1191098135</text:p>
          </table:table-cell>
          <table:table-cell table:formula="of:=[.U59]+([.$A60]-[.$A59])/1000*([.N59]+[.N60])/2" office:value-type="float" office:value="277.500990287931" calcext:value-type="float">
            <text:p>277.5009902879</text:p>
          </table:table-cell>
          <table:table-cell table:formula="of:=[.V59]+([.$A60]-[.$A59])/1000*([.O59]+[.O60])/2" office:value-type="float" office:value="-34.9969057940032" calcext:value-type="float">
            <text:p>-34.996905794</text:p>
          </table:table-cell>
          <table:table-cell table:formula="of:=[.W59]+([.$A60]-[.$A59])/1000*([.P59]+[.P60])/2" office:value-type="float" office:value="5.1565646995901" calcext:value-type="float">
            <text:p>5.1565646996</text:p>
          </table:table-cell>
          <table:table-cell table:formula="of:=SQRT([.U60]^2+[.V60]^2+[.W60]^2)" office:value-type="float" office:value="279.746623188624" calcext:value-type="float">
            <text:p>279.7466231886</text:p>
          </table:table-cell>
          <table:table-cell office:value-type="float" office:value="11.153391" calcext:value-type="float">
            <text:p>11.153391</text:p>
          </table:table-cell>
          <table:table-cell office:value-type="float" office:value="316.713776" calcext:value-type="float">
            <text:p>316.713776</text:p>
          </table:table-cell>
          <table:table-cell office:value-type="float" office:value="121.073174" calcext:value-type="float">
            <text:p>121.073174</text:p>
          </table:table-cell>
          <table:table-cell office:value-type="float" office:value="14.04827" calcext:value-type="float">
            <text:p>14.04827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95436" calcext:value-type="float">
            <text:p>595436</text:p>
          </table:table-cell>
          <table:table-cell office:value-type="float" office:value="30.83" calcext:value-type="float">
            <text:p>30.83</text:p>
          </table:table-cell>
          <table:table-cell office:value-type="float" office:value="79351" calcext:value-type="float">
            <text:p>79351</text:p>
          </table:table-cell>
          <table:table-cell office:value-type="float" office:value="2014.960693" calcext:value-type="float">
            <text:p>2014.960693</text:p>
          </table:table-cell>
          <table:table-cell office:value-type="float" office:value="303.838867" calcext:value-type="float">
            <text:p>303.838867</text:p>
          </table:table-cell>
          <table:table-cell office:value-type="float" office:value="-3.342443" calcext:value-type="float">
            <text:p>-3.342443</text:p>
          </table:table-cell>
          <table:table-cell office:value-type="float" office:value="4.968631" calcext:value-type="float">
            <text:p>4.968631</text:p>
          </table:table-cell>
          <table:table-cell office:value-type="float" office:value="12.411542" calcext:value-type="float">
            <text:p>12.411542</text:p>
          </table:table-cell>
          <table:table-cell office:value-type="float" office:value="-2.375048" calcext:value-type="float">
            <text:p>-2.375048</text:p>
          </table:table-cell>
          <table:table-cell office:value-type="float" office:value="0.306458" calcext:value-type="float">
            <text:p>0.306458</text:p>
          </table:table-cell>
          <table:table-cell table:formula="of:=[.$B$1]*[.H61]+(1-[.$B$1])*[.K60]" office:value-type="float" office:value="12.6334195344074" calcext:value-type="float">
            <text:p>12.6334195344</text:p>
          </table:table-cell>
          <table:table-cell table:formula="of:=[.$B$1]*[.I61]+(1-[.$B$1])*[.L60]" office:value-type="float" office:value="-2.51274601729558" calcext:value-type="float">
            <text:p>-2.5127460173</text:p>
          </table:table-cell>
          <table:table-cell table:formula="of:=[.$B$1]*[.J61]+(1-[.$B$1])*[.M60]" office:value-type="float" office:value="0.662819243679381" calcext:value-type="float">
            <text:p>0.6628192437</text:p>
          </table:table-cell>
          <table:table-cell table:formula="of:=[.H61]-[.D$1]" office:value-type="float" office:value="18.743727620979" calcext:value-type="float">
            <text:p>18.743727621</text:p>
          </table:table-cell>
          <table:table-cell table:formula="of:=[.I61]-[.E$1]" office:value-type="float" office:value="-2.0614714384952" calcext:value-type="float">
            <text:p>-2.0614714385</text:p>
          </table:table-cell>
          <table:table-cell table:formula="of:=[.J61]-[.F$1]" office:value-type="float" office:value="-0.477067985196958" calcext:value-type="float">
            <text:p>-0.4770679852</text:p>
          </table:table-cell>
          <table:table-cell table:formula="of:=[.K61]-[.D$1]" office:value-type="float" office:value="18.9656051553865" calcext:value-type="float">
            <text:p>18.9656051554</text:p>
          </table:table-cell>
          <table:table-cell table:formula="of:=[.L61]-[.E$1]" office:value-type="float" office:value="-2.19916945579078" calcext:value-type="float">
            <text:p>-2.1991694558</text:p>
          </table:table-cell>
          <table:table-cell table:formula="of:=[.M61]-[.F$1]" office:value-type="float" office:value="-0.120706741517578" calcext:value-type="float">
            <text:p>-0.1207067415</text:p>
          </table:table-cell>
          <table:table-cell table:formula="of:=SQRT([.Q61]^2+[.R61]^2+[.S61]^2)" office:value-type="float" office:value="19.0930640632339" calcext:value-type="float">
            <text:p>19.0930640632</text:p>
          </table:table-cell>
          <table:table-cell table:formula="of:=[.U60]+([.$A61]-[.$A60])/1000*([.N60]+[.N61])/2" office:value-type="float" office:value="284.981668221879" calcext:value-type="float">
            <text:p>284.9816682219</text:p>
          </table:table-cell>
          <table:table-cell table:formula="of:=[.V60]+([.$A61]-[.$A60])/1000*([.O60]+[.O61])/2" office:value-type="float" office:value="-35.9364098958557" calcext:value-type="float">
            <text:p>-35.9364098959</text:p>
          </table:table-cell>
          <table:table-cell table:formula="of:=[.W60]+([.$A61]-[.$A60])/1000*([.P60]+[.P61])/2" office:value-type="float" office:value="4.95762734976296" calcext:value-type="float">
            <text:p>4.9576273498</text:p>
          </table:table-cell>
          <table:table-cell table:formula="of:=SQRT([.U61]^2+[.V61]^2+[.W61]^2)" office:value-type="float" office:value="287.281316565605" calcext:value-type="float">
            <text:p>287.2813165656</text:p>
          </table:table-cell>
          <table:table-cell office:value-type="float" office:value="12.640456" calcext:value-type="float">
            <text:p>12.640456</text:p>
          </table:table-cell>
          <table:table-cell office:value-type="float" office:value="314.900208" calcext:value-type="float">
            <text:p>314.900208</text:p>
          </table:table-cell>
          <table:table-cell office:value-type="float" office:value="120.070679" calcext:value-type="float">
            <text:p>120.070679</text:p>
          </table:table-cell>
          <table:table-cell office:value-type="float" office:value="13.579123" calcext:value-type="float">
            <text:p>13.579123</text:p>
          </table:table-cell>
          <table:table-cell office:value-type="float" office:value="507" calcext:value-type="float">
            <text:p>507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95848" calcext:value-type="float">
            <text:p>595848</text:p>
          </table:table-cell>
          <table:table-cell office:value-type="float" office:value="30.85" calcext:value-type="float">
            <text:p>30.85</text:p>
          </table:table-cell>
          <table:table-cell office:value-type="float" office:value="79380" calcext:value-type="float">
            <text:p>79380</text:p>
          </table:table-cell>
          <table:table-cell office:value-type="float" office:value="2011.973389" calcext:value-type="float">
            <text:p>2011.973389</text:p>
          </table:table-cell>
          <table:table-cell office:value-type="float" office:value="300.851562" calcext:value-type="float">
            <text:p>300.851562</text:p>
          </table:table-cell>
          <table:table-cell office:value-type="float" office:value="-7.25074" calcext:value-type="float">
            <text:p>-7.25074</text:p>
          </table:table-cell>
          <table:table-cell office:value-type="float" office:value="4.726675" calcext:value-type="float">
            <text:p>4.726675</text:p>
          </table:table-cell>
          <table:table-cell office:value-type="float" office:value="12.717999" calcext:value-type="float">
            <text:p>12.717999</text:p>
          </table:table-cell>
          <table:table-cell office:value-type="float" office:value="-2.375048" calcext:value-type="float">
            <text:p>-2.375048</text:p>
          </table:table-cell>
          <table:table-cell office:value-type="float" office:value="1.37906" calcext:value-type="float">
            <text:p>1.37906</text:p>
          </table:table-cell>
          <table:table-cell table:formula="of:=[.$B$1]*[.H62]+(1-[.$B$1])*[.K61]" office:value-type="float" office:value="12.6418774809667" calcext:value-type="float">
            <text:p>12.641877481</text:p>
          </table:table-cell>
          <table:table-cell table:formula="of:=[.$B$1]*[.I62]+(1-[.$B$1])*[.L61]" office:value-type="float" office:value="-2.49897621556602" calcext:value-type="float">
            <text:p>-2.4989762156</text:p>
          </table:table-cell>
          <table:table-cell table:formula="of:=[.$B$1]*[.J62]+(1-[.$B$1])*[.M61]" office:value-type="float" office:value="0.734443319311443" calcext:value-type="float">
            <text:p>0.7344433193</text:p>
          </table:table-cell>
          <table:table-cell table:formula="of:=[.H62]-[.D$1]" office:value-type="float" office:value="19.050184620979" calcext:value-type="float">
            <text:p>19.050184621</text:p>
          </table:table-cell>
          <table:table-cell table:formula="of:=[.I62]-[.E$1]" office:value-type="float" office:value="-2.0614714384952" calcext:value-type="float">
            <text:p>-2.0614714385</text:p>
          </table:table-cell>
          <table:table-cell table:formula="of:=[.J62]-[.F$1]" office:value-type="float" office:value="0.595534014803042" calcext:value-type="float">
            <text:p>0.5955340148</text:p>
          </table:table-cell>
          <table:table-cell table:formula="of:=[.K62]-[.D$1]" office:value-type="float" office:value="18.9740631019457" calcext:value-type="float">
            <text:p>18.9740631019</text:p>
          </table:table-cell>
          <table:table-cell table:formula="of:=[.L62]-[.E$1]" office:value-type="float" office:value="-2.18539965406122" calcext:value-type="float">
            <text:p>-2.1853996541</text:p>
          </table:table-cell>
          <table:table-cell table:formula="of:=[.M62]-[.F$1]" office:value-type="float" office:value="-0.0490826658855157" calcext:value-type="float">
            <text:p>-0.0490826659</text:p>
          </table:table-cell>
          <table:table-cell table:formula="of:=SQRT([.Q62]^2+[.R62]^2+[.S62]^2)" office:value-type="float" office:value="19.0995667844242" calcext:value-type="float">
            <text:p>19.0995667844</text:p>
          </table:table-cell>
          <table:table-cell table:formula="of:=[.U61]+([.$A62]-[.$A61])/1000*([.N61]+[.N62])/2" office:value-type="float" office:value="292.767214143723" calcext:value-type="float">
            <text:p>292.7672141437</text:p>
          </table:table-cell>
          <table:table-cell table:formula="of:=[.V61]+([.$A62]-[.$A61])/1000*([.O61]+[.O62])/2" office:value-type="float" office:value="-36.7857361285158" calcext:value-type="float">
            <text:p>-36.7857361285</text:p>
          </table:table-cell>
          <table:table-cell table:formula="of:=[.W61]+([.$A62]-[.$A61])/1000*([.P61]+[.P62])/2" office:value-type="float" office:value="4.98203135186182" calcext:value-type="float">
            <text:p>4.9820313519</text:p>
          </table:table-cell>
          <table:table-cell table:formula="of:=SQRT([.U62]^2+[.V62]^2+[.W62]^2)" office:value-type="float" office:value="295.111254777557" calcext:value-type="float">
            <text:p>295.1112547776</text:p>
          </table:table-cell>
          <table:table-cell office:value-type="float" office:value="13.011156" calcext:value-type="float">
            <text:p>13.011156</text:p>
          </table:table-cell>
          <table:table-cell office:value-type="float" office:value="313.027618" calcext:value-type="float">
            <text:p>313.027618</text:p>
          </table:table-cell>
          <table:table-cell office:value-type="float" office:value="119.10025" calcext:value-type="float">
            <text:p>119.10025</text:p>
          </table:table-cell>
          <table:table-cell office:value-type="float" office:value="13.176029" calcext:value-type="float">
            <text:p>13.176029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96253" calcext:value-type="float">
            <text:p>596253</text:p>
          </table:table-cell>
          <table:table-cell office:value-type="float" office:value="30.85" calcext:value-type="float">
            <text:p>30.85</text:p>
          </table:table-cell>
          <table:table-cell office:value-type="float" office:value="79398" calcext:value-type="float">
            <text:p>79398</text:p>
          </table:table-cell>
          <table:table-cell office:value-type="float" office:value="2010.143433" calcext:value-type="float">
            <text:p>2010.143433</text:p>
          </table:table-cell>
          <table:table-cell office:value-type="float" office:value="299.021606" calcext:value-type="float">
            <text:p>299.021606</text:p>
          </table:table-cell>
          <table:table-cell office:value-type="float" office:value="-4.51841" calcext:value-type="float">
            <text:p>-4.51841</text:p>
          </table:table-cell>
          <table:table-cell office:value-type="float" office:value="4.543613" calcext:value-type="float">
            <text:p>4.543613</text:p>
          </table:table-cell>
          <table:table-cell office:value-type="float" office:value="13.40753" calcext:value-type="float">
            <text:p>13.40753</text:p>
          </table:table-cell>
          <table:table-cell office:value-type="float" office:value="-3.217807" calcext:value-type="float">
            <text:p>-3.217807</text:p>
          </table:table-cell>
          <table:table-cell office:value-type="float" office:value="0.306458" calcext:value-type="float">
            <text:p>0.306458</text:p>
          </table:table-cell>
          <table:table-cell table:formula="of:=[.$B$1]*[.H63]+(1-[.$B$1])*[.K62]" office:value-type="float" office:value="12.71844273287" calcext:value-type="float">
            <text:p>12.7184427329</text:p>
          </table:table-cell>
          <table:table-cell table:formula="of:=[.$B$1]*[.I63]+(1-[.$B$1])*[.L62]" office:value-type="float" office:value="-2.57085929400942" calcext:value-type="float">
            <text:p>-2.570859294</text:p>
          </table:table-cell>
          <table:table-cell table:formula="of:=[.$B$1]*[.J63]+(1-[.$B$1])*[.M62]" office:value-type="float" office:value="0.691644787380298" calcext:value-type="float">
            <text:p>0.6916447874</text:p>
          </table:table-cell>
          <table:table-cell table:formula="of:=[.H63]-[.D$1]" office:value-type="float" office:value="19.739715620979" calcext:value-type="float">
            <text:p>19.739715621</text:p>
          </table:table-cell>
          <table:table-cell table:formula="of:=[.I63]-[.E$1]" office:value-type="float" office:value="-2.9042304384952" calcext:value-type="float">
            <text:p>-2.9042304385</text:p>
          </table:table-cell>
          <table:table-cell table:formula="of:=[.J63]-[.F$1]" office:value-type="float" office:value="-0.477067985196958" calcext:value-type="float">
            <text:p>-0.4770679852</text:p>
          </table:table-cell>
          <table:table-cell table:formula="of:=[.K63]-[.D$1]" office:value-type="float" office:value="19.050628353849" calcext:value-type="float">
            <text:p>19.0506283538</text:p>
          </table:table-cell>
          <table:table-cell table:formula="of:=[.L63]-[.E$1]" office:value-type="float" office:value="-2.25728273250462" calcext:value-type="float">
            <text:p>-2.2572827325</text:p>
          </table:table-cell>
          <table:table-cell table:formula="of:=[.M63]-[.F$1]" office:value-type="float" office:value="-0.0918811978166599" calcext:value-type="float">
            <text:p>-0.0918811978</text:p>
          </table:table-cell>
          <table:table-cell table:formula="of:=SQRT([.Q63]^2+[.R63]^2+[.S63]^2)" office:value-type="float" office:value="19.1841134318335" calcext:value-type="float">
            <text:p>19.1841134318</text:p>
          </table:table-cell>
          <table:table-cell table:formula="of:=[.U62]+([.$A63]-[.$A62])/1000*([.N62]+[.N63])/2" office:value-type="float" office:value="300.622168942719" calcext:value-type="float">
            <text:p>300.6221689427</text:p>
          </table:table-cell>
          <table:table-cell table:formula="of:=[.V62]+([.$A63]-[.$A62])/1000*([.O62]+[.O63])/2" office:value-type="float" office:value="-37.7912907586063" calcext:value-type="float">
            <text:p>-37.7912907586</text:p>
          </table:table-cell>
          <table:table-cell table:formula="of:=[.W62]+([.$A63]-[.$A62])/1000*([.P62]+[.P63])/2" office:value-type="float" office:value="5.00602072285705" calcext:value-type="float">
            <text:p>5.0060207229</text:p>
          </table:table-cell>
          <table:table-cell table:formula="of:=SQRT([.U63]^2+[.V63]^2+[.W63]^2)" office:value-type="float" office:value="303.029586609136" calcext:value-type="float">
            <text:p>303.0295866091</text:p>
          </table:table-cell>
          <table:table-cell office:value-type="float" office:value="13.791666" calcext:value-type="float">
            <text:p>13.791666</text:p>
          </table:table-cell>
          <table:table-cell office:value-type="float" office:value="311.225616" calcext:value-type="float">
            <text:p>311.225616</text:p>
          </table:table-cell>
          <table:table-cell office:value-type="float" office:value="118.238998" calcext:value-type="float">
            <text:p>118.238998</text:p>
          </table:table-cell>
          <table:table-cell office:value-type="float" office:value="12.879398" calcext:value-type="float">
            <text:p>12.879398</text:p>
          </table:table-cell>
          <table:table-cell office:value-type="float" office:value="504" calcext:value-type="float">
            <text:p>504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96659" calcext:value-type="float">
            <text:p>596659</text:p>
          </table:table-cell>
          <table:table-cell office:value-type="float" office:value="30.870001" calcext:value-type="float">
            <text:p>30.870001</text:p>
          </table:table-cell>
          <table:table-cell office:value-type="float" office:value="79420" calcext:value-type="float">
            <text:p>79420</text:p>
          </table:table-cell>
          <table:table-cell office:value-type="float" office:value="2007.960449" calcext:value-type="float">
            <text:p>2007.960449</text:p>
          </table:table-cell>
          <table:table-cell office:value-type="float" office:value="296.838623" calcext:value-type="float">
            <text:p>296.838623</text:p>
          </table:table-cell>
          <table:table-cell office:value-type="float" office:value="-5.376807" calcext:value-type="float">
            <text:p>-5.376807</text:p>
          </table:table-cell>
          <table:table-cell office:value-type="float" office:value="4.347178" calcext:value-type="float">
            <text:p>4.347178</text:p>
          </table:table-cell>
          <table:table-cell office:value-type="float" office:value="16.701952" calcext:value-type="float">
            <text:p>16.701952</text:p>
          </table:table-cell>
          <table:table-cell office:value-type="float" office:value="-4.13718" calcext:value-type="float">
            <text:p>-4.13718</text:p>
          </table:table-cell>
          <table:table-cell office:value-type="float" office:value="0.842759" calcext:value-type="float">
            <text:p>0.842759</text:p>
          </table:table-cell>
          <table:table-cell table:formula="of:=[.$B$1]*[.H64]+(1-[.$B$1])*[.K63]" office:value-type="float" office:value="13.116793659583" calcext:value-type="float">
            <text:p>13.1167936596</text:p>
          </table:table-cell>
          <table:table-cell table:formula="of:=[.$B$1]*[.I64]+(1-[.$B$1])*[.L63]" office:value-type="float" office:value="-2.72749136460848" calcext:value-type="float">
            <text:p>-2.7274913646</text:p>
          </table:table-cell>
          <table:table-cell table:formula="of:=[.$B$1]*[.J64]+(1-[.$B$1])*[.M63]" office:value-type="float" office:value="0.706756208642269" calcext:value-type="float">
            <text:p>0.7067562086</text:p>
          </table:table-cell>
          <table:table-cell table:formula="of:=[.H64]-[.D$1]" office:value-type="float" office:value="23.034137620979" calcext:value-type="float">
            <text:p>23.034137621</text:p>
          </table:table-cell>
          <table:table-cell table:formula="of:=[.I64]-[.E$1]" office:value-type="float" office:value="-3.8236034384952" calcext:value-type="float">
            <text:p>-3.8236034385</text:p>
          </table:table-cell>
          <table:table-cell table:formula="of:=[.J64]-[.F$1]" office:value-type="float" office:value="0.0592330148030416" calcext:value-type="float">
            <text:p>0.0592330148</text:p>
          </table:table-cell>
          <table:table-cell table:formula="of:=[.K64]-[.D$1]" office:value-type="float" office:value="19.448979280562" calcext:value-type="float">
            <text:p>19.4489792806</text:p>
          </table:table-cell>
          <table:table-cell table:formula="of:=[.L64]-[.E$1]" office:value-type="float" office:value="-2.41391480310368" calcext:value-type="float">
            <text:p>-2.4139148031</text:p>
          </table:table-cell>
          <table:table-cell table:formula="of:=[.M64]-[.F$1]" office:value-type="float" office:value="-0.0767697765546898" calcext:value-type="float">
            <text:p>-0.0767697766</text:p>
          </table:table-cell>
          <table:table-cell table:formula="of:=SQRT([.Q64]^2+[.R64]^2+[.S64]^2)" office:value-type="float" office:value="19.5983589448445" calcext:value-type="float">
            <text:p>19.5983589448</text:p>
          </table:table-cell>
          <table:table-cell table:formula="of:=[.U63]+([.$A64]-[.$A63])/1000*([.N63]+[.N64])/2" office:value-type="float" office:value="309.305261150837" calcext:value-type="float">
            <text:p>309.3052611508</text:p>
          </table:table-cell>
          <table:table-cell table:formula="of:=[.V63]+([.$A64]-[.$A63])/1000*([.O63]+[.O64])/2" office:value-type="float" office:value="-39.1570410356354" calcext:value-type="float">
            <text:p>-39.1570410356</text:p>
          </table:table-cell>
          <table:table-cell table:formula="of:=[.W63]+([.$A64]-[.$A63])/1000*([.P63]+[.P64])/2" office:value-type="float" office:value="4.92120022386708" calcext:value-type="float">
            <text:p>4.9212002239</text:p>
          </table:table-cell>
          <table:table-cell table:formula="of:=SQRT([.U64]^2+[.V64]^2+[.W64]^2)" office:value-type="float" office:value="311.812823100489" calcext:value-type="float">
            <text:p>311.8128231005</text:p>
          </table:table-cell>
          <table:table-cell office:value-type="float" office:value="17.227354" calcext:value-type="float">
            <text:p>17.227354</text:p>
          </table:table-cell>
          <table:table-cell office:value-type="float" office:value="309.610657" calcext:value-type="float">
            <text:p>309.610657</text:p>
          </table:table-cell>
          <table:table-cell office:value-type="float" office:value="117.6987" calcext:value-type="float">
            <text:p>117.6987</text:p>
          </table:table-cell>
          <table:table-cell office:value-type="float" office:value="12.90465" calcext:value-type="float">
            <text:p>12.90465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97071" calcext:value-type="float">
            <text:p>597071</text:p>
          </table:table-cell>
          <table:table-cell office:value-type="float" office:value="30.879999" calcext:value-type="float">
            <text:p>30.879999</text:p>
          </table:table-cell>
          <table:table-cell office:value-type="float" office:value="79449" calcext:value-type="float">
            <text:p>79449</text:p>
          </table:table-cell>
          <table:table-cell office:value-type="float" office:value="2004.954346" calcext:value-type="float">
            <text:p>2004.954346</text:p>
          </table:table-cell>
          <table:table-cell office:value-type="float" office:value="293.83252" calcext:value-type="float">
            <text:p>293.83252</text:p>
          </table:table-cell>
          <table:table-cell office:value-type="float" office:value="-7.296368" calcext:value-type="float">
            <text:p>-7.296368</text:p>
          </table:table-cell>
          <table:table-cell office:value-type="float" office:value="4.116624" calcext:value-type="float">
            <text:p>4.116624</text:p>
          </table:table-cell>
          <table:table-cell office:value-type="float" office:value="14.709975" calcext:value-type="float">
            <text:p>14.709975</text:p>
          </table:table-cell>
          <table:table-cell office:value-type="float" office:value="-3.064578" calcext:value-type="float">
            <text:p>-3.064578</text:p>
          </table:table-cell>
          <table:table-cell office:value-type="float" office:value="1.37906" calcext:value-type="float">
            <text:p>1.37906</text:p>
          </table:table-cell>
          <table:table-cell table:formula="of:=[.$B$1]*[.H65]+(1-[.$B$1])*[.K64]" office:value-type="float" office:value="13.2761117936247" calcext:value-type="float">
            <text:p>13.2761117936</text:p>
          </table:table-cell>
          <table:table-cell table:formula="of:=[.$B$1]*[.I65]+(1-[.$B$1])*[.L64]" office:value-type="float" office:value="-2.76120002814763" calcext:value-type="float">
            <text:p>-2.7612000281</text:p>
          </table:table-cell>
          <table:table-cell table:formula="of:=[.$B$1]*[.J65]+(1-[.$B$1])*[.M64]" office:value-type="float" office:value="0.773986587778042" calcext:value-type="float">
            <text:p>0.7739865878</text:p>
          </table:table-cell>
          <table:table-cell table:formula="of:=[.H65]-[.D$1]" office:value-type="float" office:value="21.042160620979" calcext:value-type="float">
            <text:p>21.042160621</text:p>
          </table:table-cell>
          <table:table-cell table:formula="of:=[.I65]-[.E$1]" office:value-type="float" office:value="-2.7510014384952" calcext:value-type="float">
            <text:p>-2.7510014385</text:p>
          </table:table-cell>
          <table:table-cell table:formula="of:=[.J65]-[.F$1]" office:value-type="float" office:value="0.595534014803042" calcext:value-type="float">
            <text:p>0.5955340148</text:p>
          </table:table-cell>
          <table:table-cell table:formula="of:=[.K65]-[.D$1]" office:value-type="float" office:value="19.6082974146037" calcext:value-type="float">
            <text:p>19.6082974146</text:p>
          </table:table-cell>
          <table:table-cell table:formula="of:=[.L65]-[.E$1]" office:value-type="float" office:value="-2.44762346664283" calcext:value-type="float">
            <text:p>-2.4476234666</text:p>
          </table:table-cell>
          <table:table-cell table:formula="of:=[.M65]-[.F$1]" office:value-type="float" office:value="-0.00953939741891663" calcext:value-type="float">
            <text:p>-0.0095393974</text:p>
          </table:table-cell>
          <table:table-cell table:formula="of:=SQRT([.Q65]^2+[.R65]^2+[.S65]^2)" office:value-type="float" office:value="19.7604726445022" calcext:value-type="float">
            <text:p>19.7604726445</text:p>
          </table:table-cell>
          <table:table-cell table:formula="of:=[.U64]+([.$A65]-[.$A64])/1000*([.N64]+[.N65])/2" office:value-type="float" office:value="318.38497858868" calcext:value-type="float">
            <text:p>318.3849785887</text:p>
          </table:table-cell>
          <table:table-cell table:formula="of:=[.V64]+([.$A65]-[.$A64])/1000*([.O64]+[.O65])/2" office:value-type="float" office:value="-40.5114096402954" calcext:value-type="float">
            <text:p>-40.5114096403</text:p>
          </table:table-cell>
          <table:table-cell table:formula="of:=[.W64]+([.$A65]-[.$A64])/1000*([.P64]+[.P65])/2" office:value-type="float" office:value="5.05608223196594" calcext:value-type="float">
            <text:p>5.056082232</text:p>
          </table:table-cell>
          <table:table-cell table:formula="of:=SQRT([.U65]^2+[.V65]^2+[.W65]^2)" office:value-type="float" office:value="320.991795642029" calcext:value-type="float">
            <text:p>320.991795642</text:p>
          </table:table-cell>
          <table:table-cell office:value-type="float" office:value="15.088964" calcext:value-type="float">
            <text:p>15.088964</text:p>
          </table:table-cell>
          <table:table-cell office:value-type="float" office:value="307.751343" calcext:value-type="float">
            <text:p>307.751343</text:p>
          </table:table-cell>
          <table:table-cell office:value-type="float" office:value="116.929436" calcext:value-type="float">
            <text:p>116.929436</text:p>
          </table:table-cell>
          <table:table-cell office:value-type="float" office:value="12.748646" calcext:value-type="float">
            <text:p>12.748646</text:p>
          </table:table-cell>
          <table:table-cell office:value-type="float" office:value="506" calcext:value-type="float">
            <text:p>506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97478" calcext:value-type="float">
            <text:p>597478</text:p>
          </table:table-cell>
          <table:table-cell office:value-type="float" office:value="30.889999" calcext:value-type="float">
            <text:p>30.889999</text:p>
          </table:table-cell>
          <table:table-cell office:value-type="float" office:value="79476" calcext:value-type="float">
            <text:p>79476</text:p>
          </table:table-cell>
          <table:table-cell office:value-type="float" office:value="2002.27478" calcext:value-type="float">
            <text:p>2002.27478</text:p>
          </table:table-cell>
          <table:table-cell office:value-type="float" office:value="291.152954" calcext:value-type="float">
            <text:p>291.152954</text:p>
          </table:table-cell>
          <table:table-cell office:value-type="float" office:value="-6.583699" calcext:value-type="float">
            <text:p>-6.583699</text:p>
          </table:table-cell>
          <table:table-cell office:value-type="float" office:value="3.904747" calcext:value-type="float">
            <text:p>3.904747</text:p>
          </table:table-cell>
          <table:table-cell office:value-type="float" office:value="12.105083" calcext:value-type="float">
            <text:p>12.105083</text:p>
          </table:table-cell>
          <table:table-cell office:value-type="float" office:value="-2.604892" calcext:value-type="float">
            <text:p>-2.604892</text:p>
          </table:table-cell>
          <table:table-cell office:value-type="float" office:value="-0.459687" calcext:value-type="float">
            <text:p>-0.459687</text:p>
          </table:table-cell>
          <table:table-cell table:formula="of:=[.$B$1]*[.H66]+(1-[.$B$1])*[.K65]" office:value-type="float" office:value="13.1590089142622" calcext:value-type="float">
            <text:p>13.1590089143</text:p>
          </table:table-cell>
          <table:table-cell table:formula="of:=[.$B$1]*[.I66]+(1-[.$B$1])*[.L65]" office:value-type="float" office:value="-2.74556922533286" calcext:value-type="float">
            <text:p>-2.7455692253</text:p>
          </table:table-cell>
          <table:table-cell table:formula="of:=[.$B$1]*[.J66]+(1-[.$B$1])*[.M65]" office:value-type="float" office:value="0.650619229000238" calcext:value-type="float">
            <text:p>0.650619229</text:p>
          </table:table-cell>
          <table:table-cell table:formula="of:=[.H66]-[.D$1]" office:value-type="float" office:value="18.437268620979" calcext:value-type="float">
            <text:p>18.437268621</text:p>
          </table:table-cell>
          <table:table-cell table:formula="of:=[.I66]-[.E$1]" office:value-type="float" office:value="-2.2913154384952" calcext:value-type="float">
            <text:p>-2.2913154385</text:p>
          </table:table-cell>
          <table:table-cell table:formula="of:=[.J66]-[.F$1]" office:value-type="float" office:value="-1.24321298519696" calcext:value-type="float">
            <text:p>-1.2432129852</text:p>
          </table:table-cell>
          <table:table-cell table:formula="of:=[.K66]-[.D$1]" office:value-type="float" office:value="19.4911945352413" calcext:value-type="float">
            <text:p>19.4911945352</text:p>
          </table:table-cell>
          <table:table-cell table:formula="of:=[.L66]-[.E$1]" office:value-type="float" office:value="-2.43199266382806" calcext:value-type="float">
            <text:p>-2.4319926638</text:p>
          </table:table-cell>
          <table:table-cell table:formula="of:=[.M66]-[.F$1]" office:value-type="float" office:value="-0.132906756196721" calcext:value-type="float">
            <text:p>-0.1329067562</text:p>
          </table:table-cell>
          <table:table-cell table:formula="of:=SQRT([.Q66]^2+[.R66]^2+[.S66]^2)" office:value-type="float" office:value="19.6427828205012" calcext:value-type="float">
            <text:p>19.6427828205</text:p>
          </table:table-cell>
          <table:table-cell table:formula="of:=[.U65]+([.$A66]-[.$A65])/1000*([.N65]+[.N66])/2" office:value-type="float" office:value="326.419042439418" calcext:value-type="float">
            <text:p>326.4190424394</text:p>
          </table:table-cell>
          <table:table-cell table:formula="of:=[.V65]+([.$A66]-[.$A65])/1000*([.O65]+[.O66])/2" office:value-type="float" office:value="-41.537521124763" calcext:value-type="float">
            <text:p>-41.5375211248</text:p>
          </table:table-cell>
          <table:table-cell table:formula="of:=[.W65]+([.$A66]-[.$A65])/1000*([.P65]+[.P66])/2" office:value-type="float" office:value="4.92427956149078" calcext:value-type="float">
            <text:p>4.9242795615</text:p>
          </table:table-cell>
          <table:table-cell table:formula="of:=SQRT([.U66]^2+[.V66]^2+[.W66]^2)" office:value-type="float" office:value="329.088142383551" calcext:value-type="float">
            <text:p>329.0881423836</text:p>
          </table:table-cell>
          <table:table-cell office:value-type="float" office:value="12.390715" calcext:value-type="float">
            <text:p>12.390715</text:p>
          </table:table-cell>
          <table:table-cell office:value-type="float" office:value="305.612518" calcext:value-type="float">
            <text:p>305.612518</text:p>
          </table:table-cell>
          <table:table-cell office:value-type="float" office:value="115.861252" calcext:value-type="float">
            <text:p>115.861252</text:p>
          </table:table-cell>
          <table:table-cell office:value-type="float" office:value="12.338804" calcext:value-type="float">
            <text:p>12.338804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97870" calcext:value-type="float">
            <text:p>597870</text:p>
          </table:table-cell>
          <table:table-cell office:value-type="float" office:value="30.889999" calcext:value-type="float">
            <text:p>30.889999</text:p>
          </table:table-cell>
          <table:table-cell office:value-type="float" office:value="79497" calcext:value-type="float">
            <text:p>79497</text:p>
          </table:table-cell>
          <table:table-cell office:value-type="float" office:value="2000.11499" calcext:value-type="float">
            <text:p>2000.11499</text:p>
          </table:table-cell>
          <table:table-cell office:value-type="float" office:value="288.993164" calcext:value-type="float">
            <text:p>288.993164</text:p>
          </table:table-cell>
          <table:table-cell office:value-type="float" office:value="-5.509669" calcext:value-type="float">
            <text:p>-5.509669</text:p>
          </table:table-cell>
          <table:table-cell office:value-type="float" office:value="3.718332" calcext:value-type="float">
            <text:p>3.718332</text:p>
          </table:table-cell>
          <table:table-cell office:value-type="float" office:value="14.633361" calcext:value-type="float">
            <text:p>14.633361</text:p>
          </table:table-cell>
          <table:table-cell office:value-type="float" office:value="-2.75812" calcext:value-type="float">
            <text:p>-2.75812</text:p>
          </table:table-cell>
          <table:table-cell office:value-type="float" office:value="0.612916" calcext:value-type="float">
            <text:p>0.612916</text:p>
          </table:table-cell>
          <table:table-cell table:formula="of:=[.$B$1]*[.H67]+(1-[.$B$1])*[.K66]" office:value-type="float" office:value="13.306444122836" calcext:value-type="float">
            <text:p>13.3064441228</text:p>
          </table:table-cell>
          <table:table-cell table:formula="of:=[.$B$1]*[.I67]+(1-[.$B$1])*[.L66]" office:value-type="float" office:value="-2.74682430279958" calcext:value-type="float">
            <text:p>-2.7468243028</text:p>
          </table:table-cell>
          <table:table-cell table:formula="of:=[.$B$1]*[.J67]+(1-[.$B$1])*[.M66]" office:value-type="float" office:value="0.646848906100214" calcext:value-type="float">
            <text:p>0.6468489061</text:p>
          </table:table-cell>
          <table:table-cell table:formula="of:=[.H67]-[.D$1]" office:value-type="float" office:value="20.965546620979" calcext:value-type="float">
            <text:p>20.965546621</text:p>
          </table:table-cell>
          <table:table-cell table:formula="of:=[.I67]-[.E$1]" office:value-type="float" office:value="-2.4445434384952" calcext:value-type="float">
            <text:p>-2.4445434385</text:p>
          </table:table-cell>
          <table:table-cell table:formula="of:=[.J67]-[.F$1]" office:value-type="float" office:value="-0.170609985196958" calcext:value-type="float">
            <text:p>-0.1706099852</text:p>
          </table:table-cell>
          <table:table-cell table:formula="of:=[.K67]-[.D$1]" office:value-type="float" office:value="19.638629743815" calcext:value-type="float">
            <text:p>19.6386297438</text:p>
          </table:table-cell>
          <table:table-cell table:formula="of:=[.L67]-[.E$1]" office:value-type="float" office:value="-2.43324774129478" calcext:value-type="float">
            <text:p>-2.4332477413</text:p>
          </table:table-cell>
          <table:table-cell table:formula="of:=[.M67]-[.F$1]" office:value-type="float" office:value="-0.136677079096745" calcext:value-type="float">
            <text:p>-0.1366770791</text:p>
          </table:table-cell>
          <table:table-cell table:formula="of:=SQRT([.Q67]^2+[.R67]^2+[.S67]^2)" office:value-type="float" office:value="19.7892686426033" calcext:value-type="float">
            <text:p>19.7892686426</text:p>
          </table:table-cell>
          <table:table-cell table:formula="of:=[.U66]+([.$A67]-[.$A66])/1000*([.N66]+[.N67])/2" office:value-type="float" office:value="334.141994226842" calcext:value-type="float">
            <text:p>334.1419942268</text:p>
          </table:table-cell>
          <table:table-cell table:formula="of:=[.V66]+([.$A67]-[.$A66])/1000*([.O66]+[.O67])/2" office:value-type="float" office:value="-42.4657494646531" calcext:value-type="float">
            <text:p>-42.4657494647</text:p>
          </table:table-cell>
          <table:table-cell table:formula="of:=[.W66]+([.$A67]-[.$A66])/1000*([.P66]+[.P67])/2" office:value-type="float" office:value="4.64717025929357" calcext:value-type="float">
            <text:p>4.6471702593</text:p>
          </table:table-cell>
          <table:table-cell table:formula="of:=SQRT([.U67]^2+[.V67]^2+[.W67]^2)" office:value-type="float" office:value="336.861705117849" calcext:value-type="float">
            <text:p>336.8617051178</text:p>
          </table:table-cell>
          <table:table-cell office:value-type="float" office:value="14.903628" calcext:value-type="float">
            <text:p>14.903628</text:p>
          </table:table-cell>
          <table:table-cell office:value-type="float" office:value="303.594055" calcext:value-type="float">
            <text:p>303.594055</text:p>
          </table:table-cell>
          <table:table-cell office:value-type="float" office:value="115.011528" calcext:value-type="float">
            <text:p>115.011528</text:p>
          </table:table-cell>
          <table:table-cell office:value-type="float" office:value="12.151073" calcext:value-type="float">
            <text:p>12.151073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98279" calcext:value-type="float">
            <text:p>598279</text:p>
          </table:table-cell>
          <table:table-cell office:value-type="float" office:value="30.9" calcext:value-type="float">
            <text:p>30.9</text:p>
          </table:table-cell>
          <table:table-cell office:value-type="float" office:value="79528" calcext:value-type="float">
            <text:p>79528</text:p>
          </table:table-cell>
          <table:table-cell office:value-type="float" office:value="1996.946045" calcext:value-type="float">
            <text:p>1996.946045</text:p>
          </table:table-cell>
          <table:table-cell office:value-type="float" office:value="285.824219" calcext:value-type="float">
            <text:p>285.824219</text:p>
          </table:table-cell>
          <table:table-cell office:value-type="float" office:value="-7.748033" calcext:value-type="float">
            <text:p>-7.748033</text:p>
          </table:table-cell>
          <table:table-cell office:value-type="float" office:value="3.491287" calcext:value-type="float">
            <text:p>3.491287</text:p>
          </table:table-cell>
          <table:table-cell office:value-type="float" office:value="13.101071" calcext:value-type="float">
            <text:p>13.101071</text:p>
          </table:table-cell>
          <table:table-cell office:value-type="float" office:value="-2.834735" calcext:value-type="float">
            <text:p>-2.834735</text:p>
          </table:table-cell>
          <table:table-cell office:value-type="float" office:value="0.306458" calcext:value-type="float">
            <text:p>0.306458</text:p>
          </table:table-cell>
          <table:table-cell table:formula="of:=[.$B$1]*[.H68]+(1-[.$B$1])*[.K67]" office:value-type="float" office:value="13.2859068105524" calcext:value-type="float">
            <text:p>13.2859068106</text:p>
          </table:table-cell>
          <table:table-cell table:formula="of:=[.$B$1]*[.I68]+(1-[.$B$1])*[.L67]" office:value-type="float" office:value="-2.75561537251962" calcext:value-type="float">
            <text:p>-2.7556153725</text:p>
          </table:table-cell>
          <table:table-cell table:formula="of:=[.$B$1]*[.J68]+(1-[.$B$1])*[.M67]" office:value-type="float" office:value="0.612809815490192" calcext:value-type="float">
            <text:p>0.6128098155</text:p>
          </table:table-cell>
          <table:table-cell table:formula="of:=[.H68]-[.D$1]" office:value-type="float" office:value="19.433256620979" calcext:value-type="float">
            <text:p>19.433256621</text:p>
          </table:table-cell>
          <table:table-cell table:formula="of:=[.I68]-[.E$1]" office:value-type="float" office:value="-2.5211584384952" calcext:value-type="float">
            <text:p>-2.5211584385</text:p>
          </table:table-cell>
          <table:table-cell table:formula="of:=[.J68]-[.F$1]" office:value-type="float" office:value="-0.477067985196958" calcext:value-type="float">
            <text:p>-0.4770679852</text:p>
          </table:table-cell>
          <table:table-cell table:formula="of:=[.K68]-[.D$1]" office:value-type="float" office:value="19.6180924315314" calcext:value-type="float">
            <text:p>19.6180924315</text:p>
          </table:table-cell>
          <table:table-cell table:formula="of:=[.L68]-[.E$1]" office:value-type="float" office:value="-2.44203881101482" calcext:value-type="float">
            <text:p>-2.442038811</text:p>
          </table:table-cell>
          <table:table-cell table:formula="of:=[.M68]-[.F$1]" office:value-type="float" office:value="-0.170716169706766" calcext:value-type="float">
            <text:p>-0.1707161697</text:p>
          </table:table-cell>
          <table:table-cell table:formula="of:=SQRT([.Q68]^2+[.R68]^2+[.S68]^2)" office:value-type="float" office:value="19.7702364228962" calcext:value-type="float">
            <text:p>19.7702364229</text:p>
          </table:table-cell>
          <table:table-cell table:formula="of:=[.U67]+([.$A68]-[.$A67])/1000*([.N67]+[.N68])/2" office:value-type="float" office:value="342.403549489823" calcext:value-type="float">
            <text:p>342.4035494898</text:p>
          </table:table-cell>
          <table:table-cell table:formula="of:=[.V67]+([.$A68]-[.$A67])/1000*([.O67]+[.O68])/2" office:value-type="float" office:value="-43.4812354984976" calcext:value-type="float">
            <text:p>-43.4812354985</text:p>
          </table:table-cell>
          <table:table-cell table:formula="of:=[.W67]+([.$A68]-[.$A67])/1000*([.P67]+[.P68])/2" office:value-type="float" office:value="4.51472011434801" calcext:value-type="float">
            <text:p>4.5147201143</text:p>
          </table:table-cell>
          <table:table-cell table:formula="of:=SQRT([.U68]^2+[.V68]^2+[.W68]^2)" office:value-type="float" office:value="345.182837408548" calcext:value-type="float">
            <text:p>345.1828374085</text:p>
          </table:table-cell>
          <table:table-cell office:value-type="float" office:value="13.407748" calcext:value-type="float">
            <text:p>13.407748</text:p>
          </table:table-cell>
          <table:table-cell office:value-type="float" office:value="301.394928" calcext:value-type="float">
            <text:p>301.394928</text:p>
          </table:table-cell>
          <table:table-cell office:value-type="float" office:value="114.009041" calcext:value-type="float">
            <text:p>114.009041</text:p>
          </table:table-cell>
          <table:table-cell office:value-type="float" office:value="11.850115" calcext:value-type="float">
            <text:p>11.850115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98686" calcext:value-type="float">
            <text:p>598686</text:p>
          </table:table-cell>
          <table:table-cell office:value-type="float" office:value="30.91" calcext:value-type="float">
            <text:p>30.91</text:p>
          </table:table-cell>
          <table:table-cell office:value-type="float" office:value="79555" calcext:value-type="float">
            <text:p>79555</text:p>
          </table:table-cell>
          <table:table-cell office:value-type="float" office:value="1994.247925" calcext:value-type="float">
            <text:p>1994.247925</text:p>
          </table:table-cell>
          <table:table-cell office:value-type="float" office:value="283.126099" calcext:value-type="float">
            <text:p>283.126099</text:p>
          </table:table-cell>
          <table:table-cell office:value-type="float" office:value="-6.629288" calcext:value-type="float">
            <text:p>-6.629288</text:p>
          </table:table-cell>
          <table:table-cell office:value-type="float" office:value="3.290889" calcext:value-type="float">
            <text:p>3.290889</text:p>
          </table:table-cell>
          <table:table-cell office:value-type="float" office:value="14.173674" calcext:value-type="float">
            <text:p>14.173674</text:p>
          </table:table-cell>
          <table:table-cell office:value-type="float" office:value="-1.915361" calcext:value-type="float">
            <text:p>-1.915361</text:p>
          </table:table-cell>
          <table:table-cell office:value-type="float" office:value="0.076614" calcext:value-type="float">
            <text:p>0.076614</text:p>
          </table:table-cell>
          <table:table-cell table:formula="of:=[.$B$1]*[.H69]+(1-[.$B$1])*[.K68]" office:value-type="float" office:value="13.3746835294972" calcext:value-type="float">
            <text:p>13.3746835295</text:p>
          </table:table-cell>
          <table:table-cell table:formula="of:=[.$B$1]*[.I69]+(1-[.$B$1])*[.L68]" office:value-type="float" office:value="-2.67158993526766" calcext:value-type="float">
            <text:p>-2.6715899353</text:p>
          </table:table-cell>
          <table:table-cell table:formula="of:=[.$B$1]*[.J69]+(1-[.$B$1])*[.M68]" office:value-type="float" office:value="0.559190233941173" calcext:value-type="float">
            <text:p>0.5591902339</text:p>
          </table:table-cell>
          <table:table-cell table:formula="of:=[.H69]-[.D$1]" office:value-type="float" office:value="20.505859620979" calcext:value-type="float">
            <text:p>20.505859621</text:p>
          </table:table-cell>
          <table:table-cell table:formula="of:=[.I69]-[.E$1]" office:value-type="float" office:value="-1.6017844384952" calcext:value-type="float">
            <text:p>-1.6017844385</text:p>
          </table:table-cell>
          <table:table-cell table:formula="of:=[.J69]-[.F$1]" office:value-type="float" office:value="-0.706911985196958" calcext:value-type="float">
            <text:p>-0.7069119852</text:p>
          </table:table-cell>
          <table:table-cell table:formula="of:=[.K69]-[.D$1]" office:value-type="float" office:value="19.7068691504762" calcext:value-type="float">
            <text:p>19.7068691505</text:p>
          </table:table-cell>
          <table:table-cell table:formula="of:=[.L69]-[.E$1]" office:value-type="float" office:value="-2.35801337376286" calcext:value-type="float">
            <text:p>-2.3580133738</text:p>
          </table:table-cell>
          <table:table-cell table:formula="of:=[.M69]-[.F$1]" office:value-type="float" office:value="-0.224335751255785" calcext:value-type="float">
            <text:p>-0.2243357513</text:p>
          </table:table-cell>
          <table:table-cell table:formula="of:=SQRT([.Q69]^2+[.R69]^2+[.S69]^2)" office:value-type="float" office:value="19.8487089079901" calcext:value-type="float">
            <text:p>19.848708908</text:p>
          </table:table-cell>
          <table:table-cell table:formula="of:=[.U68]+([.$A69]-[.$A68])/1000*([.N68]+[.N69])/2" office:value-type="float" office:value="350.531159645061" calcext:value-type="float">
            <text:p>350.5311596451</text:p>
          </table:table-cell>
          <table:table-cell table:formula="of:=[.V68]+([.$A69]-[.$A68])/1000*([.O68]+[.O69])/2" office:value-type="float" office:value="-44.3202543739652" calcext:value-type="float">
            <text:p>-44.320254374</text:p>
          </table:table-cell>
          <table:table-cell table:formula="of:=[.W68]+([.$A69]-[.$A68])/1000*([.P68]+[.P69])/2" office:value-type="float" office:value="4.27378019037285" calcext:value-type="float">
            <text:p>4.2737801904</text:p>
          </table:table-cell>
          <table:table-cell table:formula="of:=SQRT([.U69]^2+[.V69]^2+[.W69]^2)" office:value-type="float" office:value="353.347766410091" calcext:value-type="float">
            <text:p>353.3477664101</text:p>
          </table:table-cell>
          <table:table-cell office:value-type="float" office:value="14.30271" calcext:value-type="float">
            <text:p>14.30271</text:p>
          </table:table-cell>
          <table:table-cell office:value-type="float" office:value="299.180908" calcext:value-type="float">
            <text:p>299.180908</text:p>
          </table:table-cell>
          <table:table-cell office:value-type="float" office:value="113.064262" calcext:value-type="float">
            <text:p>113.064262</text:p>
          </table:table-cell>
          <table:table-cell office:value-type="float" office:value="11.628201" calcext:value-type="float">
            <text:p>11.628201</text:p>
          </table:table-cell>
          <table:table-cell office:value-type="float" office:value="507" calcext:value-type="float">
            <text:p>507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99092" calcext:value-type="float">
            <text:p>599092</text:p>
          </table:table-cell>
          <table:table-cell office:value-type="float" office:value="30.92" calcext:value-type="float">
            <text:p>30.92</text:p>
          </table:table-cell>
          <table:table-cell office:value-type="float" office:value="79579" calcext:value-type="float">
            <text:p>79579</text:p>
          </table:table-cell>
          <table:table-cell office:value-type="float" office:value="1991.811523" calcext:value-type="float">
            <text:p>1991.811523</text:p>
          </table:table-cell>
          <table:table-cell office:value-type="float" office:value="280.689697" calcext:value-type="float">
            <text:p>280.689697</text:p>
          </table:table-cell>
          <table:table-cell office:value-type="float" office:value="-6.000989" calcext:value-type="float">
            <text:p>-6.000989</text:p>
          </table:table-cell>
          <table:table-cell office:value-type="float" office:value="3.106901" calcext:value-type="float">
            <text:p>3.106901</text:p>
          </table:table-cell>
          <table:table-cell office:value-type="float" office:value="13.484144" calcext:value-type="float">
            <text:p>13.484144</text:p>
          </table:table-cell>
          <table:table-cell office:value-type="float" office:value="-2.451663" calcext:value-type="float">
            <text:p>-2.451663</text:p>
          </table:table-cell>
          <table:table-cell office:value-type="float" office:value="0.919373" calcext:value-type="float">
            <text:p>0.919373</text:p>
          </table:table-cell>
          <table:table-cell table:formula="of:=[.$B$1]*[.H70]+(1-[.$B$1])*[.K69]" office:value-type="float" office:value="13.3856295765475" calcext:value-type="float">
            <text:p>13.3856295765</text:p>
          </table:table-cell>
          <table:table-cell table:formula="of:=[.$B$1]*[.I70]+(1-[.$B$1])*[.L69]" office:value-type="float" office:value="-2.64959724174089" calcext:value-type="float">
            <text:p>-2.6495972417</text:p>
          </table:table-cell>
          <table:table-cell table:formula="of:=[.$B$1]*[.J70]+(1-[.$B$1])*[.M69]" office:value-type="float" office:value="0.595208510547056" calcext:value-type="float">
            <text:p>0.5952085105</text:p>
          </table:table-cell>
          <table:table-cell table:formula="of:=[.H70]-[.D$1]" office:value-type="float" office:value="19.816329620979" calcext:value-type="float">
            <text:p>19.816329621</text:p>
          </table:table-cell>
          <table:table-cell table:formula="of:=[.I70]-[.E$1]" office:value-type="float" office:value="-2.1380864384952" calcext:value-type="float">
            <text:p>-2.1380864385</text:p>
          </table:table-cell>
          <table:table-cell table:formula="of:=[.J70]-[.F$1]" office:value-type="float" office:value="0.135847014803042" calcext:value-type="float">
            <text:p>0.1358470148</text:p>
          </table:table-cell>
          <table:table-cell table:formula="of:=[.K70]-[.D$1]" office:value-type="float" office:value="19.7178151975265" calcext:value-type="float">
            <text:p>19.7178151975</text:p>
          </table:table-cell>
          <table:table-cell table:formula="of:=[.L70]-[.E$1]" office:value-type="float" office:value="-2.33602068023609" calcext:value-type="float">
            <text:p>-2.3360206802</text:p>
          </table:table-cell>
          <table:table-cell table:formula="of:=[.M70]-[.F$1]" office:value-type="float" office:value="-0.188317474649902" calcext:value-type="float">
            <text:p>-0.1883174746</text:p>
          </table:table-cell>
          <table:table-cell table:formula="of:=SQRT([.Q70]^2+[.R70]^2+[.S70]^2)" office:value-type="float" office:value="19.8566032405735" calcext:value-type="float">
            <text:p>19.8566032406</text:p>
          </table:table-cell>
          <table:table-cell table:formula="of:=[.U69]+([.$A70]-[.$A69])/1000*([.N69]+[.N70])/2" office:value-type="float" office:value="358.716564061178" calcext:value-type="float">
            <text:p>358.7165640612</text:p>
          </table:table-cell>
          <table:table-cell table:formula="of:=[.V69]+([.$A70]-[.$A69])/1000*([.O69]+[.O70])/2" office:value-type="float" office:value="-45.0794481619942" calcext:value-type="float">
            <text:p>-45.079448162</text:p>
          </table:table-cell>
          <table:table-cell table:formula="of:=[.W69]+([.$A70]-[.$A69])/1000*([.P69]+[.P70])/2" office:value-type="float" office:value="4.15785400138288" calcext:value-type="float">
            <text:p>4.1578540014</text:p>
          </table:table-cell>
          <table:table-cell table:formula="of:=SQRT([.U70]^2+[.V70]^2+[.W70]^2)" office:value-type="float" office:value="361.561914100952" calcext:value-type="float">
            <text:p>361.561914101</text:p>
          </table:table-cell>
          <table:table-cell office:value-type="float" office:value="13.736012" calcext:value-type="float">
            <text:p>13.736012</text:p>
          </table:table-cell>
          <table:table-cell office:value-type="float" office:value="296.924377" calcext:value-type="float">
            <text:p>296.924377</text:p>
          </table:table-cell>
          <table:table-cell office:value-type="float" office:value="112.082932" calcext:value-type="float">
            <text:p>112.082932</text:p>
          </table:table-cell>
          <table:table-cell office:value-type="float" office:value="11.378876" calcext:value-type="float">
            <text:p>11.378876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99476" calcext:value-type="float">
            <text:p>599476</text:p>
          </table:table-cell>
          <table:table-cell office:value-type="float" office:value="30.92" calcext:value-type="float">
            <text:p>30.92</text:p>
          </table:table-cell>
          <table:table-cell office:value-type="float" office:value="79604" calcext:value-type="float">
            <text:p>79604</text:p>
          </table:table-cell>
          <table:table-cell office:value-type="float" office:value="1989.318359" calcext:value-type="float">
            <text:p>1989.318359</text:p>
          </table:table-cell>
          <table:table-cell office:value-type="float" office:value="278.196533" calcext:value-type="float">
            <text:p>278.196533</text:p>
          </table:table-cell>
          <table:table-cell office:value-type="float" office:value="-6.492615" calcext:value-type="float">
            <text:p>-6.492615</text:p>
          </table:table-cell>
          <table:table-cell office:value-type="float" office:value="2.916821" calcext:value-type="float">
            <text:p>2.916821</text:p>
          </table:table-cell>
          <table:table-cell office:value-type="float" office:value="13.484144" calcext:value-type="float">
            <text:p>13.484144</text:p>
          </table:table-cell>
          <table:table-cell office:value-type="float" office:value="-1.915361" calcext:value-type="float">
            <text:p>-1.915361</text:p>
          </table:table-cell>
          <table:table-cell office:value-type="float" office:value="1.149217" calcext:value-type="float">
            <text:p>1.149217</text:p>
          </table:table-cell>
          <table:table-cell table:formula="of:=[.$B$1]*[.H71]+(1-[.$B$1])*[.K70]" office:value-type="float" office:value="13.3954810188927" calcext:value-type="float">
            <text:p>13.3954810189</text:p>
          </table:table-cell>
          <table:table-cell table:formula="of:=[.$B$1]*[.I71]+(1-[.$B$1])*[.L70]" office:value-type="float" office:value="-2.5761736175668" calcext:value-type="float">
            <text:p>-2.5761736176</text:p>
          </table:table-cell>
          <table:table-cell table:formula="of:=[.$B$1]*[.J71]+(1-[.$B$1])*[.M70]" office:value-type="float" office:value="0.65060935949235" calcext:value-type="float">
            <text:p>0.6506093595</text:p>
          </table:table-cell>
          <table:table-cell table:formula="of:=[.H71]-[.D$1]" office:value-type="float" office:value="19.816329620979" calcext:value-type="float">
            <text:p>19.816329621</text:p>
          </table:table-cell>
          <table:table-cell table:formula="of:=[.I71]-[.E$1]" office:value-type="float" office:value="-1.6017844384952" calcext:value-type="float">
            <text:p>-1.6017844385</text:p>
          </table:table-cell>
          <table:table-cell table:formula="of:=[.J71]-[.F$1]" office:value-type="float" office:value="0.365691014803042" calcext:value-type="float">
            <text:p>0.3656910148</text:p>
          </table:table-cell>
          <table:table-cell table:formula="of:=[.K71]-[.D$1]" office:value-type="float" office:value="19.7276666398717" calcext:value-type="float">
            <text:p>19.7276666399</text:p>
          </table:table-cell>
          <table:table-cell table:formula="of:=[.L71]-[.E$1]" office:value-type="float" office:value="-2.262597056062" calcext:value-type="float">
            <text:p>-2.2625970561</text:p>
          </table:table-cell>
          <table:table-cell table:formula="of:=[.M71]-[.F$1]" office:value-type="float" office:value="-0.132916625704608" calcext:value-type="float">
            <text:p>-0.1329166257</text:p>
          </table:table-cell>
          <table:table-cell table:formula="of:=SQRT([.Q71]^2+[.R71]^2+[.S71]^2)" office:value-type="float" office:value="19.8574379848307" calcext:value-type="float">
            <text:p>19.8574379848</text:p>
          </table:table-cell>
          <table:table-cell table:formula="of:=[.U70]+([.$A71]-[.$A70])/1000*([.N70]+[.N71])/2" office:value-type="float" office:value="366.326034635634" calcext:value-type="float">
            <text:p>366.3260346356</text:p>
          </table:table-cell>
          <table:table-cell table:formula="of:=[.V70]+([.$A71]-[.$A70])/1000*([.O70]+[.O71])/2" office:value-type="float" office:value="-45.7975033703764" calcext:value-type="float">
            <text:p>-45.7975033704</text:p>
          </table:table-cell>
          <table:table-cell table:formula="of:=[.W70]+([.$A71]-[.$A70])/1000*([.P70]+[.P71])/2" office:value-type="float" office:value="4.25414930306725" calcext:value-type="float">
            <text:p>4.2541493031</text:p>
          </table:table-cell>
          <table:table-cell table:formula="of:=SQRT([.U71]^2+[.V71]^2+[.W71]^2)" office:value-type="float" office:value="369.202211197496" calcext:value-type="float">
            <text:p>369.2022111975</text:p>
          </table:table-cell>
          <table:table-cell office:value-type="float" office:value="13.667898" calcext:value-type="float">
            <text:p>13.667898</text:p>
          </table:table-cell>
          <table:table-cell office:value-type="float" office:value="294.644867" calcext:value-type="float">
            <text:p>294.644867</text:p>
          </table:table-cell>
          <table:table-cell office:value-type="float" office:value="111.099678" calcext:value-type="float">
            <text:p>111.099678</text:p>
          </table:table-cell>
          <table:table-cell office:value-type="float" office:value="11.137158" calcext:value-type="float">
            <text:p>11.137158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99879" calcext:value-type="float">
            <text:p>599879</text:p>
          </table:table-cell>
          <table:table-cell office:value-type="float" office:value="30.92" calcext:value-type="float">
            <text:p>30.92</text:p>
          </table:table-cell>
          <table:table-cell office:value-type="float" office:value="79629" calcext:value-type="float">
            <text:p>79629</text:p>
          </table:table-cell>
          <table:table-cell office:value-type="float" office:value="1986.742065" calcext:value-type="float">
            <text:p>1986.742065</text:p>
          </table:table-cell>
          <table:table-cell office:value-type="float" office:value="275.620239" calcext:value-type="float">
            <text:p>275.620239</text:p>
          </table:table-cell>
          <table:table-cell office:value-type="float" office:value="-6.392789" calcext:value-type="float">
            <text:p>-6.392789</text:p>
          </table:table-cell>
          <table:table-cell office:value-type="float" office:value="2.732481" calcext:value-type="float">
            <text:p>2.732481</text:p>
          </table:table-cell>
          <table:table-cell office:value-type="float" office:value="14.709975" calcext:value-type="float">
            <text:p>14.709975</text:p>
          </table:table-cell>
          <table:table-cell office:value-type="float" office:value="-2.911349" calcext:value-type="float">
            <text:p>-2.911349</text:p>
          </table:table-cell>
          <table:table-cell office:value-type="float" office:value="0.383072" calcext:value-type="float">
            <text:p>0.383072</text:p>
          </table:table-cell>
          <table:table-cell table:formula="of:=[.$B$1]*[.H72]+(1-[.$B$1])*[.K71]" office:value-type="float" office:value="13.5269304170034" calcext:value-type="float">
            <text:p>13.526930417</text:p>
          </table:table-cell>
          <table:table-cell table:formula="of:=[.$B$1]*[.I72]+(1-[.$B$1])*[.L71]" office:value-type="float" office:value="-2.60969115581012" calcext:value-type="float">
            <text:p>-2.6096911558</text:p>
          </table:table-cell>
          <table:table-cell table:formula="of:=[.$B$1]*[.J72]+(1-[.$B$1])*[.M71]" office:value-type="float" office:value="0.623855623543115" calcext:value-type="float">
            <text:p>0.6238556235</text:p>
          </table:table-cell>
          <table:table-cell table:formula="of:=[.H72]-[.D$1]" office:value-type="float" office:value="21.042160620979" calcext:value-type="float">
            <text:p>21.042160621</text:p>
          </table:table-cell>
          <table:table-cell table:formula="of:=[.I72]-[.E$1]" office:value-type="float" office:value="-2.5977724384952" calcext:value-type="float">
            <text:p>-2.5977724385</text:p>
          </table:table-cell>
          <table:table-cell table:formula="of:=[.J72]-[.F$1]" office:value-type="float" office:value="-0.400453985196958" calcext:value-type="float">
            <text:p>-0.4004539852</text:p>
          </table:table-cell>
          <table:table-cell table:formula="of:=[.K72]-[.D$1]" office:value-type="float" office:value="19.8591160379825" calcext:value-type="float">
            <text:p>19.859116038</text:p>
          </table:table-cell>
          <table:table-cell table:formula="of:=[.L72]-[.E$1]" office:value-type="float" office:value="-2.29611459430532" calcext:value-type="float">
            <text:p>-2.2961145943</text:p>
          </table:table-cell>
          <table:table-cell table:formula="of:=[.M72]-[.F$1]" office:value-type="float" office:value="-0.159670361653843" calcext:value-type="float">
            <text:p>-0.1596703617</text:p>
          </table:table-cell>
          <table:table-cell table:formula="of:=SQRT([.Q72]^2+[.R72]^2+[.S72]^2)" office:value-type="float" office:value="19.992051587184" calcext:value-type="float">
            <text:p>19.9920515872</text:p>
          </table:table-cell>
          <table:table-cell table:formula="of:=[.U71]+([.$A72]-[.$A71])/1000*([.N71]+[.N72])/2" office:value-type="float" office:value="374.559020419389" calcext:value-type="float">
            <text:p>374.5590204194</text:p>
          </table:table-cell>
          <table:table-cell table:formula="of:=[.V71]+([.$A72]-[.$A71])/1000*([.O71]+[.O72])/2" office:value-type="float" office:value="-46.6437140810899" calcext:value-type="float">
            <text:p>-46.6437140811</text:p>
          </table:table-cell>
          <table:table-cell table:formula="of:=[.W71]+([.$A72]-[.$A71])/1000*([.P71]+[.P72])/2" office:value-type="float" office:value="4.24714456453288" calcext:value-type="float">
            <text:p>4.2471445645</text:p>
          </table:table-cell>
          <table:table-cell table:formula="of:=SQRT([.U72]^2+[.V72]^2+[.W72]^2)" office:value-type="float" office:value="377.476004638391" calcext:value-type="float">
            <text:p>377.4760046384</text:p>
          </table:table-cell>
          <table:table-cell office:value-type="float" office:value="15.000202" calcext:value-type="float">
            <text:p>15.000202</text:p>
          </table:table-cell>
          <table:table-cell office:value-type="float" office:value="292.420532" calcext:value-type="float">
            <text:p>292.420532</text:p>
          </table:table-cell>
          <table:table-cell office:value-type="float" office:value="110.238022" calcext:value-type="float">
            <text:p>110.238022</text:p>
          </table:table-cell>
          <table:table-cell office:value-type="float" office:value="11.024257" calcext:value-type="float">
            <text:p>11.024257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0287" calcext:value-type="float">
            <text:p>600287</text:p>
          </table:table-cell>
          <table:table-cell office:value-type="float" office:value="30.940001" calcext:value-type="float">
            <text:p>30.940001</text:p>
          </table:table-cell>
          <table:table-cell office:value-type="float" office:value="79661" calcext:value-type="float">
            <text:p>79661</text:p>
          </table:table-cell>
          <table:table-cell office:value-type="float" office:value="1983.519897" calcext:value-type="float">
            <text:p>1983.519897</text:p>
          </table:table-cell>
          <table:table-cell office:value-type="float" office:value="272.398071" calcext:value-type="float">
            <text:p>272.398071</text:p>
          </table:table-cell>
          <table:table-cell office:value-type="float" office:value="-7.89747" calcext:value-type="float">
            <text:p>-7.89747</text:p>
          </table:table-cell>
          <table:table-cell office:value-type="float" office:value="2.521997" calcext:value-type="float">
            <text:p>2.521997</text:p>
          </table:table-cell>
          <table:table-cell office:value-type="float" office:value="13.101071" calcext:value-type="float">
            <text:p>13.101071</text:p>
          </table:table-cell>
          <table:table-cell office:value-type="float" office:value="-1.915361" calcext:value-type="float">
            <text:p>-1.915361</text:p>
          </table:table-cell>
          <table:table-cell office:value-type="float" office:value="0.68953" calcext:value-type="float">
            <text:p>0.68953</text:p>
          </table:table-cell>
          <table:table-cell table:formula="of:=[.$B$1]*[.H73]+(1-[.$B$1])*[.K72]" office:value-type="float" office:value="13.4843444753031" calcext:value-type="float">
            <text:p>13.4843444753</text:p>
          </table:table-cell>
          <table:table-cell table:formula="of:=[.$B$1]*[.I73]+(1-[.$B$1])*[.L72]" office:value-type="float" office:value="-2.54025814022911" calcext:value-type="float">
            <text:p>-2.5402581402</text:p>
          </table:table-cell>
          <table:table-cell table:formula="of:=[.$B$1]*[.J73]+(1-[.$B$1])*[.M72]" office:value-type="float" office:value="0.630423061188804" calcext:value-type="float">
            <text:p>0.6304230612</text:p>
          </table:table-cell>
          <table:table-cell table:formula="of:=[.H73]-[.D$1]" office:value-type="float" office:value="19.433256620979" calcext:value-type="float">
            <text:p>19.433256621</text:p>
          </table:table-cell>
          <table:table-cell table:formula="of:=[.I73]-[.E$1]" office:value-type="float" office:value="-1.6017844384952" calcext:value-type="float">
            <text:p>-1.6017844385</text:p>
          </table:table-cell>
          <table:table-cell table:formula="of:=[.J73]-[.F$1]" office:value-type="float" office:value="-0.0939959851969583" calcext:value-type="float">
            <text:p>-0.0939959852</text:p>
          </table:table-cell>
          <table:table-cell table:formula="of:=[.K73]-[.D$1]" office:value-type="float" office:value="19.8165300962821" calcext:value-type="float">
            <text:p>19.8165300963</text:p>
          </table:table-cell>
          <table:table-cell table:formula="of:=[.L73]-[.E$1]" office:value-type="float" office:value="-2.22668157872431" calcext:value-type="float">
            <text:p>-2.2266815787</text:p>
          </table:table-cell>
          <table:table-cell table:formula="of:=[.M73]-[.F$1]" office:value-type="float" office:value="-0.153102924008155" calcext:value-type="float">
            <text:p>-0.153102924</text:p>
          </table:table-cell>
          <table:table-cell table:formula="of:=SQRT([.Q73]^2+[.R73]^2+[.S73]^2)" office:value-type="float" office:value="19.941825804455" calcext:value-type="float">
            <text:p>19.9418258045</text:p>
          </table:table-cell>
          <table:table-cell table:formula="of:=[.U72]+([.$A73]-[.$A72])/1000*([.N72]+[.N73])/2" office:value-type="float" office:value="382.816005536748" calcext:value-type="float">
            <text:p>382.8160055367</text:p>
          </table:table-cell>
          <table:table-cell table:formula="of:=[.V72]+([.$A73]-[.$A72])/1000*([.O72]+[.O73])/2" office:value-type="float" office:value="-47.500423683996" calcext:value-type="float">
            <text:p>-47.500423684</text:p>
          </table:table-cell>
          <table:table-cell table:formula="of:=[.W72]+([.$A73]-[.$A72])/1000*([.P72]+[.P73])/2" office:value-type="float" office:value="4.14627677057252" calcext:value-type="float">
            <text:p>4.1462767706</text:p>
          </table:table-cell>
          <table:table-cell table:formula="of:=SQRT([.U73]^2+[.V73]^2+[.W73]^2)" office:value-type="float" office:value="385.773995956608" calcext:value-type="float">
            <text:p>385.7739959566</text:p>
          </table:table-cell>
          <table:table-cell office:value-type="float" office:value="13.258286" calcext:value-type="float">
            <text:p>13.258286</text:p>
          </table:table-cell>
          <table:table-cell office:value-type="float" office:value="290.001495" calcext:value-type="float">
            <text:p>290.001495</text:p>
          </table:table-cell>
          <table:table-cell office:value-type="float" office:value="109.191978" calcext:value-type="float">
            <text:p>109.191978</text:p>
          </table:table-cell>
          <table:table-cell office:value-type="float" office:value="10.76447" calcext:value-type="float">
            <text:p>10.76447</text:p>
          </table:table-cell>
          <table:table-cell office:value-type="float" office:value="507" calcext:value-type="float">
            <text:p>507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0681" calcext:value-type="float">
            <text:p>600681</text:p>
          </table:table-cell>
          <table:table-cell office:value-type="float" office:value="30.950001" calcext:value-type="float">
            <text:p>30.950001</text:p>
          </table:table-cell>
          <table:table-cell office:value-type="float" office:value="79684" calcext:value-type="float">
            <text:p>79684</text:p>
          </table:table-cell>
          <table:table-cell office:value-type="float" office:value="1981.170532" calcext:value-type="float">
            <text:p>1981.170532</text:p>
          </table:table-cell>
          <table:table-cell office:value-type="float" office:value="270.048706" calcext:value-type="float">
            <text:p>270.048706</text:p>
          </table:table-cell>
          <table:table-cell office:value-type="float" office:value="-5.962856" calcext:value-type="float">
            <text:p>-5.962856</text:p>
          </table:table-cell>
          <table:table-cell office:value-type="float" office:value="2.353989" calcext:value-type="float">
            <text:p>2.353989</text:p>
          </table:table-cell>
          <table:table-cell office:value-type="float" office:value="11.032481" calcext:value-type="float">
            <text:p>11.032481</text:p>
          </table:table-cell>
          <table:table-cell office:value-type="float" office:value="-3.44765" calcext:value-type="float">
            <text:p>-3.44765</text:p>
          </table:table-cell>
          <table:table-cell office:value-type="float" office:value="0.383072" calcext:value-type="float">
            <text:p>0.383072</text:p>
          </table:table-cell>
          <table:table-cell table:formula="of:=[.$B$1]*[.H74]+(1-[.$B$1])*[.K73]" office:value-type="float" office:value="13.2391581277728" calcext:value-type="float">
            <text:p>13.2391581278</text:p>
          </table:table-cell>
          <table:table-cell table:formula="of:=[.$B$1]*[.I74]+(1-[.$B$1])*[.L73]" office:value-type="float" office:value="-2.6309973262062" calcext:value-type="float">
            <text:p>-2.6309973262</text:p>
          </table:table-cell>
          <table:table-cell table:formula="of:=[.$B$1]*[.J74]+(1-[.$B$1])*[.M73]" office:value-type="float" office:value="0.605687955069923" calcext:value-type="float">
            <text:p>0.6056879551</text:p>
          </table:table-cell>
          <table:table-cell table:formula="of:=[.H74]-[.D$1]" office:value-type="float" office:value="17.364666620979" calcext:value-type="float">
            <text:p>17.364666621</text:p>
          </table:table-cell>
          <table:table-cell table:formula="of:=[.I74]-[.E$1]" office:value-type="float" office:value="-3.1340734384952" calcext:value-type="float">
            <text:p>-3.1340734385</text:p>
          </table:table-cell>
          <table:table-cell table:formula="of:=[.J74]-[.F$1]" office:value-type="float" office:value="-0.400453985196958" calcext:value-type="float">
            <text:p>-0.4004539852</text:p>
          </table:table-cell>
          <table:table-cell table:formula="of:=[.K74]-[.D$1]" office:value-type="float" office:value="19.5713437487518" calcext:value-type="float">
            <text:p>19.5713437488</text:p>
          </table:table-cell>
          <table:table-cell table:formula="of:=[.L74]-[.E$1]" office:value-type="float" office:value="-2.3174207647014" calcext:value-type="float">
            <text:p>-2.3174207647</text:p>
          </table:table-cell>
          <table:table-cell table:formula="of:=[.M74]-[.F$1]" office:value-type="float" office:value="-0.177838030127035" calcext:value-type="float">
            <text:p>-0.1778380301</text:p>
          </table:table-cell>
          <table:table-cell table:formula="of:=SQRT([.Q74]^2+[.R74]^2+[.S74]^2)" office:value-type="float" office:value="19.7088701222936" calcext:value-type="float">
            <text:p>19.7088701223</text:p>
          </table:table-cell>
          <table:table-cell table:formula="of:=[.U73]+([.$A74]-[.$A73])/1000*([.N73]+[.N74])/2" office:value-type="float" office:value="390.065196415414" calcext:value-type="float">
            <text:p>390.0651964154</text:p>
          </table:table-cell>
          <table:table-cell table:formula="of:=[.V73]+([.$A74]-[.$A73])/1000*([.O73]+[.O74])/2" office:value-type="float" office:value="-48.4333876857631" calcext:value-type="float">
            <text:p>-48.4333876858</text:p>
          </table:table-cell>
          <table:table-cell table:formula="of:=[.W73]+([.$A74]-[.$A73])/1000*([.P73]+[.P74])/2" office:value-type="float" office:value="4.04887012640492" calcext:value-type="float">
            <text:p>4.0488701264</text:p>
          </table:table-cell>
          <table:table-cell table:formula="of:=SQRT([.U74]^2+[.V74]^2+[.W74]^2)" office:value-type="float" office:value="393.081472275934" calcext:value-type="float">
            <text:p>393.0814722759</text:p>
          </table:table-cell>
          <table:table-cell office:value-type="float" office:value="11.564977" calcext:value-type="float">
            <text:p>11.564977</text:p>
          </table:table-cell>
          <table:table-cell office:value-type="float" office:value="287.476562" calcext:value-type="float">
            <text:p>287.476562</text:p>
          </table:table-cell>
          <table:table-cell office:value-type="float" office:value="107.999786" calcext:value-type="float">
            <text:p>107.999786</text:p>
          </table:table-cell>
          <table:table-cell office:value-type="float" office:value="10.367155" calcext:value-type="float">
            <text:p>10.367155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01084" calcext:value-type="float">
            <text:p>601084</text:p>
          </table:table-cell>
          <table:table-cell office:value-type="float" office:value="30.969999" calcext:value-type="float">
            <text:p>30.969999</text:p>
          </table:table-cell>
          <table:table-cell office:value-type="float" office:value="79711" calcext:value-type="float">
            <text:p>79711</text:p>
          </table:table-cell>
          <table:table-cell office:value-type="float" office:value="1978.498657" calcext:value-type="float">
            <text:p>1978.498657</text:p>
          </table:table-cell>
          <table:table-cell office:value-type="float" office:value="267.376831" calcext:value-type="float">
            <text:p>267.376831</text:p>
          </table:table-cell>
          <table:table-cell office:value-type="float" office:value="-6.629963" calcext:value-type="float">
            <text:p>-6.629963</text:p>
          </table:table-cell>
          <table:table-cell office:value-type="float" office:value="2.176098" calcext:value-type="float">
            <text:p>2.176098</text:p>
          </table:table-cell>
          <table:table-cell office:value-type="float" office:value="15.093047" calcext:value-type="float">
            <text:p>15.093047</text:p>
          </table:table-cell>
          <table:table-cell office:value-type="float" office:value="-1.455675" calcext:value-type="float">
            <text:p>-1.455675</text:p>
          </table:table-cell>
          <table:table-cell office:value-type="float" office:value="0.612916" calcext:value-type="float">
            <text:p>0.612916</text:p>
          </table:table-cell>
          <table:table-cell table:formula="of:=[.$B$1]*[.H75]+(1-[.$B$1])*[.K74]" office:value-type="float" office:value="13.4245470149955" calcext:value-type="float">
            <text:p>13.424547015</text:p>
          </table:table-cell>
          <table:table-cell table:formula="of:=[.$B$1]*[.I75]+(1-[.$B$1])*[.L74]" office:value-type="float" office:value="-2.51346509358558" calcext:value-type="float">
            <text:p>-2.5134650936</text:p>
          </table:table-cell>
          <table:table-cell table:formula="of:=[.$B$1]*[.J75]+(1-[.$B$1])*[.M74]" office:value-type="float" office:value="0.606410759562931" calcext:value-type="float">
            <text:p>0.6064107596</text:p>
          </table:table-cell>
          <table:table-cell table:formula="of:=[.H75]-[.D$1]" office:value-type="float" office:value="21.425232620979" calcext:value-type="float">
            <text:p>21.425232621</text:p>
          </table:table-cell>
          <table:table-cell table:formula="of:=[.I75]-[.E$1]" office:value-type="float" office:value="-1.1420984384952" calcext:value-type="float">
            <text:p>-1.1420984385</text:p>
          </table:table-cell>
          <table:table-cell table:formula="of:=[.J75]-[.F$1]" office:value-type="float" office:value="-0.170609985196958" calcext:value-type="float">
            <text:p>-0.1706099852</text:p>
          </table:table-cell>
          <table:table-cell table:formula="of:=[.K75]-[.D$1]" office:value-type="float" office:value="19.7567326359745" calcext:value-type="float">
            <text:p>19.756732636</text:p>
          </table:table-cell>
          <table:table-cell table:formula="of:=[.L75]-[.E$1]" office:value-type="float" office:value="-2.19988853208078" calcext:value-type="float">
            <text:p>-2.1998885321</text:p>
          </table:table-cell>
          <table:table-cell table:formula="of:=[.M75]-[.F$1]" office:value-type="float" office:value="-0.177115225634027" calcext:value-type="float">
            <text:p>-0.1771152256</text:p>
          </table:table-cell>
          <table:table-cell table:formula="of:=SQRT([.Q75]^2+[.R75]^2+[.S75]^2)" office:value-type="float" office:value="19.8796218225125" calcext:value-type="float">
            <text:p>19.8796218225</text:p>
          </table:table-cell>
          <table:table-cell table:formula="of:=[.U74]+([.$A75]-[.$A74])/1000*([.N74]+[.N75])/2" office:value-type="float" office:value="397.881361112669" calcext:value-type="float">
            <text:p>397.8813611127</text:p>
          </table:table-cell>
          <table:table-cell table:formula="of:=[.V74]+([.$A75]-[.$A74])/1000*([.O74]+[.O75])/2" office:value-type="float" office:value="-49.2950363189766" calcext:value-type="float">
            <text:p>-49.295036319</text:p>
          </table:table-cell>
          <table:table-cell table:formula="of:=[.W74]+([.$A75]-[.$A74])/1000*([.P74]+[.P75])/2" office:value-type="float" office:value="3.93380073637054" calcext:value-type="float">
            <text:p>3.9338007364</text:p>
          </table:table-cell>
          <table:table-cell table:formula="of:=SQRT([.U75]^2+[.V75]^2+[.W75]^2)" office:value-type="float" office:value="400.942705276942" calcext:value-type="float">
            <text:p>400.9427052769</text:p>
          </table:table-cell>
          <table:table-cell office:value-type="float" office:value="15.175465" calcext:value-type="float">
            <text:p>15.175465</text:p>
          </table:table-cell>
          <table:table-cell office:value-type="float" office:value="285.147095" calcext:value-type="float">
            <text:p>285.147095</text:p>
          </table:table-cell>
          <table:table-cell office:value-type="float" office:value="107.134514" calcext:value-type="float">
            <text:p>107.134514</text:p>
          </table:table-cell>
          <table:table-cell office:value-type="float" office:value="10.295554" calcext:value-type="float">
            <text:p>10.295554</text:p>
          </table:table-cell>
          <table:table-cell office:value-type="float" office:value="507" calcext:value-type="float">
            <text:p>507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1490" calcext:value-type="float">
            <text:p>601490</text:p>
          </table:table-cell>
          <table:table-cell office:value-type="float" office:value="30.969999" calcext:value-type="float">
            <text:p>30.969999</text:p>
          </table:table-cell>
          <table:table-cell office:value-type="float" office:value="79736" calcext:value-type="float">
            <text:p>79736</text:p>
          </table:table-cell>
          <table:table-cell office:value-type="float" office:value="1975.940308" calcext:value-type="float">
            <text:p>1975.940308</text:p>
          </table:table-cell>
          <table:table-cell office:value-type="float" office:value="264.818481" calcext:value-type="float">
            <text:p>264.818481</text:p>
          </table:table-cell>
          <table:table-cell office:value-type="float" office:value="-6.301354" calcext:value-type="float">
            <text:p>-6.301354</text:p>
          </table:table-cell>
          <table:table-cell office:value-type="float" office:value="2.008236" calcext:value-type="float">
            <text:p>2.008236</text:p>
          </table:table-cell>
          <table:table-cell office:value-type="float" office:value="13.484144" calcext:value-type="float">
            <text:p>13.484144</text:p>
          </table:table-cell>
          <table:table-cell office:value-type="float" office:value="-2.528277" calcext:value-type="float">
            <text:p>-2.528277</text:p>
          </table:table-cell>
          <table:table-cell office:value-type="float" office:value="1.225831" calcext:value-type="float">
            <text:p>1.225831</text:p>
          </table:table-cell>
          <table:table-cell table:formula="of:=[.$B$1]*[.H76]+(1-[.$B$1])*[.K75]" office:value-type="float" office:value="13.430506713496" calcext:value-type="float">
            <text:p>13.4305067135</text:p>
          </table:table-cell>
          <table:table-cell table:formula="of:=[.$B$1]*[.I76]+(1-[.$B$1])*[.L75]" office:value-type="float" office:value="-2.51494628422702" calcext:value-type="float">
            <text:p>-2.5149462842</text:p>
          </table:table-cell>
          <table:table-cell table:formula="of:=[.$B$1]*[.J76]+(1-[.$B$1])*[.M75]" office:value-type="float" office:value="0.668352783606638" calcext:value-type="float">
            <text:p>0.6683527836</text:p>
          </table:table-cell>
          <table:table-cell table:formula="of:=[.H76]-[.D$1]" office:value-type="float" office:value="19.816329620979" calcext:value-type="float">
            <text:p>19.816329621</text:p>
          </table:table-cell>
          <table:table-cell table:formula="of:=[.I76]-[.E$1]" office:value-type="float" office:value="-2.2147004384952" calcext:value-type="float">
            <text:p>-2.2147004385</text:p>
          </table:table-cell>
          <table:table-cell table:formula="of:=[.J76]-[.F$1]" office:value-type="float" office:value="0.442305014803041" calcext:value-type="float">
            <text:p>0.4423050148</text:p>
          </table:table-cell>
          <table:table-cell table:formula="of:=[.K76]-[.D$1]" office:value-type="float" office:value="19.762692334475" calcext:value-type="float">
            <text:p>19.7626923345</text:p>
          </table:table-cell>
          <table:table-cell table:formula="of:=[.L76]-[.E$1]" office:value-type="float" office:value="-2.20136972272222" calcext:value-type="float">
            <text:p>-2.2013697227</text:p>
          </table:table-cell>
          <table:table-cell table:formula="of:=[.M76]-[.F$1]" office:value-type="float" office:value="-0.11517320159032" calcext:value-type="float">
            <text:p>-0.1151732016</text:p>
          </table:table-cell>
          <table:table-cell table:formula="of:=SQRT([.Q76]^2+[.R76]^2+[.S76]^2)" office:value-type="float" office:value="19.8852533760473" calcext:value-type="float">
            <text:p>19.885253376</text:p>
          </table:table-cell>
          <table:table-cell table:formula="of:=[.U75]+([.$A76]-[.$A75])/1000*([.N75]+[.N76])/2" office:value-type="float" office:value="406.253398247786" calcext:value-type="float">
            <text:p>406.2533982478</text:p>
          </table:table-cell>
          <table:table-cell table:formula="of:=[.V75]+([.$A76]-[.$A75])/1000*([.O75]+[.O76])/2" office:value-type="float" office:value="-49.9764664910057" calcext:value-type="float">
            <text:p>-49.976466491</text:p>
          </table:table-cell>
          <table:table-cell table:formula="of:=[.W75]+([.$A76]-[.$A75])/1000*([.P75]+[.P76])/2" office:value-type="float" office:value="3.98895482738058" calcext:value-type="float">
            <text:p>3.9889548274</text:p>
          </table:table-cell>
          <table:table-cell table:formula="of:=SQRT([.U76]^2+[.V76]^2+[.W76]^2)" office:value-type="float" office:value="409.335293557025" calcext:value-type="float">
            <text:p>409.335293557</text:p>
          </table:table-cell>
          <table:table-cell office:value-type="float" office:value="13.773779" calcext:value-type="float">
            <text:p>13.773779</text:p>
          </table:table-cell>
          <table:table-cell office:value-type="float" office:value="282.755585" calcext:value-type="float">
            <text:p>282.755585</text:p>
          </table:table-cell>
          <table:table-cell office:value-type="float" office:value="106.178909" calcext:value-type="float">
            <text:p>106.178909</text:p>
          </table:table-cell>
          <table:table-cell office:value-type="float" office:value="10.137464" calcext:value-type="float">
            <text:p>10.137464</text:p>
          </table:table-cell>
          <table:table-cell office:value-type="float" office:value="504" calcext:value-type="float">
            <text:p>504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1895" calcext:value-type="float">
            <text:p>601895</text:p>
          </table:table-cell>
          <table:table-cell office:value-type="float" office:value="30.959999" calcext:value-type="float">
            <text:p>30.959999</text:p>
          </table:table-cell>
          <table:table-cell office:value-type="float" office:value="79748" calcext:value-type="float">
            <text:p>79748</text:p>
          </table:table-cell>
          <table:table-cell office:value-type="float" office:value="1974.751221" calcext:value-type="float">
            <text:p>1974.751221</text:p>
          </table:table-cell>
          <table:table-cell office:value-type="float" office:value="263.629395" calcext:value-type="float">
            <text:p>263.629395</text:p>
          </table:table-cell>
          <table:table-cell office:value-type="float" office:value="-2.936017" calcext:value-type="float">
            <text:p>-2.936017</text:p>
          </table:table-cell>
          <table:table-cell office:value-type="float" office:value="1.910335" calcext:value-type="float">
            <text:p>1.910335</text:p>
          </table:table-cell>
          <table:table-cell office:value-type="float" office:value="15.859192" calcext:value-type="float">
            <text:p>15.859192</text:p>
          </table:table-cell>
          <table:table-cell office:value-type="float" office:value="-2.75812" calcext:value-type="float">
            <text:p>-2.75812</text:p>
          </table:table-cell>
          <table:table-cell office:value-type="float" office:value="0.995988" calcext:value-type="float">
            <text:p>0.995988</text:p>
          </table:table-cell>
          <table:table-cell table:formula="of:=[.$B$1]*[.H77]+(1-[.$B$1])*[.K76]" office:value-type="float" office:value="13.6733752421464" calcext:value-type="float">
            <text:p>13.6733752421</text:p>
          </table:table-cell>
          <table:table-cell table:formula="of:=[.$B$1]*[.I77]+(1-[.$B$1])*[.L76]" office:value-type="float" office:value="-2.53926365580432" calcext:value-type="float">
            <text:p>-2.5392636558</text:p>
          </table:table-cell>
          <table:table-cell table:formula="of:=[.$B$1]*[.J77]+(1-[.$B$1])*[.M76]" office:value-type="float" office:value="0.701116305245974" calcext:value-type="float">
            <text:p>0.7011163052</text:p>
          </table:table-cell>
          <table:table-cell table:formula="of:=[.H77]-[.D$1]" office:value-type="float" office:value="22.191377620979" calcext:value-type="float">
            <text:p>22.191377621</text:p>
          </table:table-cell>
          <table:table-cell table:formula="of:=[.I77]-[.E$1]" office:value-type="float" office:value="-2.4445434384952" calcext:value-type="float">
            <text:p>-2.4445434385</text:p>
          </table:table-cell>
          <table:table-cell table:formula="of:=[.J77]-[.F$1]" office:value-type="float" office:value="0.212462014803042" calcext:value-type="float">
            <text:p>0.2124620148</text:p>
          </table:table-cell>
          <table:table-cell table:formula="of:=[.K77]-[.D$1]" office:value-type="float" office:value="20.0055608631254" calcext:value-type="float">
            <text:p>20.0055608631</text:p>
          </table:table-cell>
          <table:table-cell table:formula="of:=[.L77]-[.E$1]" office:value-type="float" office:value="-2.22568709429952" calcext:value-type="float">
            <text:p>-2.2256870943</text:p>
          </table:table-cell>
          <table:table-cell table:formula="of:=[.M77]-[.F$1]" office:value-type="float" office:value="-0.0824096799509841" calcext:value-type="float">
            <text:p>-0.08240968</text:p>
          </table:table-cell>
          <table:table-cell table:formula="of:=SQRT([.Q77]^2+[.R77]^2+[.S77]^2)" office:value-type="float" office:value="20.1291564613447" calcext:value-type="float">
            <text:p>20.1291564613</text:p>
          </table:table-cell>
          <table:table-cell table:formula="of:=[.U76]+([.$A77]-[.$A76])/1000*([.N76]+[.N77])/2" office:value-type="float" office:value="414.759958964283" calcext:value-type="float">
            <text:p>414.7599589643</text:p>
          </table:table-cell>
          <table:table-cell table:formula="of:=[.V76]+([.$A77]-[.$A76])/1000*([.O76]+[.O77])/2" office:value-type="float" office:value="-50.9199633760962" calcext:value-type="float">
            <text:p>-50.9199633761</text:p>
          </table:table-cell>
          <table:table-cell table:formula="of:=[.W76]+([.$A77]-[.$A76])/1000*([.P76]+[.P77])/2" office:value-type="float" office:value="4.12154515087581" calcext:value-type="float">
            <text:p>4.1215451509</text:p>
          </table:table-cell>
          <table:table-cell table:formula="of:=SQRT([.U77]^2+[.V77]^2+[.W77]^2)" office:value-type="float" office:value="417.894308844601" calcext:value-type="float">
            <text:p>417.8943088446</text:p>
          </table:table-cell>
          <table:table-cell office:value-type="float" office:value="16.128025" calcext:value-type="float">
            <text:p>16.128025</text:p>
          </table:table-cell>
          <table:table-cell office:value-type="float" office:value="280.63501" calcext:value-type="float">
            <text:p>280.63501</text:p>
          </table:table-cell>
          <table:table-cell office:value-type="float" office:value="105.500198" calcext:value-type="float">
            <text:p>105.500198</text:p>
          </table:table-cell>
          <table:table-cell office:value-type="float" office:value="10.209278" calcext:value-type="float">
            <text:p>10.209278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2318" calcext:value-type="float">
            <text:p>602318</text:p>
          </table:table-cell>
          <table:table-cell office:value-type="float" office:value="30.969999" calcext:value-type="float">
            <text:p>30.969999</text:p>
          </table:table-cell>
          <table:table-cell office:value-type="float" office:value="79769" calcext:value-type="float">
            <text:p>79769</text:p>
          </table:table-cell>
          <table:table-cell office:value-type="float" office:value="1972.591187" calcext:value-type="float">
            <text:p>1972.591187</text:p>
          </table:table-cell>
          <table:table-cell office:value-type="float" office:value="261.46936" calcext:value-type="float">
            <text:p>261.46936</text:p>
          </table:table-cell>
          <table:table-cell office:value-type="float" office:value="-5.106464" calcext:value-type="float">
            <text:p>-5.106464</text:p>
          </table:table-cell>
          <table:table-cell office:value-type="float" office:value="1.771395" calcext:value-type="float">
            <text:p>1.771395</text:p>
          </table:table-cell>
          <table:table-cell office:value-type="float" office:value="15.552734" calcext:value-type="float">
            <text:p>15.552734</text:p>
          </table:table-cell>
          <table:table-cell office:value-type="float" office:value="-2.528277" calcext:value-type="float">
            <text:p>-2.528277</text:p>
          </table:table-cell>
          <table:table-cell office:value-type="float" office:value="0.68953" calcext:value-type="float">
            <text:p>0.68953</text:p>
          </table:table-cell>
          <table:table-cell table:formula="of:=[.$B$1]*[.H78]+(1-[.$B$1])*[.K77]" office:value-type="float" office:value="13.8613111179317" calcext:value-type="float">
            <text:p>13.8613111179</text:p>
          </table:table-cell>
          <table:table-cell table:formula="of:=[.$B$1]*[.I78]+(1-[.$B$1])*[.L77]" office:value-type="float" office:value="-2.53816499022389" calcext:value-type="float">
            <text:p>-2.5381649902</text:p>
          </table:table-cell>
          <table:table-cell table:formula="of:=[.$B$1]*[.J78]+(1-[.$B$1])*[.M77]" office:value-type="float" office:value="0.699957674721377" calcext:value-type="float">
            <text:p>0.6999576747</text:p>
          </table:table-cell>
          <table:table-cell table:formula="of:=[.H78]-[.D$1]" office:value-type="float" office:value="21.884919620979" calcext:value-type="float">
            <text:p>21.884919621</text:p>
          </table:table-cell>
          <table:table-cell table:formula="of:=[.I78]-[.E$1]" office:value-type="float" office:value="-2.2147004384952" calcext:value-type="float">
            <text:p>-2.2147004385</text:p>
          </table:table-cell>
          <table:table-cell table:formula="of:=[.J78]-[.F$1]" office:value-type="float" office:value="-0.0939959851969583" calcext:value-type="float">
            <text:p>-0.0939959852</text:p>
          </table:table-cell>
          <table:table-cell table:formula="of:=[.K78]-[.D$1]" office:value-type="float" office:value="20.1934967389108" calcext:value-type="float">
            <text:p>20.1934967389</text:p>
          </table:table-cell>
          <table:table-cell table:formula="of:=[.L78]-[.E$1]" office:value-type="float" office:value="-2.22458842871909" calcext:value-type="float">
            <text:p>-2.2245884287</text:p>
          </table:table-cell>
          <table:table-cell table:formula="of:=[.M78]-[.F$1]" office:value-type="float" office:value="-0.0835683104755815" calcext:value-type="float">
            <text:p>-0.0835683105</text:p>
          </table:table-cell>
          <table:table-cell table:formula="of:=SQRT([.Q78]^2+[.R78]^2+[.S78]^2)" office:value-type="float" office:value="20.3158334282428" calcext:value-type="float">
            <text:p>20.3158334282</text:p>
          </table:table-cell>
          <table:table-cell table:formula="of:=[.U77]+([.$A78]-[.$A77])/1000*([.N77]+[.N78])/2" office:value-type="float" office:value="424.082095830957" calcext:value-type="float">
            <text:p>424.082095831</text:p>
          </table:table-cell>
          <table:table-cell table:formula="of:=[.V77]+([.$A78]-[.$A77])/1000*([.O77]+[.O78])/2" office:value-type="float" office:value="-51.9053934560797" calcext:value-type="float">
            <text:p>-51.9053934561</text:p>
          </table:table-cell>
          <table:table-cell table:formula="of:=[.W77]+([.$A78]-[.$A77])/1000*([.P77]+[.P78])/2" office:value-type="float" office:value="4.1466007161375" calcext:value-type="float">
            <text:p>4.1466007161</text:p>
          </table:table-cell>
          <table:table-cell table:formula="of:=SQRT([.U78]^2+[.V78]^2+[.W78]^2)" office:value-type="float" office:value="427.26688166965" calcext:value-type="float">
            <text:p>427.2668816697</text:p>
          </table:table-cell>
          <table:table-cell office:value-type="float" office:value="15.771975" calcext:value-type="float">
            <text:p>15.771975</text:p>
          </table:table-cell>
          <table:table-cell office:value-type="float" office:value="278.529419" calcext:value-type="float">
            <text:p>278.529419</text:p>
          </table:table-cell>
          <table:table-cell office:value-type="float" office:value="104.816879" calcext:value-type="float">
            <text:p>104.816879</text:p>
          </table:table-cell>
          <table:table-cell office:value-type="float" office:value="10.268765" calcext:value-type="float">
            <text:p>10.268765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2726" calcext:value-type="float">
            <text:p>602726</text:p>
          </table:table-cell>
          <table:table-cell office:value-type="float" office:value="31" calcext:value-type="float">
            <text:p>31</text:p>
          </table:table-cell>
          <table:table-cell office:value-type="float" office:value="79796" calcext:value-type="float">
            <text:p>79796</text:p>
          </table:table-cell>
          <table:table-cell office:value-type="float" office:value="1969.878906" calcext:value-type="float">
            <text:p>1969.878906</text:p>
          </table:table-cell>
          <table:table-cell office:value-type="float" office:value="258.75708" calcext:value-type="float">
            <text:p>258.75708</text:p>
          </table:table-cell>
          <table:table-cell office:value-type="float" office:value="-6.647746" calcext:value-type="float">
            <text:p>-6.647746</text:p>
          </table:table-cell>
          <table:table-cell office:value-type="float" office:value="1.604688" calcext:value-type="float">
            <text:p>1.604688</text:p>
          </table:table-cell>
          <table:table-cell office:value-type="float" office:value="12.334928" calcext:value-type="float">
            <text:p>12.334928</text:p>
          </table:table-cell>
          <table:table-cell office:value-type="float" office:value="-1.991976" calcext:value-type="float">
            <text:p>-1.991976</text:p>
          </table:table-cell>
          <table:table-cell office:value-type="float" office:value="0.536301" calcext:value-type="float">
            <text:p>0.536301</text:p>
          </table:table-cell>
          <table:table-cell table:formula="of:=[.$B$1]*[.H79]+(1-[.$B$1])*[.K78]" office:value-type="float" office:value="13.7086728061386" calcext:value-type="float">
            <text:p>13.7086728061</text:p>
          </table:table-cell>
          <table:table-cell table:formula="of:=[.$B$1]*[.I79]+(1-[.$B$1])*[.L78]" office:value-type="float" office:value="-2.4835460912015" calcext:value-type="float">
            <text:p>-2.4835460912</text:p>
          </table:table-cell>
          <table:table-cell table:formula="of:=[.$B$1]*[.J79]+(1-[.$B$1])*[.M78]" office:value-type="float" office:value="0.683592007249239" calcext:value-type="float">
            <text:p>0.6835920072</text:p>
          </table:table-cell>
          <table:table-cell table:formula="of:=[.H79]-[.D$1]" office:value-type="float" office:value="18.667113620979" calcext:value-type="float">
            <text:p>18.667113621</text:p>
          </table:table-cell>
          <table:table-cell table:formula="of:=[.I79]-[.E$1]" office:value-type="float" office:value="-1.6783994384952" calcext:value-type="float">
            <text:p>-1.6783994385</text:p>
          </table:table-cell>
          <table:table-cell table:formula="of:=[.J79]-[.F$1]" office:value-type="float" office:value="-0.247224985196958" calcext:value-type="float">
            <text:p>-0.2472249852</text:p>
          </table:table-cell>
          <table:table-cell table:formula="of:=[.K79]-[.D$1]" office:value-type="float" office:value="20.0408584271176" calcext:value-type="float">
            <text:p>20.0408584271</text:p>
          </table:table-cell>
          <table:table-cell table:formula="of:=[.L79]-[.E$1]" office:value-type="float" office:value="-2.1699695296967" calcext:value-type="float">
            <text:p>-2.1699695297</text:p>
          </table:table-cell>
          <table:table-cell table:formula="of:=[.M79]-[.F$1]" office:value-type="float" office:value="-0.0999339779477192" calcext:value-type="float">
            <text:p>-0.0999339779</text:p>
          </table:table-cell>
          <table:table-cell table:formula="of:=SQRT([.Q79]^2+[.R79]^2+[.S79]^2)" office:value-type="float" office:value="20.1582430051711" calcext:value-type="float">
            <text:p>20.1582430052</text:p>
          </table:table-cell>
          <table:table-cell table:formula="of:=[.U78]+([.$A79]-[.$A78])/1000*([.N78]+[.N79])/2" office:value-type="float" office:value="432.354710612316" calcext:value-type="float">
            <text:p>432.3547106123</text:p>
          </table:table-cell>
          <table:table-cell table:formula="of:=[.V78]+([.$A79]-[.$A78])/1000*([.O78]+[.O79])/2" office:value-type="float" office:value="-52.6995858309858" calcext:value-type="float">
            <text:p>-52.699585831</text:p>
          </table:table-cell>
          <table:table-cell table:formula="of:=[.W78]+([.$A79]-[.$A78])/1000*([.P78]+[.P79])/2" office:value-type="float" office:value="4.07699163817714" calcext:value-type="float">
            <text:p>4.0769916382</text:p>
          </table:table-cell>
          <table:table-cell table:formula="of:=SQRT([.U79]^2+[.V79]^2+[.W79]^2)" office:value-type="float" office:value="435.573718211091" calcext:value-type="float">
            <text:p>435.5737182111</text:p>
          </table:table-cell>
          <table:table-cell office:value-type="float" office:value="12.50624" calcext:value-type="float">
            <text:p>12.50624</text:p>
          </table:table-cell>
          <table:table-cell office:value-type="float" office:value="276.16272" calcext:value-type="float">
            <text:p>276.16272</text:p>
          </table:table-cell>
          <table:table-cell office:value-type="float" office:value="103.806763" calcext:value-type="float">
            <text:p>103.806763</text:p>
          </table:table-cell>
          <table:table-cell office:value-type="float" office:value="10.031318" calcext:value-type="float">
            <text:p>10.031318</text:p>
          </table:table-cell>
          <table:table-cell office:value-type="float" office:value="506" calcext:value-type="float">
            <text:p>506</text:p>
          </table:table-cell>
          <table:table-cell office:value-type="float" office:value="510" calcext:value-type="float">
            <text:p>510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03132" calcext:value-type="float">
            <text:p>603132</text:p>
          </table:table-cell>
          <table:table-cell office:value-type="float" office:value="30.99" calcext:value-type="float">
            <text:p>30.99</text:p>
          </table:table-cell>
          <table:table-cell office:value-type="float" office:value="79814" calcext:value-type="float">
            <text:p>79814</text:p>
          </table:table-cell>
          <table:table-cell office:value-type="float" office:value="1968.002319" calcext:value-type="float">
            <text:p>1968.002319</text:p>
          </table:table-cell>
          <table:table-cell office:value-type="float" office:value="256.880493" calcext:value-type="float">
            <text:p>256.880493</text:p>
          </table:table-cell>
          <table:table-cell office:value-type="float" office:value="-4.622135" calcext:value-type="float">
            <text:p>-4.622135</text:p>
          </table:table-cell>
          <table:table-cell office:value-type="float" office:value="1.48139" calcext:value-type="float">
            <text:p>1.48139</text:p>
          </table:table-cell>
          <table:table-cell office:value-type="float" office:value="14.020445" calcext:value-type="float">
            <text:p>14.020445</text:p>
          </table:table-cell>
          <table:table-cell office:value-type="float" office:value="-2.528277" calcext:value-type="float">
            <text:p>-2.528277</text:p>
          </table:table-cell>
          <table:table-cell office:value-type="float" office:value="1.149217" calcext:value-type="float">
            <text:p>1.149217</text:p>
          </table:table-cell>
          <table:table-cell table:formula="of:=[.$B$1]*[.H80]+(1-[.$B$1])*[.K79]" office:value-type="float" office:value="13.7398500255247" calcext:value-type="float">
            <text:p>13.7398500255</text:p>
          </table:table-cell>
          <table:table-cell table:formula="of:=[.$B$1]*[.I80]+(1-[.$B$1])*[.L79]" office:value-type="float" office:value="-2.48801918208135" calcext:value-type="float">
            <text:p>-2.4880191821</text:p>
          </table:table-cell>
          <table:table-cell table:formula="of:=[.$B$1]*[.J80]+(1-[.$B$1])*[.M79]" office:value-type="float" office:value="0.730154506524315" calcext:value-type="float">
            <text:p>0.7301545065</text:p>
          </table:table-cell>
          <table:table-cell table:formula="of:=[.H80]-[.D$1]" office:value-type="float" office:value="20.352630620979" calcext:value-type="float">
            <text:p>20.352630621</text:p>
          </table:table-cell>
          <table:table-cell table:formula="of:=[.I80]-[.E$1]" office:value-type="float" office:value="-2.2147004384952" calcext:value-type="float">
            <text:p>-2.2147004385</text:p>
          </table:table-cell>
          <table:table-cell table:formula="of:=[.J80]-[.F$1]" office:value-type="float" office:value="0.365691014803042" calcext:value-type="float">
            <text:p>0.3656910148</text:p>
          </table:table-cell>
          <table:table-cell table:formula="of:=[.K80]-[.D$1]" office:value-type="float" office:value="20.0720356465037" calcext:value-type="float">
            <text:p>20.0720356465</text:p>
          </table:table-cell>
          <table:table-cell table:formula="of:=[.L80]-[.E$1]" office:value-type="float" office:value="-2.17444262057655" calcext:value-type="float">
            <text:p>-2.1744426206</text:p>
          </table:table-cell>
          <table:table-cell table:formula="of:=[.M80]-[.F$1]" office:value-type="float" office:value="-0.053371478672643" calcext:value-type="float">
            <text:p>-0.0533714787</text:p>
          </table:table-cell>
          <table:table-cell table:formula="of:=SQRT([.Q80]^2+[.R80]^2+[.S80]^2)" office:value-type="float" office:value="20.1895434376172" calcext:value-type="float">
            <text:p>20.1895434376</text:p>
          </table:table-cell>
          <table:table-cell table:formula="of:=[.U79]+([.$A80]-[.$A79])/1000*([.N79]+[.N80])/2" office:value-type="float" office:value="440.275718693434" calcext:value-type="float">
            <text:p>440.2757186934</text:p>
          </table:table-cell>
          <table:table-cell table:formula="of:=[.V79]+([.$A80]-[.$A79])/1000*([.O79]+[.O80])/2" office:value-type="float" office:value="-53.4898851060148" calcext:value-type="float">
            <text:p>-53.489885106</text:p>
          </table:table-cell>
          <table:table-cell table:formula="of:=[.W79]+([.$A80]-[.$A79])/1000*([.P79]+[.P80])/2" office:value-type="float" office:value="4.10104024218717" calcext:value-type="float">
            <text:p>4.1010402422</text:p>
          </table:table-cell>
          <table:table-cell table:formula="of:=SQRT([.U80]^2+[.V80]^2+[.W80]^2)" office:value-type="float" office:value="443.532067398449" calcext:value-type="float">
            <text:p>443.5320673984</text:p>
          </table:table-cell>
          <table:table-cell office:value-type="float" office:value="14.292857" calcext:value-type="float">
            <text:p>14.292857</text:p>
          </table:table-cell>
          <table:table-cell office:value-type="float" office:value="273.922333" calcext:value-type="float">
            <text:p>273.922333</text:p>
          </table:table-cell>
          <table:table-cell office:value-type="float" office:value="102.961487" calcext:value-type="float">
            <text:p>102.961487</text:p>
          </table:table-cell>
          <table:table-cell office:value-type="float" office:value="9.945999" calcext:value-type="float">
            <text:p>9.945999</text:p>
          </table:table-cell>
          <table:table-cell office:value-type="float" office:value="508" calcext:value-type="float">
            <text:p>508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03528" calcext:value-type="float">
            <text:p>603528</text:p>
          </table:table-cell>
          <table:table-cell office:value-type="float" office:value="31" calcext:value-type="float">
            <text:p>31</text:p>
          </table:table-cell>
          <table:table-cell office:value-type="float" office:value="79845" calcext:value-type="float">
            <text:p>79845</text:p>
          </table:table-cell>
          <table:table-cell office:value-type="float" office:value="1964.904663" calcext:value-type="float">
            <text:p>1964.904663</text:p>
          </table:table-cell>
          <table:table-cell office:value-type="float" office:value="253.782837" calcext:value-type="float">
            <text:p>253.782837</text:p>
          </table:table-cell>
          <table:table-cell office:value-type="float" office:value="-7.822364" calcext:value-type="float">
            <text:p>-7.822364</text:p>
          </table:table-cell>
          <table:table-cell office:value-type="float" office:value="1.297167" calcext:value-type="float">
            <text:p>1.297167</text:p>
          </table:table-cell>
          <table:table-cell office:value-type="float" office:value="14.326903" calcext:value-type="float">
            <text:p>14.326903</text:p>
          </table:table-cell>
          <table:table-cell office:value-type="float" office:value="-2.298434" calcext:value-type="float">
            <text:p>-2.298434</text:p>
          </table:table-cell>
          <table:table-cell office:value-type="float" office:value="1.302446" calcext:value-type="float">
            <text:p>1.302446</text:p>
          </table:table-cell>
          <table:table-cell table:formula="of:=[.$B$1]*[.H81]+(1-[.$B$1])*[.K80]" office:value-type="float" office:value="13.7985553229722" calcext:value-type="float">
            <text:p>13.798555323</text:p>
          </table:table-cell>
          <table:table-cell table:formula="of:=[.$B$1]*[.I81]+(1-[.$B$1])*[.L80]" office:value-type="float" office:value="-2.46906066387321" calcext:value-type="float">
            <text:p>-2.4690606639</text:p>
          </table:table-cell>
          <table:table-cell table:formula="of:=[.$B$1]*[.J81]+(1-[.$B$1])*[.M80]" office:value-type="float" office:value="0.787383655871884" calcext:value-type="float">
            <text:p>0.7873836559</text:p>
          </table:table-cell>
          <table:table-cell table:formula="of:=[.H81]-[.D$1]" office:value-type="float" office:value="20.659088620979" calcext:value-type="float">
            <text:p>20.659088621</text:p>
          </table:table-cell>
          <table:table-cell table:formula="of:=[.I81]-[.E$1]" office:value-type="float" office:value="-1.9848574384952" calcext:value-type="float">
            <text:p>-1.9848574385</text:p>
          </table:table-cell>
          <table:table-cell table:formula="of:=[.J81]-[.F$1]" office:value-type="float" office:value="0.518920014803042" calcext:value-type="float">
            <text:p>0.5189200148</text:p>
          </table:table-cell>
          <table:table-cell table:formula="of:=[.K81]-[.D$1]" office:value-type="float" office:value="20.1307409439513" calcext:value-type="float">
            <text:p>20.130740944</text:p>
          </table:table-cell>
          <table:table-cell table:formula="of:=[.L81]-[.E$1]" office:value-type="float" office:value="-2.15548410236841" calcext:value-type="float">
            <text:p>-2.1554841024</text:p>
          </table:table-cell>
          <table:table-cell table:formula="of:=[.M81]-[.F$1]" office:value-type="float" office:value="0.00385767067492548" calcext:value-type="float">
            <text:p>0.0038576707</text:p>
          </table:table-cell>
          <table:table-cell table:formula="of:=SQRT([.Q81]^2+[.R81]^2+[.S81]^2)" office:value-type="float" office:value="20.2458108642174" calcext:value-type="float">
            <text:p>20.2458108642</text:p>
          </table:table-cell>
          <table:table-cell table:formula="of:=[.U80]+([.$A81]-[.$A80])/1000*([.N80]+[.N81])/2" office:value-type="float" office:value="448.396039103341" calcext:value-type="float">
            <text:p>448.3960391033</text:p>
          </table:table-cell>
          <table:table-cell table:formula="of:=[.V80]+([.$A81]-[.$A80])/1000*([.O80]+[.O81])/2" office:value-type="float" office:value="-54.3213975656589" calcext:value-type="float">
            <text:p>-54.3213975657</text:p>
          </table:table-cell>
          <table:table-cell table:formula="of:=[.W80]+([.$A81]-[.$A80])/1000*([.P80]+[.P81])/2" office:value-type="float" office:value="4.27619322604918" calcext:value-type="float">
            <text:p>4.276193226</text:p>
          </table:table-cell>
          <table:table-cell table:formula="of:=SQRT([.U81]^2+[.V81]^2+[.W81]^2)" office:value-type="float" office:value="451.694706572435" calcext:value-type="float">
            <text:p>451.6947065724</text:p>
          </table:table-cell>
          <table:table-cell office:value-type="float" office:value="14.568436" calcext:value-type="float">
            <text:p>14.568436</text:p>
          </table:table-cell>
          <table:table-cell office:value-type="float" office:value="271.628143" calcext:value-type="float">
            <text:p>271.628143</text:p>
          </table:table-cell>
          <table:table-cell office:value-type="float" office:value="102.120888" calcext:value-type="float">
            <text:p>102.120888</text:p>
          </table:table-cell>
          <table:table-cell office:value-type="float" office:value="9.890029" calcext:value-type="float">
            <text:p>9.890029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3933" calcext:value-type="float">
            <text:p>603933</text:p>
          </table:table-cell>
          <table:table-cell office:value-type="float" office:value="31" calcext:value-type="float">
            <text:p>31</text:p>
          </table:table-cell>
          <table:table-cell office:value-type="float" office:value="79859" calcext:value-type="float">
            <text:p>79859</text:p>
          </table:table-cell>
          <table:table-cell office:value-type="float" office:value="1963.518677" calcext:value-type="float">
            <text:p>1963.518677</text:p>
          </table:table-cell>
          <table:table-cell office:value-type="float" office:value="252.396851" calcext:value-type="float">
            <text:p>252.396851</text:p>
          </table:table-cell>
          <table:table-cell office:value-type="float" office:value="-3.422189" calcext:value-type="float">
            <text:p>-3.422189</text:p>
          </table:table-cell>
          <table:table-cell office:value-type="float" office:value="1.203719" calcext:value-type="float">
            <text:p>1.203719</text:p>
          </table:table-cell>
          <table:table-cell office:value-type="float" office:value="14.863204" calcext:value-type="float">
            <text:p>14.863204</text:p>
          </table:table-cell>
          <table:table-cell office:value-type="float" office:value="-3.064578" calcext:value-type="float">
            <text:p>-3.064578</text:p>
          </table:table-cell>
          <table:table-cell office:value-type="float" office:value="1.455675" calcext:value-type="float">
            <text:p>1.455675</text:p>
          </table:table-cell>
          <table:table-cell table:formula="of:=[.$B$1]*[.H82]+(1-[.$B$1])*[.K81]" office:value-type="float" office:value="13.905020190675" calcext:value-type="float">
            <text:p>13.9050201907</text:p>
          </table:table-cell>
          <table:table-cell table:formula="of:=[.$B$1]*[.I82]+(1-[.$B$1])*[.L81]" office:value-type="float" office:value="-2.52861239748589" calcext:value-type="float">
            <text:p>-2.5286123975</text:p>
          </table:table-cell>
          <table:table-cell table:formula="of:=[.$B$1]*[.J82]+(1-[.$B$1])*[.M81]" office:value-type="float" office:value="0.854212790284695" calcext:value-type="float">
            <text:p>0.8542127903</text:p>
          </table:table-cell>
          <table:table-cell table:formula="of:=[.H82]-[.D$1]" office:value-type="float" office:value="21.195389620979" calcext:value-type="float">
            <text:p>21.195389621</text:p>
          </table:table-cell>
          <table:table-cell table:formula="of:=[.I82]-[.E$1]" office:value-type="float" office:value="-2.7510014384952" calcext:value-type="float">
            <text:p>-2.7510014385</text:p>
          </table:table-cell>
          <table:table-cell table:formula="of:=[.J82]-[.F$1]" office:value-type="float" office:value="0.672149014803042" calcext:value-type="float">
            <text:p>0.6721490148</text:p>
          </table:table-cell>
          <table:table-cell table:formula="of:=[.K82]-[.D$1]" office:value-type="float" office:value="20.237205811654" calcext:value-type="float">
            <text:p>20.2372058117</text:p>
          </table:table-cell>
          <table:table-cell table:formula="of:=[.L82]-[.E$1]" office:value-type="float" office:value="-2.21503583598109" calcext:value-type="float">
            <text:p>-2.215035836</text:p>
          </table:table-cell>
          <table:table-cell table:formula="of:=[.M82]-[.F$1]" office:value-type="float" office:value="0.0706868050877371" calcext:value-type="float">
            <text:p>0.0706868051</text:p>
          </table:table-cell>
          <table:table-cell table:formula="of:=SQRT([.Q82]^2+[.R82]^2+[.S82]^2)" office:value-type="float" office:value="20.3581894932319" calcext:value-type="float">
            <text:p>20.3581894932</text:p>
          </table:table-cell>
          <table:table-cell table:formula="of:=[.U81]+([.$A82]-[.$A81])/1000*([.N81]+[.N82])/2" office:value-type="float" office:value="456.871570947338" calcext:value-type="float">
            <text:p>456.8715709473</text:p>
          </table:table-cell>
          <table:table-cell table:formula="of:=[.V81]+([.$A82]-[.$A81])/1000*([.O81]+[.O82])/2" office:value-type="float" office:value="-55.2804089882495" calcext:value-type="float">
            <text:p>-55.2804089882</text:p>
          </table:table-cell>
          <table:table-cell table:formula="of:=[.W81]+([.$A82]-[.$A81])/1000*([.P81]+[.P82])/2" office:value-type="float" office:value="4.51738470454441" calcext:value-type="float">
            <text:p>4.5173847045</text:p>
          </table:table-cell>
          <table:table-cell table:formula="of:=SQRT([.U82]^2+[.V82]^2+[.W82]^2)" office:value-type="float" office:value="460.225990924421" calcext:value-type="float">
            <text:p>460.2259909244</text:p>
          </table:table-cell>
          <table:table-cell office:value-type="float" office:value="15.245506" calcext:value-type="float">
            <text:p>15.245506</text:p>
          </table:table-cell>
          <table:table-cell office:value-type="float" office:value="269.475769" calcext:value-type="float">
            <text:p>269.475769</text:p>
          </table:table-cell>
          <table:table-cell office:value-type="float" office:value="101.394798" calcext:value-type="float">
            <text:p>101.394798</text:p>
          </table:table-cell>
          <table:table-cell office:value-type="float" office:value="9.916145" calcext:value-type="float">
            <text:p>9.916145</text:p>
          </table:table-cell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4339" calcext:value-type="float">
            <text:p>604339</text:p>
          </table:table-cell>
          <table:table-cell office:value-type="float" office:value="31.01" calcext:value-type="float">
            <text:p>31.01</text:p>
          </table:table-cell>
          <table:table-cell office:value-type="float" office:value="79878" calcext:value-type="float">
            <text:p>79878</text:p>
          </table:table-cell>
          <table:table-cell office:value-type="float" office:value="1961.5354" calcext:value-type="float">
            <text:p>1961.5354</text:p>
          </table:table-cell>
          <table:table-cell office:value-type="float" office:value="250.413574" calcext:value-type="float">
            <text:p>250.413574</text:p>
          </table:table-cell>
          <table:table-cell office:value-type="float" office:value="-4.884917" calcext:value-type="float">
            <text:p>-4.884917</text:p>
          </table:table-cell>
          <table:table-cell office:value-type="float" office:value="1.083158" calcext:value-type="float">
            <text:p>1.083158</text:p>
          </table:table-cell>
          <table:table-cell office:value-type="float" office:value="11.87524" calcext:value-type="float">
            <text:p>11.87524</text:p>
          </table:table-cell>
          <table:table-cell office:value-type="float" office:value="-2.298434" calcext:value-type="float">
            <text:p>-2.298434</text:p>
          </table:table-cell>
          <table:table-cell office:value-type="float" office:value="1.37906" calcext:value-type="float">
            <text:p>1.37906</text:p>
          </table:table-cell>
          <table:table-cell table:formula="of:=[.$B$1]*[.H83]+(1-[.$B$1])*[.K82]" office:value-type="float" office:value="13.7020421716075" calcext:value-type="float">
            <text:p>13.7020421716</text:p>
          </table:table-cell>
          <table:table-cell table:formula="of:=[.$B$1]*[.I83]+(1-[.$B$1])*[.L82]" office:value-type="float" office:value="-2.5055945577373" calcext:value-type="float">
            <text:p>-2.5055945577</text:p>
          </table:table-cell>
          <table:table-cell table:formula="of:=[.$B$1]*[.J83]+(1-[.$B$1])*[.M82]" office:value-type="float" office:value="0.906697511256226" calcext:value-type="float">
            <text:p>0.9066975113</text:p>
          </table:table-cell>
          <table:table-cell table:formula="of:=[.H83]-[.D$1]" office:value-type="float" office:value="18.207425620979" calcext:value-type="float">
            <text:p>18.207425621</text:p>
          </table:table-cell>
          <table:table-cell table:formula="of:=[.I83]-[.E$1]" office:value-type="float" office:value="-1.9848574384952" calcext:value-type="float">
            <text:p>-1.9848574385</text:p>
          </table:table-cell>
          <table:table-cell table:formula="of:=[.J83]-[.F$1]" office:value-type="float" office:value="0.595534014803042" calcext:value-type="float">
            <text:p>0.5955340148</text:p>
          </table:table-cell>
          <table:table-cell table:formula="of:=[.K83]-[.D$1]" office:value-type="float" office:value="20.0342277925865" calcext:value-type="float">
            <text:p>20.0342277926</text:p>
          </table:table-cell>
          <table:table-cell table:formula="of:=[.L83]-[.E$1]" office:value-type="float" office:value="-2.1920179962325" calcext:value-type="float">
            <text:p>-2.1920179962</text:p>
          </table:table-cell>
          <table:table-cell table:formula="of:=[.M83]-[.F$1]" office:value-type="float" office:value="0.123171526059268" calcext:value-type="float">
            <text:p>0.1231715261</text:p>
          </table:table-cell>
          <table:table-cell table:formula="of:=SQRT([.Q83]^2+[.R83]^2+[.S83]^2)" office:value-type="float" office:value="20.1541657571304" calcext:value-type="float">
            <text:p>20.1541657571</text:p>
          </table:table-cell>
          <table:table-cell table:formula="of:=[.U82]+([.$A83]-[.$A82])/1000*([.N82]+[.N83])/2" office:value-type="float" office:value="464.870342441455" calcext:value-type="float">
            <text:p>464.8703424415</text:p>
          </table:table-cell>
          <table:table-cell table:formula="of:=[.V82]+([.$A83]-[.$A82])/1000*([.O82]+[.O83])/2" office:value-type="float" office:value="-56.2417883402785" calcext:value-type="float">
            <text:p>-56.2417883403</text:p>
          </table:table-cell>
          <table:table-cell table:formula="of:=[.W82]+([.$A83]-[.$A82])/1000*([.P82]+[.P83])/2" office:value-type="float" office:value="4.77472435955444" calcext:value-type="float">
            <text:p>4.7747243596</text:p>
          </table:table-cell>
          <table:table-cell table:formula="of:=SQRT([.U83]^2+[.V83]^2+[.W83]^2)" office:value-type="float" office:value="468.284499028164" calcext:value-type="float">
            <text:p>468.2844990282</text:p>
          </table:table-cell>
          <table:table-cell office:value-type="float" office:value="12.173986" calcext:value-type="float">
            <text:p>12.173986</text:p>
          </table:table-cell>
          <table:table-cell office:value-type="float" office:value="267.184113" calcext:value-type="float">
            <text:p>267.184113</text:p>
          </table:table-cell>
          <table:table-cell office:value-type="float" office:value="100.420303" calcext:value-type="float">
            <text:p>100.420303</text:p>
          </table:table-cell>
          <table:table-cell office:value-type="float" office:value="9.690738" calcext:value-type="float">
            <text:p>9.690738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04751" calcext:value-type="float">
            <text:p>604751</text:p>
          </table:table-cell>
          <table:table-cell office:value-type="float" office:value="31.02" calcext:value-type="float">
            <text:p>31.02</text:p>
          </table:table-cell>
          <table:table-cell office:value-type="float" office:value="79900" calcext:value-type="float">
            <text:p>79900</text:p>
          </table:table-cell>
          <table:table-cell office:value-type="float" office:value="1959.372803" calcext:value-type="float">
            <text:p>1959.372803</text:p>
          </table:table-cell>
          <table:table-cell office:value-type="float" office:value="248.250977" calcext:value-type="float">
            <text:p>248.250977</text:p>
          </table:table-cell>
          <table:table-cell office:value-type="float" office:value="-5.249023" calcext:value-type="float">
            <text:p>-5.249023</text:p>
          </table:table-cell>
          <table:table-cell office:value-type="float" office:value="0.957774" calcext:value-type="float">
            <text:p>0.957774</text:p>
          </table:table-cell>
          <table:table-cell office:value-type="float" office:value="14.863204" calcext:value-type="float">
            <text:p>14.863204</text:p>
          </table:table-cell>
          <table:table-cell office:value-type="float" office:value="-2.681506" calcext:value-type="float">
            <text:p>-2.681506</text:p>
          </table:table-cell>
          <table:table-cell office:value-type="float" office:value="0.076614" calcext:value-type="float">
            <text:p>0.076614</text:p>
          </table:table-cell>
          <table:table-cell table:formula="of:=[.$B$1]*[.H84]+(1-[.$B$1])*[.K83]" office:value-type="float" office:value="13.8181583544468" calcext:value-type="float">
            <text:p>13.8181583544</text:p>
          </table:table-cell>
          <table:table-cell table:formula="of:=[.$B$1]*[.I84]+(1-[.$B$1])*[.L83]" office:value-type="float" office:value="-2.52318570196357" calcext:value-type="float">
            <text:p>-2.523185702</text:p>
          </table:table-cell>
          <table:table-cell table:formula="of:=[.$B$1]*[.J84]+(1-[.$B$1])*[.M83]" office:value-type="float" office:value="0.823689160130603" calcext:value-type="float">
            <text:p>0.8236891601</text:p>
          </table:table-cell>
          <table:table-cell table:formula="of:=[.H84]-[.D$1]" office:value-type="float" office:value="21.195389620979" calcext:value-type="float">
            <text:p>21.195389621</text:p>
          </table:table-cell>
          <table:table-cell table:formula="of:=[.I84]-[.E$1]" office:value-type="float" office:value="-2.3679294384952" calcext:value-type="float">
            <text:p>-2.3679294385</text:p>
          </table:table-cell>
          <table:table-cell table:formula="of:=[.J84]-[.F$1]" office:value-type="float" office:value="-0.706911985196958" calcext:value-type="float">
            <text:p>-0.7069119852</text:p>
          </table:table-cell>
          <table:table-cell table:formula="of:=[.K84]-[.D$1]" office:value-type="float" office:value="20.1503439754258" calcext:value-type="float">
            <text:p>20.1503439754</text:p>
          </table:table-cell>
          <table:table-cell table:formula="of:=[.L84]-[.E$1]" office:value-type="float" office:value="-2.20960914045877" calcext:value-type="float">
            <text:p>-2.2096091405</text:p>
          </table:table-cell>
          <table:table-cell table:formula="of:=[.M84]-[.F$1]" office:value-type="float" office:value="0.040163174933645" calcext:value-type="float">
            <text:p>0.0401631749</text:p>
          </table:table-cell>
          <table:table-cell table:formula="of:=SQRT([.Q84]^2+[.R84]^2+[.S84]^2)" office:value-type="float" office:value="20.2711703648851" calcext:value-type="float">
            <text:p>20.2711703649</text:p>
          </table:table-cell>
          <table:table-cell table:formula="of:=[.U83]+([.$A84]-[.$A83])/1000*([.N83]+[.N84])/2" office:value-type="float" office:value="472.987322381299" calcext:value-type="float">
            <text:p>472.9873223813</text:p>
          </table:table-cell>
          <table:table-cell table:formula="of:=[.V83]+([.$A84]-[.$A83])/1000*([.O83]+[.O84])/2" office:value-type="float" office:value="-57.1384624369385" calcext:value-type="float">
            <text:p>-57.1384624369</text:p>
          </table:table-cell>
          <table:table-cell table:formula="of:=[.W83]+([.$A84]-[.$A83])/1000*([.P83]+[.P84])/2" office:value-type="float" office:value="4.7517804976533" calcext:value-type="float">
            <text:p>4.7517804977</text:p>
          </table:table-cell>
          <table:table-cell table:formula="of:=SQRT([.U84]^2+[.V84]^2+[.W84]^2)" office:value-type="float" office:value="476.449777459268" calcext:value-type="float">
            <text:p>476.4497774593</text:p>
          </table:table-cell>
          <table:table-cell office:value-type="float" office:value="15.10335" calcext:value-type="float">
            <text:p>15.10335</text:p>
          </table:table-cell>
          <table:table-cell office:value-type="float" office:value="265.059601" calcext:value-type="float">
            <text:p>265.059601</text:p>
          </table:table-cell>
          <table:table-cell office:value-type="float" office:value="99.700989" calcext:value-type="float">
            <text:p>99.700989</text:p>
          </table:table-cell>
          <table:table-cell office:value-type="float" office:value="9.713219" calcext:value-type="float">
            <text:p>9.713219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5156" calcext:value-type="float">
            <text:p>605156</text:p>
          </table:table-cell>
          <table:table-cell office:value-type="float" office:value="31.02" calcext:value-type="float">
            <text:p>31.02</text:p>
          </table:table-cell>
          <table:table-cell office:value-type="float" office:value="79921" calcext:value-type="float">
            <text:p>79921</text:p>
          </table:table-cell>
          <table:table-cell office:value-type="float" office:value="1957.262451" calcext:value-type="float">
            <text:p>1957.262451</text:p>
          </table:table-cell>
          <table:table-cell office:value-type="float" office:value="246.140625" calcext:value-type="float">
            <text:p>246.140625</text:p>
          </table:table-cell>
          <table:table-cell office:value-type="float" office:value="-5.210744" calcext:value-type="float">
            <text:p>-5.210744</text:p>
          </table:table-cell>
          <table:table-cell office:value-type="float" office:value="0.835632" calcext:value-type="float">
            <text:p>0.835632</text:p>
          </table:table-cell>
          <table:table-cell office:value-type="float" office:value="12.717999" calcext:value-type="float">
            <text:p>12.717999</text:p>
          </table:table-cell>
          <table:table-cell office:value-type="float" office:value="-1.149217" calcext:value-type="float">
            <text:p>-1.149217</text:p>
          </table:table-cell>
          <table:table-cell office:value-type="float" office:value="0.229843" calcext:value-type="float">
            <text:p>0.229843</text:p>
          </table:table-cell>
          <table:table-cell table:formula="of:=[.$B$1]*[.H85]+(1-[.$B$1])*[.K84]" office:value-type="float" office:value="13.7081424190021" calcext:value-type="float">
            <text:p>13.708142419</text:p>
          </table:table-cell>
          <table:table-cell table:formula="of:=[.$B$1]*[.I85]+(1-[.$B$1])*[.L84]" office:value-type="float" office:value="-2.38578883176722" calcext:value-type="float">
            <text:p>-2.3857888318</text:p>
          </table:table-cell>
          <table:table-cell table:formula="of:=[.$B$1]*[.J85]+(1-[.$B$1])*[.M84]" office:value-type="float" office:value="0.764304544117543" calcext:value-type="float">
            <text:p>0.7643045441</text:p>
          </table:table-cell>
          <table:table-cell table:formula="of:=[.H85]-[.D$1]" office:value-type="float" office:value="19.050184620979" calcext:value-type="float">
            <text:p>19.050184621</text:p>
          </table:table-cell>
          <table:table-cell table:formula="of:=[.I85]-[.E$1]" office:value-type="float" office:value="-0.8356404384952" calcext:value-type="float">
            <text:p>-0.8356404385</text:p>
          </table:table-cell>
          <table:table-cell table:formula="of:=[.J85]-[.F$1]" office:value-type="float" office:value="-0.553682985196958" calcext:value-type="float">
            <text:p>-0.5536829852</text:p>
          </table:table-cell>
          <table:table-cell table:formula="of:=[.K85]-[.D$1]" office:value-type="float" office:value="20.0403280399811" calcext:value-type="float">
            <text:p>20.04032804</text:p>
          </table:table-cell>
          <table:table-cell table:formula="of:=[.L85]-[.E$1]" office:value-type="float" office:value="-2.07221227026242" calcext:value-type="float">
            <text:p>-2.0722122703</text:p>
          </table:table-cell>
          <table:table-cell table:formula="of:=[.M85]-[.F$1]" office:value-type="float" office:value="-0.0192214410794154" calcext:value-type="float">
            <text:p>-0.0192214411</text:p>
          </table:table-cell>
          <table:table-cell table:formula="of:=SQRT([.Q85]^2+[.R85]^2+[.S85]^2)" office:value-type="float" office:value="20.1471879205728" calcext:value-type="float">
            <text:p>20.1471879206</text:p>
          </table:table-cell>
          <table:table-cell table:formula="of:=[.U84]+([.$A85]-[.$A84])/1000*([.N84]+[.N85])/2" office:value-type="float" office:value="481.137051165295" calcext:value-type="float">
            <text:p>481.1370511653</text:p>
          </table:table-cell>
          <table:table-cell table:formula="of:=[.V84]+([.$A85]-[.$A84])/1000*([.O84]+[.O85])/2" office:value-type="float" office:value="-57.7871853370291" calcext:value-type="float">
            <text:p>-57.787185337</text:p>
          </table:table-cell>
          <table:table-cell table:formula="of:=[.W84]+([.$A85]-[.$A84])/1000*([.P84]+[.P85])/2" office:value-type="float" office:value="4.49651001614853" calcext:value-type="float">
            <text:p>4.4965100161</text:p>
          </table:table-cell>
          <table:table-cell table:formula="of:=SQRT([.U85]^2+[.V85]^2+[.W85]^2)" office:value-type="float" office:value="484.615764699764" calcext:value-type="float">
            <text:p>484.6157646998</text:p>
          </table:table-cell>
          <table:table-cell office:value-type="float" office:value="12.771885" calcext:value-type="float">
            <text:p>12.771885</text:p>
          </table:table-cell>
          <table:table-cell office:value-type="float" office:value="262.83374" calcext:value-type="float">
            <text:p>262.83374</text:p>
          </table:table-cell>
          <table:table-cell office:value-type="float" office:value="98.806198" calcext:value-type="float">
            <text:p>98.806198</text:p>
          </table:table-cell>
          <table:table-cell office:value-type="float" office:value="9.559325" calcext:value-type="float">
            <text:p>9.559325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05561" calcext:value-type="float">
            <text:p>605561</text:p>
          </table:table-cell>
          <table:table-cell office:value-type="float" office:value="31.02" calcext:value-type="float">
            <text:p>31.02</text:p>
          </table:table-cell>
          <table:table-cell office:value-type="float" office:value="79938" calcext:value-type="float">
            <text:p>79938</text:p>
          </table:table-cell>
          <table:table-cell office:value-type="float" office:value="1955.560059" calcext:value-type="float">
            <text:p>1955.560059</text:p>
          </table:table-cell>
          <table:table-cell office:value-type="float" office:value="244.438232" calcext:value-type="float">
            <text:p>244.438232</text:p>
          </table:table-cell>
          <table:table-cell office:value-type="float" office:value="-4.203438" calcext:value-type="float">
            <text:p>-4.203438</text:p>
          </table:table-cell>
          <table:table-cell office:value-type="float" office:value="0.735853" calcext:value-type="float">
            <text:p>0.735853</text:p>
          </table:table-cell>
          <table:table-cell office:value-type="float" office:value="12.488156" calcext:value-type="float">
            <text:p>12.488156</text:p>
          </table:table-cell>
          <table:table-cell office:value-type="float" office:value="-3.44765" calcext:value-type="float">
            <text:p>-3.44765</text:p>
          </table:table-cell>
          <table:table-cell office:value-type="float" office:value="0.995988" calcext:value-type="float">
            <text:p>0.995988</text:p>
          </table:table-cell>
          <table:table-cell table:formula="of:=[.$B$1]*[.H86]+(1-[.$B$1])*[.K85]" office:value-type="float" office:value="13.5861437771019" calcext:value-type="float">
            <text:p>13.5861437771</text:p>
          </table:table-cell>
          <table:table-cell table:formula="of:=[.$B$1]*[.I86]+(1-[.$B$1])*[.L85]" office:value-type="float" office:value="-2.49197494859049" calcext:value-type="float">
            <text:p>-2.4919749486</text:p>
          </table:table-cell>
          <table:table-cell table:formula="of:=[.$B$1]*[.J86]+(1-[.$B$1])*[.M85]" office:value-type="float" office:value="0.787472889705789" calcext:value-type="float">
            <text:p>0.7874728897</text:p>
          </table:table-cell>
          <table:table-cell table:formula="of:=[.H86]-[.D$1]" office:value-type="float" office:value="18.820341620979" calcext:value-type="float">
            <text:p>18.820341621</text:p>
          </table:table-cell>
          <table:table-cell table:formula="of:=[.I86]-[.E$1]" office:value-type="float" office:value="-3.1340734384952" calcext:value-type="float">
            <text:p>-3.1340734385</text:p>
          </table:table-cell>
          <table:table-cell table:formula="of:=[.J86]-[.F$1]" office:value-type="float" office:value="0.212462014803042" calcext:value-type="float">
            <text:p>0.2124620148</text:p>
          </table:table-cell>
          <table:table-cell table:formula="of:=[.K86]-[.D$1]" office:value-type="float" office:value="19.9183293980809" calcext:value-type="float">
            <text:p>19.9183293981</text:p>
          </table:table-cell>
          <table:table-cell table:formula="of:=[.L86]-[.E$1]" office:value-type="float" office:value="-2.17839838708569" calcext:value-type="float">
            <text:p>-2.1783983871</text:p>
          </table:table-cell>
          <table:table-cell table:formula="of:=[.M86]-[.F$1]" office:value-type="float" office:value="0.00394690450883028" calcext:value-type="float">
            <text:p>0.0039469045</text:p>
          </table:table-cell>
          <table:table-cell table:formula="of:=SQRT([.Q86]^2+[.R86]^2+[.S86]^2)" office:value-type="float" office:value="20.0370976221949" calcext:value-type="float">
            <text:p>20.0370976222</text:p>
          </table:table-cell>
          <table:table-cell table:formula="of:=[.U85]+([.$A86]-[.$A85])/1000*([.N85]+[.N86])/2" office:value-type="float" office:value="488.805832729292" calcext:value-type="float">
            <text:p>488.8058327293</text:p>
          </table:table-cell>
          <table:table-cell table:formula="of:=[.V85]+([.$A86]-[.$A85])/1000*([.O85]+[.O86])/2" office:value-type="float" office:value="-58.5910523971196" calcext:value-type="float">
            <text:p>-58.5910523971</text:p>
          </table:table-cell>
          <table:table-cell table:formula="of:=[.W85]+([.$A86]-[.$A85])/1000*([.P85]+[.P86])/2" office:value-type="float" office:value="4.42741276964376" calcext:value-type="float">
            <text:p>4.4274127696</text:p>
          </table:table-cell>
          <table:table-cell table:formula="of:=SQRT([.U86]^2+[.V86]^2+[.W86]^2)" office:value-type="float" office:value="492.324745990907" calcext:value-type="float">
            <text:p>492.3247459909</text:p>
          </table:table-cell>
          <table:table-cell office:value-type="float" office:value="12.993549" calcext:value-type="float">
            <text:p>12.993549</text:p>
          </table:table-cell>
          <table:table-cell office:value-type="float" office:value="260.667633" calcext:value-type="float">
            <text:p>260.667633</text:p>
          </table:table-cell>
          <table:table-cell office:value-type="float" office:value="97.952347" calcext:value-type="float">
            <text:p>97.952347</text:p>
          </table:table-cell>
          <table:table-cell office:value-type="float" office:value="9.430821" calcext:value-type="float">
            <text:p>9.430821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5973" calcext:value-type="float">
            <text:p>605973</text:p>
          </table:table-cell>
          <table:table-cell office:value-type="float" office:value="31.030001" calcext:value-type="float">
            <text:p>31.030001</text:p>
          </table:table-cell>
          <table:table-cell office:value-type="float" office:value="79960" calcext:value-type="float">
            <text:p>79960</text:p>
          </table:table-cell>
          <table:table-cell office:value-type="float" office:value="1953.28418" calcext:value-type="float">
            <text:p>1953.28418</text:p>
          </table:table-cell>
          <table:table-cell office:value-type="float" office:value="242.162354" calcext:value-type="float">
            <text:p>242.162354</text:p>
          </table:table-cell>
          <table:table-cell office:value-type="float" office:value="-5.523978" calcext:value-type="float">
            <text:p>-5.523978</text:p>
          </table:table-cell>
          <table:table-cell office:value-type="float" office:value="0.611902" calcext:value-type="float">
            <text:p>0.611902</text:p>
          </table:table-cell>
          <table:table-cell office:value-type="float" office:value="11.951855" calcext:value-type="float">
            <text:p>11.951855</text:p>
          </table:table-cell>
          <table:table-cell office:value-type="float" office:value="-1.37906" calcext:value-type="float">
            <text:p>-1.37906</text:p>
          </table:table-cell>
          <table:table-cell office:value-type="float" office:value="1.532289" calcext:value-type="float">
            <text:p>1.532289</text:p>
          </table:table-cell>
          <table:table-cell table:formula="of:=[.$B$1]*[.H87]+(1-[.$B$1])*[.K86]" office:value-type="float" office:value="13.4227148993917" calcext:value-type="float">
            <text:p>13.4227148994</text:p>
          </table:table-cell>
          <table:table-cell table:formula="of:=[.$B$1]*[.I87]+(1-[.$B$1])*[.L86]" office:value-type="float" office:value="-2.38068345373145" calcext:value-type="float">
            <text:p>-2.3806834537</text:p>
          </table:table-cell>
          <table:table-cell table:formula="of:=[.$B$1]*[.J87]+(1-[.$B$1])*[.M86]" office:value-type="float" office:value="0.86195450073521" calcext:value-type="float">
            <text:p>0.8619545007</text:p>
          </table:table-cell>
          <table:table-cell table:formula="of:=[.H87]-[.D$1]" office:value-type="float" office:value="18.284040620979" calcext:value-type="float">
            <text:p>18.284040621</text:p>
          </table:table-cell>
          <table:table-cell table:formula="of:=[.I87]-[.E$1]" office:value-type="float" office:value="-1.0654834384952" calcext:value-type="float">
            <text:p>-1.0654834385</text:p>
          </table:table-cell>
          <table:table-cell table:formula="of:=[.J87]-[.F$1]" office:value-type="float" office:value="0.748763014803042" calcext:value-type="float">
            <text:p>0.7487630148</text:p>
          </table:table-cell>
          <table:table-cell table:formula="of:=[.K87]-[.D$1]" office:value-type="float" office:value="19.7549005203707" calcext:value-type="float">
            <text:p>19.7549005204</text:p>
          </table:table-cell>
          <table:table-cell table:formula="of:=[.L87]-[.E$1]" office:value-type="float" office:value="-2.06710689222665" calcext:value-type="float">
            <text:p>-2.0671068922</text:p>
          </table:table-cell>
          <table:table-cell table:formula="of:=[.M87]-[.F$1]" office:value-type="float" office:value="0.0784285155382515" calcext:value-type="float">
            <text:p>0.0784285155</text:p>
          </table:table-cell>
          <table:table-cell table:formula="of:=SQRT([.Q87]^2+[.R87]^2+[.S87]^2)" office:value-type="float" office:value="19.8629095679783" calcext:value-type="float">
            <text:p>19.862909568</text:p>
          </table:table-cell>
          <table:table-cell table:formula="of:=[.U86]+([.$A87]-[.$A86])/1000*([.N86]+[.N87])/2" office:value-type="float" office:value="496.449335471135" calcext:value-type="float">
            <text:p>496.4493354711</text:p>
          </table:table-cell>
          <table:table-cell table:formula="of:=[.V86]+([.$A87]-[.$A86])/1000*([.O86]+[.O87])/2" office:value-type="float" office:value="-59.4561611137797" calcext:value-type="float">
            <text:p>-59.4561611138</text:p>
          </table:table-cell>
          <table:table-cell table:formula="of:=[.W86]+([.$A87]-[.$A86])/1000*([.P86]+[.P87])/2" office:value-type="float" office:value="4.62542512574261" calcext:value-type="float">
            <text:p>4.6254251257</text:p>
          </table:table-cell>
          <table:table-cell table:formula="of:=SQRT([.U87]^2+[.V87]^2+[.W87]^2)" office:value-type="float" office:value="500.018372004183" calcext:value-type="float">
            <text:p>500.0183720042</text:p>
          </table:table-cell>
          <table:table-cell office:value-type="float" office:value="12.128337" calcext:value-type="float">
            <text:p>12.128337</text:p>
          </table:table-cell>
          <table:table-cell office:value-type="float" office:value="258.45459" calcext:value-type="float">
            <text:p>258.45459</text:p>
          </table:table-cell>
          <table:table-cell office:value-type="float" office:value="97.033066" calcext:value-type="float">
            <text:p>97.033066</text:p>
          </table:table-cell>
          <table:table-cell office:value-type="float" office:value="9.240541" calcext:value-type="float">
            <text:p>9.240541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6381" calcext:value-type="float">
            <text:p>606381</text:p>
          </table:table-cell>
          <table:table-cell office:value-type="float" office:value="31.030001" calcext:value-type="float">
            <text:p>31.030001</text:p>
          </table:table-cell>
          <table:table-cell office:value-type="float" office:value="79974" calcext:value-type="float">
            <text:p>79974</text:p>
          </table:table-cell>
          <table:table-cell office:value-type="float" office:value="1951.889526" calcext:value-type="float">
            <text:p>1951.889526</text:p>
          </table:table-cell>
          <table:table-cell office:value-type="float" office:value="240.7677" calcext:value-type="float">
            <text:p>240.7677</text:p>
          </table:table-cell>
          <table:table-cell office:value-type="float" office:value="-3.418268" calcext:value-type="float">
            <text:p>-3.418268</text:p>
          </table:table-cell>
          <table:table-cell office:value-type="float" office:value="0.532101" calcext:value-type="float">
            <text:p>0.532101</text:p>
          </table:table-cell>
          <table:table-cell office:value-type="float" office:value="14.863204" calcext:value-type="float">
            <text:p>14.863204</text:p>
          </table:table-cell>
          <table:table-cell office:value-type="float" office:value="-2.75812" calcext:value-type="float">
            <text:p>-2.75812</text:p>
          </table:table-cell>
          <table:table-cell office:value-type="float" office:value="0.68953" calcext:value-type="float">
            <text:p>0.68953</text:p>
          </table:table-cell>
          <table:table-cell table:formula="of:=[.$B$1]*[.H88]+(1-[.$B$1])*[.K87]" office:value-type="float" office:value="13.5667638094525" calcext:value-type="float">
            <text:p>13.5667638095</text:p>
          </table:table-cell>
          <table:table-cell table:formula="of:=[.$B$1]*[.I88]+(1-[.$B$1])*[.L87]" office:value-type="float" office:value="-2.4184271083583" calcext:value-type="float">
            <text:p>-2.4184271084</text:p>
          </table:table-cell>
          <table:table-cell table:formula="of:=[.$B$1]*[.J88]+(1-[.$B$1])*[.M87]" office:value-type="float" office:value="0.844712050661689" calcext:value-type="float">
            <text:p>0.8447120507</text:p>
          </table:table-cell>
          <table:table-cell table:formula="of:=[.H88]-[.D$1]" office:value-type="float" office:value="21.195389620979" calcext:value-type="float">
            <text:p>21.195389621</text:p>
          </table:table-cell>
          <table:table-cell table:formula="of:=[.I88]-[.E$1]" office:value-type="float" office:value="-2.4445434384952" calcext:value-type="float">
            <text:p>-2.4445434385</text:p>
          </table:table-cell>
          <table:table-cell table:formula="of:=[.J88]-[.F$1]" office:value-type="float" office:value="-0.0939959851969583" calcext:value-type="float">
            <text:p>-0.0939959852</text:p>
          </table:table-cell>
          <table:table-cell table:formula="of:=[.K88]-[.D$1]" office:value-type="float" office:value="19.8989494304315" calcext:value-type="float">
            <text:p>19.8989494304</text:p>
          </table:table-cell>
          <table:table-cell table:formula="of:=[.L88]-[.E$1]" office:value-type="float" office:value="-2.1048505468535" calcext:value-type="float">
            <text:p>-2.1048505469</text:p>
          </table:table-cell>
          <table:table-cell table:formula="of:=[.M88]-[.F$1]" office:value-type="float" office:value="0.0611860654647306" calcext:value-type="float">
            <text:p>0.0611860655</text:p>
          </table:table-cell>
          <table:table-cell table:formula="of:=SQRT([.Q88]^2+[.R88]^2+[.S88]^2)" office:value-type="float" office:value="20.0100556719383" calcext:value-type="float">
            <text:p>20.0100556719</text:p>
          </table:table-cell>
          <table:table-cell table:formula="of:=[.U87]+([.$A88]-[.$A87])/1000*([.N87]+[.N88])/2" office:value-type="float" office:value="504.503139240495" calcext:value-type="float">
            <text:p>504.5031392405</text:p>
          </table:table-cell>
          <table:table-cell table:formula="of:=[.V87]+([.$A88]-[.$A87])/1000*([.O87]+[.O88])/2" office:value-type="float" office:value="-60.1722065966857" calcext:value-type="float">
            <text:p>-60.1722065967</text:p>
          </table:table-cell>
          <table:table-cell table:formula="of:=[.W87]+([.$A88]-[.$A87])/1000*([.P87]+[.P88])/2" office:value-type="float" office:value="4.75899759978225" calcext:value-type="float">
            <text:p>4.7589975998</text:p>
          </table:table-cell>
          <table:table-cell table:formula="of:=SQRT([.U88]^2+[.V88]^2+[.W88]^2)" office:value-type="float" office:value="508.101131673984" calcext:value-type="float">
            <text:p>508.101131674</text:p>
          </table:table-cell>
          <table:table-cell office:value-type="float" office:value="15.132664" calcext:value-type="float">
            <text:p>15.132664</text:p>
          </table:table-cell>
          <table:table-cell office:value-type="float" office:value="256.511261" calcext:value-type="float">
            <text:p>256.511261</text:p>
          </table:table-cell>
          <table:table-cell office:value-type="float" office:value="96.432503" calcext:value-type="float">
            <text:p>96.432503</text:p>
          </table:table-cell>
          <table:table-cell office:value-type="float" office:value="9.333265" calcext:value-type="float">
            <text:p>9.333265</text:p>
          </table:table-cell>
          <table:table-cell office:value-type="float" office:value="507" calcext:value-type="float">
            <text:p>507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6775" calcext:value-type="float">
            <text:p>606775</text:p>
          </table:table-cell>
          <table:table-cell office:value-type="float" office:value="31.030001" calcext:value-type="float">
            <text:p>31.030001</text:p>
          </table:table-cell>
          <table:table-cell office:value-type="float" office:value="79998" calcext:value-type="float">
            <text:p>79998</text:p>
          </table:table-cell>
          <table:table-cell office:value-type="float" office:value="1949.443359" calcext:value-type="float">
            <text:p>1949.443359</text:p>
          </table:table-cell>
          <table:table-cell office:value-type="float" office:value="238.321533" calcext:value-type="float">
            <text:p>238.321533</text:p>
          </table:table-cell>
          <table:table-cell office:value-type="float" office:value="-6.208546" calcext:value-type="float">
            <text:p>-6.208546</text:p>
          </table:table-cell>
          <table:table-cell office:value-type="float" office:value="0.398629" calcext:value-type="float">
            <text:p>0.398629</text:p>
          </table:table-cell>
          <table:table-cell office:value-type="float" office:value="10.496181" calcext:value-type="float">
            <text:p>10.496181</text:p>
          </table:table-cell>
          <table:table-cell office:value-type="float" office:value="-0.766145" calcext:value-type="float">
            <text:p>-0.766145</text:p>
          </table:table-cell>
          <table:table-cell office:value-type="float" office:value="-0.076614" calcext:value-type="float">
            <text:p>-0.076614</text:p>
          </table:table-cell>
          <table:table-cell table:formula="of:=[.$B$1]*[.H89]+(1-[.$B$1])*[.K88]" office:value-type="float" office:value="13.2597055285073" calcext:value-type="float">
            <text:p>13.2597055285</text:p>
          </table:table-cell>
          <table:table-cell table:formula="of:=[.$B$1]*[.I89]+(1-[.$B$1])*[.L88]" office:value-type="float" office:value="-2.25319889752247" calcext:value-type="float">
            <text:p>-2.2531988975</text:p>
          </table:table-cell>
          <table:table-cell table:formula="of:=[.$B$1]*[.J89]+(1-[.$B$1])*[.M88]" office:value-type="float" office:value="0.75257944559552" calcext:value-type="float">
            <text:p>0.7525794456</text:p>
          </table:table-cell>
          <table:table-cell table:formula="of:=[.H89]-[.D$1]" office:value-type="float" office:value="16.828366620979" calcext:value-type="float">
            <text:p>16.828366621</text:p>
          </table:table-cell>
          <table:table-cell table:formula="of:=[.I89]-[.E$1]" office:value-type="float" office:value="-0.4525684384952" calcext:value-type="float">
            <text:p>-0.4525684385</text:p>
          </table:table-cell>
          <table:table-cell table:formula="of:=[.J89]-[.F$1]" office:value-type="float" office:value="-0.860139985196958" calcext:value-type="float">
            <text:p>-0.8601399852</text:p>
          </table:table-cell>
          <table:table-cell table:formula="of:=[.K89]-[.D$1]" office:value-type="float" office:value="19.5918911494863" calcext:value-type="float">
            <text:p>19.5918911495</text:p>
          </table:table-cell>
          <table:table-cell table:formula="of:=[.L89]-[.E$1]" office:value-type="float" office:value="-1.93962233601767" calcext:value-type="float">
            <text:p>-1.939622336</text:p>
          </table:table-cell>
          <table:table-cell table:formula="of:=[.M89]-[.F$1]" office:value-type="float" office:value="-0.0309465396014383" calcext:value-type="float">
            <text:p>-0.0309465396</text:p>
          </table:table-cell>
          <table:table-cell table:formula="of:=SQRT([.Q89]^2+[.R89]^2+[.S89]^2)" office:value-type="float" office:value="19.6876939052803" calcext:value-type="float">
            <text:p>19.6876939053</text:p>
          </table:table-cell>
          <table:table-cell table:formula="of:=[.U88]+([.$A89]-[.$A88])/1000*([.N88]+[.N89])/2" office:value-type="float" office:value="511.99381922016" calcext:value-type="float">
            <text:p>511.9938192202</text:p>
          </table:table-cell>
          <table:table-cell table:formula="of:=[.V88]+([.$A89]-[.$A88])/1000*([.O88]+[.O89])/2" office:value-type="float" office:value="-60.7429376364528" calcext:value-type="float">
            <text:p>-60.7429376365</text:p>
          </table:table-cell>
          <table:table-cell table:formula="of:=[.W88]+([.$A89]-[.$A88])/1000*([.P88]+[.P89])/2" office:value-type="float" office:value="4.57103281361465" calcext:value-type="float">
            <text:p>4.5710328136</text:p>
          </table:table-cell>
          <table:table-cell table:formula="of:=SQRT([.U89]^2+[.V89]^2+[.W89]^2)" office:value-type="float" office:value="515.6047611624" calcext:value-type="float">
            <text:p>515.6047611624</text:p>
          </table:table-cell>
          <table:table-cell office:value-type="float" office:value="10.524384" calcext:value-type="float">
            <text:p>10.524384</text:p>
          </table:table-cell>
          <table:table-cell office:value-type="float" office:value="254.285217" calcext:value-type="float">
            <text:p>254.285217</text:p>
          </table:table-cell>
          <table:table-cell office:value-type="float" office:value="95.42984" calcext:value-type="float">
            <text:p>95.42984</text:p>
          </table:table-cell>
          <table:table-cell office:value-type="float" office:value="9.043836" calcext:value-type="float">
            <text:p>9.043836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7181" calcext:value-type="float">
            <text:p>607181</text:p>
          </table:table-cell>
          <table:table-cell office:value-type="float" office:value="31.049999" calcext:value-type="float">
            <text:p>31.049999</text:p>
          </table:table-cell>
          <table:table-cell office:value-type="float" office:value="80023" calcext:value-type="float">
            <text:p>80023</text:p>
          </table:table-cell>
          <table:table-cell office:value-type="float" office:value="1946.909668" calcext:value-type="float">
            <text:p>1946.909668</text:p>
          </table:table-cell>
          <table:table-cell office:value-type="float" office:value="235.787842" calcext:value-type="float">
            <text:p>235.787842</text:p>
          </table:table-cell>
          <table:table-cell office:value-type="float" office:value="-6.240619" calcext:value-type="float">
            <text:p>-6.240619</text:p>
          </table:table-cell>
          <table:table-cell office:value-type="float" office:value="0.267166" calcext:value-type="float">
            <text:p>0.267166</text:p>
          </table:table-cell>
          <table:table-cell office:value-type="float" office:value="10.649409" calcext:value-type="float">
            <text:p>10.649409</text:p>
          </table:table-cell>
          <table:table-cell office:value-type="float" office:value="-3.44765" calcext:value-type="float">
            <text:p>-3.44765</text:p>
          </table:table-cell>
          <table:table-cell office:value-type="float" office:value="0.919373" calcext:value-type="float">
            <text:p>0.919373</text:p>
          </table:table-cell>
          <table:table-cell table:formula="of:=[.$B$1]*[.H90]+(1-[.$B$1])*[.K89]" office:value-type="float" office:value="12.9986758756565" calcext:value-type="float">
            <text:p>12.9986758757</text:p>
          </table:table-cell>
          <table:table-cell table:formula="of:=[.$B$1]*[.I90]+(1-[.$B$1])*[.L89]" office:value-type="float" office:value="-2.37264400777022" calcext:value-type="float">
            <text:p>-2.3726440078</text:p>
          </table:table-cell>
          <table:table-cell table:formula="of:=[.$B$1]*[.J90]+(1-[.$B$1])*[.M89]" office:value-type="float" office:value="0.769258801035968" calcext:value-type="float">
            <text:p>0.769258801</text:p>
          </table:table-cell>
          <table:table-cell table:formula="of:=[.H90]-[.D$1]" office:value-type="float" office:value="16.981594620979" calcext:value-type="float">
            <text:p>16.981594621</text:p>
          </table:table-cell>
          <table:table-cell table:formula="of:=[.I90]-[.E$1]" office:value-type="float" office:value="-3.1340734384952" calcext:value-type="float">
            <text:p>-3.1340734385</text:p>
          </table:table-cell>
          <table:table-cell table:formula="of:=[.J90]-[.F$1]" office:value-type="float" office:value="0.135847014803042" calcext:value-type="float">
            <text:p>0.1358470148</text:p>
          </table:table-cell>
          <table:table-cell table:formula="of:=[.K90]-[.D$1]" office:value-type="float" office:value="19.3308614966356" calcext:value-type="float">
            <text:p>19.3308614966</text:p>
          </table:table-cell>
          <table:table-cell table:formula="of:=[.L90]-[.E$1]" office:value-type="float" office:value="-2.05906744626542" calcext:value-type="float">
            <text:p>-2.0590674463</text:p>
          </table:table-cell>
          <table:table-cell table:formula="of:=[.M90]-[.F$1]" office:value-type="float" office:value="-0.0142671841609904" calcext:value-type="float">
            <text:p>-0.0142671842</text:p>
          </table:table-cell>
          <table:table-cell table:formula="of:=SQRT([.Q90]^2+[.R90]^2+[.S90]^2)" office:value-type="float" office:value="19.4402203820564" calcext:value-type="float">
            <text:p>19.4402203821</text:p>
          </table:table-cell>
          <table:table-cell table:formula="of:=[.U89]+([.$A90]-[.$A89])/1000*([.N89]+[.N90])/2" office:value-type="float" office:value="518.857241352278" calcext:value-type="float">
            <text:p>518.8572413523</text:p>
          </table:table-cell>
          <table:table-cell table:formula="of:=[.V89]+([.$A90]-[.$A89])/1000*([.O89]+[.O90])/2" office:value-type="float" office:value="-61.4710259374819" calcext:value-type="float">
            <text:p>-61.4710259375</text:p>
          </table:table-cell>
          <table:table-cell table:formula="of:=[.W89]+([.$A90]-[.$A89])/1000*([.P89]+[.P90])/2" office:value-type="float" office:value="4.42400134062469" calcext:value-type="float">
            <text:p>4.4240013406</text:p>
          </table:table-cell>
          <table:table-cell table:formula="of:=SQRT([.U90]^2+[.V90]^2+[.W90]^2)" office:value-type="float" office:value="522.504637033361" calcext:value-type="float">
            <text:p>522.5046370334</text:p>
          </table:table-cell>
          <table:table-cell office:value-type="float" office:value="11.231272" calcext:value-type="float">
            <text:p>11.231272</text:p>
          </table:table-cell>
          <table:table-cell office:value-type="float" office:value="252.027313" calcext:value-type="float">
            <text:p>252.027313</text:p>
          </table:table-cell>
          <table:table-cell office:value-type="float" office:value="94.44857" calcext:value-type="float">
            <text:p>94.44857</text:p>
          </table:table-cell>
          <table:table-cell office:value-type="float" office:value="8.795184" calcext:value-type="float">
            <text:p>8.795184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07588" calcext:value-type="float">
            <text:p>607588</text:p>
          </table:table-cell>
          <table:table-cell office:value-type="float" office:value="31.049999" calcext:value-type="float">
            <text:p>31.049999</text:p>
          </table:table-cell>
          <table:table-cell office:value-type="float" office:value="80053" calcext:value-type="float">
            <text:p>80053</text:p>
          </table:table-cell>
          <table:table-cell office:value-type="float" office:value="1943.933472" calcext:value-type="float">
            <text:p>1943.933472</text:p>
          </table:table-cell>
          <table:table-cell office:value-type="float" office:value="232.811646" calcext:value-type="float">
            <text:p>232.811646</text:p>
          </table:table-cell>
          <table:table-cell office:value-type="float" office:value="-7.312521" calcext:value-type="float">
            <text:p>-7.312521</text:p>
          </table:table-cell>
          <table:table-cell office:value-type="float" office:value="0.11708" calcext:value-type="float">
            <text:p>0.11708</text:p>
          </table:table-cell>
          <table:table-cell office:value-type="float" office:value="11.262324" calcext:value-type="float">
            <text:p>11.262324</text:p>
          </table:table-cell>
          <table:table-cell office:value-type="float" office:value="-2.987964" calcext:value-type="float">
            <text:p>-2.987964</text:p>
          </table:table-cell>
          <table:table-cell office:value-type="float" office:value="0.536301" calcext:value-type="float">
            <text:p>0.536301</text:p>
          </table:table-cell>
          <table:table-cell table:formula="of:=[.$B$1]*[.H91]+(1-[.$B$1])*[.K90]" office:value-type="float" office:value="12.8250406880909" calcext:value-type="float">
            <text:p>12.8250406881</text:p>
          </table:table-cell>
          <table:table-cell table:formula="of:=[.$B$1]*[.I91]+(1-[.$B$1])*[.L90]" office:value-type="float" office:value="-2.4341760069932" calcext:value-type="float">
            <text:p>-2.434176007</text:p>
          </table:table-cell>
          <table:table-cell table:formula="of:=[.$B$1]*[.J91]+(1-[.$B$1])*[.M90]" office:value-type="float" office:value="0.745963020932371" calcext:value-type="float">
            <text:p>0.7459630209</text:p>
          </table:table-cell>
          <table:table-cell table:formula="of:=[.H91]-[.D$1]" office:value-type="float" office:value="17.594509620979" calcext:value-type="float">
            <text:p>17.594509621</text:p>
          </table:table-cell>
          <table:table-cell table:formula="of:=[.I91]-[.E$1]" office:value-type="float" office:value="-2.6743874384952" calcext:value-type="float">
            <text:p>-2.6743874385</text:p>
          </table:table-cell>
          <table:table-cell table:formula="of:=[.J91]-[.F$1]" office:value-type="float" office:value="-0.247224985196958" calcext:value-type="float">
            <text:p>-0.2472249852</text:p>
          </table:table-cell>
          <table:table-cell table:formula="of:=[.K91]-[.D$1]" office:value-type="float" office:value="19.1572263090699" calcext:value-type="float">
            <text:p>19.1572263091</text:p>
          </table:table-cell>
          <table:table-cell table:formula="of:=[.L91]-[.E$1]" office:value-type="float" office:value="-2.1205994454884" calcext:value-type="float">
            <text:p>-2.1205994455</text:p>
          </table:table-cell>
          <table:table-cell table:formula="of:=[.M91]-[.F$1]" office:value-type="float" office:value="-0.0375629642645872" calcext:value-type="float">
            <text:p>-0.0375629643</text:p>
          </table:table-cell>
          <table:table-cell table:formula="of:=SQRT([.Q91]^2+[.R91]^2+[.S91]^2)" office:value-type="float" office:value="19.2742748979413" calcext:value-type="float">
            <text:p>19.2742748979</text:p>
          </table:table-cell>
          <table:table-cell table:formula="of:=[.U90]+([.$A91]-[.$A90])/1000*([.N90]+[.N91])/2" office:value-type="float" office:value="525.893478565516" calcext:value-type="float">
            <text:p>525.8934785655</text:p>
          </table:table-cell>
          <table:table-cell table:formula="of:=[.V90]+([.$A91]-[.$A90])/1000*([.O90]+[.O91])/2" office:value-type="float" office:value="-62.6530477259494" calcext:value-type="float">
            <text:p>-62.6530477259</text:p>
          </table:table-cell>
          <table:table-cell table:formula="of:=[.W90]+([.$A91]-[.$A90])/1000*([.P90]+[.P91])/2" office:value-type="float" office:value="4.40133592364952" calcext:value-type="float">
            <text:p>4.4013359236</text:p>
          </table:table-cell>
          <table:table-cell table:formula="of:=SQRT([.U91]^2+[.V91]^2+[.W91]^2)" office:value-type="float" office:value="529.630745845634" calcext:value-type="float">
            <text:p>529.6307458456</text:p>
          </table:table-cell>
          <table:table-cell office:value-type="float" office:value="11.664283" calcext:value-type="float">
            <text:p>11.664283</text:p>
          </table:table-cell>
          <table:table-cell office:value-type="float" office:value="249.725586" calcext:value-type="float">
            <text:p>249.725586</text:p>
          </table:table-cell>
          <table:table-cell office:value-type="float" office:value="93.489365" calcext:value-type="float">
            <text:p>93.489365</text:p>
          </table:table-cell>
          <table:table-cell office:value-type="float" office:value="8.593395" calcext:value-type="float">
            <text:p>8.593395</text:p>
          </table:table-cell>
          <table:table-cell office:value-type="float" office:value="504" calcext:value-type="float">
            <text:p>504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7996" calcext:value-type="float">
            <text:p>607996</text:p>
          </table:table-cell>
          <table:table-cell office:value-type="float" office:value="31.059999" calcext:value-type="float">
            <text:p>31.059999</text:p>
          </table:table-cell>
          <table:table-cell office:value-type="float" office:value="80067" calcext:value-type="float">
            <text:p>80067</text:p>
          </table:table-cell>
          <table:table-cell office:value-type="float" office:value="1942.535767" calcext:value-type="float">
            <text:p>1942.535767</text:p>
          </table:table-cell>
          <table:table-cell office:value-type="float" office:value="231.41394" calcext:value-type="float">
            <text:p>231.41394</text:p>
          </table:table-cell>
          <table:table-cell office:value-type="float" office:value="-3.425748" calcext:value-type="float">
            <text:p>-3.425748</text:p>
          </table:table-cell>
          <table:table-cell office:value-type="float" office:value="0.046929" calcext:value-type="float">
            <text:p>0.046929</text:p>
          </table:table-cell>
          <table:table-cell office:value-type="float" office:value="11.032481" calcext:value-type="float">
            <text:p>11.032481</text:p>
          </table:table-cell>
          <table:table-cell office:value-type="float" office:value="-2.528277" calcext:value-type="float">
            <text:p>-2.528277</text:p>
          </table:table-cell>
          <table:table-cell office:value-type="float" office:value="3.677494" calcext:value-type="float">
            <text:p>3.677494</text:p>
          </table:table-cell>
          <table:table-cell table:formula="of:=[.$B$1]*[.H92]+(1-[.$B$1])*[.K91]" office:value-type="float" office:value="12.6457847192818" calcext:value-type="float">
            <text:p>12.6457847193</text:p>
          </table:table-cell>
          <table:table-cell table:formula="of:=[.$B$1]*[.I92]+(1-[.$B$1])*[.L91]" office:value-type="float" office:value="-2.44358610629388" calcext:value-type="float">
            <text:p>-2.4435861063</text:p>
          </table:table-cell>
          <table:table-cell table:formula="of:=[.$B$1]*[.J92]+(1-[.$B$1])*[.M91]" office:value-type="float" office:value="1.03911611883913" calcext:value-type="float">
            <text:p>1.0391161188</text:p>
          </table:table-cell>
          <table:table-cell table:formula="of:=[.H92]-[.D$1]" office:value-type="float" office:value="17.364666620979" calcext:value-type="float">
            <text:p>17.364666621</text:p>
          </table:table-cell>
          <table:table-cell table:formula="of:=[.I92]-[.E$1]" office:value-type="float" office:value="-2.2147004384952" calcext:value-type="float">
            <text:p>-2.2147004385</text:p>
          </table:table-cell>
          <table:table-cell table:formula="of:=[.J92]-[.F$1]" office:value-type="float" office:value="2.89396801480304" calcext:value-type="float">
            <text:p>2.8939680148</text:p>
          </table:table-cell>
          <table:table-cell table:formula="of:=[.K92]-[.D$1]" office:value-type="float" office:value="18.9779703402608" calcext:value-type="float">
            <text:p>18.9779703403</text:p>
          </table:table-cell>
          <table:table-cell table:formula="of:=[.L92]-[.E$1]" office:value-type="float" office:value="-2.13000954478908" calcext:value-type="float">
            <text:p>-2.1300095448</text:p>
          </table:table-cell>
          <table:table-cell table:formula="of:=[.M92]-[.F$1]" office:value-type="float" office:value="0.255590133642176" calcext:value-type="float">
            <text:p>0.2555901336</text:p>
          </table:table-cell>
          <table:table-cell table:formula="of:=SQRT([.Q92]^2+[.R92]^2+[.S92]^2)" office:value-type="float" office:value="19.0988383210374" calcext:value-type="float">
            <text:p>19.098838321</text:p>
          </table:table-cell>
          <table:table-cell table:formula="of:=[.U91]+([.$A92]-[.$A91])/1000*([.N91]+[.N92])/2" office:value-type="float" office:value="533.025150518876" calcext:value-type="float">
            <text:p>533.0251505189</text:p>
          </table:table-cell>
          <table:table-cell table:formula="of:=[.V91]+([.$A92]-[.$A91])/1000*([.O91]+[.O92])/2" office:value-type="float" office:value="-63.6504216528555" calcext:value-type="float">
            <text:p>-63.6504216529</text:p>
          </table:table-cell>
          <table:table-cell table:formula="of:=[.W91]+([.$A92]-[.$A91])/1000*([.P91]+[.P92])/2" office:value-type="float" office:value="4.94127150168917" calcext:value-type="float">
            <text:p>4.9412715017</text:p>
          </table:table-cell>
          <table:table-cell table:formula="of:=SQRT([.U92]^2+[.V92]^2+[.W92]^2)" office:value-type="float" office:value="536.834800871096" calcext:value-type="float">
            <text:p>536.8348008711</text:p>
          </table:table-cell>
          <table:table-cell office:value-type="float" office:value="11.900915" calcext:value-type="float">
            <text:p>11.900915</text:p>
          </table:table-cell>
          <table:table-cell office:value-type="float" office:value="247.550262" calcext:value-type="float">
            <text:p>247.550262</text:p>
          </table:table-cell>
          <table:table-cell office:value-type="float" office:value="92.620575" calcext:value-type="float">
            <text:p>92.620575</text:p>
          </table:table-cell>
          <table:table-cell office:value-type="float" office:value="8.45013" calcext:value-type="float">
            <text:p>8.45013</text:p>
          </table:table-cell>
          <table:table-cell office:value-type="float" office:value="507" calcext:value-type="float">
            <text:p>507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8419" calcext:value-type="float">
            <text:p>608419</text:p>
          </table:table-cell>
          <table:table-cell office:value-type="float" office:value="31.07" calcext:value-type="float">
            <text:p>31.07</text:p>
          </table:table-cell>
          <table:table-cell office:value-type="float" office:value="80097" calcext:value-type="float">
            <text:p>80097</text:p>
          </table:table-cell>
          <table:table-cell office:value-type="float" office:value="1939.536621" calcext:value-type="float">
            <text:p>1939.536621</text:p>
          </table:table-cell>
          <table:table-cell office:value-type="float" office:value="228.414795" calcext:value-type="float">
            <text:p>228.414795</text:p>
          </table:table-cell>
          <table:table-cell office:value-type="float" office:value="-7.090178" calcext:value-type="float">
            <text:p>-7.090178</text:p>
          </table:table-cell>
          <table:table-cell office:value-type="float" office:value="-0.094393" calcext:value-type="float">
            <text:p>-0.094393</text:p>
          </table:table-cell>
          <table:table-cell office:value-type="float" office:value="13.330915" calcext:value-type="float">
            <text:p>13.330915</text:p>
          </table:table-cell>
          <table:table-cell office:value-type="float" office:value="-5.746084" calcext:value-type="float">
            <text:p>-5.746084</text:p>
          </table:table-cell>
          <table:table-cell office:value-type="float" office:value="3.983952" calcext:value-type="float">
            <text:p>3.983952</text:p>
          </table:table-cell>
          <table:table-cell table:formula="of:=[.$B$1]*[.H93]+(1-[.$B$1])*[.K92]" office:value-type="float" office:value="12.7142977473536" calcext:value-type="float">
            <text:p>12.7142977474</text:p>
          </table:table-cell>
          <table:table-cell table:formula="of:=[.$B$1]*[.I93]+(1-[.$B$1])*[.L92]" office:value-type="float" office:value="-2.77383589566449" calcext:value-type="float">
            <text:p>-2.7738358957</text:p>
          </table:table-cell>
          <table:table-cell table:formula="of:=[.$B$1]*[.J93]+(1-[.$B$1])*[.M92]" office:value-type="float" office:value="1.33359970695522" calcext:value-type="float">
            <text:p>1.333599707</text:p>
          </table:table-cell>
          <table:table-cell table:formula="of:=[.H93]-[.D$1]" office:value-type="float" office:value="19.663100620979" calcext:value-type="float">
            <text:p>19.663100621</text:p>
          </table:table-cell>
          <table:table-cell table:formula="of:=[.I93]-[.E$1]" office:value-type="float" office:value="-5.4325074384952" calcext:value-type="float">
            <text:p>-5.4325074385</text:p>
          </table:table-cell>
          <table:table-cell table:formula="of:=[.J93]-[.F$1]" office:value-type="float" office:value="3.20042601480304" calcext:value-type="float">
            <text:p>3.2004260148</text:p>
          </table:table-cell>
          <table:table-cell table:formula="of:=[.K93]-[.D$1]" office:value-type="float" office:value="19.0464833683326" calcext:value-type="float">
            <text:p>19.0464833683</text:p>
          </table:table-cell>
          <table:table-cell table:formula="of:=[.L93]-[.E$1]" office:value-type="float" office:value="-2.46025933415969" calcext:value-type="float">
            <text:p>-2.4602593342</text:p>
          </table:table-cell>
          <table:table-cell table:formula="of:=[.M93]-[.F$1]" office:value-type="float" office:value="0.550073721758262" calcext:value-type="float">
            <text:p>0.5500737218</text:p>
          </table:table-cell>
          <table:table-cell table:formula="of:=SQRT([.Q93]^2+[.R93]^2+[.S93]^2)" office:value-type="float" office:value="19.2125996624835" calcext:value-type="float">
            <text:p>19.2125996625</text:p>
          </table:table-cell>
          <table:table-cell table:formula="of:=[.U92]+([.$A93]-[.$A92])/1000*([.N92]+[.N93])/2" office:value-type="float" office:value="540.85652329055" calcext:value-type="float">
            <text:p>540.8565232906</text:p>
          </table:table-cell>
          <table:table-cell table:formula="of:=[.V92]+([.$A93]-[.$A92])/1000*([.O92]+[.O93])/2" office:value-type="float" office:value="-65.2678061188389" calcext:value-type="float">
            <text:p>-65.2678061188</text:p>
          </table:table-cell>
          <table:table-cell table:formula="of:=[.W92]+([.$A93]-[.$A92])/1000*([.P92]+[.P93])/2" office:value-type="float" office:value="6.23023583895085" calcext:value-type="float">
            <text:p>6.230235839</text:p>
          </table:table-cell>
          <table:table-cell table:formula="of:=SQRT([.U93]^2+[.V93]^2+[.W93]^2)" office:value-type="float" office:value="544.816006684932" calcext:value-type="float">
            <text:p>544.8160066849</text:p>
          </table:table-cell>
          <table:table-cell office:value-type="float" office:value="15.053328" calcext:value-type="float">
            <text:p>15.053328</text:p>
          </table:table-cell>
          <table:table-cell office:value-type="float" office:value="245.4897" calcext:value-type="float">
            <text:p>245.4897</text:p>
          </table:table-cell>
          <table:table-cell office:value-type="float" office:value="92.008606" calcext:value-type="float">
            <text:p>92.008606</text:p>
          </table:table-cell>
          <table:table-cell office:value-type="float" office:value="8.579664" calcext:value-type="float">
            <text:p>8.579664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08827" calcext:value-type="float">
            <text:p>608827</text:p>
          </table:table-cell>
          <table:table-cell office:value-type="float" office:value="31.049999" calcext:value-type="float">
            <text:p>31.049999</text:p>
          </table:table-cell>
          <table:table-cell office:value-type="float" office:value="80109" calcext:value-type="float">
            <text:p>80109</text:p>
          </table:table-cell>
          <table:table-cell office:value-type="float" office:value="1938.244751" calcext:value-type="float">
            <text:p>1938.244751</text:p>
          </table:table-cell>
          <table:table-cell office:value-type="float" office:value="227.122925" calcext:value-type="float">
            <text:p>227.122925</text:p>
          </table:table-cell>
          <table:table-cell office:value-type="float" office:value="-3.166348" calcext:value-type="float">
            <text:p>-3.166348</text:p>
          </table:table-cell>
          <table:table-cell office:value-type="float" office:value="-0.155221" calcext:value-type="float">
            <text:p>-0.155221</text:p>
          </table:table-cell>
          <table:table-cell office:value-type="float" office:value="12.947843" calcext:value-type="float">
            <text:p>12.947843</text:p>
          </table:table-cell>
          <table:table-cell office:value-type="float" office:value="-4.213795" calcext:value-type="float">
            <text:p>-4.213795</text:p>
          </table:table-cell>
          <table:table-cell office:value-type="float" office:value="-1.838747" calcext:value-type="float">
            <text:p>-1.838747</text:p>
          </table:table-cell>
          <table:table-cell table:formula="of:=[.$B$1]*[.H94]+(1-[.$B$1])*[.K93]" office:value-type="float" office:value="12.7376522726183" calcext:value-type="float">
            <text:p>12.7376522726</text:p>
          </table:table-cell>
          <table:table-cell table:formula="of:=[.$B$1]*[.I94]+(1-[.$B$1])*[.L93]" office:value-type="float" office:value="-2.91783180609804" calcext:value-type="float">
            <text:p>-2.9178318061</text:p>
          </table:table-cell>
          <table:table-cell table:formula="of:=[.$B$1]*[.J94]+(1-[.$B$1])*[.M93]" office:value-type="float" office:value="1.0163650362597" calcext:value-type="float">
            <text:p>1.0163650363</text:p>
          </table:table-cell>
          <table:table-cell table:formula="of:=[.H94]-[.D$1]" office:value-type="float" office:value="19.280028620979" calcext:value-type="float">
            <text:p>19.280028621</text:p>
          </table:table-cell>
          <table:table-cell table:formula="of:=[.I94]-[.E$1]" office:value-type="float" office:value="-3.9002184384952" calcext:value-type="float">
            <text:p>-3.9002184385</text:p>
          </table:table-cell>
          <table:table-cell table:formula="of:=[.J94]-[.F$1]" office:value-type="float" office:value="-2.62227298519696" calcext:value-type="float">
            <text:p>-2.6222729852</text:p>
          </table:table-cell>
          <table:table-cell table:formula="of:=[.K94]-[.D$1]" office:value-type="float" office:value="19.0698378935973" calcext:value-type="float">
            <text:p>19.0698378936</text:p>
          </table:table-cell>
          <table:table-cell table:formula="of:=[.L94]-[.E$1]" office:value-type="float" office:value="-2.60425524459324" calcext:value-type="float">
            <text:p>-2.6042552446</text:p>
          </table:table-cell>
          <table:table-cell table:formula="of:=[.M94]-[.F$1]" office:value-type="float" office:value="0.23283905106274" calcext:value-type="float">
            <text:p>0.2328390511</text:p>
          </table:table-cell>
          <table:table-cell table:formula="of:=SQRT([.Q94]^2+[.R94]^2+[.S94]^2)" office:value-type="float" office:value="19.248248665548" calcext:value-type="float">
            <text:p>19.2482486655</text:p>
          </table:table-cell>
          <table:table-cell table:formula="of:=[.U93]+([.$A94]-[.$A93])/1000*([.N93]+[.N94])/2" office:value-type="float" office:value="548.800921655909" calcext:value-type="float">
            <text:p>548.8009216559</text:p>
          </table:table-cell>
          <table:table-cell table:formula="of:=[.V93]+([.$A94]-[.$A93])/1000*([.O93]+[.O94])/2" office:value-type="float" office:value="-67.171682197745" calcext:value-type="float">
            <text:p>-67.1716821977</text:p>
          </table:table-cell>
          <table:table-cell table:formula="of:=[.W93]+([.$A94]-[.$A93])/1000*([.P93]+[.P94])/2" office:value-type="float" office:value="6.34817905699049" calcext:value-type="float">
            <text:p>6.348179057</text:p>
          </table:table-cell>
          <table:table-cell table:formula="of:=SQRT([.U94]^2+[.V94]^2+[.W94]^2)" office:value-type="float" office:value="552.9328945514" calcext:value-type="float">
            <text:p>552.9328945514</text:p>
          </table:table-cell>
          <table:table-cell office:value-type="float" office:value="13.739858" calcext:value-type="float">
            <text:p>13.739858</text:p>
          </table:table-cell>
          <table:table-cell office:value-type="float" office:value="243.462234" calcext:value-type="float">
            <text:p>243.462234</text:p>
          </table:table-cell>
          <table:table-cell office:value-type="float" office:value="91.342514" calcext:value-type="float">
            <text:p>91.342514</text:p>
          </table:table-cell>
          <table:table-cell office:value-type="float" office:value="8.626716" calcext:value-type="float">
            <text:p>8.626716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9248" calcext:value-type="float">
            <text:p>609248</text:p>
          </table:table-cell>
          <table:table-cell office:value-type="float" office:value="31.07" calcext:value-type="float">
            <text:p>31.07</text:p>
          </table:table-cell>
          <table:table-cell office:value-type="float" office:value="80129" calcext:value-type="float">
            <text:p>80129</text:p>
          </table:table-cell>
          <table:table-cell office:value-type="float" office:value="1936.274536" calcext:value-type="float">
            <text:p>1936.274536</text:p>
          </table:table-cell>
          <table:table-cell office:value-type="float" office:value="225.15271" calcext:value-type="float">
            <text:p>225.15271</text:p>
          </table:table-cell>
          <table:table-cell office:value-type="float" office:value="-4.679845" calcext:value-type="float">
            <text:p>-4.679845</text:p>
          </table:table-cell>
          <table:table-cell office:value-type="float" office:value="-0.244813" calcext:value-type="float">
            <text:p>-0.244813</text:p>
          </table:table-cell>
          <table:table-cell office:value-type="float" office:value="8.810662" calcext:value-type="float">
            <text:p>8.810662</text:p>
          </table:table-cell>
          <table:table-cell office:value-type="float" office:value="-2.06859" calcext:value-type="float">
            <text:p>-2.06859</text:p>
          </table:table-cell>
          <table:table-cell office:value-type="float" office:value="0.842759" calcext:value-type="float">
            <text:p>0.842759</text:p>
          </table:table-cell>
          <table:table-cell table:formula="of:=[.$B$1]*[.H95]+(1-[.$B$1])*[.K94]" office:value-type="float" office:value="12.3449532453564" calcext:value-type="float">
            <text:p>12.3449532454</text:p>
          </table:table-cell>
          <table:table-cell table:formula="of:=[.$B$1]*[.I95]+(1-[.$B$1])*[.L94]" office:value-type="float" office:value="-2.83290762548824" calcext:value-type="float">
            <text:p>-2.8329076255</text:p>
          </table:table-cell>
          <table:table-cell table:formula="of:=[.$B$1]*[.J95]+(1-[.$B$1])*[.M94]" office:value-type="float" office:value="0.999004432633729" calcext:value-type="float">
            <text:p>0.9990044326</text:p>
          </table:table-cell>
          <table:table-cell table:formula="of:=[.H95]-[.D$1]" office:value-type="float" office:value="15.142847620979" calcext:value-type="float">
            <text:p>15.142847621</text:p>
          </table:table-cell>
          <table:table-cell table:formula="of:=[.I95]-[.E$1]" office:value-type="float" office:value="-1.7550134384952" calcext:value-type="float">
            <text:p>-1.7550134385</text:p>
          </table:table-cell>
          <table:table-cell table:formula="of:=[.J95]-[.F$1]" office:value-type="float" office:value="0.0592330148030416" calcext:value-type="float">
            <text:p>0.0592330148</text:p>
          </table:table-cell>
          <table:table-cell table:formula="of:=[.K95]-[.D$1]" office:value-type="float" office:value="18.6771388663355" calcext:value-type="float">
            <text:p>18.6771388663</text:p>
          </table:table-cell>
          <table:table-cell table:formula="of:=[.L95]-[.E$1]" office:value-type="float" office:value="-2.51933106398344" calcext:value-type="float">
            <text:p>-2.519331064</text:p>
          </table:table-cell>
          <table:table-cell table:formula="of:=[.M95]-[.F$1]" office:value-type="float" office:value="0.21547844743677" calcext:value-type="float">
            <text:p>0.2154784474</text:p>
          </table:table-cell>
          <table:table-cell table:formula="of:=SQRT([.Q95]^2+[.R95]^2+[.S95]^2)" office:value-type="float" office:value="18.8475190994369" calcext:value-type="float">
            <text:p>18.8475190994</text:p>
          </table:table-cell>
          <table:table-cell table:formula="of:=[.U94]+([.$A95]-[.$A94])/1000*([.N94]+[.N95])/2" office:value-type="float" office:value="556.046937104842" calcext:value-type="float">
            <text:p>556.0469371048</text:p>
          </table:table-cell>
          <table:table-cell table:formula="of:=[.V94]+([.$A95]-[.$A94])/1000*([.O94]+[.O95])/2" office:value-type="float" office:value="-68.3621085078514" calcext:value-type="float">
            <text:p>-68.3621085079</text:p>
          </table:table-cell>
          <table:table-cell table:formula="of:=[.W94]+([.$A95]-[.$A94])/1000*([.P94]+[.P95])/2" office:value-type="float" office:value="5.80865914322257" calcext:value-type="float">
            <text:p>5.8086591432</text:p>
          </table:table-cell>
          <table:table-cell table:formula="of:=SQRT([.U95]^2+[.V95]^2+[.W95]^2)" office:value-type="float" office:value="560.263611761782" calcext:value-type="float">
            <text:p>560.2636117618</text:p>
          </table:table-cell>
          <table:table-cell office:value-type="float" office:value="9.089394" calcext:value-type="float">
            <text:p>9.089394</text:p>
          </table:table-cell>
          <table:table-cell office:value-type="float" office:value="241.168015" calcext:value-type="float">
            <text:p>241.168015</text:p>
          </table:table-cell>
          <table:table-cell office:value-type="float" office:value="90.260361" calcext:value-type="float">
            <text:p>90.260361</text:p>
          </table:table-cell>
          <table:table-cell office:value-type="float" office:value="8.267093" calcext:value-type="float">
            <text:p>8.267093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09647" calcext:value-type="float">
            <text:p>609647</text:p>
          </table:table-cell>
          <table:table-cell office:value-type="float" office:value="31.08" calcext:value-type="float">
            <text:p>31.08</text:p>
          </table:table-cell>
          <table:table-cell office:value-type="float" office:value="80145" calcext:value-type="float">
            <text:p>80145</text:p>
          </table:table-cell>
          <table:table-cell office:value-type="float" office:value="1934.682129" calcext:value-type="float">
            <text:p>1934.682129</text:p>
          </table:table-cell>
          <table:table-cell office:value-type="float" office:value="223.560303" calcext:value-type="float">
            <text:p>223.560303</text:p>
          </table:table-cell>
          <table:table-cell office:value-type="float" office:value="-3.990996" calcext:value-type="float">
            <text:p>-3.990996</text:p>
          </table:table-cell>
          <table:table-cell office:value-type="float" office:value="-0.318991" calcext:value-type="float">
            <text:p>-0.318991</text:p>
          </table:table-cell>
          <table:table-cell office:value-type="float" office:value="11.032481" calcext:value-type="float">
            <text:p>11.032481</text:p>
          </table:table-cell>
          <table:table-cell office:value-type="float" office:value="-2.145205" calcext:value-type="float">
            <text:p>-2.145205</text:p>
          </table:table-cell>
          <table:table-cell office:value-type="float" office:value="1.37906" calcext:value-type="float">
            <text:p>1.37906</text:p>
          </table:table-cell>
          <table:table-cell table:formula="of:=[.$B$1]*[.H96]+(1-[.$B$1])*[.K95]" office:value-type="float" office:value="12.2137060208208" calcext:value-type="float">
            <text:p>12.2137060208</text:p>
          </table:table-cell>
          <table:table-cell table:formula="of:=[.$B$1]*[.I96]+(1-[.$B$1])*[.L95]" office:value-type="float" office:value="-2.76413736293942" calcext:value-type="float">
            <text:p>-2.7641373629</text:p>
          </table:table-cell>
          <table:table-cell table:formula="of:=[.$B$1]*[.J96]+(1-[.$B$1])*[.M95]" office:value-type="float" office:value="1.03700998937036" calcext:value-type="float">
            <text:p>1.0370099894</text:p>
          </table:table-cell>
          <table:table-cell table:formula="of:=[.H96]-[.D$1]" office:value-type="float" office:value="17.364666620979" calcext:value-type="float">
            <text:p>17.364666621</text:p>
          </table:table-cell>
          <table:table-cell table:formula="of:=[.I96]-[.E$1]" office:value-type="float" office:value="-1.8316284384952" calcext:value-type="float">
            <text:p>-1.8316284385</text:p>
          </table:table-cell>
          <table:table-cell table:formula="of:=[.J96]-[.F$1]" office:value-type="float" office:value="0.595534014803042" calcext:value-type="float">
            <text:p>0.5955340148</text:p>
          </table:table-cell>
          <table:table-cell table:formula="of:=[.K96]-[.D$1]" office:value-type="float" office:value="18.5458916417998" calcext:value-type="float">
            <text:p>18.5458916418</text:p>
          </table:table-cell>
          <table:table-cell table:formula="of:=[.L96]-[.E$1]" office:value-type="float" office:value="-2.45056080143462" calcext:value-type="float">
            <text:p>-2.4505608014</text:p>
          </table:table-cell>
          <table:table-cell table:formula="of:=[.M96]-[.F$1]" office:value-type="float" office:value="0.253484004173397" calcext:value-type="float">
            <text:p>0.2534840042</text:p>
          </table:table-cell>
          <table:table-cell table:formula="of:=SQRT([.Q96]^2+[.R96]^2+[.S96]^2)" office:value-type="float" office:value="18.7088107364226" calcext:value-type="float">
            <text:p>18.7088107364</text:p>
          </table:table-cell>
          <table:table-cell table:formula="of:=[.U95]+([.$A96]-[.$A95])/1000*([.N95]+[.N96])/2" office:value-type="float" office:value="562.532186196112" calcext:value-type="float">
            <text:p>562.5321861961</text:p>
          </table:table-cell>
          <table:table-cell table:formula="of:=[.V95]+([.$A96]-[.$A95])/1000*([.O95]+[.O96])/2" office:value-type="float" office:value="-69.077643562311" calcext:value-type="float">
            <text:p>-69.0776435623</text:p>
          </table:table-cell>
          <table:table-cell table:formula="of:=[.W95]+([.$A96]-[.$A95])/1000*([.P95]+[.P96])/2" office:value-type="float" office:value="5.93928516562899" calcext:value-type="float">
            <text:p>5.9392851656</text:p>
          </table:table-cell>
          <table:table-cell table:formula="of:=SQRT([.U96]^2+[.V96]^2+[.W96]^2)" office:value-type="float" office:value="566.788722942666" calcext:value-type="float">
            <text:p>566.7887229427</text:p>
          </table:table-cell>
          <table:table-cell office:value-type="float" office:value="11.323399" calcext:value-type="float">
            <text:p>11.323399</text:p>
          </table:table-cell>
          <table:table-cell office:value-type="float" office:value="239.050278" calcext:value-type="float">
            <text:p>239.050278</text:p>
          </table:table-cell>
          <table:table-cell office:value-type="float" office:value="89.394966" calcext:value-type="float">
            <text:p>89.394966</text:p>
          </table:table-cell>
          <table:table-cell office:value-type="float" office:value="8.102976" calcext:value-type="float">
            <text:p>8.102976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0055" calcext:value-type="float">
            <text:p>610055</text:p>
          </table:table-cell>
          <table:table-cell office:value-type="float" office:value="31.08" calcext:value-type="float">
            <text:p>31.08</text:p>
          </table:table-cell>
          <table:table-cell office:value-type="float" office:value="80154" calcext:value-type="float">
            <text:p>80154</text:p>
          </table:table-cell>
          <table:table-cell office:value-type="float" office:value="1933.730713" calcext:value-type="float">
            <text:p>1933.730713</text:p>
          </table:table-cell>
          <table:table-cell office:value-type="float" office:value="222.608887" calcext:value-type="float">
            <text:p>222.608887</text:p>
          </table:table-cell>
          <table:table-cell office:value-type="float" office:value="-2.331902" calcext:value-type="float">
            <text:p>-2.331902</text:p>
          </table:table-cell>
          <table:table-cell office:value-type="float" office:value="-0.358849" calcext:value-type="float">
            <text:p>-0.358849</text:p>
          </table:table-cell>
          <table:table-cell office:value-type="float" office:value="10.649409" calcext:value-type="float">
            <text:p>10.649409</text:p>
          </table:table-cell>
          <table:table-cell office:value-type="float" office:value="-1.838747" calcext:value-type="float">
            <text:p>-1.838747</text:p>
          </table:table-cell>
          <table:table-cell office:value-type="float" office:value="0.229843" calcext:value-type="float">
            <text:p>0.229843</text:p>
          </table:table-cell>
          <table:table-cell table:formula="of:=[.$B$1]*[.H97]+(1-[.$B$1])*[.K96]" office:value-type="float" office:value="12.0572763187387" calcext:value-type="float">
            <text:p>12.0572763187</text:p>
          </table:table-cell>
          <table:table-cell table:formula="of:=[.$B$1]*[.I97]+(1-[.$B$1])*[.L96]" office:value-type="float" office:value="-2.67159832664547" calcext:value-type="float">
            <text:p>-2.6715983266</text:p>
          </table:table-cell>
          <table:table-cell table:formula="of:=[.$B$1]*[.J97]+(1-[.$B$1])*[.M96]" office:value-type="float" office:value="0.95629329043332" calcext:value-type="float">
            <text:p>0.9562932904</text:p>
          </table:table-cell>
          <table:table-cell table:formula="of:=[.H97]-[.D$1]" office:value-type="float" office:value="16.981594620979" calcext:value-type="float">
            <text:p>16.981594621</text:p>
          </table:table-cell>
          <table:table-cell table:formula="of:=[.I97]-[.E$1]" office:value-type="float" office:value="-1.5251704384952" calcext:value-type="float">
            <text:p>-1.5251704385</text:p>
          </table:table-cell>
          <table:table-cell table:formula="of:=[.J97]-[.F$1]" office:value-type="float" office:value="-0.553682985196958" calcext:value-type="float">
            <text:p>-0.5536829852</text:p>
          </table:table-cell>
          <table:table-cell table:formula="of:=[.K97]-[.D$1]" office:value-type="float" office:value="18.3894619397177" calcext:value-type="float">
            <text:p>18.3894619397</text:p>
          </table:table-cell>
          <table:table-cell table:formula="of:=[.L97]-[.E$1]" office:value-type="float" office:value="-2.35802176514067" calcext:value-type="float">
            <text:p>-2.3580217651</text:p>
          </table:table-cell>
          <table:table-cell table:formula="of:=[.M97]-[.F$1]" office:value-type="float" office:value="0.172767305236362" calcext:value-type="float">
            <text:p>0.1727673052</text:p>
          </table:table-cell>
          <table:table-cell table:formula="of:=SQRT([.Q97]^2+[.R97]^2+[.S97]^2)" office:value-type="float" office:value="18.5408313087349" calcext:value-type="float">
            <text:p>18.5408313087</text:p>
          </table:table-cell>
          <table:table-cell table:formula="of:=[.U96]+([.$A97]-[.$A96])/1000*([.N96]+[.N97])/2" office:value-type="float" office:value="569.538823489472" calcext:value-type="float">
            <text:p>569.5388234895</text:p>
          </table:table-cell>
          <table:table-cell table:formula="of:=[.V96]+([.$A97]-[.$A96])/1000*([.O96]+[.O97])/2" office:value-type="float" office:value="-69.7624305332171" calcext:value-type="float">
            <text:p>-69.7624305332</text:p>
          </table:table-cell>
          <table:table-cell table:formula="of:=[.W96]+([.$A97]-[.$A96])/1000*([.P96]+[.P97])/2" office:value-type="float" office:value="5.94782277566863" calcext:value-type="float">
            <text:p>5.9478227757</text:p>
          </table:table-cell>
          <table:table-cell table:formula="of:=SQRT([.U97]^2+[.V97]^2+[.W97]^2)" office:value-type="float" office:value="573.826319343618" calcext:value-type="float">
            <text:p>573.8263193436</text:p>
          </table:table-cell>
          <table:table-cell office:value-type="float" office:value="10.809428" calcext:value-type="float">
            <text:p>10.809428</text:p>
          </table:table-cell>
          <table:table-cell office:value-type="float" office:value="237.077026" calcext:value-type="float">
            <text:p>237.077026</text:p>
          </table:table-cell>
          <table:table-cell office:value-type="float" office:value="88.590393" calcext:value-type="float">
            <text:p>88.590393</text:p>
          </table:table-cell>
          <table:table-cell office:value-type="float" office:value="7.952291" calcext:value-type="float">
            <text:p>7.952291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0463" calcext:value-type="float">
            <text:p>610463</text:p>
          </table:table-cell>
          <table:table-cell office:value-type="float" office:value="31.09" calcext:value-type="float">
            <text:p>31.09</text:p>
          </table:table-cell>
          <table:table-cell office:value-type="float" office:value="80182" calcext:value-type="float">
            <text:p>80182</text:p>
          </table:table-cell>
          <table:table-cell office:value-type="float" office:value="1930.897095" calcext:value-type="float">
            <text:p>1930.897095</text:p>
          </table:table-cell>
          <table:table-cell office:value-type="float" office:value="219.775269" calcext:value-type="float">
            <text:p>219.775269</text:p>
          </table:table-cell>
          <table:table-cell office:value-type="float" office:value="-6.945143" calcext:value-type="float">
            <text:p>-6.945143</text:p>
          </table:table-cell>
          <table:table-cell office:value-type="float" office:value="-0.489264" calcext:value-type="float">
            <text:p>-0.489264</text:p>
          </table:table-cell>
          <table:table-cell office:value-type="float" office:value="9.500193" calcext:value-type="float">
            <text:p>9.500193</text:p>
          </table:table-cell>
          <table:table-cell office:value-type="float" office:value="-0.842759" calcext:value-type="float">
            <text:p>-0.842759</text:p>
          </table:table-cell>
          <table:table-cell office:value-type="float" office:value="1.149217" calcext:value-type="float">
            <text:p>1.149217</text:p>
          </table:table-cell>
          <table:table-cell table:formula="of:=[.$B$1]*[.H98]+(1-[.$B$1])*[.K97]" office:value-type="float" office:value="11.8015679868648" calcext:value-type="float">
            <text:p>11.8015679869</text:p>
          </table:table-cell>
          <table:table-cell table:formula="of:=[.$B$1]*[.I98]+(1-[.$B$1])*[.L97]" office:value-type="float" office:value="-2.48871439398093" calcext:value-type="float">
            <text:p>-2.488714394</text:p>
          </table:table-cell>
          <table:table-cell table:formula="of:=[.$B$1]*[.J98]+(1-[.$B$1])*[.M97]" office:value-type="float" office:value="0.975585661389988" calcext:value-type="float">
            <text:p>0.9755856614</text:p>
          </table:table-cell>
          <table:table-cell table:formula="of:=[.H98]-[.D$1]" office:value-type="float" office:value="15.832378620979" calcext:value-type="float">
            <text:p>15.832378621</text:p>
          </table:table-cell>
          <table:table-cell table:formula="of:=[.I98]-[.E$1]" office:value-type="float" office:value="-0.5291824384952" calcext:value-type="float">
            <text:p>-0.5291824385</text:p>
          </table:table-cell>
          <table:table-cell table:formula="of:=[.J98]-[.F$1]" office:value-type="float" office:value="0.365691014803042" calcext:value-type="float">
            <text:p>0.3656910148</text:p>
          </table:table-cell>
          <table:table-cell table:formula="of:=[.K98]-[.D$1]" office:value-type="float" office:value="18.1337536078439" calcext:value-type="float">
            <text:p>18.1337536078</text:p>
          </table:table-cell>
          <table:table-cell table:formula="of:=[.L98]-[.E$1]" office:value-type="float" office:value="-2.17513783247613" calcext:value-type="float">
            <text:p>-2.1751378325</text:p>
          </table:table-cell>
          <table:table-cell table:formula="of:=[.M98]-[.F$1]" office:value-type="float" office:value="0.19205967619303" calcext:value-type="float">
            <text:p>0.1920596762</text:p>
          </table:table-cell>
          <table:table-cell table:formula="of:=SQRT([.Q98]^2+[.R98]^2+[.S98]^2)" office:value-type="float" office:value="18.264751063715" calcext:value-type="float">
            <text:p>18.2647510637</text:p>
          </table:table-cell>
          <table:table-cell table:formula="of:=[.U97]+([.$A98]-[.$A97])/1000*([.N97]+[.N98])/2" office:value-type="float" office:value="576.232874030831" calcext:value-type="float">
            <text:p>576.2328740308</text:p>
          </table:table-cell>
          <table:table-cell table:formula="of:=[.V97]+([.$A98]-[.$A97])/1000*([.O97]+[.O98])/2" office:value-type="float" office:value="-70.1815185201231" calcext:value-type="float">
            <text:p>-70.1815185201</text:p>
          </table:table-cell>
          <table:table-cell table:formula="of:=[.W97]+([.$A98]-[.$A97])/1000*([.P97]+[.P98])/2" office:value-type="float" office:value="5.90947241370827" calcext:value-type="float">
            <text:p>5.9094724137</text:p>
          </table:table-cell>
          <table:table-cell table:formula="of:=SQRT([.U98]^2+[.V98]^2+[.W98]^2)" office:value-type="float" office:value="580.521052606906" calcext:value-type="float">
            <text:p>580.5210526069</text:p>
          </table:table-cell>
          <table:table-cell office:value-type="float" office:value="9.606487" calcext:value-type="float">
            <text:p>9.606487</text:p>
          </table:table-cell>
          <table:table-cell office:value-type="float" office:value="234.961761" calcext:value-type="float">
            <text:p>234.961761</text:p>
          </table:table-cell>
          <table:table-cell office:value-type="float" office:value="87.65464" calcext:value-type="float">
            <text:p>87.65464</text:p>
          </table:table-cell>
          <table:table-cell office:value-type="float" office:value="7.698644" calcext:value-type="float">
            <text:p>7.698644</text:p>
          </table:table-cell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0877" calcext:value-type="float">
            <text:p>610877</text:p>
          </table:table-cell>
          <table:table-cell office:value-type="float" office:value="31.09" calcext:value-type="float">
            <text:p>31.09</text:p>
          </table:table-cell>
          <table:table-cell office:value-type="float" office:value="80203" calcext:value-type="float">
            <text:p>80203</text:p>
          </table:table-cell>
          <table:table-cell office:value-type="float" office:value="1928.851074" calcext:value-type="float">
            <text:p>1928.851074</text:p>
          </table:table-cell>
          <table:table-cell office:value-type="float" office:value="217.729248" calcext:value-type="float">
            <text:p>217.729248</text:p>
          </table:table-cell>
          <table:table-cell office:value-type="float" office:value="-4.942079" calcext:value-type="float">
            <text:p>-4.942079</text:p>
          </table:table-cell>
          <table:table-cell office:value-type="float" office:value="-0.577434" calcext:value-type="float">
            <text:p>-0.577434</text:p>
          </table:table-cell>
          <table:table-cell office:value-type="float" office:value="8.657434" calcext:value-type="float">
            <text:p>8.657434</text:p>
          </table:table-cell>
          <table:table-cell office:value-type="float" office:value="-1.225831" calcext:value-type="float">
            <text:p>-1.225831</text:p>
          </table:table-cell>
          <table:table-cell office:value-type="float" office:value="0.153229" calcext:value-type="float">
            <text:p>0.153229</text:p>
          </table:table-cell>
          <table:table-cell table:formula="of:=[.$B$1]*[.H99]+(1-[.$B$1])*[.K98]" office:value-type="float" office:value="11.4871545881784" calcext:value-type="float">
            <text:p>11.4871545882</text:p>
          </table:table-cell>
          <table:table-cell table:formula="of:=[.$B$1]*[.I99]+(1-[.$B$1])*[.L98]" office:value-type="float" office:value="-2.36242605458283" calcext:value-type="float">
            <text:p>-2.3624260546</text:p>
          </table:table-cell>
          <table:table-cell table:formula="of:=[.$B$1]*[.J99]+(1-[.$B$1])*[.M98]" office:value-type="float" office:value="0.893349995250989" calcext:value-type="float">
            <text:p>0.8933499953</text:p>
          </table:table-cell>
          <table:table-cell table:formula="of:=[.H99]-[.D$1]" office:value-type="float" office:value="14.989619620979" calcext:value-type="float">
            <text:p>14.989619621</text:p>
          </table:table-cell>
          <table:table-cell table:formula="of:=[.I99]-[.E$1]" office:value-type="float" office:value="-0.9122544384952" calcext:value-type="float">
            <text:p>-0.9122544385</text:p>
          </table:table-cell>
          <table:table-cell table:formula="of:=[.J99]-[.F$1]" office:value-type="float" office:value="-0.630296985196958" calcext:value-type="float">
            <text:p>-0.6302969852</text:p>
          </table:table-cell>
          <table:table-cell table:formula="of:=[.K99]-[.D$1]" office:value-type="float" office:value="17.8193402091574" calcext:value-type="float">
            <text:p>17.8193402092</text:p>
          </table:table-cell>
          <table:table-cell table:formula="of:=[.L99]-[.E$1]" office:value-type="float" office:value="-2.04884949307803" calcext:value-type="float">
            <text:p>-2.0488494931</text:p>
          </table:table-cell>
          <table:table-cell table:formula="of:=[.M99]-[.F$1]" office:value-type="float" office:value="0.109824010054031" calcext:value-type="float">
            <text:p>0.1098240101</text:p>
          </table:table-cell>
          <table:table-cell table:formula="of:=SQRT([.Q99]^2+[.R99]^2+[.S99]^2)" office:value-type="float" office:value="17.9370769928705" calcext:value-type="float">
            <text:p>17.9370769929</text:p>
          </table:table-cell>
          <table:table-cell table:formula="of:=[.U98]+([.$A99]-[.$A98])/1000*([.N98]+[.N99])/2" office:value-type="float" office:value="582.613027666916" calcext:value-type="float">
            <text:p>582.6130276669</text:p>
          </table:table-cell>
          <table:table-cell table:formula="of:=[.V98]+([.$A99]-[.$A98])/1000*([.O98]+[.O99])/2" office:value-type="float" office:value="-70.4798959536601" calcext:value-type="float">
            <text:p>-70.4798959537</text:p>
          </table:table-cell>
          <table:table-cell table:formula="of:=[.W98]+([.$A99]-[.$A98])/1000*([.P98]+[.P99])/2" office:value-type="float" office:value="5.85469897783673" calcext:value-type="float">
            <text:p>5.8546989778</text:p>
          </table:table-cell>
          <table:table-cell table:formula="of:=SQRT([.U99]^2+[.V99]^2+[.W99]^2)" office:value-type="float" office:value="586.889796504395" calcext:value-type="float">
            <text:p>586.8897965044</text:p>
          </table:table-cell>
          <table:table-cell office:value-type="float" office:value="8.74513" calcext:value-type="float">
            <text:p>8.74513</text:p>
          </table:table-cell>
          <table:table-cell office:value-type="float" office:value="232.796982" calcext:value-type="float">
            <text:p>232.796982</text:p>
          </table:table-cell>
          <table:table-cell office:value-type="float" office:value="86.652245" calcext:value-type="float">
            <text:p>86.652245</text:p>
          </table:table-cell>
          <table:table-cell office:value-type="float" office:value="7.382824" calcext:value-type="float">
            <text:p>7.382824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1286" calcext:value-type="float">
            <text:p>611286</text:p>
          </table:table-cell>
          <table:table-cell office:value-type="float" office:value="31.09" calcext:value-type="float">
            <text:p>31.09</text:p>
          </table:table-cell>
          <table:table-cell office:value-type="float" office:value="80221" calcext:value-type="float">
            <text:p>80221</text:p>
          </table:table-cell>
          <table:table-cell office:value-type="float" office:value="1926.975586" calcext:value-type="float">
            <text:p>1926.975586</text:p>
          </table:table-cell>
          <table:table-cell office:value-type="float" office:value="215.85376" calcext:value-type="float">
            <text:p>215.85376</text:p>
          </table:table-cell>
          <table:table-cell office:value-type="float" office:value="-4.585546" calcext:value-type="float">
            <text:p>-4.585546</text:p>
          </table:table-cell>
          <table:table-cell office:value-type="float" office:value="-0.656798" calcext:value-type="float">
            <text:p>-0.656798</text:p>
          </table:table-cell>
          <table:table-cell office:value-type="float" office:value="8.963891" calcext:value-type="float">
            <text:p>8.963891</text:p>
          </table:table-cell>
          <table:table-cell office:value-type="float" office:value="-1.225831" calcext:value-type="float">
            <text:p>-1.225831</text:p>
          </table:table-cell>
          <table:table-cell office:value-type="float" office:value="0.995988" calcext:value-type="float">
            <text:p>0.995988</text:p>
          </table:table-cell>
          <table:table-cell table:formula="of:=[.$B$1]*[.H100]+(1-[.$B$1])*[.K99]" office:value-type="float" office:value="11.2348282293605" calcext:value-type="float">
            <text:p>11.2348282294</text:p>
          </table:table-cell>
          <table:table-cell table:formula="of:=[.$B$1]*[.I100]+(1-[.$B$1])*[.L99]" office:value-type="float" office:value="-2.24876654912455" calcext:value-type="float">
            <text:p>-2.2487665491</text:p>
          </table:table-cell>
          <table:table-cell table:formula="of:=[.$B$1]*[.J100]+(1-[.$B$1])*[.M99]" office:value-type="float" office:value="0.90361379572589" calcext:value-type="float">
            <text:p>0.9036137957</text:p>
          </table:table-cell>
          <table:table-cell table:formula="of:=[.H100]-[.D$1]" office:value-type="float" office:value="15.296076620979" calcext:value-type="float">
            <text:p>15.296076621</text:p>
          </table:table-cell>
          <table:table-cell table:formula="of:=[.I100]-[.E$1]" office:value-type="float" office:value="-0.9122544384952" calcext:value-type="float">
            <text:p>-0.9122544385</text:p>
          </table:table-cell>
          <table:table-cell table:formula="of:=[.J100]-[.F$1]" office:value-type="float" office:value="0.212462014803042" calcext:value-type="float">
            <text:p>0.2124620148</text:p>
          </table:table-cell>
          <table:table-cell table:formula="of:=[.K100]-[.D$1]" office:value-type="float" office:value="17.5670138503395" calcext:value-type="float">
            <text:p>17.5670138503</text:p>
          </table:table-cell>
          <table:table-cell table:formula="of:=[.L100]-[.E$1]" office:value-type="float" office:value="-1.93518998761975" calcext:value-type="float">
            <text:p>-1.9351899876</text:p>
          </table:table-cell>
          <table:table-cell table:formula="of:=[.M100]-[.F$1]" office:value-type="float" office:value="0.120087810528932" calcext:value-type="float">
            <text:p>0.1200878105</text:p>
          </table:table-cell>
          <table:table-cell table:formula="of:=SQRT([.Q100]^2+[.R100]^2+[.S100]^2)" office:value-type="float" office:value="17.6736910968944" calcext:value-type="float">
            <text:p>17.6736910969</text:p>
          </table:table-cell>
          <table:table-cell table:formula="of:=[.U99]+([.$A100]-[.$A99])/1000*([.N99]+[.N100])/2" office:value-type="float" office:value="588.806452548397" calcext:value-type="float">
            <text:p>588.8064525484</text:p>
          </table:table-cell>
          <table:table-cell table:formula="of:=[.V99]+([.$A100]-[.$A99])/1000*([.O99]+[.O100])/2" office:value-type="float" office:value="-70.8530080190046" calcext:value-type="float">
            <text:p>-70.853008019</text:p>
          </table:table-cell>
          <table:table-cell table:formula="of:=[.W99]+([.$A100]-[.$A99])/1000*([.P99]+[.P100])/2" office:value-type="float" office:value="5.76925172639117" calcext:value-type="float">
            <text:p>5.7692517264</text:p>
          </table:table-cell>
          <table:table-cell table:formula="of:=SQRT([.U100]^2+[.V100]^2+[.W100]^2)" office:value-type="float" office:value="593.082179443499" calcext:value-type="float">
            <text:p>593.0821794435</text:p>
          </table:table-cell>
          <table:table-cell office:value-type="float" office:value="9.101977" calcext:value-type="float">
            <text:p>9.101977</text:p>
          </table:table-cell>
          <table:table-cell office:value-type="float" office:value="230.694992" calcext:value-type="float">
            <text:p>230.694992</text:p>
          </table:table-cell>
          <table:table-cell office:value-type="float" office:value="85.716919" calcext:value-type="float">
            <text:p>85.716919</text:p>
          </table:table-cell>
          <table:table-cell office:value-type="float" office:value="7.123928" calcext:value-type="float">
            <text:p>7.123928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11695" calcext:value-type="float">
            <text:p>611695</text:p>
          </table:table-cell>
          <table:table-cell office:value-type="float" office:value="31.1" calcext:value-type="float">
            <text:p>31.1</text:p>
          </table:table-cell>
          <table:table-cell office:value-type="float" office:value="80244" calcext:value-type="float">
            <text:p>80244</text:p>
          </table:table-cell>
          <table:table-cell office:value-type="float" office:value="1924.738403" calcext:value-type="float">
            <text:p>1924.738403</text:p>
          </table:table-cell>
          <table:table-cell office:value-type="float" office:value="213.616577" calcext:value-type="float">
            <text:p>213.616577</text:p>
          </table:table-cell>
          <table:table-cell office:value-type="float" office:value="-5.469884" calcext:value-type="float">
            <text:p>-5.469884</text:p>
          </table:table-cell>
          <table:table-cell office:value-type="float" office:value="-0.752102" calcext:value-type="float">
            <text:p>-0.752102</text:p>
          </table:table-cell>
          <table:table-cell office:value-type="float" office:value="7.04853" calcext:value-type="float">
            <text:p>7.04853</text:p>
          </table:table-cell>
          <table:table-cell office:value-type="float" office:value="-0.306458" calcext:value-type="float">
            <text:p>-0.306458</text:p>
          </table:table-cell>
          <table:table-cell office:value-type="float" office:value="-0.995988" calcext:value-type="float">
            <text:p>-0.995988</text:p>
          </table:table-cell>
          <table:table-cell table:formula="of:=[.$B$1]*[.H101]+(1-[.$B$1])*[.K100]" office:value-type="float" office:value="10.8161984064245" calcext:value-type="float">
            <text:p>10.8161984064</text:p>
          </table:table-cell>
          <table:table-cell table:formula="of:=[.$B$1]*[.I101]+(1-[.$B$1])*[.L100]" office:value-type="float" office:value="-2.0545356942121" calcext:value-type="float">
            <text:p>-2.0545356942</text:p>
          </table:table-cell>
          <table:table-cell table:formula="of:=[.$B$1]*[.J101]+(1-[.$B$1])*[.M100]" office:value-type="float" office:value="0.713653616153301" calcext:value-type="float">
            <text:p>0.7136536162</text:p>
          </table:table-cell>
          <table:table-cell table:formula="of:=[.H101]-[.D$1]" office:value-type="float" office:value="13.380715620979" calcext:value-type="float">
            <text:p>13.380715621</text:p>
          </table:table-cell>
          <table:table-cell table:formula="of:=[.I101]-[.E$1]" office:value-type="float" office:value="0.00711856150480022" calcext:value-type="float">
            <text:p>0.0071185615</text:p>
          </table:table-cell>
          <table:table-cell table:formula="of:=[.J101]-[.F$1]" office:value-type="float" office:value="-1.77951398519696" calcext:value-type="float">
            <text:p>-1.7795139852</text:p>
          </table:table-cell>
          <table:table-cell table:formula="of:=[.K101]-[.D$1]" office:value-type="float" office:value="17.1483840274035" calcext:value-type="float">
            <text:p>17.1483840274</text:p>
          </table:table-cell>
          <table:table-cell table:formula="of:=[.L101]-[.E$1]" office:value-type="float" office:value="-1.7409591327073" calcext:value-type="float">
            <text:p>-1.7409591327</text:p>
          </table:table-cell>
          <table:table-cell table:formula="of:=[.M101]-[.F$1]" office:value-type="float" office:value="-0.069872369043657" calcext:value-type="float">
            <text:p>-0.069872369</text:p>
          </table:table-cell>
          <table:table-cell table:formula="of:=SQRT([.Q101]^2+[.R101]^2+[.S101]^2)" office:value-type="float" office:value="17.2366729852666" calcext:value-type="float">
            <text:p>17.2366729853</text:p>
          </table:table-cell>
          <table:table-cell table:formula="of:=[.U100]+([.$A101]-[.$A100])/1000*([.N100]+[.N101])/2" office:value-type="float" office:value="594.670856561877" calcext:value-type="float">
            <text:p>594.6708565619</text:p>
          </table:table-cell>
          <table:table-cell table:formula="of:=[.V100]+([.$A101]-[.$A100])/1000*([.O100]+[.O101])/2" office:value-type="float" office:value="-71.0381083058492" calcext:value-type="float">
            <text:p>-71.0381083058</text:p>
          </table:table-cell>
          <table:table-cell table:formula="of:=[.W100]+([.$A101]-[.$A100])/1000*([.P100]+[.P101])/2" office:value-type="float" office:value="5.44878959844562" calcext:value-type="float">
            <text:p>5.4487895984</text:p>
          </table:table-cell>
          <table:table-cell table:formula="of:=SQRT([.U101]^2+[.V101]^2+[.W101]^2)" office:value-type="float" office:value="598.923642698966" calcext:value-type="float">
            <text:p>598.923642699</text:p>
          </table:table-cell>
          <table:table-cell office:value-type="float" office:value="7.125144" calcext:value-type="float">
            <text:p>7.125144</text:p>
          </table:table-cell>
          <table:table-cell office:value-type="float" office:value="228.488449" calcext:value-type="float">
            <text:p>228.488449</text:p>
          </table:table-cell>
          <table:table-cell office:value-type="float" office:value="84.631264" calcext:value-type="float">
            <text:p>84.631264</text:p>
          </table:table-cell>
          <table:table-cell office:value-type="float" office:value="6.721657" calcext:value-type="float">
            <text:p>6.721657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12108" calcext:value-type="float">
            <text:p>612108</text:p>
          </table:table-cell>
          <table:table-cell office:value-type="float" office:value="31.1" calcext:value-type="float">
            <text:p>31.1</text:p>
          </table:table-cell>
          <table:table-cell office:value-type="float" office:value="80265" calcext:value-type="float">
            <text:p>80265</text:p>
          </table:table-cell>
          <table:table-cell office:value-type="float" office:value="1922.64209" calcext:value-type="float">
            <text:p>1922.64209</text:p>
          </table:table-cell>
          <table:table-cell office:value-type="float" office:value="211.520264" calcext:value-type="float">
            <text:p>211.520264</text:p>
          </table:table-cell>
          <table:table-cell office:value-type="float" office:value="-5.075819" calcext:value-type="float">
            <text:p>-5.075819</text:p>
          </table:table-cell>
          <table:table-cell office:value-type="float" office:value="-0.837716" calcext:value-type="float">
            <text:p>-0.837716</text:p>
          </table:table-cell>
          <table:table-cell office:value-type="float" office:value="13.484144" calcext:value-type="float">
            <text:p>13.484144</text:p>
          </table:table-cell>
          <table:table-cell office:value-type="float" office:value="-2.987964" calcext:value-type="float">
            <text:p>-2.987964</text:p>
          </table:table-cell>
          <table:table-cell office:value-type="float" office:value="0" calcext:value-type="float">
            <text:p>0</text:p>
          </table:table-cell>
          <table:table-cell table:formula="of:=[.$B$1]*[.H102]+(1-[.$B$1])*[.K101]" office:value-type="float" office:value="11.082992965782" calcext:value-type="float">
            <text:p>11.0829929658</text:p>
          </table:table-cell>
          <table:table-cell table:formula="of:=[.$B$1]*[.I102]+(1-[.$B$1])*[.L101]" office:value-type="float" office:value="-2.14787852479089" calcext:value-type="float">
            <text:p>-2.1478785248</text:p>
          </table:table-cell>
          <table:table-cell table:formula="of:=[.$B$1]*[.J102]+(1-[.$B$1])*[.M101]" office:value-type="float" office:value="0.642288254537971" calcext:value-type="float">
            <text:p>0.6422882545</text:p>
          </table:table-cell>
          <table:table-cell table:formula="of:=[.H102]-[.D$1]" office:value-type="float" office:value="19.816329620979" calcext:value-type="float">
            <text:p>19.816329621</text:p>
          </table:table-cell>
          <table:table-cell table:formula="of:=[.I102]-[.E$1]" office:value-type="float" office:value="-2.6743874384952" calcext:value-type="float">
            <text:p>-2.6743874385</text:p>
          </table:table-cell>
          <table:table-cell table:formula="of:=[.J102]-[.F$1]" office:value-type="float" office:value="-0.783525985196958" calcext:value-type="float">
            <text:p>-0.7835259852</text:p>
          </table:table-cell>
          <table:table-cell table:formula="of:=[.K102]-[.D$1]" office:value-type="float" office:value="17.4151785867611" calcext:value-type="float">
            <text:p>17.4151785868</text:p>
          </table:table-cell>
          <table:table-cell table:formula="of:=[.L102]-[.E$1]" office:value-type="float" office:value="-1.83430196328609" calcext:value-type="float">
            <text:p>-1.8343019633</text:p>
          </table:table-cell>
          <table:table-cell table:formula="of:=[.M102]-[.F$1]" office:value-type="float" office:value="-0.141237730658987" calcext:value-type="float">
            <text:p>-0.1412377307</text:p>
          </table:table-cell>
          <table:table-cell table:formula="of:=SQRT([.Q102]^2+[.R102]^2+[.S102]^2)" office:value-type="float" office:value="17.5120831712808" calcext:value-type="float">
            <text:p>17.5120831713</text:p>
          </table:table-cell>
          <table:table-cell table:formula="of:=[.U101]+([.$A102]-[.$A101])/1000*([.N101]+[.N102])/2" office:value-type="float" office:value="601.526046404341" calcext:value-type="float">
            <text:p>601.5260464043</text:p>
          </table:table-cell>
          <table:table-cell table:formula="of:=[.V101]+([.$A102]-[.$A101])/1000*([.O101]+[.O102])/2" office:value-type="float" office:value="-71.5888993289477" calcext:value-type="float">
            <text:p>-71.5888993289</text:p>
          </table:table-cell>
          <table:table-cell table:formula="of:=[.W101]+([.$A102]-[.$A101])/1000*([.P101]+[.P102])/2" office:value-type="float" office:value="4.91952184455927" calcext:value-type="float">
            <text:p>4.9195218446</text:p>
          </table:table-cell>
          <table:table-cell table:formula="of:=SQRT([.U102]^2+[.V102]^2+[.W102]^2)" office:value-type="float" office:value="605.791017352641" calcext:value-type="float">
            <text:p>605.7910173526</text:p>
          </table:table-cell>
          <table:table-cell office:value-type="float" office:value="13.81123" calcext:value-type="float">
            <text:p>13.81123</text:p>
          </table:table-cell>
          <table:table-cell office:value-type="float" office:value="226.685135" calcext:value-type="float">
            <text:p>226.685135</text:p>
          </table:table-cell>
          <table:table-cell office:value-type="float" office:value="84.1577" calcext:value-type="float">
            <text:p>84.1577</text:p>
          </table:table-cell>
          <table:table-cell office:value-type="float" office:value="6.912968" calcext:value-type="float">
            <text:p>6.912968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2515" calcext:value-type="float">
            <text:p>612515</text:p>
          </table:table-cell>
          <table:table-cell office:value-type="float" office:value="31.110001" calcext:value-type="float">
            <text:p>31.110001</text:p>
          </table:table-cell>
          <table:table-cell office:value-type="float" office:value="80282" calcext:value-type="float">
            <text:p>80282</text:p>
          </table:table-cell>
          <table:table-cell office:value-type="float" office:value="1920.905518" calcext:value-type="float">
            <text:p>1920.905518</text:p>
          </table:table-cell>
          <table:table-cell office:value-type="float" office:value="209.783691" calcext:value-type="float">
            <text:p>209.783691</text:p>
          </table:table-cell>
          <table:table-cell office:value-type="float" office:value="-4.266762" calcext:value-type="float">
            <text:p>-4.266762</text:p>
          </table:table-cell>
          <table:table-cell office:value-type="float" office:value="-0.905615" calcext:value-type="float">
            <text:p>-0.905615</text:p>
          </table:table-cell>
          <table:table-cell office:value-type="float" office:value="12.181698" calcext:value-type="float">
            <text:p>12.181698</text:p>
          </table:table-cell>
          <table:table-cell office:value-type="float" office:value="-2.145205" calcext:value-type="float">
            <text:p>-2.145205</text:p>
          </table:table-cell>
          <table:table-cell office:value-type="float" office:value="0.842759" calcext:value-type="float">
            <text:p>0.842759</text:p>
          </table:table-cell>
          <table:table-cell table:formula="of:=[.$B$1]*[.H103]+(1-[.$B$1])*[.K102]" office:value-type="float" office:value="11.1928634692038" calcext:value-type="float">
            <text:p>11.1928634692</text:p>
          </table:table-cell>
          <table:table-cell table:formula="of:=[.$B$1]*[.I103]+(1-[.$B$1])*[.L102]" office:value-type="float" office:value="-2.1476111723118" calcext:value-type="float">
            <text:p>-2.1476111723</text:p>
          </table:table-cell>
          <table:table-cell table:formula="of:=[.$B$1]*[.J103]+(1-[.$B$1])*[.M102]" office:value-type="float" office:value="0.662335329084174" calcext:value-type="float">
            <text:p>0.6623353291</text:p>
          </table:table-cell>
          <table:table-cell table:formula="of:=[.H103]-[.D$1]" office:value-type="float" office:value="18.513883620979" calcext:value-type="float">
            <text:p>18.513883621</text:p>
          </table:table-cell>
          <table:table-cell table:formula="of:=[.I103]-[.E$1]" office:value-type="float" office:value="-1.8316284384952" calcext:value-type="float">
            <text:p>-1.8316284385</text:p>
          </table:table-cell>
          <table:table-cell table:formula="of:=[.J103]-[.F$1]" office:value-type="float" office:value="0.0592330148030416" calcext:value-type="float">
            <text:p>0.0592330148</text:p>
          </table:table-cell>
          <table:table-cell table:formula="of:=[.K103]-[.D$1]" office:value-type="float" office:value="17.5250490901828" calcext:value-type="float">
            <text:p>17.5250490902</text:p>
          </table:table-cell>
          <table:table-cell table:formula="of:=[.L103]-[.E$1]" office:value-type="float" office:value="-1.834034610807" calcext:value-type="float">
            <text:p>-1.8340346108</text:p>
          </table:table-cell>
          <table:table-cell table:formula="of:=[.M103]-[.F$1]" office:value-type="float" office:value="-0.121190656112784" calcext:value-type="float">
            <text:p>-0.1211906561</text:p>
          </table:table-cell>
          <table:table-cell table:formula="of:=SQRT([.Q103]^2+[.R103]^2+[.S103]^2)" office:value-type="float" office:value="17.6211723713857" calcext:value-type="float">
            <text:p>17.6211723714</text:p>
          </table:table-cell>
          <table:table-cell table:formula="of:=[.U102]+([.$A103]-[.$A102])/1000*([.N102]+[.N103])/2" office:value-type="float" office:value="609.32624479908" calcext:value-type="float">
            <text:p>609.3262447991</text:p>
          </table:table-cell>
          <table:table-cell table:formula="of:=[.V102]+([.$A103]-[.$A102])/1000*([.O102]+[.O103])/2" office:value-type="float" office:value="-72.5058735599152" calcext:value-type="float">
            <text:p>-72.5058735599</text:p>
          </table:table-cell>
          <table:table-cell table:formula="of:=[.W102]+([.$A103]-[.$A102])/1000*([.P102]+[.P103])/2" office:value-type="float" office:value="4.77212822508411" calcext:value-type="float">
            <text:p>4.7721282251</text:p>
          </table:table-cell>
          <table:table-cell table:formula="of:=SQRT([.U103]^2+[.V103]^2+[.W103]^2)" office:value-type="float" office:value="613.643501969532" calcext:value-type="float">
            <text:p>613.6435019695</text:p>
          </table:table-cell>
          <table:table-cell office:value-type="float" office:value="12.397819" calcext:value-type="float">
            <text:p>12.397819</text:p>
          </table:table-cell>
          <table:table-cell office:value-type="float" office:value="224.876892" calcext:value-type="float">
            <text:p>224.876892</text:p>
          </table:table-cell>
          <table:table-cell office:value-type="float" office:value="83.621117" calcext:value-type="float">
            <text:p>83.621117</text:p>
          </table:table-cell>
          <table:table-cell office:value-type="float" office:value="7.027191" calcext:value-type="float">
            <text:p>7.027191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2908" calcext:value-type="float">
            <text:p>612908</text:p>
          </table:table-cell>
          <table:table-cell office:value-type="float" office:value="31.110001" calcext:value-type="float">
            <text:p>31.110001</text:p>
          </table:table-cell>
          <table:table-cell office:value-type="float" office:value="80309" calcext:value-type="float">
            <text:p>80309</text:p>
          </table:table-cell>
          <table:table-cell office:value-type="float" office:value="1918.124146" calcext:value-type="float">
            <text:p>1918.124146</text:p>
          </table:table-cell>
          <table:table-cell office:value-type="float" office:value="207.002319" calcext:value-type="float">
            <text:p>207.002319</text:p>
          </table:table-cell>
          <table:table-cell office:value-type="float" office:value="-7.077282" calcext:value-type="float">
            <text:p>-7.077282</text:p>
          </table:table-cell>
          <table:table-cell office:value-type="float" office:value="-1.02782" calcext:value-type="float">
            <text:p>-1.02782</text:p>
          </table:table-cell>
          <table:table-cell office:value-type="float" office:value="11.87524" calcext:value-type="float">
            <text:p>11.87524</text:p>
          </table:table-cell>
          <table:table-cell office:value-type="float" office:value="-2.834735" calcext:value-type="float">
            <text:p>-2.834735</text:p>
          </table:table-cell>
          <table:table-cell office:value-type="float" office:value="0.995988" calcext:value-type="float">
            <text:p>0.995988</text:p>
          </table:table-cell>
          <table:table-cell table:formula="of:=[.$B$1]*[.H104]+(1-[.$B$1])*[.K103]" office:value-type="float" office:value="11.2611011222834" calcext:value-type="float">
            <text:p>11.2611011223</text:p>
          </table:table-cell>
          <table:table-cell table:formula="of:=[.$B$1]*[.I104]+(1-[.$B$1])*[.L103]" office:value-type="float" office:value="-2.21632355508062" calcext:value-type="float">
            <text:p>-2.2163235551</text:p>
          </table:table-cell>
          <table:table-cell table:formula="of:=[.$B$1]*[.J104]+(1-[.$B$1])*[.M103]" office:value-type="float" office:value="0.695700596175757" calcext:value-type="float">
            <text:p>0.6957005962</text:p>
          </table:table-cell>
          <table:table-cell table:formula="of:=[.H104]-[.D$1]" office:value-type="float" office:value="18.207425620979" calcext:value-type="float">
            <text:p>18.207425621</text:p>
          </table:table-cell>
          <table:table-cell table:formula="of:=[.I104]-[.E$1]" office:value-type="float" office:value="-2.5211584384952" calcext:value-type="float">
            <text:p>-2.5211584385</text:p>
          </table:table-cell>
          <table:table-cell table:formula="of:=[.J104]-[.F$1]" office:value-type="float" office:value="0.212462014803042" calcext:value-type="float">
            <text:p>0.2124620148</text:p>
          </table:table-cell>
          <table:table-cell table:formula="of:=[.K104]-[.D$1]" office:value-type="float" office:value="17.5932867432625" calcext:value-type="float">
            <text:p>17.5932867433</text:p>
          </table:table-cell>
          <table:table-cell table:formula="of:=[.L104]-[.E$1]" office:value-type="float" office:value="-1.90274699357582" calcext:value-type="float">
            <text:p>-1.9027469936</text:p>
          </table:table-cell>
          <table:table-cell table:formula="of:=[.M104]-[.F$1]" office:value-type="float" office:value="-0.0878253890212017" calcext:value-type="float">
            <text:p>-0.087825389</text:p>
          </table:table-cell>
          <table:table-cell table:formula="of:=SQRT([.Q104]^2+[.R104]^2+[.S104]^2)" office:value-type="float" office:value="17.696098379337" calcext:value-type="float">
            <text:p>17.6960983793</text:p>
          </table:table-cell>
          <table:table-cell table:formula="of:=[.U103]+([.$A104]-[.$A103])/1000*([.N103]+[.N104])/2" office:value-type="float" office:value="616.541982065125" calcext:value-type="float">
            <text:p>616.5419820651</text:p>
          </table:table-cell>
          <table:table-cell table:formula="of:=[.V103]+([.$A104]-[.$A103])/1000*([.O103]+[.O104])/2" office:value-type="float" office:value="-73.3611961812438" calcext:value-type="float">
            <text:p>-73.3611961812</text:p>
          </table:table-cell>
          <table:table-cell table:formula="of:=[.W103]+([.$A104]-[.$A103])/1000*([.P103]+[.P104])/2" office:value-type="float" office:value="4.82551629840171" calcext:value-type="float">
            <text:p>4.8255162984</text:p>
          </table:table-cell>
          <table:table-cell table:formula="of:=SQRT([.U104]^2+[.V104]^2+[.W104]^2)" office:value-type="float" office:value="620.909950283841" calcext:value-type="float">
            <text:p>620.9099502838</text:p>
          </table:table-cell>
          <table:table-cell office:value-type="float" office:value="12.249451" calcext:value-type="float">
            <text:p>12.249451</text:p>
          </table:table-cell>
          <table:table-cell office:value-type="float" office:value="222.93721" calcext:value-type="float">
            <text:p>222.93721</text:p>
          </table:table-cell>
          <table:table-cell office:value-type="float" office:value="83.000404" calcext:value-type="float">
            <text:p>83.000404</text:p>
          </table:table-cell>
          <table:table-cell office:value-type="float" office:value="7.092998" calcext:value-type="float">
            <text:p>7.092998</text:p>
          </table:table-cell>
          <table:table-cell office:value-type="float" office:value="507" calcext:value-type="float">
            <text:p>507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3314" calcext:value-type="float">
            <text:p>613314</text:p>
          </table:table-cell>
          <table:table-cell office:value-type="float" office:value="31.110001" calcext:value-type="float">
            <text:p>31.110001</text:p>
          </table:table-cell>
          <table:table-cell office:value-type="float" office:value="80325" calcext:value-type="float">
            <text:p>80325</text:p>
          </table:table-cell>
          <table:table-cell office:value-type="float" office:value="1916.546753" calcext:value-type="float">
            <text:p>1916.546753</text:p>
          </table:table-cell>
          <table:table-cell office:value-type="float" office:value="205.424927" calcext:value-type="float">
            <text:p>205.424927</text:p>
          </table:table-cell>
          <table:table-cell office:value-type="float" office:value="-3.885204" calcext:value-type="float">
            <text:p>-3.885204</text:p>
          </table:table-cell>
          <table:table-cell office:value-type="float" office:value="-1.084399" calcext:value-type="float">
            <text:p>-1.084399</text:p>
          </table:table-cell>
          <table:table-cell office:value-type="float" office:value="11.568783" calcext:value-type="float">
            <text:p>11.568783</text:p>
          </table:table-cell>
          <table:table-cell office:value-type="float" office:value="-1.37906" calcext:value-type="float">
            <text:p>-1.37906</text:p>
          </table:table-cell>
          <table:table-cell office:value-type="float" office:value="-0.076614" calcext:value-type="float">
            <text:p>-0.076614</text:p>
          </table:table-cell>
          <table:table-cell table:formula="of:=[.$B$1]*[.H105]+(1-[.$B$1])*[.K104]" office:value-type="float" office:value="11.2918693100551" calcext:value-type="float">
            <text:p>11.2918693101</text:p>
          </table:table-cell>
          <table:table-cell table:formula="of:=[.$B$1]*[.I105]+(1-[.$B$1])*[.L104]" office:value-type="float" office:value="-2.13259719957256" calcext:value-type="float">
            <text:p>-2.1325971996</text:p>
          </table:table-cell>
          <table:table-cell table:formula="of:=[.$B$1]*[.J105]+(1-[.$B$1])*[.M104]" office:value-type="float" office:value="0.618469136558181" calcext:value-type="float">
            <text:p>0.6184691366</text:p>
          </table:table-cell>
          <table:table-cell table:formula="of:=[.H105]-[.D$1]" office:value-type="float" office:value="17.900968620979" calcext:value-type="float">
            <text:p>17.900968621</text:p>
          </table:table-cell>
          <table:table-cell table:formula="of:=[.I105]-[.E$1]" office:value-type="float" office:value="-1.0654834384952" calcext:value-type="float">
            <text:p>-1.0654834385</text:p>
          </table:table-cell>
          <table:table-cell table:formula="of:=[.J105]-[.F$1]" office:value-type="float" office:value="-0.860139985196958" calcext:value-type="float">
            <text:p>-0.8601399852</text:p>
          </table:table-cell>
          <table:table-cell table:formula="of:=[.K105]-[.D$1]" office:value-type="float" office:value="17.6240549310341" calcext:value-type="float">
            <text:p>17.624054931</text:p>
          </table:table-cell>
          <table:table-cell table:formula="of:=[.L105]-[.E$1]" office:value-type="float" office:value="-1.81902063806776" calcext:value-type="float">
            <text:p>-1.8190206381</text:p>
          </table:table-cell>
          <table:table-cell table:formula="of:=[.M105]-[.F$1]" office:value-type="float" office:value="-0.165056848638777" calcext:value-type="float">
            <text:p>-0.1650568486</text:p>
          </table:table-cell>
          <table:table-cell table:formula="of:=SQRT([.Q105]^2+[.R105]^2+[.S105]^2)" office:value-type="float" office:value="17.7184477891577" calcext:value-type="float">
            <text:p>17.7184477892</text:p>
          </table:table-cell>
          <table:table-cell table:formula="of:=[.U104]+([.$A105]-[.$A104])/1000*([.N104]+[.N105])/2" office:value-type="float" office:value="623.871986096242" calcext:value-type="float">
            <text:p>623.8719860962</text:p>
          </table:table-cell>
          <table:table-cell table:formula="of:=[.V104]+([.$A105]-[.$A104])/1000*([.O104]+[.O105])/2" office:value-type="float" office:value="-74.0892844822729" calcext:value-type="float">
            <text:p>-74.0892844823</text:p>
          </table:table-cell>
          <table:table-cell table:formula="of:=[.W104]+([.$A105]-[.$A104])/1000*([.P104]+[.P105])/2" office:value-type="float" office:value="4.69403767041174" calcext:value-type="float">
            <text:p>4.6940376704</text:p>
          </table:table-cell>
          <table:table-cell table:formula="of:=SQRT([.U105]^2+[.V105]^2+[.W105]^2)" office:value-type="float" office:value="628.273436570747" calcext:value-type="float">
            <text:p>628.2734365707</text:p>
          </table:table-cell>
          <table:table-cell office:value-type="float" office:value="11.65094" calcext:value-type="float">
            <text:p>11.65094</text:p>
          </table:table-cell>
          <table:table-cell office:value-type="float" office:value="220.98259" calcext:value-type="float">
            <text:p>220.98259</text:p>
          </table:table-cell>
          <table:table-cell office:value-type="float" office:value="82.329697" calcext:value-type="float">
            <text:p>82.329697</text:p>
          </table:table-cell>
          <table:table-cell office:value-type="float" office:value="7.102475" calcext:value-type="float">
            <text:p>7.102475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3722" calcext:value-type="float">
            <text:p>613722</text:p>
          </table:table-cell>
          <table:table-cell office:value-type="float" office:value="31.129999" calcext:value-type="float">
            <text:p>31.129999</text:p>
          </table:table-cell>
          <table:table-cell office:value-type="float" office:value="80354" calcext:value-type="float">
            <text:p>80354</text:p>
          </table:table-cell>
          <table:table-cell office:value-type="float" office:value="1913.642822" calcext:value-type="float">
            <text:p>1913.642822</text:p>
          </table:table-cell>
          <table:table-cell office:value-type="float" office:value="202.520996" calcext:value-type="float">
            <text:p>202.520996</text:p>
          </table:table-cell>
          <table:table-cell office:value-type="float" office:value="-7.117477" calcext:value-type="float">
            <text:p>-7.117477</text:p>
          </table:table-cell>
          <table:table-cell office:value-type="float" office:value="-1.20386" calcext:value-type="float">
            <text:p>-1.20386</text:p>
          </table:table-cell>
          <table:table-cell office:value-type="float" office:value="8.887277" calcext:value-type="float">
            <text:p>8.887277</text:p>
          </table:table-cell>
          <table:table-cell office:value-type="float" office:value="-1.225831" calcext:value-type="float">
            <text:p>-1.225831</text:p>
          </table:table-cell>
          <table:table-cell office:value-type="float" office:value="0.995988" calcext:value-type="float">
            <text:p>0.995988</text:p>
          </table:table-cell>
          <table:table-cell table:formula="of:=[.$B$1]*[.H106]+(1-[.$B$1])*[.K105]" office:value-type="float" office:value="11.0514100790496" calcext:value-type="float">
            <text:p>11.051410079</text:p>
          </table:table-cell>
          <table:table-cell table:formula="of:=[.$B$1]*[.I106]+(1-[.$B$1])*[.L105]" office:value-type="float" office:value="-2.0419205796153" calcext:value-type="float">
            <text:p>-2.0419205796</text:p>
          </table:table-cell>
          <table:table-cell table:formula="of:=[.$B$1]*[.J106]+(1-[.$B$1])*[.M105]" office:value-type="float" office:value="0.656221022902363" calcext:value-type="float">
            <text:p>0.6562210229</text:p>
          </table:table-cell>
          <table:table-cell table:formula="of:=[.H106]-[.D$1]" office:value-type="float" office:value="15.219462620979" calcext:value-type="float">
            <text:p>15.219462621</text:p>
          </table:table-cell>
          <table:table-cell table:formula="of:=[.I106]-[.E$1]" office:value-type="float" office:value="-0.9122544384952" calcext:value-type="float">
            <text:p>-0.9122544385</text:p>
          </table:table-cell>
          <table:table-cell table:formula="of:=[.J106]-[.F$1]" office:value-type="float" office:value="0.212462014803042" calcext:value-type="float">
            <text:p>0.2124620148</text:p>
          </table:table-cell>
          <table:table-cell table:formula="of:=[.K106]-[.D$1]" office:value-type="float" office:value="17.3835957000286" calcext:value-type="float">
            <text:p>17.3835957</text:p>
          </table:table-cell>
          <table:table-cell table:formula="of:=[.L106]-[.E$1]" office:value-type="float" office:value="-1.7283440181105" calcext:value-type="float">
            <text:p>-1.7283440181</text:p>
          </table:table-cell>
          <table:table-cell table:formula="of:=[.M106]-[.F$1]" office:value-type="float" office:value="-0.127304962294596" calcext:value-type="float">
            <text:p>-0.1273049623</text:p>
          </table:table-cell>
          <table:table-cell table:formula="of:=SQRT([.Q106]^2+[.R106]^2+[.S106]^2)" office:value-type="float" office:value="17.4697675731653" calcext:value-type="float">
            <text:p>17.4697675732</text:p>
          </table:table-cell>
          <table:table-cell table:formula="of:=[.U105]+([.$A106]-[.$A105])/1000*([.N105]+[.N106])/2" office:value-type="float" office:value="630.628554069602" calcext:value-type="float">
            <text:p>630.6285540696</text:p>
          </table:table-cell>
          <table:table-cell table:formula="of:=[.V105]+([.$A106]-[.$A105])/1000*([.O105]+[.O106])/2" office:value-type="float" office:value="-74.4927430091789" calcext:value-type="float">
            <text:p>-74.4927430092</text:p>
          </table:table-cell>
          <table:table-cell table:formula="of:=[.W105]+([.$A106]-[.$A105])/1000*([.P105]+[.P106])/2" office:value-type="float" office:value="4.56191136445138" calcext:value-type="float">
            <text:p>4.5619113645</text:p>
          </table:table-cell>
          <table:table-cell table:formula="of:=SQRT([.U106]^2+[.V106]^2+[.W106]^2)" office:value-type="float" office:value="635.029411133252" calcext:value-type="float">
            <text:p>635.0294111333</text:p>
          </table:table-cell>
          <table:table-cell office:value-type="float" office:value="9.026535" calcext:value-type="float">
            <text:p>9.026535</text:p>
          </table:table-cell>
          <table:table-cell office:value-type="float" office:value="218.761841" calcext:value-type="float">
            <text:p>218.761841</text:p>
          </table:table-cell>
          <table:table-cell office:value-type="float" office:value="81.368576" calcext:value-type="float">
            <text:p>81.368576</text:p>
          </table:table-cell>
          <table:table-cell office:value-type="float" office:value="6.86295" calcext:value-type="float">
            <text:p>6.86295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4129" calcext:value-type="float">
            <text:p>614129</text:p>
          </table:table-cell>
          <table:table-cell office:value-type="float" office:value="31.110001" calcext:value-type="float">
            <text:p>31.110001</text:p>
          </table:table-cell>
          <table:table-cell office:value-type="float" office:value="80374" calcext:value-type="float">
            <text:p>80374</text:p>
          </table:table-cell>
          <table:table-cell office:value-type="float" office:value="1911.631226" calcext:value-type="float">
            <text:p>1911.631226</text:p>
          </table:table-cell>
          <table:table-cell office:value-type="float" office:value="200.509399" calcext:value-type="float">
            <text:p>200.509399</text:p>
          </table:table-cell>
          <table:table-cell office:value-type="float" office:value="-4.942498" calcext:value-type="float">
            <text:p>-4.942498</text:p>
          </table:table-cell>
          <table:table-cell office:value-type="float" office:value="-1.277888" calcext:value-type="float">
            <text:p>-1.277888</text:p>
          </table:table-cell>
          <table:table-cell office:value-type="float" office:value="15.782578" calcext:value-type="float">
            <text:p>15.782578</text:p>
          </table:table-cell>
          <table:table-cell office:value-type="float" office:value="-2.298434" calcext:value-type="float">
            <text:p>-2.298434</text:p>
          </table:table-cell>
          <table:table-cell office:value-type="float" office:value="0.383072" calcext:value-type="float">
            <text:p>0.383072</text:p>
          </table:table-cell>
          <table:table-cell table:formula="of:=[.$B$1]*[.H107]+(1-[.$B$1])*[.K106]" office:value-type="float" office:value="11.5245268711446" calcext:value-type="float">
            <text:p>11.5245268711</text:p>
          </table:table-cell>
          <table:table-cell table:formula="of:=[.$B$1]*[.I107]+(1-[.$B$1])*[.L106]" office:value-type="float" office:value="-2.06757192165377" calcext:value-type="float">
            <text:p>-2.0675719217</text:p>
          </table:table-cell>
          <table:table-cell table:formula="of:=[.$B$1]*[.J107]+(1-[.$B$1])*[.M106]" office:value-type="float" office:value="0.628906120612127" calcext:value-type="float">
            <text:p>0.6289061206</text:p>
          </table:table-cell>
          <table:table-cell table:formula="of:=[.H107]-[.D$1]" office:value-type="float" office:value="22.114763620979" calcext:value-type="float">
            <text:p>22.114763621</text:p>
          </table:table-cell>
          <table:table-cell table:formula="of:=[.I107]-[.E$1]" office:value-type="float" office:value="-1.9848574384952" calcext:value-type="float">
            <text:p>-1.9848574385</text:p>
          </table:table-cell>
          <table:table-cell table:formula="of:=[.J107]-[.F$1]" office:value-type="float" office:value="-0.400453985196958" calcext:value-type="float">
            <text:p>-0.4004539852</text:p>
          </table:table-cell>
          <table:table-cell table:formula="of:=[.K107]-[.D$1]" office:value-type="float" office:value="17.8567124921237" calcext:value-type="float">
            <text:p>17.8567124921</text:p>
          </table:table-cell>
          <table:table-cell table:formula="of:=[.L107]-[.E$1]" office:value-type="float" office:value="-1.75399536014897" calcext:value-type="float">
            <text:p>-1.7539953601</text:p>
          </table:table-cell>
          <table:table-cell table:formula="of:=[.M107]-[.F$1]" office:value-type="float" office:value="-0.154619864584832" calcext:value-type="float">
            <text:p>-0.1546198646</text:p>
          </table:table-cell>
          <table:table-cell table:formula="of:=SQRT([.Q107]^2+[.R107]^2+[.S107]^2)" office:value-type="float" office:value="17.9433159714784" calcext:value-type="float">
            <text:p>17.9433159715</text:p>
          </table:table-cell>
          <table:table-cell table:formula="of:=[.U106]+([.$A107]-[.$A106])/1000*([.N106]+[.N107])/2" office:value-type="float" office:value="638.22606910984" calcext:value-type="float">
            <text:p>638.2260691098</text:p>
          </table:table-cell>
          <table:table-cell table:formula="of:=[.V106]+([.$A107]-[.$A106])/1000*([.O106]+[.O107])/2" office:value-type="float" office:value="-75.0823052761465" calcext:value-type="float">
            <text:p>-75.0823052761</text:p>
          </table:table-cell>
          <table:table-cell table:formula="of:=[.W106]+([.$A107]-[.$A106])/1000*([.P106]+[.P107])/2" office:value-type="float" office:value="4.52365499847622" calcext:value-type="float">
            <text:p>4.5236549985</text:p>
          </table:table-cell>
          <table:table-cell table:formula="of:=SQRT([.U107]^2+[.V107]^2+[.W107]^2)" office:value-type="float" office:value="642.643237972301" calcext:value-type="float">
            <text:p>642.6432379723</text:p>
          </table:table-cell>
          <table:table-cell office:value-type="float" office:value="15.953661" calcext:value-type="float">
            <text:p>15.953661</text:p>
          </table:table-cell>
          <table:table-cell office:value-type="float" office:value="216.935593" calcext:value-type="float">
            <text:p>216.935593</text:p>
          </table:table-cell>
          <table:table-cell office:value-type="float" office:value="81.013672" calcext:value-type="float">
            <text:p>81.013672</text:p>
          </table:table-cell>
          <table:table-cell office:value-type="float" office:value="7.21343" calcext:value-type="float">
            <text:p>7.21343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4544" calcext:value-type="float">
            <text:p>614544</text:p>
          </table:table-cell>
          <table:table-cell office:value-type="float" office:value="31.129999" calcext:value-type="float">
            <text:p>31.129999</text:p>
          </table:table-cell>
          <table:table-cell office:value-type="float" office:value="80391" calcext:value-type="float">
            <text:p>80391</text:p>
          </table:table-cell>
          <table:table-cell office:value-type="float" office:value="1909.96582" calcext:value-type="float">
            <text:p>1909.96582</text:p>
          </table:table-cell>
          <table:table-cell office:value-type="float" office:value="198.843994" calcext:value-type="float">
            <text:p>198.843994</text:p>
          </table:table-cell>
          <table:table-cell office:value-type="float" office:value="-4.013025" calcext:value-type="float">
            <text:p>-4.013025</text:p>
          </table:table-cell>
          <table:table-cell office:value-type="float" office:value="-1.332047" calcext:value-type="float">
            <text:p>-1.332047</text:p>
          </table:table-cell>
          <table:table-cell office:value-type="float" office:value="11.109096" calcext:value-type="float">
            <text:p>11.109096</text:p>
          </table:table-cell>
          <table:table-cell office:value-type="float" office:value="-1.991976" calcext:value-type="float">
            <text:p>-1.991976</text:p>
          </table:table-cell>
          <table:table-cell office:value-type="float" office:value="1.225831" calcext:value-type="float">
            <text:p>1.225831</text:p>
          </table:table-cell>
          <table:table-cell table:formula="of:=[.$B$1]*[.H108]+(1-[.$B$1])*[.K107]" office:value-type="float" office:value="11.4829837840302" calcext:value-type="float">
            <text:p>11.482983784</text:p>
          </table:table-cell>
          <table:table-cell table:formula="of:=[.$B$1]*[.I108]+(1-[.$B$1])*[.L107]" office:value-type="float" office:value="-2.06001232948839" calcext:value-type="float">
            <text:p>-2.0600123295</text:p>
          </table:table-cell>
          <table:table-cell table:formula="of:=[.$B$1]*[.J108]+(1-[.$B$1])*[.M107]" office:value-type="float" office:value="0.688598608550914" calcext:value-type="float">
            <text:p>0.6885986086</text:p>
          </table:table-cell>
          <table:table-cell table:formula="of:=[.H108]-[.D$1]" office:value-type="float" office:value="17.441281620979" calcext:value-type="float">
            <text:p>17.441281621</text:p>
          </table:table-cell>
          <table:table-cell table:formula="of:=[.I108]-[.E$1]" office:value-type="float" office:value="-1.6783994384952" calcext:value-type="float">
            <text:p>-1.6783994385</text:p>
          </table:table-cell>
          <table:table-cell table:formula="of:=[.J108]-[.F$1]" office:value-type="float" office:value="0.442305014803041" calcext:value-type="float">
            <text:p>0.4423050148</text:p>
          </table:table-cell>
          <table:table-cell table:formula="of:=[.K108]-[.D$1]" office:value-type="float" office:value="17.8151694050092" calcext:value-type="float">
            <text:p>17.815169405</text:p>
          </table:table-cell>
          <table:table-cell table:formula="of:=[.L108]-[.E$1]" office:value-type="float" office:value="-1.74643576798359" calcext:value-type="float">
            <text:p>-1.746435768</text:p>
          </table:table-cell>
          <table:table-cell table:formula="of:=[.M108]-[.F$1]" office:value-type="float" office:value="-0.0949273766460444" calcext:value-type="float">
            <text:p>-0.0949273766</text:p>
          </table:table-cell>
          <table:table-cell table:formula="of:=SQRT([.Q108]^2+[.R108]^2+[.S108]^2)" office:value-type="float" office:value="17.9008186971352" calcext:value-type="float">
            <text:p>17.9008186971</text:p>
          </table:table-cell>
          <table:table-cell table:formula="of:=[.U107]+([.$A108]-[.$A107])/1000*([.N107]+[.N108])/2" office:value-type="float" office:value="646.433948497546" calcext:value-type="float">
            <text:p>646.4339484975</text:p>
          </table:table-cell>
          <table:table-cell table:formula="of:=[.V107]+([.$A108]-[.$A107])/1000*([.O107]+[.O108])/2" office:value-type="float" office:value="-75.842431078122" calcext:value-type="float">
            <text:p>-75.8424310781</text:p>
          </table:table-cell>
          <table:table-cell table:formula="of:=[.W107]+([.$A108]-[.$A107])/1000*([.P107]+[.P108])/2" office:value-type="float" office:value="4.53233908711948" calcext:value-type="float">
            <text:p>4.5323390871</text:p>
          </table:table-cell>
          <table:table-cell table:formula="of:=SQRT([.U108]^2+[.V108]^2+[.W108]^2)" office:value-type="float" office:value="650.883604202448" calcext:value-type="float">
            <text:p>650.8836042024</text:p>
          </table:table-cell>
          <table:table-cell office:value-type="float" office:value="11.352649" calcext:value-type="float">
            <text:p>11.352649</text:p>
          </table:table-cell>
          <table:table-cell office:value-type="float" office:value="214.919968" calcext:value-type="float">
            <text:p>214.919968</text:p>
          </table:table-cell>
          <table:table-cell office:value-type="float" office:value="80.305344" calcext:value-type="float">
            <text:p>80.305344</text:p>
          </table:table-cell>
          <table:table-cell office:value-type="float" office:value="7.202217" calcext:value-type="float">
            <text:p>7.202217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4954" calcext:value-type="float">
            <text:p>614954</text:p>
          </table:table-cell>
          <table:table-cell office:value-type="float" office:value="31.139999" calcext:value-type="float">
            <text:p>31.139999</text:p>
          </table:table-cell>
          <table:table-cell office:value-type="float" office:value="80431" calcext:value-type="float">
            <text:p>80431</text:p>
          </table:table-cell>
          <table:table-cell office:value-type="float" office:value="1905.892456" calcext:value-type="float">
            <text:p>1905.892456</text:p>
          </table:table-cell>
          <table:table-cell office:value-type="float" office:value="194.77063" calcext:value-type="float">
            <text:p>194.77063</text:p>
          </table:table-cell>
          <table:table-cell office:value-type="float" office:value="-9.935035" calcext:value-type="float">
            <text:p>-9.935035</text:p>
          </table:table-cell>
          <table:table-cell office:value-type="float" office:value="-1.502394" calcext:value-type="float">
            <text:p>-1.502394</text:p>
          </table:table-cell>
          <table:table-cell office:value-type="float" office:value="12.488156" calcext:value-type="float">
            <text:p>12.488156</text:p>
          </table:table-cell>
          <table:table-cell office:value-type="float" office:value="-1.608904" calcext:value-type="float">
            <text:p>-1.608904</text:p>
          </table:table-cell>
          <table:table-cell office:value-type="float" office:value="0.536301" calcext:value-type="float">
            <text:p>0.536301</text:p>
          </table:table-cell>
          <table:table-cell table:formula="of:=[.$B$1]*[.H109]+(1-[.$B$1])*[.K108]" office:value-type="float" office:value="11.5835010056272" calcext:value-type="float">
            <text:p>11.5835010056</text:p>
          </table:table-cell>
          <table:table-cell table:formula="of:=[.$B$1]*[.I109]+(1-[.$B$1])*[.L108]" office:value-type="float" office:value="-2.01490149653955" calcext:value-type="float">
            <text:p>-2.0149014965</text:p>
          </table:table-cell>
          <table:table-cell table:formula="of:=[.$B$1]*[.J109]+(1-[.$B$1])*[.M108]" office:value-type="float" office:value="0.673368847695823" calcext:value-type="float">
            <text:p>0.6733688477</text:p>
          </table:table-cell>
          <table:table-cell table:formula="of:=[.H109]-[.D$1]" office:value-type="float" office:value="18.820341620979" calcext:value-type="float">
            <text:p>18.820341621</text:p>
          </table:table-cell>
          <table:table-cell table:formula="of:=[.I109]-[.E$1]" office:value-type="float" office:value="-1.2953274384952" calcext:value-type="float">
            <text:p>-1.2953274385</text:p>
          </table:table-cell>
          <table:table-cell table:formula="of:=[.J109]-[.F$1]" office:value-type="float" office:value="-0.247224985196958" calcext:value-type="float">
            <text:p>-0.2472249852</text:p>
          </table:table-cell>
          <table:table-cell table:formula="of:=[.K109]-[.D$1]" office:value-type="float" office:value="17.9156866266062" calcext:value-type="float">
            <text:p>17.9156866266</text:p>
          </table:table-cell>
          <table:table-cell table:formula="of:=[.L109]-[.E$1]" office:value-type="float" office:value="-1.70132493503475" calcext:value-type="float">
            <text:p>-1.701324935</text:p>
          </table:table-cell>
          <table:table-cell table:formula="of:=[.M109]-[.F$1]" office:value-type="float" office:value="-0.110157137501136" calcext:value-type="float">
            <text:p>-0.1101571375</text:p>
          </table:table-cell>
          <table:table-cell table:formula="of:=SQRT([.Q109]^2+[.R109]^2+[.S109]^2)" office:value-type="float" office:value="17.9966238064885" calcext:value-type="float">
            <text:p>17.9966238065</text:p>
          </table:table-cell>
          <table:table-cell table:formula="of:=[.U108]+([.$A109]-[.$A108])/1000*([.N108]+[.N109])/2" office:value-type="float" office:value="653.867581262148" calcext:value-type="float">
            <text:p>653.8675812621</text:p>
          </table:table-cell>
          <table:table-cell table:formula="of:=[.V108]+([.$A109]-[.$A108])/1000*([.O108]+[.O109])/2" office:value-type="float" office:value="-76.452045087905" calcext:value-type="float">
            <text:p>-76.4520450879</text:p>
          </table:table-cell>
          <table:table-cell table:formula="of:=[.W108]+([.$A109]-[.$A108])/1000*([.P108]+[.P109])/2" office:value-type="float" office:value="4.57233049318873" calcext:value-type="float">
            <text:p>4.5723304932</text:p>
          </table:table-cell>
          <table:table-cell table:formula="of:=SQRT([.U109]^2+[.V109]^2+[.W109]^2)" office:value-type="float" office:value="658.337782016097" calcext:value-type="float">
            <text:p>658.3377820161</text:p>
          </table:table-cell>
          <table:table-cell office:value-type="float" office:value="12.602787" calcext:value-type="float">
            <text:p>12.602787</text:p>
          </table:table-cell>
          <table:table-cell office:value-type="float" office:value="212.699738" calcext:value-type="float">
            <text:p>212.699738</text:p>
          </table:table-cell>
          <table:table-cell office:value-type="float" office:value="79.551727" calcext:value-type="float">
            <text:p>79.551727</text:p>
          </table:table-cell>
          <table:table-cell office:value-type="float" office:value="7.223334" calcext:value-type="float">
            <text:p>7.223334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5362" calcext:value-type="float">
            <text:p>615362</text:p>
          </table:table-cell>
          <table:table-cell office:value-type="float" office:value="31.139999" calcext:value-type="float">
            <text:p>31.139999</text:p>
          </table:table-cell>
          <table:table-cell office:value-type="float" office:value="80447" calcext:value-type="float">
            <text:p>80447</text:p>
          </table:table-cell>
          <table:table-cell office:value-type="float" office:value="1904.300659" calcext:value-type="float">
            <text:p>1904.300659</text:p>
          </table:table-cell>
          <table:table-cell office:value-type="float" office:value="193.178833" calcext:value-type="float">
            <text:p>193.178833</text:p>
          </table:table-cell>
          <table:table-cell office:value-type="float" office:value="-3.901463" calcext:value-type="float">
            <text:p>-3.901463</text:p>
          </table:table-cell>
          <table:table-cell office:value-type="float" office:value="-1.549898" calcext:value-type="float">
            <text:p>-1.549898</text:p>
          </table:table-cell>
          <table:table-cell office:value-type="float" office:value="15.935806" calcext:value-type="float">
            <text:p>15.935806</text:p>
          </table:table-cell>
          <table:table-cell office:value-type="float" office:value="-2.145205" calcext:value-type="float">
            <text:p>-2.145205</text:p>
          </table:table-cell>
          <table:table-cell office:value-type="float" office:value="0.766145" calcext:value-type="float">
            <text:p>0.766145</text:p>
          </table:table-cell>
          <table:table-cell table:formula="of:=[.$B$1]*[.H110]+(1-[.$B$1])*[.K109]" office:value-type="float" office:value="12.0187315050644" calcext:value-type="float">
            <text:p>12.0187315051</text:p>
          </table:table-cell>
          <table:table-cell table:formula="of:=[.$B$1]*[.I110]+(1-[.$B$1])*[.L109]" office:value-type="float" office:value="-2.0279318468856" calcext:value-type="float">
            <text:p>-2.0279318469</text:p>
          </table:table-cell>
          <table:table-cell table:formula="of:=[.$B$1]*[.J110]+(1-[.$B$1])*[.M109]" office:value-type="float" office:value="0.68264646292624" calcext:value-type="float">
            <text:p>0.6826464629</text:p>
          </table:table-cell>
          <table:table-cell table:formula="of:=[.H110]-[.D$1]" office:value-type="float" office:value="22.267991620979" calcext:value-type="float">
            <text:p>22.267991621</text:p>
          </table:table-cell>
          <table:table-cell table:formula="of:=[.I110]-[.E$1]" office:value-type="float" office:value="-1.8316284384952" calcext:value-type="float">
            <text:p>-1.8316284385</text:p>
          </table:table-cell>
          <table:table-cell table:formula="of:=[.J110]-[.F$1]" office:value-type="float" office:value="-0.0173809851969584" calcext:value-type="float">
            <text:p>-0.0173809852</text:p>
          </table:table-cell>
          <table:table-cell table:formula="of:=[.K110]-[.D$1]" office:value-type="float" office:value="18.3509171260435" calcext:value-type="float">
            <text:p>18.350917126</text:p>
          </table:table-cell>
          <table:table-cell table:formula="of:=[.L110]-[.E$1]" office:value-type="float" office:value="-1.7143552853808" calcext:value-type="float">
            <text:p>-1.7143552854</text:p>
          </table:table-cell>
          <table:table-cell table:formula="of:=[.M110]-[.F$1]" office:value-type="float" office:value="-0.100879522270718" calcext:value-type="float">
            <text:p>-0.1008795223</text:p>
          </table:table-cell>
          <table:table-cell table:formula="of:=SQRT([.Q110]^2+[.R110]^2+[.S110]^2)" office:value-type="float" office:value="18.4310973653074" calcext:value-type="float">
            <text:p>18.4310973653</text:p>
          </table:table-cell>
          <table:table-cell table:formula="of:=[.U109]+([.$A110]-[.$A109])/1000*([.N109]+[.N110])/2" office:value-type="float" office:value="662.249601243507" calcext:value-type="float">
            <text:p>662.2496012435</text:p>
          </table:table-cell>
          <table:table-cell table:formula="of:=[.V109]+([.$A110]-[.$A109])/1000*([.O109]+[.O110])/2" office:value-type="float" office:value="-77.089944086811" calcext:value-type="float">
            <text:p>-77.0899440868</text:p>
          </table:table-cell>
          <table:table-cell table:formula="of:=[.W109]+([.$A110]-[.$A109])/1000*([.P109]+[.P110])/2" office:value-type="float" office:value="4.51835087522837" calcext:value-type="float">
            <text:p>4.5183508752</text:p>
          </table:table-cell>
          <table:table-cell table:formula="of:=SQRT([.U110]^2+[.V110]^2+[.W110]^2)" office:value-type="float" office:value="666.736686647078" calcext:value-type="float">
            <text:p>666.7366866471</text:p>
          </table:table-cell>
          <table:table-cell office:value-type="float" office:value="16.097788" calcext:value-type="float">
            <text:p>16.097788</text:p>
          </table:table-cell>
          <table:table-cell office:value-type="float" office:value="210.731186" calcext:value-type="float">
            <text:p>210.731186</text:p>
          </table:table-cell>
          <table:table-cell office:value-type="float" office:value="79.130463" calcext:value-type="float">
            <text:p>79.130463</text:p>
          </table:table-cell>
          <table:table-cell office:value-type="float" office:value="7.552469" calcext:value-type="float">
            <text:p>7.552469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15763" calcext:value-type="float">
            <text:p>615763</text:p>
          </table:table-cell>
          <table:table-cell office:value-type="float" office:value="31.15" calcext:value-type="float">
            <text:p>31.15</text:p>
          </table:table-cell>
          <table:table-cell office:value-type="float" office:value="80474" calcext:value-type="float">
            <text:p>80474</text:p>
          </table:table-cell>
          <table:table-cell office:value-type="float" office:value="1901.616577" calcext:value-type="float">
            <text:p>1901.616577</text:p>
          </table:table-cell>
          <table:table-cell office:value-type="float" office:value="190.494751" calcext:value-type="float">
            <text:p>190.494751</text:p>
          </table:table-cell>
          <table:table-cell office:value-type="float" office:value="-6.693471" calcext:value-type="float">
            <text:p>-6.693471</text:p>
          </table:table-cell>
          <table:table-cell office:value-type="float" office:value="-1.651746" calcext:value-type="float">
            <text:p>-1.651746</text:p>
          </table:table-cell>
          <table:table-cell office:value-type="float" office:value="14.556746" calcext:value-type="float">
            <text:p>14.556746</text:p>
          </table:table-cell>
          <table:table-cell office:value-type="float" office:value="-2.834735" calcext:value-type="float">
            <text:p>-2.834735</text:p>
          </table:table-cell>
          <table:table-cell office:value-type="float" office:value="0.68953" calcext:value-type="float">
            <text:p>0.68953</text:p>
          </table:table-cell>
          <table:table-cell table:formula="of:=[.$B$1]*[.H111]+(1-[.$B$1])*[.K110]" office:value-type="float" office:value="12.272532954558" calcext:value-type="float">
            <text:p>12.2725329546</text:p>
          </table:table-cell>
          <table:table-cell table:formula="of:=[.$B$1]*[.I111]+(1-[.$B$1])*[.L110]" office:value-type="float" office:value="-2.10861216219704" calcext:value-type="float">
            <text:p>-2.1086121622</text:p>
          </table:table-cell>
          <table:table-cell table:formula="of:=[.$B$1]*[.J111]+(1-[.$B$1])*[.M110]" office:value-type="float" office:value="0.683334816633616" calcext:value-type="float">
            <text:p>0.6833348166</text:p>
          </table:table-cell>
          <table:table-cell table:formula="of:=[.H111]-[.D$1]" office:value-type="float" office:value="20.888931620979" calcext:value-type="float">
            <text:p>20.888931621</text:p>
          </table:table-cell>
          <table:table-cell table:formula="of:=[.I111]-[.E$1]" office:value-type="float" office:value="-2.5211584384952" calcext:value-type="float">
            <text:p>-2.5211584385</text:p>
          </table:table-cell>
          <table:table-cell table:formula="of:=[.J111]-[.F$1]" office:value-type="float" office:value="-0.0939959851969583" calcext:value-type="float">
            <text:p>-0.0939959852</text:p>
          </table:table-cell>
          <table:table-cell table:formula="of:=[.K111]-[.D$1]" office:value-type="float" office:value="18.604718575537" calcext:value-type="float">
            <text:p>18.6047185755</text:p>
          </table:table-cell>
          <table:table-cell table:formula="of:=[.L111]-[.E$1]" office:value-type="float" office:value="-1.79503560069224" calcext:value-type="float">
            <text:p>-1.7950356007</text:p>
          </table:table-cell>
          <table:table-cell table:formula="of:=[.M111]-[.F$1]" office:value-type="float" office:value="-0.100191168563342" calcext:value-type="float">
            <text:p>-0.1001911686</text:p>
          </table:table-cell>
          <table:table-cell table:formula="of:=SQRT([.Q111]^2+[.R111]^2+[.S111]^2)" office:value-type="float" office:value="18.6913815528158" calcext:value-type="float">
            <text:p>18.6913815528</text:p>
          </table:table-cell>
          <table:table-cell table:formula="of:=[.U110]+([.$A111]-[.$A110])/1000*([.N110]+[.N111])/2" office:value-type="float" office:value="670.90256435352" calcext:value-type="float">
            <text:p>670.9025643535</text:p>
          </table:table-cell>
          <table:table-cell table:formula="of:=[.V110]+([.$A111]-[.$A110])/1000*([.O110]+[.O111])/2" office:value-type="float" office:value="-77.9626778556476" calcext:value-type="float">
            <text:p>-77.9626778556</text:p>
          </table:table-cell>
          <table:table-cell table:formula="of:=[.W110]+([.$A111]-[.$A110])/1000*([.P110]+[.P111])/2" office:value-type="float" office:value="4.49601979266439" calcext:value-type="float">
            <text:p>4.4960197927</text:p>
          </table:table-cell>
          <table:table-cell table:formula="of:=SQRT([.U111]^2+[.V111]^2+[.W111]^2)" office:value-type="float" office:value="675.432190666486" calcext:value-type="float">
            <text:p>675.4321906665</text:p>
          </table:table-cell>
          <table:table-cell office:value-type="float" office:value="14.846213" calcext:value-type="float">
            <text:p>14.846213</text:p>
          </table:table-cell>
          <table:table-cell office:value-type="float" office:value="208.635864" calcext:value-type="float">
            <text:p>208.635864</text:p>
          </table:table-cell>
          <table:table-cell office:value-type="float" office:value="78.571388" calcext:value-type="float">
            <text:p>78.571388</text:p>
          </table:table-cell>
          <table:table-cell office:value-type="float" office:value="7.763654" calcext:value-type="float">
            <text:p>7.763654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6182" calcext:value-type="float">
            <text:p>616182</text:p>
          </table:table-cell>
          <table:table-cell office:value-type="float" office:value="31.15" calcext:value-type="float">
            <text:p>31.15</text:p>
          </table:table-cell>
          <table:table-cell office:value-type="float" office:value="80494" calcext:value-type="float">
            <text:p>80494</text:p>
          </table:table-cell>
          <table:table-cell office:value-type="float" office:value="1899.628662" calcext:value-type="float">
            <text:p>1899.628662</text:p>
          </table:table-cell>
          <table:table-cell office:value-type="float" office:value="188.506836" calcext:value-type="float">
            <text:p>188.506836</text:p>
          </table:table-cell>
          <table:table-cell office:value-type="float" office:value="-4.744427" calcext:value-type="float">
            <text:p>-4.744427</text:p>
          </table:table-cell>
          <table:table-cell office:value-type="float" office:value="-1.712984" calcext:value-type="float">
            <text:p>-1.712984</text:p>
          </table:table-cell>
          <table:table-cell office:value-type="float" office:value="15.629349" calcext:value-type="float">
            <text:p>15.629349</text:p>
          </table:table-cell>
          <table:table-cell office:value-type="float" office:value="-2.451663" calcext:value-type="float">
            <text:p>-2.451663</text:p>
          </table:table-cell>
          <table:table-cell office:value-type="float" office:value="0.459687" calcext:value-type="float">
            <text:p>0.459687</text:p>
          </table:table-cell>
          <table:table-cell table:formula="of:=[.$B$1]*[.H112]+(1-[.$B$1])*[.K111]" office:value-type="float" office:value="12.6082145591022" calcext:value-type="float">
            <text:p>12.6082145591</text:p>
          </table:table-cell>
          <table:table-cell table:formula="of:=[.$B$1]*[.I112]+(1-[.$B$1])*[.L111]" office:value-type="float" office:value="-2.14291724597734" calcext:value-type="float">
            <text:p>-2.142917246</text:p>
          </table:table-cell>
          <table:table-cell table:formula="of:=[.$B$1]*[.J112]+(1-[.$B$1])*[.M111]" office:value-type="float" office:value="0.660970034970255" calcext:value-type="float">
            <text:p>0.660970035</text:p>
          </table:table-cell>
          <table:table-cell table:formula="of:=[.H112]-[.D$1]" office:value-type="float" office:value="21.961534620979" calcext:value-type="float">
            <text:p>21.961534621</text:p>
          </table:table-cell>
          <table:table-cell table:formula="of:=[.I112]-[.E$1]" office:value-type="float" office:value="-2.1380864384952" calcext:value-type="float">
            <text:p>-2.1380864385</text:p>
          </table:table-cell>
          <table:table-cell table:formula="of:=[.J112]-[.F$1]" office:value-type="float" office:value="-0.323838985196958" calcext:value-type="float">
            <text:p>-0.3238389852</text:p>
          </table:table-cell>
          <table:table-cell table:formula="of:=[.K112]-[.D$1]" office:value-type="float" office:value="18.9404001800812" calcext:value-type="float">
            <text:p>18.9404001801</text:p>
          </table:table-cell>
          <table:table-cell table:formula="of:=[.L112]-[.E$1]" office:value-type="float" office:value="-1.82934068447254" calcext:value-type="float">
            <text:p>-1.8293406845</text:p>
          </table:table-cell>
          <table:table-cell table:formula="of:=[.M112]-[.F$1]" office:value-type="float" office:value="-0.122555950226704" calcext:value-type="float">
            <text:p>-0.1225559502</text:p>
          </table:table-cell>
          <table:table-cell table:formula="of:=SQRT([.Q112]^2+[.R112]^2+[.S112]^2)" office:value-type="float" office:value="19.0289323474131" calcext:value-type="float">
            <text:p>19.0289323474</text:p>
          </table:table-cell>
          <table:table-cell table:formula="of:=[.U111]+([.$A112]-[.$A111])/1000*([.N111]+[.N112])/2" office:value-type="float" office:value="679.87973703121" calcext:value-type="float">
            <text:p>679.8797370312</text:p>
          </table:table-cell>
          <table:table-cell table:formula="of:=[.V111]+([.$A112]-[.$A111])/1000*([.O111]+[.O112])/2" office:value-type="float" office:value="-78.9387896573771" calcext:value-type="float">
            <text:p>-78.9387896574</text:p>
          </table:table-cell>
          <table:table-cell table:formula="of:=[.W111]+([.$A112]-[.$A111])/1000*([.P111]+[.P112])/2" office:value-type="float" office:value="4.40848336636687" calcext:value-type="float">
            <text:p>4.4084833664</text:p>
          </table:table-cell>
          <table:table-cell table:formula="of:=SQRT([.U112]^2+[.V112]^2+[.W112]^2)" office:value-type="float" office:value="684.461265568615" calcext:value-type="float">
            <text:p>684.4612655686</text:p>
          </table:table-cell>
          <table:table-cell office:value-type="float" office:value="15.827145" calcext:value-type="float">
            <text:p>15.827145</text:p>
          </table:table-cell>
          <table:table-cell office:value-type="float" office:value="206.576111" calcext:value-type="float">
            <text:p>206.576111</text:p>
          </table:table-cell>
          <table:table-cell office:value-type="float" office:value="78.068649" calcext:value-type="float">
            <text:p>78.068649</text:p>
          </table:table-cell>
          <table:table-cell office:value-type="float" office:value="8.030152" calcext:value-type="float">
            <text:p>8.030152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6589" calcext:value-type="float">
            <text:p>616589</text:p>
          </table:table-cell>
          <table:table-cell office:value-type="float" office:value="31.15" calcext:value-type="float">
            <text:p>31.15</text:p>
          </table:table-cell>
          <table:table-cell office:value-type="float" office:value="80527" calcext:value-type="float">
            <text:p>80527</text:p>
          </table:table-cell>
          <table:table-cell office:value-type="float" office:value="1896.293579" calcext:value-type="float">
            <text:p>1896.293579</text:p>
          </table:table-cell>
          <table:table-cell office:value-type="float" office:value="185.171753" calcext:value-type="float">
            <text:p>185.171753</text:p>
          </table:table-cell>
          <table:table-cell office:value-type="float" office:value="-8.194307" calcext:value-type="float">
            <text:p>-8.194307</text:p>
          </table:table-cell>
          <table:table-cell office:value-type="float" office:value="-1.841321" calcext:value-type="float">
            <text:p>-1.841321</text:p>
          </table:table-cell>
          <table:table-cell office:value-type="float" office:value="13.94383" calcext:value-type="float">
            <text:p>13.94383</text:p>
          </table:table-cell>
          <table:table-cell office:value-type="float" office:value="-1.37906" calcext:value-type="float">
            <text:p>-1.37906</text:p>
          </table:table-cell>
          <table:table-cell office:value-type="float" office:value="0" calcext:value-type="float">
            <text:p>0</text:p>
          </table:table-cell>
          <table:table-cell table:formula="of:=[.$B$1]*[.H113]+(1-[.$B$1])*[.K112]" office:value-type="float" office:value="12.741776103192" calcext:value-type="float">
            <text:p>12.7417761032</text:p>
          </table:table-cell>
          <table:table-cell table:formula="of:=[.$B$1]*[.I113]+(1-[.$B$1])*[.L112]" office:value-type="float" office:value="-2.0665315213796" calcext:value-type="float">
            <text:p>-2.0665315214</text:p>
          </table:table-cell>
          <table:table-cell table:formula="of:=[.$B$1]*[.J113]+(1-[.$B$1])*[.M112]" office:value-type="float" office:value="0.594873031473229" calcext:value-type="float">
            <text:p>0.5948730315</text:p>
          </table:table-cell>
          <table:table-cell table:formula="of:=[.H113]-[.D$1]" office:value-type="float" office:value="20.276015620979" calcext:value-type="float">
            <text:p>20.276015621</text:p>
          </table:table-cell>
          <table:table-cell table:formula="of:=[.I113]-[.E$1]" office:value-type="float" office:value="-1.0654834384952" calcext:value-type="float">
            <text:p>-1.0654834385</text:p>
          </table:table-cell>
          <table:table-cell table:formula="of:=[.J113]-[.F$1]" office:value-type="float" office:value="-0.783525985196958" calcext:value-type="float">
            <text:p>-0.7835259852</text:p>
          </table:table-cell>
          <table:table-cell table:formula="of:=[.K113]-[.D$1]" office:value-type="float" office:value="19.073961724171" calcext:value-type="float">
            <text:p>19.0739617242</text:p>
          </table:table-cell>
          <table:table-cell table:formula="of:=[.L113]-[.E$1]" office:value-type="float" office:value="-1.7529549598748" calcext:value-type="float">
            <text:p>-1.7529549599</text:p>
          </table:table-cell>
          <table:table-cell table:formula="of:=[.M113]-[.F$1]" office:value-type="float" office:value="-0.188652953723729" calcext:value-type="float">
            <text:p>-0.1886529537</text:p>
          </table:table-cell>
          <table:table-cell table:formula="of:=SQRT([.Q113]^2+[.R113]^2+[.S113]^2)" office:value-type="float" office:value="19.1552722999032" calcext:value-type="float">
            <text:p>19.1552722999</text:p>
          </table:table-cell>
          <table:table-cell table:formula="of:=[.U112]+([.$A113]-[.$A112])/1000*([.N112]+[.N113])/2" office:value-type="float" office:value="688.475078505448" calcext:value-type="float">
            <text:p>688.4750785054</text:p>
          </table:table-cell>
          <table:table-cell table:formula="of:=[.V112]+([.$A113]-[.$A112])/1000*([.O112]+[.O113])/2" office:value-type="float" office:value="-79.5907161273447" calcext:value-type="float">
            <text:p>-79.5907161273</text:p>
          </table:table-cell>
          <table:table-cell table:formula="of:=[.W112]+([.$A113]-[.$A112])/1000*([.P112]+[.P113])/2" office:value-type="float" office:value="4.1831345948917" calcext:value-type="float">
            <text:p>4.1831345949</text:p>
          </table:table-cell>
          <table:table-cell table:formula="of:=SQRT([.U113]^2+[.V113]^2+[.W113]^2)" office:value-type="float" office:value="693.072950295844" calcext:value-type="float">
            <text:p>693.0729502958</text:p>
          </table:table-cell>
          <table:table-cell office:value-type="float" office:value="14.01186" calcext:value-type="float">
            <text:p>14.01186</text:p>
          </table:table-cell>
          <table:table-cell office:value-type="float" office:value="204.257217" calcext:value-type="float">
            <text:p>204.257217</text:p>
          </table:table-cell>
          <table:table-cell office:value-type="float" office:value="77.318703" calcext:value-type="float">
            <text:p>77.318703</text:p>
          </table:table-cell>
          <table:table-cell office:value-type="float" office:value="8.098905" calcext:value-type="float">
            <text:p>8.098905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7003" calcext:value-type="float">
            <text:p>617003</text:p>
          </table:table-cell>
          <table:table-cell office:value-type="float" office:value="31.18" calcext:value-type="float">
            <text:p>31.18</text:p>
          </table:table-cell>
          <table:table-cell office:value-type="float" office:value="80553" calcext:value-type="float">
            <text:p>80553</text:p>
          </table:table-cell>
          <table:table-cell office:value-type="float" office:value="1893.658813" calcext:value-type="float">
            <text:p>1893.658813</text:p>
          </table:table-cell>
          <table:table-cell office:value-type="float" office:value="182.536987" calcext:value-type="float">
            <text:p>182.536987</text:p>
          </table:table-cell>
          <table:table-cell office:value-type="float" office:value="-6.364168" calcext:value-type="float">
            <text:p>-6.364168</text:p>
          </table:table-cell>
          <table:table-cell office:value-type="float" office:value="-1.930878" calcext:value-type="float">
            <text:p>-1.930878</text:p>
          </table:table-cell>
          <table:table-cell office:value-type="float" office:value="16.089035" calcext:value-type="float">
            <text:p>16.089035</text:p>
          </table:table-cell>
          <table:table-cell office:value-type="float" office:value="-3.217807" calcext:value-type="float">
            <text:p>-3.217807</text:p>
          </table:table-cell>
          <table:table-cell office:value-type="float" office:value="0.459687" calcext:value-type="float">
            <text:p>0.459687</text:p>
          </table:table-cell>
          <table:table-cell table:formula="of:=[.$B$1]*[.H114]+(1-[.$B$1])*[.K113]" office:value-type="float" office:value="13.0765019928728" calcext:value-type="float">
            <text:p>13.0765019929</text:p>
          </table:table-cell>
          <table:table-cell table:formula="of:=[.$B$1]*[.I114]+(1-[.$B$1])*[.L113]" office:value-type="float" office:value="-2.18165906924164" calcext:value-type="float">
            <text:p>-2.1816590692</text:p>
          </table:table-cell>
          <table:table-cell table:formula="of:=[.$B$1]*[.J114]+(1-[.$B$1])*[.M113]" office:value-type="float" office:value="0.581354428325906" calcext:value-type="float">
            <text:p>0.5813544283</text:p>
          </table:table-cell>
          <table:table-cell table:formula="of:=[.H114]-[.D$1]" office:value-type="float" office:value="22.421220620979" calcext:value-type="float">
            <text:p>22.421220621</text:p>
          </table:table-cell>
          <table:table-cell table:formula="of:=[.I114]-[.E$1]" office:value-type="float" office:value="-2.9042304384952" calcext:value-type="float">
            <text:p>-2.9042304385</text:p>
          </table:table-cell>
          <table:table-cell table:formula="of:=[.J114]-[.F$1]" office:value-type="float" office:value="-0.323838985196958" calcext:value-type="float">
            <text:p>-0.3238389852</text:p>
          </table:table-cell>
          <table:table-cell table:formula="of:=[.K114]-[.D$1]" office:value-type="float" office:value="19.4086876138518" calcext:value-type="float">
            <text:p>19.4086876139</text:p>
          </table:table-cell>
          <table:table-cell table:formula="of:=[.L114]-[.E$1]" office:value-type="float" office:value="-1.86808250773684" calcext:value-type="float">
            <text:p>-1.8680825077</text:p>
          </table:table-cell>
          <table:table-cell table:formula="of:=[.M114]-[.F$1]" office:value-type="float" office:value="-0.202171556871052" calcext:value-type="float">
            <text:p>-0.2021715569</text:p>
          </table:table-cell>
          <table:table-cell table:formula="of:=SQRT([.Q114]^2+[.R114]^2+[.S114]^2)" office:value-type="float" office:value="19.4994297477184" calcext:value-type="float">
            <text:p>19.4994297477</text:p>
          </table:table-cell>
          <table:table-cell table:formula="of:=[.U113]+([.$A114]-[.$A113])/1000*([.N113]+[.N114])/2" office:value-type="float" office:value="697.313406407534" calcext:value-type="float">
            <text:p>697.3134064075</text:p>
          </table:table-cell>
          <table:table-cell table:formula="of:=[.V113]+([.$A114]-[.$A113])/1000*([.O113]+[.O114])/2" office:value-type="float" office:value="-80.4124468998817" calcext:value-type="float">
            <text:p>-80.4124468999</text:p>
          </table:table-cell>
          <table:table-cell table:formula="of:=[.W113]+([.$A114]-[.$A113])/1000*([.P113]+[.P114])/2" office:value-type="float" office:value="3.95391004602016" calcext:value-type="float">
            <text:p>3.953910046</text:p>
          </table:table-cell>
          <table:table-cell table:formula="of:=SQRT([.U114]^2+[.V114]^2+[.W114]^2)" office:value-type="float" office:value="701.945711417027" calcext:value-type="float">
            <text:p>701.945711417</text:p>
          </table:table-cell>
          <table:table-cell office:value-type="float" office:value="16.414099" calcext:value-type="float">
            <text:p>16.414099</text:p>
          </table:table-cell>
          <table:table-cell office:value-type="float" office:value="201.996429" calcext:value-type="float">
            <text:p>201.996429</text:p>
          </table:table-cell>
          <table:table-cell office:value-type="float" office:value="76.725021" calcext:value-type="float">
            <text:p>76.725021</text:p>
          </table:table-cell>
          <table:table-cell office:value-type="float" office:value="8.338762" calcext:value-type="float">
            <text:p>8.338762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17412" calcext:value-type="float">
            <text:p>617412</text:p>
          </table:table-cell>
          <table:table-cell office:value-type="float" office:value="31.16" calcext:value-type="float">
            <text:p>31.16</text:p>
          </table:table-cell>
          <table:table-cell office:value-type="float" office:value="80573" calcext:value-type="float">
            <text:p>80573</text:p>
          </table:table-cell>
          <table:table-cell office:value-type="float" office:value="1891.710693" calcext:value-type="float">
            <text:p>1891.710693</text:p>
          </table:table-cell>
          <table:table-cell office:value-type="float" office:value="180.588867" calcext:value-type="float">
            <text:p>180.588867</text:p>
          </table:table-cell>
          <table:table-cell office:value-type="float" office:value="-4.76313" calcext:value-type="float">
            <text:p>-4.76313</text:p>
          </table:table-cell>
          <table:table-cell office:value-type="float" office:value="-1.986959" calcext:value-type="float">
            <text:p>-1.986959</text:p>
          </table:table-cell>
          <table:table-cell office:value-type="float" office:value="14.403518" calcext:value-type="float">
            <text:p>14.403518</text:p>
          </table:table-cell>
          <table:table-cell office:value-type="float" office:value="-2.145205" calcext:value-type="float">
            <text:p>-2.145205</text:p>
          </table:table-cell>
          <table:table-cell office:value-type="float" office:value="0.229843" calcext:value-type="float">
            <text:p>0.229843</text:p>
          </table:table-cell>
          <table:table-cell table:formula="of:=[.$B$1]*[.H115]+(1-[.$B$1])*[.K114]" office:value-type="float" office:value="13.2092035935855" calcext:value-type="float">
            <text:p>13.2092035936</text:p>
          </table:table-cell>
          <table:table-cell table:formula="of:=[.$B$1]*[.I115]+(1-[.$B$1])*[.L114]" office:value-type="float" office:value="-2.17801366231748" calcext:value-type="float">
            <text:p>-2.1780136623</text:p>
          </table:table-cell>
          <table:table-cell table:formula="of:=[.$B$1]*[.J115]+(1-[.$B$1])*[.M114]" office:value-type="float" office:value="0.546203285493316" calcext:value-type="float">
            <text:p>0.5462032855</text:p>
          </table:table-cell>
          <table:table-cell table:formula="of:=[.H115]-[.D$1]" office:value-type="float" office:value="20.735703620979" calcext:value-type="float">
            <text:p>20.735703621</text:p>
          </table:table-cell>
          <table:table-cell table:formula="of:=[.I115]-[.E$1]" office:value-type="float" office:value="-1.8316284384952" calcext:value-type="float">
            <text:p>-1.8316284385</text:p>
          </table:table-cell>
          <table:table-cell table:formula="of:=[.J115]-[.F$1]" office:value-type="float" office:value="-0.553682985196958" calcext:value-type="float">
            <text:p>-0.5536829852</text:p>
          </table:table-cell>
          <table:table-cell table:formula="of:=[.K115]-[.D$1]" office:value-type="float" office:value="19.5413892145645" calcext:value-type="float">
            <text:p>19.5413892146</text:p>
          </table:table-cell>
          <table:table-cell table:formula="of:=[.L115]-[.E$1]" office:value-type="float" office:value="-1.86443710081268" calcext:value-type="float">
            <text:p>-1.8644371008</text:p>
          </table:table-cell>
          <table:table-cell table:formula="of:=[.M115]-[.F$1]" office:value-type="float" office:value="-0.237322699703643" calcext:value-type="float">
            <text:p>-0.2373226997</text:p>
          </table:table-cell>
          <table:table-cell table:formula="of:=SQRT([.Q115]^2+[.R115]^2+[.S115]^2)" office:value-type="float" office:value="19.631564894368" calcext:value-type="float">
            <text:p>19.6315648944</text:p>
          </table:table-cell>
          <table:table-cell table:formula="of:=[.U114]+([.$A115]-[.$A114])/1000*([.N114]+[.N115])/2" office:value-type="float" office:value="706.138997415014" calcext:value-type="float">
            <text:p>706.138997415</text:p>
          </table:table-cell>
          <table:table-cell table:formula="of:=[.V114]+([.$A115]-[.$A114])/1000*([.O114]+[.O115])/2" office:value-type="float" office:value="-81.3809300402262" calcext:value-type="float">
            <text:p>-81.3809300402</text:p>
          </table:table-cell>
          <table:table-cell table:formula="of:=[.W114]+([.$A115]-[.$A114])/1000*([.P114]+[.P115])/2" office:value-type="float" office:value="3.77445680307461" calcext:value-type="float">
            <text:p>3.7744568031</text:p>
          </table:table-cell>
          <table:table-cell table:formula="of:=SQRT([.U115]^2+[.V115]^2+[.W115]^2)" office:value-type="float" office:value="710.823034213616" calcext:value-type="float">
            <text:p>710.8230342136</text:p>
          </table:table-cell>
          <table:table-cell office:value-type="float" office:value="14.564204" calcext:value-type="float">
            <text:p>14.564204</text:p>
          </table:table-cell>
          <table:table-cell office:value-type="float" office:value="199.666779" calcext:value-type="float">
            <text:p>199.666779</text:p>
          </table:table-cell>
          <table:table-cell office:value-type="float" office:value="75.982872" calcext:value-type="float">
            <text:p>75.982872</text:p>
          </table:table-cell>
          <table:table-cell office:value-type="float" office:value="8.422016" calcext:value-type="float">
            <text:p>8.422016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17819" calcext:value-type="float">
            <text:p>617819</text:p>
          </table:table-cell>
          <table:table-cell office:value-type="float" office:value="31.17" calcext:value-type="float">
            <text:p>31.17</text:p>
          </table:table-cell>
          <table:table-cell office:value-type="float" office:value="80600" calcext:value-type="float">
            <text:p>80600</text:p>
          </table:table-cell>
          <table:table-cell office:value-type="float" office:value="1888.995483" calcext:value-type="float">
            <text:p>1888.995483</text:p>
          </table:table-cell>
          <table:table-cell office:value-type="float" office:value="177.873657" calcext:value-type="float">
            <text:p>177.873657</text:p>
          </table:table-cell>
          <table:table-cell office:value-type="float" office:value="-6.671278" calcext:value-type="float">
            <text:p>-6.671278</text:p>
          </table:table-cell>
          <table:table-cell office:value-type="float" office:value="-2.079713" calcext:value-type="float">
            <text:p>-2.079713</text:p>
          </table:table-cell>
          <table:table-cell office:value-type="float" office:value="13.101071" calcext:value-type="float">
            <text:p>13.101071</text:p>
          </table:table-cell>
          <table:table-cell office:value-type="float" office:value="-1.608904" calcext:value-type="float">
            <text:p>-1.608904</text:p>
          </table:table-cell>
          <table:table-cell office:value-type="float" office:value="0.153229" calcext:value-type="float">
            <text:p>0.153229</text:p>
          </table:table-cell>
          <table:table-cell table:formula="of:=[.$B$1]*[.H116]+(1-[.$B$1])*[.K115]" office:value-type="float" office:value="13.198390334227" calcext:value-type="float">
            <text:p>13.1983903342</text:p>
          </table:table-cell>
          <table:table-cell table:formula="of:=[.$B$1]*[.I116]+(1-[.$B$1])*[.L115]" office:value-type="float" office:value="-2.12110269608573" calcext:value-type="float">
            <text:p>-2.1211026961</text:p>
          </table:table-cell>
          <table:table-cell table:formula="of:=[.$B$1]*[.J116]+(1-[.$B$1])*[.M115]" office:value-type="float" office:value="0.506905856943984" calcext:value-type="float">
            <text:p>0.5069058569</text:p>
          </table:table-cell>
          <table:table-cell table:formula="of:=[.H116]-[.D$1]" office:value-type="float" office:value="19.433256620979" calcext:value-type="float">
            <text:p>19.433256621</text:p>
          </table:table-cell>
          <table:table-cell table:formula="of:=[.I116]-[.E$1]" office:value-type="float" office:value="-1.2953274384952" calcext:value-type="float">
            <text:p>-1.2953274385</text:p>
          </table:table-cell>
          <table:table-cell table:formula="of:=[.J116]-[.F$1]" office:value-type="float" office:value="-0.630296985196958" calcext:value-type="float">
            <text:p>-0.6302969852</text:p>
          </table:table-cell>
          <table:table-cell table:formula="of:=[.K116]-[.D$1]" office:value-type="float" office:value="19.530575955206" calcext:value-type="float">
            <text:p>19.5305759552</text:p>
          </table:table-cell>
          <table:table-cell table:formula="of:=[.L116]-[.E$1]" office:value-type="float" office:value="-1.80752613458093" calcext:value-type="float">
            <text:p>-1.8075261346</text:p>
          </table:table-cell>
          <table:table-cell table:formula="of:=[.M116]-[.F$1]" office:value-type="float" office:value="-0.276620128252974" calcext:value-type="float">
            <text:p>-0.2766201283</text:p>
          </table:table-cell>
          <table:table-cell table:formula="of:=SQRT([.Q116]^2+[.R116]^2+[.S116]^2)" office:value-type="float" office:value="19.6159900735247" calcext:value-type="float">
            <text:p>19.6159900735</text:p>
          </table:table-cell>
          <table:table-cell table:formula="of:=[.U115]+([.$A116]-[.$A115])/1000*([.N115]+[.N116])/2" office:value-type="float" office:value="714.313380824253" calcext:value-type="float">
            <text:p>714.3133808243</text:p>
          </table:table-cell>
          <table:table-cell table:formula="of:=[.V115]+([.$A116]-[.$A115])/1000*([.O115]+[.O116])/2" office:value-type="float" office:value="-82.0172655611938" calcext:value-type="float">
            <text:p>-82.0172655612</text:p>
          </table:table-cell>
          <table:table-cell table:formula="of:=[.W115]+([.$A116]-[.$A115])/1000*([.P115]+[.P116])/2" office:value-type="float" office:value="3.53351687909944" calcext:value-type="float">
            <text:p>3.5335168791</text:p>
          </table:table-cell>
          <table:table-cell table:formula="of:=SQRT([.U116]^2+[.V116]^2+[.W116]^2)" office:value-type="float" office:value="719.015245746739" calcext:value-type="float">
            <text:p>719.0152457467</text:p>
          </table:table-cell>
          <table:table-cell office:value-type="float" office:value="13.200383" calcext:value-type="float">
            <text:p>13.200383</text:p>
          </table:table-cell>
          <table:table-cell office:value-type="float" office:value="197.192245" calcext:value-type="float">
            <text:p>197.192245</text:p>
          </table:table-cell>
          <table:table-cell office:value-type="float" office:value="75.074272" calcext:value-type="float">
            <text:p>75.074272</text:p>
          </table:table-cell>
          <table:table-cell office:value-type="float" office:value="8.359222" calcext:value-type="float">
            <text:p>8.359222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8226" calcext:value-type="float">
            <text:p>618226</text:p>
          </table:table-cell>
          <table:table-cell office:value-type="float" office:value="31.18" calcext:value-type="float">
            <text:p>31.18</text:p>
          </table:table-cell>
          <table:table-cell office:value-type="float" office:value="80631" calcext:value-type="float">
            <text:p>80631</text:p>
          </table:table-cell>
          <table:table-cell office:value-type="float" office:value="1885.879272" calcext:value-type="float">
            <text:p>1885.879272</text:p>
          </table:table-cell>
          <table:table-cell office:value-type="float" office:value="174.757446" calcext:value-type="float">
            <text:p>174.757446</text:p>
          </table:table-cell>
          <table:table-cell office:value-type="float" office:value="-7.656538" calcext:value-type="float">
            <text:p>-7.656538</text:p>
          </table:table-cell>
          <table:table-cell office:value-type="float" office:value="-2.19014" calcext:value-type="float">
            <text:p>-2.19014</text:p>
          </table:table-cell>
          <table:table-cell office:value-type="float" office:value="12.717999" calcext:value-type="float">
            <text:p>12.717999</text:p>
          </table:table-cell>
          <table:table-cell office:value-type="float" office:value="-1.991976" calcext:value-type="float">
            <text:p>-1.991976</text:p>
          </table:table-cell>
          <table:table-cell office:value-type="float" office:value="0.383072" calcext:value-type="float">
            <text:p>0.383072</text:p>
          </table:table-cell>
          <table:table-cell table:formula="of:=[.$B$1]*[.H117]+(1-[.$B$1])*[.K116]" office:value-type="float" office:value="13.1503512008043" calcext:value-type="float">
            <text:p>13.1503512008</text:p>
          </table:table-cell>
          <table:table-cell table:formula="of:=[.$B$1]*[.I117]+(1-[.$B$1])*[.L116]" office:value-type="float" office:value="-2.10819002647716" calcext:value-type="float">
            <text:p>-2.1081900265</text:p>
          </table:table-cell>
          <table:table-cell table:formula="of:=[.$B$1]*[.J117]+(1-[.$B$1])*[.M116]" office:value-type="float" office:value="0.494522471249586" calcext:value-type="float">
            <text:p>0.4945224712</text:p>
          </table:table-cell>
          <table:table-cell table:formula="of:=[.H117]-[.D$1]" office:value-type="float" office:value="19.050184620979" calcext:value-type="float">
            <text:p>19.050184621</text:p>
          </table:table-cell>
          <table:table-cell table:formula="of:=[.I117]-[.E$1]" office:value-type="float" office:value="-1.6783994384952" calcext:value-type="float">
            <text:p>-1.6783994385</text:p>
          </table:table-cell>
          <table:table-cell table:formula="of:=[.J117]-[.F$1]" office:value-type="float" office:value="-0.400453985196958" calcext:value-type="float">
            <text:p>-0.4004539852</text:p>
          </table:table-cell>
          <table:table-cell table:formula="of:=[.K117]-[.D$1]" office:value-type="float" office:value="19.4825368217833" calcext:value-type="float">
            <text:p>19.4825368218</text:p>
          </table:table-cell>
          <table:table-cell table:formula="of:=[.L117]-[.E$1]" office:value-type="float" office:value="-1.79461346497236" calcext:value-type="float">
            <text:p>-1.794613465</text:p>
          </table:table-cell>
          <table:table-cell table:formula="of:=[.M117]-[.F$1]" office:value-type="float" office:value="-0.289003513947373" calcext:value-type="float">
            <text:p>-0.2890035139</text:p>
          </table:table-cell>
          <table:table-cell table:formula="of:=SQRT([.Q117]^2+[.R117]^2+[.S117]^2)" office:value-type="float" office:value="19.5671510836881" calcext:value-type="float">
            <text:p>19.5671510837</text:p>
          </table:table-cell>
          <table:table-cell table:formula="of:=[.U116]+([.$A117]-[.$A116])/1000*([.N116]+[.N117])/2" office:value-type="float" office:value="722.144761116991" calcext:value-type="float">
            <text:p>722.144761117</text:p>
          </table:table-cell>
          <table:table-cell table:formula="of:=[.V116]+([.$A117]-[.$A116])/1000*([.O116]+[.O117])/2" office:value-type="float" office:value="-82.6224189806613" calcext:value-type="float">
            <text:p>-82.6224189807</text:p>
          </table:table-cell>
          <table:table-cell table:formula="of:=[.W116]+([.$A117]-[.$A116])/1000*([.P116]+[.P117])/2" office:value-type="float" office:value="3.32375905662428" calcext:value-type="float">
            <text:p>3.3237590566</text:p>
          </table:table-cell>
          <table:table-cell table:formula="of:=SQRT([.U117]^2+[.V117]^2+[.W117]^2)" office:value-type="float" office:value="726.863513667593" calcext:value-type="float">
            <text:p>726.8635136676</text:p>
          </table:table-cell>
          <table:table-cell office:value-type="float" office:value="12.878751" calcext:value-type="float">
            <text:p>12.878751</text:p>
          </table:table-cell>
          <table:table-cell office:value-type="float" office:value="194.60437" calcext:value-type="float">
            <text:p>194.60437</text:p>
          </table:table-cell>
          <table:table-cell office:value-type="float" office:value="74.086418" calcext:value-type="float">
            <text:p>74.086418</text:p>
          </table:table-cell>
          <table:table-cell office:value-type="float" office:value="8.246237" calcext:value-type="float">
            <text:p>8.246237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8650" calcext:value-type="float">
            <text:p>618650</text:p>
          </table:table-cell>
          <table:table-cell office:value-type="float" office:value="31.18" calcext:value-type="float">
            <text:p>31.18</text:p>
          </table:table-cell>
          <table:table-cell office:value-type="float" office:value="80650" calcext:value-type="float">
            <text:p>80650</text:p>
          </table:table-cell>
          <table:table-cell office:value-type="float" office:value="1883.951294" calcext:value-type="float">
            <text:p>1883.951294</text:p>
          </table:table-cell>
          <table:table-cell office:value-type="float" office:value="172.829468" calcext:value-type="float">
            <text:p>172.829468</text:p>
          </table:table-cell>
          <table:table-cell office:value-type="float" office:value="-4.547119" calcext:value-type="float">
            <text:p>-4.547119</text:p>
          </table:table-cell>
          <table:table-cell office:value-type="float" office:value="-2.23681" calcext:value-type="float">
            <text:p>-2.23681</text:p>
          </table:table-cell>
          <table:table-cell office:value-type="float" office:value="14.863204" calcext:value-type="float">
            <text:p>14.863204</text:p>
          </table:table-cell>
          <table:table-cell office:value-type="float" office:value="-2.145205" calcext:value-type="float">
            <text:p>-2.145205</text:p>
          </table:table-cell>
          <table:table-cell office:value-type="float" office:value="0.153229" calcext:value-type="float">
            <text:p>0.153229</text:p>
          </table:table-cell>
          <table:table-cell table:formula="of:=[.$B$1]*[.H118]+(1-[.$B$1])*[.K117]" office:value-type="float" office:value="13.3216364807238" calcext:value-type="float">
            <text:p>13.3216364807</text:p>
          </table:table-cell>
          <table:table-cell table:formula="of:=[.$B$1]*[.I118]+(1-[.$B$1])*[.L117]" office:value-type="float" office:value="-2.11189152382944" calcext:value-type="float">
            <text:p>-2.1118915238</text:p>
          </table:table-cell>
          <table:table-cell table:formula="of:=[.$B$1]*[.J118]+(1-[.$B$1])*[.M117]" office:value-type="float" office:value="0.460393124124627" calcext:value-type="float">
            <text:p>0.4603931241</text:p>
          </table:table-cell>
          <table:table-cell table:formula="of:=[.H118]-[.D$1]" office:value-type="float" office:value="21.195389620979" calcext:value-type="float">
            <text:p>21.195389621</text:p>
          </table:table-cell>
          <table:table-cell table:formula="of:=[.I118]-[.E$1]" office:value-type="float" office:value="-1.8316284384952" calcext:value-type="float">
            <text:p>-1.8316284385</text:p>
          </table:table-cell>
          <table:table-cell table:formula="of:=[.J118]-[.F$1]" office:value-type="float" office:value="-0.630296985196958" calcext:value-type="float">
            <text:p>-0.6302969852</text:p>
          </table:table-cell>
          <table:table-cell table:formula="of:=[.K118]-[.D$1]" office:value-type="float" office:value="19.6538221017029" calcext:value-type="float">
            <text:p>19.6538221017</text:p>
          </table:table-cell>
          <table:table-cell table:formula="of:=[.L118]-[.E$1]" office:value-type="float" office:value="-1.79831496232464" calcext:value-type="float">
            <text:p>-1.7983149623</text:p>
          </table:table-cell>
          <table:table-cell table:formula="of:=[.M118]-[.F$1]" office:value-type="float" office:value="-0.323132861072331" calcext:value-type="float">
            <text:p>-0.3231328611</text:p>
          </table:table-cell>
          <table:table-cell table:formula="of:=SQRT([.Q118]^2+[.R118]^2+[.S118]^2)" office:value-type="float" office:value="19.7385682042799" calcext:value-type="float">
            <text:p>19.7385682043</text:p>
          </table:table-cell>
          <table:table-cell table:formula="of:=[.U117]+([.$A118]-[.$A117])/1000*([.N117]+[.N118])/2" office:value-type="float" office:value="730.676822856286" calcext:value-type="float">
            <text:p>730.6768228563</text:p>
          </table:table-cell>
          <table:table-cell table:formula="of:=[.V117]+([.$A118]-[.$A117])/1000*([.O117]+[.O118])/2" office:value-type="float" office:value="-83.3665448905833" calcext:value-type="float">
            <text:p>-83.3665448906</text:p>
          </table:table-cell>
          <table:table-cell table:formula="of:=[.W117]+([.$A118]-[.$A117])/1000*([.P117]+[.P118])/2" office:value-type="float" office:value="3.10523985090077" calcext:value-type="float">
            <text:p>3.1052398509</text:p>
          </table:table-cell>
          <table:table-cell table:formula="of:=SQRT([.U118]^2+[.V118]^2+[.W118]^2)" office:value-type="float" office:value="735.423852469365" calcext:value-type="float">
            <text:p>735.4238524694</text:p>
          </table:table-cell>
          <table:table-cell office:value-type="float" office:value="15.017997" calcext:value-type="float">
            <text:p>15.017997</text:p>
          </table:table-cell>
          <table:table-cell office:value-type="float" office:value="192.206589" calcext:value-type="float">
            <text:p>192.206589</text:p>
          </table:table-cell>
          <table:table-cell office:value-type="float" office:value="73.32283" calcext:value-type="float">
            <text:p>73.32283</text:p>
          </table:table-cell>
          <table:table-cell office:value-type="float" office:value="8.332257" calcext:value-type="float">
            <text:p>8.332257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19044" calcext:value-type="float">
            <text:p>619044</text:p>
          </table:table-cell>
          <table:table-cell office:value-type="float" office:value="31.18" calcext:value-type="float">
            <text:p>31.18</text:p>
          </table:table-cell>
          <table:table-cell office:value-type="float" office:value="80676" calcext:value-type="float">
            <text:p>80676</text:p>
          </table:table-cell>
          <table:table-cell office:value-type="float" office:value="1881.35498" calcext:value-type="float">
            <text:p>1881.35498</text:p>
          </table:table-cell>
          <table:table-cell office:value-type="float" office:value="170.233154" calcext:value-type="float">
            <text:p>170.233154</text:p>
          </table:table-cell>
          <table:table-cell office:value-type="float" office:value="-6.589628" calcext:value-type="float">
            <text:p>-6.589628</text:p>
          </table:table-cell>
          <table:table-cell office:value-type="float" office:value="-2.323" calcext:value-type="float">
            <text:p>-2.323</text:p>
          </table:table-cell>
          <table:table-cell office:value-type="float" office:value="12.411542" calcext:value-type="float">
            <text:p>12.411542</text:p>
          </table:table-cell>
          <table:table-cell office:value-type="float" office:value="-2.375048" calcext:value-type="float">
            <text:p>-2.375048</text:p>
          </table:table-cell>
          <table:table-cell office:value-type="float" office:value="0.68953" calcext:value-type="float">
            <text:p>0.68953</text:p>
          </table:table-cell>
          <table:table-cell table:formula="of:=[.$B$1]*[.H119]+(1-[.$B$1])*[.K118]" office:value-type="float" office:value="13.2306270326514" calcext:value-type="float">
            <text:p>13.2306270327</text:p>
          </table:table-cell>
          <table:table-cell table:formula="of:=[.$B$1]*[.I119]+(1-[.$B$1])*[.L118]" office:value-type="float" office:value="-2.1382071714465" calcext:value-type="float">
            <text:p>-2.1382071714</text:p>
          </table:table-cell>
          <table:table-cell table:formula="of:=[.$B$1]*[.J119]+(1-[.$B$1])*[.M118]" office:value-type="float" office:value="0.483306811712165" calcext:value-type="float">
            <text:p>0.4833068117</text:p>
          </table:table-cell>
          <table:table-cell table:formula="of:=[.H119]-[.D$1]" office:value-type="float" office:value="18.743727620979" calcext:value-type="float">
            <text:p>18.743727621</text:p>
          </table:table-cell>
          <table:table-cell table:formula="of:=[.I119]-[.E$1]" office:value-type="float" office:value="-2.0614714384952" calcext:value-type="float">
            <text:p>-2.0614714385</text:p>
          </table:table-cell>
          <table:table-cell table:formula="of:=[.J119]-[.F$1]" office:value-type="float" office:value="-0.0939959851969583" calcext:value-type="float">
            <text:p>-0.0939959852</text:p>
          </table:table-cell>
          <table:table-cell table:formula="of:=[.K119]-[.D$1]" office:value-type="float" office:value="19.5628126536305" calcext:value-type="float">
            <text:p>19.5628126536</text:p>
          </table:table-cell>
          <table:table-cell table:formula="of:=[.L119]-[.E$1]" office:value-type="float" office:value="-1.8246306099417" calcext:value-type="float">
            <text:p>-1.8246306099</text:p>
          </table:table-cell>
          <table:table-cell table:formula="of:=[.M119]-[.F$1]" office:value-type="float" office:value="-0.300219173484794" calcext:value-type="float">
            <text:p>-0.3002191735</text:p>
          </table:table-cell>
          <table:table-cell table:formula="of:=SQRT([.Q119]^2+[.R119]^2+[.S119]^2)" office:value-type="float" office:value="19.6500139271174" calcext:value-type="float">
            <text:p>19.6500139271</text:p>
          </table:table-cell>
          <table:table-cell table:formula="of:=[.U118]+([.$A119]-[.$A118])/1000*([.N118]+[.N119])/2" office:value-type="float" office:value="738.544828952952" calcext:value-type="float">
            <text:p>738.544828953</text:p>
          </table:table-cell>
          <table:table-cell table:formula="of:=[.V118]+([.$A119]-[.$A118])/1000*([.O118]+[.O119])/2" office:value-type="float" office:value="-84.1334855663504" calcext:value-type="float">
            <text:p>-84.1334855664</text:p>
          </table:table-cell>
          <table:table-cell table:formula="of:=[.W118]+([.$A119]-[.$A118])/1000*([.P118]+[.P119])/2" office:value-type="float" office:value="2.96255413573317" calcext:value-type="float">
            <text:p>2.9625541357</text:p>
          </table:table-cell>
          <table:table-cell table:formula="of:=SQRT([.U119]^2+[.V119]^2+[.W119]^2)" office:value-type="float" office:value="743.327440966426" calcext:value-type="float">
            <text:p>743.3274409664</text:p>
          </table:table-cell>
          <table:table-cell office:value-type="float" office:value="12.65554" calcext:value-type="float">
            <text:p>12.65554</text:p>
          </table:table-cell>
          <table:table-cell office:value-type="float" office:value="189.67746" calcext:value-type="float">
            <text:p>189.67746</text:p>
          </table:table-cell>
          <table:table-cell office:value-type="float" office:value="72.360611" calcext:value-type="float">
            <text:p>72.360611</text:p>
          </table:table-cell>
          <table:table-cell office:value-type="float" office:value="8.225886" calcext:value-type="float">
            <text:p>8.225886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9453" calcext:value-type="float">
            <text:p>619453</text:p>
          </table:table-cell>
          <table:table-cell office:value-type="float" office:value="31.190001" calcext:value-type="float">
            <text:p>31.190001</text:p>
          </table:table-cell>
          <table:table-cell office:value-type="float" office:value="80704" calcext:value-type="float">
            <text:p>80704</text:p>
          </table:table-cell>
          <table:table-cell office:value-type="float" office:value="1878.57605" calcext:value-type="float">
            <text:p>1878.57605</text:p>
          </table:table-cell>
          <table:table-cell office:value-type="float" office:value="167.454224" calcext:value-type="float">
            <text:p>167.454224</text:p>
          </table:table-cell>
          <table:table-cell office:value-type="float" office:value="-6.794451" calcext:value-type="float">
            <text:p>-6.794451</text:p>
          </table:table-cell>
          <table:table-cell office:value-type="float" office:value="-2.41154" calcext:value-type="float">
            <text:p>-2.41154</text:p>
          </table:table-cell>
          <table:table-cell office:value-type="float" office:value="15.093047" calcext:value-type="float">
            <text:p>15.093047</text:p>
          </table:table-cell>
          <table:table-cell office:value-type="float" office:value="-2.298434" calcext:value-type="float">
            <text:p>-2.298434</text:p>
          </table:table-cell>
          <table:table-cell office:value-type="float" office:value="0.766145" calcext:value-type="float">
            <text:p>0.766145</text:p>
          </table:table-cell>
          <table:table-cell table:formula="of:=[.$B$1]*[.H120]+(1-[.$B$1])*[.K119]" office:value-type="float" office:value="13.4168690293863" calcext:value-type="float">
            <text:p>13.4168690294</text:p>
          </table:table-cell>
          <table:table-cell table:formula="of:=[.$B$1]*[.I120]+(1-[.$B$1])*[.L119]" office:value-type="float" office:value="-2.15422985430185" calcext:value-type="float">
            <text:p>-2.1542298543</text:p>
          </table:table-cell>
          <table:table-cell table:formula="of:=[.$B$1]*[.J120]+(1-[.$B$1])*[.M119]" office:value-type="float" office:value="0.511590630540948" calcext:value-type="float">
            <text:p>0.5115906305</text:p>
          </table:table-cell>
          <table:table-cell table:formula="of:=[.H120]-[.D$1]" office:value-type="float" office:value="21.425232620979" calcext:value-type="float">
            <text:p>21.425232621</text:p>
          </table:table-cell>
          <table:table-cell table:formula="of:=[.I120]-[.E$1]" office:value-type="float" office:value="-1.9848574384952" calcext:value-type="float">
            <text:p>-1.9848574385</text:p>
          </table:table-cell>
          <table:table-cell table:formula="of:=[.J120]-[.F$1]" office:value-type="float" office:value="-0.0173809851969584" calcext:value-type="float">
            <text:p>-0.0173809852</text:p>
          </table:table-cell>
          <table:table-cell table:formula="of:=[.K120]-[.D$1]" office:value-type="float" office:value="19.7490546503653" calcext:value-type="float">
            <text:p>19.7490546504</text:p>
          </table:table-cell>
          <table:table-cell table:formula="of:=[.L120]-[.E$1]" office:value-type="float" office:value="-1.84065329279705" calcext:value-type="float">
            <text:p>-1.8406532928</text:p>
          </table:table-cell>
          <table:table-cell table:formula="of:=[.M120]-[.F$1]" office:value-type="float" office:value="-0.27193535465601" calcext:value-type="float">
            <text:p>-0.2719353547</text:p>
          </table:table-cell>
          <table:table-cell table:formula="of:=SQRT([.Q120]^2+[.R120]^2+[.S120]^2)" office:value-type="float" office:value="19.8365095963104" calcext:value-type="float">
            <text:p>19.8365095963</text:p>
          </table:table-cell>
          <table:table-cell table:formula="of:=[.U119]+([.$A120]-[.$A119])/1000*([.N119]+[.N120])/2" office:value-type="float" office:value="746.759381322432" calcext:value-type="float">
            <text:p>746.7593813224</text:p>
          </table:table-cell>
          <table:table-cell table:formula="of:=[.V119]+([.$A120]-[.$A119])/1000*([.O119]+[.O120])/2" office:value-type="float" office:value="-84.9609598216949" calcext:value-type="float">
            <text:p>-84.9609598217</text:p>
          </table:table-cell>
          <table:table-cell table:formula="of:=[.W119]+([.$A120]-[.$A119])/1000*([.P119]+[.P120])/2" office:value-type="float" office:value="2.93977754528761" calcext:value-type="float">
            <text:p>2.9397775453</text:p>
          </table:table-cell>
          <table:table-cell table:formula="of:=SQRT([.U120]^2+[.V120]^2+[.W120]^2)" office:value-type="float" office:value="751.582717057079" calcext:value-type="float">
            <text:p>751.5827170571</text:p>
          </table:table-cell>
          <table:table-cell office:value-type="float" office:value="15.286263" calcext:value-type="float">
            <text:p>15.286263</text:p>
          </table:table-cell>
          <table:table-cell office:value-type="float" office:value="187.252289" calcext:value-type="float">
            <text:p>187.252289</text:p>
          </table:table-cell>
          <table:table-cell office:value-type="float" office:value="71.60144" calcext:value-type="float">
            <text:p>71.60144</text:p>
          </table:table-cell>
          <table:table-cell office:value-type="float" office:value="8.329412" calcext:value-type="float">
            <text:p>8.329412</text:p>
          </table:table-cell>
          <table:table-cell office:value-type="float" office:value="505" calcext:value-type="float">
            <text:p>505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19866" calcext:value-type="float">
            <text:p>619866</text:p>
          </table:table-cell>
          <table:table-cell office:value-type="float" office:value="31.190001" calcext:value-type="float">
            <text:p>31.190001</text:p>
          </table:table-cell>
          <table:table-cell office:value-type="float" office:value="80727" calcext:value-type="float">
            <text:p>80727</text:p>
          </table:table-cell>
          <table:table-cell office:value-type="float" office:value="1876.254272" calcext:value-type="float">
            <text:p>1876.254272</text:p>
          </table:table-cell>
          <table:table-cell office:value-type="float" office:value="165.132446" calcext:value-type="float">
            <text:p>165.132446</text:p>
          </table:table-cell>
          <table:table-cell office:value-type="float" office:value="-5.621737" calcext:value-type="float">
            <text:p>-5.621737</text:p>
          </table:table-cell>
          <table:table-cell office:value-type="float" office:value="-2.475105" calcext:value-type="float">
            <text:p>-2.475105</text:p>
          </table:table-cell>
          <table:table-cell office:value-type="float" office:value="15.935806" calcext:value-type="float">
            <text:p>15.935806</text:p>
          </table:table-cell>
          <table:table-cell office:value-type="float" office:value="-2.681506" calcext:value-type="float">
            <text:p>-2.681506</text:p>
          </table:table-cell>
          <table:table-cell office:value-type="float" office:value="0.612916" calcext:value-type="float">
            <text:p>0.612916</text:p>
          </table:table-cell>
          <table:table-cell table:formula="of:=[.$B$1]*[.H121]+(1-[.$B$1])*[.K120]" office:value-type="float" office:value="13.6687627264477" calcext:value-type="float">
            <text:p>13.6687627264</text:p>
          </table:table-cell>
          <table:table-cell table:formula="of:=[.$B$1]*[.I121]+(1-[.$B$1])*[.L120]" office:value-type="float" office:value="-2.20695746887166" calcext:value-type="float">
            <text:p>-2.2069574689</text:p>
          </table:table-cell>
          <table:table-cell table:formula="of:=[.$B$1]*[.J121]+(1-[.$B$1])*[.M120]" office:value-type="float" office:value="0.521723167486853" calcext:value-type="float">
            <text:p>0.5217231675</text:p>
          </table:table-cell>
          <table:table-cell table:formula="of:=[.H121]-[.D$1]" office:value-type="float" office:value="22.267991620979" calcext:value-type="float">
            <text:p>22.267991621</text:p>
          </table:table-cell>
          <table:table-cell table:formula="of:=[.I121]-[.E$1]" office:value-type="float" office:value="-2.3679294384952" calcext:value-type="float">
            <text:p>-2.3679294385</text:p>
          </table:table-cell>
          <table:table-cell table:formula="of:=[.J121]-[.F$1]" office:value-type="float" office:value="-0.170609985196958" calcext:value-type="float">
            <text:p>-0.1706099852</text:p>
          </table:table-cell>
          <table:table-cell table:formula="of:=[.K121]-[.D$1]" office:value-type="float" office:value="20.0009483474267" calcext:value-type="float">
            <text:p>20.0009483474</text:p>
          </table:table-cell>
          <table:table-cell table:formula="of:=[.L121]-[.E$1]" office:value-type="float" office:value="-1.89338090736686" calcext:value-type="float">
            <text:p>-1.8933809074</text:p>
          </table:table-cell>
          <table:table-cell table:formula="of:=[.M121]-[.F$1]" office:value-type="float" office:value="-0.261802817710105" calcext:value-type="float">
            <text:p>-0.2618028177</text:p>
          </table:table-cell>
          <table:table-cell table:formula="of:=SQRT([.Q121]^2+[.R121]^2+[.S121]^2)" office:value-type="float" office:value="20.0920722368842" calcext:value-type="float">
            <text:p>20.0920722369</text:p>
          </table:table-cell>
          <table:table-cell table:formula="of:=[.U120]+([.$A121]-[.$A120])/1000*([.N120]+[.N121])/2" office:value-type="float" office:value="755.782032128397" calcext:value-type="float">
            <text:p>755.7820321284</text:p>
          </table:table-cell>
          <table:table-cell table:formula="of:=[.V120]+([.$A121]-[.$A120])/1000*([.O120]+[.O121])/2" office:value-type="float" office:value="-85.8598103117934" calcext:value-type="float">
            <text:p>-85.8598103118</text:p>
          </table:table-cell>
          <table:table-cell table:formula="of:=[.W120]+([.$A121]-[.$A120])/1000*([.P120]+[.P121])/2" office:value-type="float" office:value="2.90095740990127" calcext:value-type="float">
            <text:p>2.9009574099</text:p>
          </table:table-cell>
          <table:table-cell table:formula="of:=SQRT([.U121]^2+[.V121]^2+[.W121]^2)" office:value-type="float" office:value="760.64893523149" calcext:value-type="float">
            <text:p>760.6489352315</text:p>
          </table:table-cell>
          <table:table-cell office:value-type="float" office:value="16.171457" calcext:value-type="float">
            <text:p>16.171457</text:p>
          </table:table-cell>
          <table:table-cell office:value-type="float" office:value="184.908295" calcext:value-type="float">
            <text:p>184.908295</text:p>
          </table:table-cell>
          <table:table-cell office:value-type="float" office:value="70.941109" calcext:value-type="float">
            <text:p>70.941109</text:p>
          </table:table-cell>
          <table:table-cell office:value-type="float" office:value="8.52178" calcext:value-type="float">
            <text:p>8.52178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20274" calcext:value-type="float">
            <text:p>620274</text:p>
          </table:table-cell>
          <table:table-cell office:value-type="float" office:value="31.200001" calcext:value-type="float">
            <text:p>31.200001</text:p>
          </table:table-cell>
          <table:table-cell office:value-type="float" office:value="80756" calcext:value-type="float">
            <text:p>80756</text:p>
          </table:table-cell>
          <table:table-cell office:value-type="float" office:value="1873.307007" calcext:value-type="float">
            <text:p>1873.307007</text:p>
          </table:table-cell>
          <table:table-cell office:value-type="float" office:value="162.185181" calcext:value-type="float">
            <text:p>162.185181</text:p>
          </table:table-cell>
          <table:table-cell office:value-type="float" office:value="-7.223691" calcext:value-type="float">
            <text:p>-7.223691</text:p>
          </table:table-cell>
          <table:table-cell office:value-type="float" office:value="-2.569131" calcext:value-type="float">
            <text:p>-2.569131</text:p>
          </table:table-cell>
          <table:table-cell office:value-type="float" office:value="16.089035" calcext:value-type="float">
            <text:p>16.089035</text:p>
          </table:table-cell>
          <table:table-cell office:value-type="float" office:value="-2.451663" calcext:value-type="float">
            <text:p>-2.451663</text:p>
          </table:table-cell>
          <table:table-cell office:value-type="float" office:value="0.766145" calcext:value-type="float">
            <text:p>0.766145</text:p>
          </table:table-cell>
          <table:table-cell table:formula="of:=[.$B$1]*[.H122]+(1-[.$B$1])*[.K121]" office:value-type="float" office:value="13.9107899538029" calcext:value-type="float">
            <text:p>13.9107899538</text:p>
          </table:table-cell>
          <table:table-cell table:formula="of:=[.$B$1]*[.I122]+(1-[.$B$1])*[.L121]" office:value-type="float" office:value="-2.2314280219845" calcext:value-type="float">
            <text:p>-2.231428022</text:p>
          </table:table-cell>
          <table:table-cell table:formula="of:=[.$B$1]*[.J122]+(1-[.$B$1])*[.M121]" office:value-type="float" office:value="0.546165350738168" calcext:value-type="float">
            <text:p>0.5461653507</text:p>
          </table:table-cell>
          <table:table-cell table:formula="of:=[.H122]-[.D$1]" office:value-type="float" office:value="22.421220620979" calcext:value-type="float">
            <text:p>22.421220621</text:p>
          </table:table-cell>
          <table:table-cell table:formula="of:=[.I122]-[.E$1]" office:value-type="float" office:value="-2.1380864384952" calcext:value-type="float">
            <text:p>-2.1380864385</text:p>
          </table:table-cell>
          <table:table-cell table:formula="of:=[.J122]-[.F$1]" office:value-type="float" office:value="-0.0173809851969584" calcext:value-type="float">
            <text:p>-0.0173809852</text:p>
          </table:table-cell>
          <table:table-cell table:formula="of:=[.K122]-[.D$1]" office:value-type="float" office:value="20.2429755747819" calcext:value-type="float">
            <text:p>20.2429755748</text:p>
          </table:table-cell>
          <table:table-cell table:formula="of:=[.L122]-[.E$1]" office:value-type="float" office:value="-1.9178514604797" calcext:value-type="float">
            <text:p>-1.9178514605</text:p>
          </table:table-cell>
          <table:table-cell table:formula="of:=[.M122]-[.F$1]" office:value-type="float" office:value="-0.23736063445879" calcext:value-type="float">
            <text:p>-0.2373606345</text:p>
          </table:table-cell>
          <table:table-cell table:formula="of:=SQRT([.Q122]^2+[.R122]^2+[.S122]^2)" office:value-type="float" office:value="20.3350080997395" calcext:value-type="float">
            <text:p>20.3350080997</text:p>
          </table:table-cell>
          <table:table-cell table:formula="of:=[.U121]+([.$A122]-[.$A121])/1000*([.N121]+[.N122])/2" office:value-type="float" office:value="764.898631425756" calcext:value-type="float">
            <text:p>764.8986314258</text:p>
          </table:table-cell>
          <table:table-cell table:formula="of:=[.V121]+([.$A122]-[.$A121])/1000*([.O121]+[.O122])/2" office:value-type="float" office:value="-86.7790375506995" calcext:value-type="float">
            <text:p>-86.7790375507</text:p>
          </table:table-cell>
          <table:table-cell table:formula="of:=[.W121]+([.$A122]-[.$A121])/1000*([.P121]+[.P122])/2" office:value-type="float" office:value="2.86260725194091" calcext:value-type="float">
            <text:p>2.8626072519</text:p>
          </table:table-cell>
          <table:table-cell table:formula="of:=SQRT([.U122]^2+[.V122]^2+[.W122]^2)" office:value-type="float" office:value="769.810828863494" calcext:value-type="float">
            <text:p>769.8108288635</text:p>
          </table:table-cell>
          <table:table-cell office:value-type="float" office:value="16.29278" calcext:value-type="float">
            <text:p>16.29278</text:p>
          </table:table-cell>
          <table:table-cell office:value-type="float" office:value="182.505661" calcext:value-type="float">
            <text:p>182.505661</text:p>
          </table:table-cell>
          <table:table-cell office:value-type="float" office:value="70.25341" calcext:value-type="float">
            <text:p>70.25341</text:p>
          </table:table-cell>
          <table:table-cell office:value-type="float" office:value="8.705317" calcext:value-type="float">
            <text:p>8.705317</text:p>
          </table:table-cell>
          <table:table-cell office:value-type="float" office:value="504" calcext:value-type="float">
            <text:p>504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20681" calcext:value-type="float">
            <text:p>620681</text:p>
          </table:table-cell>
          <table:table-cell office:value-type="float" office:value="31.200001" calcext:value-type="float">
            <text:p>31.200001</text:p>
          </table:table-cell>
          <table:table-cell office:value-type="float" office:value="80778" calcext:value-type="float">
            <text:p>80778</text:p>
          </table:table-cell>
          <table:table-cell office:value-type="float" office:value="1871.146484" calcext:value-type="float">
            <text:p>1871.146484</text:p>
          </table:table-cell>
          <table:table-cell office:value-type="float" office:value="160.024658" calcext:value-type="float">
            <text:p>160.024658</text:p>
          </table:table-cell>
          <table:table-cell office:value-type="float" office:value="-5.308409" calcext:value-type="float">
            <text:p>-5.308409</text:p>
          </table:table-cell>
          <table:table-cell office:value-type="float" office:value="-2.623372" calcext:value-type="float">
            <text:p>-2.623372</text:p>
          </table:table-cell>
          <table:table-cell office:value-type="float" office:value="14.78659" calcext:value-type="float">
            <text:p>14.78659</text:p>
          </table:table-cell>
          <table:table-cell office:value-type="float" office:value="-2.604892" calcext:value-type="float">
            <text:p>-2.604892</text:p>
          </table:table-cell>
          <table:table-cell office:value-type="float" office:value="0.842759" calcext:value-type="float">
            <text:p>0.842759</text:p>
          </table:table-cell>
          <table:table-cell table:formula="of:=[.$B$1]*[.H123]+(1-[.$B$1])*[.K122]" office:value-type="float" office:value="13.9983699584226" calcext:value-type="float">
            <text:p>13.9983699584</text:p>
          </table:table-cell>
          <table:table-cell table:formula="of:=[.$B$1]*[.I123]+(1-[.$B$1])*[.L122]" office:value-type="float" office:value="-2.26877441978605" calcext:value-type="float">
            <text:p>-2.2687744198</text:p>
          </table:table-cell>
          <table:table-cell table:formula="of:=[.$B$1]*[.J123]+(1-[.$B$1])*[.M122]" office:value-type="float" office:value="0.575824715664351" calcext:value-type="float">
            <text:p>0.5758247157</text:p>
          </table:table-cell>
          <table:table-cell table:formula="of:=[.H123]-[.D$1]" office:value-type="float" office:value="21.118775620979" calcext:value-type="float">
            <text:p>21.118775621</text:p>
          </table:table-cell>
          <table:table-cell table:formula="of:=[.I123]-[.E$1]" office:value-type="float" office:value="-2.2913154384952" calcext:value-type="float">
            <text:p>-2.2913154385</text:p>
          </table:table-cell>
          <table:table-cell table:formula="of:=[.J123]-[.F$1]" office:value-type="float" office:value="0.0592330148030416" calcext:value-type="float">
            <text:p>0.0592330148</text:p>
          </table:table-cell>
          <table:table-cell table:formula="of:=[.K123]-[.D$1]" office:value-type="float" office:value="20.3305555794016" calcext:value-type="float">
            <text:p>20.3305555794</text:p>
          </table:table-cell>
          <table:table-cell table:formula="of:=[.L123]-[.E$1]" office:value-type="float" office:value="-1.95519785828125" calcext:value-type="float">
            <text:p>-1.9551978583</text:p>
          </table:table-cell>
          <table:table-cell table:formula="of:=[.M123]-[.F$1]" office:value-type="float" office:value="-0.207701269532607" calcext:value-type="float">
            <text:p>-0.2077012695</text:p>
          </table:table-cell>
          <table:table-cell table:formula="of:=SQRT([.Q123]^2+[.R123]^2+[.S123]^2)" office:value-type="float" office:value="20.4254113459076" calcext:value-type="float">
            <text:p>20.4254113459</text:p>
          </table:table-cell>
          <table:table-cell table:formula="of:=[.U122]+([.$A123]-[.$A122])/1000*([.N122]+[.N123])/2" office:value-type="float" office:value="773.759020660995" calcext:value-type="float">
            <text:p>773.759020661</text:p>
          </table:table-cell>
          <table:table-cell table:formula="of:=[.V122]+([.$A123]-[.$A122])/1000*([.O122]+[.O123])/2" office:value-type="float" office:value="-87.680420832667" calcext:value-type="float">
            <text:p>-87.6804208327</text:p>
          </table:table-cell>
          <table:table-cell table:formula="of:=[.W122]+([.$A123]-[.$A122])/1000*([.P122]+[.P123])/2" office:value-type="float" office:value="2.87112413996575" calcext:value-type="float">
            <text:p>2.87112414</text:p>
          </table:table-cell>
          <table:table-cell table:formula="of:=SQRT([.U123]^2+[.V123]^2+[.W123]^2)" office:value-type="float" office:value="778.716329355872" calcext:value-type="float">
            <text:p>778.7163293559</text:p>
          </table:table-cell>
          <table:table-cell office:value-type="float" office:value="15.037916" calcext:value-type="float">
            <text:p>15.037916</text:p>
          </table:table-cell>
          <table:table-cell office:value-type="float" office:value="180.0401" calcext:value-type="float">
            <text:p>180.0401</text:p>
          </table:table-cell>
          <table:table-cell office:value-type="float" office:value="69.448387" calcext:value-type="float">
            <text:p>69.448387</text:p>
          </table:table-cell>
          <table:table-cell office:value-type="float" office:value="8.768823" calcext:value-type="float">
            <text:p>8.768823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21094" calcext:value-type="float">
            <text:p>621094</text:p>
          </table:table-cell>
          <table:table-cell office:value-type="float" office:value="31.200001" calcext:value-type="float">
            <text:p>31.200001</text:p>
          </table:table-cell>
          <table:table-cell office:value-type="float" office:value="80805" calcext:value-type="float">
            <text:p>80805</text:p>
          </table:table-cell>
          <table:table-cell office:value-type="float" office:value="1868.453735" calcext:value-type="float">
            <text:p>1868.453735</text:p>
          </table:table-cell>
          <table:table-cell office:value-type="float" office:value="157.331909" calcext:value-type="float">
            <text:p>157.331909</text:p>
          </table:table-cell>
          <table:table-cell office:value-type="float" office:value="-6.519974" calcext:value-type="float">
            <text:p>-6.519974</text:p>
          </table:table-cell>
          <table:table-cell office:value-type="float" office:value="-2.700528" calcext:value-type="float">
            <text:p>-2.700528</text:p>
          </table:table-cell>
          <table:table-cell office:value-type="float" office:value="16.012421" calcext:value-type="float">
            <text:p>16.012421</text:p>
          </table:table-cell>
          <table:table-cell office:value-type="float" office:value="-2.681506" calcext:value-type="float">
            <text:p>-2.681506</text:p>
          </table:table-cell>
          <table:table-cell office:value-type="float" office:value="0.766145" calcext:value-type="float">
            <text:p>0.766145</text:p>
          </table:table-cell>
          <table:table-cell table:formula="of:=[.$B$1]*[.H124]+(1-[.$B$1])*[.K123]" office:value-type="float" office:value="14.1997750625804" calcext:value-type="float">
            <text:p>14.1997750626</text:p>
          </table:table-cell>
          <table:table-cell table:formula="of:=[.$B$1]*[.I124]+(1-[.$B$1])*[.L123]" office:value-type="float" office:value="-2.31004757780744" calcext:value-type="float">
            <text:p>-2.3100475778</text:p>
          </table:table-cell>
          <table:table-cell table:formula="of:=[.$B$1]*[.J124]+(1-[.$B$1])*[.M123]" office:value-type="float" office:value="0.594856744097916" calcext:value-type="float">
            <text:p>0.5948567441</text:p>
          </table:table-cell>
          <table:table-cell table:formula="of:=[.H124]-[.D$1]" office:value-type="float" office:value="22.344606620979" calcext:value-type="float">
            <text:p>22.344606621</text:p>
          </table:table-cell>
          <table:table-cell table:formula="of:=[.I124]-[.E$1]" office:value-type="float" office:value="-2.3679294384952" calcext:value-type="float">
            <text:p>-2.3679294385</text:p>
          </table:table-cell>
          <table:table-cell table:formula="of:=[.J124]-[.F$1]" office:value-type="float" office:value="-0.0173809851969584" calcext:value-type="float">
            <text:p>-0.0173809852</text:p>
          </table:table-cell>
          <table:table-cell table:formula="of:=[.K124]-[.D$1]" office:value-type="float" office:value="20.5319606835594" calcext:value-type="float">
            <text:p>20.5319606836</text:p>
          </table:table-cell>
          <table:table-cell table:formula="of:=[.L124]-[.E$1]" office:value-type="float" office:value="-1.99647101630264" calcext:value-type="float">
            <text:p>-1.9964710163</text:p>
          </table:table-cell>
          <table:table-cell table:formula="of:=[.M124]-[.F$1]" office:value-type="float" office:value="-0.188669241099042" calcext:value-type="float">
            <text:p>-0.1886692411</text:p>
          </table:table-cell>
          <table:table-cell table:formula="of:=SQRT([.Q124]^2+[.R124]^2+[.S124]^2)" office:value-type="float" office:value="20.629660736733" calcext:value-type="float">
            <text:p>20.6296607367</text:p>
          </table:table-cell>
          <table:table-cell table:formula="of:=[.U123]+([.$A124]-[.$A123])/1000*([.N123]+[.N124])/2" office:value-type="float" office:value="782.734209093959" calcext:value-type="float">
            <text:p>782.734209094</text:p>
          </table:table-cell>
          <table:table-cell table:formula="of:=[.V123]+([.$A124]-[.$A123])/1000*([.O123]+[.O124])/2" office:value-type="float" office:value="-88.6425548997655" calcext:value-type="float">
            <text:p>-88.6425548998</text:p>
          </table:table-cell>
          <table:table-cell table:formula="of:=[.W123]+([.$A124]-[.$A123])/1000*([.P123]+[.P124])/2" office:value-type="float" office:value="2.87976658407941" calcext:value-type="float">
            <text:p>2.8797665841</text:p>
          </table:table-cell>
          <table:table-cell table:formula="of:=SQRT([.U124]^2+[.V124]^2+[.W124]^2)" office:value-type="float" office:value="787.742748415168" calcext:value-type="float">
            <text:p>787.7427484152</text:p>
          </table:table-cell>
          <table:table-cell office:value-type="float" office:value="16.253464" calcext:value-type="float">
            <text:p>16.253464</text:p>
          </table:table-cell>
          <table:table-cell office:value-type="float" office:value="177.601212" calcext:value-type="float">
            <text:p>177.601212</text:p>
          </table:table-cell>
          <table:table-cell office:value-type="float" office:value="68.718201" calcext:value-type="float">
            <text:p>68.718201</text:p>
          </table:table-cell>
          <table:table-cell office:value-type="float" office:value="8.914765" calcext:value-type="float">
            <text:p>8.914765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21501" calcext:value-type="float">
            <text:p>621501</text:p>
          </table:table-cell>
          <table:table-cell office:value-type="float" office:value="31.219999" calcext:value-type="float">
            <text:p>31.219999</text:p>
          </table:table-cell>
          <table:table-cell office:value-type="float" office:value="80837" calcext:value-type="float">
            <text:p>80837</text:p>
          </table:table-cell>
          <table:table-cell office:value-type="float" office:value="1865.215454" calcext:value-type="float">
            <text:p>1865.215454</text:p>
          </table:table-cell>
          <table:table-cell office:value-type="float" office:value="154.093628" calcext:value-type="float">
            <text:p>154.093628</text:p>
          </table:table-cell>
          <table:table-cell office:value-type="float" office:value="-7.956465" calcext:value-type="float">
            <text:p>-7.956465</text:p>
          </table:table-cell>
          <table:table-cell office:value-type="float" office:value="-2.804601" calcext:value-type="float">
            <text:p>-2.804601</text:p>
          </table:table-cell>
          <table:table-cell office:value-type="float" office:value="16.701952" calcext:value-type="float">
            <text:p>16.701952</text:p>
          </table:table-cell>
          <table:table-cell office:value-type="float" office:value="-3.141193" calcext:value-type="float">
            <text:p>-3.141193</text:p>
          </table:table-cell>
          <table:table-cell office:value-type="float" office:value="0.766145" calcext:value-type="float">
            <text:p>0.766145</text:p>
          </table:table-cell>
          <table:table-cell table:formula="of:=[.$B$1]*[.H125]+(1-[.$B$1])*[.K124]" office:value-type="float" office:value="14.4499927563223" calcext:value-type="float">
            <text:p>14.4499927563</text:p>
          </table:table-cell>
          <table:table-cell table:formula="of:=[.$B$1]*[.I125]+(1-[.$B$1])*[.L124]" office:value-type="float" office:value="-2.3931621200267" calcext:value-type="float">
            <text:p>-2.39316212</text:p>
          </table:table-cell>
          <table:table-cell table:formula="of:=[.$B$1]*[.J125]+(1-[.$B$1])*[.M124]" office:value-type="float" office:value="0.611985569688124" calcext:value-type="float">
            <text:p>0.6119855697</text:p>
          </table:table-cell>
          <table:table-cell table:formula="of:=[.H125]-[.D$1]" office:value-type="float" office:value="23.034137620979" calcext:value-type="float">
            <text:p>23.034137621</text:p>
          </table:table-cell>
          <table:table-cell table:formula="of:=[.I125]-[.E$1]" office:value-type="float" office:value="-2.8276164384952" calcext:value-type="float">
            <text:p>-2.8276164385</text:p>
          </table:table-cell>
          <table:table-cell table:formula="of:=[.J125]-[.F$1]" office:value-type="float" office:value="-0.0173809851969584" calcext:value-type="float">
            <text:p>-0.0173809852</text:p>
          </table:table-cell>
          <table:table-cell table:formula="of:=[.K125]-[.D$1]" office:value-type="float" office:value="20.7821783773013" calcext:value-type="float">
            <text:p>20.7821783773</text:p>
          </table:table-cell>
          <table:table-cell table:formula="of:=[.L125]-[.E$1]" office:value-type="float" office:value="-2.0795855585219" calcext:value-type="float">
            <text:p>-2.0795855585</text:p>
          </table:table-cell>
          <table:table-cell table:formula="of:=[.M125]-[.F$1]" office:value-type="float" office:value="-0.171540415508834" calcext:value-type="float">
            <text:p>-0.1715404155</text:p>
          </table:table-cell>
          <table:table-cell table:formula="of:=SQRT([.Q125]^2+[.R125]^2+[.S125]^2)" office:value-type="float" office:value="20.886671355564" calcext:value-type="float">
            <text:p>20.8866713556</text:p>
          </table:table-cell>
          <table:table-cell table:formula="of:=[.U124]+([.$A125]-[.$A124])/1000*([.N124]+[.N125])/2" office:value-type="float" office:value="791.968783547198" calcext:value-type="float">
            <text:p>791.9687835472</text:p>
          </table:table-cell>
          <table:table-cell table:formula="of:=[.V124]+([.$A125]-[.$A124])/1000*([.O124]+[.O125])/2" office:value-type="float" office:value="-89.6998484857331" calcext:value-type="float">
            <text:p>-89.6998484857</text:p>
          </table:table-cell>
          <table:table-cell table:formula="of:=[.W124]+([.$A125]-[.$A124])/1000*([.P124]+[.P125])/2" office:value-type="float" office:value="2.87269252310424" calcext:value-type="float">
            <text:p>2.8726925231</text:p>
          </table:table-cell>
          <table:table-cell table:formula="of:=SQRT([.U125]^2+[.V125]^2+[.W125]^2)" office:value-type="float" office:value="797.037558270577" calcext:value-type="float">
            <text:p>797.0375582706</text:p>
          </table:table-cell>
          <table:table-cell office:value-type="float" office:value="17.012033" calcext:value-type="float">
            <text:p>17.012033</text:p>
          </table:table-cell>
          <table:table-cell office:value-type="float" office:value="175.114319" calcext:value-type="float">
            <text:p>175.114319</text:p>
          </table:table-cell>
          <table:table-cell office:value-type="float" office:value="68.006416" calcext:value-type="float">
            <text:p>68.006416</text:p>
          </table:table-cell>
          <table:table-cell office:value-type="float" office:value="9.104783" calcext:value-type="float">
            <text:p>9.104783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1894" calcext:value-type="float">
            <text:p>621894</text:p>
          </table:table-cell>
          <table:table-cell office:value-type="float" office:value="31.219999" calcext:value-type="float">
            <text:p>31.219999</text:p>
          </table:table-cell>
          <table:table-cell office:value-type="float" office:value="80861" calcext:value-type="float">
            <text:p>80861</text:p>
          </table:table-cell>
          <table:table-cell office:value-type="float" office:value="1862.894897" calcext:value-type="float">
            <text:p>1862.894897</text:p>
          </table:table-cell>
          <table:table-cell office:value-type="float" office:value="151.773071" calcext:value-type="float">
            <text:p>151.773071</text:p>
          </table:table-cell>
          <table:table-cell office:value-type="float" office:value="-5.904724" calcext:value-type="float">
            <text:p>-5.904724</text:p>
          </table:table-cell>
          <table:table-cell office:value-type="float" office:value="-2.865986" calcext:value-type="float">
            <text:p>-2.865986</text:p>
          </table:table-cell>
          <table:table-cell office:value-type="float" office:value="15.016433" calcext:value-type="float">
            <text:p>15.016433</text:p>
          </table:table-cell>
          <table:table-cell office:value-type="float" office:value="-2.75812" calcext:value-type="float">
            <text:p>-2.75812</text:p>
          </table:table-cell>
          <table:table-cell office:value-type="float" office:value="0.612916" calcext:value-type="float">
            <text:p>0.612916</text:p>
          </table:table-cell>
          <table:table-cell table:formula="of:=[.$B$1]*[.H126]+(1-[.$B$1])*[.K125]" office:value-type="float" office:value="14.5066367806901" calcext:value-type="float">
            <text:p>14.5066367807</text:p>
          </table:table-cell>
          <table:table-cell table:formula="of:=[.$B$1]*[.I126]+(1-[.$B$1])*[.L125]" office:value-type="float" office:value="-2.42965790802403" calcext:value-type="float">
            <text:p>-2.429657908</text:p>
          </table:table-cell>
          <table:table-cell table:formula="of:=[.$B$1]*[.J126]+(1-[.$B$1])*[.M125]" office:value-type="float" office:value="0.612078612719312" calcext:value-type="float">
            <text:p>0.6120786127</text:p>
          </table:table-cell>
          <table:table-cell table:formula="of:=[.H126]-[.D$1]" office:value-type="float" office:value="21.348618620979" calcext:value-type="float">
            <text:p>21.348618621</text:p>
          </table:table-cell>
          <table:table-cell table:formula="of:=[.I126]-[.E$1]" office:value-type="float" office:value="-2.4445434384952" calcext:value-type="float">
            <text:p>-2.4445434385</text:p>
          </table:table-cell>
          <table:table-cell table:formula="of:=[.J126]-[.F$1]" office:value-type="float" office:value="-0.170609985196958" calcext:value-type="float">
            <text:p>-0.1706099852</text:p>
          </table:table-cell>
          <table:table-cell table:formula="of:=[.K126]-[.D$1]" office:value-type="float" office:value="20.8388224016691" calcext:value-type="float">
            <text:p>20.8388224017</text:p>
          </table:table-cell>
          <table:table-cell table:formula="of:=[.L126]-[.E$1]" office:value-type="float" office:value="-2.11608134651923" calcext:value-type="float">
            <text:p>-2.1160813465</text:p>
          </table:table-cell>
          <table:table-cell table:formula="of:=[.M126]-[.F$1]" office:value-type="float" office:value="-0.171447372477646" calcext:value-type="float">
            <text:p>-0.1714473725</text:p>
          </table:table-cell>
          <table:table-cell table:formula="of:=SQRT([.Q126]^2+[.R126]^2+[.S126]^2)" office:value-type="float" office:value="20.9466874124507" calcext:value-type="float">
            <text:p>20.9466874125</text:p>
          </table:table-cell>
          <table:table-cell table:formula="of:=[.U125]+([.$A126]-[.$A125])/1000*([.N125]+[.N126])/2" office:value-type="float" office:value="800.689995148742" calcext:value-type="float">
            <text:p>800.6899951487</text:p>
          </table:table-cell>
          <table:table-cell table:formula="of:=[.V125]+([.$A126]-[.$A125])/1000*([.O125]+[.O126])/2" office:value-type="float" office:value="-90.7358279015617" calcext:value-type="float">
            <text:p>-90.7358279016</text:p>
          </table:table-cell>
          <table:table-cell table:formula="of:=[.W125]+([.$A126]-[.$A125])/1000*([.P125]+[.P126])/2" office:value-type="float" office:value="2.83575229742184" calcext:value-type="float">
            <text:p>2.8357522974</text:p>
          </table:table-cell>
          <table:table-cell table:formula="of:=SQRT([.U126]^2+[.V126]^2+[.W126]^2)" office:value-type="float" office:value="805.819769109301" calcext:value-type="float">
            <text:p>805.8197691093</text:p>
          </table:table-cell>
          <table:table-cell office:value-type="float" office:value="15.279926" calcext:value-type="float">
            <text:p>15.279926</text:p>
          </table:table-cell>
          <table:table-cell office:value-type="float" office:value="172.532089" calcext:value-type="float">
            <text:p>172.532089</text:p>
          </table:table-cell>
          <table:table-cell office:value-type="float" office:value="67.13575" calcext:value-type="float">
            <text:p>67.13575</text:p>
          </table:table-cell>
          <table:table-cell office:value-type="float" office:value="9.136662" calcext:value-type="float">
            <text:p>9.136662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2298" calcext:value-type="float">
            <text:p>622298</text:p>
          </table:table-cell>
          <table:table-cell office:value-type="float" office:value="31.23" calcext:value-type="float">
            <text:p>31.23</text:p>
          </table:table-cell>
          <table:table-cell office:value-type="float" office:value="80886" calcext:value-type="float">
            <text:p>80886</text:p>
          </table:table-cell>
          <table:table-cell office:value-type="float" office:value="1860.373413" calcext:value-type="float">
            <text:p>1860.373413</text:p>
          </table:table-cell>
          <table:table-cell office:value-type="float" office:value="149.251587" calcext:value-type="float">
            <text:p>149.251587</text:p>
          </table:table-cell>
          <table:table-cell office:value-type="float" office:value="-6.241298" calcext:value-type="float">
            <text:p>-6.241298</text:p>
          </table:table-cell>
          <table:table-cell office:value-type="float" office:value="-2.932821" calcext:value-type="float">
            <text:p>-2.932821</text:p>
          </table:table-cell>
          <table:table-cell office:value-type="float" office:value="14.709975" calcext:value-type="float">
            <text:p>14.709975</text:p>
          </table:table-cell>
          <table:table-cell office:value-type="float" office:value="-2.681506" calcext:value-type="float">
            <text:p>-2.681506</text:p>
          </table:table-cell>
          <table:table-cell office:value-type="float" office:value="0.612916" calcext:value-type="float">
            <text:p>0.612916</text:p>
          </table:table-cell>
          <table:table-cell table:formula="of:=[.$B$1]*[.H127]+(1-[.$B$1])*[.K126]" office:value-type="float" office:value="14.5269706026211" calcext:value-type="float">
            <text:p>14.5269706026</text:p>
          </table:table-cell>
          <table:table-cell table:formula="of:=[.$B$1]*[.I127]+(1-[.$B$1])*[.L126]" office:value-type="float" office:value="-2.45484271722163" calcext:value-type="float">
            <text:p>-2.4548427172</text:p>
          </table:table-cell>
          <table:table-cell table:formula="of:=[.$B$1]*[.J127]+(1-[.$B$1])*[.M126]" office:value-type="float" office:value="0.612162351447381" calcext:value-type="float">
            <text:p>0.6121623514</text:p>
          </table:table-cell>
          <table:table-cell table:formula="of:=[.H127]-[.D$1]" office:value-type="float" office:value="21.042160620979" calcext:value-type="float">
            <text:p>21.042160621</text:p>
          </table:table-cell>
          <table:table-cell table:formula="of:=[.I127]-[.E$1]" office:value-type="float" office:value="-2.3679294384952" calcext:value-type="float">
            <text:p>-2.3679294385</text:p>
          </table:table-cell>
          <table:table-cell table:formula="of:=[.J127]-[.F$1]" office:value-type="float" office:value="-0.170609985196958" calcext:value-type="float">
            <text:p>-0.1706099852</text:p>
          </table:table-cell>
          <table:table-cell table:formula="of:=[.K127]-[.D$1]" office:value-type="float" office:value="20.8591562236001" calcext:value-type="float">
            <text:p>20.8591562236</text:p>
          </table:table-cell>
          <table:table-cell table:formula="of:=[.L127]-[.E$1]" office:value-type="float" office:value="-2.14126615571682" calcext:value-type="float">
            <text:p>-2.1412661557</text:p>
          </table:table-cell>
          <table:table-cell table:formula="of:=[.M127]-[.F$1]" office:value-type="float" office:value="-0.171363633749578" calcext:value-type="float">
            <text:p>-0.1713636337</text:p>
          </table:table-cell>
          <table:table-cell table:formula="of:=SQRT([.Q127]^2+[.R127]^2+[.S127]^2)" office:value-type="float" office:value="20.9694726830492" calcext:value-type="float">
            <text:p>20.969472683</text:p>
          </table:table-cell>
          <table:table-cell table:formula="of:=[.U126]+([.$A127]-[.$A126])/1000*([.N126]+[.N127])/2" office:value-type="float" office:value="809.252932555618" calcext:value-type="float">
            <text:p>809.2529325556</text:p>
          </table:table-cell>
          <table:table-cell table:formula="of:=[.V126]+([.$A127]-[.$A126])/1000*([.O126]+[.O127])/2" office:value-type="float" office:value="-91.7079474227137" calcext:value-type="float">
            <text:p>-91.7079474227</text:p>
          </table:table-cell>
          <table:table-cell table:formula="of:=[.W126]+([.$A127]-[.$A126])/1000*([.P126]+[.P127])/2" office:value-type="float" office:value="2.76682586340227" calcext:value-type="float">
            <text:p>2.7668258634</text:p>
          </table:table-cell>
          <table:table-cell table:formula="of:=SQRT([.U127]^2+[.V127]^2+[.W127]^2)" office:value-type="float" office:value="814.437420429411" calcext:value-type="float">
            <text:p>814.4374204294</text:p>
          </table:table-cell>
          <table:table-cell office:value-type="float" office:value="14.964943" calcext:value-type="float">
            <text:p>14.964943</text:p>
          </table:table-cell>
          <table:table-cell office:value-type="float" office:value="169.916626" calcext:value-type="float">
            <text:p>169.916626</text:p>
          </table:table-cell>
          <table:table-cell office:value-type="float" office:value="66.218681" calcext:value-type="float">
            <text:p>66.218681</text:p>
          </table:table-cell>
          <table:table-cell office:value-type="float" office:value="9.124702" calcext:value-type="float">
            <text:p>9.124702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2706" calcext:value-type="float">
            <text:p>622706</text:p>
          </table:table-cell>
          <table:table-cell office:value-type="float" office:value="31.23" calcext:value-type="float">
            <text:p>31.23</text:p>
          </table:table-cell>
          <table:table-cell office:value-type="float" office:value="80910" calcext:value-type="float">
            <text:p>80910</text:p>
          </table:table-cell>
          <table:table-cell office:value-type="float" office:value="1857.956909" calcext:value-type="float">
            <text:p>1857.956909</text:p>
          </table:table-cell>
          <table:table-cell office:value-type="float" office:value="146.835083" calcext:value-type="float">
            <text:p>146.835083</text:p>
          </table:table-cell>
          <table:table-cell office:value-type="float" office:value="-5.922804" calcext:value-type="float">
            <text:p>-5.922804</text:p>
          </table:table-cell>
          <table:table-cell office:value-type="float" office:value="-2.992025" calcext:value-type="float">
            <text:p>-2.992025</text:p>
          </table:table-cell>
          <table:table-cell office:value-type="float" office:value="13.560759" calcext:value-type="float">
            <text:p>13.560759</text:p>
          </table:table-cell>
          <table:table-cell office:value-type="float" office:value="-2.375048" calcext:value-type="float">
            <text:p>-2.375048</text:p>
          </table:table-cell>
          <table:table-cell office:value-type="float" office:value="0.536301" calcext:value-type="float">
            <text:p>0.536301</text:p>
          </table:table-cell>
          <table:table-cell table:formula="of:=[.$B$1]*[.H128]+(1-[.$B$1])*[.K127]" office:value-type="float" office:value="14.430349442359" calcext:value-type="float">
            <text:p>14.4303494424</text:p>
          </table:table-cell>
          <table:table-cell table:formula="of:=[.$B$1]*[.I128]+(1-[.$B$1])*[.L127]" office:value-type="float" office:value="-2.44686324549946" calcext:value-type="float">
            <text:p>-2.4468632455</text:p>
          </table:table-cell>
          <table:table-cell table:formula="of:=[.$B$1]*[.J128]+(1-[.$B$1])*[.M127]" office:value-type="float" office:value="0.604576216302643" calcext:value-type="float">
            <text:p>0.6045762163</text:p>
          </table:table-cell>
          <table:table-cell table:formula="of:=[.H128]-[.D$1]" office:value-type="float" office:value="19.892944620979" calcext:value-type="float">
            <text:p>19.892944621</text:p>
          </table:table-cell>
          <table:table-cell table:formula="of:=[.I128]-[.E$1]" office:value-type="float" office:value="-2.0614714384952" calcext:value-type="float">
            <text:p>-2.0614714385</text:p>
          </table:table-cell>
          <table:table-cell table:formula="of:=[.J128]-[.F$1]" office:value-type="float" office:value="-0.247224985196958" calcext:value-type="float">
            <text:p>-0.2472249852</text:p>
          </table:table-cell>
          <table:table-cell table:formula="of:=[.K128]-[.D$1]" office:value-type="float" office:value="20.762535063338" calcext:value-type="float">
            <text:p>20.7625350633</text:p>
          </table:table-cell>
          <table:table-cell table:formula="of:=[.L128]-[.E$1]" office:value-type="float" office:value="-2.13328668399466" calcext:value-type="float">
            <text:p>-2.133286684</text:p>
          </table:table-cell>
          <table:table-cell table:formula="of:=[.M128]-[.F$1]" office:value-type="float" office:value="-0.178949768894316" calcext:value-type="float">
            <text:p>-0.1789497689</text:p>
          </table:table-cell>
          <table:table-cell table:formula="of:=SQRT([.Q128]^2+[.R128]^2+[.S128]^2)" office:value-type="float" office:value="20.8726087816601" calcext:value-type="float">
            <text:p>20.8726087817</text:p>
          </table:table-cell>
          <table:table-cell table:formula="of:=[.U127]+([.$A128]-[.$A127])/1000*([.N127]+[.N128])/2" office:value-type="float" office:value="817.603694024977" calcext:value-type="float">
            <text:p>817.603694025</text:p>
          </table:table-cell>
          <table:table-cell table:formula="of:=[.V127]+([.$A128]-[.$A127])/1000*([.O127]+[.O128])/2" office:value-type="float" office:value="-92.6115452016198" calcext:value-type="float">
            <text:p>-92.6115452016</text:p>
          </table:table-cell>
          <table:table-cell table:formula="of:=[.W127]+([.$A128]-[.$A127])/1000*([.P127]+[.P128])/2" office:value-type="float" office:value="2.68158752944191" calcext:value-type="float">
            <text:p>2.6815875294</text:p>
          </table:table-cell>
          <table:table-cell table:formula="of:=SQRT([.U128]^2+[.V128]^2+[.W128]^2)" office:value-type="float" office:value="822.836490257693" calcext:value-type="float">
            <text:p>822.8364902577</text:p>
          </table:table-cell>
          <table:table-cell office:value-type="float" office:value="13.777614" calcext:value-type="float">
            <text:p>13.777614</text:p>
          </table:table-cell>
          <table:table-cell office:value-type="float" office:value="167.249435" calcext:value-type="float">
            <text:p>167.249435</text:p>
          </table:table-cell>
          <table:table-cell office:value-type="float" office:value="65.2034" calcext:value-type="float">
            <text:p>65.2034</text:p>
          </table:table-cell>
          <table:table-cell office:value-type="float" office:value="9.011843" calcext:value-type="float">
            <text:p>9.011843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3125" calcext:value-type="float">
            <text:p>623125</text:p>
          </table:table-cell>
          <table:table-cell office:value-type="float" office:value="31.23" calcext:value-type="float">
            <text:p>31.23</text:p>
          </table:table-cell>
          <table:table-cell office:value-type="float" office:value="80938" calcext:value-type="float">
            <text:p>80938</text:p>
          </table:table-cell>
          <table:table-cell office:value-type="float" office:value="1855.190552" calcext:value-type="float">
            <text:p>1855.190552</text:p>
          </table:table-cell>
          <table:table-cell office:value-type="float" office:value="144.068726" calcext:value-type="float">
            <text:p>144.068726</text:p>
          </table:table-cell>
          <table:table-cell office:value-type="float" office:value="-6.602285" calcext:value-type="float">
            <text:p>-6.602285</text:p>
          </table:table-cell>
          <table:table-cell office:value-type="float" office:value="-3.063512" calcext:value-type="float">
            <text:p>-3.063512</text:p>
          </table:table-cell>
          <table:table-cell office:value-type="float" office:value="12.181698" calcext:value-type="float">
            <text:p>12.181698</text:p>
          </table:table-cell>
          <table:table-cell office:value-type="float" office:value="-1.532289" calcext:value-type="float">
            <text:p>-1.532289</text:p>
          </table:table-cell>
          <table:table-cell office:value-type="float" office:value="0.766145" calcext:value-type="float">
            <text:p>0.766145</text:p>
          </table:table-cell>
          <table:table-cell table:formula="of:=[.$B$1]*[.H129]+(1-[.$B$1])*[.K128]" office:value-type="float" office:value="14.2054842981231" calcext:value-type="float">
            <text:p>14.2054842981</text:p>
          </table:table-cell>
          <table:table-cell table:formula="of:=[.$B$1]*[.I129]+(1-[.$B$1])*[.L128]" office:value-type="float" office:value="-2.35540582094952" calcext:value-type="float">
            <text:p>-2.3554058209</text:p>
          </table:table-cell>
          <table:table-cell table:formula="of:=[.$B$1]*[.J129]+(1-[.$B$1])*[.M128]" office:value-type="float" office:value="0.620733094672379" calcext:value-type="float">
            <text:p>0.6207330947</text:p>
          </table:table-cell>
          <table:table-cell table:formula="of:=[.H129]-[.D$1]" office:value-type="float" office:value="18.513883620979" calcext:value-type="float">
            <text:p>18.513883621</text:p>
          </table:table-cell>
          <table:table-cell table:formula="of:=[.I129]-[.E$1]" office:value-type="float" office:value="-1.2187124384952" calcext:value-type="float">
            <text:p>-1.2187124385</text:p>
          </table:table-cell>
          <table:table-cell table:formula="of:=[.J129]-[.F$1]" office:value-type="float" office:value="-0.0173809851969584" calcext:value-type="float">
            <text:p>-0.0173809852</text:p>
          </table:table-cell>
          <table:table-cell table:formula="of:=[.K129]-[.D$1]" office:value-type="float" office:value="20.5376699191021" calcext:value-type="float">
            <text:p>20.5376699191</text:p>
          </table:table-cell>
          <table:table-cell table:formula="of:=[.L129]-[.E$1]" office:value-type="float" office:value="-2.04182925944472" calcext:value-type="float">
            <text:p>-2.0418292594</text:p>
          </table:table-cell>
          <table:table-cell table:formula="of:=[.M129]-[.F$1]" office:value-type="float" office:value="-0.16279289052458" calcext:value-type="float">
            <text:p>-0.1627928905</text:p>
          </table:table-cell>
          <table:table-cell table:formula="of:=SQRT([.Q129]^2+[.R129]^2+[.S129]^2)" office:value-type="float" office:value="20.6395604109177" calcext:value-type="float">
            <text:p>20.6395604109</text:p>
          </table:table-cell>
          <table:table-cell table:formula="of:=[.U128]+([.$A129]-[.$A128])/1000*([.N128]+[.N129])/2" office:value-type="float" office:value="825.649924541668" calcext:value-type="float">
            <text:p>825.6499245417</text:p>
          </table:table-cell>
          <table:table-cell table:formula="of:=[.V128]+([.$A129]-[.$A128])/1000*([.O128]+[.O129])/2" office:value-type="float" office:value="-93.2987437238493" calcext:value-type="float">
            <text:p>-93.2987437238</text:p>
          </table:table-cell>
          <table:table-cell table:formula="of:=[.W128]+([.$A129]-[.$A128])/1000*([.P128]+[.P129])/2" office:value-type="float" office:value="2.62615257864438" calcext:value-type="float">
            <text:p>2.6261525786</text:p>
          </table:table-cell>
          <table:table-cell table:formula="of:=SQRT([.U129]^2+[.V129]^2+[.W129]^2)" office:value-type="float" office:value="830.90874959497" calcext:value-type="float">
            <text:p>830.908749595</text:p>
          </table:table-cell>
          <table:table-cell office:value-type="float" office:value="12.301571" calcext:value-type="float">
            <text:p>12.301571</text:p>
          </table:table-cell>
          <table:table-cell office:value-type="float" office:value="164.480133" calcext:value-type="float">
            <text:p>164.480133</text:p>
          </table:table-cell>
          <table:table-cell office:value-type="float" office:value="64.050789" calcext:value-type="float">
            <text:p>64.050789</text:p>
          </table:table-cell>
          <table:table-cell office:value-type="float" office:value="8.770881" calcext:value-type="float">
            <text:p>8.770881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3537" calcext:value-type="float">
            <text:p>623537</text:p>
          </table:table-cell>
          <table:table-cell office:value-type="float" office:value="31.24" calcext:value-type="float">
            <text:p>31.24</text:p>
          </table:table-cell>
          <table:table-cell office:value-type="float" office:value="80975" calcext:value-type="float">
            <text:p>80975</text:p>
          </table:table-cell>
          <table:table-cell office:value-type="float" office:value="1851.440308" calcext:value-type="float">
            <text:p>1851.440308</text:p>
          </table:table-cell>
          <table:table-cell office:value-type="float" office:value="140.318481" calcext:value-type="float">
            <text:p>140.318481</text:p>
          </table:table-cell>
          <table:table-cell office:value-type="float" office:value="-9.102534" calcext:value-type="float">
            <text:p>-9.102534</text:p>
          </table:table-cell>
          <table:table-cell office:value-type="float" office:value="-3.18309" calcext:value-type="float">
            <text:p>-3.18309</text:p>
          </table:table-cell>
          <table:table-cell office:value-type="float" office:value="14.173674" calcext:value-type="float">
            <text:p>14.173674</text:p>
          </table:table-cell>
          <table:table-cell office:value-type="float" office:value="-2.221819" calcext:value-type="float">
            <text:p>-2.221819</text:p>
          </table:table-cell>
          <table:table-cell office:value-type="float" office:value="0.612916" calcext:value-type="float">
            <text:p>0.612916</text:p>
          </table:table-cell>
          <table:table-cell table:formula="of:=[.$B$1]*[.H130]+(1-[.$B$1])*[.K129]" office:value-type="float" office:value="14.2023032683108" calcext:value-type="float">
            <text:p>14.2023032683</text:p>
          </table:table-cell>
          <table:table-cell table:formula="of:=[.$B$1]*[.I130]+(1-[.$B$1])*[.L129]" office:value-type="float" office:value="-2.34204713885456" calcext:value-type="float">
            <text:p>-2.3420471389</text:p>
          </table:table-cell>
          <table:table-cell table:formula="of:=[.$B$1]*[.J130]+(1-[.$B$1])*[.M129]" office:value-type="float" office:value="0.619951385205141" calcext:value-type="float">
            <text:p>0.6199513852</text:p>
          </table:table-cell>
          <table:table-cell table:formula="of:=[.H130]-[.D$1]" office:value-type="float" office:value="20.505859620979" calcext:value-type="float">
            <text:p>20.505859621</text:p>
          </table:table-cell>
          <table:table-cell table:formula="of:=[.I130]-[.E$1]" office:value-type="float" office:value="-1.9082424384952" calcext:value-type="float">
            <text:p>-1.9082424385</text:p>
          </table:table-cell>
          <table:table-cell table:formula="of:=[.J130]-[.F$1]" office:value-type="float" office:value="-0.170609985196958" calcext:value-type="float">
            <text:p>-0.1706099852</text:p>
          </table:table-cell>
          <table:table-cell table:formula="of:=[.K130]-[.D$1]" office:value-type="float" office:value="20.5344888892898" calcext:value-type="float">
            <text:p>20.5344888893</text:p>
          </table:table-cell>
          <table:table-cell table:formula="of:=[.L130]-[.E$1]" office:value-type="float" office:value="-2.02847057734976" calcext:value-type="float">
            <text:p>-2.0284705773</text:p>
          </table:table-cell>
          <table:table-cell table:formula="of:=[.M130]-[.F$1]" office:value-type="float" office:value="-0.163574599991818" calcext:value-type="float">
            <text:p>-0.1635746</text:p>
          </table:table-cell>
          <table:table-cell table:formula="of:=SQRT([.Q130]^2+[.R130]^2+[.S130]^2)" office:value-type="float" office:value="20.6350838010729" calcext:value-type="float">
            <text:p>20.6350838011</text:p>
          </table:table-cell>
          <table:table-cell table:formula="of:=[.U129]+([.$A130]-[.$A129])/1000*([.N129]+[.N130])/2" office:value-type="float" office:value="833.687991649511" calcext:value-type="float">
            <text:p>833.6879916495</text:p>
          </table:table-cell>
          <table:table-cell table:formula="of:=[.V129]+([.$A130]-[.$A129])/1000*([.O129]+[.O130])/2" office:value-type="float" office:value="-93.9428964285093" calcext:value-type="float">
            <text:p>-93.9428964285</text:p>
          </table:table-cell>
          <table:table-cell table:formula="of:=[.W129]+([.$A130]-[.$A129])/1000*([.P129]+[.P130])/2" office:value-type="float" office:value="2.58742643874324" calcext:value-type="float">
            <text:p>2.5874264387</text:p>
          </table:table-cell>
          <table:table-cell table:formula="of:=SQRT([.U130]^2+[.V130]^2+[.W130]^2)" office:value-type="float" office:value="838.968193667405" calcext:value-type="float">
            <text:p>838.9681936674</text:p>
          </table:table-cell>
          <table:table-cell office:value-type="float" office:value="14.359846" calcext:value-type="float">
            <text:p>14.359846</text:p>
          </table:table-cell>
          <table:table-cell office:value-type="float" office:value="161.712936" calcext:value-type="float">
            <text:p>161.712936</text:p>
          </table:table-cell>
          <table:table-cell office:value-type="float" office:value="63.029411" calcext:value-type="float">
            <text:p>63.029411</text:p>
          </table:table-cell>
          <table:table-cell office:value-type="float" office:value="8.693977" calcext:value-type="float">
            <text:p>8.693977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3945" calcext:value-type="float">
            <text:p>623945</text:p>
          </table:table-cell>
          <table:table-cell office:value-type="float" office:value="31.24" calcext:value-type="float">
            <text:p>31.24</text:p>
          </table:table-cell>
          <table:table-cell office:value-type="float" office:value="81007" calcext:value-type="float">
            <text:p>81007</text:p>
          </table:table-cell>
          <table:table-cell office:value-type="float" office:value="1848.297852" calcext:value-type="float">
            <text:p>1848.297852</text:p>
          </table:table-cell>
          <table:table-cell office:value-type="float" office:value="137.176025" calcext:value-type="float">
            <text:p>137.176025</text:p>
          </table:table-cell>
          <table:table-cell office:value-type="float" office:value="-7.702098" calcext:value-type="float">
            <text:p>-7.702098</text:p>
          </table:table-cell>
          <table:table-cell office:value-type="float" office:value="-3.272571" calcext:value-type="float">
            <text:p>-3.272571</text:p>
          </table:table-cell>
          <table:table-cell office:value-type="float" office:value="13.40753" calcext:value-type="float">
            <text:p>13.40753</text:p>
          </table:table-cell>
          <table:table-cell office:value-type="float" office:value="-1.991976" calcext:value-type="float">
            <text:p>-1.991976</text:p>
          </table:table-cell>
          <table:table-cell office:value-type="float" office:value="0.383072" calcext:value-type="float">
            <text:p>0.383072</text:p>
          </table:table-cell>
          <table:table-cell table:formula="of:=[.$B$1]*[.H131]+(1-[.$B$1])*[.K130]" office:value-type="float" office:value="14.1228259414797" calcext:value-type="float">
            <text:p>14.1228259415</text:p>
          </table:table-cell>
          <table:table-cell table:formula="of:=[.$B$1]*[.I131]+(1-[.$B$1])*[.L130]" office:value-type="float" office:value="-2.30704002496911" calcext:value-type="float">
            <text:p>-2.307040025</text:p>
          </table:table-cell>
          <table:table-cell table:formula="of:=[.$B$1]*[.J131]+(1-[.$B$1])*[.M130]" office:value-type="float" office:value="0.596263446684627" calcext:value-type="float">
            <text:p>0.5962634467</text:p>
          </table:table-cell>
          <table:table-cell table:formula="of:=[.H131]-[.D$1]" office:value-type="float" office:value="19.739715620979" calcext:value-type="float">
            <text:p>19.739715621</text:p>
          </table:table-cell>
          <table:table-cell table:formula="of:=[.I131]-[.E$1]" office:value-type="float" office:value="-1.6783994384952" calcext:value-type="float">
            <text:p>-1.6783994385</text:p>
          </table:table-cell>
          <table:table-cell table:formula="of:=[.J131]-[.F$1]" office:value-type="float" office:value="-0.400453985196958" calcext:value-type="float">
            <text:p>-0.4004539852</text:p>
          </table:table-cell>
          <table:table-cell table:formula="of:=[.K131]-[.D$1]" office:value-type="float" office:value="20.4550115624587" calcext:value-type="float">
            <text:p>20.4550115625</text:p>
          </table:table-cell>
          <table:table-cell table:formula="of:=[.L131]-[.E$1]" office:value-type="float" office:value="-1.99346346346431" calcext:value-type="float">
            <text:p>-1.9934634635</text:p>
          </table:table-cell>
          <table:table-cell table:formula="of:=[.M131]-[.F$1]" office:value-type="float" office:value="-0.187262538512332" calcext:value-type="float">
            <text:p>-0.1872625385</text:p>
          </table:table-cell>
          <table:table-cell table:formula="of:=SQRT([.Q131]^2+[.R131]^2+[.S131]^2)" office:value-type="float" office:value="20.5527726075782" calcext:value-type="float">
            <text:p>20.5527726076</text:p>
          </table:table-cell>
          <table:table-cell table:formula="of:=[.U130]+([.$A131]-[.$A130])/1000*([.N130]+[.N131])/2" office:value-type="float" office:value="841.89808899887" calcext:value-type="float">
            <text:p>841.8980889989</text:p>
          </table:table-cell>
          <table:table-cell table:formula="of:=[.V130]+([.$A131]-[.$A130])/1000*([.O130]+[.O131])/2" office:value-type="float" office:value="-94.6745713714153" calcext:value-type="float">
            <text:p>-94.6745713714</text:p>
          </table:table-cell>
          <table:table-cell table:formula="of:=[.W130]+([.$A131]-[.$A130])/1000*([.P130]+[.P131])/2" office:value-type="float" office:value="2.47092938878288" calcext:value-type="float">
            <text:p>2.4709293888</text:p>
          </table:table-cell>
          <table:table-cell table:formula="of:=SQRT([.U131]^2+[.V131]^2+[.W131]^2)" office:value-type="float" office:value="847.208222467391" calcext:value-type="float">
            <text:p>847.2082224674</text:p>
          </table:table-cell>
          <table:table-cell office:value-type="float" office:value="13.560109" calcext:value-type="float">
            <text:p>13.560109</text:p>
          </table:table-cell>
          <table:table-cell office:value-type="float" office:value="158.870712" calcext:value-type="float">
            <text:p>158.870712</text:p>
          </table:table-cell>
          <table:table-cell office:value-type="float" office:value="61.938126" calcext:value-type="float">
            <text:p>61.938126</text:p>
          </table:table-cell>
          <table:table-cell office:value-type="float" office:value="8.561928" calcext:value-type="float">
            <text:p>8.561928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24352" calcext:value-type="float">
            <text:p>624352</text:p>
          </table:table-cell>
          <table:table-cell office:value-type="float" office:value="31.25" calcext:value-type="float">
            <text:p>31.25</text:p>
          </table:table-cell>
          <table:table-cell office:value-type="float" office:value="81037" calcext:value-type="float">
            <text:p>81037</text:p>
          </table:table-cell>
          <table:table-cell office:value-type="float" office:value="1845.273315" calcext:value-type="float">
            <text:p>1845.273315</text:p>
          </table:table-cell>
          <table:table-cell office:value-type="float" office:value="134.151489" calcext:value-type="float">
            <text:p>134.151489</text:p>
          </table:table-cell>
          <table:table-cell office:value-type="float" office:value="-7.431293" calcext:value-type="float">
            <text:p>-7.431293</text:p>
          </table:table-cell>
          <table:table-cell office:value-type="float" office:value="-3.354918" calcext:value-type="float">
            <text:p>-3.354918</text:p>
          </table:table-cell>
          <table:table-cell office:value-type="float" office:value="14.709975" calcext:value-type="float">
            <text:p>14.709975</text:p>
          </table:table-cell>
          <table:table-cell office:value-type="float" office:value="-2.375048" calcext:value-type="float">
            <text:p>-2.375048</text:p>
          </table:table-cell>
          <table:table-cell office:value-type="float" office:value="0.536301" calcext:value-type="float">
            <text:p>0.536301</text:p>
          </table:table-cell>
          <table:table-cell table:formula="of:=[.$B$1]*[.H132]+(1-[.$B$1])*[.K131]" office:value-type="float" office:value="14.1815408473317" calcext:value-type="float">
            <text:p>14.1815408473</text:p>
          </table:table-cell>
          <table:table-cell table:formula="of:=[.$B$1]*[.I132]+(1-[.$B$1])*[.L131]" office:value-type="float" office:value="-2.3138408224722" calcext:value-type="float">
            <text:p>-2.3138408225</text:p>
          </table:table-cell>
          <table:table-cell table:formula="of:=[.$B$1]*[.J132]+(1-[.$B$1])*[.M131]" office:value-type="float" office:value="0.590267202016164" calcext:value-type="float">
            <text:p>0.590267202</text:p>
          </table:table-cell>
          <table:table-cell table:formula="of:=[.H132]-[.D$1]" office:value-type="float" office:value="21.042160620979" calcext:value-type="float">
            <text:p>21.042160621</text:p>
          </table:table-cell>
          <table:table-cell table:formula="of:=[.I132]-[.E$1]" office:value-type="float" office:value="-2.0614714384952" calcext:value-type="float">
            <text:p>-2.0614714385</text:p>
          </table:table-cell>
          <table:table-cell table:formula="of:=[.J132]-[.F$1]" office:value-type="float" office:value="-0.247224985196958" calcext:value-type="float">
            <text:p>-0.2472249852</text:p>
          </table:table-cell>
          <table:table-cell table:formula="of:=[.K132]-[.D$1]" office:value-type="float" office:value="20.5137264683108" calcext:value-type="float">
            <text:p>20.5137264683</text:p>
          </table:table-cell>
          <table:table-cell table:formula="of:=[.L132]-[.E$1]" office:value-type="float" office:value="-2.0002642609674" calcext:value-type="float">
            <text:p>-2.000264261</text:p>
          </table:table-cell>
          <table:table-cell table:formula="of:=[.M132]-[.F$1]" office:value-type="float" office:value="-0.193258783180794" calcext:value-type="float">
            <text:p>-0.1932587832</text:p>
          </table:table-cell>
          <table:table-cell table:formula="of:=SQRT([.Q132]^2+[.R132]^2+[.S132]^2)" office:value-type="float" office:value="20.6119232408733" calcext:value-type="float">
            <text:p>20.6119232409</text:p>
          </table:table-cell>
          <table:table-cell table:formula="of:=[.U131]+([.$A132]-[.$A131])/1000*([.N131]+[.N132])/2" office:value-type="float" office:value="850.197200814109" calcext:value-type="float">
            <text:p>850.1972008141</text:p>
          </table:table-cell>
          <table:table-cell table:formula="of:=[.V131]+([.$A132]-[.$A131])/1000*([.O131]+[.O132])/2" office:value-type="float" office:value="-95.4356350948829" calcext:value-type="float">
            <text:p>-95.4356350949</text:p>
          </table:table-cell>
          <table:table-cell table:formula="of:=[.W131]+([.$A132]-[.$A131])/1000*([.P131]+[.P132])/2" office:value-type="float" office:value="2.33912671830772" calcext:value-type="float">
            <text:p>2.3391267183</text:p>
          </table:table-cell>
          <table:table-cell table:formula="of:=SQRT([.U132]^2+[.V132]^2+[.W132]^2)" office:value-type="float" office:value="855.540012057831" calcext:value-type="float">
            <text:p>855.5400120578</text:p>
          </table:table-cell>
          <table:table-cell office:value-type="float" office:value="14.910126" calcext:value-type="float">
            <text:p>14.910126</text:p>
          </table:table-cell>
          <table:table-cell office:value-type="float" office:value="156.081802" calcext:value-type="float">
            <text:p>156.081802</text:p>
          </table:table-cell>
          <table:table-cell office:value-type="float" office:value="60.958279" calcext:value-type="float">
            <text:p>60.958279</text:p>
          </table:table-cell>
          <table:table-cell office:value-type="float" office:value="8.546711" calcext:value-type="float">
            <text:p>8.546711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4788" calcext:value-type="float">
            <text:p>624788</text:p>
          </table:table-cell>
          <table:table-cell office:value-type="float" office:value="31.24" calcext:value-type="float">
            <text:p>31.24</text:p>
          </table:table-cell>
          <table:table-cell office:value-type="float" office:value="81065" calcext:value-type="float">
            <text:p>81065</text:p>
          </table:table-cell>
          <table:table-cell office:value-type="float" office:value="1842.486328" calcext:value-type="float">
            <text:p>1842.486328</text:p>
          </table:table-cell>
          <table:table-cell office:value-type="float" office:value="131.364502" calcext:value-type="float">
            <text:p>131.364502</text:p>
          </table:table-cell>
          <table:table-cell office:value-type="float" office:value="-6.392173" calcext:value-type="float">
            <text:p>-6.392173</text:p>
          </table:table-cell>
          <table:table-cell office:value-type="float" office:value="-3.415059" calcext:value-type="float">
            <text:p>-3.415059</text:p>
          </table:table-cell>
          <table:table-cell office:value-type="float" office:value="14.863204" calcext:value-type="float">
            <text:p>14.863204</text:p>
          </table:table-cell>
          <table:table-cell office:value-type="float" office:value="-2.451663" calcext:value-type="float">
            <text:p>-2.451663</text:p>
          </table:table-cell>
          <table:table-cell office:value-type="float" office:value="0.536301" calcext:value-type="float">
            <text:p>0.536301</text:p>
          </table:table-cell>
          <table:table-cell table:formula="of:=[.$B$1]*[.H133]+(1-[.$B$1])*[.K132]" office:value-type="float" office:value="14.2497071625986" calcext:value-type="float">
            <text:p>14.2497071626</text:p>
          </table:table-cell>
          <table:table-cell table:formula="of:=[.$B$1]*[.I133]+(1-[.$B$1])*[.L132]" office:value-type="float" office:value="-2.32762304022498" calcext:value-type="float">
            <text:p>-2.3276230402</text:p>
          </table:table-cell>
          <table:table-cell table:formula="of:=[.$B$1]*[.J133]+(1-[.$B$1])*[.M132]" office:value-type="float" office:value="0.584870581814548" calcext:value-type="float">
            <text:p>0.5848705818</text:p>
          </table:table-cell>
          <table:table-cell table:formula="of:=[.H133]-[.D$1]" office:value-type="float" office:value="21.195389620979" calcext:value-type="float">
            <text:p>21.195389621</text:p>
          </table:table-cell>
          <table:table-cell table:formula="of:=[.I133]-[.E$1]" office:value-type="float" office:value="-2.1380864384952" calcext:value-type="float">
            <text:p>-2.1380864385</text:p>
          </table:table-cell>
          <table:table-cell table:formula="of:=[.J133]-[.F$1]" office:value-type="float" office:value="-0.247224985196958" calcext:value-type="float">
            <text:p>-0.2472249852</text:p>
          </table:table-cell>
          <table:table-cell table:formula="of:=[.K133]-[.D$1]" office:value-type="float" office:value="20.5818927835776" calcext:value-type="float">
            <text:p>20.5818927836</text:p>
          </table:table-cell>
          <table:table-cell table:formula="of:=[.L133]-[.E$1]" office:value-type="float" office:value="-2.01404647872018" calcext:value-type="float">
            <text:p>-2.0140464787</text:p>
          </table:table-cell>
          <table:table-cell table:formula="of:=[.M133]-[.F$1]" office:value-type="float" office:value="-0.198655403382411" calcext:value-type="float">
            <text:p>-0.1986554034</text:p>
          </table:table-cell>
          <table:table-cell table:formula="of:=SQRT([.Q133]^2+[.R133]^2+[.S133]^2)" office:value-type="float" office:value="20.68115465206" calcext:value-type="float">
            <text:p>20.6811546521</text:p>
          </table:table-cell>
          <table:table-cell table:formula="of:=[.U132]+([.$A133]-[.$A132])/1000*([.N132]+[.N133])/2" office:value-type="float" office:value="859.404986766856" calcext:value-type="float">
            <text:p>859.4049867669</text:p>
          </table:table-cell>
          <table:table-cell table:formula="of:=[.V132]+([.$A133]-[.$A132])/1000*([.O132]+[.O133])/2" office:value-type="float" office:value="-96.3511387120668" calcext:value-type="float">
            <text:p>-96.3511387121</text:p>
          </table:table-cell>
          <table:table-cell table:formula="of:=[.W132]+([.$A133]-[.$A132])/1000*([.P132]+[.P133])/2" office:value-type="float" office:value="2.23133662476184" calcext:value-type="float">
            <text:p>2.2313366248</text:p>
          </table:table-cell>
          <table:table-cell table:formula="of:=SQRT([.U133]^2+[.V133]^2+[.W133]^2)" office:value-type="float" office:value="864.79214385538" calcext:value-type="float">
            <text:p>864.7921438554</text:p>
          </table:table-cell>
          <table:table-cell office:value-type="float" office:value="15.073589" calcext:value-type="float">
            <text:p>15.073589</text:p>
          </table:table-cell>
          <table:table-cell office:value-type="float" office:value="153.316315" calcext:value-type="float">
            <text:p>153.316315</text:p>
          </table:table-cell>
          <table:table-cell office:value-type="float" office:value="60.007523" calcext:value-type="float">
            <text:p>60.007523</text:p>
          </table:table-cell>
          <table:table-cell office:value-type="float" office:value="8.557841" calcext:value-type="float">
            <text:p>8.557841</text:p>
          </table:table-cell>
          <table:table-cell office:value-type="float" office:value="504" calcext:value-type="float">
            <text:p>504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5181" calcext:value-type="float">
            <text:p>625181</text:p>
          </table:table-cell>
          <table:table-cell office:value-type="float" office:value="31.25" calcext:value-type="float">
            <text:p>31.25</text:p>
          </table:table-cell>
          <table:table-cell office:value-type="float" office:value="81097" calcext:value-type="float">
            <text:p>81097</text:p>
          </table:table-cell>
          <table:table-cell office:value-type="float" office:value="1839.294922" calcext:value-type="float">
            <text:p>1839.294922</text:p>
          </table:table-cell>
          <table:table-cell office:value-type="float" office:value="128.173096" calcext:value-type="float">
            <text:p>128.173096</text:p>
          </table:table-cell>
          <table:table-cell office:value-type="float" office:value="-8.120626" calcext:value-type="float">
            <text:p>-8.120626</text:p>
          </table:table-cell>
          <table:table-cell office:value-type="float" office:value="-3.508233" calcext:value-type="float">
            <text:p>-3.508233</text:p>
          </table:table-cell>
          <table:table-cell office:value-type="float" office:value="14.020445" calcext:value-type="float">
            <text:p>14.020445</text:p>
          </table:table-cell>
          <table:table-cell office:value-type="float" office:value="-2.451663" calcext:value-type="float">
            <text:p>-2.451663</text:p>
          </table:table-cell>
          <table:table-cell office:value-type="float" office:value="1.149217" calcext:value-type="float">
            <text:p>1.149217</text:p>
          </table:table-cell>
          <table:table-cell table:formula="of:=[.$B$1]*[.H134]+(1-[.$B$1])*[.K133]" office:value-type="float" office:value="14.2267809463387" calcext:value-type="float">
            <text:p>14.2267809463</text:p>
          </table:table-cell>
          <table:table-cell table:formula="of:=[.$B$1]*[.I134]+(1-[.$B$1])*[.L133]" office:value-type="float" office:value="-2.34002703620248" calcext:value-type="float">
            <text:p>-2.3400270362</text:p>
          </table:table-cell>
          <table:table-cell table:formula="of:=[.$B$1]*[.J134]+(1-[.$B$1])*[.M133]" office:value-type="float" office:value="0.641305223633093" calcext:value-type="float">
            <text:p>0.6413052236</text:p>
          </table:table-cell>
          <table:table-cell table:formula="of:=[.H134]-[.D$1]" office:value-type="float" office:value="20.352630620979" calcext:value-type="float">
            <text:p>20.352630621</text:p>
          </table:table-cell>
          <table:table-cell table:formula="of:=[.I134]-[.E$1]" office:value-type="float" office:value="-2.1380864384952" calcext:value-type="float">
            <text:p>-2.1380864385</text:p>
          </table:table-cell>
          <table:table-cell table:formula="of:=[.J134]-[.F$1]" office:value-type="float" office:value="0.365691014803042" calcext:value-type="float">
            <text:p>0.3656910148</text:p>
          </table:table-cell>
          <table:table-cell table:formula="of:=[.K134]-[.D$1]" office:value-type="float" office:value="20.5589665673177" calcext:value-type="float">
            <text:p>20.5589665673</text:p>
          </table:table-cell>
          <table:table-cell table:formula="of:=[.L134]-[.E$1]" office:value-type="float" office:value="-2.02645047469768" calcext:value-type="float">
            <text:p>-2.0264504747</text:p>
          </table:table-cell>
          <table:table-cell table:formula="of:=[.M134]-[.F$1]" office:value-type="float" office:value="-0.142220761563865" calcext:value-type="float">
            <text:p>-0.1422207616</text:p>
          </table:table-cell>
          <table:table-cell table:formula="of:=SQRT([.Q134]^2+[.R134]^2+[.S134]^2)" office:value-type="float" office:value="20.6590860056177" calcext:value-type="float">
            <text:p>20.6590860056</text:p>
          </table:table-cell>
          <table:table-cell table:formula="of:=[.U133]+([.$A134]-[.$A133])/1000*([.N133]+[.N134])/2" office:value-type="float" office:value="867.5691727444" calcext:value-type="float">
            <text:p>867.5691727444</text:p>
          </table:table-cell>
          <table:table-cell table:formula="of:=[.V133]+([.$A134]-[.$A133])/1000*([.O133]+[.O134])/2" office:value-type="float" office:value="-97.1914066823954" calcext:value-type="float">
            <text:p>-97.1914066824</text:p>
          </table:table-cell>
          <table:table-cell table:formula="of:=[.W133]+([.$A134]-[.$A133])/1000*([.P133]+[.P134])/2" office:value-type="float" office:value="2.25461519957944" calcext:value-type="float">
            <text:p>2.2546151996</text:p>
          </table:table-cell>
          <table:table-cell table:formula="of:=SQRT([.U134]^2+[.V134]^2+[.W134]^2)" office:value-type="float" office:value="872.999153675995" calcext:value-type="float">
            <text:p>872.999153676</text:p>
          </table:table-cell>
          <table:table-cell office:value-type="float" office:value="14.279504" calcext:value-type="float">
            <text:p>14.279504</text:p>
          </table:table-cell>
          <table:table-cell office:value-type="float" office:value="150.459686" calcext:value-type="float">
            <text:p>150.459686</text:p>
          </table:table-cell>
          <table:table-cell office:value-type="float" office:value="58.965851" calcext:value-type="float">
            <text:p>58.965851</text:p>
          </table:table-cell>
          <table:table-cell office:value-type="float" office:value="8.494435" calcext:value-type="float">
            <text:p>8.494435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25590" calcext:value-type="float">
            <text:p>625590</text:p>
          </table:table-cell>
          <table:table-cell office:value-type="float" office:value="31.24" calcext:value-type="float">
            <text:p>31.24</text:p>
          </table:table-cell>
          <table:table-cell office:value-type="float" office:value="81122" calcext:value-type="float">
            <text:p>81122</text:p>
          </table:table-cell>
          <table:table-cell office:value-type="float" office:value="1836.831177" calcext:value-type="float">
            <text:p>1836.831177</text:p>
          </table:table-cell>
          <table:table-cell office:value-type="float" office:value="125.709351" calcext:value-type="float">
            <text:p>125.709351</text:p>
          </table:table-cell>
          <table:table-cell office:value-type="float" office:value="-6.023827" calcext:value-type="float">
            <text:p>-6.023827</text:p>
          </table:table-cell>
          <table:table-cell office:value-type="float" office:value="-3.558044" calcext:value-type="float">
            <text:p>-3.558044</text:p>
          </table:table-cell>
          <table:table-cell office:value-type="float" office:value="13.40753" calcext:value-type="float">
            <text:p>13.40753</text:p>
          </table:table-cell>
          <table:table-cell office:value-type="float" office:value="-2.451663" calcext:value-type="float">
            <text:p>-2.451663</text:p>
          </table:table-cell>
          <table:table-cell office:value-type="float" office:value="0.766145" calcext:value-type="float">
            <text:p>0.766145</text:p>
          </table:table-cell>
          <table:table-cell table:formula="of:=[.$B$1]*[.H135]+(1-[.$B$1])*[.K134]" office:value-type="float" office:value="14.1448558517048" calcext:value-type="float">
            <text:p>14.1448558517</text:p>
          </table:table-cell>
          <table:table-cell table:formula="of:=[.$B$1]*[.I135]+(1-[.$B$1])*[.L134]" office:value-type="float" office:value="-2.35119063258223" calcext:value-type="float">
            <text:p>-2.3511906326</text:p>
          </table:table-cell>
          <table:table-cell table:formula="of:=[.$B$1]*[.J135]+(1-[.$B$1])*[.M134]" office:value-type="float" office:value="0.653789201269784" calcext:value-type="float">
            <text:p>0.6537892013</text:p>
          </table:table-cell>
          <table:table-cell table:formula="of:=[.H135]-[.D$1]" office:value-type="float" office:value="19.739715620979" calcext:value-type="float">
            <text:p>19.739715621</text:p>
          </table:table-cell>
          <table:table-cell table:formula="of:=[.I135]-[.E$1]" office:value-type="float" office:value="-2.1380864384952" calcext:value-type="float">
            <text:p>-2.1380864385</text:p>
          </table:table-cell>
          <table:table-cell table:formula="of:=[.J135]-[.F$1]" office:value-type="float" office:value="-0.0173809851969584" calcext:value-type="float">
            <text:p>-0.0173809852</text:p>
          </table:table-cell>
          <table:table-cell table:formula="of:=[.K135]-[.D$1]" office:value-type="float" office:value="20.4770414726839" calcext:value-type="float">
            <text:p>20.4770414727</text:p>
          </table:table-cell>
          <table:table-cell table:formula="of:=[.L135]-[.E$1]" office:value-type="float" office:value="-2.03761407107743" calcext:value-type="float">
            <text:p>-2.0376140711</text:p>
          </table:table-cell>
          <table:table-cell table:formula="of:=[.M135]-[.F$1]" office:value-type="float" office:value="-0.129736783927175" calcext:value-type="float">
            <text:p>-0.1297367839</text:p>
          </table:table-cell>
          <table:table-cell table:formula="of:=SQRT([.Q135]^2+[.R135]^2+[.S135]^2)" office:value-type="float" office:value="20.57857940213" calcext:value-type="float">
            <text:p>20.5785794021</text:p>
          </table:table-cell>
          <table:table-cell table:formula="of:=[.U134]+([.$A135]-[.$A134])/1000*([.N134]+[.N135])/2" office:value-type="float" office:value="875.768057550881" calcext:value-type="float">
            <text:p>875.7680575509</text:p>
          </table:table-cell>
          <table:table-cell table:formula="of:=[.V134]+([.$A135]-[.$A134])/1000*([.O134]+[.O135])/2" office:value-type="float" office:value="-98.0658840357399" calcext:value-type="float">
            <text:p>-98.0658840357</text:p>
          </table:table-cell>
          <table:table-cell table:formula="of:=[.W134]+([.$A135]-[.$A134])/1000*([.P134]+[.P135])/2" office:value-type="float" office:value="2.32584460063388" calcext:value-type="float">
            <text:p>2.3258446006</text:p>
          </table:table-cell>
          <table:table-cell table:formula="of:=SQRT([.U135]^2+[.V135]^2+[.W135]^2)" office:value-type="float" office:value="881.244584545778" calcext:value-type="float">
            <text:p>881.2445845458</text:p>
          </table:table-cell>
          <table:table-cell office:value-type="float" office:value="13.651355" calcext:value-type="float">
            <text:p>13.651355</text:p>
          </table:table-cell>
          <table:table-cell office:value-type="float" office:value="147.600494" calcext:value-type="float">
            <text:p>147.600494</text:p>
          </table:table-cell>
          <table:table-cell office:value-type="float" office:value="57.88459" calcext:value-type="float">
            <text:p>57.88459</text:p>
          </table:table-cell>
          <table:table-cell office:value-type="float" office:value="8.382383" calcext:value-type="float">
            <text:p>8.382383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6002" calcext:value-type="float">
            <text:p>626002</text:p>
          </table:table-cell>
          <table:table-cell office:value-type="float" office:value="31.26" calcext:value-type="float">
            <text:p>31.26</text:p>
          </table:table-cell>
          <table:table-cell office:value-type="float" office:value="81149" calcext:value-type="float">
            <text:p>81149</text:p>
          </table:table-cell>
          <table:table-cell office:value-type="float" office:value="1834.156616" calcext:value-type="float">
            <text:p>1834.156616</text:p>
          </table:table-cell>
          <table:table-cell office:value-type="float" office:value="123.03479" calcext:value-type="float">
            <text:p>123.03479</text:p>
          </table:table-cell>
          <table:table-cell office:value-type="float" office:value="-6.491652" calcext:value-type="float">
            <text:p>-6.491652</text:p>
          </table:table-cell>
          <table:table-cell office:value-type="float" office:value="-3.616133" calcext:value-type="float">
            <text:p>-3.616133</text:p>
          </table:table-cell>
          <table:table-cell office:value-type="float" office:value="16.625336" calcext:value-type="float">
            <text:p>16.625336</text:p>
          </table:table-cell>
          <table:table-cell office:value-type="float" office:value="-2.451663" calcext:value-type="float">
            <text:p>-2.451663</text:p>
          </table:table-cell>
          <table:table-cell office:value-type="float" office:value="0.766145" calcext:value-type="float">
            <text:p>0.766145</text:p>
          </table:table-cell>
          <table:table-cell table:formula="of:=[.$B$1]*[.H136]+(1-[.$B$1])*[.K135]" office:value-type="float" office:value="14.3929038665343" calcext:value-type="float">
            <text:p>14.3929038665</text:p>
          </table:table-cell>
          <table:table-cell table:formula="of:=[.$B$1]*[.I136]+(1-[.$B$1])*[.L135]" office:value-type="float" office:value="-2.36123786932401" calcext:value-type="float">
            <text:p>-2.3612378693</text:p>
          </table:table-cell>
          <table:table-cell table:formula="of:=[.$B$1]*[.J136]+(1-[.$B$1])*[.M135]" office:value-type="float" office:value="0.665024781142805" calcext:value-type="float">
            <text:p>0.6650247811</text:p>
          </table:table-cell>
          <table:table-cell table:formula="of:=[.H136]-[.D$1]" office:value-type="float" office:value="22.957521620979" calcext:value-type="float">
            <text:p>22.957521621</text:p>
          </table:table-cell>
          <table:table-cell table:formula="of:=[.I136]-[.E$1]" office:value-type="float" office:value="-2.1380864384952" calcext:value-type="float">
            <text:p>-2.1380864385</text:p>
          </table:table-cell>
          <table:table-cell table:formula="of:=[.J136]-[.F$1]" office:value-type="float" office:value="-0.0173809851969584" calcext:value-type="float">
            <text:p>-0.0173809852</text:p>
          </table:table-cell>
          <table:table-cell table:formula="of:=[.K136]-[.D$1]" office:value-type="float" office:value="20.7250894875134" calcext:value-type="float">
            <text:p>20.7250894875</text:p>
          </table:table-cell>
          <table:table-cell table:formula="of:=[.L136]-[.E$1]" office:value-type="float" office:value="-2.04766130781921" calcext:value-type="float">
            <text:p>-2.0476613078</text:p>
          </table:table-cell>
          <table:table-cell table:formula="of:=[.M136]-[.F$1]" office:value-type="float" office:value="-0.118501204054153" calcext:value-type="float">
            <text:p>-0.1185012041</text:p>
          </table:table-cell>
          <table:table-cell table:formula="of:=SQRT([.Q136]^2+[.R136]^2+[.S136]^2)" office:value-type="float" office:value="20.8263365389196" calcext:value-type="float">
            <text:p>20.8263365389</text:p>
          </table:table-cell>
          <table:table-cell table:formula="of:=[.U135]+([.$A136]-[.$A135])/1000*([.N135]+[.N136])/2" office:value-type="float" office:value="884.563688422724" calcext:value-type="float">
            <text:p>884.5636884227</text:p>
          </table:table-cell>
          <table:table-cell table:formula="of:=[.V135]+([.$A136]-[.$A135])/1000*([.O135]+[.O136])/2" office:value-type="float" office:value="-98.9467756483999" calcext:value-type="float">
            <text:p>-98.9467756484</text:p>
          </table:table-cell>
          <table:table-cell table:formula="of:=[.W135]+([.$A136]-[.$A135])/1000*([.P135]+[.P136])/2" office:value-type="float" office:value="2.31868363473273" calcext:value-type="float">
            <text:p>2.3186836347</text:p>
          </table:table-cell>
          <table:table-cell table:formula="of:=SQRT([.U136]^2+[.V136]^2+[.W136]^2)" office:value-type="float" office:value="890.083568874871" calcext:value-type="float">
            <text:p>890.0835688749</text:p>
          </table:table-cell>
          <table:table-cell office:value-type="float" office:value="16.822586" calcext:value-type="float">
            <text:p>16.822586</text:p>
          </table:table-cell>
          <table:table-cell office:value-type="float" office:value="144.9496" calcext:value-type="float">
            <text:p>144.9496</text:p>
          </table:table-cell>
          <table:table-cell office:value-type="float" office:value="57.098358" calcext:value-type="float">
            <text:p>57.098358</text:p>
          </table:table-cell>
          <table:table-cell office:value-type="float" office:value="8.55035" calcext:value-type="float">
            <text:p>8.55035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26409" calcext:value-type="float">
            <text:p>626409</text:p>
          </table:table-cell>
          <table:table-cell office:value-type="float" office:value="31.25" calcext:value-type="float">
            <text:p>31.25</text:p>
          </table:table-cell>
          <table:table-cell office:value-type="float" office:value="81181" calcext:value-type="float">
            <text:p>81181</text:p>
          </table:table-cell>
          <table:table-cell office:value-type="float" office:value="1830.909546" calcext:value-type="float">
            <text:p>1830.909546</text:p>
          </table:table-cell>
          <table:table-cell office:value-type="float" office:value="119.78772" calcext:value-type="float">
            <text:p>119.78772</text:p>
          </table:table-cell>
          <table:table-cell office:value-type="float" office:value="-7.97806" calcext:value-type="float">
            <text:p>-7.97806</text:p>
          </table:table-cell>
          <table:table-cell office:value-type="float" office:value="-3.702503" calcext:value-type="float">
            <text:p>-3.702503</text:p>
          </table:table-cell>
          <table:table-cell office:value-type="float" office:value="14.633361" calcext:value-type="float">
            <text:p>14.633361</text:p>
          </table:table-cell>
          <table:table-cell office:value-type="float" office:value="-2.604892" calcext:value-type="float">
            <text:p>-2.604892</text:p>
          </table:table-cell>
          <table:table-cell office:value-type="float" office:value="0.766145" calcext:value-type="float">
            <text:p>0.766145</text:p>
          </table:table-cell>
          <table:table-cell table:formula="of:=[.$B$1]*[.H137]+(1-[.$B$1])*[.K136]" office:value-type="float" office:value="14.4169495798809" calcext:value-type="float">
            <text:p>14.4169495799</text:p>
          </table:table-cell>
          <table:table-cell table:formula="of:=[.$B$1]*[.I137]+(1-[.$B$1])*[.L136]" office:value-type="float" office:value="-2.38560328239161" calcext:value-type="float">
            <text:p>-2.3856032824</text:p>
          </table:table-cell>
          <table:table-cell table:formula="of:=[.$B$1]*[.J137]+(1-[.$B$1])*[.M136]" office:value-type="float" office:value="0.675136803028525" calcext:value-type="float">
            <text:p>0.675136803</text:p>
          </table:table-cell>
          <table:table-cell table:formula="of:=[.H137]-[.D$1]" office:value-type="float" office:value="20.965546620979" calcext:value-type="float">
            <text:p>20.965546621</text:p>
          </table:table-cell>
          <table:table-cell table:formula="of:=[.I137]-[.E$1]" office:value-type="float" office:value="-2.2913154384952" calcext:value-type="float">
            <text:p>-2.2913154385</text:p>
          </table:table-cell>
          <table:table-cell table:formula="of:=[.J137]-[.F$1]" office:value-type="float" office:value="-0.0173809851969584" calcext:value-type="float">
            <text:p>-0.0173809852</text:p>
          </table:table-cell>
          <table:table-cell table:formula="of:=[.K137]-[.D$1]" office:value-type="float" office:value="20.7491352008599" calcext:value-type="float">
            <text:p>20.7491352009</text:p>
          </table:table-cell>
          <table:table-cell table:formula="of:=[.L137]-[.E$1]" office:value-type="float" office:value="-2.07202672088681" calcext:value-type="float">
            <text:p>-2.0720267209</text:p>
          </table:table-cell>
          <table:table-cell table:formula="of:=[.M137]-[.F$1]" office:value-type="float" office:value="-0.108389182168434" calcext:value-type="float">
            <text:p>-0.1083891822</text:p>
          </table:table-cell>
          <table:table-cell table:formula="of:=SQRT([.Q137]^2+[.R137]^2+[.S137]^2)" office:value-type="float" office:value="20.8526174503453" calcext:value-type="float">
            <text:p>20.8526174503</text:p>
          </table:table-cell>
          <table:table-cell table:formula="of:=[.U136]+([.$A137]-[.$A136])/1000*([.N136]+[.N137])/2" office:value-type="float" office:value="893.502032809963" calcext:value-type="float">
            <text:p>893.50203281</text:p>
          </table:table-cell>
          <table:table-cell table:formula="of:=[.V136]+([.$A137]-[.$A136])/1000*([.O136]+[.O137])/2" office:value-type="float" office:value="-99.8481589303675" calcext:value-type="float">
            <text:p>-99.8481589304</text:p>
          </table:table-cell>
          <table:table-cell table:formula="of:=[.W136]+([.$A137]-[.$A136])/1000*([.P136]+[.P137])/2" office:value-type="float" office:value="2.31160957375757" calcext:value-type="float">
            <text:p>2.3116095738</text:p>
          </table:table-cell>
          <table:table-cell table:formula="of:=SQRT([.U137]^2+[.V137]^2+[.W137]^2)" office:value-type="float" office:value="899.066672175174" calcext:value-type="float">
            <text:p>899.0666721752</text:p>
          </table:table-cell>
          <table:table-cell office:value-type="float" office:value="14.883134" calcext:value-type="float">
            <text:p>14.883134</text:p>
          </table:table-cell>
          <table:table-cell office:value-type="float" office:value="142.148453" calcext:value-type="float">
            <text:p>142.148453</text:p>
          </table:table-cell>
          <table:table-cell office:value-type="float" office:value="56.129654" calcext:value-type="float">
            <text:p>56.129654</text:p>
          </table:table-cell>
          <table:table-cell office:value-type="float" office:value="8.554471" calcext:value-type="float">
            <text:p>8.554471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6816" calcext:value-type="float">
            <text:p>626816</text:p>
          </table:table-cell>
          <table:table-cell office:value-type="float" office:value="31.27" calcext:value-type="float">
            <text:p>31.27</text:p>
          </table:table-cell>
          <table:table-cell office:value-type="float" office:value="81211" calcext:value-type="float">
            <text:p>81211</text:p>
          </table:table-cell>
          <table:table-cell office:value-type="float" office:value="1827.974487" calcext:value-type="float">
            <text:p>1827.974487</text:p>
          </table:table-cell>
          <table:table-cell office:value-type="float" office:value="116.852661" calcext:value-type="float">
            <text:p>116.852661</text:p>
          </table:table-cell>
          <table:table-cell office:value-type="float" office:value="-7.211446" calcext:value-type="float">
            <text:p>-7.211446</text:p>
          </table:table-cell>
          <table:table-cell office:value-type="float" office:value="-3.771984" calcext:value-type="float">
            <text:p>-3.771984</text:p>
          </table:table-cell>
          <table:table-cell office:value-type="float" office:value="16.395493" calcext:value-type="float">
            <text:p>16.395493</text:p>
          </table:table-cell>
          <table:table-cell office:value-type="float" office:value="-3.141193" calcext:value-type="float">
            <text:p>-3.141193</text:p>
          </table:table-cell>
          <table:table-cell office:value-type="float" office:value="0.68953" calcext:value-type="float">
            <text:p>0.68953</text:p>
          </table:table-cell>
          <table:table-cell table:formula="of:=[.$B$1]*[.H138]+(1-[.$B$1])*[.K137]" office:value-type="float" office:value="14.6148039218928" calcext:value-type="float">
            <text:p>14.6148039219</text:p>
          </table:table-cell>
          <table:table-cell table:formula="of:=[.$B$1]*[.I138]+(1-[.$B$1])*[.L137]" office:value-type="float" office:value="-2.46116225415245" calcext:value-type="float">
            <text:p>-2.4611622542</text:p>
          </table:table-cell>
          <table:table-cell table:formula="of:=[.$B$1]*[.J138]+(1-[.$B$1])*[.M137]" office:value-type="float" office:value="0.676576122725672" calcext:value-type="float">
            <text:p>0.6765761227</text:p>
          </table:table-cell>
          <table:table-cell table:formula="of:=[.H138]-[.D$1]" office:value-type="float" office:value="22.727678620979" calcext:value-type="float">
            <text:p>22.727678621</text:p>
          </table:table-cell>
          <table:table-cell table:formula="of:=[.I138]-[.E$1]" office:value-type="float" office:value="-2.8276164384952" calcext:value-type="float">
            <text:p>-2.8276164385</text:p>
          </table:table-cell>
          <table:table-cell table:formula="of:=[.J138]-[.F$1]" office:value-type="float" office:value="-0.0939959851969583" calcext:value-type="float">
            <text:p>-0.0939959852</text:p>
          </table:table-cell>
          <table:table-cell table:formula="of:=[.K138]-[.D$1]" office:value-type="float" office:value="20.9469895428718" calcext:value-type="float">
            <text:p>20.9469895429</text:p>
          </table:table-cell>
          <table:table-cell table:formula="of:=[.L138]-[.E$1]" office:value-type="float" office:value="-2.14758569264765" calcext:value-type="float">
            <text:p>-2.1475856926</text:p>
          </table:table-cell>
          <table:table-cell table:formula="of:=[.M138]-[.F$1]" office:value-type="float" office:value="-0.106949862471286" calcext:value-type="float">
            <text:p>-0.1069498625</text:p>
          </table:table-cell>
          <table:table-cell table:formula="of:=SQRT([.Q138]^2+[.R138]^2+[.S138]^2)" office:value-type="float" office:value="21.0570637433031" calcext:value-type="float">
            <text:p>21.0570637433</text:p>
          </table:table-cell>
          <table:table-cell table:formula="of:=[.U137]+([.$A138]-[.$A137])/1000*([.N137]+[.N138])/2" office:value-type="float" office:value="902.393604146701" calcext:value-type="float">
            <text:p>902.3936041467</text:p>
          </table:table-cell>
          <table:table-cell table:formula="of:=[.V137]+([.$A138]-[.$A137])/1000*([.O137]+[.O138])/2" office:value-type="float" office:value="-100.889861567335" calcext:value-type="float">
            <text:p>-100.8898615673</text:p>
          </table:table-cell>
          <table:table-cell table:formula="of:=[.W137]+([.$A138]-[.$A137])/1000*([.P137]+[.P138])/2" office:value-type="float" office:value="2.28894436028241" calcext:value-type="float">
            <text:p>2.2889443603</text:p>
          </table:table-cell>
          <table:table-cell table:formula="of:=SQRT([.U138]^2+[.V138]^2+[.W138]^2)" office:value-type="float" office:value="908.018843547992" calcext:value-type="float">
            <text:p>908.018843548</text:p>
          </table:table-cell>
          <table:table-cell office:value-type="float" office:value="16.707924" calcext:value-type="float">
            <text:p>16.707924</text:p>
          </table:table-cell>
          <table:table-cell office:value-type="float" office:value="139.410889" calcext:value-type="float">
            <text:p>139.410889</text:p>
          </table:table-cell>
          <table:table-cell office:value-type="float" office:value="55.291149" calcext:value-type="float">
            <text:p>55.291149</text:p>
          </table:table-cell>
          <table:table-cell office:value-type="float" office:value="8.694538" calcext:value-type="float">
            <text:p>8.694538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7228" calcext:value-type="float">
            <text:p>627228</text:p>
          </table:table-cell>
          <table:table-cell office:value-type="float" office:value="31.27" calcext:value-type="float">
            <text:p>31.27</text:p>
          </table:table-cell>
          <table:table-cell office:value-type="float" office:value="81247" calcext:value-type="float">
            <text:p>81247</text:p>
          </table:table-cell>
          <table:table-cell office:value-type="float" office:value="1824.342651" calcext:value-type="float">
            <text:p>1824.342651</text:p>
          </table:table-cell>
          <table:table-cell office:value-type="float" office:value="113.220825" calcext:value-type="float">
            <text:p>113.220825</text:p>
          </table:table-cell>
          <table:table-cell office:value-type="float" office:value="-8.815136" calcext:value-type="float">
            <text:p>-8.815136</text:p>
          </table:table-cell>
          <table:table-cell office:value-type="float" office:value="-3.871843" calcext:value-type="float">
            <text:p>-3.871843</text:p>
          </table:table-cell>
          <table:table-cell office:value-type="float" office:value="13.254301" calcext:value-type="float">
            <text:p>13.254301</text:p>
          </table:table-cell>
          <table:table-cell office:value-type="float" office:value="-2.298434" calcext:value-type="float">
            <text:p>-2.298434</text:p>
          </table:table-cell>
          <table:table-cell office:value-type="float" office:value="0.995988" calcext:value-type="float">
            <text:p>0.995988</text:p>
          </table:table-cell>
          <table:table-cell table:formula="of:=[.$B$1]*[.H139]+(1-[.$B$1])*[.K138]" office:value-type="float" office:value="14.4787536297035" calcext:value-type="float">
            <text:p>14.4787536297</text:p>
          </table:table-cell>
          <table:table-cell table:formula="of:=[.$B$1]*[.I139]+(1-[.$B$1])*[.L138]" office:value-type="float" office:value="-2.4448894287372" calcext:value-type="float">
            <text:p>-2.4448894287</text:p>
          </table:table-cell>
          <table:table-cell table:formula="of:=[.$B$1]*[.J139]+(1-[.$B$1])*[.M138]" office:value-type="float" office:value="0.708517310453105" calcext:value-type="float">
            <text:p>0.7085173105</text:p>
          </table:table-cell>
          <table:table-cell table:formula="of:=[.H139]-[.D$1]" office:value-type="float" office:value="19.586486620979" calcext:value-type="float">
            <text:p>19.586486621</text:p>
          </table:table-cell>
          <table:table-cell table:formula="of:=[.I139]-[.E$1]" office:value-type="float" office:value="-1.9848574384952" calcext:value-type="float">
            <text:p>-1.9848574385</text:p>
          </table:table-cell>
          <table:table-cell table:formula="of:=[.J139]-[.F$1]" office:value-type="float" office:value="0.212462014803042" calcext:value-type="float">
            <text:p>0.2124620148</text:p>
          </table:table-cell>
          <table:table-cell table:formula="of:=[.K139]-[.D$1]" office:value-type="float" office:value="20.8109392506826" calcext:value-type="float">
            <text:p>20.8109392507</text:p>
          </table:table-cell>
          <table:table-cell table:formula="of:=[.L139]-[.E$1]" office:value-type="float" office:value="-2.1313128672324" calcext:value-type="float">
            <text:p>-2.1313128672</text:p>
          </table:table-cell>
          <table:table-cell table:formula="of:=[.M139]-[.F$1]" office:value-type="float" office:value="-0.0750086747438532" calcext:value-type="float">
            <text:p>-0.0750086747</text:p>
          </table:table-cell>
          <table:table-cell table:formula="of:=SQRT([.Q139]^2+[.R139]^2+[.S139]^2)" office:value-type="float" office:value="20.9199262268039" calcext:value-type="float">
            <text:p>20.9199262268</text:p>
          </table:table-cell>
          <table:table-cell table:formula="of:=[.U138]+([.$A139]-[.$A138])/1000*([.N138]+[.N139])/2" office:value-type="float" office:value="911.110322186545" calcext:value-type="float">
            <text:p>911.1103221865</text:p>
          </table:table-cell>
          <table:table-cell table:formula="of:=[.V138]+([.$A139]-[.$A138])/1000*([.O138]+[.O139])/2" office:value-type="float" office:value="-101.881231185995" calcext:value-type="float">
            <text:p>-101.881231186</text:p>
          </table:table-cell>
          <table:table-cell table:formula="of:=[.W138]+([.$A139]-[.$A138])/1000*([.P138]+[.P139])/2" office:value-type="float" office:value="2.31334836238126" calcext:value-type="float">
            <text:p>2.3133483624</text:p>
          </table:table-cell>
          <table:table-cell table:formula="of:=SQRT([.U139]^2+[.V139]^2+[.W139]^2)" office:value-type="float" office:value="916.791773547019" calcext:value-type="float">
            <text:p>916.791773547</text:p>
          </table:table-cell>
          <table:table-cell office:value-type="float" office:value="13.488932" calcext:value-type="float">
            <text:p>13.488932</text:p>
          </table:table-cell>
          <table:table-cell office:value-type="float" office:value="136.391571" calcext:value-type="float">
            <text:p>136.391571</text:p>
          </table:table-cell>
          <table:table-cell office:value-type="float" office:value="54.122684" calcext:value-type="float">
            <text:p>54.122684</text:p>
          </table:table-cell>
          <table:table-cell office:value-type="float" office:value="8.542712" calcext:value-type="float">
            <text:p>8.542712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7636" calcext:value-type="float">
            <text:p>627636</text:p>
          </table:table-cell>
          <table:table-cell office:value-type="float" office:value="31.26" calcext:value-type="float">
            <text:p>31.26</text:p>
          </table:table-cell>
          <table:table-cell office:value-type="float" office:value="81278" calcext:value-type="float">
            <text:p>81278</text:p>
          </table:table-cell>
          <table:table-cell office:value-type="float" office:value="1821.260376" calcext:value-type="float">
            <text:p>1821.260376</text:p>
          </table:table-cell>
          <table:table-cell office:value-type="float" office:value="110.13855" calcext:value-type="float">
            <text:p>110.13855</text:p>
          </table:table-cell>
          <table:table-cell office:value-type="float" office:value="-7.554597" calcext:value-type="float">
            <text:p>-7.554597</text:p>
          </table:table-cell>
          <table:table-cell office:value-type="float" office:value="-3.944765" calcext:value-type="float">
            <text:p>-3.944765</text:p>
          </table:table-cell>
          <table:table-cell office:value-type="float" office:value="16.012421" calcext:value-type="float">
            <text:p>16.012421</text:p>
          </table:table-cell>
          <table:table-cell office:value-type="float" office:value="-2.834735" calcext:value-type="float">
            <text:p>-2.834735</text:p>
          </table:table-cell>
          <table:table-cell office:value-type="float" office:value="0.842759" calcext:value-type="float">
            <text:p>0.842759</text:p>
          </table:table-cell>
          <table:table-cell table:formula="of:=[.$B$1]*[.H140]+(1-[.$B$1])*[.K139]" office:value-type="float" office:value="14.6321203667332" calcext:value-type="float">
            <text:p>14.6321203667</text:p>
          </table:table-cell>
          <table:table-cell table:formula="of:=[.$B$1]*[.I140]+(1-[.$B$1])*[.L139]" office:value-type="float" office:value="-2.48387398586348" calcext:value-type="float">
            <text:p>-2.4838739859</text:p>
          </table:table-cell>
          <table:table-cell table:formula="of:=[.$B$1]*[.J140]+(1-[.$B$1])*[.M139]" office:value-type="float" office:value="0.721941479407795" calcext:value-type="float">
            <text:p>0.7219414794</text:p>
          </table:table-cell>
          <table:table-cell table:formula="of:=[.H140]-[.D$1]" office:value-type="float" office:value="22.344606620979" calcext:value-type="float">
            <text:p>22.344606621</text:p>
          </table:table-cell>
          <table:table-cell table:formula="of:=[.I140]-[.E$1]" office:value-type="float" office:value="-2.5211584384952" calcext:value-type="float">
            <text:p>-2.5211584385</text:p>
          </table:table-cell>
          <table:table-cell table:formula="of:=[.J140]-[.F$1]" office:value-type="float" office:value="0.0592330148030416" calcext:value-type="float">
            <text:p>0.0592330148</text:p>
          </table:table-cell>
          <table:table-cell table:formula="of:=[.K140]-[.D$1]" office:value-type="float" office:value="20.9643059877122" calcext:value-type="float">
            <text:p>20.9643059877</text:p>
          </table:table-cell>
          <table:table-cell table:formula="of:=[.L140]-[.E$1]" office:value-type="float" office:value="-2.17029742435868" calcext:value-type="float">
            <text:p>-2.1702974244</text:p>
          </table:table-cell>
          <table:table-cell table:formula="of:=[.M140]-[.F$1]" office:value-type="float" office:value="-0.0615845057891637" calcext:value-type="float">
            <text:p>-0.0615845058</text:p>
          </table:table-cell>
          <table:table-cell table:formula="of:=SQRT([.Q140]^2+[.R140]^2+[.S140]^2)" office:value-type="float" office:value="21.0764349240558" calcext:value-type="float">
            <text:p>21.0764349241</text:p>
          </table:table-cell>
          <table:table-cell table:formula="of:=[.U139]+([.$A140]-[.$A139])/1000*([.N139]+[.N140])/2" office:value-type="float" office:value="919.664265207904" calcext:value-type="float">
            <text:p>919.6642652079</text:p>
          </table:table-cell>
          <table:table-cell table:formula="of:=[.V139]+([.$A140]-[.$A139])/1000*([.O139]+[.O140])/2" office:value-type="float" office:value="-102.800458424901" calcext:value-type="float">
            <text:p>-102.8004584249</text:p>
          </table:table-cell>
          <table:table-cell table:formula="of:=[.W139]+([.$A140]-[.$A139])/1000*([.P139]+[.P140])/2" office:value-type="float" office:value="2.3687741484209" calcext:value-type="float">
            <text:p>2.3687741484</text:p>
          </table:table-cell>
          <table:table-cell table:formula="of:=SQRT([.U140]^2+[.V140]^2+[.W140]^2)" office:value-type="float" office:value="925.39500001012" calcext:value-type="float">
            <text:p>925.3950000101</text:p>
          </table:table-cell>
          <table:table-cell office:value-type="float" office:value="16.28323" calcext:value-type="float">
            <text:p>16.28323</text:p>
          </table:table-cell>
          <table:table-cell office:value-type="float" office:value="133.486725" calcext:value-type="float">
            <text:p>133.486725</text:p>
          </table:table-cell>
          <table:table-cell office:value-type="float" office:value="53.16893" calcext:value-type="float">
            <text:p>53.16893</text:p>
          </table:table-cell>
          <table:table-cell office:value-type="float" office:value="8.610865" calcext:value-type="float">
            <text:p>8.610865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8044" calcext:value-type="float">
            <text:p>628044</text:p>
          </table:table-cell>
          <table:table-cell office:value-type="float" office:value="31.27" calcext:value-type="float">
            <text:p>31.27</text:p>
          </table:table-cell>
          <table:table-cell office:value-type="float" office:value="81312" calcext:value-type="float">
            <text:p>81312</text:p>
          </table:table-cell>
          <table:table-cell office:value-type="float" office:value="1817.890747" calcext:value-type="float">
            <text:p>1817.890747</text:p>
          </table:table-cell>
          <table:table-cell office:value-type="float" office:value="106.768921" calcext:value-type="float">
            <text:p>106.768921</text:p>
          </table:table-cell>
          <table:table-cell office:value-type="float" office:value="-8.258895" calcext:value-type="float">
            <text:p>-8.258895</text:p>
          </table:table-cell>
          <table:table-cell office:value-type="float" office:value="-4.030189" calcext:value-type="float">
            <text:p>-4.030189</text:p>
          </table:table-cell>
          <table:table-cell office:value-type="float" office:value="14.556746" calcext:value-type="float">
            <text:p>14.556746</text:p>
          </table:table-cell>
          <table:table-cell office:value-type="float" office:value="-2.75812" calcext:value-type="float">
            <text:p>-2.75812</text:p>
          </table:table-cell>
          <table:table-cell office:value-type="float" office:value="0.919373" calcext:value-type="float">
            <text:p>0.919373</text:p>
          </table:table-cell>
          <table:table-cell table:formula="of:=[.$B$1]*[.H141]+(1-[.$B$1])*[.K140]" office:value-type="float" office:value="14.6245829300599" calcext:value-type="float">
            <text:p>14.6245829301</text:p>
          </table:table-cell>
          <table:table-cell table:formula="of:=[.$B$1]*[.I141]+(1-[.$B$1])*[.L140]" office:value-type="float" office:value="-2.51129858727713" calcext:value-type="float">
            <text:p>-2.5112985873</text:p>
          </table:table-cell>
          <table:table-cell table:formula="of:=[.$B$1]*[.J141]+(1-[.$B$1])*[.M140]" office:value-type="float" office:value="0.741684631467015" calcext:value-type="float">
            <text:p>0.7416846315</text:p>
          </table:table-cell>
          <table:table-cell table:formula="of:=[.H141]-[.D$1]" office:value-type="float" office:value="20.888931620979" calcext:value-type="float">
            <text:p>20.888931621</text:p>
          </table:table-cell>
          <table:table-cell table:formula="of:=[.I141]-[.E$1]" office:value-type="float" office:value="-2.4445434384952" calcext:value-type="float">
            <text:p>-2.4445434385</text:p>
          </table:table-cell>
          <table:table-cell table:formula="of:=[.J141]-[.F$1]" office:value-type="float" office:value="0.135847014803042" calcext:value-type="float">
            <text:p>0.1358470148</text:p>
          </table:table-cell>
          <table:table-cell table:formula="of:=[.K141]-[.D$1]" office:value-type="float" office:value="20.9567685510389" calcext:value-type="float">
            <text:p>20.956768551</text:p>
          </table:table-cell>
          <table:table-cell table:formula="of:=[.L141]-[.E$1]" office:value-type="float" office:value="-2.19772202577233" calcext:value-type="float">
            <text:p>-2.1977220258</text:p>
          </table:table-cell>
          <table:table-cell table:formula="of:=[.M141]-[.F$1]" office:value-type="float" office:value="-0.0418413537299432" calcext:value-type="float">
            <text:p>-0.0418413537</text:p>
          </table:table-cell>
          <table:table-cell table:formula="of:=SQRT([.Q141]^2+[.R141]^2+[.S141]^2)" office:value-type="float" office:value="21.0717317964912" calcext:value-type="float">
            <text:p>21.0717317965</text:p>
          </table:table-cell>
          <table:table-cell table:formula="of:=[.U140]+([.$A141]-[.$A140])/1000*([.N140]+[.N141])/2" office:value-type="float" office:value="928.483907009264" calcext:value-type="float">
            <text:p>928.4839070093</text:p>
          </table:table-cell>
          <table:table-cell table:formula="of:=[.V140]+([.$A141]-[.$A140])/1000*([.O140]+[.O141])/2" office:value-type="float" office:value="-103.813461607807" calcext:value-type="float">
            <text:p>-103.8134616078</text:p>
          </table:table-cell>
          <table:table-cell table:formula="of:=[.W140]+([.$A141]-[.$A140])/1000*([.P140]+[.P141])/2" office:value-type="float" office:value="2.40857047446055" calcext:value-type="float">
            <text:p>2.4085704745</text:p>
          </table:table-cell>
          <table:table-cell table:formula="of:=SQRT([.U141]^2+[.V141]^2+[.W141]^2)" office:value-type="float" office:value="934.272659130038" calcext:value-type="float">
            <text:p>934.27265913</text:p>
          </table:table-cell>
          <table:table-cell office:value-type="float" office:value="14.844236" calcext:value-type="float">
            <text:p>14.844236</text:p>
          </table:table-cell>
          <table:table-cell office:value-type="float" office:value="130.467239" calcext:value-type="float">
            <text:p>130.467239</text:p>
          </table:table-cell>
          <table:table-cell office:value-type="float" office:value="52.082371" calcext:value-type="float">
            <text:p>52.082371</text:p>
          </table:table-cell>
          <table:table-cell office:value-type="float" office:value="8.56208" calcext:value-type="float">
            <text:p>8.56208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28452" calcext:value-type="float">
            <text:p>628452</text:p>
          </table:table-cell>
          <table:table-cell office:value-type="float" office:value="31.280001" calcext:value-type="float">
            <text:p>31.280001</text:p>
          </table:table-cell>
          <table:table-cell office:value-type="float" office:value="81339" calcext:value-type="float">
            <text:p>81339</text:p>
          </table:table-cell>
          <table:table-cell office:value-type="float" office:value="1815.193726" calcext:value-type="float">
            <text:p>1815.193726</text:p>
          </table:table-cell>
          <table:table-cell office:value-type="float" office:value="104.071899" calcext:value-type="float">
            <text:p>104.071899</text:p>
          </table:table-cell>
          <table:table-cell office:value-type="float" office:value="-6.610347" calcext:value-type="float">
            <text:p>-6.610347</text:p>
          </table:table-cell>
          <table:table-cell office:value-type="float" office:value="-4.081279" calcext:value-type="float">
            <text:p>-4.081279</text:p>
          </table:table-cell>
          <table:table-cell office:value-type="float" office:value="13.560759" calcext:value-type="float">
            <text:p>13.560759</text:p>
          </table:table-cell>
          <table:table-cell office:value-type="float" office:value="-1.685518" calcext:value-type="float">
            <text:p>-1.685518</text:p>
          </table:table-cell>
          <table:table-cell office:value-type="float" office:value="0.459687" calcext:value-type="float">
            <text:p>0.459687</text:p>
          </table:table-cell>
          <table:table-cell table:formula="of:=[.$B$1]*[.H142]+(1-[.$B$1])*[.K141]" office:value-type="float" office:value="14.5182005370539" calcext:value-type="float">
            <text:p>14.5182005371</text:p>
          </table:table-cell>
          <table:table-cell table:formula="of:=[.$B$1]*[.I142]+(1-[.$B$1])*[.L141]" office:value-type="float" office:value="-2.42872052854942" calcext:value-type="float">
            <text:p>-2.4287205285</text:p>
          </table:table-cell>
          <table:table-cell table:formula="of:=[.$B$1]*[.J142]+(1-[.$B$1])*[.M141]" office:value-type="float" office:value="0.713484868320314" calcext:value-type="float">
            <text:p>0.7134848683</text:p>
          </table:table-cell>
          <table:table-cell table:formula="of:=[.H142]-[.D$1]" office:value-type="float" office:value="19.892944620979" calcext:value-type="float">
            <text:p>19.892944621</text:p>
          </table:table-cell>
          <table:table-cell table:formula="of:=[.I142]-[.E$1]" office:value-type="float" office:value="-1.3719414384952" calcext:value-type="float">
            <text:p>-1.3719414385</text:p>
          </table:table-cell>
          <table:table-cell table:formula="of:=[.J142]-[.F$1]" office:value-type="float" office:value="-0.323838985196958" calcext:value-type="float">
            <text:p>-0.3238389852</text:p>
          </table:table-cell>
          <table:table-cell table:formula="of:=[.K142]-[.D$1]" office:value-type="float" office:value="20.8503861580329" calcext:value-type="float">
            <text:p>20.850386158</text:p>
          </table:table-cell>
          <table:table-cell table:formula="of:=[.L142]-[.E$1]" office:value-type="float" office:value="-2.11514396704462" calcext:value-type="float">
            <text:p>-2.115143967</text:p>
          </table:table-cell>
          <table:table-cell table:formula="of:=[.M142]-[.F$1]" office:value-type="float" office:value="-0.0700411168766447" calcext:value-type="float">
            <text:p>-0.0700411169</text:p>
          </table:table-cell>
          <table:table-cell table:formula="of:=SQRT([.Q142]^2+[.R142]^2+[.S142]^2)" office:value-type="float" office:value="20.9575127984804" calcext:value-type="float">
            <text:p>20.9575127985</text:p>
          </table:table-cell>
          <table:table-cell table:formula="of:=[.U141]+([.$A142]-[.$A141])/1000*([.N141]+[.N142])/2" office:value-type="float" office:value="936.803409762623" calcext:value-type="float">
            <text:p>936.8034097626</text:p>
          </table:table-cell>
          <table:table-cell table:formula="of:=[.V141]+([.$A142]-[.$A141])/1000*([.O141]+[.O142])/2" office:value-type="float" office:value="-104.592024522713" calcext:value-type="float">
            <text:p>-104.5920245227</text:p>
          </table:table-cell>
          <table:table-cell table:formula="of:=[.W141]+([.$A142]-[.$A141])/1000*([.P141]+[.P142])/2" office:value-type="float" office:value="2.37022011250019" calcext:value-type="float">
            <text:p>2.3702201125</text:p>
          </table:table-cell>
          <table:table-cell table:formula="of:=SQRT([.U142]^2+[.V142]^2+[.W142]^2)" office:value-type="float" office:value="942.62704081732" calcext:value-type="float">
            <text:p>942.6270408173</text:p>
          </table:table-cell>
          <table:table-cell office:value-type="float" office:value="13.672836" calcext:value-type="float">
            <text:p>13.672836</text:p>
          </table:table-cell>
          <table:table-cell office:value-type="float" office:value="127.399643" calcext:value-type="float">
            <text:p>127.399643</text:p>
          </table:table-cell>
          <table:table-cell office:value-type="float" office:value="50.89814" calcext:value-type="float">
            <text:p>50.89814</text:p>
          </table:table-cell>
          <table:table-cell office:value-type="float" office:value="8.411492" calcext:value-type="float">
            <text:p>8.411492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8861" calcext:value-type="float">
            <text:p>628861</text:p>
          </table:table-cell>
          <table:table-cell office:value-type="float" office:value="31.280001" calcext:value-type="float">
            <text:p>31.280001</text:p>
          </table:table-cell>
          <table:table-cell office:value-type="float" office:value="81370" calcext:value-type="float">
            <text:p>81370</text:p>
          </table:table-cell>
          <table:table-cell office:value-type="float" office:value="1812.137085" calcext:value-type="float">
            <text:p>1812.137085</text:p>
          </table:table-cell>
          <table:table-cell office:value-type="float" office:value="101.015259" calcext:value-type="float">
            <text:p>101.015259</text:p>
          </table:table-cell>
          <table:table-cell office:value-type="float" office:value="-7.473449" calcext:value-type="float">
            <text:p>-7.473449</text:p>
          </table:table-cell>
          <table:table-cell office:value-type="float" office:value="-4.148447" calcext:value-type="float">
            <text:p>-4.148447</text:p>
          </table:table-cell>
          <table:table-cell office:value-type="float" office:value="13.177686" calcext:value-type="float">
            <text:p>13.177686</text:p>
          </table:table-cell>
          <table:table-cell office:value-type="float" office:value="-1.302446" calcext:value-type="float">
            <text:p>-1.302446</text:p>
          </table:table-cell>
          <table:table-cell office:value-type="float" office:value="0.306458" calcext:value-type="float">
            <text:p>0.306458</text:p>
          </table:table-cell>
          <table:table-cell table:formula="of:=[.$B$1]*[.H143]+(1-[.$B$1])*[.K142]" office:value-type="float" office:value="14.3841490833485" calcext:value-type="float">
            <text:p>14.3841490833</text:p>
          </table:table-cell>
          <table:table-cell table:formula="of:=[.$B$1]*[.I143]+(1-[.$B$1])*[.L142]" office:value-type="float" office:value="-2.31609307569448" calcext:value-type="float">
            <text:p>-2.3160930757</text:p>
          </table:table-cell>
          <table:table-cell table:formula="of:=[.$B$1]*[.J143]+(1-[.$B$1])*[.M142]" office:value-type="float" office:value="0.672782181488282" calcext:value-type="float">
            <text:p>0.6727821815</text:p>
          </table:table-cell>
          <table:table-cell table:formula="of:=[.H143]-[.D$1]" office:value-type="float" office:value="19.509871620979" calcext:value-type="float">
            <text:p>19.509871621</text:p>
          </table:table-cell>
          <table:table-cell table:formula="of:=[.I143]-[.E$1]" office:value-type="float" office:value="-0.9888694384952" calcext:value-type="float">
            <text:p>-0.9888694385</text:p>
          </table:table-cell>
          <table:table-cell table:formula="of:=[.J143]-[.F$1]" office:value-type="float" office:value="-0.477067985196958" calcext:value-type="float">
            <text:p>-0.4770679852</text:p>
          </table:table-cell>
          <table:table-cell table:formula="of:=[.K143]-[.D$1]" office:value-type="float" office:value="20.7163347043275" calcext:value-type="float">
            <text:p>20.7163347043</text:p>
          </table:table-cell>
          <table:table-cell table:formula="of:=[.L143]-[.E$1]" office:value-type="float" office:value="-2.00251651418968" calcext:value-type="float">
            <text:p>-2.0025165142</text:p>
          </table:table-cell>
          <table:table-cell table:formula="of:=[.M143]-[.F$1]" office:value-type="float" office:value="-0.110743803708676" calcext:value-type="float">
            <text:p>-0.1107438037</text:p>
          </table:table-cell>
          <table:table-cell table:formula="of:=SQRT([.Q143]^2+[.R143]^2+[.S143]^2)" office:value-type="float" office:value="20.8131895720331" calcext:value-type="float">
            <text:p>20.813189572</text:p>
          </table:table-cell>
          <table:table-cell table:formula="of:=[.U142]+([.$A143]-[.$A142])/1000*([.N142]+[.N143])/2" office:value-type="float" office:value="944.861285684103" calcext:value-type="float">
            <text:p>944.8612856841</text:p>
          </table:table-cell>
          <table:table-cell table:formula="of:=[.V142]+([.$A143]-[.$A142])/1000*([.O142]+[.O143])/2" office:value-type="float" office:value="-105.074810347058" calcext:value-type="float">
            <text:p>-105.0748103471</text:p>
          </table:table-cell>
          <table:table-cell table:formula="of:=[.W142]+([.$A143]-[.$A142])/1000*([.P142]+[.P143])/2" office:value-type="float" office:value="2.20643463705463" calcext:value-type="float">
            <text:p>2.2064346371</text:p>
          </table:table-cell>
          <table:table-cell table:formula="of:=SQRT([.U143]^2+[.V143]^2+[.W143]^2)" office:value-type="float" office:value="950.688399691452" calcext:value-type="float">
            <text:p>950.6883996915</text:p>
          </table:table-cell>
          <table:table-cell office:value-type="float" office:value="13.24544" calcext:value-type="float">
            <text:p>13.24544</text:p>
          </table:table-cell>
          <table:table-cell office:value-type="float" office:value="124.305847" calcext:value-type="float">
            <text:p>124.305847</text:p>
          </table:table-cell>
          <table:table-cell office:value-type="float" office:value="49.678497" calcext:value-type="float">
            <text:p>49.678497</text:p>
          </table:table-cell>
          <table:table-cell office:value-type="float" office:value="8.227814" calcext:value-type="float">
            <text:p>8.227814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9271" calcext:value-type="float">
            <text:p>629271</text:p>
          </table:table-cell>
          <table:table-cell office:value-type="float" office:value="31.280001" calcext:value-type="float">
            <text:p>31.280001</text:p>
          </table:table-cell>
          <table:table-cell office:value-type="float" office:value="81409" calcext:value-type="float">
            <text:p>81409</text:p>
          </table:table-cell>
          <table:table-cell office:value-type="float" office:value="1808.260132" calcext:value-type="float">
            <text:p>1808.260132</text:p>
          </table:table-cell>
          <table:table-cell office:value-type="float" office:value="97.138306" calcext:value-type="float">
            <text:p>97.138306</text:p>
          </table:table-cell>
          <table:table-cell office:value-type="float" office:value="-9.455983" calcext:value-type="float">
            <text:p>-9.455983</text:p>
          </table:table-cell>
          <table:table-cell office:value-type="float" office:value="-4.253541" calcext:value-type="float">
            <text:p>-4.253541</text:p>
          </table:table-cell>
          <table:table-cell office:value-type="float" office:value="17.774553" calcext:value-type="float">
            <text:p>17.774553</text:p>
          </table:table-cell>
          <table:table-cell office:value-type="float" office:value="-3.141193" calcext:value-type="float">
            <text:p>-3.141193</text:p>
          </table:table-cell>
          <table:table-cell office:value-type="float" office:value="0.536301" calcext:value-type="float">
            <text:p>0.536301</text:p>
          </table:table-cell>
          <table:table-cell table:formula="of:=[.$B$1]*[.H144]+(1-[.$B$1])*[.K143]" office:value-type="float" office:value="14.7231894750136" calcext:value-type="float">
            <text:p>14.723189475</text:p>
          </table:table-cell>
          <table:table-cell table:formula="of:=[.$B$1]*[.I144]+(1-[.$B$1])*[.L143]" office:value-type="float" office:value="-2.39860306812503" calcext:value-type="float">
            <text:p>-2.3986030681</text:p>
          </table:table-cell>
          <table:table-cell table:formula="of:=[.$B$1]*[.J144]+(1-[.$B$1])*[.M143]" office:value-type="float" office:value="0.659134063339454" calcext:value-type="float">
            <text:p>0.6591340633</text:p>
          </table:table-cell>
          <table:table-cell table:formula="of:=[.H144]-[.D$1]" office:value-type="float" office:value="24.106738620979" calcext:value-type="float">
            <text:p>24.106738621</text:p>
          </table:table-cell>
          <table:table-cell table:formula="of:=[.I144]-[.E$1]" office:value-type="float" office:value="-2.8276164384952" calcext:value-type="float">
            <text:p>-2.8276164385</text:p>
          </table:table-cell>
          <table:table-cell table:formula="of:=[.J144]-[.F$1]" office:value-type="float" office:value="-0.247224985196958" calcext:value-type="float">
            <text:p>-0.2472249852</text:p>
          </table:table-cell>
          <table:table-cell table:formula="of:=[.K144]-[.D$1]" office:value-type="float" office:value="21.0553750959927" calcext:value-type="float">
            <text:p>21.055375096</text:p>
          </table:table-cell>
          <table:table-cell table:formula="of:=[.L144]-[.E$1]" office:value-type="float" office:value="-2.08502650662023" calcext:value-type="float">
            <text:p>-2.0850265066</text:p>
          </table:table-cell>
          <table:table-cell table:formula="of:=[.M144]-[.F$1]" office:value-type="float" office:value="-0.124391921857504" calcext:value-type="float">
            <text:p>-0.1243919219</text:p>
          </table:table-cell>
          <table:table-cell table:formula="of:=SQRT([.Q144]^2+[.R144]^2+[.S144]^2)" office:value-type="float" office:value="21.1587246618619" calcext:value-type="float">
            <text:p>21.1587246619</text:p>
          </table:table-cell>
          <table:table-cell table:formula="of:=[.U143]+([.$A144]-[.$A143])/1000*([.N143]+[.N144])/2" office:value-type="float" office:value="953.802690783705" calcext:value-type="float">
            <text:p>953.8026907837</text:p>
          </table:table-cell>
          <table:table-cell table:formula="of:=[.V143]+([.$A144]-[.$A143])/1000*([.O143]+[.O144])/2" office:value-type="float" office:value="-105.857189951841" calcext:value-type="float">
            <text:p>-105.8571899518</text:p>
          </table:table-cell>
          <table:table-cell table:formula="of:=[.W143]+([.$A144]-[.$A143])/1000*([.P143]+[.P144])/2" office:value-type="float" office:value="2.05795457812388" calcext:value-type="float">
            <text:p>2.0579545781</text:p>
          </table:table-cell>
          <table:table-cell table:formula="of:=SQRT([.U144]^2+[.V144]^2+[.W144]^2)" office:value-type="float" office:value="959.661165614083" calcext:value-type="float">
            <text:p>959.6611656141</text:p>
          </table:table-cell>
          <table:table-cell office:value-type="float" office:value="18.057947" calcext:value-type="float">
            <text:p>18.057947</text:p>
          </table:table-cell>
          <table:table-cell office:value-type="float" office:value="121.407272" calcext:value-type="float">
            <text:p>121.407272</text:p>
          </table:table-cell>
          <table:table-cell office:value-type="float" office:value="48.851204" calcext:value-type="float">
            <text:p>48.851204</text:p>
          </table:table-cell>
          <table:table-cell office:value-type="float" office:value="8.452202" calcext:value-type="float">
            <text:p>8.452202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29696" calcext:value-type="float">
            <text:p>629696</text:p>
          </table:table-cell>
          <table:table-cell office:value-type="float" office:value="31.280001" calcext:value-type="float">
            <text:p>31.280001</text:p>
          </table:table-cell>
          <table:table-cell office:value-type="float" office:value="81445" calcext:value-type="float">
            <text:p>81445</text:p>
          </table:table-cell>
          <table:table-cell office:value-type="float" office:value="1804.685303" calcext:value-type="float">
            <text:p>1804.685303</text:p>
          </table:table-cell>
          <table:table-cell office:value-type="float" office:value="93.563477" calcext:value-type="float">
            <text:p>93.563477</text:p>
          </table:table-cell>
          <table:table-cell office:value-type="float" office:value="-8.411363" calcext:value-type="float">
            <text:p>-8.411363</text:p>
          </table:table-cell>
          <table:table-cell office:value-type="float" office:value="-4.335871" calcext:value-type="float">
            <text:p>-4.335871</text:p>
          </table:table-cell>
          <table:table-cell office:value-type="float" office:value="15.093047" calcext:value-type="float">
            <text:p>15.093047</text:p>
          </table:table-cell>
          <table:table-cell office:value-type="float" office:value="-2.528277" calcext:value-type="float">
            <text:p>-2.528277</text:p>
          </table:table-cell>
          <table:table-cell office:value-type="float" office:value="0.612916" calcext:value-type="float">
            <text:p>0.612916</text:p>
          </table:table-cell>
          <table:table-cell table:formula="of:=[.$B$1]*[.H145]+(1-[.$B$1])*[.K144]" office:value-type="float" office:value="14.7601752275123" calcext:value-type="float">
            <text:p>14.7601752275</text:p>
          </table:table-cell>
          <table:table-cell table:formula="of:=[.$B$1]*[.I145]+(1-[.$B$1])*[.L144]" office:value-type="float" office:value="-2.41157046131253" calcext:value-type="float">
            <text:p>-2.4115704613</text:p>
          </table:table-cell>
          <table:table-cell table:formula="of:=[.$B$1]*[.J145]+(1-[.$B$1])*[.M144]" office:value-type="float" office:value="0.654512257005509" calcext:value-type="float">
            <text:p>0.654512257</text:p>
          </table:table-cell>
          <table:table-cell table:formula="of:=[.H145]-[.D$1]" office:value-type="float" office:value="21.425232620979" calcext:value-type="float">
            <text:p>21.425232621</text:p>
          </table:table-cell>
          <table:table-cell table:formula="of:=[.I145]-[.E$1]" office:value-type="float" office:value="-2.2147004384952" calcext:value-type="float">
            <text:p>-2.2147004385</text:p>
          </table:table-cell>
          <table:table-cell table:formula="of:=[.J145]-[.F$1]" office:value-type="float" office:value="-0.170609985196958" calcext:value-type="float">
            <text:p>-0.1706099852</text:p>
          </table:table-cell>
          <table:table-cell table:formula="of:=[.K145]-[.D$1]" office:value-type="float" office:value="21.0923608484913" calcext:value-type="float">
            <text:p>21.0923608485</text:p>
          </table:table-cell>
          <table:table-cell table:formula="of:=[.L145]-[.E$1]" office:value-type="float" office:value="-2.09799389980773" calcext:value-type="float">
            <text:p>-2.0979938998</text:p>
          </table:table-cell>
          <table:table-cell table:formula="of:=[.M145]-[.F$1]" office:value-type="float" office:value="-0.12901372819145" calcext:value-type="float">
            <text:p>-0.1290137282</text:p>
          </table:table-cell>
          <table:table-cell table:formula="of:=SQRT([.Q145]^2+[.R145]^2+[.S145]^2)" office:value-type="float" office:value="21.1968372430573" calcext:value-type="float">
            <text:p>21.1968372431</text:p>
          </table:table-cell>
          <table:table-cell table:formula="of:=[.U144]+([.$A145]-[.$A144])/1000*([.N144]+[.N145])/2" office:value-type="float" office:value="963.478234672621" calcext:value-type="float">
            <text:p>963.4782346726</text:p>
          </table:table-cell>
          <table:table-cell table:formula="of:=[.V144]+([.$A145]-[.$A144])/1000*([.O144]+[.O145])/2" office:value-type="float" office:value="-106.928682288201" calcext:value-type="float">
            <text:p>-106.9286822882</text:p>
          </table:table-cell>
          <table:table-cell table:formula="of:=[.W144]+([.$A145]-[.$A144])/1000*([.P144]+[.P145])/2" office:value-type="float" office:value="1.96916464691517" calcext:value-type="float">
            <text:p>1.9691646469</text:p>
          </table:table-cell>
          <table:table-cell table:formula="of:=SQRT([.U145]^2+[.V145]^2+[.W145]^2)" office:value-type="float" office:value="969.395651626913" calcext:value-type="float">
            <text:p>969.3956516269</text:p>
          </table:table-cell>
          <table:table-cell office:value-type="float" office:value="15.31561" calcext:value-type="float">
            <text:p>15.31561</text:p>
          </table:table-cell>
          <table:table-cell office:value-type="float" office:value="118.305412" calcext:value-type="float">
            <text:p>118.305412</text:p>
          </table:table-cell>
          <table:table-cell office:value-type="float" office:value="47.771854" calcext:value-type="float">
            <text:p>47.771854</text:p>
          </table:table-cell>
          <table:table-cell office:value-type="float" office:value="8.448408" calcext:value-type="float">
            <text:p>8.448408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30105" calcext:value-type="float">
            <text:p>630105</text:p>
          </table:table-cell>
          <table:table-cell office:value-type="float" office:value="31.299999" calcext:value-type="float">
            <text:p>31.299999</text:p>
          </table:table-cell>
          <table:table-cell office:value-type="float" office:value="81474" calcext:value-type="float">
            <text:p>81474</text:p>
          </table:table-cell>
          <table:table-cell office:value-type="float" office:value="1801.810181" calcext:value-type="float">
            <text:p>1801.810181</text:p>
          </table:table-cell>
          <table:table-cell office:value-type="float" office:value="90.688354" calcext:value-type="float">
            <text:p>90.688354</text:p>
          </table:table-cell>
          <table:table-cell office:value-type="float" office:value="-7.029638" calcext:value-type="float">
            <text:p>-7.029638</text:p>
          </table:table-cell>
          <table:table-cell office:value-type="float" office:value="-4.38921" calcext:value-type="float">
            <text:p>-4.38921</text:p>
          </table:table-cell>
          <table:table-cell office:value-type="float" office:value="14.173674" calcext:value-type="float">
            <text:p>14.173674</text:p>
          </table:table-cell>
          <table:table-cell office:value-type="float" office:value="-2.375048" calcext:value-type="float">
            <text:p>-2.375048</text:p>
          </table:table-cell>
          <table:table-cell office:value-type="float" office:value="0.766145" calcext:value-type="float">
            <text:p>0.766145</text:p>
          </table:table-cell>
          <table:table-cell table:formula="of:=[.$B$1]*[.H146]+(1-[.$B$1])*[.K145]" office:value-type="float" office:value="14.7015251047611" calcext:value-type="float">
            <text:p>14.7015251048</text:p>
          </table:table-cell>
          <table:table-cell table:formula="of:=[.$B$1]*[.I146]+(1-[.$B$1])*[.L145]" office:value-type="float" office:value="-2.40791821518128" calcext:value-type="float">
            <text:p>-2.4079182152</text:p>
          </table:table-cell>
          <table:table-cell table:formula="of:=[.$B$1]*[.J146]+(1-[.$B$1])*[.M145]" office:value-type="float" office:value="0.665675531304958" calcext:value-type="float">
            <text:p>0.6656755313</text:p>
          </table:table-cell>
          <table:table-cell table:formula="of:=[.H146]-[.D$1]" office:value-type="float" office:value="20.505859620979" calcext:value-type="float">
            <text:p>20.505859621</text:p>
          </table:table-cell>
          <table:table-cell table:formula="of:=[.I146]-[.E$1]" office:value-type="float" office:value="-2.0614714384952" calcext:value-type="float">
            <text:p>-2.0614714385</text:p>
          </table:table-cell>
          <table:table-cell table:formula="of:=[.J146]-[.F$1]" office:value-type="float" office:value="-0.0173809851969584" calcext:value-type="float">
            <text:p>-0.0173809852</text:p>
          </table:table-cell>
          <table:table-cell table:formula="of:=[.K146]-[.D$1]" office:value-type="float" office:value="21.0337107257401" calcext:value-type="float">
            <text:p>21.0337107257</text:p>
          </table:table-cell>
          <table:table-cell table:formula="of:=[.L146]-[.E$1]" office:value-type="float" office:value="-2.09434165367648" calcext:value-type="float">
            <text:p>-2.0943416537</text:p>
          </table:table-cell>
          <table:table-cell table:formula="of:=[.M146]-[.F$1]" office:value-type="float" office:value="-0.117850453892" calcext:value-type="float">
            <text:p>-0.1178504539</text:p>
          </table:table-cell>
          <table:table-cell table:formula="of:=SQRT([.Q146]^2+[.R146]^2+[.S146]^2)" office:value-type="float" office:value="21.1380496400666" calcext:value-type="float">
            <text:p>21.1380496401</text:p>
          </table:table-cell>
          <table:table-cell table:formula="of:=[.U145]+([.$A146]-[.$A145])/1000*([.N145]+[.N146])/2" office:value-type="float" office:value="972.053143036101" calcext:value-type="float">
            <text:p>972.0531430361</text:p>
          </table:table-cell>
          <table:table-cell table:formula="of:=[.V145]+([.$A146]-[.$A145])/1000*([.O145]+[.O146])/2" office:value-type="float" office:value="-107.803159437046" calcext:value-type="float">
            <text:p>-107.803159437</text:p>
          </table:table-cell>
          <table:table-cell table:formula="of:=[.W145]+([.$A146]-[.$A145])/1000*([.P145]+[.P146])/2" office:value-type="float" office:value="1.93072049346961" calcext:value-type="float">
            <text:p>1.9307204935</text:p>
          </table:table-cell>
          <table:table-cell table:formula="of:=SQRT([.U146]^2+[.V146]^2+[.W146]^2)" office:value-type="float" office:value="978.014602013997" calcext:value-type="float">
            <text:p>978.014602014</text:p>
          </table:table-cell>
          <table:table-cell office:value-type="float" office:value="14.391694" calcext:value-type="float">
            <text:p>14.391694</text:p>
          </table:table-cell>
          <table:table-cell office:value-type="float" office:value="115.139671" calcext:value-type="float">
            <text:p>115.139671</text:p>
          </table:table-cell>
          <table:table-cell office:value-type="float" office:value="46.592651" calcext:value-type="float">
            <text:p>46.592651</text:p>
          </table:table-cell>
          <table:table-cell office:value-type="float" office:value="8.346953" calcext:value-type="float">
            <text:p>8.346953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30513" calcext:value-type="float">
            <text:p>630513</text:p>
          </table:table-cell>
          <table:table-cell office:value-type="float" office:value="31.290001" calcext:value-type="float">
            <text:p>31.290001</text:p>
          </table:table-cell>
          <table:table-cell office:value-type="float" office:value="81512" calcext:value-type="float">
            <text:p>81512</text:p>
          </table:table-cell>
          <table:table-cell office:value-type="float" office:value="1798.028931" calcext:value-type="float">
            <text:p>1798.028931</text:p>
          </table:table-cell>
          <table:table-cell office:value-type="float" office:value="86.907104" calcext:value-type="float">
            <text:p>86.907104</text:p>
          </table:table-cell>
          <table:table-cell office:value-type="float" office:value="-9.26777" calcext:value-type="float">
            <text:p>-9.26777</text:p>
          </table:table-cell>
          <table:table-cell office:value-type="float" office:value="-4.48581" calcext:value-type="float">
            <text:p>-4.48581</text:p>
          </table:table-cell>
          <table:table-cell office:value-type="float" office:value="13.254301" calcext:value-type="float">
            <text:p>13.254301</text:p>
          </table:table-cell>
          <table:table-cell office:value-type="float" office:value="-2.145205" calcext:value-type="float">
            <text:p>-2.145205</text:p>
          </table:table-cell>
          <table:table-cell office:value-type="float" office:value="0.536301" calcext:value-type="float">
            <text:p>0.536301</text:p>
          </table:table-cell>
          <table:table-cell table:formula="of:=[.$B$1]*[.H147]+(1-[.$B$1])*[.K146]" office:value-type="float" office:value="14.5568026942849" calcext:value-type="float">
            <text:p>14.5568026943</text:p>
          </table:table-cell>
          <table:table-cell table:formula="of:=[.$B$1]*[.I147]+(1-[.$B$1])*[.L146]" office:value-type="float" office:value="-2.38164689366315" calcext:value-type="float">
            <text:p>-2.3816468937</text:p>
          </table:table-cell>
          <table:table-cell table:formula="of:=[.$B$1]*[.J147]+(1-[.$B$1])*[.M146]" office:value-type="float" office:value="0.652738078174462" calcext:value-type="float">
            <text:p>0.6527380782</text:p>
          </table:table-cell>
          <table:table-cell table:formula="of:=[.H147]-[.D$1]" office:value-type="float" office:value="19.586486620979" calcext:value-type="float">
            <text:p>19.586486621</text:p>
          </table:table-cell>
          <table:table-cell table:formula="of:=[.I147]-[.E$1]" office:value-type="float" office:value="-1.8316284384952" calcext:value-type="float">
            <text:p>-1.8316284385</text:p>
          </table:table-cell>
          <table:table-cell table:formula="of:=[.J147]-[.F$1]" office:value-type="float" office:value="-0.247224985196958" calcext:value-type="float">
            <text:p>-0.2472249852</text:p>
          </table:table-cell>
          <table:table-cell table:formula="of:=[.K147]-[.D$1]" office:value-type="float" office:value="20.888988315264" calcext:value-type="float">
            <text:p>20.8889883153</text:p>
          </table:table-cell>
          <table:table-cell table:formula="of:=[.L147]-[.E$1]" office:value-type="float" office:value="-2.06807033215835" calcext:value-type="float">
            <text:p>-2.0680703322</text:p>
          </table:table-cell>
          <table:table-cell table:formula="of:=[.M147]-[.F$1]" office:value-type="float" office:value="-0.130787907022496" calcext:value-type="float">
            <text:p>-0.130787907</text:p>
          </table:table-cell>
          <table:table-cell table:formula="of:=SQRT([.Q147]^2+[.R147]^2+[.S147]^2)" office:value-type="float" office:value="20.9915186018213" calcext:value-type="float">
            <text:p>20.9915186018</text:p>
          </table:table-cell>
          <table:table-cell table:formula="of:=[.U146]+([.$A147]-[.$A146])/1000*([.N146]+[.N147])/2" office:value-type="float" office:value="980.231981669461" calcext:value-type="float">
            <text:p>980.2319816695</text:p>
          </table:table-cell>
          <table:table-cell table:formula="of:=[.V146]+([.$A147]-[.$A146])/1000*([.O146]+[.O147])/2" office:value-type="float" office:value="-108.597351811952" calcext:value-type="float">
            <text:p>-108.597351812</text:p>
          </table:table-cell>
          <table:table-cell table:formula="of:=[.W146]+([.$A147]-[.$A146])/1000*([.P146]+[.P147])/2" office:value-type="float" office:value="1.87674087550926" calcext:value-type="float">
            <text:p>1.8767408755</text:p>
          </table:table-cell>
          <table:table-cell table:formula="of:=SQRT([.U147]^2+[.V147]^2+[.W147]^2)" office:value-type="float" office:value="986.231030167131" calcext:value-type="float">
            <text:p>986.2310301671</text:p>
          </table:table-cell>
          <table:table-cell office:value-type="float" office:value="13.437486" calcext:value-type="float">
            <text:p>13.437486</text:p>
          </table:table-cell>
          <table:table-cell office:value-type="float" office:value="111.841209" calcext:value-type="float">
            <text:p>111.841209</text:p>
          </table:table-cell>
          <table:table-cell office:value-type="float" office:value="45.292076" calcext:value-type="float">
            <text:p>45.292076</text:p>
          </table:table-cell>
          <table:table-cell office:value-type="float" office:value="8.150814" calcext:value-type="float">
            <text:p>8.150814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30925" calcext:value-type="float">
            <text:p>630925</text:p>
          </table:table-cell>
          <table:table-cell office:value-type="float" office:value="31.290001" calcext:value-type="float">
            <text:p>31.290001</text:p>
          </table:table-cell>
          <table:table-cell office:value-type="float" office:value="81541" calcext:value-type="float">
            <text:p>81541</text:p>
          </table:table-cell>
          <table:table-cell office:value-type="float" office:value="1795.104736" calcext:value-type="float">
            <text:p>1795.104736</text:p>
          </table:table-cell>
          <table:table-cell office:value-type="float" office:value="83.98291" calcext:value-type="float">
            <text:p>83.98291</text:p>
          </table:table-cell>
          <table:table-cell office:value-type="float" office:value="-7.097559" calcext:value-type="float">
            <text:p>-7.097559</text:p>
          </table:table-cell>
          <table:table-cell office:value-type="float" office:value="-4.537525" calcext:value-type="float">
            <text:p>-4.537525</text:p>
          </table:table-cell>
          <table:table-cell office:value-type="float" office:value="14.250289" calcext:value-type="float">
            <text:p>14.250289</text:p>
          </table:table-cell>
          <table:table-cell office:value-type="float" office:value="-2.221819" calcext:value-type="float">
            <text:p>-2.221819</text:p>
          </table:table-cell>
          <table:table-cell office:value-type="float" office:value="0.536301" calcext:value-type="float">
            <text:p>0.536301</text:p>
          </table:table-cell>
          <table:table-cell table:formula="of:=[.$B$1]*[.H148]+(1-[.$B$1])*[.K147]" office:value-type="float" office:value="14.5261513248565" calcext:value-type="float">
            <text:p>14.5261513249</text:p>
          </table:table-cell>
          <table:table-cell table:formula="of:=[.$B$1]*[.I148]+(1-[.$B$1])*[.L147]" office:value-type="float" office:value="-2.36566410429683" calcext:value-type="float">
            <text:p>-2.3656641043</text:p>
          </table:table-cell>
          <table:table-cell table:formula="of:=[.$B$1]*[.J148]+(1-[.$B$1])*[.M147]" office:value-type="float" office:value="0.641094370357016" calcext:value-type="float">
            <text:p>0.6410943704</text:p>
          </table:table-cell>
          <table:table-cell table:formula="of:=[.H148]-[.D$1]" office:value-type="float" office:value="20.582474620979" calcext:value-type="float">
            <text:p>20.582474621</text:p>
          </table:table-cell>
          <table:table-cell table:formula="of:=[.I148]-[.E$1]" office:value-type="float" office:value="-1.9082424384952" calcext:value-type="float">
            <text:p>-1.9082424385</text:p>
          </table:table-cell>
          <table:table-cell table:formula="of:=[.J148]-[.F$1]" office:value-type="float" office:value="-0.247224985196958" calcext:value-type="float">
            <text:p>-0.2472249852</text:p>
          </table:table-cell>
          <table:table-cell table:formula="of:=[.K148]-[.D$1]" office:value-type="float" office:value="20.8583369458355" calcext:value-type="float">
            <text:p>20.8583369458</text:p>
          </table:table-cell>
          <table:table-cell table:formula="of:=[.L148]-[.E$1]" office:value-type="float" office:value="-2.05208754279203" calcext:value-type="float">
            <text:p>-2.0520875428</text:p>
          </table:table-cell>
          <table:table-cell table:formula="of:=[.M148]-[.F$1]" office:value-type="float" office:value="-0.142431614839942" calcext:value-type="float">
            <text:p>-0.1424316148</text:p>
          </table:table-cell>
          <table:table-cell table:formula="of:=SQRT([.Q148]^2+[.R148]^2+[.S148]^2)" office:value-type="float" office:value="20.9595221843007" calcext:value-type="float">
            <text:p>20.9595221843</text:p>
          </table:table-cell>
          <table:table-cell table:formula="of:=[.U147]+([.$A148]-[.$A147])/1000*([.N147]+[.N148])/2" office:value-type="float" office:value="988.506787685304" calcext:value-type="float">
            <text:p>988.5067876853</text:p>
          </table:table-cell>
          <table:table-cell table:formula="of:=[.V147]+([.$A148]-[.$A147])/1000*([.O147]+[.O148])/2" office:value-type="float" office:value="-109.367765212612" calcext:value-type="float">
            <text:p>-109.3677652126</text:p>
          </table:table-cell>
          <table:table-cell table:formula="of:=[.W147]+([.$A148]-[.$A147])/1000*([.P147]+[.P148])/2" office:value-type="float" office:value="1.77488418160811" calcext:value-type="float">
            <text:p>1.7748841816</text:p>
          </table:table-cell>
          <table:table-cell table:formula="of:=SQRT([.U148]^2+[.V148]^2+[.W148]^2)" office:value-type="float" office:value="994.540158858041" calcext:value-type="float">
            <text:p>994.540158858</text:p>
          </table:table-cell>
          <table:table-cell office:value-type="float" office:value="14.432423" calcext:value-type="float">
            <text:p>14.432423</text:p>
          </table:table-cell>
          <table:table-cell office:value-type="float" office:value="108.633896" calcext:value-type="float">
            <text:p>108.633896</text:p>
          </table:table-cell>
          <table:table-cell office:value-type="float" office:value="44.101467" calcext:value-type="float">
            <text:p>44.101467</text:p>
          </table:table-cell>
          <table:table-cell office:value-type="float" office:value="8.053153" calcext:value-type="float">
            <text:p>8.053153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31317" calcext:value-type="float">
            <text:p>631317</text:p>
          </table:table-cell>
          <table:table-cell office:value-type="float" office:value="31.299999" calcext:value-type="float">
            <text:p>31.299999</text:p>
          </table:table-cell>
          <table:table-cell office:value-type="float" office:value="81570" calcext:value-type="float">
            <text:p>81570</text:p>
          </table:table-cell>
          <table:table-cell office:value-type="float" office:value="1792.27771" calcext:value-type="float">
            <text:p>1792.27771</text:p>
          </table:table-cell>
          <table:table-cell office:value-type="float" office:value="81.155884" calcext:value-type="float">
            <text:p>81.155884</text:p>
          </table:table-cell>
          <table:table-cell office:value-type="float" office:value="-7.211802" calcext:value-type="float">
            <text:p>-7.211802</text:p>
          </table:table-cell>
          <table:table-cell office:value-type="float" office:value="-4.590478" calcext:value-type="float">
            <text:p>-4.590478</text:p>
          </table:table-cell>
          <table:table-cell office:value-type="float" office:value="11.722012" calcext:value-type="float">
            <text:p>11.722012</text:p>
          </table:table-cell>
          <table:table-cell office:value-type="float" office:value="-1.37906" calcext:value-type="float">
            <text:p>-1.37906</text:p>
          </table:table-cell>
          <table:table-cell office:value-type="float" office:value="0.68953" calcext:value-type="float">
            <text:p>0.68953</text:p>
          </table:table-cell>
          <table:table-cell table:formula="of:=[.$B$1]*[.H149]+(1-[.$B$1])*[.K148]" office:value-type="float" office:value="14.2457373923708" calcext:value-type="float">
            <text:p>14.2457373924</text:p>
          </table:table-cell>
          <table:table-cell table:formula="of:=[.$B$1]*[.I149]+(1-[.$B$1])*[.L148]" office:value-type="float" office:value="-2.26700369386715" calcext:value-type="float">
            <text:p>-2.2670036939</text:p>
          </table:table-cell>
          <table:table-cell table:formula="of:=[.$B$1]*[.J149]+(1-[.$B$1])*[.M148]" office:value-type="float" office:value="0.645937933321315" calcext:value-type="float">
            <text:p>0.6459379333</text:p>
          </table:table-cell>
          <table:table-cell table:formula="of:=[.H149]-[.D$1]" office:value-type="float" office:value="18.054197620979" calcext:value-type="float">
            <text:p>18.054197621</text:p>
          </table:table-cell>
          <table:table-cell table:formula="of:=[.I149]-[.E$1]" office:value-type="float" office:value="-1.0654834384952" calcext:value-type="float">
            <text:p>-1.0654834385</text:p>
          </table:table-cell>
          <table:table-cell table:formula="of:=[.J149]-[.F$1]" office:value-type="float" office:value="-0.0939959851969583" calcext:value-type="float">
            <text:p>-0.0939959852</text:p>
          </table:table-cell>
          <table:table-cell table:formula="of:=[.K149]-[.D$1]" office:value-type="float" office:value="20.5779230133498" calcext:value-type="float">
            <text:p>20.5779230133</text:p>
          </table:table-cell>
          <table:table-cell table:formula="of:=[.L149]-[.E$1]" office:value-type="float" office:value="-1.95342713236235" calcext:value-type="float">
            <text:p>-1.9534271324</text:p>
          </table:table-cell>
          <table:table-cell table:formula="of:=[.M149]-[.F$1]" office:value-type="float" office:value="-0.137588051875644" calcext:value-type="float">
            <text:p>-0.1375880519</text:p>
          </table:table-cell>
          <table:table-cell table:formula="of:=SQRT([.Q149]^2+[.R149]^2+[.S149]^2)" office:value-type="float" office:value="20.6708907301263" calcext:value-type="float">
            <text:p>20.6708907301</text:p>
          </table:table-cell>
          <table:table-cell table:formula="of:=[.U148]+([.$A149]-[.$A148])/1000*([.N148]+[.N149])/2" office:value-type="float" office:value="996.079575444728" calcext:value-type="float">
            <text:p>996.0795754447</text:p>
          </table:table-cell>
          <table:table-cell table:formula="of:=[.V148]+([.$A149]-[.$A148])/1000*([.O148]+[.O149])/2" office:value-type="float" office:value="-109.950615484502" calcext:value-type="float">
            <text:p>-109.9506154845</text:p>
          </table:table-cell>
          <table:table-cell table:formula="of:=[.W148]+([.$A149]-[.$A148])/1000*([.P148]+[.P149])/2" office:value-type="float" office:value="1.7080048714109" calcext:value-type="float">
            <text:p>1.7080048714</text:p>
          </table:table-cell>
          <table:table-cell table:formula="of:=SQRT([.U149]^2+[.V149]^2+[.W149]^2)" office:value-type="float" office:value="1002.13101725484" calcext:value-type="float">
            <text:p>1002.1310172548</text:p>
          </table:table-cell>
          <table:table-cell office:value-type="float" office:value="11.822978" calcext:value-type="float">
            <text:p>11.822978</text:p>
          </table:table-cell>
          <table:table-cell office:value-type="float" office:value="105.340569" calcext:value-type="float">
            <text:p>105.340569</text:p>
          </table:table-cell>
          <table:table-cell office:value-type="float" office:value="42.7244" calcext:value-type="float">
            <text:p>42.7244</text:p>
          </table:table-cell>
          <table:table-cell office:value-type="float" office:value="7.758614" calcext:value-type="float">
            <text:p>7.758614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31724" calcext:value-type="float">
            <text:p>631724</text:p>
          </table:table-cell>
          <table:table-cell office:value-type="float" office:value="31.299999" calcext:value-type="float">
            <text:p>31.299999</text:p>
          </table:table-cell>
          <table:table-cell office:value-type="float" office:value="81604" calcext:value-type="float">
            <text:p>81604</text:p>
          </table:table-cell>
          <table:table-cell office:value-type="float" office:value="1788.875854" calcext:value-type="float">
            <text:p>1788.875854</text:p>
          </table:table-cell>
          <table:table-cell office:value-type="float" office:value="77.754028" calcext:value-type="float">
            <text:p>77.754028</text:p>
          </table:table-cell>
          <table:table-cell office:value-type="float" office:value="-8.358367" calcext:value-type="float">
            <text:p>-8.358367</text:p>
          </table:table-cell>
          <table:table-cell office:value-type="float" office:value="-4.665086" calcext:value-type="float">
            <text:p>-4.665086</text:p>
          </table:table-cell>
          <table:table-cell office:value-type="float" office:value="16.472107" calcext:value-type="float">
            <text:p>16.472107</text:p>
          </table:table-cell>
          <table:table-cell office:value-type="float" office:value="-3.217807" calcext:value-type="float">
            <text:p>-3.217807</text:p>
          </table:table-cell>
          <table:table-cell office:value-type="float" office:value="0.766145" calcext:value-type="float">
            <text:p>0.766145</text:p>
          </table:table-cell>
          <table:table-cell table:formula="of:=[.$B$1]*[.H150]+(1-[.$B$1])*[.K149]" office:value-type="float" office:value="14.4683743531337" calcext:value-type="float">
            <text:p>14.4683743531</text:p>
          </table:table-cell>
          <table:table-cell table:formula="of:=[.$B$1]*[.I150]+(1-[.$B$1])*[.L149]" office:value-type="float" office:value="-2.36208402448043" calcext:value-type="float">
            <text:p>-2.3620840245</text:p>
          </table:table-cell>
          <table:table-cell table:formula="of:=[.$B$1]*[.J150]+(1-[.$B$1])*[.M149]" office:value-type="float" office:value="0.657958639989183" calcext:value-type="float">
            <text:p>0.65795864</text:p>
          </table:table-cell>
          <table:table-cell table:formula="of:=[.H150]-[.D$1]" office:value-type="float" office:value="22.804292620979" calcext:value-type="float">
            <text:p>22.804292621</text:p>
          </table:table-cell>
          <table:table-cell table:formula="of:=[.I150]-[.E$1]" office:value-type="float" office:value="-2.9042304384952" calcext:value-type="float">
            <text:p>-2.9042304385</text:p>
          </table:table-cell>
          <table:table-cell table:formula="of:=[.J150]-[.F$1]" office:value-type="float" office:value="-0.0173809851969584" calcext:value-type="float">
            <text:p>-0.0173809852</text:p>
          </table:table-cell>
          <table:table-cell table:formula="of:=[.K150]-[.D$1]" office:value-type="float" office:value="20.8005599741128" calcext:value-type="float">
            <text:p>20.8005599741</text:p>
          </table:table-cell>
          <table:table-cell table:formula="of:=[.L150]-[.E$1]" office:value-type="float" office:value="-2.04850746297563" calcext:value-type="float">
            <text:p>-2.048507463</text:p>
          </table:table-cell>
          <table:table-cell table:formula="of:=[.M150]-[.F$1]" office:value-type="float" office:value="-0.125567345207775" calcext:value-type="float">
            <text:p>-0.1255673452</text:p>
          </table:table-cell>
          <table:table-cell table:formula="of:=SQRT([.Q150]^2+[.R150]^2+[.S150]^2)" office:value-type="float" office:value="20.9015656164966" calcext:value-type="float">
            <text:p>20.9015656165</text:p>
          </table:table-cell>
          <table:table-cell table:formula="of:=[.U149]+([.$A150]-[.$A149])/1000*([.N149]+[.N150])/2" office:value-type="float" office:value="1004.39427820897" calcext:value-type="float">
            <text:p>1004.394278209</text:p>
          </table:table-cell>
          <table:table-cell table:formula="of:=[.V149]+([.$A150]-[.$A149])/1000*([.O149]+[.O150])/2" office:value-type="float" office:value="-110.758452258469" calcext:value-type="float">
            <text:p>-110.7584522585</text:p>
          </table:table-cell>
          <table:table-cell table:formula="of:=[.W149]+([.$A150]-[.$A149])/1000*([.P149]+[.P150])/2" office:value-type="float" office:value="1.68533965793574" calcext:value-type="float">
            <text:p>1.6853396579</text:p>
          </table:table-cell>
          <table:table-cell table:formula="of:=SQRT([.U150]^2+[.V150]^2+[.W150]^2)" office:value-type="float" office:value="1010.4841123023" calcext:value-type="float">
            <text:p>1010.4841123023</text:p>
          </table:table-cell>
          <table:table-cell office:value-type="float" office:value="16.80094" calcext:value-type="float">
            <text:p>16.80094</text:p>
          </table:table-cell>
          <table:table-cell office:value-type="float" office:value="102.319221" calcext:value-type="float">
            <text:p>102.319221</text:p>
          </table:table-cell>
          <table:table-cell office:value-type="float" office:value="41.783661" calcext:value-type="float">
            <text:p>41.783661</text:p>
          </table:table-cell>
          <table:table-cell office:value-type="float" office:value="7.893945" calcext:value-type="float">
            <text:p>7.893945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32137" calcext:value-type="float">
            <text:p>632137</text:p>
          </table:table-cell>
          <table:table-cell office:value-type="float" office:value="31.32" calcext:value-type="float">
            <text:p>31.32</text:p>
          </table:table-cell>
          <table:table-cell office:value-type="float" office:value="81639" calcext:value-type="float">
            <text:p>81639</text:p>
          </table:table-cell>
          <table:table-cell office:value-type="float" office:value="1785.351074" calcext:value-type="float">
            <text:p>1785.351074</text:p>
          </table:table-cell>
          <table:table-cell office:value-type="float" office:value="74.229248" calcext:value-type="float">
            <text:p>74.229248</text:p>
          </table:table-cell>
          <table:table-cell office:value-type="float" office:value="-8.534577" calcext:value-type="float">
            <text:p>-8.534577</text:p>
          </table:table-cell>
          <table:table-cell office:value-type="float" office:value="-4.741706" calcext:value-type="float">
            <text:p>-4.741706</text:p>
          </table:table-cell>
          <table:table-cell office:value-type="float" office:value="13.637373" calcext:value-type="float">
            <text:p>13.637373</text:p>
          </table:table-cell>
          <table:table-cell office:value-type="float" office:value="-2.375048" calcext:value-type="float">
            <text:p>-2.375048</text:p>
          </table:table-cell>
          <table:table-cell office:value-type="float" office:value="0.459687" calcext:value-type="float">
            <text:p>0.459687</text:p>
          </table:table-cell>
          <table:table-cell table:formula="of:=[.$B$1]*[.H151]+(1-[.$B$1])*[.K150]" office:value-type="float" office:value="14.3852742178204" calcext:value-type="float">
            <text:p>14.3852742178</text:p>
          </table:table-cell>
          <table:table-cell table:formula="of:=[.$B$1]*[.I151]+(1-[.$B$1])*[.L150]" office:value-type="float" office:value="-2.36338042203239" calcext:value-type="float">
            <text:p>-2.363380422</text:p>
          </table:table-cell>
          <table:table-cell table:formula="of:=[.$B$1]*[.J151]+(1-[.$B$1])*[.M150]" office:value-type="float" office:value="0.638131475990265" calcext:value-type="float">
            <text:p>0.638131476</text:p>
          </table:table-cell>
          <table:table-cell table:formula="of:=[.H151]-[.D$1]" office:value-type="float" office:value="19.969558620979" calcext:value-type="float">
            <text:p>19.969558621</text:p>
          </table:table-cell>
          <table:table-cell table:formula="of:=[.I151]-[.E$1]" office:value-type="float" office:value="-2.0614714384952" calcext:value-type="float">
            <text:p>-2.0614714385</text:p>
          </table:table-cell>
          <table:table-cell table:formula="of:=[.J151]-[.F$1]" office:value-type="float" office:value="-0.323838985196958" calcext:value-type="float">
            <text:p>-0.3238389852</text:p>
          </table:table-cell>
          <table:table-cell table:formula="of:=[.K151]-[.D$1]" office:value-type="float" office:value="20.7174598387994" calcext:value-type="float">
            <text:p>20.7174598388</text:p>
          </table:table-cell>
          <table:table-cell table:formula="of:=[.L151]-[.E$1]" office:value-type="float" office:value="-2.04980386052759" calcext:value-type="float">
            <text:p>-2.0498038605</text:p>
          </table:table-cell>
          <table:table-cell table:formula="of:=[.M151]-[.F$1]" office:value-type="float" office:value="-0.145394509206694" calcext:value-type="float">
            <text:p>-0.1453945092</text:p>
          </table:table-cell>
          <table:table-cell table:formula="of:=SQRT([.Q151]^2+[.R151]^2+[.S151]^2)" office:value-type="float" office:value="20.8191252842718" calcext:value-type="float">
            <text:p>20.8191252843</text:p>
          </table:table-cell>
          <table:table-cell table:formula="of:=[.U150]+([.$A151]-[.$A150])/1000*([.N150]+[.N151])/2" office:value-type="float" office:value="1013.22707849043" calcext:value-type="float">
            <text:p>1013.2270784904</text:p>
          </table:table-cell>
          <table:table-cell table:formula="of:=[.V150]+([.$A151]-[.$A150])/1000*([.O150]+[.O151])/2" office:value-type="float" office:value="-111.783869696068" calcext:value-type="float">
            <text:p>-111.7838696961</text:p>
          </table:table-cell>
          <table:table-cell table:formula="of:=[.W150]+([.$A151]-[.$A150])/1000*([.P150]+[.P151])/2" office:value-type="float" office:value="1.6148777340494" calcext:value-type="float">
            <text:p>1.614877734</text:p>
          </table:table-cell>
          <table:table-cell table:formula="of:=SQRT([.U151]^2+[.V151]^2+[.W151]^2)" office:value-type="float" office:value="1019.37596299922" calcext:value-type="float">
            <text:p>1019.3759629992</text:p>
          </table:table-cell>
          <table:table-cell office:value-type="float" office:value="13.850275" calcext:value-type="float">
            <text:p>13.850275</text:p>
          </table:table-cell>
          <table:table-cell office:value-type="float" office:value="99.11747" calcext:value-type="float">
            <text:p>99.11747</text:p>
          </table:table-cell>
          <table:table-cell office:value-type="float" office:value="40.596115" calcext:value-type="float">
            <text:p>40.596115</text:p>
          </table:table-cell>
          <table:table-cell office:value-type="float" office:value="7.797714" calcext:value-type="float">
            <text:p>7.797714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32545" calcext:value-type="float">
            <text:p>632545</text:p>
          </table:table-cell>
          <table:table-cell office:value-type="float" office:value="31.309999" calcext:value-type="float">
            <text:p>31.309999</text:p>
          </table:table-cell>
          <table:table-cell office:value-type="float" office:value="81677" calcext:value-type="float">
            <text:p>81677</text:p>
          </table:table-cell>
          <table:table-cell office:value-type="float" office:value="1781.627075" calcext:value-type="float">
            <text:p>1781.627075</text:p>
          </table:table-cell>
          <table:table-cell office:value-type="float" office:value="70.505249" calcext:value-type="float">
            <text:p>70.505249</text:p>
          </table:table-cell>
          <table:table-cell office:value-type="float" office:value="-9.127449" calcext:value-type="float">
            <text:p>-9.127449</text:p>
          </table:table-cell>
          <table:table-cell office:value-type="float" office:value="-4.828548" calcext:value-type="float">
            <text:p>-4.828548</text:p>
          </table:table-cell>
          <table:table-cell office:value-type="float" office:value="12.641385" calcext:value-type="float">
            <text:p>12.641385</text:p>
          </table:table-cell>
          <table:table-cell office:value-type="float" office:value="-2.375048" calcext:value-type="float">
            <text:p>-2.375048</text:p>
          </table:table-cell>
          <table:table-cell office:value-type="float" office:value="0.612916" calcext:value-type="float">
            <text:p>0.612916</text:p>
          </table:table-cell>
          <table:table-cell table:formula="of:=[.$B$1]*[.H152]+(1-[.$B$1])*[.K151]" office:value-type="float" office:value="14.2108852960383" calcext:value-type="float">
            <text:p>14.210885296</text:p>
          </table:table-cell>
          <table:table-cell table:formula="of:=[.$B$1]*[.I152]+(1-[.$B$1])*[.L151]" office:value-type="float" office:value="-2.36454717982915" calcext:value-type="float">
            <text:p>-2.3645471798</text:p>
          </table:table-cell>
          <table:table-cell table:formula="of:=[.$B$1]*[.J152]+(1-[.$B$1])*[.M151]" office:value-type="float" office:value="0.635609928391238" calcext:value-type="float">
            <text:p>0.6356099284</text:p>
          </table:table-cell>
          <table:table-cell table:formula="of:=[.H152]-[.D$1]" office:value-type="float" office:value="18.973570620979" calcext:value-type="float">
            <text:p>18.973570621</text:p>
          </table:table-cell>
          <table:table-cell table:formula="of:=[.I152]-[.E$1]" office:value-type="float" office:value="-2.0614714384952" calcext:value-type="float">
            <text:p>-2.0614714385</text:p>
          </table:table-cell>
          <table:table-cell table:formula="of:=[.J152]-[.F$1]" office:value-type="float" office:value="-0.170609985196958" calcext:value-type="float">
            <text:p>-0.1706099852</text:p>
          </table:table-cell>
          <table:table-cell table:formula="of:=[.K152]-[.D$1]" office:value-type="float" office:value="20.5430709170173" calcext:value-type="float">
            <text:p>20.543070917</text:p>
          </table:table-cell>
          <table:table-cell table:formula="of:=[.L152]-[.E$1]" office:value-type="float" office:value="-2.05097061832435" calcext:value-type="float">
            <text:p>-2.0509706183</text:p>
          </table:table-cell>
          <table:table-cell table:formula="of:=[.M152]-[.F$1]" office:value-type="float" office:value="-0.14791605680572" calcext:value-type="float">
            <text:p>-0.1479160568</text:p>
          </table:table-cell>
          <table:table-cell table:formula="of:=SQRT([.Q152]^2+[.R152]^2+[.S152]^2)" office:value-type="float" office:value="20.6457289127484" calcext:value-type="float">
            <text:p>20.6457289127</text:p>
          </table:table-cell>
          <table:table-cell table:formula="of:=[.U151]+([.$A152]-[.$A151])/1000*([.N151]+[.N152])/2" office:value-type="float" office:value="1021.17147685579" calcext:value-type="float">
            <text:p>1021.1714768558</text:p>
          </table:table-cell>
          <table:table-cell table:formula="of:=[.V151]+([.$A152]-[.$A151])/1000*([.O151]+[.O152])/2" office:value-type="float" office:value="-112.624950042974" calcext:value-type="float">
            <text:p>-112.624950043</text:p>
          </table:table-cell>
          <table:table-cell table:formula="of:=[.W151]+([.$A152]-[.$A151])/1000*([.P151]+[.P152])/2" office:value-type="float" office:value="1.51401014408904" calcext:value-type="float">
            <text:p>1.5140101441</text:p>
          </table:table-cell>
          <table:table-cell table:formula="of:=SQRT([.U152]^2+[.V152]^2+[.W152]^2)" office:value-type="float" office:value="1027.36451989678" calcext:value-type="float">
            <text:p>1027.3645198968</text:p>
          </table:table-cell>
          <table:table-cell office:value-type="float" office:value="12.877155" calcext:value-type="float">
            <text:p>12.877155</text:p>
          </table:table-cell>
          <table:table-cell office:value-type="float" office:value="95.771172" calcext:value-type="float">
            <text:p>95.771172</text:p>
          </table:table-cell>
          <table:table-cell office:value-type="float" office:value="39.271988" calcext:value-type="float">
            <text:p>39.271988</text:p>
          </table:table-cell>
          <table:table-cell office:value-type="float" office:value="7.592833" calcext:value-type="float">
            <text:p>7.592833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32954" calcext:value-type="float">
            <text:p>632954</text:p>
          </table:table-cell>
          <table:table-cell office:value-type="float" office:value="31.32" calcext:value-type="float">
            <text:p>31.32</text:p>
          </table:table-cell>
          <table:table-cell office:value-type="float" office:value="81706" calcext:value-type="float">
            <text:p>81706</text:p>
          </table:table-cell>
          <table:table-cell office:value-type="float" office:value="1778.7052" calcext:value-type="float">
            <text:p>1778.7052</text:p>
          </table:table-cell>
          <table:table-cell office:value-type="float" office:value="67.583374" calcext:value-type="float">
            <text:p>67.583374</text:p>
          </table:table-cell>
          <table:table-cell office:value-type="float" office:value="-7.143949" calcext:value-type="float">
            <text:p>-7.143949</text:p>
          </table:table-cell>
          <table:table-cell office:value-type="float" office:value="-4.874395" calcext:value-type="float">
            <text:p>-4.874395</text:p>
          </table:table-cell>
          <table:table-cell office:value-type="float" office:value="14.556746" calcext:value-type="float">
            <text:p>14.556746</text:p>
          </table:table-cell>
          <table:table-cell office:value-type="float" office:value="-2.604892" calcext:value-type="float">
            <text:p>-2.604892</text:p>
          </table:table-cell>
          <table:table-cell office:value-type="float" office:value="1.072602" calcext:value-type="float">
            <text:p>1.072602</text:p>
          </table:table-cell>
          <table:table-cell table:formula="of:=[.$B$1]*[.H153]+(1-[.$B$1])*[.K152]" office:value-type="float" office:value="14.2454713664345" calcext:value-type="float">
            <text:p>14.2454713664</text:p>
          </table:table-cell>
          <table:table-cell table:formula="of:=[.$B$1]*[.I153]+(1-[.$B$1])*[.L152]" office:value-type="float" office:value="-2.38858166184624" calcext:value-type="float">
            <text:p>-2.3885816618</text:p>
          </table:table-cell>
          <table:table-cell table:formula="of:=[.$B$1]*[.J153]+(1-[.$B$1])*[.M152]" office:value-type="float" office:value="0.679309135552114" calcext:value-type="float">
            <text:p>0.6793091356</text:p>
          </table:table-cell>
          <table:table-cell table:formula="of:=[.H153]-[.D$1]" office:value-type="float" office:value="20.888931620979" calcext:value-type="float">
            <text:p>20.888931621</text:p>
          </table:table-cell>
          <table:table-cell table:formula="of:=[.I153]-[.E$1]" office:value-type="float" office:value="-2.2913154384952" calcext:value-type="float">
            <text:p>-2.2913154385</text:p>
          </table:table-cell>
          <table:table-cell table:formula="of:=[.J153]-[.F$1]" office:value-type="float" office:value="0.289076014803042" calcext:value-type="float">
            <text:p>0.2890760148</text:p>
          </table:table-cell>
          <table:table-cell table:formula="of:=[.K153]-[.D$1]" office:value-type="float" office:value="20.5776569874135" calcext:value-type="float">
            <text:p>20.5776569874</text:p>
          </table:table-cell>
          <table:table-cell table:formula="of:=[.L153]-[.E$1]" office:value-type="float" office:value="-2.07500510034144" calcext:value-type="float">
            <text:p>-2.0750051003</text:p>
          </table:table-cell>
          <table:table-cell table:formula="of:=[.M153]-[.F$1]" office:value-type="float" office:value="-0.104216849644844" calcext:value-type="float">
            <text:p>-0.1042168496</text:p>
          </table:table-cell>
          <table:table-cell table:formula="of:=SQRT([.Q153]^2+[.R153]^2+[.S153]^2)" office:value-type="float" office:value="20.68227440128" calcext:value-type="float">
            <text:p>20.6822744013</text:p>
          </table:table-cell>
          <table:table-cell table:formula="of:=[.U152]+([.$A153]-[.$A152])/1000*([.N152]+[.N153])/2" office:value-type="float" office:value="1029.32335856427" calcext:value-type="float">
            <text:p>1029.3233585643</text:p>
          </table:table-cell>
          <table:table-cell table:formula="of:=[.V152]+([.$A153]-[.$A152])/1000*([.O152]+[.O153])/2" office:value-type="float" office:value="-113.515094959319" calcext:value-type="float">
            <text:p>-113.5150949593</text:p>
          </table:table-cell>
          <table:table-cell table:formula="of:=[.W152]+([.$A153]-[.$A152])/1000*([.P152]+[.P153])/2" office:value-type="float" office:value="1.53823644714348" calcext:value-type="float">
            <text:p>1.5382364471</text:p>
          </table:table-cell>
          <table:table-cell table:formula="of:=SQRT([.U153]^2+[.V153]^2+[.W153]^2)" office:value-type="float" office:value="1035.56487939724" calcext:value-type="float">
            <text:p>1035.5648793972</text:p>
          </table:table-cell>
          <table:table-cell office:value-type="float" office:value="14.826827" calcext:value-type="float">
            <text:p>14.826827</text:p>
          </table:table-cell>
          <table:table-cell office:value-type="float" office:value="92.575447" calcext:value-type="float">
            <text:p>92.575447</text:p>
          </table:table-cell>
          <table:table-cell office:value-type="float" office:value="38.143593" calcext:value-type="float">
            <text:p>38.143593</text:p>
          </table:table-cell>
          <table:table-cell office:value-type="float" office:value="7.568328" calcext:value-type="float">
            <text:p>7.568328</text:p>
          </table:table-cell>
          <table:table-cell office:value-type="float" office:value="504" calcext:value-type="float">
            <text:p>504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33367" calcext:value-type="float">
            <text:p>633367</text:p>
          </table:table-cell>
          <table:table-cell office:value-type="float" office:value="31.309999" calcext:value-type="float">
            <text:p>31.309999</text:p>
          </table:table-cell>
          <table:table-cell office:value-type="float" office:value="81746" calcext:value-type="float">
            <text:p>81746</text:p>
          </table:table-cell>
          <table:table-cell office:value-type="float" office:value="1774.749023" calcext:value-type="float">
            <text:p>1774.749023</text:p>
          </table:table-cell>
          <table:table-cell office:value-type="float" office:value="63.627197" calcext:value-type="float">
            <text:p>63.627197</text:p>
          </table:table-cell>
          <table:table-cell office:value-type="float" office:value="-9.579121" calcext:value-type="float">
            <text:p>-9.579121</text:p>
          </table:table-cell>
          <table:table-cell office:value-type="float" office:value="-4.967553" calcext:value-type="float">
            <text:p>-4.967553</text:p>
          </table:table-cell>
          <table:table-cell office:value-type="float" office:value="15.169662" calcext:value-type="float">
            <text:p>15.169662</text:p>
          </table:table-cell>
          <table:table-cell office:value-type="float" office:value="-2.451663" calcext:value-type="float">
            <text:p>-2.451663</text:p>
          </table:table-cell>
          <table:table-cell office:value-type="float" office:value="0.842759" calcext:value-type="float">
            <text:p>0.842759</text:p>
          </table:table-cell>
          <table:table-cell table:formula="of:=[.$B$1]*[.H154]+(1-[.$B$1])*[.K153]" office:value-type="float" office:value="14.337890429791" calcext:value-type="float">
            <text:p>14.3378904298</text:p>
          </table:table-cell>
          <table:table-cell table:formula="of:=[.$B$1]*[.I154]+(1-[.$B$1])*[.L153]" office:value-type="float" office:value="-2.39488979566161" calcext:value-type="float">
            <text:p>-2.3948897957</text:p>
          </table:table-cell>
          <table:table-cell table:formula="of:=[.$B$1]*[.J154]+(1-[.$B$1])*[.M153]" office:value-type="float" office:value="0.695654121996903" calcext:value-type="float">
            <text:p>0.695654122</text:p>
          </table:table-cell>
          <table:table-cell table:formula="of:=[.H154]-[.D$1]" office:value-type="float" office:value="21.501847620979" calcext:value-type="float">
            <text:p>21.501847621</text:p>
          </table:table-cell>
          <table:table-cell table:formula="of:=[.I154]-[.E$1]" office:value-type="float" office:value="-2.1380864384952" calcext:value-type="float">
            <text:p>-2.1380864385</text:p>
          </table:table-cell>
          <table:table-cell table:formula="of:=[.J154]-[.F$1]" office:value-type="float" office:value="0.0592330148030416" calcext:value-type="float">
            <text:p>0.0592330148</text:p>
          </table:table-cell>
          <table:table-cell table:formula="of:=[.K154]-[.D$1]" office:value-type="float" office:value="20.6700760507701" calcext:value-type="float">
            <text:p>20.6700760508</text:p>
          </table:table-cell>
          <table:table-cell table:formula="of:=[.L154]-[.E$1]" office:value-type="float" office:value="-2.08131323415681" calcext:value-type="float">
            <text:p>-2.0813132342</text:p>
          </table:table-cell>
          <table:table-cell table:formula="of:=[.M154]-[.F$1]" office:value-type="float" office:value="-0.0878718632000554" calcext:value-type="float">
            <text:p>-0.0878718632</text:p>
          </table:table-cell>
          <table:table-cell table:formula="of:=SQRT([.Q154]^2+[.R154]^2+[.S154]^2)" office:value-type="float" office:value="20.7747835172268" calcext:value-type="float">
            <text:p>20.7747835172</text:p>
          </table:table-cell>
          <table:table-cell table:formula="of:=[.U153]+([.$A154]-[.$A153])/1000*([.N153]+[.N154])/2" office:value-type="float" office:value="1038.07705447774" calcext:value-type="float">
            <text:p>1038.0770544777</text:p>
          </table:table-cell>
          <table:table-cell table:formula="of:=[.V153]+([.$A154]-[.$A153])/1000*([.O153]+[.O154])/2" office:value-type="float" office:value="-114.429766446917" calcext:value-type="float">
            <text:p>-114.4297664469</text:p>
          </table:table-cell>
          <table:table-cell table:formula="of:=[.W153]+([.$A154]-[.$A153])/1000*([.P153]+[.P154])/2" office:value-type="float" office:value="1.61016226175714" calcext:value-type="float">
            <text:p>1.6101622618</text:p>
          </table:table-cell>
          <table:table-cell table:formula="of:=SQRT([.U154]^2+[.V154]^2+[.W154]^2)" office:value-type="float" office:value="1044.36618822364" calcext:value-type="float">
            <text:p>1044.3661882236</text:p>
          </table:table-cell>
          <table:table-cell office:value-type="float" office:value="15.389591" calcext:value-type="float">
            <text:p>15.389591</text:p>
          </table:table-cell>
          <table:table-cell office:value-type="float" office:value="89.354538" calcext:value-type="float">
            <text:p>89.354538</text:p>
          </table:table-cell>
          <table:table-cell office:value-type="float" office:value="37.049023" calcext:value-type="float">
            <text:p>37.049023</text:p>
          </table:table-cell>
          <table:table-cell office:value-type="float" office:value="7.59733" calcext:value-type="float">
            <text:p>7.59733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33775" calcext:value-type="float">
            <text:p>633775</text:p>
          </table:table-cell>
          <table:table-cell office:value-type="float" office:value="31.32" calcext:value-type="float">
            <text:p>31.32</text:p>
          </table:table-cell>
          <table:table-cell office:value-type="float" office:value="81781" calcext:value-type="float">
            <text:p>81781</text:p>
          </table:table-cell>
          <table:table-cell office:value-type="float" office:value="1771.293213" calcext:value-type="float">
            <text:p>1771.293213</text:p>
          </table:table-cell>
          <table:table-cell office:value-type="float" office:value="60.171387" calcext:value-type="float">
            <text:p>60.171387</text:p>
          </table:table-cell>
          <table:table-cell office:value-type="float" office:value="-8.470124" calcext:value-type="float">
            <text:p>-8.470124</text:p>
          </table:table-cell>
          <table:table-cell office:value-type="float" office:value="-5.036908" calcext:value-type="float">
            <text:p>-5.036908</text:p>
          </table:table-cell>
          <table:table-cell office:value-type="float" office:value="15.859192" calcext:value-type="float">
            <text:p>15.859192</text:p>
          </table:table-cell>
          <table:table-cell office:value-type="float" office:value="-2.451663" calcext:value-type="float">
            <text:p>-2.451663</text:p>
          </table:table-cell>
          <table:table-cell office:value-type="float" office:value="0.766145" calcext:value-type="float">
            <text:p>0.766145</text:p>
          </table:table-cell>
          <table:table-cell table:formula="of:=[.$B$1]*[.H155]+(1-[.$B$1])*[.K154]" office:value-type="float" office:value="14.4900205868119" calcext:value-type="float">
            <text:p>14.4900205868</text:p>
          </table:table-cell>
          <table:table-cell table:formula="of:=[.$B$1]*[.I155]+(1-[.$B$1])*[.L154]" office:value-type="float" office:value="-2.40056711609545" calcext:value-type="float">
            <text:p>-2.4005671161</text:p>
          </table:table-cell>
          <table:table-cell table:formula="of:=[.$B$1]*[.J155]+(1-[.$B$1])*[.M154]" office:value-type="float" office:value="0.702703209797213" calcext:value-type="float">
            <text:p>0.7027032098</text:p>
          </table:table-cell>
          <table:table-cell table:formula="of:=[.H155]-[.D$1]" office:value-type="float" office:value="22.191377620979" calcext:value-type="float">
            <text:p>22.191377621</text:p>
          </table:table-cell>
          <table:table-cell table:formula="of:=[.I155]-[.E$1]" office:value-type="float" office:value="-2.1380864384952" calcext:value-type="float">
            <text:p>-2.1380864385</text:p>
          </table:table-cell>
          <table:table-cell table:formula="of:=[.J155]-[.F$1]" office:value-type="float" office:value="-0.0173809851969584" calcext:value-type="float">
            <text:p>-0.0173809852</text:p>
          </table:table-cell>
          <table:table-cell table:formula="of:=[.K155]-[.D$1]" office:value-type="float" office:value="20.822206207791" calcext:value-type="float">
            <text:p>20.8222062078</text:p>
          </table:table-cell>
          <table:table-cell table:formula="of:=[.L155]-[.E$1]" office:value-type="float" office:value="-2.08699055459065" calcext:value-type="float">
            <text:p>-2.0869905546</text:p>
          </table:table-cell>
          <table:table-cell table:formula="of:=[.M155]-[.F$1]" office:value-type="float" office:value="-0.0808227753997456" calcext:value-type="float">
            <text:p>-0.0808227754</text:p>
          </table:table-cell>
          <table:table-cell table:formula="of:=SQRT([.Q155]^2+[.R155]^2+[.S155]^2)" office:value-type="float" office:value="20.9266894958506" calcext:value-type="float">
            <text:p>20.9266894959</text:p>
          </table:table-cell>
          <table:table-cell table:formula="of:=[.U154]+([.$A155]-[.$A154])/1000*([.N154]+[.N155])/2" office:value-type="float" office:value="1046.99047242709" calcext:value-type="float">
            <text:p>1046.9904724271</text:p>
          </table:table-cell>
          <table:table-cell table:formula="of:=[.V154]+([.$A155]-[.$A154])/1000*([.O154]+[.O155])/2" office:value-type="float" office:value="-115.302105713823" calcext:value-type="float">
            <text:p>-115.3021057138</text:p>
          </table:table-cell>
          <table:table-cell table:formula="of:=[.W154]+([.$A155]-[.$A154])/1000*([.P154]+[.P155])/2" office:value-type="float" office:value="1.61870007579678" calcext:value-type="float">
            <text:p>1.6187000758</text:p>
          </table:table-cell>
          <table:table-cell table:formula="of:=SQRT([.U155]^2+[.V155]^2+[.W155]^2)" office:value-type="float" office:value="1053.32152979282" calcext:value-type="float">
            <text:p>1053.3215297928</text:p>
          </table:table-cell>
          <table:table-cell office:value-type="float" office:value="16.065851" calcext:value-type="float">
            <text:p>16.065851</text:p>
          </table:table-cell>
          <table:table-cell office:value-type="float" office:value="86.144531" calcext:value-type="float">
            <text:p>86.144531</text:p>
          </table:table-cell>
          <table:table-cell office:value-type="float" office:value="36.00177" calcext:value-type="float">
            <text:p>36.00177</text:p>
          </table:table-cell>
          <table:table-cell office:value-type="float" office:value="7.681059" calcext:value-type="float">
            <text:p>7.681059</text:p>
          </table:table-cell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34182" calcext:value-type="float">
            <text:p>634182</text:p>
          </table:table-cell>
          <table:table-cell office:value-type="float" office:value="31.32" calcext:value-type="float">
            <text:p>31.32</text:p>
          </table:table-cell>
          <table:table-cell office:value-type="float" office:value="81818" calcext:value-type="float">
            <text:p>81818</text:p>
          </table:table-cell>
          <table:table-cell office:value-type="float" office:value="1767.69043" calcext:value-type="float">
            <text:p>1767.69043</text:p>
          </table:table-cell>
          <table:table-cell office:value-type="float" office:value="56.568604" calcext:value-type="float">
            <text:p>56.568604</text:p>
          </table:table-cell>
          <table:table-cell office:value-type="float" office:value="-8.852047" calcext:value-type="float">
            <text:p>-8.852047</text:p>
          </table:table-cell>
          <table:table-cell office:value-type="float" office:value="-5.112451" calcext:value-type="float">
            <text:p>-5.112451</text:p>
          </table:table-cell>
          <table:table-cell office:value-type="float" office:value="13.790602" calcext:value-type="float">
            <text:p>13.790602</text:p>
          </table:table-cell>
          <table:table-cell office:value-type="float" office:value="-2.221819" calcext:value-type="float">
            <text:p>-2.221819</text:p>
          </table:table-cell>
          <table:table-cell office:value-type="float" office:value="0.766145" calcext:value-type="float">
            <text:p>0.766145</text:p>
          </table:table-cell>
          <table:table-cell table:formula="of:=[.$B$1]*[.H156]+(1-[.$B$1])*[.K155]" office:value-type="float" office:value="14.4200787281307" calcext:value-type="float">
            <text:p>14.4200787281</text:p>
          </table:table-cell>
          <table:table-cell table:formula="of:=[.$B$1]*[.I156]+(1-[.$B$1])*[.L155]" office:value-type="float" office:value="-2.38269230448591" calcext:value-type="float">
            <text:p>-2.3826923045</text:p>
          </table:table-cell>
          <table:table-cell table:formula="of:=[.$B$1]*[.J156]+(1-[.$B$1])*[.M155]" office:value-type="float" office:value="0.709047388817492" calcext:value-type="float">
            <text:p>0.7090473888</text:p>
          </table:table-cell>
          <table:table-cell table:formula="of:=[.H156]-[.D$1]" office:value-type="float" office:value="20.122787620979" calcext:value-type="float">
            <text:p>20.122787621</text:p>
          </table:table-cell>
          <table:table-cell table:formula="of:=[.I156]-[.E$1]" office:value-type="float" office:value="-1.9082424384952" calcext:value-type="float">
            <text:p>-1.9082424385</text:p>
          </table:table-cell>
          <table:table-cell table:formula="of:=[.J156]-[.F$1]" office:value-type="float" office:value="-0.0173809851969584" calcext:value-type="float">
            <text:p>-0.0173809852</text:p>
          </table:table-cell>
          <table:table-cell table:formula="of:=[.K156]-[.D$1]" office:value-type="float" office:value="20.7522643491098" calcext:value-type="float">
            <text:p>20.7522643491</text:p>
          </table:table-cell>
          <table:table-cell table:formula="of:=[.L156]-[.E$1]" office:value-type="float" office:value="-2.06911574298111" calcext:value-type="float">
            <text:p>-2.069115743</text:p>
          </table:table-cell>
          <table:table-cell table:formula="of:=[.M156]-[.F$1]" office:value-type="float" office:value="-0.0744785963794669" calcext:value-type="float">
            <text:p>-0.0744785964</text:p>
          </table:table-cell>
          <table:table-cell table:formula="of:=SQRT([.Q156]^2+[.R156]^2+[.S156]^2)" office:value-type="float" office:value="20.8552933960303" calcext:value-type="float">
            <text:p>20.855293396</text:p>
          </table:table-cell>
          <table:table-cell table:formula="of:=[.U155]+([.$A156]-[.$A155])/1000*([.N155]+[.N156])/2" office:value-type="float" office:value="1055.60140505383" calcext:value-type="float">
            <text:p>1055.6014050538</text:p>
          </table:table-cell>
          <table:table-cell table:formula="of:=[.V155]+([.$A156]-[.$A155])/1000*([.O155]+[.O156])/2" office:value-type="float" office:value="-116.125533640291" calcext:value-type="float">
            <text:p>-116.1255336403</text:p>
          </table:table-cell>
          <table:table-cell table:formula="of:=[.W155]+([.$A156]-[.$A155])/1000*([.P155]+[.P156])/2" office:value-type="float" office:value="1.61162601482162" calcext:value-type="float">
            <text:p>1.6116260148</text:p>
          </table:table-cell>
          <table:table-cell table:formula="of:=SQRT([.U156]^2+[.V156]^2+[.W156]^2)" office:value-type="float" office:value="1061.97083917275" calcext:value-type="float">
            <text:p>1061.9708391728</text:p>
          </table:table-cell>
          <table:table-cell office:value-type="float" office:value="13.98943" calcext:value-type="float">
            <text:p>13.98943</text:p>
          </table:table-cell>
          <table:table-cell office:value-type="float" office:value="82.768845" calcext:value-type="float">
            <text:p>82.768845</text:p>
          </table:table-cell>
          <table:table-cell office:value-type="float" office:value="34.747887" calcext:value-type="float">
            <text:p>34.747887</text:p>
          </table:table-cell>
          <table:table-cell office:value-type="float" office:value="7.577302" calcext:value-type="float">
            <text:p>7.577302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34574" calcext:value-type="float">
            <text:p>634574</text:p>
          </table:table-cell>
          <table:table-cell office:value-type="float" office:value="31.32" calcext:value-type="float">
            <text:p>31.32</text:p>
          </table:table-cell>
          <table:table-cell office:value-type="float" office:value="81852" calcext:value-type="float">
            <text:p>81852</text:p>
          </table:table-cell>
          <table:table-cell office:value-type="float" office:value="1764.262817" calcext:value-type="float">
            <text:p>1764.262817</text:p>
          </table:table-cell>
          <table:table-cell office:value-type="float" office:value="53.140991" calcext:value-type="float">
            <text:p>53.140991</text:p>
          </table:table-cell>
          <table:table-cell office:value-type="float" office:value="-8.743909" calcext:value-type="float">
            <text:p>-8.743909</text:p>
          </table:table-cell>
          <table:table-cell office:value-type="float" office:value="-5.184358" calcext:value-type="float">
            <text:p>-5.184358</text:p>
          </table:table-cell>
          <table:table-cell office:value-type="float" office:value="13.713987" calcext:value-type="float">
            <text:p>13.713987</text:p>
          </table:table-cell>
          <table:table-cell office:value-type="float" office:value="-2.298434" calcext:value-type="float">
            <text:p>-2.298434</text:p>
          </table:table-cell>
          <table:table-cell office:value-type="float" office:value="0.68953" calcext:value-type="float">
            <text:p>0.68953</text:p>
          </table:table-cell>
          <table:table-cell table:formula="of:=[.$B$1]*[.H157]+(1-[.$B$1])*[.K156]" office:value-type="float" office:value="14.3494695553177" calcext:value-type="float">
            <text:p>14.3494695553</text:p>
          </table:table-cell>
          <table:table-cell table:formula="of:=[.$B$1]*[.I157]+(1-[.$B$1])*[.L156]" office:value-type="float" office:value="-2.37426647403732" calcext:value-type="float">
            <text:p>-2.374266474</text:p>
          </table:table-cell>
          <table:table-cell table:formula="of:=[.$B$1]*[.J157]+(1-[.$B$1])*[.M156]" office:value-type="float" office:value="0.707095649935742" calcext:value-type="float">
            <text:p>0.7070956499</text:p>
          </table:table-cell>
          <table:table-cell table:formula="of:=[.H157]-[.D$1]" office:value-type="float" office:value="20.046172620979" calcext:value-type="float">
            <text:p>20.046172621</text:p>
          </table:table-cell>
          <table:table-cell table:formula="of:=[.I157]-[.E$1]" office:value-type="float" office:value="-1.9848574384952" calcext:value-type="float">
            <text:p>-1.9848574385</text:p>
          </table:table-cell>
          <table:table-cell table:formula="of:=[.J157]-[.F$1]" office:value-type="float" office:value="-0.0939959851969583" calcext:value-type="float">
            <text:p>-0.0939959852</text:p>
          </table:table-cell>
          <table:table-cell table:formula="of:=[.K157]-[.D$1]" office:value-type="float" office:value="20.6816551762967" calcext:value-type="float">
            <text:p>20.6816551763</text:p>
          </table:table-cell>
          <table:table-cell table:formula="of:=[.L157]-[.E$1]" office:value-type="float" office:value="-2.06068991253252" calcext:value-type="float">
            <text:p>-2.0606899125</text:p>
          </table:table-cell>
          <table:table-cell table:formula="of:=[.M157]-[.F$1]" office:value-type="float" office:value="-0.0764303352612159" calcext:value-type="float">
            <text:p>-0.0764303353</text:p>
          </table:table-cell>
          <table:table-cell table:formula="of:=SQRT([.Q157]^2+[.R157]^2+[.S157]^2)" office:value-type="float" office:value="20.7842042268402" calcext:value-type="float">
            <text:p>20.7842042268</text:p>
          </table:table-cell>
          <table:table-cell table:formula="of:=[.U156]+([.$A157]-[.$A156])/1000*([.N156]+[.N157])/2" office:value-type="float" office:value="1063.47452126126" calcext:value-type="float">
            <text:p>1063.4745212613</text:p>
          </table:table-cell>
          <table:table-cell table:formula="of:=[.V156]+([.$A157]-[.$A156])/1000*([.O156]+[.O157])/2" office:value-type="float" office:value="-116.888581216181" calcext:value-type="float">
            <text:p>-116.8885812162</text:p>
          </table:table-cell>
          <table:table-cell table:formula="of:=[.W156]+([.$A157]-[.$A156])/1000*([.P156]+[.P157])/2" office:value-type="float" office:value="1.58979612862441" calcext:value-type="float">
            <text:p>1.5897961286</text:p>
          </table:table-cell>
          <table:table-cell table:formula="of:=SQRT([.U157]^2+[.V157]^2+[.W157]^2)" office:value-type="float" office:value="1069.8801452697" calcext:value-type="float">
            <text:p>1069.8801452697</text:p>
          </table:table-cell>
          <table:table-cell office:value-type="float" office:value="13.922345" calcext:value-type="float">
            <text:p>13.922345</text:p>
          </table:table-cell>
          <table:table-cell office:value-type="float" office:value="79.35955" calcext:value-type="float">
            <text:p>79.35955</text:p>
          </table:table-cell>
          <table:table-cell office:value-type="float" office:value="33.468658" calcext:value-type="float">
            <text:p>33.468658</text:p>
          </table:table-cell>
          <table:table-cell office:value-type="float" office:value="7.456344" calcext:value-type="float">
            <text:p>7.456344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34986" calcext:value-type="float">
            <text:p>634986</text:p>
          </table:table-cell>
          <table:table-cell office:value-type="float" office:value="31.32" calcext:value-type="float">
            <text:p>31.32</text:p>
          </table:table-cell>
          <table:table-cell office:value-type="float" office:value="81877" calcext:value-type="float">
            <text:p>81877</text:p>
          </table:table-cell>
          <table:table-cell office:value-type="float" office:value="1761.823975" calcext:value-type="float">
            <text:p>1761.823975</text:p>
          </table:table-cell>
          <table:table-cell office:value-type="float" office:value="50.702148" calcext:value-type="float">
            <text:p>50.702148</text:p>
          </table:table-cell>
          <table:table-cell office:value-type="float" office:value="-5.919521" calcext:value-type="float">
            <text:p>-5.919521</text:p>
          </table:table-cell>
          <table:table-cell office:value-type="float" office:value="-5.198915" calcext:value-type="float">
            <text:p>-5.198915</text:p>
          </table:table-cell>
          <table:table-cell office:value-type="float" office:value="15.47612" calcext:value-type="float">
            <text:p>15.47612</text:p>
          </table:table-cell>
          <table:table-cell office:value-type="float" office:value="-2.451663" calcext:value-type="float">
            <text:p>-2.451663</text:p>
          </table:table-cell>
          <table:table-cell office:value-type="float" office:value="0.459687" calcext:value-type="float">
            <text:p>0.459687</text:p>
          </table:table-cell>
          <table:table-cell table:formula="of:=[.$B$1]*[.H158]+(1-[.$B$1])*[.K157]" office:value-type="float" office:value="14.4621345997859" calcext:value-type="float">
            <text:p>14.4621345998</text:p>
          </table:table-cell>
          <table:table-cell table:formula="of:=[.$B$1]*[.I158]+(1-[.$B$1])*[.L157]" office:value-type="float" office:value="-2.38200612663358" calcext:value-type="float">
            <text:p>-2.3820061266</text:p>
          </table:table-cell>
          <table:table-cell table:formula="of:=[.$B$1]*[.J158]+(1-[.$B$1])*[.M157]" office:value-type="float" office:value="0.682354784942168" calcext:value-type="float">
            <text:p>0.6823547849</text:p>
          </table:table-cell>
          <table:table-cell table:formula="of:=[.H158]-[.D$1]" office:value-type="float" office:value="21.808305620979" calcext:value-type="float">
            <text:p>21.808305621</text:p>
          </table:table-cell>
          <table:table-cell table:formula="of:=[.I158]-[.E$1]" office:value-type="float" office:value="-2.1380864384952" calcext:value-type="float">
            <text:p>-2.1380864385</text:p>
          </table:table-cell>
          <table:table-cell table:formula="of:=[.J158]-[.F$1]" office:value-type="float" office:value="-0.323838985196958" calcext:value-type="float">
            <text:p>-0.3238389852</text:p>
          </table:table-cell>
          <table:table-cell table:formula="of:=[.K158]-[.D$1]" office:value-type="float" office:value="20.7943202207649" calcext:value-type="float">
            <text:p>20.7943202208</text:p>
          </table:table-cell>
          <table:table-cell table:formula="of:=[.L158]-[.E$1]" office:value-type="float" office:value="-2.06842956512878" calcext:value-type="float">
            <text:p>-2.0684295651</text:p>
          </table:table-cell>
          <table:table-cell table:formula="of:=[.M158]-[.F$1]" office:value-type="float" office:value="-0.10117120025479" calcext:value-type="float">
            <text:p>-0.1011712003</text:p>
          </table:table-cell>
          <table:table-cell table:formula="of:=SQRT([.Q158]^2+[.R158]^2+[.S158]^2)" office:value-type="float" office:value="20.8971861723384" calcext:value-type="float">
            <text:p>20.8971861723</text:p>
          </table:table-cell>
          <table:table-cell table:formula="of:=[.U157]+([.$A158]-[.$A157])/1000*([.N157]+[.N158])/2" office:value-type="float" office:value="1072.0965437791" calcext:value-type="float">
            <text:p>1072.0965437791</text:p>
          </table:table-cell>
          <table:table-cell table:formula="of:=[.V157]+([.$A158]-[.$A157])/1000*([.O157]+[.O158])/2" office:value-type="float" office:value="-117.737907654841" calcext:value-type="float">
            <text:p>-117.7379076548</text:p>
          </table:table-cell>
          <table:table-cell table:formula="of:=[.W157]+([.$A158]-[.$A157])/1000*([.P157]+[.P158])/2" office:value-type="float" office:value="1.50372212472326" calcext:value-type="float">
            <text:p>1.5037221247</text:p>
          </table:table-cell>
          <table:table-cell table:formula="of:=SQRT([.U158]^2+[.V158]^2+[.W158]^2)" office:value-type="float" office:value="1078.54321900527" calcext:value-type="float">
            <text:p>1078.5432190053</text:p>
          </table:table-cell>
          <table:table-cell office:value-type="float" office:value="15.675849" calcext:value-type="float">
            <text:p>15.675849</text:p>
          </table:table-cell>
          <table:table-cell office:value-type="float" office:value="76.164963" calcext:value-type="float">
            <text:p>76.164963</text:p>
          </table:table-cell>
          <table:table-cell office:value-type="float" office:value="32.404957" calcext:value-type="float">
            <text:p>32.404957</text:p>
          </table:table-cell>
          <table:table-cell office:value-type="float" office:value="7.512667" calcext:value-type="float">
            <text:p>7.512667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35392" calcext:value-type="float">
            <text:p>635392</text:p>
          </table:table-cell>
          <table:table-cell office:value-type="float" office:value="31.33" calcext:value-type="float">
            <text:p>31.33</text:p>
          </table:table-cell>
          <table:table-cell office:value-type="float" office:value="81914" calcext:value-type="float">
            <text:p>81914</text:p>
          </table:table-cell>
          <table:table-cell office:value-type="float" office:value="1758.205444" calcext:value-type="float">
            <text:p>1758.205444</text:p>
          </table:table-cell>
          <table:table-cell office:value-type="float" office:value="47.083618" calcext:value-type="float">
            <text:p>47.083618</text:p>
          </table:table-cell>
          <table:table-cell office:value-type="float" office:value="-8.912637" calcext:value-type="float">
            <text:p>-8.912637</text:p>
          </table:table-cell>
          <table:table-cell office:value-type="float" office:value="-5.272449" calcext:value-type="float">
            <text:p>-5.272449</text:p>
          </table:table-cell>
          <table:table-cell office:value-type="float" office:value="15.399506" calcext:value-type="float">
            <text:p>15.399506</text:p>
          </table:table-cell>
          <table:table-cell office:value-type="float" office:value="-2.145205" calcext:value-type="float">
            <text:p>-2.145205</text:p>
          </table:table-cell>
          <table:table-cell office:value-type="float" office:value="0.306458" calcext:value-type="float">
            <text:p>0.306458</text:p>
          </table:table-cell>
          <table:table-cell table:formula="of:=[.$B$1]*[.H159]+(1-[.$B$1])*[.K158]" office:value-type="float" office:value="14.5558717398073" calcext:value-type="float">
            <text:p>14.5558717398</text:p>
          </table:table-cell>
          <table:table-cell table:formula="of:=[.$B$1]*[.I159]+(1-[.$B$1])*[.L158]" office:value-type="float" office:value="-2.35832601397023" calcext:value-type="float">
            <text:p>-2.358326014</text:p>
          </table:table-cell>
          <table:table-cell table:formula="of:=[.$B$1]*[.J159]+(1-[.$B$1])*[.M158]" office:value-type="float" office:value="0.644765106447951" calcext:value-type="float">
            <text:p>0.6447651064</text:p>
          </table:table-cell>
          <table:table-cell table:formula="of:=[.H159]-[.D$1]" office:value-type="float" office:value="21.731691620979" calcext:value-type="float">
            <text:p>21.731691621</text:p>
          </table:table-cell>
          <table:table-cell table:formula="of:=[.I159]-[.E$1]" office:value-type="float" office:value="-1.8316284384952" calcext:value-type="float">
            <text:p>-1.8316284385</text:p>
          </table:table-cell>
          <table:table-cell table:formula="of:=[.J159]-[.F$1]" office:value-type="float" office:value="-0.477067985196958" calcext:value-type="float">
            <text:p>-0.4770679852</text:p>
          </table:table-cell>
          <table:table-cell table:formula="of:=[.K159]-[.D$1]" office:value-type="float" office:value="20.8880573607863" calcext:value-type="float">
            <text:p>20.8880573608</text:p>
          </table:table-cell>
          <table:table-cell table:formula="of:=[.L159]-[.E$1]" office:value-type="float" office:value="-2.04474945246543" calcext:value-type="float">
            <text:p>-2.0447494525</text:p>
          </table:table-cell>
          <table:table-cell table:formula="of:=[.M159]-[.F$1]" office:value-type="float" office:value="-0.138760878749007" calcext:value-type="float">
            <text:p>-0.1387608787</text:p>
          </table:table-cell>
          <table:table-cell table:formula="of:=SQRT([.Q159]^2+[.R159]^2+[.S159]^2)" office:value-type="float" office:value="20.9883585640309" calcext:value-type="float">
            <text:p>20.988358564</text:p>
          </table:table-cell>
          <table:table-cell table:formula="of:=[.U158]+([.$A159]-[.$A158])/1000*([.N158]+[.N159])/2" office:value-type="float" office:value="1080.93516321922" calcext:value-type="float">
            <text:p>1080.9351632192</text:p>
          </table:table-cell>
          <table:table-cell table:formula="of:=[.V158]+([.$A159]-[.$A158])/1000*([.O158]+[.O159])/2" office:value-type="float" office:value="-118.54375977487" calcext:value-type="float">
            <text:p>-118.5437597749</text:p>
          </table:table-cell>
          <table:table-cell table:formula="of:=[.W158]+([.$A159]-[.$A158])/1000*([.P158]+[.P159])/2" office:value-type="float" office:value="1.3411380097333" calcext:value-type="float">
            <text:p>1.3411380097</text:p>
          </table:table-cell>
          <table:table-cell table:formula="of:=SQRT([.U159]^2+[.V159]^2+[.W159]^2)" office:value-type="float" office:value="1087.41677783474" calcext:value-type="float">
            <text:p>1087.4167778347</text:p>
          </table:table-cell>
          <table:table-cell office:value-type="float" office:value="15.551225" calcext:value-type="float">
            <text:p>15.551225</text:p>
          </table:table-cell>
          <table:table-cell office:value-type="float" office:value="72.946259" calcext:value-type="float">
            <text:p>72.946259</text:p>
          </table:table-cell>
          <table:table-cell office:value-type="float" office:value="31.329334" calcext:value-type="float">
            <text:p>31.329334</text:p>
          </table:table-cell>
          <table:table-cell office:value-type="float" office:value="7.564528" calcext:value-type="float">
            <text:p>7.564528</text:p>
          </table:table-cell>
          <table:table-cell office:value-type="float" office:value="504" calcext:value-type="float">
            <text:p>504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35799" calcext:value-type="float">
            <text:p>635799</text:p>
          </table:table-cell>
          <table:table-cell office:value-type="float" office:value="31.33" calcext:value-type="float">
            <text:p>31.33</text:p>
          </table:table-cell>
          <table:table-cell office:value-type="float" office:value="81954" calcext:value-type="float">
            <text:p>81954</text:p>
          </table:table-cell>
          <table:table-cell office:value-type="float" office:value="1754.255005" calcext:value-type="float">
            <text:p>1754.255005</text:p>
          </table:table-cell>
          <table:table-cell office:value-type="float" office:value="43.133179" calcext:value-type="float">
            <text:p>43.133179</text:p>
          </table:table-cell>
          <table:table-cell office:value-type="float" office:value="-9.70624" calcext:value-type="float">
            <text:p>-9.70624</text:p>
          </table:table-cell>
          <table:table-cell office:value-type="float" office:value="-5.360243" calcext:value-type="float">
            <text:p>-5.360243</text:p>
          </table:table-cell>
          <table:table-cell office:value-type="float" office:value="14.480132" calcext:value-type="float">
            <text:p>14.480132</text:p>
          </table:table-cell>
          <table:table-cell office:value-type="float" office:value="-1.838747" calcext:value-type="float">
            <text:p>-1.838747</text:p>
          </table:table-cell>
          <table:table-cell office:value-type="float" office:value="0.229843" calcext:value-type="float">
            <text:p>0.229843</text:p>
          </table:table-cell>
          <table:table-cell table:formula="of:=[.$B$1]*[.H160]+(1-[.$B$1])*[.K159]" office:value-type="float" office:value="14.5482977658266" calcext:value-type="float">
            <text:p>14.5482977658</text:p>
          </table:table-cell>
          <table:table-cell table:formula="of:=[.$B$1]*[.I160]+(1-[.$B$1])*[.L159]" office:value-type="float" office:value="-2.3063681125732" calcext:value-type="float">
            <text:p>-2.3063681126</text:p>
          </table:table-cell>
          <table:table-cell table:formula="of:=[.$B$1]*[.J160]+(1-[.$B$1])*[.M159]" office:value-type="float" office:value="0.603272895803156" calcext:value-type="float">
            <text:p>0.6032728958</text:p>
          </table:table-cell>
          <table:table-cell table:formula="of:=[.H160]-[.D$1]" office:value-type="float" office:value="20.812317620979" calcext:value-type="float">
            <text:p>20.812317621</text:p>
          </table:table-cell>
          <table:table-cell table:formula="of:=[.I160]-[.E$1]" office:value-type="float" office:value="-1.5251704384952" calcext:value-type="float">
            <text:p>-1.5251704385</text:p>
          </table:table-cell>
          <table:table-cell table:formula="of:=[.J160]-[.F$1]" office:value-type="float" office:value="-0.553682985196958" calcext:value-type="float">
            <text:p>-0.5536829852</text:p>
          </table:table-cell>
          <table:table-cell table:formula="of:=[.K160]-[.D$1]" office:value-type="float" office:value="20.8804833868056" calcext:value-type="float">
            <text:p>20.8804833868</text:p>
          </table:table-cell>
          <table:table-cell table:formula="of:=[.L160]-[.E$1]" office:value-type="float" office:value="-1.9927915510684" calcext:value-type="float">
            <text:p>-1.9927915511</text:p>
          </table:table-cell>
          <table:table-cell table:formula="of:=[.M160]-[.F$1]" office:value-type="float" office:value="-0.180253089393802" calcext:value-type="float">
            <text:p>-0.1802530894</text:p>
          </table:table-cell>
          <table:table-cell table:formula="of:=SQRT([.Q160]^2+[.R160]^2+[.S160]^2)" office:value-type="float" office:value="20.9761363413025" calcext:value-type="float">
            <text:p>20.9761363413</text:p>
          </table:table-cell>
          <table:table-cell table:formula="of:=[.U159]+([.$A160]-[.$A159])/1000*([.N159]+[.N160])/2" office:value-type="float" office:value="1089.59286909996" calcext:value-type="float">
            <text:p>1089.5928691</text:p>
          </table:table-cell>
          <table:table-cell table:formula="of:=[.V159]+([.$A160]-[.$A159])/1000*([.O159]+[.O160])/2" office:value-type="float" office:value="-119.226868346337" calcext:value-type="float">
            <text:p>-119.2268683463</text:p>
          </table:table-cell>
          <table:table-cell table:formula="of:=[.W159]+([.$A160]-[.$A159])/1000*([.P159]+[.P160])/2" office:value-type="float" office:value="1.13138018725813" calcext:value-type="float">
            <text:p>1.1313801873</text:p>
          </table:table-cell>
          <table:table-cell table:formula="of:=SQRT([.U160]^2+[.V160]^2+[.W160]^2)" office:value-type="float" office:value="1096.09714284377" calcext:value-type="float">
            <text:p>1096.0971428438</text:p>
          </table:table-cell>
          <table:table-cell office:value-type="float" office:value="14.598221" calcext:value-type="float">
            <text:p>14.598221</text:p>
          </table:table-cell>
          <table:table-cell office:value-type="float" office:value="69.58268" calcext:value-type="float">
            <text:p>69.58268</text:p>
          </table:table-cell>
          <table:table-cell office:value-type="float" office:value="30.122911" calcext:value-type="float">
            <text:p>30.122911</text:p>
          </table:table-cell>
          <table:table-cell office:value-type="float" office:value="7.515155" calcext:value-type="float">
            <text:p>7.515155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36223" calcext:value-type="float">
            <text:p>636223</text:p>
          </table:table-cell>
          <table:table-cell office:value-type="float" office:value="31.34" calcext:value-type="float">
            <text:p>31.34</text:p>
          </table:table-cell>
          <table:table-cell office:value-type="float" office:value="81986" calcext:value-type="float">
            <text:p>81986</text:p>
          </table:table-cell>
          <table:table-cell office:value-type="float" office:value="1751.000244" calcext:value-type="float">
            <text:p>1751.000244</text:p>
          </table:table-cell>
          <table:table-cell office:value-type="float" office:value="39.878418" calcext:value-type="float">
            <text:p>39.878418</text:p>
          </table:table-cell>
          <table:table-cell office:value-type="float" office:value="-7.676322" calcext:value-type="float">
            <text:p>-7.676322</text:p>
          </table:table-cell>
          <table:table-cell office:value-type="float" office:value="-5.406104" calcext:value-type="float">
            <text:p>-5.406104</text:p>
          </table:table-cell>
          <table:table-cell office:value-type="float" office:value="13.560759" calcext:value-type="float">
            <text:p>13.560759</text:p>
          </table:table-cell>
          <table:table-cell office:value-type="float" office:value="-2.06859" calcext:value-type="float">
            <text:p>-2.06859</text:p>
          </table:table-cell>
          <table:table-cell office:value-type="float" office:value="0.612916" calcext:value-type="float">
            <text:p>0.612916</text:p>
          </table:table-cell>
          <table:table-cell table:formula="of:=[.$B$1]*[.H161]+(1-[.$B$1])*[.K160]" office:value-type="float" office:value="14.4495438892439" calcext:value-type="float">
            <text:p>14.4495438892</text:p>
          </table:table-cell>
          <table:table-cell table:formula="of:=[.$B$1]*[.I161]+(1-[.$B$1])*[.L160]" office:value-type="float" office:value="-2.28259030131588" calcext:value-type="float">
            <text:p>-2.2825903013</text:p>
          </table:table-cell>
          <table:table-cell table:formula="of:=[.$B$1]*[.J161]+(1-[.$B$1])*[.M160]" office:value-type="float" office:value="0.604237206222841" calcext:value-type="float">
            <text:p>0.6042372062</text:p>
          </table:table-cell>
          <table:table-cell table:formula="of:=[.H161]-[.D$1]" office:value-type="float" office:value="19.892944620979" calcext:value-type="float">
            <text:p>19.892944621</text:p>
          </table:table-cell>
          <table:table-cell table:formula="of:=[.I161]-[.E$1]" office:value-type="float" office:value="-1.7550134384952" calcext:value-type="float">
            <text:p>-1.7550134385</text:p>
          </table:table-cell>
          <table:table-cell table:formula="of:=[.J161]-[.F$1]" office:value-type="float" office:value="-0.170609985196958" calcext:value-type="float">
            <text:p>-0.1706099852</text:p>
          </table:table-cell>
          <table:table-cell table:formula="of:=[.K161]-[.D$1]" office:value-type="float" office:value="20.7817295102229" calcext:value-type="float">
            <text:p>20.7817295102</text:p>
          </table:table-cell>
          <table:table-cell table:formula="of:=[.L161]-[.E$1]" office:value-type="float" office:value="-1.96901373981108" calcext:value-type="float">
            <text:p>-1.9690137398</text:p>
          </table:table-cell>
          <table:table-cell table:formula="of:=[.M161]-[.F$1]" office:value-type="float" office:value="-0.179288778974118" calcext:value-type="float">
            <text:p>-0.179288779</text:p>
          </table:table-cell>
          <table:table-cell table:formula="of:=SQRT([.Q161]^2+[.R161]^2+[.S161]^2)" office:value-type="float" office:value="20.875570435557" calcext:value-type="float">
            <text:p>20.8755704356</text:p>
          </table:table-cell>
          <table:table-cell table:formula="of:=[.U160]+([.$A161]-[.$A160])/1000*([.N160]+[.N161])/2" office:value-type="float" office:value="1098.22238469525" calcext:value-type="float">
            <text:p>1098.2223846953</text:p>
          </table:table-cell>
          <table:table-cell table:formula="of:=[.V160]+([.$A161]-[.$A160])/1000*([.O160]+[.O161])/2" office:value-type="float" office:value="-119.922267328259" calcext:value-type="float">
            <text:p>-119.9222673283</text:p>
          </table:table-cell>
          <table:table-cell table:formula="of:=[.W160]+([.$A161]-[.$A160])/1000*([.P160]+[.P161])/2" office:value-type="float" office:value="0.977830077534623" calcext:value-type="float">
            <text:p>0.9778300775</text:p>
          </table:table-cell>
          <table:table-cell table:formula="of:=SQRT([.U161]^2+[.V161]^2+[.W161]^2)" office:value-type="float" office:value="1104.750973115" calcext:value-type="float">
            <text:p>1104.750973115</text:p>
          </table:table-cell>
          <table:table-cell office:value-type="float" office:value="13.731311" calcext:value-type="float">
            <text:p>13.731311</text:p>
          </table:table-cell>
          <table:table-cell office:value-type="float" office:value="66.16172" calcext:value-type="float">
            <text:p>66.16172</text:p>
          </table:table-cell>
          <table:table-cell office:value-type="float" office:value="28.833557" calcext:value-type="float">
            <text:p>28.833557</text:p>
          </table:table-cell>
          <table:table-cell office:value-type="float" office:value="7.386555" calcext:value-type="float">
            <text:p>7.386555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36629" calcext:value-type="float">
            <text:p>636629</text:p>
          </table:table-cell>
          <table:table-cell office:value-type="float" office:value="31.34" calcext:value-type="float">
            <text:p>31.34</text:p>
          </table:table-cell>
          <table:table-cell office:value-type="float" office:value="82019" calcext:value-type="float">
            <text:p>82019</text:p>
          </table:table-cell>
          <table:table-cell office:value-type="float" office:value="1747.768066" calcext:value-type="float">
            <text:p>1747.768066</text:p>
          </table:table-cell>
          <table:table-cell office:value-type="float" office:value="36.64624" calcext:value-type="float">
            <text:p>36.64624</text:p>
          </table:table-cell>
          <table:table-cell office:value-type="float" office:value="-7.961029" calcext:value-type="float">
            <text:p>-7.961029</text:p>
          </table:table-cell>
          <table:table-cell office:value-type="float" office:value="-5.456693" calcext:value-type="float">
            <text:p>-5.456693</text:p>
          </table:table-cell>
          <table:table-cell office:value-type="float" office:value="13.40753" calcext:value-type="float">
            <text:p>13.40753</text:p>
          </table:table-cell>
          <table:table-cell office:value-type="float" office:value="-2.375048" calcext:value-type="float">
            <text:p>-2.375048</text:p>
          </table:table-cell>
          <table:table-cell office:value-type="float" office:value="1.149217" calcext:value-type="float">
            <text:p>1.149217</text:p>
          </table:table-cell>
          <table:table-cell table:formula="of:=[.$B$1]*[.H162]+(1-[.$B$1])*[.K161]" office:value-type="float" office:value="14.3453425003195" calcext:value-type="float">
            <text:p>14.3453425003</text:p>
          </table:table-cell>
          <table:table-cell table:formula="of:=[.$B$1]*[.I162]+(1-[.$B$1])*[.L161]" office:value-type="float" office:value="-2.2918360711843" calcext:value-type="float">
            <text:p>-2.2918360712</text:p>
          </table:table-cell>
          <table:table-cell table:formula="of:=[.$B$1]*[.J162]+(1-[.$B$1])*[.M161]" office:value-type="float" office:value="0.658735185600557" calcext:value-type="float">
            <text:p>0.6587351856</text:p>
          </table:table-cell>
          <table:table-cell table:formula="of:=[.H162]-[.D$1]" office:value-type="float" office:value="19.739715620979" calcext:value-type="float">
            <text:p>19.739715621</text:p>
          </table:table-cell>
          <table:table-cell table:formula="of:=[.I162]-[.E$1]" office:value-type="float" office:value="-2.0614714384952" calcext:value-type="float">
            <text:p>-2.0614714385</text:p>
          </table:table-cell>
          <table:table-cell table:formula="of:=[.J162]-[.F$1]" office:value-type="float" office:value="0.365691014803042" calcext:value-type="float">
            <text:p>0.3656910148</text:p>
          </table:table-cell>
          <table:table-cell table:formula="of:=[.K162]-[.D$1]" office:value-type="float" office:value="20.6775281212986" calcext:value-type="float">
            <text:p>20.6775281213</text:p>
          </table:table-cell>
          <table:table-cell table:formula="of:=[.L162]-[.E$1]" office:value-type="float" office:value="-1.9782595096795" calcext:value-type="float">
            <text:p>-1.9782595097</text:p>
          </table:table-cell>
          <table:table-cell table:formula="of:=[.M162]-[.F$1]" office:value-type="float" office:value="-0.124790799596402" calcext:value-type="float">
            <text:p>-0.1247907996</text:p>
          </table:table-cell>
          <table:table-cell table:formula="of:=SQRT([.Q162]^2+[.R162]^2+[.S162]^2)" office:value-type="float" office:value="20.7723193851431" calcext:value-type="float">
            <text:p>20.7723193851</text:p>
          </table:table-cell>
          <table:table-cell table:formula="of:=[.U161]+([.$A162]-[.$A161])/1000*([.N161]+[.N162])/2" office:value-type="float" office:value="1106.26781472437" calcext:value-type="float">
            <text:p>1106.2678147244</text:p>
          </table:table-cell>
          <table:table-cell table:formula="of:=[.V161]+([.$A162]-[.$A161])/1000*([.O161]+[.O162])/2" office:value-type="float" office:value="-120.697013758288" calcext:value-type="float">
            <text:p>-120.6970137583</text:p>
          </table:table-cell>
          <table:table-cell table:formula="of:=[.W161]+([.$A162]-[.$A161])/1000*([.P161]+[.P162])/2" office:value-type="float" office:value="1.01743152654466" calcext:value-type="float">
            <text:p>1.0174315265</text:p>
          </table:table-cell>
          <table:table-cell table:formula="of:=SQRT([.U162]^2+[.V162]^2+[.W162]^2)" office:value-type="float" office:value="1112.83299833897" calcext:value-type="float">
            <text:p>1112.832998339</text:p>
          </table:table-cell>
          <table:table-cell office:value-type="float" office:value="13.664678" calcext:value-type="float">
            <text:p>13.664678</text:p>
          </table:table-cell>
          <table:table-cell office:value-type="float" office:value="62.754772" calcext:value-type="float">
            <text:p>62.754772</text:p>
          </table:table-cell>
          <table:table-cell office:value-type="float" office:value="27.549965" calcext:value-type="float">
            <text:p>27.549965</text:p>
          </table:table-cell>
          <table:table-cell office:value-type="float" office:value="7.259085" calcext:value-type="float">
            <text:p>7.259085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37036" calcext:value-type="float">
            <text:p>637036</text:p>
          </table:table-cell>
          <table:table-cell office:value-type="float" office:value="31.33" calcext:value-type="float">
            <text:p>31.33</text:p>
          </table:table-cell>
          <table:table-cell office:value-type="float" office:value="82052" calcext:value-type="float">
            <text:p>82052</text:p>
          </table:table-cell>
          <table:table-cell office:value-type="float" office:value="1744.490479" calcext:value-type="float">
            <text:p>1744.490479</text:p>
          </table:table-cell>
          <table:table-cell office:value-type="float" office:value="33.368652" calcext:value-type="float">
            <text:p>33.368652</text:p>
          </table:table-cell>
          <table:table-cell office:value-type="float" office:value="-8.053041" calcext:value-type="float">
            <text:p>-8.053041</text:p>
          </table:table-cell>
          <table:table-cell office:value-type="float" office:value="-5.508103" calcext:value-type="float">
            <text:p>-5.508103</text:p>
          </table:table-cell>
          <table:table-cell office:value-type="float" office:value="15.935806" calcext:value-type="float">
            <text:p>15.935806</text:p>
          </table:table-cell>
          <table:table-cell office:value-type="float" office:value="-2.298434" calcext:value-type="float">
            <text:p>-2.298434</text:p>
          </table:table-cell>
          <table:table-cell office:value-type="float" office:value="0.306458" calcext:value-type="float">
            <text:p>0.306458</text:p>
          </table:table-cell>
          <table:table-cell table:formula="of:=[.$B$1]*[.H163]+(1-[.$B$1])*[.K162]" office:value-type="float" office:value="14.5043888502876" calcext:value-type="float">
            <text:p>14.5043888503</text:p>
          </table:table-cell>
          <table:table-cell table:formula="of:=[.$B$1]*[.I163]+(1-[.$B$1])*[.L162]" office:value-type="float" office:value="-2.29249586406587" calcext:value-type="float">
            <text:p>-2.2924958641</text:p>
          </table:table-cell>
          <table:table-cell table:formula="of:=[.$B$1]*[.J163]+(1-[.$B$1])*[.M162]" office:value-type="float" office:value="0.623507467040501" calcext:value-type="float">
            <text:p>0.623507467</text:p>
          </table:table-cell>
          <table:table-cell table:formula="of:=[.H163]-[.D$1]" office:value-type="float" office:value="22.267991620979" calcext:value-type="float">
            <text:p>22.267991621</text:p>
          </table:table-cell>
          <table:table-cell table:formula="of:=[.I163]-[.E$1]" office:value-type="float" office:value="-1.9848574384952" calcext:value-type="float">
            <text:p>-1.9848574385</text:p>
          </table:table-cell>
          <table:table-cell table:formula="of:=[.J163]-[.F$1]" office:value-type="float" office:value="-0.477067985196958" calcext:value-type="float">
            <text:p>-0.4770679852</text:p>
          </table:table-cell>
          <table:table-cell table:formula="of:=[.K163]-[.D$1]" office:value-type="float" office:value="20.8365744712666" calcext:value-type="float">
            <text:p>20.8365744713</text:p>
          </table:table-cell>
          <table:table-cell table:formula="of:=[.L163]-[.E$1]" office:value-type="float" office:value="-1.97891930256107" calcext:value-type="float">
            <text:p>-1.9789193026</text:p>
          </table:table-cell>
          <table:table-cell table:formula="of:=[.M163]-[.F$1]" office:value-type="float" office:value="-0.160018518156457" calcext:value-type="float">
            <text:p>-0.1600185182</text:p>
          </table:table-cell>
          <table:table-cell table:formula="of:=SQRT([.Q163]^2+[.R163]^2+[.S163]^2)" office:value-type="float" office:value="20.9309474995481" calcext:value-type="float">
            <text:p>20.9309474995</text:p>
          </table:table-cell>
          <table:table-cell table:formula="of:=[.U162]+([.$A163]-[.$A162])/1000*([.N162]+[.N163])/2" office:value-type="float" office:value="1114.81638314811" calcext:value-type="float">
            <text:p>1114.8163831481</text:p>
          </table:table-cell>
          <table:table-cell table:formula="of:=[.V162]+([.$A163]-[.$A162])/1000*([.O162]+[.O163])/2" office:value-type="float" office:value="-121.520441684756" calcext:value-type="float">
            <text:p>-121.5204416848</text:p>
          </table:table-cell>
          <table:table-cell table:formula="of:=[.W162]+([.$A163]-[.$A162])/1000*([.P162]+[.P163])/2" office:value-type="float" office:value="0.994766313069496" calcext:value-type="float">
            <text:p>0.9947663131</text:p>
          </table:table-cell>
          <table:table-cell table:formula="of:=SQRT([.U163]^2+[.V163]^2+[.W163]^2)" office:value-type="float" office:value="1121.42042760184" calcext:value-type="float">
            <text:p>1121.4204276019</text:p>
          </table:table-cell>
          <table:table-cell office:value-type="float" office:value="16.103622" calcext:value-type="float">
            <text:p>16.103622</text:p>
          </table:table-cell>
          <table:table-cell office:value-type="float" office:value="59.513039" calcext:value-type="float">
            <text:p>59.513039</text:p>
          </table:table-cell>
          <table:table-cell office:value-type="float" office:value="26.500492" calcext:value-type="float">
            <text:p>26.500492</text:p>
          </table:table-cell>
          <table:table-cell office:value-type="float" office:value="7.353862" calcext:value-type="float">
            <text:p>7.353862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37433" calcext:value-type="float">
            <text:p>637433</text:p>
          </table:table-cell>
          <table:table-cell office:value-type="float" office:value="31.33" calcext:value-type="float">
            <text:p>31.33</text:p>
          </table:table-cell>
          <table:table-cell office:value-type="float" office:value="82090" calcext:value-type="float">
            <text:p>82090</text:p>
          </table:table-cell>
          <table:table-cell office:value-type="float" office:value="1740.754761" calcext:value-type="float">
            <text:p>1740.754761</text:p>
          </table:table-cell>
          <table:table-cell office:value-type="float" office:value="29.632935" calcext:value-type="float">
            <text:p>29.632935</text:p>
          </table:table-cell>
          <table:table-cell office:value-type="float" office:value="-9.409868" calcext:value-type="float">
            <text:p>-9.409868</text:p>
          </table:table-cell>
          <table:table-cell office:value-type="float" office:value="-5.585362" calcext:value-type="float">
            <text:p>-5.585362</text:p>
          </table:table-cell>
          <table:table-cell office:value-type="float" office:value="14.556746" calcext:value-type="float">
            <text:p>14.556746</text:p>
          </table:table-cell>
          <table:table-cell office:value-type="float" office:value="-2.06859" calcext:value-type="float">
            <text:p>-2.06859</text:p>
          </table:table-cell>
          <table:table-cell office:value-type="float" office:value="0.919373" calcext:value-type="float">
            <text:p>0.919373</text:p>
          </table:table-cell>
          <table:table-cell table:formula="of:=[.$B$1]*[.H164]+(1-[.$B$1])*[.K163]" office:value-type="float" office:value="14.5096245652588" calcext:value-type="float">
            <text:p>14.5096245653</text:p>
          </table:table-cell>
          <table:table-cell table:formula="of:=[.$B$1]*[.I164]+(1-[.$B$1])*[.L163]" office:value-type="float" office:value="-2.27010527765928" calcext:value-type="float">
            <text:p>-2.2701052777</text:p>
          </table:table-cell>
          <table:table-cell table:formula="of:=[.$B$1]*[.J164]+(1-[.$B$1])*[.M163]" office:value-type="float" office:value="0.653094020336451" calcext:value-type="float">
            <text:p>0.6530940203</text:p>
          </table:table-cell>
          <table:table-cell table:formula="of:=[.H164]-[.D$1]" office:value-type="float" office:value="20.888931620979" calcext:value-type="float">
            <text:p>20.888931621</text:p>
          </table:table-cell>
          <table:table-cell table:formula="of:=[.I164]-[.E$1]" office:value-type="float" office:value="-1.7550134384952" calcext:value-type="float">
            <text:p>-1.7550134385</text:p>
          </table:table-cell>
          <table:table-cell table:formula="of:=[.J164]-[.F$1]" office:value-type="float" office:value="0.135847014803042" calcext:value-type="float">
            <text:p>0.1358470148</text:p>
          </table:table-cell>
          <table:table-cell table:formula="of:=[.K164]-[.D$1]" office:value-type="float" office:value="20.8418101862378" calcext:value-type="float">
            <text:p>20.8418101862</text:p>
          </table:table-cell>
          <table:table-cell table:formula="of:=[.L164]-[.E$1]" office:value-type="float" office:value="-1.95652871615448" calcext:value-type="float">
            <text:p>-1.9565287162</text:p>
          </table:table-cell>
          <table:table-cell table:formula="of:=[.M164]-[.F$1]" office:value-type="float" office:value="-0.130431964860507" calcext:value-type="float">
            <text:p>-0.1304319649</text:p>
          </table:table-cell>
          <table:table-cell table:formula="of:=SQRT([.Q164]^2+[.R164]^2+[.S164]^2)" office:value-type="float" office:value="20.9338498359418" calcext:value-type="float">
            <text:p>20.9338498359</text:p>
          </table:table-cell>
          <table:table-cell table:formula="of:=[.U163]+([.$A164]-[.$A163])/1000*([.N163]+[.N164])/2" office:value-type="float" office:value="1123.38303241164" calcext:value-type="float">
            <text:p>1123.3830324116</text:p>
          </table:table-cell>
          <table:table-cell table:formula="of:=[.V163]+([.$A164]-[.$A163])/1000*([.O163]+[.O164])/2" office:value-type="float" office:value="-122.262806053839" calcext:value-type="float">
            <text:p>-122.2628060538</text:p>
          </table:table-cell>
          <table:table-cell table:formula="of:=[.W163]+([.$A164]-[.$A163])/1000*([.P163]+[.P164])/2" office:value-type="float" office:value="0.927033950446303" calcext:value-type="float">
            <text:p>0.9270339504</text:p>
          </table:table-cell>
          <table:table-cell table:formula="of:=SQRT([.U164]^2+[.V164]^2+[.W164]^2)" office:value-type="float" office:value="1130.01703113115" calcext:value-type="float">
            <text:p>1130.0170311312</text:p>
          </table:table-cell>
          <table:table-cell office:value-type="float" office:value="14.731707" calcext:value-type="float">
            <text:p>14.731707</text:p>
          </table:table-cell>
          <table:table-cell office:value-type="float" office:value="56.161606" calcext:value-type="float">
            <text:p>56.161606</text:p>
          </table:table-cell>
          <table:table-cell office:value-type="float" office:value="25.323177" calcext:value-type="float">
            <text:p>25.323177</text:p>
          </table:table-cell>
          <table:table-cell office:value-type="float" office:value="7.335779" calcext:value-type="float">
            <text:p>7.335779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37840" calcext:value-type="float">
            <text:p>637840</text:p>
          </table:table-cell>
          <table:table-cell office:value-type="float" office:value="31.35" calcext:value-type="float">
            <text:p>31.35</text:p>
          </table:table-cell>
          <table:table-cell office:value-type="float" office:value="82120" calcext:value-type="float">
            <text:p>82120</text:p>
          </table:table-cell>
          <table:table-cell office:value-type="float" office:value="1737.778564" calcext:value-type="float">
            <text:p>1737.778564</text:p>
          </table:table-cell>
          <table:table-cell office:value-type="float" office:value="26.656738" calcext:value-type="float">
            <text:p>26.656738</text:p>
          </table:table-cell>
          <table:table-cell office:value-type="float" office:value="-7.312521" calcext:value-type="float">
            <text:p>-7.312521</text:p>
          </table:table-cell>
          <table:table-cell office:value-type="float" office:value="-5.619561" calcext:value-type="float">
            <text:p>-5.619561</text:p>
          </table:table-cell>
          <table:table-cell office:value-type="float" office:value="14.556746" calcext:value-type="float">
            <text:p>14.556746</text:p>
          </table:table-cell>
          <table:table-cell office:value-type="float" office:value="-3.141193" calcext:value-type="float">
            <text:p>-3.141193</text:p>
          </table:table-cell>
          <table:table-cell office:value-type="float" office:value="0.919373" calcext:value-type="float">
            <text:p>0.919373</text:p>
          </table:table-cell>
          <table:table-cell table:formula="of:=[.$B$1]*[.H165]+(1-[.$B$1])*[.K164]" office:value-type="float" office:value="14.5143367087329" calcext:value-type="float">
            <text:p>14.5143367087</text:p>
          </table:table-cell>
          <table:table-cell table:formula="of:=[.$B$1]*[.I165]+(1-[.$B$1])*[.L164]" office:value-type="float" office:value="-2.35721404989335" calcext:value-type="float">
            <text:p>-2.3572140499</text:p>
          </table:table-cell>
          <table:table-cell table:formula="of:=[.$B$1]*[.J165]+(1-[.$B$1])*[.M164]" office:value-type="float" office:value="0.679721918302806" calcext:value-type="float">
            <text:p>0.6797219183</text:p>
          </table:table-cell>
          <table:table-cell table:formula="of:=[.H165]-[.D$1]" office:value-type="float" office:value="20.888931620979" calcext:value-type="float">
            <text:p>20.888931621</text:p>
          </table:table-cell>
          <table:table-cell table:formula="of:=[.I165]-[.E$1]" office:value-type="float" office:value="-2.8276164384952" calcext:value-type="float">
            <text:p>-2.8276164385</text:p>
          </table:table-cell>
          <table:table-cell table:formula="of:=[.J165]-[.F$1]" office:value-type="float" office:value="0.135847014803042" calcext:value-type="float">
            <text:p>0.1358470148</text:p>
          </table:table-cell>
          <table:table-cell table:formula="of:=[.K165]-[.D$1]" office:value-type="float" office:value="20.846522329712" calcext:value-type="float">
            <text:p>20.8465223297</text:p>
          </table:table-cell>
          <table:table-cell table:formula="of:=[.L165]-[.E$1]" office:value-type="float" office:value="-2.04363748838855" calcext:value-type="float">
            <text:p>-2.0436374884</text:p>
          </table:table-cell>
          <table:table-cell table:formula="of:=[.M165]-[.F$1]" office:value-type="float" office:value="-0.103804066894153" calcext:value-type="float">
            <text:p>-0.1038040669</text:p>
          </table:table-cell>
          <table:table-cell table:formula="of:=SQRT([.Q165]^2+[.R165]^2+[.S165]^2)" office:value-type="float" office:value="20.9467115011266" calcext:value-type="float">
            <text:p>20.9467115011</text:p>
          </table:table-cell>
          <table:table-cell table:formula="of:=[.U164]+([.$A165]-[.$A164])/1000*([.N164]+[.N165])/2" office:value-type="float" office:value="1131.88482758137" calcext:value-type="float">
            <text:p>1131.8848275814</text:p>
          </table:table-cell>
          <table:table-cell table:formula="of:=[.V164]+([.$A165]-[.$A164])/1000*([.O164]+[.O165])/2" office:value-type="float" office:value="-123.195371233806" calcext:value-type="float">
            <text:p>-123.1953712338</text:p>
          </table:table-cell>
          <table:table-cell table:formula="of:=[.W164]+([.$A165]-[.$A164])/1000*([.P164]+[.P165])/2" office:value-type="float" office:value="0.982323685471141" calcext:value-type="float">
            <text:p>0.9823236855</text:p>
          </table:table-cell>
          <table:table-cell table:formula="of:=SQRT([.U165]^2+[.V165]^2+[.W165]^2)" office:value-type="float" office:value="1138.5698605541" calcext:value-type="float">
            <text:p>1138.5698605541</text:p>
          </table:table-cell>
          <table:table-cell office:value-type="float" office:value="14.920161" calcext:value-type="float">
            <text:p>14.920161</text:p>
          </table:table-cell>
          <table:table-cell office:value-type="float" office:value="52.84594" calcext:value-type="float">
            <text:p>52.84594</text:p>
          </table:table-cell>
          <table:table-cell office:value-type="float" office:value="24.168829" calcext:value-type="float">
            <text:p>24.168829</text:p>
          </table:table-cell>
          <table:table-cell office:value-type="float" office:value="7.330966" calcext:value-type="float">
            <text:p>7.330966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38247" calcext:value-type="float">
            <text:p>638247</text:p>
          </table:table-cell>
          <table:table-cell office:value-type="float" office:value="31.35" calcext:value-type="float">
            <text:p>31.35</text:p>
          </table:table-cell>
          <table:table-cell office:value-type="float" office:value="82147" calcext:value-type="float">
            <text:p>82147</text:p>
          </table:table-cell>
          <table:table-cell office:value-type="float" office:value="1735.11145" calcext:value-type="float">
            <text:p>1735.11145</text:p>
          </table:table-cell>
          <table:table-cell office:value-type="float" office:value="23.989624" calcext:value-type="float">
            <text:p>23.989624</text:p>
          </table:table-cell>
          <table:table-cell office:value-type="float" office:value="-6.553106" calcext:value-type="float">
            <text:p>-6.553106</text:p>
          </table:table-cell>
          <table:table-cell office:value-type="float" office:value="-5.638046" calcext:value-type="float">
            <text:p>-5.638046</text:p>
          </table:table-cell>
          <table:table-cell office:value-type="float" office:value="17.391481" calcext:value-type="float">
            <text:p>17.391481</text:p>
          </table:table-cell>
          <table:table-cell office:value-type="float" office:value="-3.064578" calcext:value-type="float">
            <text:p>-3.064578</text:p>
          </table:table-cell>
          <table:table-cell office:value-type="float" office:value="0.842759" calcext:value-type="float">
            <text:p>0.842759</text:p>
          </table:table-cell>
          <table:table-cell table:formula="of:=[.$B$1]*[.H166]+(1-[.$B$1])*[.K165]" office:value-type="float" office:value="14.8020511378596" calcext:value-type="float">
            <text:p>14.8020511379</text:p>
          </table:table-cell>
          <table:table-cell table:formula="of:=[.$B$1]*[.I166]+(1-[.$B$1])*[.L165]" office:value-type="float" office:value="-2.42795044490402" calcext:value-type="float">
            <text:p>-2.4279504449</text:p>
          </table:table-cell>
          <table:table-cell table:formula="of:=[.$B$1]*[.J166]+(1-[.$B$1])*[.M165]" office:value-type="float" office:value="0.696025626472525" calcext:value-type="float">
            <text:p>0.6960256265</text:p>
          </table:table-cell>
          <table:table-cell table:formula="of:=[.H166]-[.D$1]" office:value-type="float" office:value="23.723666620979" calcext:value-type="float">
            <text:p>23.723666621</text:p>
          </table:table-cell>
          <table:table-cell table:formula="of:=[.I166]-[.E$1]" office:value-type="float" office:value="-2.7510014384952" calcext:value-type="float">
            <text:p>-2.7510014385</text:p>
          </table:table-cell>
          <table:table-cell table:formula="of:=[.J166]-[.F$1]" office:value-type="float" office:value="0.0592330148030416" calcext:value-type="float">
            <text:p>0.0592330148</text:p>
          </table:table-cell>
          <table:table-cell table:formula="of:=[.K166]-[.D$1]" office:value-type="float" office:value="21.1342367588387" calcext:value-type="float">
            <text:p>21.1342367588</text:p>
          </table:table-cell>
          <table:table-cell table:formula="of:=[.L166]-[.E$1]" office:value-type="float" office:value="-2.11437388339922" calcext:value-type="float">
            <text:p>-2.1143738834</text:p>
          </table:table-cell>
          <table:table-cell table:formula="of:=[.M166]-[.F$1]" office:value-type="float" office:value="-0.0875003587244332" calcext:value-type="float">
            <text:p>-0.0875003587</text:p>
          </table:table-cell>
          <table:table-cell table:formula="of:=SQRT([.Q166]^2+[.R166]^2+[.S166]^2)" office:value-type="float" office:value="21.2399198823872" calcext:value-type="float">
            <text:p>21.2399198824</text:p>
          </table:table-cell>
          <table:table-cell table:formula="of:=[.U165]+([.$A166]-[.$A165])/1000*([.N165]+[.N166])/2" office:value-type="float" office:value="1140.96349132361" calcext:value-type="float">
            <text:p>1140.9634913236</text:p>
          </table:table-cell>
          <table:table-cell table:formula="of:=[.V165]+([.$A166]-[.$A165])/1000*([.O165]+[.O166])/2" office:value-type="float" office:value="-124.330619971774" calcext:value-type="float">
            <text:p>-124.3306199718</text:p>
          </table:table-cell>
          <table:table-cell table:formula="of:=[.W165]+([.$A166]-[.$A165])/1000*([.P165]+[.P166])/2" office:value-type="float" office:value="1.02202247149598" calcext:value-type="float">
            <text:p>1.0220224715</text:p>
          </table:table-cell>
          <table:table-cell table:formula="of:=SQRT([.U166]^2+[.V166]^2+[.W166]^2)" office:value-type="float" office:value="1147.71809958973" calcext:value-type="float">
            <text:p>1147.7180995897</text:p>
          </table:table-cell>
          <table:table-cell office:value-type="float" office:value="17.679522" calcext:value-type="float">
            <text:p>17.679522</text:p>
          </table:table-cell>
          <table:table-cell office:value-type="float" office:value="49.769466" calcext:value-type="float">
            <text:p>49.769466</text:p>
          </table:table-cell>
          <table:table-cell office:value-type="float" office:value="23.29707" calcext:value-type="float">
            <text:p>23.29707</text:p>
          </table:table-cell>
          <table:table-cell office:value-type="float" office:value="7.57706" calcext:value-type="float">
            <text:p>7.57706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38671" calcext:value-type="float">
            <text:p>638671</text:p>
          </table:table-cell>
          <table:table-cell office:value-type="float" office:value="31.35" calcext:value-type="float">
            <text:p>31.35</text:p>
          </table:table-cell>
          <table:table-cell office:value-type="float" office:value="82182" calcext:value-type="float">
            <text:p>82182</text:p>
          </table:table-cell>
          <table:table-cell office:value-type="float" office:value="1731.685425" calcext:value-type="float">
            <text:p>1731.685425</text:p>
          </table:table-cell>
          <table:table-cell office:value-type="float" office:value="20.563599" calcext:value-type="float">
            <text:p>20.563599</text:p>
          </table:table-cell>
          <table:table-cell office:value-type="float" office:value="-8.080249" calcext:value-type="float">
            <text:p>-8.080249</text:p>
          </table:table-cell>
          <table:table-cell office:value-type="float" office:value="-5.686404" calcext:value-type="float">
            <text:p>-5.686404</text:p>
          </table:table-cell>
          <table:table-cell office:value-type="float" office:value="15.399506" calcext:value-type="float">
            <text:p>15.399506</text:p>
          </table:table-cell>
          <table:table-cell office:value-type="float" office:value="-2.298434" calcext:value-type="float">
            <text:p>-2.298434</text:p>
          </table:table-cell>
          <table:table-cell office:value-type="float" office:value="0.459687" calcext:value-type="float">
            <text:p>0.459687</text:p>
          </table:table-cell>
          <table:table-cell table:formula="of:=[.$B$1]*[.H167]+(1-[.$B$1])*[.K166]" office:value-type="float" office:value="14.8617966240737" calcext:value-type="float">
            <text:p>14.8617966241</text:p>
          </table:table-cell>
          <table:table-cell table:formula="of:=[.$B$1]*[.I167]+(1-[.$B$1])*[.L166]" office:value-type="float" office:value="-2.41499880041361" calcext:value-type="float">
            <text:p>-2.4149988004</text:p>
          </table:table-cell>
          <table:table-cell table:formula="of:=[.$B$1]*[.J167]+(1-[.$B$1])*[.M166]" office:value-type="float" office:value="0.672391763825273" calcext:value-type="float">
            <text:p>0.6723917638</text:p>
          </table:table-cell>
          <table:table-cell table:formula="of:=[.H167]-[.D$1]" office:value-type="float" office:value="21.731691620979" calcext:value-type="float">
            <text:p>21.731691621</text:p>
          </table:table-cell>
          <table:table-cell table:formula="of:=[.I167]-[.E$1]" office:value-type="float" office:value="-1.9848574384952" calcext:value-type="float">
            <text:p>-1.9848574385</text:p>
          </table:table-cell>
          <table:table-cell table:formula="of:=[.J167]-[.F$1]" office:value-type="float" office:value="-0.323838985196958" calcext:value-type="float">
            <text:p>-0.3238389852</text:p>
          </table:table-cell>
          <table:table-cell table:formula="of:=[.K167]-[.D$1]" office:value-type="float" office:value="21.1939822450527" calcext:value-type="float">
            <text:p>21.1939822451</text:p>
          </table:table-cell>
          <table:table-cell table:formula="of:=[.L167]-[.E$1]" office:value-type="float" office:value="-2.10142223890881" calcext:value-type="float">
            <text:p>-2.1014222389</text:p>
          </table:table-cell>
          <table:table-cell table:formula="of:=[.M167]-[.F$1]" office:value-type="float" office:value="-0.111134221371686" calcext:value-type="float">
            <text:p>-0.1111342214</text:p>
          </table:table-cell>
          <table:table-cell table:formula="of:=SQRT([.Q167]^2+[.R167]^2+[.S167]^2)" office:value-type="float" office:value="21.298197333224" calcext:value-type="float">
            <text:p>21.2981973332</text:p>
          </table:table-cell>
          <table:table-cell table:formula="of:=[.U166]+([.$A167]-[.$A166])/1000*([.N166]+[.N167])/2" office:value-type="float" office:value="1150.60002727091" calcext:value-type="float">
            <text:p>1150.6000272709</text:p>
          </table:table-cell>
          <table:table-cell table:formula="of:=[.V166]+([.$A167]-[.$A166])/1000*([.O166]+[.O167])/2" office:value-type="float" office:value="-125.334622053696" calcext:value-type="float">
            <text:p>-125.3346220537</text:p>
          </table:table-cell>
          <table:table-cell table:formula="of:=[.W166]+([.$A167]-[.$A166])/1000*([.P166]+[.P167])/2" office:value-type="float" office:value="0.965926005772469" calcext:value-type="float">
            <text:p>0.9659260058</text:p>
          </table:table-cell>
          <table:table-cell table:formula="of:=SQRT([.U167]^2+[.V167]^2+[.W167]^2)" office:value-type="float" office:value="1157.40663694926" calcext:value-type="float">
            <text:p>1157.4066369493</text:p>
          </table:table-cell>
          <table:table-cell office:value-type="float" office:value="15.57687" calcext:value-type="float">
            <text:p>15.57687</text:p>
          </table:table-cell>
          <table:table-cell office:value-type="float" office:value="46.558777" calcext:value-type="float">
            <text:p>46.558777</text:p>
          </table:table-cell>
          <table:table-cell office:value-type="float" office:value="22.234396" calcext:value-type="float">
            <text:p>22.234396</text:p>
          </table:table-cell>
          <table:table-cell office:value-type="float" office:value="7.6417" calcext:value-type="float">
            <text:p>7.6417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39078" calcext:value-type="float">
            <text:p>639078</text:p>
          </table:table-cell>
          <table:table-cell office:value-type="float" office:value="31.34" calcext:value-type="float">
            <text:p>31.34</text:p>
          </table:table-cell>
          <table:table-cell office:value-type="float" office:value="82213" calcext:value-type="float">
            <text:p>82213</text:p>
          </table:table-cell>
          <table:table-cell office:value-type="float" office:value="1728.623291" calcext:value-type="float">
            <text:p>1728.623291</text:p>
          </table:table-cell>
          <table:table-cell office:value-type="float" office:value="17.501465" calcext:value-type="float">
            <text:p>17.501465</text:p>
          </table:table-cell>
          <table:table-cell office:value-type="float" office:value="-7.52367" calcext:value-type="float">
            <text:p>-7.52367</text:p>
          </table:table-cell>
          <table:table-cell office:value-type="float" office:value="-5.722784" calcext:value-type="float">
            <text:p>-5.722784</text:p>
          </table:table-cell>
          <table:table-cell office:value-type="float" office:value="13.177686" calcext:value-type="float">
            <text:p>13.177686</text:p>
          </table:table-cell>
          <table:table-cell office:value-type="float" office:value="-2.06859" calcext:value-type="float">
            <text:p>-2.06859</text:p>
          </table:table-cell>
          <table:table-cell office:value-type="float" office:value="1.685518" calcext:value-type="float">
            <text:p>1.685518</text:p>
          </table:table-cell>
          <table:table-cell table:formula="of:=[.$B$1]*[.H168]+(1-[.$B$1])*[.K167]" office:value-type="float" office:value="14.6933855616663" calcext:value-type="float">
            <text:p>14.6933855617</text:p>
          </table:table-cell>
          <table:table-cell table:formula="of:=[.$B$1]*[.I168]+(1-[.$B$1])*[.L167]" office:value-type="float" office:value="-2.38035792037225" calcext:value-type="float">
            <text:p>-2.3803579204</text:p>
          </table:table-cell>
          <table:table-cell table:formula="of:=[.$B$1]*[.J168]+(1-[.$B$1])*[.M167]" office:value-type="float" office:value="0.773704387442745" calcext:value-type="float">
            <text:p>0.7737043874</text:p>
          </table:table-cell>
          <table:table-cell table:formula="of:=[.H168]-[.D$1]" office:value-type="float" office:value="19.509871620979" calcext:value-type="float">
            <text:p>19.509871621</text:p>
          </table:table-cell>
          <table:table-cell table:formula="of:=[.I168]-[.E$1]" office:value-type="float" office:value="-1.7550134384952" calcext:value-type="float">
            <text:p>-1.7550134385</text:p>
          </table:table-cell>
          <table:table-cell table:formula="of:=[.J168]-[.F$1]" office:value-type="float" office:value="0.901992014803042" calcext:value-type="float">
            <text:p>0.9019920148</text:p>
          </table:table-cell>
          <table:table-cell table:formula="of:=[.K168]-[.D$1]" office:value-type="float" office:value="21.0255711826453" calcext:value-type="float">
            <text:p>21.0255711826</text:p>
          </table:table-cell>
          <table:table-cell table:formula="of:=[.L168]-[.E$1]" office:value-type="float" office:value="-2.06678135886745" calcext:value-type="float">
            <text:p>-2.0667813589</text:p>
          </table:table-cell>
          <table:table-cell table:formula="of:=[.M168]-[.F$1]" office:value-type="float" office:value="-0.00982159775421298" calcext:value-type="float">
            <text:p>-0.0098215978</text:p>
          </table:table-cell>
          <table:table-cell table:formula="of:=SQRT([.Q168]^2+[.R168]^2+[.S168]^2)" office:value-type="float" office:value="21.126909977695" calcext:value-type="float">
            <text:p>21.1269099777</text:p>
          </table:table-cell>
          <table:table-cell table:formula="of:=[.U167]+([.$A168]-[.$A167])/1000*([.N167]+[.N168])/2" office:value-type="float" office:value="1158.99268539065" calcext:value-type="float">
            <text:p>1158.9926853907</text:p>
          </table:table-cell>
          <table:table-cell table:formula="of:=[.V167]+([.$A168]-[.$A167])/1000*([.O167]+[.O168])/2" office:value-type="float" office:value="-126.095685777163" calcext:value-type="float">
            <text:p>-126.0956857772</text:p>
          </table:table-cell>
          <table:table-cell table:formula="of:=[.W167]+([.$A168]-[.$A167])/1000*([.P167]+[.P168])/2" office:value-type="float" office:value="1.08358014729731" calcext:value-type="float">
            <text:p>1.0835801473</text:p>
          </table:table-cell>
          <table:table-cell table:formula="of:=SQRT([.U168]^2+[.V168]^2+[.W168]^2)" office:value-type="float" office:value="1165.83246691219" calcext:value-type="float">
            <text:p>1165.8324669122</text:p>
          </table:table-cell>
          <table:table-cell office:value-type="float" office:value="13.445127" calcext:value-type="float">
            <text:p>13.445127</text:p>
          </table:table-cell>
          <table:table-cell office:value-type="float" office:value="43.211891" calcext:value-type="float">
            <text:p>43.211891</text:p>
          </table:table-cell>
          <table:table-cell office:value-type="float" office:value="20.963055" calcext:value-type="float">
            <text:p>20.963055</text:p>
          </table:table-cell>
          <table:table-cell office:value-type="float" office:value="7.50343" calcext:value-type="float">
            <text:p>7.50343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39485" calcext:value-type="float">
            <text:p>639485</text:p>
          </table:table-cell>
          <table:table-cell office:value-type="float" office:value="31.360001" calcext:value-type="float">
            <text:p>31.360001</text:p>
          </table:table-cell>
          <table:table-cell office:value-type="float" office:value="82247" calcext:value-type="float">
            <text:p>82247</text:p>
          </table:table-cell>
          <table:table-cell office:value-type="float" office:value="1725.278687" calcext:value-type="float">
            <text:p>1725.278687</text:p>
          </table:table-cell>
          <table:table-cell office:value-type="float" office:value="14.15686" calcext:value-type="float">
            <text:p>14.15686</text:p>
          </table:table-cell>
          <table:table-cell office:value-type="float" office:value="-8.217701" calcext:value-type="float">
            <text:p>-8.217701</text:p>
          </table:table-cell>
          <table:table-cell office:value-type="float" office:value="-5.772186" calcext:value-type="float">
            <text:p>-5.772186</text:p>
          </table:table-cell>
          <table:table-cell office:value-type="float" office:value="11.262324" calcext:value-type="float">
            <text:p>11.262324</text:p>
          </table:table-cell>
          <table:table-cell office:value-type="float" office:value="-2.298434" calcext:value-type="float">
            <text:p>-2.298434</text:p>
          </table:table-cell>
          <table:table-cell office:value-type="float" office:value="0.995988" calcext:value-type="float">
            <text:p>0.995988</text:p>
          </table:table-cell>
          <table:table-cell table:formula="of:=[.$B$1]*[.H169]+(1-[.$B$1])*[.K168]" office:value-type="float" office:value="14.3502794054997" calcext:value-type="float">
            <text:p>14.3502794055</text:p>
          </table:table-cell>
          <table:table-cell table:formula="of:=[.$B$1]*[.I169]+(1-[.$B$1])*[.L168]" office:value-type="float" office:value="-2.37216552833503" calcext:value-type="float">
            <text:p>-2.3721655283</text:p>
          </table:table-cell>
          <table:table-cell table:formula="of:=[.$B$1]*[.J169]+(1-[.$B$1])*[.M168]" office:value-type="float" office:value="0.795932748698471" calcext:value-type="float">
            <text:p>0.7959327487</text:p>
          </table:table-cell>
          <table:table-cell table:formula="of:=[.H169]-[.D$1]" office:value-type="float" office:value="17.594509620979" calcext:value-type="float">
            <text:p>17.594509621</text:p>
          </table:table-cell>
          <table:table-cell table:formula="of:=[.I169]-[.E$1]" office:value-type="float" office:value="-1.9848574384952" calcext:value-type="float">
            <text:p>-1.9848574385</text:p>
          </table:table-cell>
          <table:table-cell table:formula="of:=[.J169]-[.F$1]" office:value-type="float" office:value="0.212462014803042" calcext:value-type="float">
            <text:p>0.2124620148</text:p>
          </table:table-cell>
          <table:table-cell table:formula="of:=[.K169]-[.D$1]" office:value-type="float" office:value="20.6824650264787" calcext:value-type="float">
            <text:p>20.6824650265</text:p>
          </table:table-cell>
          <table:table-cell table:formula="of:=[.L169]-[.E$1]" office:value-type="float" office:value="-2.05858896683023" calcext:value-type="float">
            <text:p>-2.0585889668</text:p>
          </table:table-cell>
          <table:table-cell table:formula="of:=[.M169]-[.F$1]" office:value-type="float" office:value="0.0124067635015125" calcext:value-type="float">
            <text:p>0.0124067635</text:p>
          </table:table-cell>
          <table:table-cell table:formula="of:=SQRT([.Q169]^2+[.R169]^2+[.S169]^2)" office:value-type="float" office:value="20.7846650690756" calcext:value-type="float">
            <text:p>20.7846650691</text:p>
          </table:table-cell>
          <table:table-cell table:formula="of:=[.U168]+([.$A169]-[.$A168])/1000*([.N168]+[.N169])/2" office:value-type="float" office:value="1166.54342697338" calcext:value-type="float">
            <text:p>1166.5434269734</text:p>
          </table:table-cell>
          <table:table-cell table:formula="of:=[.V168]+([.$A169]-[.$A168])/1000*([.O168]+[.O169])/2" office:value-type="float" office:value="-126.856749500631" calcext:value-type="float">
            <text:p>-126.8567495006</text:p>
          </table:table-cell>
          <table:table-cell table:formula="of:=[.W168]+([.$A169]-[.$A168])/1000*([.P168]+[.P169])/2" office:value-type="float" office:value="1.31037154232214" calcext:value-type="float">
            <text:p>1.3103715423</text:p>
          </table:table-cell>
          <table:table-cell table:formula="of:=SQRT([.U169]^2+[.V169]^2+[.W169]^2)" office:value-type="float" office:value="1173.42145837813" calcext:value-type="float">
            <text:p>1173.4214583781</text:p>
          </table:table-cell>
          <table:table-cell office:value-type="float" office:value="11.537536" calcext:value-type="float">
            <text:p>11.537536</text:p>
          </table:table-cell>
          <table:table-cell office:value-type="float" office:value="39.735382" calcext:value-type="float">
            <text:p>39.735382</text:p>
          </table:table-cell>
          <table:table-cell office:value-type="float" office:value="19.510557" calcext:value-type="float">
            <text:p>19.510557</text:p>
          </table:table-cell>
          <table:table-cell office:value-type="float" office:value="7.193974" calcext:value-type="float">
            <text:p>7.193974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39897" calcext:value-type="float">
            <text:p>639897</text:p>
          </table:table-cell>
          <table:table-cell office:value-type="float" office:value="31.360001" calcext:value-type="float">
            <text:p>31.360001</text:p>
          </table:table-cell>
          <table:table-cell office:value-type="float" office:value="82265" calcext:value-type="float">
            <text:p>82265</text:p>
          </table:table-cell>
          <table:table-cell office:value-type="float" office:value="1723.540405" calcext:value-type="float">
            <text:p>1723.540405</text:p>
          </table:table-cell>
          <table:table-cell office:value-type="float" office:value="12.418579" calcext:value-type="float">
            <text:p>12.418579</text:p>
          </table:table-cell>
          <table:table-cell office:value-type="float" office:value="-4.219129" calcext:value-type="float">
            <text:p>-4.219129</text:p>
          </table:table-cell>
          <table:table-cell office:value-type="float" office:value="-5.741434" calcext:value-type="float">
            <text:p>-5.741434</text:p>
          </table:table-cell>
          <table:table-cell office:value-type="float" office:value="13.40753" calcext:value-type="float">
            <text:p>13.40753</text:p>
          </table:table-cell>
          <table:table-cell office:value-type="float" office:value="-1.455675" calcext:value-type="float">
            <text:p>-1.455675</text:p>
          </table:table-cell>
          <table:table-cell office:value-type="float" office:value="-0.536301" calcext:value-type="float">
            <text:p>-0.536301</text:p>
          </table:table-cell>
          <table:table-cell table:formula="of:=[.$B$1]*[.H170]+(1-[.$B$1])*[.K169]" office:value-type="float" office:value="14.2560044649497" calcext:value-type="float">
            <text:p>14.2560044649</text:p>
          </table:table-cell>
          <table:table-cell table:formula="of:=[.$B$1]*[.I170]+(1-[.$B$1])*[.L169]" office:value-type="float" office:value="-2.28051647550153" calcext:value-type="float">
            <text:p>-2.2805164755</text:p>
          </table:table-cell>
          <table:table-cell table:formula="of:=[.$B$1]*[.J170]+(1-[.$B$1])*[.M169]" office:value-type="float" office:value="0.662709373828624" calcext:value-type="float">
            <text:p>0.6627093738</text:p>
          </table:table-cell>
          <table:table-cell table:formula="of:=[.H170]-[.D$1]" office:value-type="float" office:value="19.739715620979" calcext:value-type="float">
            <text:p>19.739715621</text:p>
          </table:table-cell>
          <table:table-cell table:formula="of:=[.I170]-[.E$1]" office:value-type="float" office:value="-1.1420984384952" calcext:value-type="float">
            <text:p>-1.1420984385</text:p>
          </table:table-cell>
          <table:table-cell table:formula="of:=[.J170]-[.F$1]" office:value-type="float" office:value="-1.31982698519696" calcext:value-type="float">
            <text:p>-1.3198269852</text:p>
          </table:table-cell>
          <table:table-cell table:formula="of:=[.K170]-[.D$1]" office:value-type="float" office:value="20.5881900859287" calcext:value-type="float">
            <text:p>20.5881900859</text:p>
          </table:table-cell>
          <table:table-cell table:formula="of:=[.L170]-[.E$1]" office:value-type="float" office:value="-1.96693991399673" calcext:value-type="float">
            <text:p>-1.966939914</text:p>
          </table:table-cell>
          <table:table-cell table:formula="of:=[.M170]-[.F$1]" office:value-type="float" office:value="-0.120816611368335" calcext:value-type="float">
            <text:p>-0.1208166114</text:p>
          </table:table-cell>
          <table:table-cell table:formula="of:=SQRT([.Q170]^2+[.R170]^2+[.S170]^2)" office:value-type="float" office:value="20.6822875981645" calcext:value-type="float">
            <text:p>20.6822875982</text:p>
          </table:table-cell>
          <table:table-cell table:formula="of:=[.U169]+([.$A170]-[.$A169])/1000*([.N169]+[.N170])/2" office:value-type="float" office:value="1174.23427737323" calcext:value-type="float">
            <text:p>1174.2342773732</text:p>
          </table:table-cell>
          <table:table-cell table:formula="of:=[.V169]+([.$A170]-[.$A169])/1000*([.O169]+[.O170])/2" office:value-type="float" office:value="-127.500902411291" calcext:value-type="float">
            <text:p>-127.5009024113</text:p>
          </table:table-cell>
          <table:table-cell table:formula="of:=[.W169]+([.$A170]-[.$A169])/1000*([.P169]+[.P170])/2" office:value-type="float" office:value="1.082254358421" calcext:value-type="float">
            <text:p>1.0822543584</text:p>
          </table:table-cell>
          <table:table-cell table:formula="of:=SQRT([.U170]^2+[.V170]^2+[.W170]^2)" office:value-type="float" office:value="1181.13665151346" calcext:value-type="float">
            <text:p>1181.1366515135</text:p>
          </table:table-cell>
          <table:table-cell office:value-type="float" office:value="13.49698" calcext:value-type="float">
            <text:p>13.49698</text:p>
          </table:table-cell>
          <table:table-cell office:value-type="float" office:value="36.564274" calcext:value-type="float">
            <text:p>36.564274</text:p>
          </table:table-cell>
          <table:table-cell office:value-type="float" office:value="18.331993" calcext:value-type="float">
            <text:p>18.331993</text:p>
          </table:table-cell>
          <table:table-cell office:value-type="float" office:value="7.095663" calcext:value-type="float">
            <text:p>7.095663</text:p>
          </table:table-cell>
          <table:table-cell office:value-type="float" office:value="497" calcext:value-type="float">
            <text:p>497</text:p>
          </table:table-cell>
          <table:table-cell office:value-type="float" office:value="501" calcext:value-type="float">
            <text:p>501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640304" calcext:value-type="float">
            <text:p>640304</text:p>
          </table:table-cell>
          <table:table-cell office:value-type="float" office:value="31.360001" calcext:value-type="float">
            <text:p>31.360001</text:p>
          </table:table-cell>
          <table:table-cell office:value-type="float" office:value="82299" calcext:value-type="float">
            <text:p>82299</text:p>
          </table:table-cell>
          <table:table-cell office:value-type="float" office:value="1720.143311" calcext:value-type="float">
            <text:p>1720.143311</text:p>
          </table:table-cell>
          <table:table-cell office:value-type="float" office:value="9.021484" calcext:value-type="float">
            <text:p>9.021484</text:p>
          </table:table-cell>
          <table:table-cell office:value-type="float" office:value="-8.34667" calcext:value-type="float">
            <text:p>-8.34667</text:p>
          </table:table-cell>
          <table:table-cell office:value-type="float" office:value="-5.79302" calcext:value-type="float">
            <text:p>-5.79302</text:p>
          </table:table-cell>
          <table:table-cell office:value-type="float" office:value="0.842759" calcext:value-type="float">
            <text:p>0.842759</text:p>
          </table:table-cell>
          <table:table-cell office:value-type="float" office:value="0.612916" calcext:value-type="float">
            <text:p>0.612916</text:p>
          </table:table-cell>
          <table:table-cell office:value-type="float" office:value="17.851168" calcext:value-type="float">
            <text:p>17.851168</text:p>
          </table:table-cell>
          <table:table-cell table:formula="of:=[.$B$1]*[.H171]+(1-[.$B$1])*[.K170]" office:value-type="float" office:value="12.9146799184547" calcext:value-type="float">
            <text:p>12.9146799185</text:p>
          </table:table-cell>
          <table:table-cell table:formula="of:=[.$B$1]*[.I171]+(1-[.$B$1])*[.L170]" office:value-type="float" office:value="-1.99117322795137" calcext:value-type="float">
            <text:p>-1.991173228</text:p>
          </table:table-cell>
          <table:table-cell table:formula="of:=[.$B$1]*[.J171]+(1-[.$B$1])*[.M170]" office:value-type="float" office:value="2.38155523644576" calcext:value-type="float">
            <text:p>2.3815552364</text:p>
          </table:table-cell>
          <table:table-cell table:formula="of:=[.H171]-[.D$1]" office:value-type="float" office:value="7.17494462097903" calcext:value-type="float">
            <text:p>7.174944621</text:p>
          </table:table-cell>
          <table:table-cell table:formula="of:=[.I171]-[.E$1]" office:value-type="float" office:value="0.9264925615048" calcext:value-type="float">
            <text:p>0.9264925615</text:p>
          </table:table-cell>
          <table:table-cell table:formula="of:=[.J171]-[.F$1]" office:value-type="float" office:value="17.067642014803" calcext:value-type="float">
            <text:p>17.0676420148</text:p>
          </table:table-cell>
          <table:table-cell table:formula="of:=[.K171]-[.D$1]" office:value-type="float" office:value="19.2468655394338" calcext:value-type="float">
            <text:p>19.2468655394</text:p>
          </table:table-cell>
          <table:table-cell table:formula="of:=[.L171]-[.E$1]" office:value-type="float" office:value="-1.67759666644657" calcext:value-type="float">
            <text:p>-1.6775966664</text:p>
          </table:table-cell>
          <table:table-cell table:formula="of:=[.M171]-[.F$1]" office:value-type="float" office:value="1.5980292512488" calcext:value-type="float">
            <text:p>1.5980292512</text:p>
          </table:table-cell>
          <table:table-cell table:formula="of:=SQRT([.Q171]^2+[.R171]^2+[.S171]^2)" office:value-type="float" office:value="19.3858159786005" calcext:value-type="float">
            <text:p>19.3858159786</text:p>
          </table:table-cell>
          <table:table-cell table:formula="of:=[.U170]+([.$A171]-[.$A170])/1000*([.N170]+[.N171])/2" office:value-type="float" office:value="1179.71141073247" calcext:value-type="float">
            <text:p>1179.7114107325</text:p>
          </table:table-cell>
          <table:table-cell table:formula="of:=[.V170]+([.$A171]-[.$A170])/1000*([.O170]+[.O171])/2" office:value-type="float" office:value="-127.544778207258" calcext:value-type="float">
            <text:p>-127.5447782073</text:p>
          </table:table-cell>
          <table:table-cell table:formula="of:=[.W170]+([.$A171]-[.$A170])/1000*([.P170]+[.P171])/2" office:value-type="float" office:value="4.28693471694584" calcext:value-type="float">
            <text:p>4.2869347169</text:p>
          </table:table-cell>
          <table:table-cell table:formula="of:=SQRT([.U171]^2+[.V171]^2+[.W171]^2)" office:value-type="float" office:value="1186.59389045688" calcext:value-type="float">
            <text:p>1186.5938904569</text:p>
          </table:table-cell>
          <table:table-cell office:value-type="float" office:value="17.881557" calcext:value-type="float">
            <text:p>17.881557</text:p>
          </table:table-cell>
          <table:table-cell office:value-type="float" office:value="33.674339" calcext:value-type="float">
            <text:p>33.674339</text:p>
          </table:table-cell>
          <table:table-cell office:value-type="float" office:value="17.571329" calcext:value-type="float">
            <text:p>17.571329</text:p>
          </table:table-cell>
          <table:table-cell office:value-type="float" office:value="7.400046" calcext:value-type="float">
            <text:p>7.400046</text:p>
          </table:table-cell>
          <table:table-cell office:value-type="float" office:value="509" calcext:value-type="float">
            <text:p>509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640695" calcext:value-type="float">
            <text:p>640695</text:p>
          </table:table-cell>
          <table:table-cell office:value-type="float" office:value="31.370001" calcext:value-type="float">
            <text:p>31.370001</text:p>
          </table:table-cell>
          <table:table-cell office:value-type="float" office:value="82304" calcext:value-type="float">
            <text:p>82304</text:p>
          </table:table-cell>
          <table:table-cell office:value-type="float" office:value="1719.677368" calcext:value-type="float">
            <text:p>1719.677368</text:p>
          </table:table-cell>
          <table:table-cell office:value-type="float" office:value="8.555542" calcext:value-type="float">
            <text:p>8.555542</text:p>
          </table:table-cell>
          <table:table-cell office:value-type="float" office:value="-1.191669" calcext:value-type="float">
            <text:p>-1.191669</text:p>
          </table:table-cell>
          <table:table-cell office:value-type="float" office:value="-5.701909" calcext:value-type="float">
            <text:p>-5.701909</text:p>
          </table:table-cell>
          <table:table-cell office:value-type="float" office:value="2.145205" calcext:value-type="float">
            <text:p>2.145205</text:p>
          </table:table-cell>
          <table:table-cell office:value-type="float" office:value="0.612916" calcext:value-type="float">
            <text:p>0.612916</text:p>
          </table:table-cell>
          <table:table-cell office:value-type="float" office:value="5.592855" calcext:value-type="float">
            <text:p>5.592855</text:p>
          </table:table-cell>
          <table:table-cell table:formula="of:=[.$B$1]*[.H172]+(1-[.$B$1])*[.K171]" office:value-type="float" office:value="11.8377324266093" calcext:value-type="float">
            <text:p>11.8377324266</text:p>
          </table:table-cell>
          <table:table-cell table:formula="of:=[.$B$1]*[.I172]+(1-[.$B$1])*[.L171]" office:value-type="float" office:value="-1.73076430515624" calcext:value-type="float">
            <text:p>-1.7307643052</text:p>
          </table:table-cell>
          <table:table-cell table:formula="of:=[.$B$1]*[.J172]+(1-[.$B$1])*[.M171]" office:value-type="float" office:value="2.70268521280119" calcext:value-type="float">
            <text:p>2.7026852128</text:p>
          </table:table-cell>
          <table:table-cell table:formula="of:=[.H172]-[.D$1]" office:value-type="float" office:value="8.47739062097903" calcext:value-type="float">
            <text:p>8.477390621</text:p>
          </table:table-cell>
          <table:table-cell table:formula="of:=[.I172]-[.E$1]" office:value-type="float" office:value="0.9264925615048" calcext:value-type="float">
            <text:p>0.9264925615</text:p>
          </table:table-cell>
          <table:table-cell table:formula="of:=[.J172]-[.F$1]" office:value-type="float" office:value="4.80932901480304" calcext:value-type="float">
            <text:p>4.8093290148</text:p>
          </table:table-cell>
          <table:table-cell table:formula="of:=[.K172]-[.D$1]" office:value-type="float" office:value="18.1699180475883" calcext:value-type="float">
            <text:p>18.1699180476</text:p>
          </table:table-cell>
          <table:table-cell table:formula="of:=[.L172]-[.E$1]" office:value-type="float" office:value="-1.41718774365144" calcext:value-type="float">
            <text:p>-1.4171877437</text:p>
          </table:table-cell>
          <table:table-cell table:formula="of:=[.M172]-[.F$1]" office:value-type="float" office:value="1.91915922760423" calcext:value-type="float">
            <text:p>1.9191592276</text:p>
          </table:table-cell>
          <table:table-cell table:formula="of:=SQRT([.Q172]^2+[.R172]^2+[.S172]^2)" office:value-type="float" office:value="18.3258701047925" calcext:value-type="float">
            <text:p>18.3258701048</text:p>
          </table:table-cell>
          <table:table-cell table:formula="of:=[.U171]+([.$A172]-[.$A171])/1000*([.N171]+[.N172])/2" office:value-type="float" office:value="1182.77144227227" calcext:value-type="float">
            <text:p>1182.7714422723</text:p>
          </table:table-cell>
          <table:table-cell table:formula="of:=[.V171]+([.$A172]-[.$A171])/1000*([.O171]+[.O172])/2" office:value-type="float" office:value="-127.18251961571" calcext:value-type="float">
            <text:p>-127.1825196157</text:p>
          </table:table-cell>
          <table:table-cell table:formula="of:=[.W171]+([.$A172]-[.$A171])/1000*([.P171]+[.P172])/2" office:value-type="float" office:value="8.56388255323382" calcext:value-type="float">
            <text:p>8.5638825532</text:p>
          </table:table-cell>
          <table:table-cell table:formula="of:=SQRT([.U172]^2+[.V172]^2+[.W172]^2)" office:value-type="float" office:value="1189.62053531158" calcext:value-type="float">
            <text:p>1189.6205353116</text:p>
          </table:table-cell>
          <table:table-cell office:value-type="float" office:value="6.021428" calcext:value-type="float">
            <text:p>6.021428</text:p>
          </table:table-cell>
          <table:table-cell office:value-type="float" office:value="30.411707" calcext:value-type="float">
            <text:p>30.411707</text:p>
          </table:table-cell>
          <table:table-cell office:value-type="float" office:value="15.924484" calcext:value-type="float">
            <text:p>15.924484</text:p>
          </table:table-cell>
          <table:table-cell office:value-type="float" office:value="6.752977" calcext:value-type="float">
            <text:p>6.752977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41107" calcext:value-type="float">
            <text:p>641107</text:p>
          </table:table-cell>
          <table:table-cell office:value-type="float" office:value="31.379999" calcext:value-type="float">
            <text:p>31.379999</text:p>
          </table:table-cell>
          <table:table-cell office:value-type="float" office:value="82299" calcext:value-type="float">
            <text:p>82299</text:p>
          </table:table-cell>
          <table:table-cell office:value-type="float" office:value="1720.118286" calcext:value-type="float">
            <text:p>1720.118286</text:p>
          </table:table-cell>
          <table:table-cell office:value-type="float" office:value="8.99646" calcext:value-type="float">
            <text:p>8.99646</text:p>
          </table:table-cell>
          <table:table-cell office:value-type="float" office:value="1.070189" calcext:value-type="float">
            <text:p>1.070189</text:p>
          </table:table-cell>
          <table:table-cell office:value-type="float" office:value="-5.567814" calcext:value-type="float">
            <text:p>-5.567814</text:p>
          </table:table-cell>
          <table:table-cell office:value-type="float" office:value="1.838747" calcext:value-type="float">
            <text:p>1.838747</text:p>
          </table:table-cell>
          <table:table-cell office:value-type="float" office:value="1.37906" calcext:value-type="float">
            <text:p>1.37906</text:p>
          </table:table-cell>
          <table:table-cell office:value-type="float" office:value="5.66947" calcext:value-type="float">
            <text:p>5.66947</text:p>
          </table:table-cell>
          <table:table-cell table:formula="of:=[.$B$1]*[.H173]+(1-[.$B$1])*[.K172]" office:value-type="float" office:value="10.8378338839483" calcext:value-type="float">
            <text:p>10.8378338839</text:p>
          </table:table-cell>
          <table:table-cell table:formula="of:=[.$B$1]*[.I173]+(1-[.$B$1])*[.L172]" office:value-type="float" office:value="-1.41978187464061" calcext:value-type="float">
            <text:p>-1.4197818746</text:p>
          </table:table-cell>
          <table:table-cell table:formula="of:=[.$B$1]*[.J173]+(1-[.$B$1])*[.M172]" office:value-type="float" office:value="2.99936369152107" calcext:value-type="float">
            <text:p>2.9993636915</text:p>
          </table:table-cell>
          <table:table-cell table:formula="of:=[.H173]-[.D$1]" office:value-type="float" office:value="8.17093262097903" calcext:value-type="float">
            <text:p>8.170932621</text:p>
          </table:table-cell>
          <table:table-cell table:formula="of:=[.I173]-[.E$1]" office:value-type="float" office:value="1.6926365615048" calcext:value-type="float">
            <text:p>1.6926365615</text:p>
          </table:table-cell>
          <table:table-cell table:formula="of:=[.J173]-[.F$1]" office:value-type="float" office:value="4.88594401480304" calcext:value-type="float">
            <text:p>4.8859440148</text:p>
          </table:table-cell>
          <table:table-cell table:formula="of:=[.K173]-[.D$1]" office:value-type="float" office:value="17.1700195049274" calcext:value-type="float">
            <text:p>17.1700195049</text:p>
          </table:table-cell>
          <table:table-cell table:formula="of:=[.L173]-[.E$1]" office:value-type="float" office:value="-1.10620531313581" calcext:value-type="float">
            <text:p>-1.1062053131</text:p>
          </table:table-cell>
          <table:table-cell table:formula="of:=[.M173]-[.F$1]" office:value-type="float" office:value="2.21583770632411" calcext:value-type="float">
            <text:p>2.2158377063</text:p>
          </table:table-cell>
          <table:table-cell table:formula="of:=SQRT([.Q173]^2+[.R173]^2+[.S173]^2)" office:value-type="float" office:value="17.3477144527792" calcext:value-type="float">
            <text:p>17.3477144528</text:p>
          </table:table-cell>
          <table:table-cell table:formula="of:=[.U172]+([.$A173]-[.$A172])/1000*([.N172]+[.N173])/2" office:value-type="float" office:value="1186.20099686011" calcext:value-type="float">
            <text:p>1186.2009968601</text:p>
          </table:table-cell>
          <table:table-cell table:formula="of:=[.V172]+([.$A173]-[.$A172])/1000*([.O172]+[.O173])/2" office:value-type="float" office:value="-126.64297901637" calcext:value-type="float">
            <text:p>-126.6429790164</text:p>
          </table:table-cell>
          <table:table-cell table:formula="of:=[.W172]+([.$A173]-[.$A172])/1000*([.P172]+[.P173])/2" office:value-type="float" office:value="10.5611087973327" calcext:value-type="float">
            <text:p>10.5611087973</text:p>
          </table:table-cell>
          <table:table-cell table:formula="of:=SQRT([.U173]^2+[.V173]^2+[.W173]^2)" office:value-type="float" office:value="1192.98901340503" calcext:value-type="float">
            <text:p>1192.989013405</text:p>
          </table:table-cell>
          <table:table-cell office:value-type="float" office:value="6.117653" calcext:value-type="float">
            <text:p>6.117653</text:p>
          </table:table-cell>
          <table:table-cell office:value-type="float" office:value="27.517601" calcext:value-type="float">
            <text:p>27.517601</text:p>
          </table:table-cell>
          <table:table-cell office:value-type="float" office:value="14.443895" calcext:value-type="float">
            <text:p>14.443895</text:p>
          </table:table-cell>
          <table:table-cell office:value-type="float" office:value="6.154153" calcext:value-type="float">
            <text:p>6.154153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641513" calcext:value-type="float">
            <text:p>641513</text:p>
          </table:table-cell>
          <table:table-cell office:value-type="float" office:value="31.379999" calcext:value-type="float">
            <text:p>31.379999</text:p>
          </table:table-cell>
          <table:table-cell office:value-type="float" office:value="82299" calcext:value-type="float">
            <text:p>82299</text:p>
          </table:table-cell>
          <table:table-cell office:value-type="float" office:value="1720.158203" calcext:value-type="float">
            <text:p>1720.158203</text:p>
          </table:table-cell>
          <table:table-cell office:value-type="float" office:value="9.036377" calcext:value-type="float">
            <text:p>9.036377</text:p>
          </table:table-cell>
          <table:table-cell office:value-type="float" office:value="0.098318" calcext:value-type="float">
            <text:p>0.098318</text:p>
          </table:table-cell>
          <table:table-cell office:value-type="float" office:value="-5.455619" calcext:value-type="float">
            <text:p>-5.455619</text:p>
          </table:table-cell>
          <table:table-cell office:value-type="float" office:value="1.838747" calcext:value-type="float">
            <text:p>1.838747</text:p>
          </table:table-cell>
          <table:table-cell office:value-type="float" office:value="1.455675" calcext:value-type="float">
            <text:p>1.455675</text:p>
          </table:table-cell>
          <table:table-cell office:value-type="float" office:value="5.746084" calcext:value-type="float">
            <text:p>5.746084</text:p>
          </table:table-cell>
          <table:table-cell table:formula="of:=[.$B$1]*[.H174]+(1-[.$B$1])*[.K173]" office:value-type="float" office:value="9.93792519555351" calcext:value-type="float">
            <text:p>9.9379251956</text:p>
          </table:table-cell>
          <table:table-cell table:formula="of:=[.$B$1]*[.I174]+(1-[.$B$1])*[.L173]" office:value-type="float" office:value="-1.13223618717655" calcext:value-type="float">
            <text:p>-1.1322361872</text:p>
          </table:table-cell>
          <table:table-cell table:formula="of:=[.$B$1]*[.J174]+(1-[.$B$1])*[.M173]" office:value-type="float" office:value="3.27403572236896" calcext:value-type="float">
            <text:p>3.2740357224</text:p>
          </table:table-cell>
          <table:table-cell table:formula="of:=[.H174]-[.D$1]" office:value-type="float" office:value="8.17093262097903" calcext:value-type="float">
            <text:p>8.170932621</text:p>
          </table:table-cell>
          <table:table-cell table:formula="of:=[.I174]-[.E$1]" office:value-type="float" office:value="1.7692515615048" calcext:value-type="float">
            <text:p>1.7692515615</text:p>
          </table:table-cell>
          <table:table-cell table:formula="of:=[.J174]-[.F$1]" office:value-type="float" office:value="4.96255801480304" calcext:value-type="float">
            <text:p>4.9625580148</text:p>
          </table:table-cell>
          <table:table-cell table:formula="of:=[.K174]-[.D$1]" office:value-type="float" office:value="16.2701108165325" calcext:value-type="float">
            <text:p>16.2701108165</text:p>
          </table:table-cell>
          <table:table-cell table:formula="of:=[.L174]-[.E$1]" office:value-type="float" office:value="-0.818659625671751" calcext:value-type="float">
            <text:p>-0.8186596257</text:p>
          </table:table-cell>
          <table:table-cell table:formula="of:=[.M174]-[.F$1]" office:value-type="float" office:value="2.490509737172" calcext:value-type="float">
            <text:p>2.4905097372</text:p>
          </table:table-cell>
          <table:table-cell table:formula="of:=SQRT([.Q174]^2+[.R174]^2+[.S174]^2)" office:value-type="float" office:value="16.4799680920778" calcext:value-type="float">
            <text:p>16.4799680921</text:p>
          </table:table-cell>
          <table:table-cell table:formula="of:=[.U173]+([.$A174]-[.$A173])/1000*([.N173]+[.N174])/2" office:value-type="float" office:value="1189.51839550423" calcext:value-type="float">
            <text:p>1189.5183955042</text:p>
          </table:table-cell>
          <table:table-cell table:formula="of:=[.V173]+([.$A174]-[.$A173])/1000*([.O173]+[.O174])/2" office:value-type="float" office:value="-125.940215727399" calcext:value-type="float">
            <text:p>-125.9402157274</text:p>
          </table:table-cell>
          <table:table-cell table:formula="of:=[.W173]+([.$A174]-[.$A173])/1000*([.P173]+[.P174])/2" office:value-type="float" office:value="12.5603547093427" calcext:value-type="float">
            <text:p>12.5603547093</text:p>
          </table:table-cell>
          <table:table-cell table:formula="of:=SQRT([.U174]^2+[.V174]^2+[.W174]^2)" office:value-type="float" office:value="1196.2327171963" calcext:value-type="float">
            <text:p>1196.2327171963</text:p>
          </table:table-cell>
          <table:table-cell office:value-type="float" office:value="6.206244" calcext:value-type="float">
            <text:p>6.206244</text:p>
          </table:table-cell>
          <table:table-cell office:value-type="float" office:value="25.043499" calcext:value-type="float">
            <text:p>25.043499</text:p>
          </table:table-cell>
          <table:table-cell office:value-type="float" office:value="13.211135" calcext:value-type="float">
            <text:p>13.211135</text:p>
          </table:table-cell>
          <table:table-cell office:value-type="float" office:value="5.683667" calcext:value-type="float">
            <text:p>5.683667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41919" calcext:value-type="float">
            <text:p>641919</text:p>
          </table:table-cell>
          <table:table-cell office:value-type="float" office:value="31.379999" calcext:value-type="float">
            <text:p>31.379999</text:p>
          </table:table-cell>
          <table:table-cell office:value-type="float" office:value="82301" calcext:value-type="float">
            <text:p>82301</text:p>
          </table:table-cell>
          <table:table-cell office:value-type="float" office:value="1719.974854" calcext:value-type="float">
            <text:p>1719.974854</text:p>
          </table:table-cell>
          <table:table-cell office:value-type="float" office:value="8.853027" calcext:value-type="float">
            <text:p>8.853027</text:p>
          </table:table-cell>
          <table:table-cell office:value-type="float" office:value="-0.4516" calcext:value-type="float">
            <text:p>-0.4516</text:p>
          </table:table-cell>
          <table:table-cell office:value-type="float" office:value="-5.356534" calcext:value-type="float">
            <text:p>-5.356534</text:p>
          </table:table-cell>
          <table:table-cell office:value-type="float" office:value="1.991976" calcext:value-type="float">
            <text:p>1.991976</text:p>
          </table:table-cell>
          <table:table-cell office:value-type="float" office:value="1.37906" calcext:value-type="float">
            <text:p>1.37906</text:p>
          </table:table-cell>
          <table:table-cell office:value-type="float" office:value="5.66947" calcext:value-type="float">
            <text:p>5.66947</text:p>
          </table:table-cell>
          <table:table-cell table:formula="of:=[.$B$1]*[.H175]+(1-[.$B$1])*[.K174]" office:value-type="float" office:value="9.14333027599816" calcext:value-type="float">
            <text:p>9.143330276</text:p>
          </table:table-cell>
          <table:table-cell table:formula="of:=[.$B$1]*[.I175]+(1-[.$B$1])*[.L174]" office:value-type="float" office:value="-0.881106568458896" calcext:value-type="float">
            <text:p>-0.8811065685</text:p>
          </table:table-cell>
          <table:table-cell table:formula="of:=[.$B$1]*[.J175]+(1-[.$B$1])*[.M174]" office:value-type="float" office:value="3.51357915013206" calcext:value-type="float">
            <text:p>3.5135791501</text:p>
          </table:table-cell>
          <table:table-cell table:formula="of:=[.H175]-[.D$1]" office:value-type="float" office:value="8.32416162097903" calcext:value-type="float">
            <text:p>8.324161621</text:p>
          </table:table-cell>
          <table:table-cell table:formula="of:=[.I175]-[.E$1]" office:value-type="float" office:value="1.6926365615048" calcext:value-type="float">
            <text:p>1.6926365615</text:p>
          </table:table-cell>
          <table:table-cell table:formula="of:=[.J175]-[.F$1]" office:value-type="float" office:value="4.88594401480304" calcext:value-type="float">
            <text:p>4.8859440148</text:p>
          </table:table-cell>
          <table:table-cell table:formula="of:=[.K175]-[.D$1]" office:value-type="float" office:value="15.4755158969772" calcext:value-type="float">
            <text:p>15.475515897</text:p>
          </table:table-cell>
          <table:table-cell table:formula="of:=[.L175]-[.E$1]" office:value-type="float" office:value="-0.567530006954096" calcext:value-type="float">
            <text:p>-0.567530007</text:p>
          </table:table-cell>
          <table:table-cell table:formula="of:=[.M175]-[.F$1]" office:value-type="float" office:value="2.73005316493511" calcext:value-type="float">
            <text:p>2.7300531649</text:p>
          </table:table-cell>
          <table:table-cell table:formula="of:=SQRT([.Q175]^2+[.R175]^2+[.S175]^2)" office:value-type="float" office:value="15.7247217104074" calcext:value-type="float">
            <text:p>15.7247217104</text:p>
          </table:table-cell>
          <table:table-cell table:formula="of:=[.U174]+([.$A175]-[.$A174])/1000*([.N174]+[.N175])/2" office:value-type="float" office:value="1192.86689963535" calcext:value-type="float">
            <text:p>1192.8668996354</text:p>
          </table:table-cell>
          <table:table-cell table:formula="of:=[.V174]+([.$A175]-[.$A174])/1000*([.O174]+[.O175])/2" office:value-type="float" office:value="-125.237452438428" calcext:value-type="float">
            <text:p>-125.2374524384</text:p>
          </table:table-cell>
          <table:table-cell table:formula="of:=[.W174]+([.$A175]-[.$A174])/1000*([.P174]+[.P175])/2" office:value-type="float" office:value="14.5596006213527" calcext:value-type="float">
            <text:p>14.5596006214</text:p>
          </table:table-cell>
          <table:table-cell table:formula="of:=SQRT([.U175]^2+[.V175]^2+[.W175]^2)" office:value-type="float" office:value="1199.51150128257" calcext:value-type="float">
            <text:p>1199.5115012826</text:p>
          </table:table-cell>
          <table:table-cell office:value-type="float" office:value="6.165441" calcext:value-type="float">
            <text:p>6.165441</text:p>
          </table:table-cell>
          <table:table-cell office:value-type="float" office:value="22.911484" calcext:value-type="float">
            <text:p>22.911484</text:p>
          </table:table-cell>
          <table:table-cell office:value-type="float" office:value="12.177757" calcext:value-type="float">
            <text:p>12.177757</text:p>
          </table:table-cell>
          <table:table-cell office:value-type="float" office:value="5.314607" calcext:value-type="float">
            <text:p>5.314607</text:p>
          </table:table-cell>
          <table:table-cell table:number-columns-repeated="3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42332" calcext:value-type="float">
            <text:p>642332</text:p>
          </table:table-cell>
          <table:table-cell office:value-type="float" office:value="31.389999" calcext:value-type="float">
            <text:p>31.389999</text:p>
          </table:table-cell>
          <table:table-cell office:value-type="float" office:value="82302" calcext:value-type="float">
            <text:p>82302</text:p>
          </table:table-cell>
          <table:table-cell office:value-type="float" office:value="1719.905273" calcext:value-type="float">
            <text:p>1719.905273</text:p>
          </table:table-cell>
          <table:table-cell office:value-type="float" office:value="8.783447" calcext:value-type="float">
            <text:p>8.783447</text:p>
          </table:table-cell>
          <table:table-cell office:value-type="float" office:value="-0.168475" calcext:value-type="float">
            <text:p>-0.168475</text:p>
          </table:table-cell>
          <table:table-cell office:value-type="float" office:value="-5.253805" calcext:value-type="float">
            <text:p>-5.253805</text:p>
          </table:table-cell>
          <table:table-cell office:value-type="float" office:value="2.145205" calcext:value-type="float">
            <text:p>2.145205</text:p>
          </table:table-cell>
          <table:table-cell office:value-type="float" office:value="1.37906" calcext:value-type="float">
            <text:p>1.37906</text:p>
          </table:table-cell>
          <table:table-cell office:value-type="float" office:value="5.439626" calcext:value-type="float">
            <text:p>5.439626</text:p>
          </table:table-cell>
          <table:table-cell table:formula="of:=[.$B$1]*[.H176]+(1-[.$B$1])*[.K175]" office:value-type="float" office:value="8.44351774839834" calcext:value-type="float">
            <text:p>8.4435177484</text:p>
          </table:table-cell>
          <table:table-cell table:formula="of:=[.$B$1]*[.I176]+(1-[.$B$1])*[.L175]" office:value-type="float" office:value="-0.655089911613006" calcext:value-type="float">
            <text:p>-0.6550899116</text:p>
          </table:table-cell>
          <table:table-cell table:formula="of:=[.$B$1]*[.J176]+(1-[.$B$1])*[.M175]" office:value-type="float" office:value="3.70618383511886" calcext:value-type="float">
            <text:p>3.7061838351</text:p>
          </table:table-cell>
          <table:table-cell table:formula="of:=[.H176]-[.D$1]" office:value-type="float" office:value="8.47739062097903" calcext:value-type="float">
            <text:p>8.477390621</text:p>
          </table:table-cell>
          <table:table-cell table:formula="of:=[.I176]-[.E$1]" office:value-type="float" office:value="1.6926365615048" calcext:value-type="float">
            <text:p>1.6926365615</text:p>
          </table:table-cell>
          <table:table-cell table:formula="of:=[.J176]-[.F$1]" office:value-type="float" office:value="4.65610001480304" calcext:value-type="float">
            <text:p>4.6561000148</text:p>
          </table:table-cell>
          <table:table-cell table:formula="of:=[.K176]-[.D$1]" office:value-type="float" office:value="14.7757033693774" calcext:value-type="float">
            <text:p>14.7757033694</text:p>
          </table:table-cell>
          <table:table-cell table:formula="of:=[.L176]-[.E$1]" office:value-type="float" office:value="-0.341513350108206" calcext:value-type="float">
            <text:p>-0.3415133501</text:p>
          </table:table-cell>
          <table:table-cell table:formula="of:=[.M176]-[.F$1]" office:value-type="float" office:value="2.9226578499219" calcext:value-type="float">
            <text:p>2.9226578499</text:p>
          </table:table-cell>
          <table:table-cell table:formula="of:=SQRT([.Q176]^2+[.R176]^2+[.S176]^2)" office:value-type="float" office:value="15.0658544509046" calcext:value-type="float">
            <text:p>15.0658544509</text:p>
          </table:table-cell>
          <table:table-cell table:formula="of:=[.U175]+([.$A176]-[.$A175])/1000*([.N175]+[.N176])/2" office:value-type="float" office:value="1196.33642017331" calcext:value-type="float">
            <text:p>1196.3364201733</text:p>
          </table:table-cell>
          <table:table-cell table:formula="of:=[.V175]+([.$A176]-[.$A175])/1000*([.O175]+[.O176])/2" office:value-type="float" office:value="-124.538393538527" calcext:value-type="float">
            <text:p>-124.5383935385</text:p>
          </table:table-cell>
          <table:table-cell table:formula="of:=[.W175]+([.$A176]-[.$A175])/1000*([.P175]+[.P176])/2" office:value-type="float" office:value="16.5300327134664" calcext:value-type="float">
            <text:p>16.5300327135</text:p>
          </table:table-cell>
          <table:table-cell table:formula="of:=SQRT([.U176]^2+[.V176]^2+[.W176]^2)" office:value-type="float" office:value="1202.91474497562" calcext:value-type="float">
            <text:p>1202.9147449756</text:p>
          </table:table-cell>
          <table:table-cell office:value-type="float" office:value="6.007765" calcext:value-type="float">
            <text:p>6.007765</text:p>
          </table:table-cell>
          <table:table-cell office:value-type="float" office:value="21.07235" calcext:value-type="float">
            <text:p>21.07235</text:p>
          </table:table-cell>
          <table:table-cell office:value-type="float" office:value="11.305192" calcext:value-type="float">
            <text:p>11.305192</text:p>
          </table:table-cell>
          <table:table-cell office:value-type="float" office:value="5.019946" calcext:value-type="float">
            <text:p>5.019946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42739" calcext:value-type="float">
            <text:p>642739</text:p>
          </table:table-cell>
          <table:table-cell office:value-type="float" office:value="31.4" calcext:value-type="float">
            <text:p>31.4</text:p>
          </table:table-cell>
          <table:table-cell office:value-type="float" office:value="82301" calcext:value-type="float">
            <text:p>82301</text:p>
          </table:table-cell>
          <table:table-cell office:value-type="float" office:value="1720.00647" calcext:value-type="float">
            <text:p>1720.00647</text:p>
          </table:table-cell>
          <table:table-cell office:value-type="float" office:value="8.884644" calcext:value-type="float">
            <text:p>8.884644</text:p>
          </table:table-cell>
          <table:table-cell office:value-type="float" office:value="0.24864" calcext:value-type="float">
            <text:p>0.24864</text:p>
          </table:table-cell>
          <table:table-cell office:value-type="float" office:value="-5.144851" calcext:value-type="float">
            <text:p>-5.144851</text:p>
          </table:table-cell>
          <table:table-cell office:value-type="float" office:value="2.06859" calcext:value-type="float">
            <text:p>2.06859</text:p>
          </table:table-cell>
          <table:table-cell office:value-type="float" office:value="1.37906" calcext:value-type="float">
            <text:p>1.37906</text:p>
          </table:table-cell>
          <table:table-cell office:value-type="float" office:value="5.592855" calcext:value-type="float">
            <text:p>5.592855</text:p>
          </table:table-cell>
          <table:table-cell table:formula="of:=[.$B$1]*[.H177]+(1-[.$B$1])*[.K176]" office:value-type="float" office:value="7.80602497355851" calcext:value-type="float">
            <text:p>7.8060249736</text:p>
          </table:table-cell>
          <table:table-cell table:formula="of:=[.$B$1]*[.I177]+(1-[.$B$1])*[.L176]" office:value-type="float" office:value="-0.451674920451706" calcext:value-type="float">
            <text:p>-0.4516749205</text:p>
          </table:table-cell>
          <table:table-cell table:formula="of:=[.$B$1]*[.J177]+(1-[.$B$1])*[.M176]" office:value-type="float" office:value="3.89485095160697" calcext:value-type="float">
            <text:p>3.8948509516</text:p>
          </table:table-cell>
          <table:table-cell table:formula="of:=[.H177]-[.D$1]" office:value-type="float" office:value="8.40077562097903" calcext:value-type="float">
            <text:p>8.400775621</text:p>
          </table:table-cell>
          <table:table-cell table:formula="of:=[.I177]-[.E$1]" office:value-type="float" office:value="1.6926365615048" calcext:value-type="float">
            <text:p>1.6926365615</text:p>
          </table:table-cell>
          <table:table-cell table:formula="of:=[.J177]-[.F$1]" office:value-type="float" office:value="4.80932901480304" calcext:value-type="float">
            <text:p>4.8093290148</text:p>
          </table:table-cell>
          <table:table-cell table:formula="of:=[.K177]-[.D$1]" office:value-type="float" office:value="14.1382105945375" calcext:value-type="float">
            <text:p>14.1382105945</text:p>
          </table:table-cell>
          <table:table-cell table:formula="of:=[.L177]-[.E$1]" office:value-type="float" office:value="-0.138098358946906" calcext:value-type="float">
            <text:p>-0.1380983589</text:p>
          </table:table-cell>
          <table:table-cell table:formula="of:=[.M177]-[.F$1]" office:value-type="float" office:value="3.11132496641001" calcext:value-type="float">
            <text:p>3.1113249664</text:p>
          </table:table-cell>
          <table:table-cell table:formula="of:=SQRT([.Q177]^2+[.R177]^2+[.S177]^2)" office:value-type="float" office:value="14.4771686810247" calcext:value-type="float">
            <text:p>14.477168681</text:p>
          </table:table-cell>
          <table:table-cell table:formula="of:=[.U176]+([.$A177]-[.$A176])/1000*([.N176]+[.N177])/2" office:value-type="float" office:value="1199.77112700355" calcext:value-type="float">
            <text:p>1199.7711270036</text:p>
          </table:table-cell>
          <table:table-cell table:formula="of:=[.V176]+([.$A177]-[.$A176])/1000*([.O176]+[.O177])/2" office:value-type="float" office:value="-123.849490457994" calcext:value-type="float">
            <text:p>-123.849490458</text:p>
          </table:table-cell>
          <table:table-cell table:formula="of:=[.W176]+([.$A177]-[.$A176])/1000*([.P176]+[.P177])/2" office:value-type="float" office:value="18.4562475209912" calcext:value-type="float">
            <text:p>18.456247521</text:p>
          </table:table-cell>
          <table:table-cell table:formula="of:=SQRT([.U177]^2+[.V177]^2+[.W177]^2)" office:value-type="float" office:value="1206.28772958637" calcext:value-type="float">
            <text:p>1206.2877295864</text:p>
          </table:table-cell>
          <table:table-cell office:value-type="float" office:value="6.120531" calcext:value-type="float">
            <text:p>6.120531</text:p>
          </table:table-cell>
          <table:table-cell office:value-type="float" office:value="19.516317" calcext:value-type="float">
            <text:p>19.516317</text:p>
          </table:table-cell>
          <table:table-cell office:value-type="float" office:value="10.598832" calcext:value-type="float">
            <text:p>10.598832</text:p>
          </table:table-cell>
          <table:table-cell office:value-type="float" office:value="4.810733" calcext:value-type="float">
            <text:p>4.810733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43156" calcext:value-type="float">
            <text:p>643156</text:p>
          </table:table-cell>
          <table:table-cell office:value-type="float" office:value="31.4" calcext:value-type="float">
            <text:p>31.4</text:p>
          </table:table-cell>
          <table:table-cell office:value-type="float" office:value="82296" calcext:value-type="float">
            <text:p>82296</text:p>
          </table:table-cell>
          <table:table-cell office:value-type="float" office:value="1720.455078" calcext:value-type="float">
            <text:p>1720.455078</text:p>
          </table:table-cell>
          <table:table-cell office:value-type="float" office:value="9.333252" calcext:value-type="float">
            <text:p>9.333252</text:p>
          </table:table-cell>
          <table:table-cell office:value-type="float" office:value="1.0758" calcext:value-type="float">
            <text:p>1.0758</text:p>
          </table:table-cell>
          <table:table-cell office:value-type="float" office:value="-5.021676" calcext:value-type="float">
            <text:p>-5.021676</text:p>
          </table:table-cell>
          <table:table-cell office:value-type="float" office:value="1.762132" calcext:value-type="float">
            <text:p>1.762132</text:p>
          </table:table-cell>
          <table:table-cell office:value-type="float" office:value="1.302446" calcext:value-type="float">
            <text:p>1.302446</text:p>
          </table:table-cell>
          <table:table-cell office:value-type="float" office:value="5.66947" calcext:value-type="float">
            <text:p>5.66947</text:p>
          </table:table-cell>
          <table:table-cell table:formula="of:=[.$B$1]*[.H178]+(1-[.$B$1])*[.K177]" office:value-type="float" office:value="7.20163567620266" calcext:value-type="float">
            <text:p>7.2016356762</text:p>
          </table:table-cell>
          <table:table-cell table:formula="of:=[.$B$1]*[.I178]+(1-[.$B$1])*[.L177]" office:value-type="float" office:value="-0.276262828406535" calcext:value-type="float">
            <text:p>-0.2762628284</text:p>
          </table:table-cell>
          <table:table-cell table:formula="of:=[.$B$1]*[.J178]+(1-[.$B$1])*[.M177]" office:value-type="float" office:value="4.07231285644628" calcext:value-type="float">
            <text:p>4.0723128564</text:p>
          </table:table-cell>
          <table:table-cell table:formula="of:=[.H178]-[.D$1]" office:value-type="float" office:value="8.09431762097903" calcext:value-type="float">
            <text:p>8.094317621</text:p>
          </table:table-cell>
          <table:table-cell table:formula="of:=[.I178]-[.E$1]" office:value-type="float" office:value="1.6160225615048" calcext:value-type="float">
            <text:p>1.6160225615</text:p>
          </table:table-cell>
          <table:table-cell table:formula="of:=[.J178]-[.F$1]" office:value-type="float" office:value="4.88594401480304" calcext:value-type="float">
            <text:p>4.8859440148</text:p>
          </table:table-cell>
          <table:table-cell table:formula="of:=[.K178]-[.D$1]" office:value-type="float" office:value="13.5338212971817" calcext:value-type="float">
            <text:p>13.5338212972</text:p>
          </table:table-cell>
          <table:table-cell table:formula="of:=[.L178]-[.E$1]" office:value-type="float" office:value="0.037313733098265" calcext:value-type="float">
            <text:p>0.0373137331</text:p>
          </table:table-cell>
          <table:table-cell table:formula="of:=[.M178]-[.F$1]" office:value-type="float" office:value="3.28878687124932" calcext:value-type="float">
            <text:p>3.2887868712</text:p>
          </table:table-cell>
          <table:table-cell table:formula="of:=SQRT([.Q178]^2+[.R178]^2+[.S178]^2)" office:value-type="float" office:value="13.9277360078093" calcext:value-type="float">
            <text:p>13.9277360078</text:p>
          </table:table-cell>
          <table:table-cell table:formula="of:=[.U177]+([.$A178]-[.$A177])/1000*([.N177]+[.N178])/2" office:value-type="float" office:value="1203.2103539445" calcext:value-type="float">
            <text:p>1203.2103539445</text:p>
          </table:table-cell>
          <table:table-cell table:formula="of:=[.V177]+([.$A178]-[.$A177])/1000*([.O177]+[.O178])/2" office:value-type="float" office:value="-123.159635030847" calcext:value-type="float">
            <text:p>-123.1596350308</text:p>
          </table:table-cell>
          <table:table-cell table:formula="of:=[.W177]+([.$A178]-[.$A177])/1000*([.P177]+[.P178])/2" office:value-type="float" office:value="20.4777119476641" calcext:value-type="float">
            <text:p>20.4777119477</text:p>
          </table:table-cell>
          <table:table-cell table:formula="of:=SQRT([.U178]^2+[.V178]^2+[.W178]^2)" office:value-type="float" office:value="1209.67052879153" calcext:value-type="float">
            <text:p>1209.6705287915</text:p>
          </table:table-cell>
          <table:table-cell office:value-type="float" office:value="6.078187" calcext:value-type="float">
            <text:p>6.078187</text:p>
          </table:table-cell>
          <table:table-cell office:value-type="float" office:value="18.236315" calcext:value-type="float">
            <text:p>18.236315</text:p>
          </table:table-cell>
          <table:table-cell office:value-type="float" office:value="10.041484" calcext:value-type="float">
            <text:p>10.041484</text:p>
          </table:table-cell>
          <table:table-cell office:value-type="float" office:value="4.668435" calcext:value-type="float">
            <text:p>4.668435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43570" calcext:value-type="float">
            <text:p>643570</text:p>
          </table:table-cell>
          <table:table-cell office:value-type="float" office:value="31.41" calcext:value-type="float">
            <text:p>31.41</text:p>
          </table:table-cell>
          <table:table-cell office:value-type="float" office:value="82296" calcext:value-type="float">
            <text:p>82296</text:p>
          </table:table-cell>
          <table:table-cell office:value-type="float" office:value="1720.452148" calcext:value-type="float">
            <text:p>1720.452148</text:p>
          </table:table-cell>
          <table:table-cell office:value-type="float" office:value="9.330322" calcext:value-type="float">
            <text:p>9.330322</text:p>
          </table:table-cell>
          <table:table-cell office:value-type="float" office:value="-0.007077" calcext:value-type="float">
            <text:p>-0.007077</text:p>
          </table:table-cell>
          <table:table-cell office:value-type="float" office:value="-4.922382" calcext:value-type="float">
            <text:p>-4.922382</text:p>
          </table:table-cell>
          <table:table-cell office:value-type="float" office:value="2.145205" calcext:value-type="float">
            <text:p>2.145205</text:p>
          </table:table-cell>
          <table:table-cell office:value-type="float" office:value="1.37906" calcext:value-type="float">
            <text:p>1.37906</text:p>
          </table:table-cell>
          <table:table-cell office:value-type="float" office:value="5.592855" calcext:value-type="float">
            <text:p>5.592855</text:p>
          </table:table-cell>
          <table:table-cell table:formula="of:=[.$B$1]*[.H179]+(1-[.$B$1])*[.K178]" office:value-type="float" office:value="6.69599260858239" calcext:value-type="float">
            <text:p>6.6959926086</text:p>
          </table:table-cell>
          <table:table-cell table:formula="of:=[.$B$1]*[.I179]+(1-[.$B$1])*[.L178]" office:value-type="float" office:value="-0.110730545565882" calcext:value-type="float">
            <text:p>-0.1107305456</text:p>
          </table:table-cell>
          <table:table-cell table:formula="of:=[.$B$1]*[.J179]+(1-[.$B$1])*[.M178]" office:value-type="float" office:value="4.22436707080165" calcext:value-type="float">
            <text:p>4.2243670708</text:p>
          </table:table-cell>
          <table:table-cell table:formula="of:=[.H179]-[.D$1]" office:value-type="float" office:value="8.47739062097903" calcext:value-type="float">
            <text:p>8.477390621</text:p>
          </table:table-cell>
          <table:table-cell table:formula="of:=[.I179]-[.E$1]" office:value-type="float" office:value="1.6926365615048" calcext:value-type="float">
            <text:p>1.6926365615</text:p>
          </table:table-cell>
          <table:table-cell table:formula="of:=[.J179]-[.F$1]" office:value-type="float" office:value="4.80932901480304" calcext:value-type="float">
            <text:p>4.8093290148</text:p>
          </table:table-cell>
          <table:table-cell table:formula="of:=[.K179]-[.D$1]" office:value-type="float" office:value="13.0281782295614" calcext:value-type="float">
            <text:p>13.0281782296</text:p>
          </table:table-cell>
          <table:table-cell table:formula="of:=[.L179]-[.E$1]" office:value-type="float" office:value="0.202846015938918" calcext:value-type="float">
            <text:p>0.2028460159</text:p>
          </table:table-cell>
          <table:table-cell table:formula="of:=[.M179]-[.F$1]" office:value-type="float" office:value="3.44084108560469" calcext:value-type="float">
            <text:p>3.4408410856</text:p>
          </table:table-cell>
          <table:table-cell table:formula="of:=SQRT([.Q179]^2+[.R179]^2+[.S179]^2)" office:value-type="float" office:value="13.4764224430591" calcext:value-type="float">
            <text:p>13.4764224431</text:p>
          </table:table-cell>
          <table:table-cell table:formula="of:=[.U178]+([.$A179]-[.$A178])/1000*([.N178]+[.N179])/2" office:value-type="float" office:value="1206.64069755058" calcext:value-type="float">
            <text:p>1206.6406975506</text:p>
          </table:table-cell>
          <table:table-cell table:formula="of:=[.V178]+([.$A179]-[.$A178])/1000*([.O178]+[.O179])/2" office:value-type="float" office:value="-122.474742592384" calcext:value-type="float">
            <text:p>-122.4747425924</text:p>
          </table:table-cell>
          <table:table-cell table:formula="of:=[.W178]+([.$A179]-[.$A178])/1000*([.P178]+[.P179])/2" office:value-type="float" office:value="22.4846334647926" calcext:value-type="float">
            <text:p>22.4846334648</text:p>
          </table:table-cell>
          <table:table-cell table:formula="of:=SQRT([.U179]^2+[.V179]^2+[.W179]^2)" office:value-type="float" office:value="1213.04880128562" calcext:value-type="float">
            <text:p>1213.0488012856</text:p>
          </table:table-cell>
          <table:table-cell office:value-type="float" office:value="6.146848" calcext:value-type="float">
            <text:p>6.146848</text:p>
          </table:table-cell>
          <table:table-cell office:value-type="float" office:value="17.149881" calcext:value-type="float">
            <text:p>17.149881</text:p>
          </table:table-cell>
          <table:table-cell office:value-type="float" office:value="9.594685" calcext:value-type="float">
            <text:p>9.594685</text:p>
          </table:table-cell>
          <table:table-cell office:value-type="float" office:value="4.580673" calcext:value-type="float">
            <text:p>4.580673</text:p>
          </table:table-cell>
          <table:table-cell table:formula="of:=[.$B$1]*[.Z179]+(1-[.$B$1])*[.AC178]" office:value-type="float" office:value="460.7149881" calcext:value-type="float">
            <text:p>460.7149881</text:p>
          </table:table-cell>
          <table:table-cell table:formula="of:=[.$B$1]*[.AA179]+(1-[.$B$1])*[.AD178]" office:value-type="float" office:value="460.8594685" calcext:value-type="float">
            <text:p>460.8594685</text:p>
          </table:table-cell>
          <table:table-cell table:formula="of:=[.$B$1]*[.AB179]+(1-[.$B$1])*[.AE178]" office:value-type="float" office:value="460.3580673" calcext:value-type="float">
            <text:p>460.3580673</text:p>
          </table:table-cell>
        </table:table-row>
        <table:table-row table:style-name="ro1">
          <table:table-cell office:value-type="float" office:value="644004" calcext:value-type="float">
            <text:p>644004</text:p>
          </table:table-cell>
          <table:table-cell office:value-type="float" office:value="31.41" calcext:value-type="float">
            <text:p>31.41</text:p>
          </table:table-cell>
          <table:table-cell office:value-type="float" office:value="82300" calcext:value-type="float">
            <text:p>82300</text:p>
          </table:table-cell>
          <table:table-cell office:value-type="float" office:value="1720.052246" calcext:value-type="float">
            <text:p>1720.052246</text:p>
          </table:table-cell>
          <table:table-cell office:value-type="float" office:value="8.93042" calcext:value-type="float">
            <text:p>8.93042</text:p>
          </table:table-cell>
          <table:table-cell office:value-type="float" office:value="-0.921434" calcext:value-type="float">
            <text:p>-0.921434</text:p>
          </table:table-cell>
          <table:table-cell office:value-type="float" office:value="-4.843159" calcext:value-type="float">
            <text:p>-4.843159</text:p>
          </table:table-cell>
          <table:table-cell office:value-type="float" office:value="1.915361" calcext:value-type="float">
            <text:p>1.915361</text:p>
          </table:table-cell>
          <table:table-cell office:value-type="float" office:value="1.37906" calcext:value-type="float">
            <text:p>1.37906</text:p>
          </table:table-cell>
          <table:table-cell office:value-type="float" office:value="5.746084" calcext:value-type="float">
            <text:p>5.746084</text:p>
          </table:table-cell>
          <table:table-cell table:formula="of:=[.$B$1]*[.H180]+(1-[.$B$1])*[.K179]" office:value-type="float" office:value="6.21792944772415" calcext:value-type="float">
            <text:p>6.2179294477</text:p>
          </table:table-cell>
          <table:table-cell table:formula="of:=[.$B$1]*[.I180]+(1-[.$B$1])*[.L179]" office:value-type="float" office:value="0.0382485089907064" calcext:value-type="float">
            <text:p>0.038248509</text:p>
          </table:table-cell>
          <table:table-cell table:formula="of:=[.$B$1]*[.J180]+(1-[.$B$1])*[.M179]" office:value-type="float" office:value="4.37653876372148" calcext:value-type="float">
            <text:p>4.3765387637</text:p>
          </table:table-cell>
          <table:table-cell table:formula="of:=[.H180]-[.D$1]" office:value-type="float" office:value="8.24754662097903" calcext:value-type="float">
            <text:p>8.247546621</text:p>
          </table:table-cell>
          <table:table-cell table:formula="of:=[.I180]-[.E$1]" office:value-type="float" office:value="1.6926365615048" calcext:value-type="float">
            <text:p>1.6926365615</text:p>
          </table:table-cell>
          <table:table-cell table:formula="of:=[.J180]-[.F$1]" office:value-type="float" office:value="4.96255801480304" calcext:value-type="float">
            <text:p>4.9625580148</text:p>
          </table:table-cell>
          <table:table-cell table:formula="of:=[.K180]-[.D$1]" office:value-type="float" office:value="12.5501150687032" calcext:value-type="float">
            <text:p>12.5501150687</text:p>
          </table:table-cell>
          <table:table-cell table:formula="of:=[.L180]-[.E$1]" office:value-type="float" office:value="0.351825070495507" calcext:value-type="float">
            <text:p>0.3518250705</text:p>
          </table:table-cell>
          <table:table-cell table:formula="of:=[.M180]-[.F$1]" office:value-type="float" office:value="3.59301277852453" calcext:value-type="float">
            <text:p>3.5930127785</text:p>
          </table:table-cell>
          <table:table-cell table:formula="of:=SQRT([.Q180]^2+[.R180]^2+[.S180]^2)" office:value-type="float" office:value="13.0590547109873" calcext:value-type="float">
            <text:p>13.059054711</text:p>
          </table:table-cell>
          <table:table-cell table:formula="of:=[.U179]+([.$A180]-[.$A179])/1000*([.N179]+[.N180])/2" office:value-type="float" office:value="1210.27000893209" calcext:value-type="float">
            <text:p>1210.2700089321</text:p>
          </table:table-cell>
          <table:table-cell table:formula="of:=[.V179]+([.$A180]-[.$A179])/1000*([.O179]+[.O180])/2" office:value-type="float" office:value="-121.740138324691" calcext:value-type="float">
            <text:p>-121.7401383247</text:p>
          </table:table-cell>
          <table:table-cell table:formula="of:=[.W179]+([.$A180]-[.$A179])/1000*([.P179]+[.P180])/2" office:value-type="float" office:value="24.6051329502171" calcext:value-type="float">
            <text:p>24.6051329502</text:p>
          </table:table-cell>
          <table:table-cell table:formula="of:=SQRT([.U180]^2+[.V180]^2+[.W180]^2)" office:value-type="float" office:value="1216.62630596551" calcext:value-type="float">
            <text:p>1216.6263059655</text:p>
          </table:table-cell>
          <table:table-cell office:value-type="float" office:value="6.211916" calcext:value-type="float">
            <text:p>6.211916</text:p>
          </table:table-cell>
          <table:table-cell office:value-type="float" office:value="16.176033" calcext:value-type="float">
            <text:p>16.176033</text:p>
          </table:table-cell>
          <table:table-cell office:value-type="float" office:value="9.214927" calcext:value-type="float">
            <text:p>9.214927</text:p>
          </table:table-cell>
          <table:table-cell office:value-type="float" office:value="4.528079" calcext:value-type="float">
            <text:p>4.528079</text:p>
          </table:table-cell>
          <table:table-cell table:formula="of:=[.$B$1]*[.Z180]+(1-[.$B$1])*[.AC#REF!]" office:value-type="string" office:string-value="" calcext:value-type="error">
            <text:p>#REF!</text:p>
          </table:table-cell>
          <table:table-cell table:formula="of:=[.$B$1]*[.AA180]+(1-[.$B$1])*[.AD#REF!]" office:value-type="string" office:string-value="" calcext:value-type="error">
            <text:p>#REF!</text:p>
          </table:table-cell>
          <table:table-cell table:formula="of:=[.$B$1]*[.AB180]+(1-[.$B$1])*[.AE#REF!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644451" calcext:value-type="float">
            <text:p>644451</text:p>
          </table:table-cell>
          <table:table-cell office:value-type="float" office:value="31.42" calcext:value-type="float">
            <text:p>31.42</text:p>
          </table:table-cell>
          <table:table-cell office:value-type="float" office:value="82298" calcext:value-type="float">
            <text:p>82298</text:p>
          </table:table-cell>
          <table:table-cell office:value-type="float" office:value="1720.211182" calcext:value-type="float">
            <text:p>1720.211182</text:p>
          </table:table-cell>
          <table:table-cell office:value-type="float" office:value="9.089355" calcext:value-type="float">
            <text:p>9.089355</text:p>
          </table:table-cell>
          <table:table-cell office:value-type="float" office:value="0.355561" calcext:value-type="float">
            <text:p>0.355561</text:p>
          </table:table-cell>
          <table:table-cell office:value-type="float" office:value="-4.740219" calcext:value-type="float">
            <text:p>-4.740219</text:p>
          </table:table-cell>
          <table:table-cell office:value-type="float" office:value="1.838747" calcext:value-type="float">
            <text:p>1.838747</text:p>
          </table:table-cell>
          <table:table-cell office:value-type="float" office:value="1.302446" calcext:value-type="float">
            <text:p>1.302446</text:p>
          </table:table-cell>
          <table:table-cell office:value-type="float" office:value="5.746084" calcext:value-type="float">
            <text:p>5.746084</text:p>
          </table:table-cell>
          <table:table-cell table:formula="of:=[.$B$1]*[.H181]+(1-[.$B$1])*[.K180]" office:value-type="float" office:value="5.78001120295174" calcext:value-type="float">
            <text:p>5.780011203</text:p>
          </table:table-cell>
          <table:table-cell table:formula="of:=[.$B$1]*[.I181]+(1-[.$B$1])*[.L180]" office:value-type="float" office:value="0.164668258091636" calcext:value-type="float">
            <text:p>0.1646682581</text:p>
          </table:table-cell>
          <table:table-cell table:formula="of:=[.$B$1]*[.J181]+(1-[.$B$1])*[.M180]" office:value-type="float" office:value="4.51349328734934" calcext:value-type="float">
            <text:p>4.5134932873</text:p>
          </table:table-cell>
          <table:table-cell table:formula="of:=[.H181]-[.D$1]" office:value-type="float" office:value="8.17093262097903" calcext:value-type="float">
            <text:p>8.170932621</text:p>
          </table:table-cell>
          <table:table-cell table:formula="of:=[.I181]-[.E$1]" office:value-type="float" office:value="1.6160225615048" calcext:value-type="float">
            <text:p>1.6160225615</text:p>
          </table:table-cell>
          <table:table-cell table:formula="of:=[.J181]-[.F$1]" office:value-type="float" office:value="4.96255801480304" calcext:value-type="float">
            <text:p>4.9625580148</text:p>
          </table:table-cell>
          <table:table-cell table:formula="of:=[.K181]-[.D$1]" office:value-type="float" office:value="12.1121968239308" calcext:value-type="float">
            <text:p>12.1121968239</text:p>
          </table:table-cell>
          <table:table-cell table:formula="of:=[.L181]-[.E$1]" office:value-type="float" office:value="0.478244819596436" calcext:value-type="float">
            <text:p>0.4782448196</text:p>
          </table:table-cell>
          <table:table-cell table:formula="of:=[.M181]-[.F$1]" office:value-type="float" office:value="3.72996730215238" calcext:value-type="float">
            <text:p>3.7299673022</text:p>
          </table:table-cell>
          <table:table-cell table:formula="of:=SQRT([.Q181]^2+[.R181]^2+[.S181]^2)" office:value-type="float" office:value="12.6825346868926" calcext:value-type="float">
            <text:p>12.6825346869</text:p>
          </table:table-cell>
          <table:table-cell table:formula="of:=[.U180]+([.$A181]-[.$A180])/1000*([.N180]+[.N181])/2" office:value-type="float" office:value="1213.93953904267" calcext:value-type="float">
            <text:p>1213.9395390427</text:p>
          </table:table-cell>
          <table:table-cell table:formula="of:=[.V180]+([.$A181]-[.$A180])/1000*([.O180]+[.O181])/2" office:value-type="float" office:value="-121.000653010698" calcext:value-type="float">
            <text:p>-121.0006530107</text:p>
          </table:table-cell>
          <table:table-cell table:formula="of:=[.W180]+([.$A181]-[.$A180])/1000*([.P180]+[.P181])/2" office:value-type="float" office:value="26.823396382834" calcext:value-type="float">
            <text:p>26.8233963828</text:p>
          </table:table-cell>
          <table:table-cell table:formula="of:=SQRT([.U181]^2+[.V181]^2+[.W181]^2)" office:value-type="float" office:value="1220.24991582612" calcext:value-type="float">
            <text:p>1220.2499158261</text:p>
          </table:table-cell>
          <table:table-cell office:value-type="float" office:value="6.172101" calcext:value-type="float">
            <text:p>6.172101</text:p>
          </table:table-cell>
          <table:table-cell office:value-type="float" office:value="15.347263" calcext:value-type="float">
            <text:p>15.347263</text:p>
          </table:table-cell>
          <table:table-cell office:value-type="float" office:value="8.90841" calcext:value-type="float">
            <text:p>8.90841</text:p>
          </table:table-cell>
          <table:table-cell office:value-type="float" office:value="4.504271" calcext:value-type="float">
            <text:p>4.504271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44864" calcext:value-type="float">
            <text:p>644864</text:p>
          </table:table-cell>
          <table:table-cell office:value-type="float" office:value="31.42" calcext:value-type="float">
            <text:p>31.42</text:p>
          </table:table-cell>
          <table:table-cell office:value-type="float" office:value="82301" calcext:value-type="float">
            <text:p>82301</text:p>
          </table:table-cell>
          <table:table-cell office:value-type="float" office:value="1719.920166" calcext:value-type="float">
            <text:p>1719.920166</text:p>
          </table:table-cell>
          <table:table-cell office:value-type="float" office:value="8.79834" calcext:value-type="float">
            <text:p>8.79834</text:p>
          </table:table-cell>
          <table:table-cell office:value-type="float" office:value="-0.704638" calcext:value-type="float">
            <text:p>-0.704638</text:p>
          </table:table-cell>
          <table:table-cell office:value-type="float" office:value="-4.66031" calcext:value-type="float">
            <text:p>-4.66031</text:p>
          </table:table-cell>
          <table:table-cell office:value-type="float" office:value="1.991976" calcext:value-type="float">
            <text:p>1.991976</text:p>
          </table:table-cell>
          <table:table-cell office:value-type="float" office:value="1.37906" calcext:value-type="float">
            <text:p>1.37906</text:p>
          </table:table-cell>
          <table:table-cell office:value-type="float" office:value="5.822699" calcext:value-type="float">
            <text:p>5.822699</text:p>
          </table:table-cell>
          <table:table-cell table:formula="of:=[.$B$1]*[.H182]+(1-[.$B$1])*[.K181]" office:value-type="float" office:value="5.40120768265656" calcext:value-type="float">
            <text:p>5.4012076827</text:p>
          </table:table-cell>
          <table:table-cell table:formula="of:=[.$B$1]*[.I182]+(1-[.$B$1])*[.L181]" office:value-type="float" office:value="0.286107432282472" calcext:value-type="float">
            <text:p>0.2861074323</text:p>
          </table:table-cell>
          <table:table-cell table:formula="of:=[.$B$1]*[.J182]+(1-[.$B$1])*[.M181]" office:value-type="float" office:value="4.6444138586144" calcext:value-type="float">
            <text:p>4.6444138586</text:p>
          </table:table-cell>
          <table:table-cell table:formula="of:=[.H182]-[.D$1]" office:value-type="float" office:value="8.32416162097903" calcext:value-type="float">
            <text:p>8.324161621</text:p>
          </table:table-cell>
          <table:table-cell table:formula="of:=[.I182]-[.E$1]" office:value-type="float" office:value="1.6926365615048" calcext:value-type="float">
            <text:p>1.6926365615</text:p>
          </table:table-cell>
          <table:table-cell table:formula="of:=[.J182]-[.F$1]" office:value-type="float" office:value="5.03917301480304" calcext:value-type="float">
            <text:p>5.0391730148</text:p>
          </table:table-cell>
          <table:table-cell table:formula="of:=[.K182]-[.D$1]" office:value-type="float" office:value="11.7333933036356" calcext:value-type="float">
            <text:p>11.7333933036</text:p>
          </table:table-cell>
          <table:table-cell table:formula="of:=[.L182]-[.E$1]" office:value-type="float" office:value="0.599683993787272" calcext:value-type="float">
            <text:p>0.5996839938</text:p>
          </table:table-cell>
          <table:table-cell table:formula="of:=[.M182]-[.F$1]" office:value-type="float" office:value="3.86088787341744" calcext:value-type="float">
            <text:p>3.8608878734</text:p>
          </table:table-cell>
          <table:table-cell table:formula="of:=SQRT([.Q182]^2+[.R182]^2+[.S182]^2)" office:value-type="float" office:value="12.3668344567762" calcext:value-type="float">
            <text:p>12.3668344568</text:p>
          </table:table-cell>
          <table:table-cell table:formula="of:=[.U181]+([.$A182]-[.$A181])/1000*([.N181]+[.N182])/2" office:value-type="float" office:value="1217.34577600363" calcext:value-type="float">
            <text:p>1217.3457760036</text:p>
          </table:table-cell>
          <table:table-cell table:formula="of:=[.V181]+([.$A182]-[.$A181])/1000*([.O181]+[.O182])/2" office:value-type="float" office:value="-120.317414901796" calcext:value-type="float">
            <text:p>-120.3174149018</text:p>
          </table:table-cell>
          <table:table-cell table:formula="of:=[.W181]+([.$A182]-[.$A181])/1000*([.P181]+[.P182])/2" office:value-type="float" office:value="28.8887538404477" calcext:value-type="float">
            <text:p>28.8887538404</text:p>
          </table:table-cell>
          <table:table-cell table:formula="of:=SQRT([.U182]^2+[.V182]^2+[.W182]^2)" office:value-type="float" office:value="1223.61823244874" calcext:value-type="float">
            <text:p>1223.6182324488</text:p>
          </table:table-cell>
          <table:table-cell office:value-type="float" office:value="6.306631" calcext:value-type="float">
            <text:p>6.306631</text:p>
          </table:table-cell>
          <table:table-cell office:value-type="float" office:value="14.607363" calcext:value-type="float">
            <text:p>14.607363</text:p>
          </table:table-cell>
          <table:table-cell office:value-type="float" office:value="8.656219" calcext:value-type="float">
            <text:p>8.656219</text:p>
          </table:table-cell>
          <table:table-cell office:value-type="float" office:value="4.509991" calcext:value-type="float">
            <text:p>4.509991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45270" calcext:value-type="float">
            <text:p>645270</text:p>
          </table:table-cell>
          <table:table-cell office:value-type="float" office:value="31.42" calcext:value-type="float">
            <text:p>31.42</text:p>
          </table:table-cell>
          <table:table-cell office:value-type="float" office:value="82299" calcext:value-type="float">
            <text:p>82299</text:p>
          </table:table-cell>
          <table:table-cell office:value-type="float" office:value="1720.186768" calcext:value-type="float">
            <text:p>1720.186768</text:p>
          </table:table-cell>
          <table:table-cell office:value-type="float" office:value="9.064941" calcext:value-type="float">
            <text:p>9.064941</text:p>
          </table:table-cell>
          <table:table-cell office:value-type="float" office:value="0.656654" calcext:value-type="float">
            <text:p>0.656654</text:p>
          </table:table-cell>
          <table:table-cell office:value-type="float" office:value="-4.555029" calcext:value-type="float">
            <text:p>-4.555029</text:p>
          </table:table-cell>
          <table:table-cell office:value-type="float" office:value="1.991976" calcext:value-type="float">
            <text:p>1.991976</text:p>
          </table:table-cell>
          <table:table-cell office:value-type="float" office:value="1.302446" calcext:value-type="float">
            <text:p>1.302446</text:p>
          </table:table-cell>
          <table:table-cell office:value-type="float" office:value="5.746084" calcext:value-type="float">
            <text:p>5.746084</text:p>
          </table:table-cell>
          <table:table-cell table:formula="of:=[.$B$1]*[.H183]+(1-[.$B$1])*[.K182]" office:value-type="float" office:value="5.06028451439091" calcext:value-type="float">
            <text:p>5.0602845144</text:p>
          </table:table-cell>
          <table:table-cell table:formula="of:=[.$B$1]*[.I183]+(1-[.$B$1])*[.L182]" office:value-type="float" office:value="0.387741289054225" calcext:value-type="float">
            <text:p>0.3877412891</text:p>
          </table:table-cell>
          <table:table-cell table:formula="of:=[.$B$1]*[.J183]+(1-[.$B$1])*[.M182]" office:value-type="float" office:value="4.75458087275296" calcext:value-type="float">
            <text:p>4.7545808728</text:p>
          </table:table-cell>
          <table:table-cell table:formula="of:=[.H183]-[.D$1]" office:value-type="float" office:value="8.32416162097903" calcext:value-type="float">
            <text:p>8.324161621</text:p>
          </table:table-cell>
          <table:table-cell table:formula="of:=[.I183]-[.E$1]" office:value-type="float" office:value="1.6160225615048" calcext:value-type="float">
            <text:p>1.6160225615</text:p>
          </table:table-cell>
          <table:table-cell table:formula="of:=[.J183]-[.F$1]" office:value-type="float" office:value="4.96255801480304" calcext:value-type="float">
            <text:p>4.9625580148</text:p>
          </table:table-cell>
          <table:table-cell table:formula="of:=[.K183]-[.D$1]" office:value-type="float" office:value="11.3924701353699" calcext:value-type="float">
            <text:p>11.3924701354</text:p>
          </table:table-cell>
          <table:table-cell table:formula="of:=[.L183]-[.E$1]" office:value-type="float" office:value="0.701317850559025" calcext:value-type="float">
            <text:p>0.7013178506</text:p>
          </table:table-cell>
          <table:table-cell table:formula="of:=[.M183]-[.F$1]" office:value-type="float" office:value="3.971054887556" calcext:value-type="float">
            <text:p>3.9710548876</text:p>
          </table:table-cell>
          <table:table-cell table:formula="of:=SQRT([.Q183]^2+[.R183]^2+[.S183]^2)" office:value-type="float" office:value="12.0850941011144" calcext:value-type="float">
            <text:p>12.0850941011</text:p>
          </table:table-cell>
          <table:table-cell table:formula="of:=[.U182]+([.$A183]-[.$A182])/1000*([.N182]+[.N183])/2" office:value-type="float" office:value="1220.72538562175" calcext:value-type="float">
            <text:p>1220.7253856218</text:p>
          </table:table-cell>
          <table:table-cell table:formula="of:=[.V182]+([.$A183]-[.$A182])/1000*([.O182]+[.O183])/2" office:value-type="float" office:value="-119.645757099825" calcext:value-type="float">
            <text:p>-119.6457570998</text:p>
          </table:table-cell>
          <table:table-cell table:formula="of:=[.W182]+([.$A183]-[.$A182])/1000*([.P182]+[.P183])/2" office:value-type="float" office:value="30.9191052394577" calcext:value-type="float">
            <text:p>30.9191052395</text:p>
          </table:table-cell>
          <table:table-cell table:formula="of:=SQRT([.U183]^2+[.V183]^2+[.W183]^2)" office:value-type="float" office:value="1226.96437004591" calcext:value-type="float">
            <text:p>1226.9643700459</text:p>
          </table:table-cell>
          <table:table-cell office:value-type="float" office:value="6.219471" calcext:value-type="float">
            <text:p>6.219471</text:p>
          </table:table-cell>
          <table:table-cell office:value-type="float" office:value="13.988951" calcext:value-type="float">
            <text:p>13.988951</text:p>
          </table:table-cell>
          <table:table-cell office:value-type="float" office:value="8.45915" calcext:value-type="float">
            <text:p>8.45915</text:p>
          </table:table-cell>
          <table:table-cell office:value-type="float" office:value="4.532013" calcext:value-type="float">
            <text:p>4.532013</text:p>
          </table:table-cell>
          <table:table-cell table:number-columns-repeated="3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45676" calcext:value-type="float">
            <text:p>645676</text:p>
          </table:table-cell>
          <table:table-cell office:value-type="float" office:value="31.42" calcext:value-type="float">
            <text:p>31.42</text:p>
          </table:table-cell>
          <table:table-cell office:value-type="float" office:value="82294" calcext:value-type="float">
            <text:p>82294</text:p>
          </table:table-cell>
          <table:table-cell office:value-type="float" office:value="1720.619995" calcext:value-type="float">
            <text:p>1720.619995</text:p>
          </table:table-cell>
          <table:table-cell office:value-type="float" office:value="9.498169" calcext:value-type="float">
            <text:p>9.498169</text:p>
          </table:table-cell>
          <table:table-cell office:value-type="float" office:value="1.067063" calcext:value-type="float">
            <text:p>1.067063</text:p>
          </table:table-cell>
          <table:table-cell office:value-type="float" office:value="-4.443706" calcext:value-type="float">
            <text:p>-4.443706</text:p>
          </table:table-cell>
          <table:table-cell office:value-type="float" office:value="1.915361" calcext:value-type="float">
            <text:p>1.915361</text:p>
          </table:table-cell>
          <table:table-cell office:value-type="float" office:value="1.532289" calcext:value-type="float">
            <text:p>1.532289</text:p>
          </table:table-cell>
          <table:table-cell office:value-type="float" office:value="5.746084" calcext:value-type="float">
            <text:p>5.746084</text:p>
          </table:table-cell>
          <table:table-cell table:formula="of:=[.$B$1]*[.H184]+(1-[.$B$1])*[.K183]" office:value-type="float" office:value="4.74579216295182" calcext:value-type="float">
            <text:p>4.745792163</text:p>
          </table:table-cell>
          <table:table-cell table:formula="of:=[.$B$1]*[.I184]+(1-[.$B$1])*[.L183]" office:value-type="float" office:value="0.502196060148803" calcext:value-type="float">
            <text:p>0.5021960601</text:p>
          </table:table-cell>
          <table:table-cell table:formula="of:=[.$B$1]*[.J184]+(1-[.$B$1])*[.M183]" office:value-type="float" office:value="4.85373118547767" calcext:value-type="float">
            <text:p>4.8537311855</text:p>
          </table:table-cell>
          <table:table-cell table:formula="of:=[.H184]-[.D$1]" office:value-type="float" office:value="8.24754662097903" calcext:value-type="float">
            <text:p>8.247546621</text:p>
          </table:table-cell>
          <table:table-cell table:formula="of:=[.I184]-[.E$1]" office:value-type="float" office:value="1.8458655615048" calcext:value-type="float">
            <text:p>1.8458655615</text:p>
          </table:table-cell>
          <table:table-cell table:formula="of:=[.J184]-[.F$1]" office:value-type="float" office:value="4.96255801480304" calcext:value-type="float">
            <text:p>4.9625580148</text:p>
          </table:table-cell>
          <table:table-cell table:formula="of:=[.K184]-[.D$1]" office:value-type="float" office:value="11.0779777839308" calcext:value-type="float">
            <text:p>11.0779777839</text:p>
          </table:table-cell>
          <table:table-cell table:formula="of:=[.L184]-[.E$1]" office:value-type="float" office:value="0.815772621653603" calcext:value-type="float">
            <text:p>0.8157726217</text:p>
          </table:table-cell>
          <table:table-cell table:formula="of:=[.M184]-[.F$1]" office:value-type="float" office:value="4.07020520028071" calcext:value-type="float">
            <text:p>4.0702052003</text:p>
          </table:table-cell>
          <table:table-cell table:formula="of:=SQRT([.Q184]^2+[.R184]^2+[.S184]^2)" office:value-type="float" office:value="11.8302006375166" calcext:value-type="float">
            <text:p>11.8302006375</text:p>
          </table:table-cell>
          <table:table-cell table:formula="of:=[.U183]+([.$A184]-[.$A183])/1000*([.N183]+[.N184])/2" office:value-type="float" office:value="1224.08944239487" calcext:value-type="float">
            <text:p>1224.0894423949</text:p>
          </table:table-cell>
          <table:table-cell table:formula="of:=[.V183]+([.$A184]-[.$A183])/1000*([.O183]+[.O184])/2" office:value-type="float" office:value="-118.942993810855" calcext:value-type="float">
            <text:p>-118.9429938109</text:p>
          </table:table-cell>
          <table:table-cell table:formula="of:=[.W183]+([.$A184]-[.$A183])/1000*([.P183]+[.P184])/2" office:value-type="float" office:value="32.9339037934678" calcext:value-type="float">
            <text:p>32.9339037935</text:p>
          </table:table-cell>
          <table:table-cell table:formula="of:=SQRT([.U184]^2+[.V184]^2+[.W184]^2)" office:value-type="float" office:value="1230.29550953352" calcext:value-type="float">
            <text:p>1230.2955095335</text:p>
          </table:table-cell>
          <table:table-cell office:value-type="float" office:value="6.24772" calcext:value-type="float">
            <text:p>6.24772</text:p>
          </table:table-cell>
          <table:table-cell office:value-type="float" office:value="13.50589" calcext:value-type="float">
            <text:p>13.50589</text:p>
          </table:table-cell>
          <table:table-cell office:value-type="float" office:value="8.32908" calcext:value-type="float">
            <text:p>8.32908</text:p>
          </table:table-cell>
          <table:table-cell office:value-type="float" office:value="4.579217" calcext:value-type="float">
            <text:p>4.579217</text:p>
          </table:table-cell>
          <table:table-cell table:number-columns-repeated="3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46082" calcext:value-type="float">
            <text:p>646082</text:p>
          </table:table-cell>
          <table:table-cell office:value-type="float" office:value="31.43" calcext:value-type="float">
            <text:p>31.43</text:p>
          </table:table-cell>
          <table:table-cell office:value-type="float" office:value="82299" calcext:value-type="float">
            <text:p>82299</text:p>
          </table:table-cell>
          <table:table-cell office:value-type="float" office:value="1720.118286" calcext:value-type="float">
            <text:p>1720.118286</text:p>
          </table:table-cell>
          <table:table-cell office:value-type="float" office:value="8.99646" calcext:value-type="float">
            <text:p>8.99646</text:p>
          </table:table-cell>
          <table:table-cell office:value-type="float" office:value="-1.235736" calcext:value-type="float">
            <text:p>-1.235736</text:p>
          </table:table-cell>
          <table:table-cell office:value-type="float" office:value="-4.380185" calcext:value-type="float">
            <text:p>-4.380185</text:p>
          </table:table-cell>
          <table:table-cell office:value-type="float" office:value="2.145205" calcext:value-type="float">
            <text:p>2.145205</text:p>
          </table:table-cell>
          <table:table-cell office:value-type="float" office:value="1.37906" calcext:value-type="float">
            <text:p>1.37906</text:p>
          </table:table-cell>
          <table:table-cell office:value-type="float" office:value="5.746084" calcext:value-type="float">
            <text:p>5.746084</text:p>
          </table:table-cell>
          <table:table-cell table:formula="of:=[.$B$1]*[.H185]+(1-[.$B$1])*[.K184]" office:value-type="float" office:value="4.48573344665664" calcext:value-type="float">
            <text:p>4.4857334467</text:p>
          </table:table-cell>
          <table:table-cell table:formula="of:=[.$B$1]*[.I185]+(1-[.$B$1])*[.L184]" office:value-type="float" office:value="0.589882454133922" calcext:value-type="float">
            <text:p>0.5898824541</text:p>
          </table:table-cell>
          <table:table-cell table:formula="of:=[.$B$1]*[.J185]+(1-[.$B$1])*[.M184]" office:value-type="float" office:value="4.9429664669299" calcext:value-type="float">
            <text:p>4.9429664669</text:p>
          </table:table-cell>
          <table:table-cell table:formula="of:=[.H185]-[.D$1]" office:value-type="float" office:value="8.47739062097903" calcext:value-type="float">
            <text:p>8.477390621</text:p>
          </table:table-cell>
          <table:table-cell table:formula="of:=[.I185]-[.E$1]" office:value-type="float" office:value="1.6926365615048" calcext:value-type="float">
            <text:p>1.6926365615</text:p>
          </table:table-cell>
          <table:table-cell table:formula="of:=[.J185]-[.F$1]" office:value-type="float" office:value="4.96255801480304" calcext:value-type="float">
            <text:p>4.9625580148</text:p>
          </table:table-cell>
          <table:table-cell table:formula="of:=[.K185]-[.D$1]" office:value-type="float" office:value="10.8179190676357" calcext:value-type="float">
            <text:p>10.8179190676</text:p>
          </table:table-cell>
          <table:table-cell table:formula="of:=[.L185]-[.E$1]" office:value-type="float" office:value="0.903459015638723" calcext:value-type="float">
            <text:p>0.9034590156</text:p>
          </table:table-cell>
          <table:table-cell table:formula="of:=[.M185]-[.F$1]" office:value-type="float" office:value="4.15944048173294" calcext:value-type="float">
            <text:p>4.1594404817</text:p>
          </table:table-cell>
          <table:table-cell table:formula="of:=SQRT([.Q185]^2+[.R185]^2+[.S185]^2)" office:value-type="float" office:value="11.6251690855631" calcext:value-type="float">
            <text:p>11.6251690856</text:p>
          </table:table-cell>
          <table:table-cell table:formula="of:=[.U184]+([.$A185]-[.$A184])/1000*([.N184]+[.N185])/2" office:value-type="float" office:value="1227.48460465498" calcext:value-type="float">
            <text:p>1227.484604655</text:p>
          </table:table-cell>
          <table:table-cell table:formula="of:=[.V184]+([.$A185]-[.$A184])/1000*([.O184]+[.O185])/2" office:value-type="float" office:value="-118.224677879884" calcext:value-type="float">
            <text:p>-118.2246778799</text:p>
          </table:table-cell>
          <table:table-cell table:formula="of:=[.W184]+([.$A185]-[.$A184])/1000*([.P184]+[.P185])/2" office:value-type="float" office:value="34.9487023474778" calcext:value-type="float">
            <text:p>34.9487023475</text:p>
          </table:table-cell>
          <table:table-cell table:formula="of:=SQRT([.U185]^2+[.V185]^2+[.W185]^2)" office:value-type="float" office:value="1233.65997783854" calcext:value-type="float">
            <text:p>1233.6599778385</text:p>
          </table:table-cell>
          <table:table-cell office:value-type="float" office:value="6.286589" calcext:value-type="float">
            <text:p>6.286589</text:p>
          </table:table-cell>
          <table:table-cell office:value-type="float" office:value="13.03714" calcext:value-type="float">
            <text:p>13.03714</text:p>
          </table:table-cell>
          <table:table-cell office:value-type="float" office:value="8.206962" calcext:value-type="float">
            <text:p>8.206962</text:p>
          </table:table-cell>
          <table:table-cell office:value-type="float" office:value="4.630175" calcext:value-type="float">
            <text:p>4.630175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646496" calcext:value-type="float">
            <text:p>646496</text:p>
          </table:table-cell>
          <table:table-cell office:value-type="float" office:value="31.440001" calcext:value-type="float">
            <text:p>31.440001</text:p>
          </table:table-cell>
          <table:table-cell office:value-type="float" office:value="82298" calcext:value-type="float">
            <text:p>82298</text:p>
          </table:table-cell>
          <table:table-cell office:value-type="float" office:value="1720.299194" calcext:value-type="float">
            <text:p>1720.299194</text:p>
          </table:table-cell>
          <table:table-cell office:value-type="float" office:value="9.177368" calcext:value-type="float">
            <text:p>9.177368</text:p>
          </table:table-cell>
          <table:table-cell office:value-type="float" office:value="0.436976" calcext:value-type="float">
            <text:p>0.436976</text:p>
          </table:table-cell>
          <table:table-cell office:value-type="float" office:value="-4.2848" calcext:value-type="float">
            <text:p>-4.2848</text:p>
          </table:table-cell>
          <table:table-cell office:value-type="float" office:value="2.145205" calcext:value-type="float">
            <text:p>2.145205</text:p>
          </table:table-cell>
          <table:table-cell office:value-type="float" office:value="1.455675" calcext:value-type="float">
            <text:p>1.455675</text:p>
          </table:table-cell>
          <table:table-cell office:value-type="float" office:value="5.66947" calcext:value-type="float">
            <text:p>5.66947</text:p>
          </table:table-cell>
          <table:table-cell table:formula="of:=[.$B$1]*[.H186]+(1-[.$B$1])*[.K185]" office:value-type="float" office:value="4.25168060199097" calcext:value-type="float">
            <text:p>4.251680602</text:p>
          </table:table-cell>
          <table:table-cell table:formula="of:=[.$B$1]*[.I186]+(1-[.$B$1])*[.L185]" office:value-type="float" office:value="0.67646170872053" calcext:value-type="float">
            <text:p>0.6764617087</text:p>
          </table:table-cell>
          <table:table-cell table:formula="of:=[.$B$1]*[.J186]+(1-[.$B$1])*[.M185]" office:value-type="float" office:value="5.01561682023691" calcext:value-type="float">
            <text:p>5.0156168202</text:p>
          </table:table-cell>
          <table:table-cell table:formula="of:=[.H186]-[.D$1]" office:value-type="float" office:value="8.47739062097903" calcext:value-type="float">
            <text:p>8.477390621</text:p>
          </table:table-cell>
          <table:table-cell table:formula="of:=[.I186]-[.E$1]" office:value-type="float" office:value="1.7692515615048" calcext:value-type="float">
            <text:p>1.7692515615</text:p>
          </table:table-cell>
          <table:table-cell table:formula="of:=[.J186]-[.F$1]" office:value-type="float" office:value="4.88594401480304" calcext:value-type="float">
            <text:p>4.8859440148</text:p>
          </table:table-cell>
          <table:table-cell table:formula="of:=[.K186]-[.D$1]" office:value-type="float" office:value="10.58386622297" calcext:value-type="float">
            <text:p>10.583866223</text:p>
          </table:table-cell>
          <table:table-cell table:formula="of:=[.L186]-[.E$1]" office:value-type="float" office:value="0.990038270225331" calcext:value-type="float">
            <text:p>0.9900382702</text:p>
          </table:table-cell>
          <table:table-cell table:formula="of:=[.M186]-[.F$1]" office:value-type="float" office:value="4.23209083503995" calcext:value-type="float">
            <text:p>4.232090835</text:p>
          </table:table-cell>
          <table:table-cell table:formula="of:=SQRT([.Q186]^2+[.R186]^2+[.S186]^2)" office:value-type="float" office:value="11.4415467852151" calcext:value-type="float">
            <text:p>11.4415467852</text:p>
          </table:table-cell>
          <table:table-cell table:formula="of:=[.U185]+([.$A186]-[.$A185])/1000*([.N185]+[.N186])/2" office:value-type="float" office:value="1230.99424437207" calcext:value-type="float">
            <text:p>1230.9942443721</text:p>
          </table:table-cell>
          <table:table-cell table:formula="of:=[.V185]+([.$A186]-[.$A185])/1000*([.O185]+[.O186])/2" office:value-type="float" office:value="-117.508067038421" calcext:value-type="float">
            <text:p>-117.5080670384</text:p>
          </table:table-cell>
          <table:table-cell table:formula="of:=[.W185]+([.$A186]-[.$A185])/1000*([.P185]+[.P186])/2" office:value-type="float" office:value="36.9873422676063" calcext:value-type="float">
            <text:p>36.9873422676</text:p>
          </table:table-cell>
          <table:table-cell table:formula="of:=SQRT([.U186]^2+[.V186]^2+[.W186]^2)" office:value-type="float" office:value="1237.14309559739" calcext:value-type="float">
            <text:p>1237.1430955974</text:p>
          </table:table-cell>
          <table:table-cell office:value-type="float" office:value="6.234082" calcext:value-type="float">
            <text:p>6.234082</text:p>
          </table:table-cell>
          <table:table-cell office:value-type="float" office:value="12.638477" calcext:value-type="float">
            <text:p>12.638477</text:p>
          </table:table-cell>
          <table:table-cell office:value-type="float" office:value="8.112856" calcext:value-type="float">
            <text:p>8.112856</text:p>
          </table:table-cell>
          <table:table-cell office:value-type="float" office:value="4.685775" calcext:value-type="float">
            <text:p>4.685775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46907" calcext:value-type="float">
            <text:p>646907</text:p>
          </table:table-cell>
          <table:table-cell office:value-type="float" office:value="31.440001" calcext:value-type="float">
            <text:p>31.440001</text:p>
          </table:table-cell>
          <table:table-cell office:value-type="float" office:value="82300" calcext:value-type="float">
            <text:p>82300</text:p>
          </table:table-cell>
          <table:table-cell office:value-type="float" office:value="1720.009399" calcext:value-type="float">
            <text:p>1720.009399</text:p>
          </table:table-cell>
          <table:table-cell office:value-type="float" office:value="8.887573" calcext:value-type="float">
            <text:p>8.887573</text:p>
          </table:table-cell>
          <table:table-cell office:value-type="float" office:value="-0.705097" calcext:value-type="float">
            <text:p>-0.705097</text:p>
          </table:table-cell>
          <table:table-cell office:value-type="float" office:value="-4.213918" calcext:value-type="float">
            <text:p>-4.213918</text:p>
          </table:table-cell>
          <table:table-cell office:value-type="float" office:value="2.06859" calcext:value-type="float">
            <text:p>2.06859</text:p>
          </table:table-cell>
          <table:table-cell office:value-type="float" office:value="1.37906" calcext:value-type="float">
            <text:p>1.37906</text:p>
          </table:table-cell>
          <table:table-cell office:value-type="float" office:value="5.822699" calcext:value-type="float">
            <text:p>5.822699</text:p>
          </table:table-cell>
          <table:table-cell table:formula="of:=[.$B$1]*[.H187]+(1-[.$B$1])*[.K186]" office:value-type="float" office:value="4.03337154179188" calcext:value-type="float">
            <text:p>4.0333715418</text:p>
          </table:table-cell>
          <table:table-cell table:formula="of:=[.$B$1]*[.I187]+(1-[.$B$1])*[.L186]" office:value-type="float" office:value="0.746721537848477" calcext:value-type="float">
            <text:p>0.7467215378</text:p>
          </table:table-cell>
          <table:table-cell table:formula="of:=[.$B$1]*[.J187]+(1-[.$B$1])*[.M186]" office:value-type="float" office:value="5.09632503821322" calcext:value-type="float">
            <text:p>5.0963250382</text:p>
          </table:table-cell>
          <table:table-cell table:formula="of:=[.H187]-[.D$1]" office:value-type="float" office:value="8.40077562097903" calcext:value-type="float">
            <text:p>8.400775621</text:p>
          </table:table-cell>
          <table:table-cell table:formula="of:=[.I187]-[.E$1]" office:value-type="float" office:value="1.6926365615048" calcext:value-type="float">
            <text:p>1.6926365615</text:p>
          </table:table-cell>
          <table:table-cell table:formula="of:=[.J187]-[.F$1]" office:value-type="float" office:value="5.03917301480304" calcext:value-type="float">
            <text:p>5.0391730148</text:p>
          </table:table-cell>
          <table:table-cell table:formula="of:=[.K187]-[.D$1]" office:value-type="float" office:value="10.3655571627709" calcext:value-type="float">
            <text:p>10.3655571628</text:p>
          </table:table-cell>
          <table:table-cell table:formula="of:=[.L187]-[.E$1]" office:value-type="float" office:value="1.06029809935328" calcext:value-type="float">
            <text:p>1.0602980994</text:p>
          </table:table-cell>
          <table:table-cell table:formula="of:=[.M187]-[.F$1]" office:value-type="float" office:value="4.31279905301626" calcext:value-type="float">
            <text:p>4.312799053</text:p>
          </table:table-cell>
          <table:table-cell table:formula="of:=SQRT([.Q187]^2+[.R187]^2+[.S187]^2)" office:value-type="float" office:value="11.2769341146369" calcext:value-type="float">
            <text:p>11.2769341146</text:p>
          </table:table-cell>
          <table:table-cell table:formula="of:=[.U186]+([.$A187]-[.$A186])/1000*([.N186]+[.N187])/2" office:value-type="float" office:value="1234.46270753479" calcext:value-type="float">
            <text:p>1234.4627075348</text:p>
          </table:table-cell>
          <table:table-cell table:formula="of:=[.V186]+([.$A187]-[.$A186])/1000*([.O186]+[.O187])/2" office:value-type="float" office:value="-116.796649029142" calcext:value-type="float">
            <text:p>-116.7966490291</text:p>
          </table:table-cell>
          <table:table-cell table:formula="of:=[.W186]+([.$A187]-[.$A186])/1000*([.P186]+[.P187])/2" office:value-type="float" office:value="39.0269538171903" calcext:value-type="float">
            <text:p>39.0269538172</text:p>
          </table:table-cell>
          <table:table-cell table:formula="of:=SQRT([.U187]^2+[.V187]^2+[.W187]^2)" office:value-type="float" office:value="1240.58967295509" calcext:value-type="float">
            <text:p>1240.5896729551</text:p>
          </table:table-cell>
          <table:table-cell office:value-type="float" office:value="6.331247" calcext:value-type="float">
            <text:p>6.331247</text:p>
          </table:table-cell>
          <table:table-cell office:value-type="float" office:value="12.262941" calcext:value-type="float">
            <text:p>12.262941</text:p>
          </table:table-cell>
          <table:table-cell office:value-type="float" office:value="8.032739" calcext:value-type="float">
            <text:p>8.032739</text:p>
          </table:table-cell>
          <table:table-cell office:value-type="float" office:value="4.748872" calcext:value-type="float">
            <text:p>4.748872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47304" calcext:value-type="float">
            <text:p>647304</text:p>
          </table:table-cell>
          <table:table-cell office:value-type="float" office:value="31.440001" calcext:value-type="float">
            <text:p>31.440001</text:p>
          </table:table-cell>
          <table:table-cell office:value-type="float" office:value="82294" calcext:value-type="float">
            <text:p>82294</text:p>
          </table:table-cell>
          <table:table-cell office:value-type="float" office:value="1720.614624" calcext:value-type="float">
            <text:p>1720.614624</text:p>
          </table:table-cell>
          <table:table-cell office:value-type="float" office:value="9.492798" calcext:value-type="float">
            <text:p>9.492798</text:p>
          </table:table-cell>
          <table:table-cell office:value-type="float" office:value="1.524495" calcext:value-type="float">
            <text:p>1.524495</text:p>
          </table:table-cell>
          <table:table-cell office:value-type="float" office:value="-4.100292" calcext:value-type="float">
            <text:p>-4.100292</text:p>
          </table:table-cell>
          <table:table-cell office:value-type="float" office:value="1.991976" calcext:value-type="float">
            <text:p>1.991976</text:p>
          </table:table-cell>
          <table:table-cell office:value-type="float" office:value="1.532289" calcext:value-type="float">
            <text:p>1.532289</text:p>
          </table:table-cell>
          <table:table-cell office:value-type="float" office:value="5.66947" calcext:value-type="float">
            <text:p>5.66947</text:p>
          </table:table-cell>
          <table:table-cell table:formula="of:=[.$B$1]*[.H188]+(1-[.$B$1])*[.K187]" office:value-type="float" office:value="3.82923198761269" calcext:value-type="float">
            <text:p>3.8292319876</text:p>
          </table:table-cell>
          <table:table-cell table:formula="of:=[.$B$1]*[.I188]+(1-[.$B$1])*[.L187]" office:value-type="float" office:value="0.825278284063629" calcext:value-type="float">
            <text:p>0.8252782841</text:p>
          </table:table-cell>
          <table:table-cell table:formula="of:=[.$B$1]*[.J188]+(1-[.$B$1])*[.M187]" office:value-type="float" office:value="5.1536395343919" calcext:value-type="float">
            <text:p>5.1536395344</text:p>
          </table:table-cell>
          <table:table-cell table:formula="of:=[.H188]-[.D$1]" office:value-type="float" office:value="8.32416162097903" calcext:value-type="float">
            <text:p>8.324161621</text:p>
          </table:table-cell>
          <table:table-cell table:formula="of:=[.I188]-[.E$1]" office:value-type="float" office:value="1.8458655615048" calcext:value-type="float">
            <text:p>1.8458655615</text:p>
          </table:table-cell>
          <table:table-cell table:formula="of:=[.J188]-[.F$1]" office:value-type="float" office:value="4.88594401480304" calcext:value-type="float">
            <text:p>4.8859440148</text:p>
          </table:table-cell>
          <table:table-cell table:formula="of:=[.K188]-[.D$1]" office:value-type="float" office:value="10.1614176085917" calcext:value-type="float">
            <text:p>10.1614176086</text:p>
          </table:table-cell>
          <table:table-cell table:formula="of:=[.L188]-[.E$1]" office:value-type="float" office:value="1.13885484556843" calcext:value-type="float">
            <text:p>1.1388548456</text:p>
          </table:table-cell>
          <table:table-cell table:formula="of:=[.M188]-[.F$1]" office:value-type="float" office:value="4.37011354919494" calcext:value-type="float">
            <text:p>4.3701135492</text:p>
          </table:table-cell>
          <table:table-cell table:formula="of:=SQRT([.Q188]^2+[.R188]^2+[.S188]^2)" office:value-type="float" office:value="11.1197702587927" calcext:value-type="float">
            <text:p>11.1197702588</text:p>
          </table:table-cell>
          <table:table-cell table:formula="of:=[.U187]+([.$A188]-[.$A187])/1000*([.N187]+[.N188])/2" office:value-type="float" office:value="1237.78260757732" calcext:value-type="float">
            <text:p>1237.7826075773</text:p>
          </table:table-cell>
          <table:table-cell table:formula="of:=[.V187]+([.$A188]-[.$A187])/1000*([.O187]+[.O188])/2" office:value-type="float" office:value="-116.094256357725" calcext:value-type="float">
            <text:p>-116.0942563577</text:p>
          </table:table-cell>
          <table:table-cell table:formula="of:=[.W187]+([.$A188]-[.$A187])/1000*([.P187]+[.P188])/2" office:value-type="float" office:value="40.9970895475671" calcext:value-type="float">
            <text:p>40.9970895476</text:p>
          </table:table-cell>
          <table:table-cell table:formula="of:=SQRT([.U188]^2+[.V188]^2+[.W188]^2)" office:value-type="float" office:value="1243.89083979726" calcext:value-type="float">
            <text:p>1243.8908397973</text:p>
          </table:table-cell>
          <table:table-cell office:value-type="float" office:value="6.201513" calcext:value-type="float">
            <text:p>6.201513</text:p>
          </table:table-cell>
          <table:table-cell office:value-type="float" office:value="11.991369" calcext:value-type="float">
            <text:p>11.991369</text:p>
          </table:table-cell>
          <table:table-cell office:value-type="float" office:value="7.99193" calcext:value-type="float">
            <text:p>7.99193</text:p>
          </table:table-cell>
          <table:table-cell office:value-type="float" office:value="4.816033" calcext:value-type="float">
            <text:p>4.816033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47719" calcext:value-type="float">
            <text:p>647719</text:p>
          </table:table-cell>
          <table:table-cell office:value-type="float" office:value="31.459999" calcext:value-type="float">
            <text:p>31.459999</text:p>
          </table:table-cell>
          <table:table-cell office:value-type="float" office:value="82297" calcext:value-type="float">
            <text:p>82297</text:p>
          </table:table-cell>
          <table:table-cell office:value-type="float" office:value="1720.356323" calcext:value-type="float">
            <text:p>1720.356323</text:p>
          </table:table-cell>
          <table:table-cell office:value-type="float" office:value="9.234497" calcext:value-type="float">
            <text:p>9.234497</text:p>
          </table:table-cell>
          <table:table-cell office:value-type="float" office:value="-0.622412" calcext:value-type="float">
            <text:p>-0.622412</text:p>
          </table:table-cell>
          <table:table-cell office:value-type="float" office:value="-4.031426" calcext:value-type="float">
            <text:p>-4.031426</text:p>
          </table:table-cell>
          <table:table-cell office:value-type="float" office:value="1.991976" calcext:value-type="float">
            <text:p>1.991976</text:p>
          </table:table-cell>
          <table:table-cell office:value-type="float" office:value="1.37906" calcext:value-type="float">
            <text:p>1.37906</text:p>
          </table:table-cell>
          <table:table-cell office:value-type="float" office:value="5.746084" calcext:value-type="float">
            <text:p>5.746084</text:p>
          </table:table-cell>
          <table:table-cell table:formula="of:=[.$B$1]*[.H189]+(1-[.$B$1])*[.K188]" office:value-type="float" office:value="3.64550638885142" calcext:value-type="float">
            <text:p>3.6455063889</text:p>
          </table:table-cell>
          <table:table-cell table:formula="of:=[.$B$1]*[.I189]+(1-[.$B$1])*[.L188]" office:value-type="float" office:value="0.880656455657266" calcext:value-type="float">
            <text:p>0.8806564557</text:p>
          </table:table-cell>
          <table:table-cell table:formula="of:=[.$B$1]*[.J189]+(1-[.$B$1])*[.M188]" office:value-type="float" office:value="5.21288398095271" calcext:value-type="float">
            <text:p>5.212883981</text:p>
          </table:table-cell>
          <table:table-cell table:formula="of:=[.H189]-[.D$1]" office:value-type="float" office:value="8.32416162097903" calcext:value-type="float">
            <text:p>8.324161621</text:p>
          </table:table-cell>
          <table:table-cell table:formula="of:=[.I189]-[.E$1]" office:value-type="float" office:value="1.6926365615048" calcext:value-type="float">
            <text:p>1.6926365615</text:p>
          </table:table-cell>
          <table:table-cell table:formula="of:=[.J189]-[.F$1]" office:value-type="float" office:value="4.96255801480304" calcext:value-type="float">
            <text:p>4.9625580148</text:p>
          </table:table-cell>
          <table:table-cell table:formula="of:=[.K189]-[.D$1]" office:value-type="float" office:value="9.97769200983045" calcext:value-type="float">
            <text:p>9.9776920098</text:p>
          </table:table-cell>
          <table:table-cell table:formula="of:=[.L189]-[.E$1]" office:value-type="float" office:value="1.19423301716207" calcext:value-type="float">
            <text:p>1.1942330172</text:p>
          </table:table-cell>
          <table:table-cell table:formula="of:=[.M189]-[.F$1]" office:value-type="float" office:value="4.42935799575575" calcext:value-type="float">
            <text:p>4.4293579958</text:p>
          </table:table-cell>
          <table:table-cell table:formula="of:=SQRT([.Q189]^2+[.R189]^2+[.S189]^2)" office:value-type="float" office:value="10.9817914110986" calcext:value-type="float">
            <text:p>10.9817914111</text:p>
          </table:table-cell>
          <table:table-cell table:formula="of:=[.U188]+([.$A189]-[.$A188])/1000*([.N188]+[.N189])/2" office:value-type="float" office:value="1241.23713465003" calcext:value-type="float">
            <text:p>1241.23713465</text:p>
          </table:table-cell>
          <table:table-cell table:formula="of:=[.V188]+([.$A189]-[.$A188])/1000*([.O188]+[.O189])/2" office:value-type="float" office:value="-115.3600171672" calcext:value-type="float">
            <text:p>-115.3600171672</text:p>
          </table:table-cell>
          <table:table-cell table:formula="of:=[.W188]+([.$A189]-[.$A188])/1000*([.P188]+[.P189])/2" office:value-type="float" office:value="43.0406537187104" calcext:value-type="float">
            <text:p>43.0406537187</text:p>
          </table:table-cell>
          <table:table-cell table:formula="of:=SQRT([.U189]^2+[.V189]^2+[.W189]^2)" office:value-type="float" office:value="1247.32916901176" calcext:value-type="float">
            <text:p>1247.3291690118</text:p>
          </table:table-cell>
          <table:table-cell office:value-type="float" office:value="6.235965" calcext:value-type="float">
            <text:p>6.235965</text:p>
          </table:table-cell>
          <table:table-cell office:value-type="float" office:value="11.731533" calcext:value-type="float">
            <text:p>11.731533</text:p>
          </table:table-cell>
          <table:table-cell office:value-type="float" office:value="7.955095" calcext:value-type="float">
            <text:p>7.955095</text:p>
          </table:table-cell>
          <table:table-cell office:value-type="float" office:value="4.88307" calcext:value-type="float">
            <text:p>4.88307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48131" calcext:value-type="float">
            <text:p>648131</text:p>
          </table:table-cell>
          <table:table-cell office:value-type="float" office:value="31.450001" calcext:value-type="float">
            <text:p>31.450001</text:p>
          </table:table-cell>
          <table:table-cell office:value-type="float" office:value="82296" calcext:value-type="float">
            <text:p>82296</text:p>
          </table:table-cell>
          <table:table-cell office:value-type="float" office:value="1720.483643" calcext:value-type="float">
            <text:p>1720.483643</text:p>
          </table:table-cell>
          <table:table-cell office:value-type="float" office:value="9.361816" calcext:value-type="float">
            <text:p>9.361816</text:p>
          </table:table-cell>
          <table:table-cell office:value-type="float" office:value="0.309028" calcext:value-type="float">
            <text:p>0.309028</text:p>
          </table:table-cell>
          <table:table-cell office:value-type="float" office:value="-3.945481" calcext:value-type="float">
            <text:p>-3.945481</text:p>
          </table:table-cell>
          <table:table-cell office:value-type="float" office:value="1.685518" calcext:value-type="float">
            <text:p>1.685518</text:p>
          </table:table-cell>
          <table:table-cell office:value-type="float" office:value="1.37906" calcext:value-type="float">
            <text:p>1.37906</text:p>
          </table:table-cell>
          <table:table-cell office:value-type="float" office:value="5.66947" calcext:value-type="float">
            <text:p>5.66947</text:p>
          </table:table-cell>
          <table:table-cell table:formula="of:=[.$B$1]*[.H190]+(1-[.$B$1])*[.K189]" office:value-type="float" office:value="3.44950754996628" calcext:value-type="float">
            <text:p>3.44950755</text:p>
          </table:table-cell>
          <table:table-cell table:formula="of:=[.$B$1]*[.I190]+(1-[.$B$1])*[.L189]" office:value-type="float" office:value="0.93049681009154" calcext:value-type="float">
            <text:p>0.9304968101</text:p>
          </table:table-cell>
          <table:table-cell table:formula="of:=[.$B$1]*[.J190]+(1-[.$B$1])*[.M189]" office:value-type="float" office:value="5.25854258285744" calcext:value-type="float">
            <text:p>5.2585425829</text:p>
          </table:table-cell>
          <table:table-cell table:formula="of:=[.H190]-[.D$1]" office:value-type="float" office:value="8.01770362097903" calcext:value-type="float">
            <text:p>8.017703621</text:p>
          </table:table-cell>
          <table:table-cell table:formula="of:=[.I190]-[.E$1]" office:value-type="float" office:value="1.6926365615048" calcext:value-type="float">
            <text:p>1.6926365615</text:p>
          </table:table-cell>
          <table:table-cell table:formula="of:=[.J190]-[.F$1]" office:value-type="float" office:value="4.88594401480304" calcext:value-type="float">
            <text:p>4.8859440148</text:p>
          </table:table-cell>
          <table:table-cell table:formula="of:=[.K190]-[.D$1]" office:value-type="float" office:value="9.78169317094531" calcext:value-type="float">
            <text:p>9.7816931709</text:p>
          </table:table-cell>
          <table:table-cell table:formula="of:=[.L190]-[.E$1]" office:value-type="float" office:value="1.24407337159634" calcext:value-type="float">
            <text:p>1.2440733716</text:p>
          </table:table-cell>
          <table:table-cell table:formula="of:=[.M190]-[.F$1]" office:value-type="float" office:value="4.47501659766048" calcext:value-type="float">
            <text:p>4.4750165977</text:p>
          </table:table-cell>
          <table:table-cell table:formula="of:=SQRT([.Q190]^2+[.R190]^2+[.S190]^2)" office:value-type="float" office:value="10.8284354083944" calcext:value-type="float">
            <text:p>10.8284354084</text:p>
          </table:table-cell>
          <table:table-cell table:formula="of:=[.U189]+([.$A190]-[.$A189])/1000*([.N189]+[.N190])/2" office:value-type="float" office:value="1244.60355888987" calcext:value-type="float">
            <text:p>1244.6035588899</text:p>
          </table:table-cell>
          <table:table-cell table:formula="of:=[.V189]+([.$A190]-[.$A189])/1000*([.O189]+[.O190])/2" office:value-type="float" office:value="-114.66265090386" calcext:value-type="float">
            <text:p>-114.6626509039</text:p>
          </table:table-cell>
          <table:table-cell table:formula="of:=[.W189]+([.$A190]-[.$A189])/1000*([.P189]+[.P190])/2" office:value-type="float" office:value="45.0694451368092" calcext:value-type="float">
            <text:p>45.0694451368</text:p>
          </table:table-cell>
          <table:table-cell table:formula="of:=SQRT([.U190]^2+[.V190]^2+[.W190]^2)" office:value-type="float" office:value="1250.68653034986" calcext:value-type="float">
            <text:p>1250.6865303499</text:p>
          </table:table-cell>
          <table:table-cell office:value-type="float" office:value="6.073357" calcext:value-type="float">
            <text:p>6.073357</text:p>
          </table:table-cell>
          <table:table-cell office:value-type="float" office:value="11.503956" calcext:value-type="float">
            <text:p>11.503956</text:p>
          </table:table-cell>
          <table:table-cell office:value-type="float" office:value="7.920125" calcext:value-type="float">
            <text:p>7.920125</text:p>
          </table:table-cell>
          <table:table-cell office:value-type="float" office:value="4.938382" calcext:value-type="float">
            <text:p>4.938382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48540" calcext:value-type="float">
            <text:p>648540</text:p>
          </table:table-cell>
          <table:table-cell office:value-type="float" office:value="31.450001" calcext:value-type="float">
            <text:p>31.450001</text:p>
          </table:table-cell>
          <table:table-cell office:value-type="float" office:value="82297" calcext:value-type="float">
            <text:p>82297</text:p>
          </table:table-cell>
          <table:table-cell office:value-type="float" office:value="1720.39978" calcext:value-type="float">
            <text:p>1720.39978</text:p>
          </table:table-cell>
          <table:table-cell office:value-type="float" office:value="9.277954" calcext:value-type="float">
            <text:p>9.277954</text:p>
          </table:table-cell>
          <table:table-cell office:value-type="float" office:value="-0.205042" calcext:value-type="float">
            <text:p>-0.205042</text:p>
          </table:table-cell>
          <table:table-cell office:value-type="float" office:value="-3.871416" calcext:value-type="float">
            <text:p>-3.871416</text:p>
          </table:table-cell>
          <table:table-cell office:value-type="float" office:value="1.915361" calcext:value-type="float">
            <text:p>1.915361</text:p>
          </table:table-cell>
          <table:table-cell office:value-type="float" office:value="1.532289" calcext:value-type="float">
            <text:p>1.532289</text:p>
          </table:table-cell>
          <table:table-cell office:value-type="float" office:value="5.516241" calcext:value-type="float">
            <text:p>5.516241</text:p>
          </table:table-cell>
          <table:table-cell table:formula="of:=[.$B$1]*[.H191]+(1-[.$B$1])*[.K190]" office:value-type="float" office:value="3.29609289496965" calcext:value-type="float">
            <text:p>3.296092895</text:p>
          </table:table-cell>
          <table:table-cell table:formula="of:=[.$B$1]*[.I191]+(1-[.$B$1])*[.L190]" office:value-type="float" office:value="0.990676029082386" calcext:value-type="float">
            <text:p>0.9906760291</text:p>
          </table:table-cell>
          <table:table-cell table:formula="of:=[.$B$1]*[.J191]+(1-[.$B$1])*[.M190]" office:value-type="float" office:value="5.28431242457169" calcext:value-type="float">
            <text:p>5.2843124246</text:p>
          </table:table-cell>
          <table:table-cell table:formula="of:=[.H191]-[.D$1]" office:value-type="float" office:value="8.24754662097903" calcext:value-type="float">
            <text:p>8.247546621</text:p>
          </table:table-cell>
          <table:table-cell table:formula="of:=[.I191]-[.E$1]" office:value-type="float" office:value="1.8458655615048" calcext:value-type="float">
            <text:p>1.8458655615</text:p>
          </table:table-cell>
          <table:table-cell table:formula="of:=[.J191]-[.F$1]" office:value-type="float" office:value="4.73271501480304" calcext:value-type="float">
            <text:p>4.7327150148</text:p>
          </table:table-cell>
          <table:table-cell table:formula="of:=[.K191]-[.D$1]" office:value-type="float" office:value="9.62827851594868" calcext:value-type="float">
            <text:p>9.6282785159</text:p>
          </table:table-cell>
          <table:table-cell table:formula="of:=[.L191]-[.E$1]" office:value-type="float" office:value="1.30425259058719" calcext:value-type="float">
            <text:p>1.3042525906</text:p>
          </table:table-cell>
          <table:table-cell table:formula="of:=[.M191]-[.F$1]" office:value-type="float" office:value="4.50078643937473" calcext:value-type="float">
            <text:p>4.5007864394</text:p>
          </table:table-cell>
          <table:table-cell table:formula="of:=SQRT([.Q191]^2+[.R191]^2+[.S191]^2)" office:value-type="float" office:value="10.7080297241646" calcext:value-type="float">
            <text:p>10.7080297242</text:p>
          </table:table-cell>
          <table:table-cell table:formula="of:=[.U190]+([.$A191]-[.$A190])/1000*([.N190]+[.N191])/2" office:value-type="float" office:value="1247.92980256435" calcext:value-type="float">
            <text:p>1247.9298025644</text:p>
          </table:table-cell>
          <table:table-cell table:formula="of:=[.V190]+([.$A191]-[.$A190])/1000*([.O190]+[.O191])/2" office:value-type="float" office:value="-113.939027219705" calcext:value-type="float">
            <text:p>-113.9390272197</text:p>
          </table:table-cell>
          <table:table-cell table:formula="of:=[.W190]+([.$A191]-[.$A190])/1000*([.P190]+[.P191])/2" office:value-type="float" office:value="47.0364609083637" calcext:value-type="float">
            <text:p>47.0364609084</text:p>
          </table:table-cell>
          <table:table-cell table:formula="of:=SQRT([.U191]^2+[.V191]^2+[.W191]^2)" office:value-type="float" office:value="1254.00291973618" calcext:value-type="float">
            <text:p>1254.0029197362</text:p>
          </table:table-cell>
          <table:table-cell office:value-type="float" office:value="6.037005" calcext:value-type="float">
            <text:p>6.037005</text:p>
          </table:table-cell>
          <table:table-cell office:value-type="float" office:value="11.290492" calcext:value-type="float">
            <text:p>11.290492</text:p>
          </table:table-cell>
          <table:table-cell office:value-type="float" office:value="7.885801" calcext:value-type="float">
            <text:p>7.885801</text:p>
          </table:table-cell>
          <table:table-cell office:value-type="float" office:value="4.988347" calcext:value-type="float">
            <text:p>4.988347</text:p>
          </table:table-cell>
          <table:table-cell table:number-columns-repeated="3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48964" calcext:value-type="float">
            <text:p>648964</text:p>
          </table:table-cell>
          <table:table-cell office:value-type="float" office:value="31.450001" calcext:value-type="float">
            <text:p>31.450001</text:p>
          </table:table-cell>
          <table:table-cell office:value-type="float" office:value="82297" calcext:value-type="float">
            <text:p>82297</text:p>
          </table:table-cell>
          <table:table-cell office:value-type="float" office:value="1720.39978" calcext:value-type="float">
            <text:p>1720.39978</text:p>
          </table:table-cell>
          <table:table-cell office:value-type="float" office:value="9.277954" calcext:value-type="float">
            <text:p>9.277954</text:p>
          </table:table-cell>
          <table:table-cell office:value-type="float" office:value="0" calcext:value-type="float">
            <text:p>0</text:p>
          </table:table-cell>
          <table:table-cell office:value-type="float" office:value="-3.794758" calcext:value-type="float">
            <text:p>-3.794758</text:p>
          </table:table-cell>
          <table:table-cell office:value-type="float" office:value="2.06859" calcext:value-type="float">
            <text:p>2.06859</text:p>
          </table:table-cell>
          <table:table-cell office:value-type="float" office:value="1.302446" calcext:value-type="float">
            <text:p>1.302446</text:p>
          </table:table-cell>
          <table:table-cell office:value-type="float" office:value="5.592855" calcext:value-type="float">
            <text:p>5.592855</text:p>
          </table:table-cell>
          <table:table-cell table:formula="of:=[.$B$1]*[.H192]+(1-[.$B$1])*[.K191]" office:value-type="float" office:value="3.17334260547268" calcext:value-type="float">
            <text:p>3.1733426055</text:p>
          </table:table-cell>
          <table:table-cell table:formula="of:=[.$B$1]*[.I192]+(1-[.$B$1])*[.L191]" office:value-type="float" office:value="1.02185302617415" calcext:value-type="float">
            <text:p>1.0218530262</text:p>
          </table:table-cell>
          <table:table-cell table:formula="of:=[.$B$1]*[.J192]+(1-[.$B$1])*[.M191]" office:value-type="float" office:value="5.31516668211452" calcext:value-type="float">
            <text:p>5.3151666821</text:p>
          </table:table-cell>
          <table:table-cell table:formula="of:=[.H192]-[.D$1]" office:value-type="float" office:value="8.40077562097903" calcext:value-type="float">
            <text:p>8.400775621</text:p>
          </table:table-cell>
          <table:table-cell table:formula="of:=[.I192]-[.E$1]" office:value-type="float" office:value="1.6160225615048" calcext:value-type="float">
            <text:p>1.6160225615</text:p>
          </table:table-cell>
          <table:table-cell table:formula="of:=[.J192]-[.F$1]" office:value-type="float" office:value="4.80932901480304" calcext:value-type="float">
            <text:p>4.8093290148</text:p>
          </table:table-cell>
          <table:table-cell table:formula="of:=[.K192]-[.D$1]" office:value-type="float" office:value="9.50552822645171" calcext:value-type="float">
            <text:p>9.5055282265</text:p>
          </table:table-cell>
          <table:table-cell table:formula="of:=[.L192]-[.E$1]" office:value-type="float" office:value="1.33542958767895" calcext:value-type="float">
            <text:p>1.3354295877</text:p>
          </table:table-cell>
          <table:table-cell table:formula="of:=[.M192]-[.F$1]" office:value-type="float" office:value="4.53164069691756" calcext:value-type="float">
            <text:p>4.5316406969</text:p>
          </table:table-cell>
          <table:table-cell table:formula="of:=SQRT([.Q192]^2+[.R192]^2+[.S192]^2)" office:value-type="float" office:value="10.6148107120889" calcext:value-type="float">
            <text:p>10.6148107121</text:p>
          </table:table-cell>
          <table:table-cell table:formula="of:=[.U191]+([.$A192]-[.$A191])/1000*([.N191]+[.N192])/2" office:value-type="float" office:value="1251.45924687964" calcext:value-type="float">
            <text:p>1251.4592468797</text:p>
          </table:table-cell>
          <table:table-cell table:formula="of:=[.V191]+([.$A192]-[.$A191])/1000*([.O191]+[.O192])/2" office:value-type="float" office:value="-113.205106937627" calcext:value-type="float">
            <text:p>-113.2051069376</text:p>
          </table:table-cell>
          <table:table-cell table:formula="of:=[.W191]+([.$A192]-[.$A191])/1000*([.P191]+[.P192])/2" office:value-type="float" office:value="49.0593742426402" calcext:value-type="float">
            <text:p>49.0593742426</text:p>
          </table:table-cell>
          <table:table-cell table:formula="of:=SQRT([.U192]^2+[.V192]^2+[.W192]^2)" office:value-type="float" office:value="1257.52632777147" calcext:value-type="float">
            <text:p>1257.5263277715</text:p>
          </table:table-cell>
          <table:table-cell office:value-type="float" office:value="6.103725" calcext:value-type="float">
            <text:p>6.103725</text:p>
          </table:table-cell>
          <table:table-cell office:value-type="float" office:value="11.103694" calcext:value-type="float">
            <text:p>11.103694</text:p>
          </table:table-cell>
          <table:table-cell office:value-type="float" office:value="7.865093" calcext:value-type="float">
            <text:p>7.865093</text:p>
          </table:table-cell>
          <table:table-cell office:value-type="float" office:value="5.043798" calcext:value-type="float">
            <text:p>5.043798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49373" calcext:value-type="float">
            <text:p>649373</text:p>
          </table:table-cell>
          <table:table-cell office:value-type="float" office:value="31.459999" calcext:value-type="float">
            <text:p>31.459999</text:p>
          </table:table-cell>
          <table:table-cell office:value-type="float" office:value="82296" calcext:value-type="float">
            <text:p>82296</text:p>
          </table:table-cell>
          <table:table-cell office:value-type="float" office:value="1720.446777" calcext:value-type="float">
            <text:p>1720.446777</text:p>
          </table:table-cell>
          <table:table-cell office:value-type="float" office:value="9.324951" calcext:value-type="float">
            <text:p>9.324951</text:p>
          </table:table-cell>
          <table:table-cell office:value-type="float" office:value="0.114907" calcext:value-type="float">
            <text:p>0.114907</text:p>
          </table:table-cell>
          <table:table-cell office:value-type="float" office:value="-3.717343" calcext:value-type="float">
            <text:p>-3.717343</text:p>
          </table:table-cell>
          <table:table-cell office:value-type="float" office:value="1.915361" calcext:value-type="float">
            <text:p>1.915361</text:p>
          </table:table-cell>
          <table:table-cell office:value-type="float" office:value="1.532289" calcext:value-type="float">
            <text:p>1.532289</text:p>
          </table:table-cell>
          <table:table-cell office:value-type="float" office:value="5.516241" calcext:value-type="float">
            <text:p>5.516241</text:p>
          </table:table-cell>
          <table:table-cell table:formula="of:=[.$B$1]*[.H193]+(1-[.$B$1])*[.K192]" office:value-type="float" office:value="3.04754444492542" calcext:value-type="float">
            <text:p>3.0475444449</text:p>
          </table:table-cell>
          <table:table-cell table:formula="of:=[.$B$1]*[.I193]+(1-[.$B$1])*[.L192]" office:value-type="float" office:value="1.07289662355673" calcext:value-type="float">
            <text:p>1.0728966236</text:p>
          </table:table-cell>
          <table:table-cell table:formula="of:=[.$B$1]*[.J193]+(1-[.$B$1])*[.M192]" office:value-type="float" office:value="5.33527411390307" calcext:value-type="float">
            <text:p>5.3352741139</text:p>
          </table:table-cell>
          <table:table-cell table:formula="of:=[.H193]-[.D$1]" office:value-type="float" office:value="8.24754662097903" calcext:value-type="float">
            <text:p>8.247546621</text:p>
          </table:table-cell>
          <table:table-cell table:formula="of:=[.I193]-[.E$1]" office:value-type="float" office:value="1.8458655615048" calcext:value-type="float">
            <text:p>1.8458655615</text:p>
          </table:table-cell>
          <table:table-cell table:formula="of:=[.J193]-[.F$1]" office:value-type="float" office:value="4.73271501480304" calcext:value-type="float">
            <text:p>4.7327150148</text:p>
          </table:table-cell>
          <table:table-cell table:formula="of:=[.K193]-[.D$1]" office:value-type="float" office:value="9.37973006590444" calcext:value-type="float">
            <text:p>9.3797300659</text:p>
          </table:table-cell>
          <table:table-cell table:formula="of:=[.L193]-[.E$1]" office:value-type="float" office:value="1.38647318506153" calcext:value-type="float">
            <text:p>1.3864731851</text:p>
          </table:table-cell>
          <table:table-cell table:formula="of:=[.M193]-[.F$1]" office:value-type="float" office:value="4.55174812870611" calcext:value-type="float">
            <text:p>4.5517481287</text:p>
          </table:table-cell>
          <table:table-cell table:formula="of:=SQRT([.Q193]^2+[.R193]^2+[.S193]^2)" office:value-type="float" office:value="10.5176069060079" calcext:value-type="float">
            <text:p>10.517606906</text:p>
          </table:table-cell>
          <table:table-cell table:formula="of:=[.U192]+([.$A193]-[.$A192])/1000*([.N192]+[.N193])/2" office:value-type="float" office:value="1254.86382877813" calcext:value-type="float">
            <text:p>1254.8638287781</text:p>
          </table:table-cell>
          <table:table-cell table:formula="of:=[.V192]+([.$A193]-[.$A192])/1000*([.O192]+[.O193])/2" office:value-type="float" office:value="-112.497150816471" calcext:value-type="float">
            <text:p>-112.4971508165</text:p>
          </table:table-cell>
          <table:table-cell table:formula="of:=[.W192]+([.$A193]-[.$A192])/1000*([.P192]+[.P193])/2" office:value-type="float" office:value="51.0107222466946" calcext:value-type="float">
            <text:p>51.0107222467</text:p>
          </table:table-cell>
          <table:table-cell table:formula="of:=SQRT([.U193]^2+[.V193]^2+[.W193]^2)" office:value-type="float" office:value="1260.92859889117" calcext:value-type="float">
            <text:p>1260.9285988912</text:p>
          </table:table-cell>
          <table:table-cell office:value-type="float" office:value="6.037005" calcext:value-type="float">
            <text:p>6.037005</text:p>
          </table:table-cell>
          <table:table-cell office:value-type="float" office:value="10.939893" calcext:value-type="float">
            <text:p>10.939893</text:p>
          </table:table-cell>
          <table:table-cell office:value-type="float" office:value="7.848541" calcext:value-type="float">
            <text:p>7.848541</text:p>
          </table:table-cell>
          <table:table-cell office:value-type="float" office:value="5.094443" calcext:value-type="float">
            <text:p>5.094443</text:p>
          </table:table-cell>
          <table:table-cell table:number-columns-repeated="3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49815" calcext:value-type="float">
            <text:p>649815</text:p>
          </table:table-cell>
          <table:table-cell office:value-type="float" office:value="31.469999" calcext:value-type="float">
            <text:p>31.469999</text:p>
          </table:table-cell>
          <table:table-cell office:value-type="float" office:value="82300" calcext:value-type="float">
            <text:p>82300</text:p>
          </table:table-cell>
          <table:table-cell office:value-type="float" office:value="1720.095703" calcext:value-type="float">
            <text:p>1720.095703</text:p>
          </table:table-cell>
          <table:table-cell office:value-type="float" office:value="8.973877" calcext:value-type="float">
            <text:p>8.973877</text:p>
          </table:table-cell>
          <table:table-cell office:value-type="float" office:value="-0.794286" calcext:value-type="float">
            <text:p>-0.794286</text:p>
          </table:table-cell>
          <table:table-cell office:value-type="float" office:value="-3.659463" calcext:value-type="float">
            <text:p>-3.659463</text:p>
          </table:table-cell>
          <table:table-cell office:value-type="float" office:value="1.991976" calcext:value-type="float">
            <text:p>1.991976</text:p>
          </table:table-cell>
          <table:table-cell office:value-type="float" office:value="1.455675" calcext:value-type="float">
            <text:p>1.455675</text:p>
          </table:table-cell>
          <table:table-cell office:value-type="float" office:value="5.66947" calcext:value-type="float">
            <text:p>5.66947</text:p>
          </table:table-cell>
          <table:table-cell table:formula="of:=[.$B$1]*[.H194]+(1-[.$B$1])*[.K193]" office:value-type="float" office:value="2.94198760043287" calcext:value-type="float">
            <text:p>2.9419876004</text:p>
          </table:table-cell>
          <table:table-cell table:formula="of:=[.$B$1]*[.I194]+(1-[.$B$1])*[.L193]" office:value-type="float" office:value="1.11117446120106" calcext:value-type="float">
            <text:p>1.1111744612</text:p>
          </table:table-cell>
          <table:table-cell table:formula="of:=[.$B$1]*[.J194]+(1-[.$B$1])*[.M193]" office:value-type="float" office:value="5.36869370251276" calcext:value-type="float">
            <text:p>5.3686937025</text:p>
          </table:table-cell>
          <table:table-cell table:formula="of:=[.H194]-[.D$1]" office:value-type="float" office:value="8.32416162097903" calcext:value-type="float">
            <text:p>8.324161621</text:p>
          </table:table-cell>
          <table:table-cell table:formula="of:=[.I194]-[.E$1]" office:value-type="float" office:value="1.7692515615048" calcext:value-type="float">
            <text:p>1.7692515615</text:p>
          </table:table-cell>
          <table:table-cell table:formula="of:=[.J194]-[.F$1]" office:value-type="float" office:value="4.88594401480304" calcext:value-type="float">
            <text:p>4.8859440148</text:p>
          </table:table-cell>
          <table:table-cell table:formula="of:=[.K194]-[.D$1]" office:value-type="float" office:value="9.2741732214119" calcext:value-type="float">
            <text:p>9.2741732214</text:p>
          </table:table-cell>
          <table:table-cell table:formula="of:=[.L194]-[.E$1]" office:value-type="float" office:value="1.42475102270586" calcext:value-type="float">
            <text:p>1.4247510227</text:p>
          </table:table-cell>
          <table:table-cell table:formula="of:=[.M194]-[.F$1]" office:value-type="float" office:value="4.5851677173158" calcext:value-type="float">
            <text:p>4.5851677173</text:p>
          </table:table-cell>
          <table:table-cell table:formula="of:=SQRT([.Q194]^2+[.R194]^2+[.S194]^2)" office:value-type="float" office:value="10.4433695430819" calcext:value-type="float">
            <text:p>10.4433695431</text:p>
          </table:table-cell>
          <table:table-cell table:formula="of:=[.U193]+([.$A194]-[.$A193])/1000*([.N193]+[.N194])/2" office:value-type="float" office:value="1258.5261762996" calcext:value-type="float">
            <text:p>1258.5261762996</text:p>
          </table:table-cell>
          <table:table-cell table:formula="of:=[.V193]+([.$A194]-[.$A193])/1000*([.O193]+[.O194])/2" office:value-type="float" office:value="-111.698209932286" calcext:value-type="float">
            <text:p>-111.6982099323</text:p>
          </table:table-cell>
          <table:table-cell table:formula="of:=[.W193]+([.$A194]-[.$A193])/1000*([.P193]+[.P194])/2" office:value-type="float" office:value="53.1364458922376" calcext:value-type="float">
            <text:p>53.1364458922</text:p>
          </table:table-cell>
          <table:table-cell table:formula="of:=SQRT([.U194]^2+[.V194]^2+[.W194]^2)" office:value-type="float" office:value="1264.59009501713" calcext:value-type="float">
            <text:p>1264.5900950171</text:p>
          </table:table-cell>
          <table:table-cell office:value-type="float" office:value="6.183029" calcext:value-type="float">
            <text:p>6.183029</text:p>
          </table:table-cell>
          <table:table-cell office:value-type="float" office:value="10.762571" calcext:value-type="float">
            <text:p>10.762571</text:p>
          </table:table-cell>
          <table:table-cell office:value-type="float" office:value="7.830863" calcext:value-type="float">
            <text:p>7.830863</text:p>
          </table:table-cell>
          <table:table-cell office:value-type="float" office:value="5.14957" calcext:value-type="float">
            <text:p>5.14957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50231" calcext:value-type="float">
            <text:p>650231</text:p>
          </table:table-cell>
          <table:table-cell office:value-type="float" office:value="31.48" calcext:value-type="float">
            <text:p>31.48</text:p>
          </table:table-cell>
          <table:table-cell office:value-type="float" office:value="82297" calcext:value-type="float">
            <text:p>82297</text:p>
          </table:table-cell>
          <table:table-cell office:value-type="float" office:value="1720.354492" calcext:value-type="float">
            <text:p>1720.354492</text:p>
          </table:table-cell>
          <table:table-cell office:value-type="float" office:value="9.232666" calcext:value-type="float">
            <text:p>9.232666</text:p>
          </table:table-cell>
          <table:table-cell office:value-type="float" office:value="0.622089" calcext:value-type="float">
            <text:p>0.622089</text:p>
          </table:table-cell>
          <table:table-cell office:value-type="float" office:value="-3.574684" calcext:value-type="float">
            <text:p>-3.574684</text:p>
          </table:table-cell>
          <table:table-cell office:value-type="float" office:value="2.06859" calcext:value-type="float">
            <text:p>2.06859</text:p>
          </table:table-cell>
          <table:table-cell office:value-type="float" office:value="1.37906" calcext:value-type="float">
            <text:p>1.37906</text:p>
          </table:table-cell>
          <table:table-cell office:value-type="float" office:value="5.592855" calcext:value-type="float">
            <text:p>5.592855</text:p>
          </table:table-cell>
          <table:table-cell table:formula="of:=[.$B$1]*[.H195]+(1-[.$B$1])*[.K194]" office:value-type="float" office:value="2.85464784038959" calcext:value-type="float">
            <text:p>2.8546478404</text:p>
          </table:table-cell>
          <table:table-cell table:formula="of:=[.$B$1]*[.I195]+(1-[.$B$1])*[.L194]" office:value-type="float" office:value="1.13796301508095" calcext:value-type="float">
            <text:p>1.1379630151</text:p>
          </table:table-cell>
          <table:table-cell table:formula="of:=[.$B$1]*[.J195]+(1-[.$B$1])*[.M194]" office:value-type="float" office:value="5.39110983226149" calcext:value-type="float">
            <text:p>5.3911098323</text:p>
          </table:table-cell>
          <table:table-cell table:formula="of:=[.H195]-[.D$1]" office:value-type="float" office:value="8.40077562097903" calcext:value-type="float">
            <text:p>8.400775621</text:p>
          </table:table-cell>
          <table:table-cell table:formula="of:=[.I195]-[.E$1]" office:value-type="float" office:value="1.6926365615048" calcext:value-type="float">
            <text:p>1.6926365615</text:p>
          </table:table-cell>
          <table:table-cell table:formula="of:=[.J195]-[.F$1]" office:value-type="float" office:value="4.80932901480304" calcext:value-type="float">
            <text:p>4.8093290148</text:p>
          </table:table-cell>
          <table:table-cell table:formula="of:=[.K195]-[.D$1]" office:value-type="float" office:value="9.18683346136861" calcext:value-type="float">
            <text:p>9.1868334614</text:p>
          </table:table-cell>
          <table:table-cell table:formula="of:=[.L195]-[.E$1]" office:value-type="float" office:value="1.45153957658575" calcext:value-type="float">
            <text:p>1.4515395766</text:p>
          </table:table-cell>
          <table:table-cell table:formula="of:=[.M195]-[.F$1]" office:value-type="float" office:value="4.60758384706453" calcext:value-type="float">
            <text:p>4.6075838471</text:p>
          </table:table-cell>
          <table:table-cell table:formula="of:=SQRT([.Q195]^2+[.R195]^2+[.S195]^2)" office:value-type="float" office:value="10.3795329903154" calcext:value-type="float">
            <text:p>10.3795329903</text:p>
          </table:table-cell>
          <table:table-cell table:formula="of:=[.U194]+([.$A195]-[.$A194])/1000*([.N194]+[.N195])/2" office:value-type="float" office:value="1262.00496324593" calcext:value-type="float">
            <text:p>1262.0049632459</text:p>
          </table:table-cell>
          <table:table-cell table:formula="of:=[.V194]+([.$A195]-[.$A194])/1000*([.O194]+[.O195])/2" office:value-type="float" office:value="-110.9781372027" calcext:value-type="float">
            <text:p>-110.9781372027</text:p>
          </table:table-cell>
          <table:table-cell table:formula="of:=[.W194]+([.$A195]-[.$A194])/1000*([.P194]+[.P195])/2" office:value-type="float" office:value="55.1530626823956" calcext:value-type="float">
            <text:p>55.1530626824</text:p>
          </table:table-cell>
          <table:table-cell table:formula="of:=SQRT([.U195]^2+[.V195]^2+[.W195]^2)" office:value-type="float" office:value="1268.07512968183" calcext:value-type="float">
            <text:p>1268.0751296818</text:p>
          </table:table-cell>
          <table:table-cell office:value-type="float" office:value="6.120531" calcext:value-type="float">
            <text:p>6.120531</text:p>
          </table:table-cell>
          <table:table-cell office:value-type="float" office:value="10.626978" calcext:value-type="float">
            <text:p>10.626978</text:p>
          </table:table-cell>
          <table:table-cell office:value-type="float" office:value="7.826639" calcext:value-type="float">
            <text:p>7.826639</text:p>
          </table:table-cell>
          <table:table-cell office:value-type="float" office:value="5.203406" calcext:value-type="float">
            <text:p>5.203406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50627" calcext:value-type="float">
            <text:p>650627</text:p>
          </table:table-cell>
          <table:table-cell office:value-type="float" office:value="31.469999" calcext:value-type="float">
            <text:p>31.469999</text:p>
          </table:table-cell>
          <table:table-cell office:value-type="float" office:value="82298" calcext:value-type="float">
            <text:p>82298</text:p>
          </table:table-cell>
          <table:table-cell office:value-type="float" office:value="1720.244995" calcext:value-type="float">
            <text:p>1720.244995</text:p>
          </table:table-cell>
          <table:table-cell office:value-type="float" office:value="9.123169" calcext:value-type="float">
            <text:p>9.123169</text:p>
          </table:table-cell>
          <table:table-cell office:value-type="float" office:value="-0.276508" calcext:value-type="float">
            <text:p>-0.276508</text:p>
          </table:table-cell>
          <table:table-cell office:value-type="float" office:value="-3.509377" calcext:value-type="float">
            <text:p>-3.509377</text:p>
          </table:table-cell>
          <table:table-cell office:value-type="float" office:value="1.762132" calcext:value-type="float">
            <text:p>1.762132</text:p>
          </table:table-cell>
          <table:table-cell office:value-type="float" office:value="1.37906" calcext:value-type="float">
            <text:p>1.37906</text:p>
          </table:table-cell>
          <table:table-cell office:value-type="float" office:value="5.66947" calcext:value-type="float">
            <text:p>5.66947</text:p>
          </table:table-cell>
          <table:table-cell table:formula="of:=[.$B$1]*[.H196]+(1-[.$B$1])*[.K195]" office:value-type="float" office:value="2.74539625635063" calcext:value-type="float">
            <text:p>2.7453962564</text:p>
          </table:table-cell>
          <table:table-cell table:formula="of:=[.$B$1]*[.I196]+(1-[.$B$1])*[.L195]" office:value-type="float" office:value="1.16207271357286" calcext:value-type="float">
            <text:p>1.1620727136</text:p>
          </table:table-cell>
          <table:table-cell table:formula="of:=[.$B$1]*[.J196]+(1-[.$B$1])*[.M195]" office:value-type="float" office:value="5.41894584903534" calcext:value-type="float">
            <text:p>5.418945849</text:p>
          </table:table-cell>
          <table:table-cell table:formula="of:=[.H196]-[.D$1]" office:value-type="float" office:value="8.09431762097903" calcext:value-type="float">
            <text:p>8.094317621</text:p>
          </table:table-cell>
          <table:table-cell table:formula="of:=[.I196]-[.E$1]" office:value-type="float" office:value="1.6926365615048" calcext:value-type="float">
            <text:p>1.6926365615</text:p>
          </table:table-cell>
          <table:table-cell table:formula="of:=[.J196]-[.F$1]" office:value-type="float" office:value="4.88594401480304" calcext:value-type="float">
            <text:p>4.8859440148</text:p>
          </table:table-cell>
          <table:table-cell table:formula="of:=[.K196]-[.D$1]" office:value-type="float" office:value="9.07758187732966" calcext:value-type="float">
            <text:p>9.0775818773</text:p>
          </table:table-cell>
          <table:table-cell table:formula="of:=[.L196]-[.E$1]" office:value-type="float" office:value="1.47564927507766" calcext:value-type="float">
            <text:p>1.4756492751</text:p>
          </table:table-cell>
          <table:table-cell table:formula="of:=[.M196]-[.F$1]" office:value-type="float" office:value="4.63541986383838" calcext:value-type="float">
            <text:p>4.6354198638</text:p>
          </table:table-cell>
          <table:table-cell table:formula="of:=SQRT([.Q196]^2+[.R196]^2+[.S196]^2)" office:value-type="float" office:value="10.2988907575879" calcext:value-type="float">
            <text:p>10.2988907576</text:p>
          </table:table-cell>
          <table:table-cell table:formula="of:=[.U195]+([.$A196]-[.$A195])/1000*([.N195]+[.N196])/2" office:value-type="float" office:value="1265.27099170783" calcext:value-type="float">
            <text:p>1265.2709917078</text:p>
          </table:table-cell>
          <table:table-cell table:formula="of:=[.V195]+([.$A196]-[.$A195])/1000*([.O195]+[.O196])/2" office:value-type="float" office:value="-110.307853124344" calcext:value-type="float">
            <text:p>-110.3078531243</text:p>
          </table:table-cell>
          <table:table-cell table:formula="of:=[.W195]+([.$A196]-[.$A195])/1000*([.P195]+[.P196])/2" office:value-type="float" office:value="57.0727267422576" calcext:value-type="float">
            <text:p>57.0727267423</text:p>
          </table:table-cell>
          <table:table-cell table:formula="of:=SQRT([.U196]^2+[.V196]^2+[.W196]^2)" office:value-type="float" office:value="1271.3519579786" calcext:value-type="float">
            <text:p>1271.3519579786</text:p>
          </table:table-cell>
          <table:table-cell office:value-type="float" office:value="6.095064" calcext:value-type="float">
            <text:p>6.095064</text:p>
          </table:table-cell>
          <table:table-cell office:value-type="float" office:value="10.494463" calcext:value-type="float">
            <text:p>10.494463</text:p>
          </table:table-cell>
          <table:table-cell office:value-type="float" office:value="7.819073" calcext:value-type="float">
            <text:p>7.819073</text:p>
          </table:table-cell>
          <table:table-cell office:value-type="float" office:value="5.2517" calcext:value-type="float">
            <text:p>5.2517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51035" calcext:value-type="float">
            <text:p>651035</text:p>
          </table:table-cell>
          <table:table-cell office:value-type="float" office:value="31.49" calcext:value-type="float">
            <text:p>31.49</text:p>
          </table:table-cell>
          <table:table-cell office:value-type="float" office:value="82298" calcext:value-type="float">
            <text:p>82298</text:p>
          </table:table-cell>
          <table:table-cell office:value-type="float" office:value="1720.286743" calcext:value-type="float">
            <text:p>1720.286743</text:p>
          </table:table-cell>
          <table:table-cell office:value-type="float" office:value="9.164917" calcext:value-type="float">
            <text:p>9.164917</text:p>
          </table:table-cell>
          <table:table-cell office:value-type="float" office:value="0.102324" calcext:value-type="float">
            <text:p>0.102324</text:p>
          </table:table-cell>
          <table:table-cell office:value-type="float" office:value="-3.437862" calcext:value-type="float">
            <text:p>-3.437862</text:p>
          </table:table-cell>
          <table:table-cell office:value-type="float" office:value="1.838747" calcext:value-type="float">
            <text:p>1.838747</text:p>
          </table:table-cell>
          <table:table-cell office:value-type="float" office:value="1.37906" calcext:value-type="float">
            <text:p>1.37906</text:p>
          </table:table-cell>
          <table:table-cell office:value-type="float" office:value="5.899313" calcext:value-type="float">
            <text:p>5.899313</text:p>
          </table:table-cell>
          <table:table-cell table:formula="of:=[.$B$1]*[.H197]+(1-[.$B$1])*[.K196]" office:value-type="float" office:value="2.65473133071557" calcext:value-type="float">
            <text:p>2.6547313307</text:p>
          </table:table-cell>
          <table:table-cell table:formula="of:=[.$B$1]*[.I197]+(1-[.$B$1])*[.L196]" office:value-type="float" office:value="1.18377144221557" calcext:value-type="float">
            <text:p>1.1837714422</text:p>
          </table:table-cell>
          <table:table-cell table:formula="of:=[.$B$1]*[.J197]+(1-[.$B$1])*[.M196]" office:value-type="float" office:value="5.4669825641318" calcext:value-type="float">
            <text:p>5.4669825641</text:p>
          </table:table-cell>
          <table:table-cell table:formula="of:=[.H197]-[.D$1]" office:value-type="float" office:value="8.17093262097903" calcext:value-type="float">
            <text:p>8.170932621</text:p>
          </table:table-cell>
          <table:table-cell table:formula="of:=[.I197]-[.E$1]" office:value-type="float" office:value="1.6926365615048" calcext:value-type="float">
            <text:p>1.6926365615</text:p>
          </table:table-cell>
          <table:table-cell table:formula="of:=[.J197]-[.F$1]" office:value-type="float" office:value="5.11578701480304" calcext:value-type="float">
            <text:p>5.1157870148</text:p>
          </table:table-cell>
          <table:table-cell table:formula="of:=[.K197]-[.D$1]" office:value-type="float" office:value="8.98691695169459" calcext:value-type="float">
            <text:p>8.9869169517</text:p>
          </table:table-cell>
          <table:table-cell table:formula="of:=[.L197]-[.E$1]" office:value-type="float" office:value="1.49734800372037" calcext:value-type="float">
            <text:p>1.4973480037</text:p>
          </table:table-cell>
          <table:table-cell table:formula="of:=[.M197]-[.F$1]" office:value-type="float" office:value="4.68345657893484" calcext:value-type="float">
            <text:p>4.6834565789</text:p>
          </table:table-cell>
          <table:table-cell table:formula="of:=SQRT([.Q197]^2+[.R197]^2+[.S197]^2)" office:value-type="float" office:value="10.2440955124242" calcext:value-type="float">
            <text:p>10.2440955124</text:p>
          </table:table-cell>
          <table:table-cell table:formula="of:=[.U196]+([.$A197]-[.$A196])/1000*([.N196]+[.N197])/2" office:value-type="float" office:value="1268.58910275719" calcext:value-type="float">
            <text:p>1268.5891027572</text:p>
          </table:table-cell>
          <table:table-cell table:formula="of:=[.V196]+([.$A197]-[.$A196])/1000*([.O196]+[.O197])/2" office:value-type="float" office:value="-109.61725740725" calcext:value-type="float">
            <text:p>-109.6172574073</text:p>
          </table:table-cell>
          <table:table-cell table:formula="of:=[.W196]+([.$A197]-[.$A196])/1000*([.P196]+[.P197])/2" office:value-type="float" office:value="59.1130798722973" calcext:value-type="float">
            <text:p>59.1130798723</text:p>
          </table:table-cell>
          <table:table-cell table:formula="of:=SQRT([.U197]^2+[.V197]^2+[.W197]^2)" office:value-type="float" office:value="1274.68765231635" calcext:value-type="float">
            <text:p>1274.6876523164</text:p>
          </table:table-cell>
          <table:table-cell office:value-type="float" office:value="6.331247" calcext:value-type="float">
            <text:p>6.331247</text:p>
          </table:table-cell>
          <table:table-cell office:value-type="float" office:value="10.39278" calcext:value-type="float">
            <text:p>10.39278</text:p>
          </table:table-cell>
          <table:table-cell office:value-type="float" office:value="7.837399" calcext:value-type="float">
            <text:p>7.837399</text:p>
          </table:table-cell>
          <table:table-cell office:value-type="float" office:value="5.319092" calcext:value-type="float">
            <text:p>5.319092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51501" calcext:value-type="float">
            <text:p>651501</text:p>
          </table:table-cell>
          <table:table-cell office:value-type="float" office:value="31.48" calcext:value-type="float">
            <text:p>31.48</text:p>
          </table:table-cell>
          <table:table-cell office:value-type="float" office:value="82296" calcext:value-type="float">
            <text:p>82296</text:p>
          </table:table-cell>
          <table:table-cell office:value-type="float" office:value="1720.437256" calcext:value-type="float">
            <text:p>1720.437256</text:p>
          </table:table-cell>
          <table:table-cell office:value-type="float" office:value="9.31543" calcext:value-type="float">
            <text:p>9.31543</text:p>
          </table:table-cell>
          <table:table-cell office:value-type="float" office:value="0.322989" calcext:value-type="float">
            <text:p>0.322989</text:p>
          </table:table-cell>
          <table:table-cell office:value-type="float" office:value="-3.363393" calcext:value-type="float">
            <text:p>-3.363393</text:p>
          </table:table-cell>
          <table:table-cell office:value-type="float" office:value="2.145205" calcext:value-type="float">
            <text:p>2.145205</text:p>
          </table:table-cell>
          <table:table-cell office:value-type="float" office:value="1.455675" calcext:value-type="float">
            <text:p>1.455675</text:p>
          </table:table-cell>
          <table:table-cell office:value-type="float" office:value="5.66947" calcext:value-type="float">
            <text:p>5.66947</text:p>
          </table:table-cell>
          <table:table-cell table:formula="of:=[.$B$1]*[.H198]+(1-[.$B$1])*[.K197]" office:value-type="float" office:value="2.60377869764401" calcext:value-type="float">
            <text:p>2.6037786976</text:p>
          </table:table-cell>
          <table:table-cell table:formula="of:=[.$B$1]*[.I198]+(1-[.$B$1])*[.L197]" office:value-type="float" office:value="1.21096179799402" calcext:value-type="float">
            <text:p>1.210961798</text:p>
          </table:table-cell>
          <table:table-cell table:formula="of:=[.$B$1]*[.J198]+(1-[.$B$1])*[.M197]" office:value-type="float" office:value="5.48723130771862" calcext:value-type="float">
            <text:p>5.4872313077</text:p>
          </table:table-cell>
          <table:table-cell table:formula="of:=[.H198]-[.D$1]" office:value-type="float" office:value="8.47739062097903" calcext:value-type="float">
            <text:p>8.477390621</text:p>
          </table:table-cell>
          <table:table-cell table:formula="of:=[.I198]-[.E$1]" office:value-type="float" office:value="1.7692515615048" calcext:value-type="float">
            <text:p>1.7692515615</text:p>
          </table:table-cell>
          <table:table-cell table:formula="of:=[.J198]-[.F$1]" office:value-type="float" office:value="4.88594401480304" calcext:value-type="float">
            <text:p>4.8859440148</text:p>
          </table:table-cell>
          <table:table-cell table:formula="of:=[.K198]-[.D$1]" office:value-type="float" office:value="8.93596431862304" calcext:value-type="float">
            <text:p>8.9359643186</text:p>
          </table:table-cell>
          <table:table-cell table:formula="of:=[.L198]-[.E$1]" office:value-type="float" office:value="1.52453835949882" calcext:value-type="float">
            <text:p>1.5245383595</text:p>
          </table:table-cell>
          <table:table-cell table:formula="of:=[.M198]-[.F$1]" office:value-type="float" office:value="4.70370532252166" calcext:value-type="float">
            <text:p>4.7037053225</text:p>
          </table:table-cell>
          <table:table-cell table:formula="of:=SQRT([.Q198]^2+[.R198]^2+[.S198]^2)" office:value-type="float" office:value="10.212762568199" calcext:value-type="float">
            <text:p>10.2127625682</text:p>
          </table:table-cell>
          <table:table-cell table:formula="of:=[.U197]+([.$A198]-[.$A197])/1000*([.N197]+[.N198])/2" office:value-type="float" office:value="1272.46816207257" calcext:value-type="float">
            <text:p>1272.4681620726</text:p>
          </table:table-cell>
          <table:table-cell table:formula="of:=[.V197]+([.$A198]-[.$A197])/1000*([.O197]+[.O198])/2" office:value-type="float" office:value="-108.810637474589" calcext:value-type="float">
            <text:p>-108.8106374746</text:p>
          </table:table-cell>
          <table:table-cell table:formula="of:=[.W197]+([.$A198]-[.$A197])/1000*([.P197]+[.P198])/2" office:value-type="float" office:value="61.4434832021955" calcext:value-type="float">
            <text:p>61.4434832022</text:p>
          </table:table-cell>
          <table:table-cell table:formula="of:=SQRT([.U198]^2+[.V198]^2+[.W198]^2)" office:value-type="float" office:value="1278.58917559316" calcext:value-type="float">
            <text:p>1278.5891755932</text:p>
          </table:table-cell>
          <table:table-cell office:value-type="float" office:value="6.234082" calcext:value-type="float">
            <text:p>6.234082</text:p>
          </table:table-cell>
          <table:table-cell office:value-type="float" office:value="10.315006" calcext:value-type="float">
            <text:p>10.315006</text:p>
          </table:table-cell>
          <table:table-cell office:value-type="float" office:value="7.858595" calcext:value-type="float">
            <text:p>7.858595</text:p>
          </table:table-cell>
          <table:table-cell office:value-type="float" office:value="5.379665" calcext:value-type="float">
            <text:p>5.379665</text:p>
          </table:table-cell>
          <table:table-cell table:number-columns-repeated="3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51910" calcext:value-type="float">
            <text:p>651910</text:p>
          </table:table-cell>
          <table:table-cell office:value-type="float" office:value="31.48" calcext:value-type="float">
            <text:p>31.48</text:p>
          </table:table-cell>
          <table:table-cell office:value-type="float" office:value="82296" calcext:value-type="float">
            <text:p>82296</text:p>
          </table:table-cell>
          <table:table-cell office:value-type="float" office:value="1720.460449" calcext:value-type="float">
            <text:p>1720.460449</text:p>
          </table:table-cell>
          <table:table-cell office:value-type="float" office:value="9.338623" calcext:value-type="float">
            <text:p>9.338623</text:p>
          </table:table-cell>
          <table:table-cell office:value-type="float" office:value="0.056707" calcext:value-type="float">
            <text:p>0.056707</text:p>
          </table:table-cell>
          <table:table-cell office:value-type="float" office:value="-3.295671" calcext:value-type="float">
            <text:p>-3.295671</text:p>
          </table:table-cell>
          <table:table-cell office:value-type="float" office:value="1.838747" calcext:value-type="float">
            <text:p>1.838747</text:p>
          </table:table-cell>
          <table:table-cell office:value-type="float" office:value="1.37906" calcext:value-type="float">
            <text:p>1.37906</text:p>
          </table:table-cell>
          <table:table-cell office:value-type="float" office:value="5.66947" calcext:value-type="float">
            <text:p>5.66947</text:p>
          </table:table-cell>
          <table:table-cell table:formula="of:=[.$B$1]*[.H199]+(1-[.$B$1])*[.K198]" office:value-type="float" office:value="2.52727552787961" calcext:value-type="float">
            <text:p>2.5272755279</text:p>
          </table:table-cell>
          <table:table-cell table:formula="of:=[.$B$1]*[.I199]+(1-[.$B$1])*[.L198]" office:value-type="float" office:value="1.22777161819461" calcext:value-type="float">
            <text:p>1.2277716182</text:p>
          </table:table-cell>
          <table:table-cell table:formula="of:=[.$B$1]*[.J199]+(1-[.$B$1])*[.M198]" office:value-type="float" office:value="5.50545517694676" calcext:value-type="float">
            <text:p>5.5054551769</text:p>
          </table:table-cell>
          <table:table-cell table:formula="of:=[.H199]-[.D$1]" office:value-type="float" office:value="8.17093262097903" calcext:value-type="float">
            <text:p>8.170932621</text:p>
          </table:table-cell>
          <table:table-cell table:formula="of:=[.I199]-[.E$1]" office:value-type="float" office:value="1.6926365615048" calcext:value-type="float">
            <text:p>1.6926365615</text:p>
          </table:table-cell>
          <table:table-cell table:formula="of:=[.J199]-[.F$1]" office:value-type="float" office:value="4.88594401480304" calcext:value-type="float">
            <text:p>4.8859440148</text:p>
          </table:table-cell>
          <table:table-cell table:formula="of:=[.K199]-[.D$1]" office:value-type="float" office:value="8.85946114885864" calcext:value-type="float">
            <text:p>8.8594611489</text:p>
          </table:table-cell>
          <table:table-cell table:formula="of:=[.L199]-[.E$1]" office:value-type="float" office:value="1.54134817969941" calcext:value-type="float">
            <text:p>1.5413481797</text:p>
          </table:table-cell>
          <table:table-cell table:formula="of:=[.M199]-[.F$1]" office:value-type="float" office:value="4.7219291917498" calcext:value-type="float">
            <text:p>4.7219291917</text:p>
          </table:table-cell>
          <table:table-cell table:formula="of:=SQRT([.Q199]^2+[.R199]^2+[.S199]^2)" office:value-type="float" office:value="10.156890338637" calcext:value-type="float">
            <text:p>10.1568903386</text:p>
          </table:table-cell>
          <table:table-cell table:formula="of:=[.U198]+([.$A199]-[.$A198])/1000*([.N198]+[.N199])/2" office:value-type="float" office:value="1275.87274417555" calcext:value-type="float">
            <text:p>1275.8727441756</text:p>
          </table:table-cell>
          <table:table-cell table:formula="of:=[.V198]+([.$A199]-[.$A198])/1000*([.O198]+[.O199])/2" office:value-type="float" office:value="-108.102681353434" calcext:value-type="float">
            <text:p>-108.1026813534</text:p>
          </table:table-cell>
          <table:table-cell table:formula="of:=[.W198]+([.$A199]-[.$A198])/1000*([.P198]+[.P199])/2" office:value-type="float" office:value="63.4418343042499" calcext:value-type="float">
            <text:p>63.4418343043</text:p>
          </table:table-cell>
          <table:table-cell table:formula="of:=SQRT([.U199]^2+[.V199]^2+[.W199]^2)" office:value-type="float" office:value="1282.01494351109" calcext:value-type="float">
            <text:p>1282.0149435111</text:p>
          </table:table-cell>
          <table:table-cell office:value-type="float" office:value="6.117653" calcext:value-type="float">
            <text:p>6.117653</text:p>
          </table:table-cell>
          <table:table-cell office:value-type="float" office:value="10.240846" calcext:value-type="float">
            <text:p>10.240846</text:p>
          </table:table-cell>
          <table:table-cell office:value-type="float" office:value="7.870521" calcext:value-type="float">
            <text:p>7.870521</text:p>
          </table:table-cell>
          <table:table-cell office:value-type="float" office:value="5.427006" calcext:value-type="float">
            <text:p>5.427006</text:p>
          </table:table-cell>
          <table:table-cell table:number-columns-repeated="3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52320" calcext:value-type="float">
            <text:p>652320</text:p>
          </table:table-cell>
          <table:table-cell office:value-type="float" office:value="31.51" calcext:value-type="float">
            <text:p>31.51</text:p>
          </table:table-cell>
          <table:table-cell office:value-type="float" office:value="82297" calcext:value-type="float">
            <text:p>82297</text:p>
          </table:table-cell>
          <table:table-cell office:value-type="float" office:value="1720.307495" calcext:value-type="float">
            <text:p>1720.307495</text:p>
          </table:table-cell>
          <table:table-cell office:value-type="float" office:value="9.185669" calcext:value-type="float">
            <text:p>9.185669</text:p>
          </table:table-cell>
          <table:table-cell office:value-type="float" office:value="-0.373059" calcext:value-type="float">
            <text:p>-0.373059</text:p>
          </table:table-cell>
          <table:table-cell office:value-type="float" office:value="-3.237801" calcext:value-type="float">
            <text:p>-3.237801</text:p>
          </table:table-cell>
          <table:table-cell office:value-type="float" office:value="2.221819" calcext:value-type="float">
            <text:p>2.221819</text:p>
          </table:table-cell>
          <table:table-cell office:value-type="float" office:value="1.455675" calcext:value-type="float">
            <text:p>1.455675</text:p>
          </table:table-cell>
          <table:table-cell office:value-type="float" office:value="5.66947" calcext:value-type="float">
            <text:p>5.66947</text:p>
          </table:table-cell>
          <table:table-cell table:formula="of:=[.$B$1]*[.H200]+(1-[.$B$1])*[.K199]" office:value-type="float" office:value="2.49672987509165" calcext:value-type="float">
            <text:p>2.4967298751</text:p>
          </table:table-cell>
          <table:table-cell table:formula="of:=[.$B$1]*[.I200]+(1-[.$B$1])*[.L199]" office:value-type="float" office:value="1.25056195637515" calcext:value-type="float">
            <text:p>1.2505619564</text:p>
          </table:table-cell>
          <table:table-cell table:formula="of:=[.$B$1]*[.J200]+(1-[.$B$1])*[.M199]" office:value-type="float" office:value="5.52185665925208" calcext:value-type="float">
            <text:p>5.5218566593</text:p>
          </table:table-cell>
          <table:table-cell table:formula="of:=[.H200]-[.D$1]" office:value-type="float" office:value="8.55400462097903" calcext:value-type="float">
            <text:p>8.554004621</text:p>
          </table:table-cell>
          <table:table-cell table:formula="of:=[.I200]-[.E$1]" office:value-type="float" office:value="1.7692515615048" calcext:value-type="float">
            <text:p>1.7692515615</text:p>
          </table:table-cell>
          <table:table-cell table:formula="of:=[.J200]-[.F$1]" office:value-type="float" office:value="4.88594401480304" calcext:value-type="float">
            <text:p>4.8859440148</text:p>
          </table:table-cell>
          <table:table-cell table:formula="of:=[.K200]-[.D$1]" office:value-type="float" office:value="8.82891549607067" calcext:value-type="float">
            <text:p>8.8289154961</text:p>
          </table:table-cell>
          <table:table-cell table:formula="of:=[.L200]-[.E$1]" office:value-type="float" office:value="1.56413851787995" calcext:value-type="float">
            <text:p>1.5641385179</text:p>
          </table:table-cell>
          <table:table-cell table:formula="of:=[.M200]-[.F$1]" office:value-type="float" office:value="4.73833067405513" calcext:value-type="float">
            <text:p>4.7383306741</text:p>
          </table:table-cell>
          <table:table-cell table:formula="of:=SQRT([.Q200]^2+[.R200]^2+[.S200]^2)" office:value-type="float" office:value="10.1414030447746" calcext:value-type="float">
            <text:p>10.1414030448</text:p>
          </table:table-cell>
          <table:table-cell table:formula="of:=[.U199]+([.$A200]-[.$A199])/1000*([.N199]+[.N200])/2" office:value-type="float" office:value="1279.30135631015" calcext:value-type="float">
            <text:p>1279.3013563102</text:p>
          </table:table-cell>
          <table:table-cell table:formula="of:=[.V199]+([.$A200]-[.$A199])/1000*([.O199]+[.O200])/2" office:value-type="float" office:value="-107.392994288217" calcext:value-type="float">
            <text:p>-107.3929942882</text:p>
          </table:table-cell>
          <table:table-cell table:formula="of:=[.W199]+([.$A200]-[.$A199])/1000*([.P199]+[.P200])/2" office:value-type="float" office:value="65.4450713503192" calcext:value-type="float">
            <text:p>65.4450713503</text:p>
          </table:table-cell>
          <table:table-cell table:formula="of:=SQRT([.U200]^2+[.V200]^2+[.W200]^2)" office:value-type="float" office:value="1285.46811428492" calcext:value-type="float">
            <text:p>1285.4681142849</text:p>
          </table:table-cell>
          <table:table-cell office:value-type="float" office:value="6.260859" calcext:value-type="float">
            <text:p>6.260859</text:p>
          </table:table-cell>
          <table:table-cell office:value-type="float" office:value="10.162884" calcext:value-type="float">
            <text:p>10.162884</text:p>
          </table:table-cell>
          <table:table-cell office:value-type="float" office:value="7.885558" calcext:value-type="float">
            <text:p>7.885558</text:p>
          </table:table-cell>
          <table:table-cell office:value-type="float" office:value="5.479918" calcext:value-type="float">
            <text:p>5.479918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52730" calcext:value-type="float">
            <text:p>652730</text:p>
          </table:table-cell>
          <table:table-cell office:value-type="float" office:value="31.5" calcext:value-type="float">
            <text:p>31.5</text:p>
          </table:table-cell>
          <table:table-cell office:value-type="float" office:value="82297" calcext:value-type="float">
            <text:p>82297</text:p>
          </table:table-cell>
          <table:table-cell office:value-type="float" office:value="1720.391479" calcext:value-type="float">
            <text:p>1720.391479</text:p>
          </table:table-cell>
          <table:table-cell office:value-type="float" office:value="9.269653" calcext:value-type="float">
            <text:p>9.269653</text:p>
          </table:table-cell>
          <table:table-cell office:value-type="float" office:value="0.20484" calcext:value-type="float">
            <text:p>0.20484</text:p>
          </table:table-cell>
          <table:table-cell office:value-type="float" office:value="-3.169633" calcext:value-type="float">
            <text:p>-3.169633</text:p>
          </table:table-cell>
          <table:table-cell office:value-type="float" office:value="1.838747" calcext:value-type="float">
            <text:p>1.838747</text:p>
          </table:table-cell>
          <table:table-cell office:value-type="float" office:value="1.532289" calcext:value-type="float">
            <text:p>1.532289</text:p>
          </table:table-cell>
          <table:table-cell office:value-type="float" office:value="5.746084" calcext:value-type="float">
            <text:p>5.746084</text:p>
          </table:table-cell>
          <table:table-cell table:formula="of:=[.$B$1]*[.H201]+(1-[.$B$1])*[.K200]" office:value-type="float" office:value="2.43093158758248" calcext:value-type="float">
            <text:p>2.4309315876</text:p>
          </table:table-cell>
          <table:table-cell table:formula="of:=[.$B$1]*[.I201]+(1-[.$B$1])*[.L200]" office:value-type="float" office:value="1.27873466073764" calcext:value-type="float">
            <text:p>1.2787346607</text:p>
          </table:table-cell>
          <table:table-cell table:formula="of:=[.$B$1]*[.J201]+(1-[.$B$1])*[.M200]" office:value-type="float" office:value="5.54427939332688" calcext:value-type="float">
            <text:p>5.5442793933</text:p>
          </table:table-cell>
          <table:table-cell table:formula="of:=[.H201]-[.D$1]" office:value-type="float" office:value="8.17093262097903" calcext:value-type="float">
            <text:p>8.170932621</text:p>
          </table:table-cell>
          <table:table-cell table:formula="of:=[.I201]-[.E$1]" office:value-type="float" office:value="1.8458655615048" calcext:value-type="float">
            <text:p>1.8458655615</text:p>
          </table:table-cell>
          <table:table-cell table:formula="of:=[.J201]-[.F$1]" office:value-type="float" office:value="4.96255801480304" calcext:value-type="float">
            <text:p>4.9625580148</text:p>
          </table:table-cell>
          <table:table-cell table:formula="of:=[.K201]-[.D$1]" office:value-type="float" office:value="8.76311720856151" calcext:value-type="float">
            <text:p>8.7631172086</text:p>
          </table:table-cell>
          <table:table-cell table:formula="of:=[.L201]-[.E$1]" office:value-type="float" office:value="1.59231122224244" calcext:value-type="float">
            <text:p>1.5923112222</text:p>
          </table:table-cell>
          <table:table-cell table:formula="of:=[.M201]-[.F$1]" office:value-type="float" office:value="4.76075340812992" calcext:value-type="float">
            <text:p>4.7607534081</text:p>
          </table:table-cell>
          <table:table-cell table:formula="of:=SQRT([.Q201]^2+[.R201]^2+[.S201]^2)" office:value-type="float" office:value="10.0991312127572" calcext:value-type="float">
            <text:p>10.0991312128</text:p>
          </table:table-cell>
          <table:table-cell table:formula="of:=[.U200]+([.$A201]-[.$A200])/1000*([.N200]+[.N201])/2" office:value-type="float" office:value="1282.72996844475" calcext:value-type="float">
            <text:p>1282.7299684448</text:p>
          </table:table-cell>
          <table:table-cell table:formula="of:=[.V200]+([.$A201]-[.$A200])/1000*([.O200]+[.O201])/2" office:value-type="float" office:value="-106.651895278" calcext:value-type="float">
            <text:p>-106.651895278</text:p>
          </table:table-cell>
          <table:table-cell table:formula="of:=[.W200]+([.$A201]-[.$A200])/1000*([.P200]+[.P201])/2" office:value-type="float" office:value="67.4640142663884" calcext:value-type="float">
            <text:p>67.4640142664</text:p>
          </table:table-cell>
          <table:table-cell table:formula="of:=SQRT([.U201]^2+[.V201]^2+[.W201]^2)" office:value-type="float" office:value="1288.92288052218" calcext:value-type="float">
            <text:p>1288.9228805222</text:p>
          </table:table-cell>
          <table:table-cell office:value-type="float" office:value="6.224659" calcext:value-type="float">
            <text:p>6.224659</text:p>
          </table:table-cell>
          <table:table-cell office:value-type="float" office:value="10.09815" calcext:value-type="float">
            <text:p>10.09815</text:p>
          </table:table-cell>
          <table:table-cell office:value-type="float" office:value="7.902001" calcext:value-type="float">
            <text:p>7.902001</text:p>
          </table:table-cell>
          <table:table-cell office:value-type="float" office:value="5.528826" calcext:value-type="float">
            <text:p>5.528826</text:p>
          </table:table-cell>
          <table:table-cell table:number-columns-repeated="3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53145" calcext:value-type="float">
            <text:p>653145</text:p>
          </table:table-cell>
          <table:table-cell office:value-type="float" office:value="31.51" calcext:value-type="float">
            <text:p>31.51</text:p>
          </table:table-cell>
          <table:table-cell office:value-type="float" office:value="82297" calcext:value-type="float">
            <text:p>82297</text:p>
          </table:table-cell>
          <table:table-cell office:value-type="float" office:value="1720.317627" calcext:value-type="float">
            <text:p>1720.317627</text:p>
          </table:table-cell>
          <table:table-cell office:value-type="float" office:value="9.195801" calcext:value-type="float">
            <text:p>9.195801</text:p>
          </table:table-cell>
          <table:table-cell office:value-type="float" office:value="-0.177958" calcext:value-type="float">
            <text:p>-0.177958</text:p>
          </table:table-cell>
          <table:table-cell office:value-type="float" office:value="-3.110395" calcext:value-type="float">
            <text:p>-3.110395</text:p>
          </table:table-cell>
          <table:table-cell office:value-type="float" office:value="2.06859" calcext:value-type="float">
            <text:p>2.06859</text:p>
          </table:table-cell>
          <table:table-cell office:value-type="float" office:value="1.532289" calcext:value-type="float">
            <text:p>1.532289</text:p>
          </table:table-cell>
          <table:table-cell office:value-type="float" office:value="5.746084" calcext:value-type="float">
            <text:p>5.746084</text:p>
          </table:table-cell>
          <table:table-cell table:formula="of:=[.$B$1]*[.H202]+(1-[.$B$1])*[.K201]" office:value-type="float" office:value="2.39469742882423" calcext:value-type="float">
            <text:p>2.3946974288</text:p>
          </table:table-cell>
          <table:table-cell table:formula="of:=[.$B$1]*[.I202]+(1-[.$B$1])*[.L201]" office:value-type="float" office:value="1.30409009466387" calcext:value-type="float">
            <text:p>1.3040900947</text:p>
          </table:table-cell>
          <table:table-cell table:formula="of:=[.$B$1]*[.J202]+(1-[.$B$1])*[.M201]" office:value-type="float" office:value="5.56445985399419" calcext:value-type="float">
            <text:p>5.564459854</text:p>
          </table:table-cell>
          <table:table-cell table:formula="of:=[.H202]-[.D$1]" office:value-type="float" office:value="8.40077562097903" calcext:value-type="float">
            <text:p>8.400775621</text:p>
          </table:table-cell>
          <table:table-cell table:formula="of:=[.I202]-[.E$1]" office:value-type="float" office:value="1.8458655615048" calcext:value-type="float">
            <text:p>1.8458655615</text:p>
          </table:table-cell>
          <table:table-cell table:formula="of:=[.J202]-[.F$1]" office:value-type="float" office:value="4.96255801480304" calcext:value-type="float">
            <text:p>4.9625580148</text:p>
          </table:table-cell>
          <table:table-cell table:formula="of:=[.K202]-[.D$1]" office:value-type="float" office:value="8.72688304980326" calcext:value-type="float">
            <text:p>8.7268830498</text:p>
          </table:table-cell>
          <table:table-cell table:formula="of:=[.L202]-[.E$1]" office:value-type="float" office:value="1.61766665616867" calcext:value-type="float">
            <text:p>1.6176666562</text:p>
          </table:table-cell>
          <table:table-cell table:formula="of:=[.M202]-[.F$1]" office:value-type="float" office:value="4.78093386879723" calcext:value-type="float">
            <text:p>4.7809338688</text:p>
          </table:table-cell>
          <table:table-cell table:formula="of:=SQRT([.Q202]^2+[.R202]^2+[.S202]^2)" office:value-type="float" office:value="10.0813025861362" calcext:value-type="float">
            <text:p>10.0813025861</text:p>
          </table:table-cell>
          <table:table-cell table:formula="of:=[.U201]+([.$A202]-[.$A201])/1000*([.N201]+[.N202])/2" office:value-type="float" office:value="1286.16859790496" calcext:value-type="float">
            <text:p>1286.168597905</text:p>
          </table:table-cell>
          <table:table-cell table:formula="of:=[.V201]+([.$A202]-[.$A201])/1000*([.O201]+[.O202])/2" office:value-type="float" office:value="-105.885861069975" calcext:value-type="float">
            <text:p>-105.88586107</text:p>
          </table:table-cell>
          <table:table-cell table:formula="of:=[.W201]+([.$A202]-[.$A201])/1000*([.P201]+[.P202])/2" office:value-type="float" office:value="69.5234758425317" calcext:value-type="float">
            <text:p>69.5234758425</text:p>
          </table:table-cell>
          <table:table-cell table:formula="of:=SQRT([.U202]^2+[.V202]^2+[.W202]^2)" office:value-type="float" office:value="1292.39119135986" calcext:value-type="float">
            <text:p>1292.3911913599</text:p>
          </table:table-cell>
          <table:table-cell office:value-type="float" office:value="6.296385" calcext:value-type="float">
            <text:p>6.296385</text:p>
          </table:table-cell>
          <table:table-cell office:value-type="float" office:value="10.034976" calcext:value-type="float">
            <text:p>10.034976</text:p>
          </table:table-cell>
          <table:table-cell office:value-type="float" office:value="7.920329" calcext:value-type="float">
            <text:p>7.920329</text:p>
          </table:table-cell>
          <table:table-cell office:value-type="float" office:value="5.579423" calcext:value-type="float">
            <text:p>5.579423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53554" calcext:value-type="float">
            <text:p>653554</text:p>
          </table:table-cell>
          <table:table-cell office:value-type="float" office:value="31.51" calcext:value-type="float">
            <text:p>31.51</text:p>
          </table:table-cell>
          <table:table-cell office:value-type="float" office:value="82300" calcext:value-type="float">
            <text:p>82300</text:p>
          </table:table-cell>
          <table:table-cell office:value-type="float" office:value="1720.090942" calcext:value-type="float">
            <text:p>1720.090942</text:p>
          </table:table-cell>
          <table:table-cell office:value-type="float" office:value="8.969116" calcext:value-type="float">
            <text:p>8.969116</text:p>
          </table:table-cell>
          <table:table-cell office:value-type="float" office:value="-0.554241" calcext:value-type="float">
            <text:p>-0.554241</text:p>
          </table:table-cell>
          <table:table-cell office:value-type="float" office:value="-3.05978" calcext:value-type="float">
            <text:p>-3.05978</text:p>
          </table:table-cell>
          <table:table-cell office:value-type="float" office:value="1.762132" calcext:value-type="float">
            <text:p>1.762132</text:p>
          </table:table-cell>
          <table:table-cell office:value-type="float" office:value="1.532289" calcext:value-type="float">
            <text:p>1.532289</text:p>
          </table:table-cell>
          <table:table-cell office:value-type="float" office:value="5.746084" calcext:value-type="float">
            <text:p>5.746084</text:p>
          </table:table-cell>
          <table:table-cell table:formula="of:=[.$B$1]*[.H203]+(1-[.$B$1])*[.K202]" office:value-type="float" office:value="2.33144088594181" calcext:value-type="float">
            <text:p>2.3314408859</text:p>
          </table:table-cell>
          <table:table-cell table:formula="of:=[.$B$1]*[.I203]+(1-[.$B$1])*[.L202]" office:value-type="float" office:value="1.32690998519749" calcext:value-type="float">
            <text:p>1.3269099852</text:p>
          </table:table-cell>
          <table:table-cell table:formula="of:=[.$B$1]*[.J203]+(1-[.$B$1])*[.M202]" office:value-type="float" office:value="5.58262226859477" calcext:value-type="float">
            <text:p>5.5826222686</text:p>
          </table:table-cell>
          <table:table-cell table:formula="of:=[.H203]-[.D$1]" office:value-type="float" office:value="8.09431762097903" calcext:value-type="float">
            <text:p>8.094317621</text:p>
          </table:table-cell>
          <table:table-cell table:formula="of:=[.I203]-[.E$1]" office:value-type="float" office:value="1.8458655615048" calcext:value-type="float">
            <text:p>1.8458655615</text:p>
          </table:table-cell>
          <table:table-cell table:formula="of:=[.J203]-[.F$1]" office:value-type="float" office:value="4.96255801480304" calcext:value-type="float">
            <text:p>4.9625580148</text:p>
          </table:table-cell>
          <table:table-cell table:formula="of:=[.K203]-[.D$1]" office:value-type="float" office:value="8.66362650692084" calcext:value-type="float">
            <text:p>8.6636265069</text:p>
          </table:table-cell>
          <table:table-cell table:formula="of:=[.L203]-[.E$1]" office:value-type="float" office:value="1.64048654670229" calcext:value-type="float">
            <text:p>1.6404865467</text:p>
          </table:table-cell>
          <table:table-cell table:formula="of:=[.M203]-[.F$1]" office:value-type="float" office:value="4.79909628339781" calcext:value-type="float">
            <text:p>4.7990962834</text:p>
          </table:table-cell>
          <table:table-cell table:formula="of:=SQRT([.Q203]^2+[.R203]^2+[.S203]^2)" office:value-type="float" office:value="10.0389713366786" calcext:value-type="float">
            <text:p>10.0389713367</text:p>
          </table:table-cell>
          <table:table-cell table:formula="of:=[.U202]+([.$A203]-[.$A202])/1000*([.N202]+[.N203])/2" office:value-type="float" office:value="1289.54184447294" calcext:value-type="float">
            <text:p>1289.5418444729</text:p>
          </table:table-cell>
          <table:table-cell table:formula="of:=[.V202]+([.$A203]-[.$A202])/1000*([.O202]+[.O203])/2" office:value-type="float" office:value="-105.13090205532" calcext:value-type="float">
            <text:p>-105.1309020553</text:p>
          </table:table-cell>
          <table:table-cell table:formula="of:=[.W202]+([.$A203]-[.$A202])/1000*([.P202]+[.P203])/2" office:value-type="float" office:value="71.5531620705861" calcext:value-type="float">
            <text:p>71.5531620706</text:p>
          </table:table-cell>
          <table:table-cell table:formula="of:=SQRT([.U203]^2+[.V203]^2+[.W203]^2)" office:value-type="float" office:value="1295.79725660149" calcext:value-type="float">
            <text:p>1295.7972566015</text:p>
          </table:table-cell>
          <table:table-cell office:value-type="float" office:value="6.202459" calcext:value-type="float">
            <text:p>6.202459</text:p>
          </table:table-cell>
          <table:table-cell office:value-type="float" office:value="9.945018" calcext:value-type="float">
            <text:p>9.945018</text:p>
          </table:table-cell>
          <table:table-cell office:value-type="float" office:value="7.917099" calcext:value-type="float">
            <text:p>7.917099</text:p>
          </table:table-cell>
          <table:table-cell office:value-type="float" office:value="5.614604" calcext:value-type="float">
            <text:p>5.614604</text:p>
          </table:table-cell>
          <table:table-cell table:number-columns-repeated="3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53948" calcext:value-type="float">
            <text:p>653948</text:p>
          </table:table-cell>
          <table:table-cell office:value-type="float" office:value="31.51" calcext:value-type="float">
            <text:p>31.51</text:p>
          </table:table-cell>
          <table:table-cell office:value-type="float" office:value="82298" calcext:value-type="float">
            <text:p>82298</text:p>
          </table:table-cell>
          <table:table-cell office:value-type="float" office:value="1720.27417" calcext:value-type="float">
            <text:p>1720.27417</text:p>
          </table:table-cell>
          <table:table-cell office:value-type="float" office:value="9.152344" calcext:value-type="float">
            <text:p>9.152344</text:p>
          </table:table-cell>
          <table:table-cell office:value-type="float" office:value="0.465045" calcext:value-type="float">
            <text:p>0.465045</text:p>
          </table:table-cell>
          <table:table-cell office:value-type="float" office:value="-2.989985" calcext:value-type="float">
            <text:p>-2.989985</text:p>
          </table:table-cell>
          <table:table-cell office:value-type="float" office:value="2.145205" calcext:value-type="float">
            <text:p>2.145205</text:p>
          </table:table-cell>
          <table:table-cell office:value-type="float" office:value="1.302446" calcext:value-type="float">
            <text:p>1.302446</text:p>
          </table:table-cell>
          <table:table-cell office:value-type="float" office:value="5.746084" calcext:value-type="float">
            <text:p>5.746084</text:p>
          </table:table-cell>
          <table:table-cell table:formula="of:=[.$B$1]*[.H204]+(1-[.$B$1])*[.K203]" office:value-type="float" office:value="2.31281729734763" calcext:value-type="float">
            <text:p>2.3128172973</text:p>
          </table:table-cell>
          <table:table-cell table:formula="of:=[.$B$1]*[.I204]+(1-[.$B$1])*[.L203]" office:value-type="float" office:value="1.32446358667774" calcext:value-type="float">
            <text:p>1.3244635867</text:p>
          </table:table-cell>
          <table:table-cell table:formula="of:=[.$B$1]*[.J204]+(1-[.$B$1])*[.M203]" office:value-type="float" office:value="5.59896844173529" calcext:value-type="float">
            <text:p>5.5989684417</text:p>
          </table:table-cell>
          <table:table-cell table:formula="of:=[.H204]-[.D$1]" office:value-type="float" office:value="8.47739062097903" calcext:value-type="float">
            <text:p>8.477390621</text:p>
          </table:table-cell>
          <table:table-cell table:formula="of:=[.I204]-[.E$1]" office:value-type="float" office:value="1.6160225615048" calcext:value-type="float">
            <text:p>1.6160225615</text:p>
          </table:table-cell>
          <table:table-cell table:formula="of:=[.J204]-[.F$1]" office:value-type="float" office:value="4.96255801480304" calcext:value-type="float">
            <text:p>4.9625580148</text:p>
          </table:table-cell>
          <table:table-cell table:formula="of:=[.K204]-[.D$1]" office:value-type="float" office:value="8.64500291832666" calcext:value-type="float">
            <text:p>8.6450029183</text:p>
          </table:table-cell>
          <table:table-cell table:formula="of:=[.L204]-[.E$1]" office:value-type="float" office:value="1.63804014818254" calcext:value-type="float">
            <text:p>1.6380401482</text:p>
          </table:table-cell>
          <table:table-cell table:formula="of:=[.M204]-[.F$1]" office:value-type="float" office:value="4.81544245653833" calcext:value-type="float">
            <text:p>4.8154424565</text:p>
          </table:table-cell>
          <table:table-cell table:formula="of:=SQRT([.Q204]^2+[.R204]^2+[.S204]^2)" office:value-type="float" office:value="10.0303408235795" calcext:value-type="float">
            <text:p>10.0303408236</text:p>
          </table:table-cell>
          <table:table-cell table:formula="of:=[.U203]+([.$A204]-[.$A203])/1000*([.N203]+[.N204])/2" office:value-type="float" office:value="1292.80647099661" calcext:value-type="float">
            <text:p>1292.8064709966</text:p>
          </table:table-cell>
          <table:table-cell table:formula="of:=[.V203]+([.$A204]-[.$A203])/1000*([.O203]+[.O204])/2" office:value-type="float" office:value="-104.448910095087" calcext:value-type="float">
            <text:p>-104.4489100951</text:p>
          </table:table-cell>
          <table:table-cell table:formula="of:=[.W203]+([.$A204]-[.$A203])/1000*([.P203]+[.P204])/2" office:value-type="float" office:value="73.5084099284186" calcext:value-type="float">
            <text:p>73.5084099284</text:p>
          </table:table-cell>
          <table:table-cell table:formula="of:=SQRT([.U204]^2+[.V204]^2+[.W204]^2)" office:value-type="float" office:value="1299.10031660413" calcext:value-type="float">
            <text:p>1299.1003166041</text:p>
          </table:table-cell>
          <table:table-cell office:value-type="float" office:value="6.270227" calcext:value-type="float">
            <text:p>6.270227</text:p>
          </table:table-cell>
          <table:table-cell office:value-type="float" office:value="9.88421" calcext:value-type="float">
            <text:p>9.88421</text:p>
          </table:table-cell>
          <table:table-cell office:value-type="float" office:value="7.929038" calcext:value-type="float">
            <text:p>7.929038</text:p>
          </table:table-cell>
          <table:table-cell office:value-type="float" office:value="5.656137" calcext:value-type="float">
            <text:p>5.656137</text:p>
          </table:table-cell>
          <table:table-cell office:value-type="string" calcext:value-type="string">
            <text:p>Finished!</text:p>
          </table:table-cell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 Bowen</meta:initial-creator>
    <meta:creation-date>2016-07-16T14:12:01.610221988</meta:creation-date>
    <dc:date>2016-07-17T08:44:39.226494265</dc:date>
    <dc:creator>Joe Bowen</dc:creator>
    <meta:editing-duration>PT14H1M14S</meta:editing-duration>
    <meta:editing-cycles>1</meta:editing-cycles>
    <meta:document-statistic meta:table-count="1" meta:cell-count="6297" meta:object-count="2"/>
    <meta:generator>LibreOffice/5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2cm" svg:height="15.218cm" xlink:href=".." xlink:type="simple" chart:class="chart:line" chart:style-name="ch1">
        <chart:legend chart:legend-position="end" svg:x="24.873cm" svg:y="5.816cm" style:legend-expansion="high" chart:style-name="ch2"/>
        <chart:plot-area chart:style-name="ch3" table:cell-range-address="Sheet1.N3:Sheet1.T204" svg:x="0.555cm" svg:y="0.304cm" svg:width="23.763cm" svg:height="14.61cm">
          <chartooo:coordinate-region svg:x="1.282cm" svg:y="0.503cm" svg:width="23.01cm" svg:height="14.2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3:Sheet1.N204" chart:class="chart:line">
            <chart:data-point chart:repeated="202"/>
          </chart:series>
          <chart:series chart:style-name="ch7" chart:values-cell-range-address="Sheet1.O3:Sheet1.O204" chart:class="chart:line">
            <chart:data-point chart:repeated="202"/>
          </chart:series>
          <chart:series chart:style-name="ch8" chart:values-cell-range-address="Sheet1.P3:Sheet1.P204" chart:class="chart:line">
            <chart:data-point chart:repeated="202"/>
          </chart:series>
          <chart:series chart:style-name="ch9" chart:values-cell-range-address="Sheet1.Q3:Sheet1.Q204" chart:class="chart:line">
            <chart:data-point chart:repeated="202"/>
          </chart:series>
          <chart:series chart:style-name="ch10" chart:values-cell-range-address="Sheet1.R3:Sheet1.R204" chart:class="chart:line">
            <chart:data-point chart:repeated="202"/>
          </chart:series>
          <chart:series chart:style-name="ch11" chart:values-cell-range-address="Sheet1.S3:Sheet1.S204" chart:class="chart:line">
            <chart:data-point chart:repeated="202"/>
          </chart:series>
          <chart:series chart:style-name="ch12" chart:values-cell-range-address="Sheet1.T3:Sheet1.T204" chart:class="chart:line">
            <chart:data-point chart:repeated="20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98006209790276">
                <text:p>0.0498006209790276</text:p>
                <draw:g>
                  <svg:desc>Sheet1.N3:Sheet1.N204</svg:desc>
                </draw:g>
              </table:table-cell>
              <table:table-cell office:value-type="float" office:value="0.00711856150480022">
                <text:p>0.00711856150480022</text:p>
                <draw:g>
                  <svg:desc>Sheet1.O3:Sheet1.O204</svg:desc>
                </draw:g>
              </table:table-cell>
              <table:table-cell office:value-type="float" office:value="-0.0173809851969584">
                <text:p>-0.0173809851969584</text:p>
                <draw:g>
                  <svg:desc>Sheet1.P3:Sheet1.P204</svg:desc>
                </draw:g>
              </table:table-cell>
              <table:table-cell office:value-type="float" office:value="0.0498006209790276">
                <text:p>0.0498006209790276</text:p>
                <draw:g>
                  <svg:desc>Sheet1.Q3:Sheet1.Q204</svg:desc>
                </draw:g>
              </table:table-cell>
              <table:table-cell office:value-type="float" office:value="0.00711856150480022">
                <text:p>0.00711856150480022</text:p>
                <draw:g>
                  <svg:desc>Sheet1.R3:Sheet1.R204</svg:desc>
                </draw:g>
              </table:table-cell>
              <table:table-cell office:value-type="float" office:value="-0.0173809851969584">
                <text:p>-0.0173809851969584</text:p>
                <draw:g>
                  <svg:desc>Sheet1.S3:Sheet1.S204</svg:desc>
                </draw:g>
              </table:table-cell>
              <table:table-cell office:value-type="float" office:value="0.053224753773139">
                <text:p>0.053224753773139</text:p>
                <draw:g>
                  <svg:desc>Sheet1.T3:Sheet1.T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98006209790276">
                <text:p>0.0498006209790276</text:p>
              </table:table-cell>
              <table:table-cell office:value-type="float" office:value="-0.2227244384952">
                <text:p>-0.2227244384952</text:p>
              </table:table-cell>
              <table:table-cell office:value-type="float" office:value="0.0592330148030416">
                <text:p>0.0592330148030416</text:p>
              </table:table-cell>
              <table:table-cell office:value-type="float" office:value="0.0498006209790276">
                <text:p>0.0498006209790276</text:p>
              </table:table-cell>
              <table:table-cell office:value-type="float" office:value="-0.0158657384951998">
                <text:p>-0.0158657384951998</text:p>
              </table:table-cell>
              <table:table-cell office:value-type="float" office:value="-0.00971958519695848">
                <text:p>-0.00971958519695848</text:p>
              </table:table-cell>
              <table:table-cell office:value-type="float" office:value="0.0531628991336605">
                <text:p>0.05316289913366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268143790209727">
                <text:p>-0.0268143790209727</text:p>
              </table:table-cell>
              <table:table-cell office:value-type="float" office:value="0.00711856150480022">
                <text:p>0.00711856150480022</text:p>
              </table:table-cell>
              <table:table-cell office:value-type="float" office:value="-0.0173809851969584">
                <text:p>-0.0173809851969584</text:p>
              </table:table-cell>
              <table:table-cell office:value-type="float" office:value="0.0421391209790274">
                <text:p>0.0421391209790274</text:p>
              </table:table-cell>
              <table:table-cell office:value-type="float" office:value="-0.0135673084951998">
                <text:p>-0.0135673084951998</text:p>
              </table:table-cell>
              <table:table-cell office:value-type="float" office:value="-0.0104857251969585">
                <text:p>-0.0104857251969585</text:p>
              </table:table-cell>
              <table:table-cell office:value-type="float" office:value="0.045494261282003">
                <text:p>0.045494261282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6414620979027">
                <text:p>0.126414620979027</text:p>
              </table:table-cell>
              <table:table-cell office:value-type="float" office:value="-0.1461104384952">
                <text:p>-0.1461104384952</text:p>
              </table:table-cell>
              <table:table-cell office:value-type="float" office:value="0.0592330148030416">
                <text:p>0.0592330148030416</text:p>
              </table:table-cell>
              <table:table-cell office:value-type="float" office:value="0.0505666709790269">
                <text:p>0.0505666709790269</text:p>
              </table:table-cell>
              <table:table-cell office:value-type="float" office:value="-0.0268216214951998">
                <text:p>-0.0268216214951998</text:p>
              </table:table-cell>
              <table:table-cell office:value-type="float" office:value="-0.00351385119695846">
                <text:p>-0.00351385119695846</text:p>
              </table:table-cell>
              <table:table-cell office:value-type="float" office:value="0.0573474911723895">
                <text:p>0.0573474911723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6414620979027">
                <text:p>0.126414620979027</text:p>
              </table:table-cell>
              <table:table-cell office:value-type="float" office:value="-0.1461104384952">
                <text:p>-0.1461104384952</text:p>
              </table:table-cell>
              <table:table-cell office:value-type="float" office:value="0.135847014803042">
                <text:p>0.135847014803042</text:p>
              </table:table-cell>
              <table:table-cell office:value-type="float" office:value="0.0581514659790265">
                <text:p>0.0581514659790265</text:p>
              </table:table-cell>
              <table:table-cell office:value-type="float" office:value="-0.0387505031951998">
                <text:p>-0.0387505031951998</text:p>
              </table:table-cell>
              <table:table-cell office:value-type="float" office:value="0.0104222354030415">
                <text:p>0.0104222354030415</text:p>
              </table:table-cell>
              <table:table-cell office:value-type="float" office:value="0.0706527953034237">
                <text:p>0.0706527953034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9643620979027">
                <text:p>0.279643620979027</text:p>
              </table:table-cell>
              <table:table-cell office:value-type="float" office:value="0.00711856150480022">
                <text:p>0.00711856150480022</text:p>
              </table:table-cell>
              <table:table-cell office:value-type="float" office:value="-0.0173809851969584">
                <text:p>-0.0173809851969584</text:p>
              </table:table-cell>
              <table:table-cell office:value-type="float" office:value="0.0803006814790264">
                <text:p>0.0803006814790264</text:p>
              </table:table-cell>
              <table:table-cell office:value-type="float" office:value="-0.0341635967251999">
                <text:p>-0.0341635967251999</text:p>
              </table:table-cell>
              <table:table-cell office:value-type="float" office:value="0.00764191334304165">
                <text:p>0.00764191334304165</text:p>
              </table:table-cell>
              <table:table-cell office:value-type="float" office:value="0.0875999407918789">
                <text:p>0.08759994079187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6414620979027">
                <text:p>0.126414620979027</text:p>
              </table:table-cell>
              <table:table-cell office:value-type="float" office:value="-0.0694954384951997">
                <text:p>-0.0694954384951997</text:p>
              </table:table-cell>
              <table:table-cell office:value-type="float" office:value="0.0592330148030416">
                <text:p>0.0592330148030416</text:p>
              </table:table-cell>
              <table:table-cell office:value-type="float" office:value="0.0849120754290258">
                <text:p>0.0849120754290258</text:p>
              </table:table-cell>
              <table:table-cell office:value-type="float" office:value="-0.0376967809021999">
                <text:p>-0.0376967809021999</text:p>
              </table:table-cell>
              <table:table-cell office:value-type="float" office:value="0.0128010234890417">
                <text:p>0.0128010234890417</text:p>
              </table:table-cell>
              <table:table-cell office:value-type="float" office:value="0.0937815229478602">
                <text:p>0.0937815229478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3029620979027">
                <text:p>0.203029620979027</text:p>
              </table:table-cell>
              <table:table-cell office:value-type="float" office:value="-3.4405314384952">
                <text:p>-3.4405314384952</text:p>
              </table:table-cell>
              <table:table-cell office:value-type="float" office:value="8.79328101480304">
                <text:p>8.79328101480304</text:p>
              </table:table-cell>
              <table:table-cell office:value-type="float" office:value="0.0967238299840254">
                <text:p>0.0967238299840254</text:p>
              </table:table-cell>
              <table:table-cell office:value-type="float" office:value="-0.3779802466615">
                <text:p>-0.3779802466615</text:p>
              </table:table-cell>
              <table:table-cell office:value-type="float" office:value="0.890849022620442">
                <text:p>0.890849022620442</text:p>
              </table:table-cell>
              <table:table-cell office:value-type="float" office:value="0.972541283060448">
                <text:p>0.972541283060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0.285894379021">
                <text:p>-50.285894379021</text:p>
              </table:table-cell>
              <table:table-cell office:value-type="float" office:value="-3.0574594384952">
                <text:p>-3.0574594384952</text:p>
              </table:table-cell>
              <table:table-cell office:value-type="float" office:value="8.18036501480304">
                <text:p>8.18036501480304</text:p>
              </table:table-cell>
              <table:table-cell office:value-type="float" office:value="-4.94153799091647">
                <text:p>-4.94153799091647</text:p>
              </table:table-cell>
              <table:table-cell office:value-type="float" office:value="-0.64592816584487">
                <text:p>-0.64592816584487</text:p>
              </table:table-cell>
              <table:table-cell office:value-type="float" office:value="1.6198006218387">
                <text:p>1.6198006218387</text:p>
              </table:table-cell>
              <table:table-cell office:value-type="float" office:value="5.24020753077696">
                <text:p>5.240207530776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9.826208379021">
                <text:p>-49.826208379021</text:p>
              </table:table-cell>
              <table:table-cell office:value-type="float" office:value="-3.2873024384952">
                <text:p>-3.2873024384952</text:p>
              </table:table-cell>
              <table:table-cell office:value-type="float" office:value="2.97058201480304">
                <text:p>2.97058201480304</text:p>
              </table:table-cell>
              <table:table-cell office:value-type="float" office:value="-9.43000502972692">
                <text:p>-9.43000502972692</text:p>
              </table:table-cell>
              <table:table-cell office:value-type="float" office:value="-0.910065593109903">
                <text:p>-0.910065593109903</text:p>
              </table:table-cell>
              <table:table-cell office:value-type="float" office:value="1.75487876113514">
                <text:p>1.75487876113514</text:p>
              </table:table-cell>
              <table:table-cell office:value-type="float" office:value="9.63497865647458">
                <text:p>9.634978656474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.769270379021">
                <text:p>-25.769270379021</text:p>
              </table:table-cell>
              <table:table-cell office:value-type="float" office:value="-2.0614714384952">
                <text:p>-2.0614714384952</text:p>
              </table:table-cell>
              <table:table-cell office:value-type="float" office:value="2.58751001480304">
                <text:p>2.58751001480304</text:p>
              </table:table-cell>
              <table:table-cell office:value-type="float" office:value="-11.0639315646563">
                <text:p>-11.0639315646563</text:p>
              </table:table-cell>
              <table:table-cell office:value-type="float" office:value="-1.02520617764843">
                <text:p>-1.02520617764843</text:p>
              </table:table-cell>
              <table:table-cell office:value-type="float" office:value="1.83814188650193">
                <text:p>1.83814188650193</text:p>
              </table:table-cell>
              <table:table-cell office:value-type="float" office:value="11.262344115192">
                <text:p>11.2623441151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60763237902097">
                <text:p>-8.60763237902097</text:p>
              </table:table-cell>
              <table:table-cell office:value-type="float" office:value="-1.9848574384952">
                <text:p>-1.9848574384952</text:p>
              </table:table-cell>
              <table:table-cell office:value-type="float" office:value="2.43428101480304">
                <text:p>2.43428101480304</text:p>
              </table:table-cell>
              <table:table-cell office:value-type="float" office:value="-10.8183016460928">
                <text:p>-10.8183016460928</text:p>
              </table:table-cell>
              <table:table-cell office:value-type="float" office:value="-1.12117130373311">
                <text:p>-1.12117130373311</text:p>
              </table:table-cell>
              <table:table-cell office:value-type="float" office:value="1.89775579933204">
                <text:p>1.89775579933204</text:p>
              </table:table-cell>
              <table:table-cell office:value-type="float" office:value="11.0405684940617">
                <text:p>11.04056849406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767799620979">
                <text:p>12.767799620979</text:p>
              </table:table-cell>
              <table:table-cell office:value-type="float" office:value="17.0155285615048">
                <text:p>17.0155285615048</text:p>
              </table:table-cell>
              <table:table-cell office:value-type="float" office:value="7.49083501480304">
                <text:p>7.49083501480304</text:p>
              </table:table-cell>
              <table:table-cell office:value-type="float" office:value="-8.45969151938562">
                <text:p>-8.45969151938562</text:p>
              </table:table-cell>
              <table:table-cell office:value-type="float" office:value="0.692498682790682">
                <text:p>0.692498682790682</text:p>
              </table:table-cell>
              <table:table-cell office:value-type="float" office:value="2.45706372087914">
                <text:p>2.45706372087914</text:p>
              </table:table-cell>
              <table:table-cell office:value-type="float" office:value="8.83646406416572">
                <text:p>8.836464064165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130811620979">
                <text:p>18.130811620979</text:p>
              </table:table-cell>
              <table:table-cell office:value-type="float" office:value="-1.0654834384952">
                <text:p>-1.0654834384952</text:p>
              </table:table-cell>
              <table:table-cell office:value-type="float" office:value="-0.477067985196958">
                <text:p>-0.477067985196958</text:p>
              </table:table-cell>
              <table:table-cell office:value-type="float" office:value="-5.80064120534915">
                <text:p>-5.80064120534915</text:p>
              </table:table-cell>
              <table:table-cell office:value-type="float" office:value="0.516700470662093">
                <text:p>0.516700470662093</text:p>
              </table:table-cell>
              <table:table-cell office:value-type="float" office:value="2.16365055027153">
                <text:p>2.16365055027153</text:p>
              </table:table-cell>
              <table:table-cell office:value-type="float" office:value="6.21255192922097">
                <text:p>6.212551929220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372690620979">
                <text:p>15.372690620979</text:p>
              </table:table-cell>
              <table:table-cell office:value-type="float" office:value="-0.6824114384952">
                <text:p>-0.6824114384952</text:p>
              </table:table-cell>
              <table:table-cell office:value-type="float" office:value="-0.783525985196958">
                <text:p>-0.783525985196958</text:p>
              </table:table-cell>
              <table:table-cell office:value-type="float" office:value="-3.68330802271633">
                <text:p>-3.68330802271633</text:p>
              </table:table-cell>
              <table:table-cell office:value-type="float" office:value="0.396789279746364">
                <text:p>0.396789279746364</text:p>
              </table:table-cell>
              <table:table-cell office:value-type="float" office:value="1.86893289672468">
                <text:p>1.86893289672468</text:p>
              </table:table-cell>
              <table:table-cell office:value-type="float" office:value="4.14935053896244">
                <text:p>4.14935053896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070245620979">
                <text:p>14.070245620979</text:p>
              </table:table-cell>
              <table:table-cell office:value-type="float" office:value="-0.8356404384952">
                <text:p>-0.8356404384952</text:p>
              </table:table-cell>
              <table:table-cell office:value-type="float" office:value="-1.39644198519696">
                <text:p>-1.39644198519696</text:p>
              </table:table-cell>
              <table:table-cell office:value-type="float" office:value="-1.9079526583468">
                <text:p>-1.9079526583468</text:p>
              </table:table-cell>
              <table:table-cell office:value-type="float" office:value="0.273546307922208">
                <text:p>0.273546307922208</text:p>
              </table:table-cell>
              <table:table-cell office:value-type="float" office:value="1.54239540853252">
                <text:p>1.54239540853252</text:p>
              </table:table-cell>
              <table:table-cell office:value-type="float" office:value="2.4686219891536">
                <text:p>2.46862198915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767799620979">
                <text:p>12.767799620979</text:p>
              </table:table-cell>
              <table:table-cell office:value-type="float" office:value="-1.0654834384952">
                <text:p>-1.0654834384952</text:p>
              </table:table-cell>
              <table:table-cell office:value-type="float" office:value="-1.39644198519696">
                <text:p>-1.39644198519696</text:p>
              </table:table-cell>
              <table:table-cell office:value-type="float" office:value="-0.440377430414215">
                <text:p>-0.440377430414215</text:p>
              </table:table-cell>
              <table:table-cell office:value-type="float" office:value="0.139643333280467">
                <text:p>0.139643333280467</text:p>
              </table:table-cell>
              <table:table-cell office:value-type="float" office:value="1.24851166915957">
                <text:p>1.24851166915957</text:p>
              </table:table-cell>
              <table:table-cell office:value-type="float" office:value="1.33124525530629">
                <text:p>1.331245255306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388739620979">
                <text:p>11.388739620979</text:p>
              </table:table-cell>
              <table:table-cell office:value-type="float" office:value="-0.2993394384952">
                <text:p>-0.2993394384952</text:p>
              </table:table-cell>
              <table:table-cell office:value-type="float" office:value="-1.08998398519696">
                <text:p>-1.08998398519696</text:p>
              </table:table-cell>
              <table:table-cell office:value-type="float" office:value="0.742534274725109">
                <text:p>0.742534274725109</text:p>
              </table:table-cell>
              <table:table-cell office:value-type="float" office:value="0.0957450561029003">
                <text:p>0.0957450561029003</text:p>
              </table:table-cell>
              <table:table-cell office:value-type="float" office:value="1.01466210372392">
                <text:p>1.01466210372392</text:p>
              </table:table-cell>
              <table:table-cell office:value-type="float" office:value="1.26097718046091">
                <text:p>1.260977180460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392751620979">
                <text:p>10.392751620979</text:p>
              </table:table-cell>
              <table:table-cell office:value-type="float" office:value="-0.8356404384952">
                <text:p>-0.8356404384952</text:p>
              </table:table-cell>
              <table:table-cell office:value-type="float" office:value="0.825378014803042">
                <text:p>0.825378014803042</text:p>
              </table:table-cell>
              <table:table-cell office:value-type="float" office:value="1.7075560093505">
                <text:p>1.7075560093505</text:p>
              </table:table-cell>
              <table:table-cell office:value-type="float" office:value="0.00260650664309026">
                <text:p>0.00260650664309026</text:p>
              </table:table-cell>
              <table:table-cell office:value-type="float" office:value="0.995733694831829">
                <text:p>0.995733694831829</text:p>
              </table:table-cell>
              <table:table-cell office:value-type="float" office:value="1.976673951356">
                <text:p>1.9766739513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77983562097903">
                <text:p>9.77983562097903</text:p>
              </table:table-cell>
              <table:table-cell office:value-type="float" office:value="0.00711856150480022">
                <text:p>0.00711856150480022</text:p>
              </table:table-cell>
              <table:table-cell office:value-type="float" office:value="-1.01336898519696">
                <text:p>-1.01336898519696</text:p>
              </table:table-cell>
              <table:table-cell office:value-type="float" office:value="2.51478397051335">
                <text:p>2.51478397051335</text:p>
              </table:table-cell>
              <table:table-cell office:value-type="float" office:value="0.00305771212926126">
                <text:p>0.00305771212926126</text:p>
              </table:table-cell>
              <table:table-cell office:value-type="float" office:value="0.79482342682895">
                <text:p>0.79482342682895</text:p>
              </table:table-cell>
              <table:table-cell office:value-type="float" office:value="2.63740251910672">
                <text:p>2.637402519106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93707762097903">
                <text:p>8.93707762097903</text:p>
              </table:table-cell>
              <table:table-cell office:value-type="float" office:value="0.0837335615048002">
                <text:p>0.0837335615048002</text:p>
              </table:table-cell>
              <table:table-cell office:value-type="float" office:value="-0.936754985196958">
                <text:p>-0.936754985196958</text:p>
              </table:table-cell>
              <table:table-cell office:value-type="float" office:value="3.15701333555992">
                <text:p>3.15701333555992</text:p>
              </table:table-cell>
              <table:table-cell office:value-type="float" office:value="0.0111252970668151">
                <text:p>0.0111252970668151</text:p>
              </table:table-cell>
              <table:table-cell office:value-type="float" office:value="0.621665585626359">
                <text:p>0.621665585626359</text:p>
              </table:table-cell>
              <table:table-cell office:value-type="float" office:value="3.21765832143349">
                <text:p>3.217658321433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93707762097903">
                <text:p>8.93707762097903</text:p>
              </table:table-cell>
              <table:table-cell office:value-type="float" office:value="-0.0694954384951997">
                <text:p>-0.0694954384951997</text:p>
              </table:table-cell>
              <table:table-cell office:value-type="float" office:value="-0.860139985196958">
                <text:p>-0.860139985196958</text:p>
              </table:table-cell>
              <table:table-cell office:value-type="float" office:value="3.73501976410183">
                <text:p>3.73501976410183</text:p>
              </table:table-cell>
              <table:table-cell office:value-type="float" office:value="0.00306322351061367">
                <text:p>0.00306322351061367</text:p>
              </table:table-cell>
              <table:table-cell office:value-type="float" office:value="0.473485028544028">
                <text:p>0.473485028544028</text:p>
              </table:table-cell>
              <table:table-cell office:value-type="float" office:value="3.7649130260638">
                <text:p>3.76491302606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219462620979">
                <text:p>15.219462620979</text:p>
              </table:table-cell>
              <table:table-cell office:value-type="float" office:value="-13.6302534384952">
                <text:p>-13.6302534384952</text:p>
              </table:table-cell>
              <table:table-cell office:value-type="float" office:value="10.325570014803">
                <text:p>10.325570014803</text:p>
              </table:table-cell>
              <table:table-cell office:value-type="float" office:value="4.88346404978955">
                <text:p>4.88346404978955</text:p>
              </table:table-cell>
              <table:table-cell office:value-type="float" office:value="-1.36026844268997">
                <text:p>-1.36026844268997</text:p>
              </table:table-cell>
              <table:table-cell office:value-type="float" office:value="1.45869352716993">
                <text:p>1.45869352716993</text:p>
              </table:table-cell>
              <table:table-cell office:value-type="float" office:value="5.27506759842683">
                <text:p>5.275067598426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.602918620979">
                <text:p>34.602918620979</text:p>
              </table:table-cell>
              <table:table-cell office:value-type="float" office:value="-0.9888694384952">
                <text:p>-0.9888694384952</text:p>
              </table:table-cell>
              <table:table-cell office:value-type="float" office:value="9.78926901480304">
                <text:p>9.78926901480304</text:p>
              </table:table-cell>
              <table:table-cell office:value-type="float" office:value="7.8554095069085">
                <text:p>7.8554095069085</text:p>
              </table:table-cell>
              <table:table-cell office:value-type="float" office:value="-1.32312854227049">
                <text:p>-1.32312854227049</text:p>
              </table:table-cell>
              <table:table-cell office:value-type="float" office:value="2.29175107593324">
                <text:p>2.29175107593324</text:p>
              </table:table-cell>
              <table:table-cell office:value-type="float" office:value="8.28916465360898">
                <text:p>8.289164653608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227486620979">
                <text:p>13.227486620979</text:p>
              </table:table-cell>
              <table:table-cell office:value-type="float" office:value="-0.7590254384952">
                <text:p>-0.7590254384952</text:p>
              </table:table-cell>
              <table:table-cell office:value-type="float" office:value="-1.39644198519696">
                <text:p>-1.39644198519696</text:p>
              </table:table-cell>
              <table:table-cell office:value-type="float" office:value="8.39261721831555">
                <text:p>8.39261721831555</text:p>
              </table:table-cell>
              <table:table-cell office:value-type="float" office:value="-1.26671823189296">
                <text:p>-1.26671823189296</text:p>
              </table:table-cell>
              <table:table-cell office:value-type="float" office:value="1.92293176982022">
                <text:p>1.92293176982022</text:p>
              </table:table-cell>
              <table:table-cell office:value-type="float" office:value="8.70277343400141">
                <text:p>8.702773434001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360654620979">
                <text:p>18.360654620979</text:p>
              </table:table-cell>
              <table:table-cell office:value-type="float" office:value="-8.5737004384952">
                <text:p>-8.5737004384952</text:p>
              </table:table-cell>
              <table:table-cell office:value-type="float" office:value="-4.53763398519696">
                <text:p>-4.53763398519696</text:p>
              </table:table-cell>
              <table:table-cell office:value-type="float" office:value="9.3894209585819">
                <text:p>9.3894209585819</text:p>
              </table:table-cell>
              <table:table-cell office:value-type="float" office:value="-1.99741645255319">
                <text:p>-1.99741645255319</text:p>
              </table:table-cell>
              <table:table-cell office:value-type="float" office:value="1.2768751943185">
                <text:p>1.2768751943185</text:p>
              </table:table-cell>
              <table:table-cell office:value-type="float" office:value="9.68407500405966">
                <text:p>9.684075004059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.357026620979">
                <text:p>38.357026620979</text:p>
              </table:table-cell>
              <table:table-cell office:value-type="float" office:value="2.6120105615048">
                <text:p>2.6120105615048</text:p>
              </table:table-cell>
              <table:table-cell office:value-type="float" office:value="1.20845001480304">
                <text:p>1.20845001480304</text:p>
              </table:table-cell>
              <table:table-cell office:value-type="float" office:value="12.2861815248216">
                <text:p>12.2861815248216</text:p>
              </table:table-cell>
              <table:table-cell office:value-type="float" office:value="-1.53647375114739">
                <text:p>-1.53647375114739</text:p>
              </table:table-cell>
              <table:table-cell office:value-type="float" office:value="1.27003267636696">
                <text:p>1.27003267636696</text:p>
              </table:table-cell>
              <table:table-cell office:value-type="float" office:value="12.4468466306881">
                <text:p>12.44684663068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537956620979">
                <text:p>12.537956620979</text:p>
              </table:table-cell>
              <table:table-cell office:value-type="float" office:value="1.6160225615048">
                <text:p>1.6160225615048</text:p>
              </table:table-cell>
              <table:table-cell office:value-type="float" office:value="3.50688401480304">
                <text:p>3.50688401480304</text:p>
              </table:table-cell>
              <table:table-cell office:value-type="float" office:value="12.3113590344374">
                <text:p>12.3113590344374</text:p>
              </table:table-cell>
              <table:table-cell office:value-type="float" office:value="-1.22122411988217">
                <text:p>-1.22122411988217</text:p>
              </table:table-cell>
              <table:table-cell office:value-type="float" office:value="1.49371781021057">
                <text:p>1.49371781021057</text:p>
              </table:table-cell>
              <table:table-cell office:value-type="float" office:value="12.4616268007971">
                <text:p>12.46162680079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380715620979">
                <text:p>13.380715620979</text:p>
              </table:table-cell>
              <table:table-cell office:value-type="float" office:value="-0.9122544384952">
                <text:p>-0.9122544384952</text:p>
              </table:table-cell>
              <table:table-cell office:value-type="float" office:value="-1.54967098519696">
                <text:p>-1.54967098519696</text:p>
              </table:table-cell>
              <table:table-cell office:value-type="float" office:value="12.4182946930915">
                <text:p>12.4182946930915</text:p>
              </table:table-cell>
              <table:table-cell office:value-type="float" office:value="-1.19032715174347">
                <text:p>-1.19032715174347</text:p>
              </table:table-cell>
              <table:table-cell office:value-type="float" office:value="1.18937893066981">
                <text:p>1.18937893066981</text:p>
              </table:table-cell>
              <table:table-cell office:value-type="float" office:value="12.531781359941">
                <text:p>12.5317813599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533944620979">
                <text:p>13.533944620979</text:p>
              </table:table-cell>
              <table:table-cell office:value-type="float" office:value="-2.1380864384952">
                <text:p>-2.1380864384952</text:p>
              </table:table-cell>
              <table:table-cell office:value-type="float" office:value="-3.15857398519696">
                <text:p>-3.15857398519696</text:p>
              </table:table-cell>
              <table:table-cell office:value-type="float" office:value="12.5298596858803">
                <text:p>12.5298596858803</text:p>
              </table:table-cell>
              <table:table-cell office:value-type="float" office:value="-1.28510308041864">
                <text:p>-1.28510308041864</text:p>
              </table:table-cell>
              <table:table-cell office:value-type="float" office:value="0.754583639083135">
                <text:p>0.754583639083135</text:p>
              </table:table-cell>
              <table:table-cell office:value-type="float" office:value="12.6181722188089">
                <text:p>12.61817221880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292064620979">
                <text:p>16.292064620979</text:p>
              </table:table-cell>
              <table:table-cell office:value-type="float" office:value="-0.9122544384952">
                <text:p>-0.9122544384952</text:p>
              </table:table-cell>
              <table:table-cell office:value-type="float" office:value="-2.54565798519696">
                <text:p>-2.54565798519696</text:p>
              </table:table-cell>
              <table:table-cell office:value-type="float" office:value="12.9060801793902">
                <text:p>12.9060801793902</text:p>
              </table:table-cell>
              <table:table-cell office:value-type="float" office:value="-1.2478182162263">
                <text:p>-1.2478182162263</text:p>
              </table:table-cell>
              <table:table-cell office:value-type="float" office:value="0.424559476655126">
                <text:p>0.424559476655126</text:p>
              </table:table-cell>
              <table:table-cell office:value-type="float" office:value="12.9732111154799">
                <text:p>12.97321111547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671125620979">
                <text:p>17.671125620979</text:p>
              </table:table-cell>
              <table:table-cell office:value-type="float" office:value="-1.3719414384952">
                <text:p>-1.3719414384952</text:p>
              </table:table-cell>
              <table:table-cell office:value-type="float" office:value="-3.23518898519696">
                <text:p>-3.23518898519696</text:p>
              </table:table-cell>
              <table:table-cell office:value-type="float" office:value="13.382584723549">
                <text:p>13.382584723549</text:p>
              </table:table-cell>
              <table:table-cell office:value-type="float" office:value="-1.26023053845319">
                <text:p>-1.26023053845319</text:p>
              </table:table-cell>
              <table:table-cell office:value-type="float" office:value="0.0585846304699177">
                <text:p>0.0585846304699177</text:p>
              </table:table-cell>
              <table:table-cell office:value-type="float" office:value="13.4419190241552">
                <text:p>13.44191902415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372690620979">
                <text:p>15.372690620979</text:p>
              </table:table-cell>
              <table:table-cell office:value-type="float" office:value="-1.0654834384952">
                <text:p>-1.0654834384952</text:p>
              </table:table-cell>
              <table:table-cell office:value-type="float" office:value="-2.62227298519696">
                <text:p>-2.62227298519696</text:p>
              </table:table-cell>
              <table:table-cell office:value-type="float" office:value="13.581595313292">
                <text:p>13.581595313292</text:p>
              </table:table-cell>
              <table:table-cell office:value-type="float" office:value="-1.24075582845739">
                <text:p>-1.24075582845739</text:p>
              </table:table-cell>
              <table:table-cell office:value-type="float" office:value="-0.20950113109677">
                <text:p>-0.20950113109677</text:p>
              </table:table-cell>
              <table:table-cell office:value-type="float" office:value="13.6397616182915">
                <text:p>13.63976161829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126799620979">
                <text:p>19.126799620979</text:p>
              </table:table-cell>
              <table:table-cell office:value-type="float" office:value="-3.2873024384952">
                <text:p>-3.2873024384952</text:p>
              </table:table-cell>
              <table:table-cell office:value-type="float" office:value="-3.61826098519696">
                <text:p>-3.61826098519696</text:p>
              </table:table-cell>
              <table:table-cell office:value-type="float" office:value="14.1361157440607">
                <text:p>14.1361157440607</text:p>
              </table:table-cell>
              <table:table-cell office:value-type="float" office:value="-1.44541048946117">
                <text:p>-1.44541048946117</text:p>
              </table:table-cell>
              <table:table-cell office:value-type="float" office:value="-0.550377116506789">
                <text:p>-0.550377116506789</text:p>
              </table:table-cell>
              <table:table-cell office:value-type="float" office:value="14.2204744921856">
                <text:p>14.22047449218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.130811620979">
                <text:p>18.130811620979</text:p>
              </table:table-cell>
              <table:table-cell office:value-type="float" office:value="-0.9888694384952">
                <text:p>-0.9888694384952</text:p>
              </table:table-cell>
              <table:table-cell office:value-type="float" office:value="-3.92471898519696">
                <text:p>-3.92471898519696</text:p>
              </table:table-cell>
              <table:table-cell office:value-type="float" office:value="14.5355853317526">
                <text:p>14.5355853317526</text:p>
              </table:table-cell>
              <table:table-cell office:value-type="float" office:value="-1.39975638436457">
                <text:p>-1.39975638436457</text:p>
              </table:table-cell>
              <table:table-cell office:value-type="float" office:value="-0.887811303375806">
                <text:p>-0.887811303375806</text:p>
              </table:table-cell>
              <table:table-cell office:value-type="float" office:value="14.629790421692">
                <text:p>14.6297904216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606546620979">
                <text:p>14.606546620979</text:p>
              </table:table-cell>
              <table:table-cell office:value-type="float" office:value="-1.1420984384952">
                <text:p>-1.1420984384952</text:p>
              </table:table-cell>
              <table:table-cell office:value-type="float" office:value="-1.16659798519696">
                <text:p>-1.16659798519696</text:p>
              </table:table-cell>
              <table:table-cell office:value-type="float" office:value="14.5426814606752">
                <text:p>14.5426814606752</text:p>
              </table:table-cell>
              <table:table-cell office:value-type="float" office:value="-1.37399058977764">
                <text:p>-1.37399058977764</text:p>
              </table:table-cell>
              <table:table-cell office:value-type="float" office:value="-0.915689971557921">
                <text:p>-0.915689971557921</text:p>
              </table:table-cell>
              <table:table-cell office:value-type="float" office:value="14.6361170510308">
                <text:p>14.63611705103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.945485620979">
                <text:p>25.945485620979</text:p>
              </table:table-cell>
              <table:table-cell office:value-type="float" office:value="-5.8155794384952">
                <text:p>-5.8155794384952</text:p>
              </table:table-cell>
              <table:table-cell office:value-type="float" office:value="-2.69888698519696">
                <text:p>-2.69888698519696</text:p>
              </table:table-cell>
              <table:table-cell office:value-type="float" office:value="15.6829618767056">
                <text:p>15.6829618767056</text:p>
              </table:table-cell>
              <table:table-cell office:value-type="float" office:value="-1.81814947464939">
                <text:p>-1.81814947464939</text:p>
              </table:table-cell>
              <table:table-cell office:value-type="float" office:value="-1.09400967292182">
                <text:p>-1.09400967292182</text:p>
              </table:table-cell>
              <table:table-cell office:value-type="float" office:value="15.8258591521224">
                <text:p>15.82585915212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.118775620979">
                <text:p>21.118775620979</text:p>
              </table:table-cell>
              <table:table-cell office:value-type="float" office:value="-0.9122544384952">
                <text:p>-0.9122544384952</text:p>
              </table:table-cell>
              <table:table-cell office:value-type="float" office:value="-3.31180298519696">
                <text:p>-3.31180298519696</text:p>
              </table:table-cell>
              <table:table-cell office:value-type="float" office:value="16.2265432511329">
                <text:p>16.2265432511329</text:p>
              </table:table-cell>
              <table:table-cell office:value-type="float" office:value="-1.72755997103397">
                <text:p>-1.72755997103397</text:p>
              </table:table-cell>
              <table:table-cell office:value-type="float" office:value="-1.31578900414934">
                <text:p>-1.31578900414934</text:p>
              </table:table-cell>
              <table:table-cell office:value-type="float" office:value="16.3712085698597">
                <text:p>16.37120856985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663100620979">
                <text:p>19.663100620979</text:p>
              </table:table-cell>
              <table:table-cell office:value-type="float" office:value="-3.6703754384952">
                <text:p>-3.6703754384952</text:p>
              </table:table-cell>
              <table:table-cell office:value-type="float" office:value="-1.77951398519696">
                <text:p>-1.77951398519696</text:p>
              </table:table-cell>
              <table:table-cell office:value-type="float" office:value="16.5701989881175">
                <text:p>16.5701989881175</text:p>
              </table:table-cell>
              <table:table-cell office:value-type="float" office:value="-1.9218415177801">
                <text:p>-1.9218415177801</text:p>
              </table:table-cell>
              <table:table-cell office:value-type="float" office:value="-1.3621615022541">
                <text:p>-1.3621615022541</text:p>
              </table:table-cell>
              <table:table-cell office:value-type="float" office:value="16.7367993739394">
                <text:p>16.73679937393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.195389620979">
                <text:p>21.195389620979</text:p>
              </table:table-cell>
              <table:table-cell office:value-type="float" office:value="-2.9042304384952">
                <text:p>-2.9042304384952</text:p>
              </table:table-cell>
              <table:table-cell office:value-type="float" office:value="-1.62628498519696">
                <text:p>-1.62628498519696</text:p>
              </table:table-cell>
              <table:table-cell office:value-type="float" office:value="17.0327180514037">
                <text:p>17.0327180514037</text:p>
              </table:table-cell>
              <table:table-cell office:value-type="float" office:value="-2.02008040985161">
                <text:p>-2.02008040985161</text:p>
              </table:table-cell>
              <table:table-cell office:value-type="float" office:value="-1.38857385054839">
                <text:p>-1.38857385054839</text:p>
              </table:table-cell>
              <table:table-cell office:value-type="float" office:value="17.2082057873361">
                <text:p>17.20820578733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.118775620979">
                <text:p>21.118775620979</text:p>
              </table:table-cell>
              <table:table-cell office:value-type="float" office:value="-3.2106884384952">
                <text:p>-3.2106884384952</text:p>
              </table:table-cell>
              <table:table-cell office:value-type="float" office:value="-2.00935698519696">
                <text:p>-2.00935698519696</text:p>
              </table:table-cell>
              <table:table-cell office:value-type="float" office:value="17.4413238083612">
                <text:p>17.4413238083612</text:p>
              </table:table-cell>
              <table:table-cell office:value-type="float" office:value="-2.13914121271597">
                <text:p>-2.13914121271597</text:p>
              </table:table-cell>
              <table:table-cell office:value-type="float" office:value="-1.45065216401324">
                <text:p>-1.45065216401324</text:p>
              </table:table-cell>
              <table:table-cell office:value-type="float" office:value="17.6317921101913">
                <text:p>17.63179211019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.207425620979">
                <text:p>18.207425620979</text:p>
              </table:table-cell>
              <table:table-cell office:value-type="float" office:value="-2.6743874384952">
                <text:p>-2.6743874384952</text:p>
              </table:table-cell>
              <table:table-cell office:value-type="float" office:value="0.825378014803042">
                <text:p>0.825378014803042</text:p>
              </table:table-cell>
              <table:table-cell office:value-type="float" office:value="17.517933989623">
                <text:p>17.517933989623</text:p>
              </table:table-cell>
              <table:table-cell office:value-type="float" office:value="-2.19266583529389">
                <text:p>-2.19266583529389</text:p>
              </table:table-cell>
              <table:table-cell office:value-type="float" office:value="-1.22304914613161">
                <text:p>-1.22304914613161</text:p>
              </table:table-cell>
              <table:table-cell office:value-type="float" office:value="17.6969388297498">
                <text:p>17.69693882974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.191377620979">
                <text:p>22.191377620979</text:p>
              </table:table-cell>
              <table:table-cell office:value-type="float" office:value="-3.0574594384952">
                <text:p>-3.0574594384952</text:p>
              </table:table-cell>
              <table:table-cell office:value-type="float" office:value="-0.477067985196958">
                <text:p>-0.477067985196958</text:p>
              </table:table-cell>
              <table:table-cell office:value-type="float" office:value="17.9852783527586">
                <text:p>17.9852783527586</text:p>
              </table:table-cell>
              <table:table-cell office:value-type="float" office:value="-2.27914519561402">
                <text:p>-2.27914519561402</text:p>
              </table:table-cell>
              <table:table-cell office:value-type="float" office:value="-1.14845103003815">
                <text:p>-1.14845103003815</text:p>
              </table:table-cell>
              <table:table-cell office:value-type="float" office:value="18.165452926291">
                <text:p>18.1654529262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965546620979">
                <text:p>20.965546620979</text:p>
              </table:table-cell>
              <table:table-cell office:value-type="float" office:value="-2.2913154384952">
                <text:p>-2.2913154384952</text:p>
              </table:table-cell>
              <table:table-cell office:value-type="float" office:value="-0.783525985196958">
                <text:p>-0.783525985196958</text:p>
              </table:table-cell>
              <table:table-cell office:value-type="float" office:value="18.2833051795807">
                <text:p>18.2833051795807</text:p>
              </table:table-cell>
              <table:table-cell office:value-type="float" office:value="-2.28036221990214">
                <text:p>-2.28036221990214</text:p>
              </table:table-cell>
              <table:table-cell office:value-type="float" office:value="-1.11195852555403">
                <text:p>-1.11195852555403</text:p>
              </table:table-cell>
              <table:table-cell office:value-type="float" office:value="18.4584872594205">
                <text:p>18.45848725942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344606620979">
                <text:p>22.344606620979</text:p>
              </table:table-cell>
              <table:table-cell office:value-type="float" office:value="-2.6743874384952">
                <text:p>-2.6743874384952</text:p>
              </table:table-cell>
              <table:table-cell office:value-type="float" office:value="-0.783525985196958">
                <text:p>-0.783525985196958</text:p>
              </table:table-cell>
              <table:table-cell office:value-type="float" office:value="18.6894353237205">
                <text:p>18.6894353237205</text:p>
              </table:table-cell>
              <table:table-cell office:value-type="float" office:value="-2.31976474176144">
                <text:p>-2.31976474176144</text:p>
              </table:table-cell>
              <table:table-cell office:value-type="float" office:value="-1.07911527151832">
                <text:p>-1.07911527151832</text:p>
              </table:table-cell>
              <table:table-cell office:value-type="float" office:value="18.8637427608064">
                <text:p>18.86374276080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344606620979">
                <text:p>22.344606620979</text:p>
              </table:table-cell>
              <table:table-cell office:value-type="float" office:value="-2.5977724384952">
                <text:p>-2.5977724384952</text:p>
              </table:table-cell>
              <table:table-cell office:value-type="float" office:value="-1.16659798519696">
                <text:p>-1.16659798519696</text:p>
              </table:table-cell>
              <table:table-cell office:value-type="float" office:value="19.0549524534463">
                <text:p>19.0549524534463</text:p>
              </table:table-cell>
              <table:table-cell office:value-type="float" office:value="-2.34756551143482">
                <text:p>-2.34756551143482</text:p>
              </table:table-cell>
              <table:table-cell office:value-type="float" office:value="-1.08786354288619">
                <text:p>-1.08786354288619</text:p>
              </table:table-cell>
              <table:table-cell office:value-type="float" office:value="19.2298134135909">
                <text:p>19.22981341359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663100620979">
                <text:p>19.663100620979</text:p>
              </table:table-cell>
              <table:table-cell office:value-type="float" office:value="-2.1380864384952">
                <text:p>-2.1380864384952</text:p>
              </table:table-cell>
              <table:table-cell office:value-type="float" office:value="-0.323838985196958">
                <text:p>-0.323838985196958</text:p>
              </table:table-cell>
              <table:table-cell office:value-type="float" office:value="19.1157672701996">
                <text:p>19.1157672701996</text:p>
              </table:table-cell>
              <table:table-cell office:value-type="float" office:value="-2.32661760414086">
                <text:p>-2.32661760414086</text:p>
              </table:table-cell>
              <table:table-cell office:value-type="float" office:value="-1.01146108711726">
                <text:p>-1.01146108711726</text:p>
              </table:table-cell>
              <table:table-cell office:value-type="float" office:value="19.2833804436641">
                <text:p>19.28338044366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.199401620979">
                <text:p>20.199401620979</text:p>
              </table:table-cell>
              <table:table-cell office:value-type="float" office:value="-1.6017844384952">
                <text:p>-1.6017844384952</text:p>
              </table:table-cell>
              <table:table-cell office:value-type="float" office:value="-0.400453985196958">
                <text:p>-0.400453985196958</text:p>
              </table:table-cell>
              <table:table-cell office:value-type="float" office:value="19.2241307052776">
                <text:p>19.2241307052776</text:p>
              </table:table-cell>
              <table:table-cell office:value-type="float" office:value="-2.25413428757629">
                <text:p>-2.25413428757629</text:p>
              </table:table-cell>
              <table:table-cell office:value-type="float" office:value="-0.950360376925233">
                <text:p>-0.950360376925233</text:p>
              </table:table-cell>
              <table:table-cell office:value-type="float" office:value="19.3791513644445">
                <text:p>19.37915136444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126799620979">
                <text:p>19.126799620979</text:p>
              </table:table-cell>
              <table:table-cell office:value-type="float" office:value="-1.6017844384952">
                <text:p>-1.6017844384952</text:p>
              </table:table-cell>
              <table:table-cell office:value-type="float" office:value="-1.31982698519696">
                <text:p>-1.31982698519696</text:p>
              </table:table-cell>
              <table:table-cell office:value-type="float" office:value="19.2143975968477">
                <text:p>19.2143975968477</text:p>
              </table:table-cell>
              <table:table-cell office:value-type="float" office:value="-2.18889930266818">
                <text:p>-2.18889930266818</text:p>
              </table:table-cell>
              <table:table-cell office:value-type="float" office:value="-0.987307037752406">
                <text:p>-0.987307037752406</text:p>
              </table:table-cell>
              <table:table-cell office:value-type="float" office:value="19.3638614525555">
                <text:p>19.36386145255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449305620979">
                <text:p>15.449305620979</text:p>
              </table:table-cell>
              <table:table-cell office:value-type="float" office:value="-0.6824114384952">
                <text:p>-0.6824114384952</text:p>
              </table:table-cell>
              <table:table-cell office:value-type="float" office:value="-0.0939959851969583">
                <text:p>-0.0939959851969583</text:p>
              </table:table-cell>
              <table:table-cell office:value-type="float" office:value="18.8378883992608">
                <text:p>18.8378883992608</text:p>
              </table:table-cell>
              <table:table-cell office:value-type="float" office:value="-2.03825051625089">
                <text:p>-2.03825051625089</text:p>
              </table:table-cell>
              <table:table-cell office:value-type="float" office:value="-0.897975932496861">
                <text:p>-0.897975932496861</text:p>
              </table:table-cell>
              <table:table-cell office:value-type="float" office:value="18.9691029119815">
                <text:p>18.96910291198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138835620979">
                <text:p>16.138835620979</text:p>
              </table:table-cell>
              <table:table-cell office:value-type="float" office:value="-0.2993394384952">
                <text:p>-0.2993394384952</text:p>
              </table:table-cell>
              <table:table-cell office:value-type="float" office:value="1.66813701480304">
                <text:p>1.66813701480304</text:p>
              </table:table-cell>
              <table:table-cell office:value-type="float" office:value="18.5679831214327">
                <text:p>18.5679831214327</text:p>
              </table:table-cell>
              <table:table-cell office:value-type="float" office:value="-1.86435940847532">
                <text:p>-1.86435940847532</text:p>
              </table:table-cell>
              <table:table-cell office:value-type="float" office:value="-0.641364637766871">
                <text:p>-0.641364637766871</text:p>
              </table:table-cell>
              <table:table-cell office:value-type="float" office:value="18.6723641192099">
                <text:p>18.67236411920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368678620979">
                <text:p>16.368678620979</text:p>
              </table:table-cell>
              <table:table-cell office:value-type="float" office:value="-0.9122544384952">
                <text:p>-0.9122544384952</text:p>
              </table:table-cell>
              <table:table-cell office:value-type="float" office:value="-0.630296985196958">
                <text:p>-0.630296985196958</text:p>
              </table:table-cell>
              <table:table-cell office:value-type="float" office:value="18.3480526713873">
                <text:p>18.3480526713873</text:p>
              </table:table-cell>
              <table:table-cell office:value-type="float" office:value="-1.76914891147731">
                <text:p>-1.76914891147731</text:p>
              </table:table-cell>
              <table:table-cell office:value-type="float" office:value="-0.640257872509879">
                <text:p>-0.640257872509879</text:p>
              </table:table-cell>
              <table:table-cell office:value-type="float" office:value="18.4442634671676">
                <text:p>18.44426346716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671125620979">
                <text:p>17.671125620979</text:p>
              </table:table-cell>
              <table:table-cell office:value-type="float" office:value="-2.2913154384952">
                <text:p>-2.2913154384952</text:p>
              </table:table-cell>
              <table:table-cell office:value-type="float" office:value="2.35766701480304">
                <text:p>2.35766701480304</text:p>
              </table:table-cell>
              <table:table-cell office:value-type="float" office:value="18.2803599663465">
                <text:p>18.2803599663465</text:p>
              </table:table-cell>
              <table:table-cell office:value-type="float" office:value="-1.8213655641791">
                <text:p>-1.8213655641791</text:p>
              </table:table-cell>
              <table:table-cell office:value-type="float" office:value="-0.340465383778587">
                <text:p>-0.340465383778587</text:p>
              </table:table-cell>
              <table:table-cell office:value-type="float" office:value="18.3740264965285">
                <text:p>18.37402649652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.961534620979">
                <text:p>21.961534620979</text:p>
              </table:table-cell>
              <table:table-cell office:value-type="float" office:value="-3.9768334384952">
                <text:p>-3.9768334384952</text:p>
              </table:table-cell>
              <table:table-cell office:value-type="float" office:value="2.12782301480304">
                <text:p>2.12782301480304</text:p>
              </table:table-cell>
              <table:table-cell office:value-type="float" office:value="18.6484774318097">
                <text:p>18.6484774318097</text:p>
              </table:table-cell>
              <table:table-cell office:value-type="float" office:value="-2.03691235161071">
                <text:p>-2.03691235161071</text:p>
              </table:table-cell>
              <table:table-cell office:value-type="float" office:value="-0.0936365439204244">
                <text:p>-0.0936365439204244</text:p>
              </table:table-cell>
              <table:table-cell office:value-type="float" office:value="18.7596239369348">
                <text:p>18.75962393693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.659088620979">
                <text:p>20.659088620979</text:p>
              </table:table-cell>
              <table:table-cell office:value-type="float" office:value="-2.5977724384952">
                <text:p>-2.5977724384952</text:p>
              </table:table-cell>
              <table:table-cell office:value-type="float" office:value="0.595534014803042">
                <text:p>0.595534014803042</text:p>
              </table:table-cell>
              <table:table-cell office:value-type="float" office:value="18.8495385507267">
                <text:p>18.8495385507267</text:p>
              </table:table-cell>
              <table:table-cell office:value-type="float" office:value="-2.09299836029915">
                <text:p>-2.09299836029915</text:p>
              </table:table-cell>
              <table:table-cell office:value-type="float" office:value="-0.0247194880480778">
                <text:p>-0.0247194880480778</text:p>
              </table:table-cell>
              <table:table-cell office:value-type="float" office:value="18.9653989350247">
                <text:p>18.96539893502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.651063620979">
                <text:p>22.651063620979</text:p>
              </table:table-cell>
              <table:table-cell office:value-type="float" office:value="-2.5977724384952">
                <text:p>-2.5977724384952</text:p>
              </table:table-cell>
              <table:table-cell office:value-type="float" office:value="-0.936754985196958">
                <text:p>-0.936754985196958</text:p>
              </table:table-cell>
              <table:table-cell office:value-type="float" office:value="19.2296910577519">
                <text:p>19.2296910577519</text:p>
              </table:table-cell>
              <table:table-cell office:value-type="float" office:value="-2.14347576811876">
                <text:p>-2.14347576811876</text:p>
              </table:table-cell>
              <table:table-cell office:value-type="float" office:value="-0.115923037762966">
                <text:p>-0.115923037762966</text:p>
              </table:table-cell>
              <table:table-cell office:value-type="float" office:value="19.3491329184483">
                <text:p>19.34913291844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.896956620979">
                <text:p>18.896956620979</text:p>
              </table:table-cell>
              <table:table-cell office:value-type="float" office:value="-2.5977724384952">
                <text:p>-2.5977724384952</text:p>
              </table:table-cell>
              <table:table-cell office:value-type="float" office:value="0.672149014803042">
                <text:p>0.672149014803042</text:p>
              </table:table-cell>
              <table:table-cell office:value-type="float" office:value="19.1964176140746">
                <text:p>19.1964176140746</text:p>
              </table:table-cell>
              <table:table-cell office:value-type="float" office:value="-2.1889054351564">
                <text:p>-2.1889054351564</text:p>
              </table:table-cell>
              <table:table-cell office:value-type="float" office:value="-0.0371158325063651">
                <text:p>-0.0371158325063651</text:p>
              </table:table-cell>
              <table:table-cell office:value-type="float" office:value="19.3208471295395">
                <text:p>19.32084712953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134823620979">
                <text:p>17.134823620979</text:p>
              </table:table-cell>
              <table:table-cell office:value-type="float" office:value="-2.4445434384952">
                <text:p>-2.4445434384952</text:p>
              </table:table-cell>
              <table:table-cell office:value-type="float" office:value="-0.477067985196958">
                <text:p>-0.477067985196958</text:p>
              </table:table-cell>
              <table:table-cell office:value-type="float" office:value="18.9902582147651">
                <text:p>18.9902582147651</text:p>
              </table:table-cell>
              <table:table-cell office:value-type="float" office:value="-2.21446923549028">
                <text:p>-2.21446923549028</text:p>
              </table:table-cell>
              <table:table-cell office:value-type="float" office:value="-0.0811110477754243">
                <text:p>-0.0811110477754243</text:p>
              </table:table-cell>
              <table:table-cell office:value-type="float" office:value="19.1191098134943">
                <text:p>19.11910981349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743727620979">
                <text:p>18.743727620979</text:p>
              </table:table-cell>
              <table:table-cell office:value-type="float" office:value="-2.0614714384952">
                <text:p>-2.0614714384952</text:p>
              </table:table-cell>
              <table:table-cell office:value-type="float" office:value="-0.477067985196958">
                <text:p>-0.477067985196958</text:p>
              </table:table-cell>
              <table:table-cell office:value-type="float" office:value="18.9656051553865">
                <text:p>18.9656051553865</text:p>
              </table:table-cell>
              <table:table-cell office:value-type="float" office:value="-2.19916945579078">
                <text:p>-2.19916945579078</text:p>
              </table:table-cell>
              <table:table-cell office:value-type="float" office:value="-0.120706741517578">
                <text:p>-0.120706741517578</text:p>
              </table:table-cell>
              <table:table-cell office:value-type="float" office:value="19.0930640632339">
                <text:p>19.09306406323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050184620979">
                <text:p>19.050184620979</text:p>
              </table:table-cell>
              <table:table-cell office:value-type="float" office:value="-2.0614714384952">
                <text:p>-2.0614714384952</text:p>
              </table:table-cell>
              <table:table-cell office:value-type="float" office:value="0.595534014803042">
                <text:p>0.595534014803042</text:p>
              </table:table-cell>
              <table:table-cell office:value-type="float" office:value="18.9740631019457">
                <text:p>18.9740631019457</text:p>
              </table:table-cell>
              <table:table-cell office:value-type="float" office:value="-2.18539965406122">
                <text:p>-2.18539965406122</text:p>
              </table:table-cell>
              <table:table-cell office:value-type="float" office:value="-0.0490826658855157">
                <text:p>-0.0490826658855157</text:p>
              </table:table-cell>
              <table:table-cell office:value-type="float" office:value="19.0995667844242">
                <text:p>19.09956678442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739715620979">
                <text:p>19.739715620979</text:p>
              </table:table-cell>
              <table:table-cell office:value-type="float" office:value="-2.9042304384952">
                <text:p>-2.9042304384952</text:p>
              </table:table-cell>
              <table:table-cell office:value-type="float" office:value="-0.477067985196958">
                <text:p>-0.477067985196958</text:p>
              </table:table-cell>
              <table:table-cell office:value-type="float" office:value="19.050628353849">
                <text:p>19.050628353849</text:p>
              </table:table-cell>
              <table:table-cell office:value-type="float" office:value="-2.25728273250462">
                <text:p>-2.25728273250462</text:p>
              </table:table-cell>
              <table:table-cell office:value-type="float" office:value="-0.0918811978166599">
                <text:p>-0.0918811978166599</text:p>
              </table:table-cell>
              <table:table-cell office:value-type="float" office:value="19.1841134318335">
                <text:p>19.18411343183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.034137620979">
                <text:p>23.034137620979</text:p>
              </table:table-cell>
              <table:table-cell office:value-type="float" office:value="-3.8236034384952">
                <text:p>-3.8236034384952</text:p>
              </table:table-cell>
              <table:table-cell office:value-type="float" office:value="0.0592330148030416">
                <text:p>0.0592330148030416</text:p>
              </table:table-cell>
              <table:table-cell office:value-type="float" office:value="19.448979280562">
                <text:p>19.448979280562</text:p>
              </table:table-cell>
              <table:table-cell office:value-type="float" office:value="-2.41391480310368">
                <text:p>-2.41391480310368</text:p>
              </table:table-cell>
              <table:table-cell office:value-type="float" office:value="-0.0767697765546898">
                <text:p>-0.0767697765546898</text:p>
              </table:table-cell>
              <table:table-cell office:value-type="float" office:value="19.5983589448445">
                <text:p>19.59835894484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.042160620979">
                <text:p>21.042160620979</text:p>
              </table:table-cell>
              <table:table-cell office:value-type="float" office:value="-2.7510014384952">
                <text:p>-2.7510014384952</text:p>
              </table:table-cell>
              <table:table-cell office:value-type="float" office:value="0.595534014803042">
                <text:p>0.595534014803042</text:p>
              </table:table-cell>
              <table:table-cell office:value-type="float" office:value="19.6082974146037">
                <text:p>19.6082974146037</text:p>
              </table:table-cell>
              <table:table-cell office:value-type="float" office:value="-2.44762346664283">
                <text:p>-2.44762346664283</text:p>
              </table:table-cell>
              <table:table-cell office:value-type="float" office:value="-0.00953939741891663">
                <text:p>-0.00953939741891663</text:p>
              </table:table-cell>
              <table:table-cell office:value-type="float" office:value="19.7604726445022">
                <text:p>19.7604726445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437268620979">
                <text:p>18.437268620979</text:p>
              </table:table-cell>
              <table:table-cell office:value-type="float" office:value="-2.2913154384952">
                <text:p>-2.2913154384952</text:p>
              </table:table-cell>
              <table:table-cell office:value-type="float" office:value="-1.24321298519696">
                <text:p>-1.24321298519696</text:p>
              </table:table-cell>
              <table:table-cell office:value-type="float" office:value="19.4911945352413">
                <text:p>19.4911945352413</text:p>
              </table:table-cell>
              <table:table-cell office:value-type="float" office:value="-2.43199266382806">
                <text:p>-2.43199266382806</text:p>
              </table:table-cell>
              <table:table-cell office:value-type="float" office:value="-0.132906756196721">
                <text:p>-0.132906756196721</text:p>
              </table:table-cell>
              <table:table-cell office:value-type="float" office:value="19.6427828205012">
                <text:p>19.64278282050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965546620979">
                <text:p>20.965546620979</text:p>
              </table:table-cell>
              <table:table-cell office:value-type="float" office:value="-2.4445434384952">
                <text:p>-2.4445434384952</text:p>
              </table:table-cell>
              <table:table-cell office:value-type="float" office:value="-0.170609985196958">
                <text:p>-0.170609985196958</text:p>
              </table:table-cell>
              <table:table-cell office:value-type="float" office:value="19.638629743815">
                <text:p>19.638629743815</text:p>
              </table:table-cell>
              <table:table-cell office:value-type="float" office:value="-2.43324774129478">
                <text:p>-2.43324774129478</text:p>
              </table:table-cell>
              <table:table-cell office:value-type="float" office:value="-0.136677079096745">
                <text:p>-0.136677079096745</text:p>
              </table:table-cell>
              <table:table-cell office:value-type="float" office:value="19.7892686426033">
                <text:p>19.78926864260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433256620979">
                <text:p>19.433256620979</text:p>
              </table:table-cell>
              <table:table-cell office:value-type="float" office:value="-2.5211584384952">
                <text:p>-2.5211584384952</text:p>
              </table:table-cell>
              <table:table-cell office:value-type="float" office:value="-0.477067985196958">
                <text:p>-0.477067985196958</text:p>
              </table:table-cell>
              <table:table-cell office:value-type="float" office:value="19.6180924315314">
                <text:p>19.6180924315314</text:p>
              </table:table-cell>
              <table:table-cell office:value-type="float" office:value="-2.44203881101482">
                <text:p>-2.44203881101482</text:p>
              </table:table-cell>
              <table:table-cell office:value-type="float" office:value="-0.170716169706766">
                <text:p>-0.170716169706766</text:p>
              </table:table-cell>
              <table:table-cell office:value-type="float" office:value="19.7702364228962">
                <text:p>19.77023642289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505859620979">
                <text:p>20.505859620979</text:p>
              </table:table-cell>
              <table:table-cell office:value-type="float" office:value="-1.6017844384952">
                <text:p>-1.6017844384952</text:p>
              </table:table-cell>
              <table:table-cell office:value-type="float" office:value="-0.706911985196958">
                <text:p>-0.706911985196958</text:p>
              </table:table-cell>
              <table:table-cell office:value-type="float" office:value="19.7068691504762">
                <text:p>19.7068691504762</text:p>
              </table:table-cell>
              <table:table-cell office:value-type="float" office:value="-2.35801337376286">
                <text:p>-2.35801337376286</text:p>
              </table:table-cell>
              <table:table-cell office:value-type="float" office:value="-0.224335751255785">
                <text:p>-0.224335751255785</text:p>
              </table:table-cell>
              <table:table-cell office:value-type="float" office:value="19.8487089079901">
                <text:p>19.84870890799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816329620979">
                <text:p>19.816329620979</text:p>
              </table:table-cell>
              <table:table-cell office:value-type="float" office:value="-2.1380864384952">
                <text:p>-2.1380864384952</text:p>
              </table:table-cell>
              <table:table-cell office:value-type="float" office:value="0.135847014803042">
                <text:p>0.135847014803042</text:p>
              </table:table-cell>
              <table:table-cell office:value-type="float" office:value="19.7178151975265">
                <text:p>19.7178151975265</text:p>
              </table:table-cell>
              <table:table-cell office:value-type="float" office:value="-2.33602068023609">
                <text:p>-2.33602068023609</text:p>
              </table:table-cell>
              <table:table-cell office:value-type="float" office:value="-0.188317474649902">
                <text:p>-0.188317474649902</text:p>
              </table:table-cell>
              <table:table-cell office:value-type="float" office:value="19.8566032405735">
                <text:p>19.85660324057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.816329620979">
                <text:p>19.816329620979</text:p>
              </table:table-cell>
              <table:table-cell office:value-type="float" office:value="-1.6017844384952">
                <text:p>-1.6017844384952</text:p>
              </table:table-cell>
              <table:table-cell office:value-type="float" office:value="0.365691014803042">
                <text:p>0.365691014803042</text:p>
              </table:table-cell>
              <table:table-cell office:value-type="float" office:value="19.7276666398717">
                <text:p>19.7276666398717</text:p>
              </table:table-cell>
              <table:table-cell office:value-type="float" office:value="-2.262597056062">
                <text:p>-2.262597056062</text:p>
              </table:table-cell>
              <table:table-cell office:value-type="float" office:value="-0.132916625704608">
                <text:p>-0.132916625704608</text:p>
              </table:table-cell>
              <table:table-cell office:value-type="float" office:value="19.8574379848307">
                <text:p>19.85743798483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042160620979">
                <text:p>21.042160620979</text:p>
              </table:table-cell>
              <table:table-cell office:value-type="float" office:value="-2.5977724384952">
                <text:p>-2.5977724384952</text:p>
              </table:table-cell>
              <table:table-cell office:value-type="float" office:value="-0.400453985196958">
                <text:p>-0.400453985196958</text:p>
              </table:table-cell>
              <table:table-cell office:value-type="float" office:value="19.8591160379825">
                <text:p>19.8591160379825</text:p>
              </table:table-cell>
              <table:table-cell office:value-type="float" office:value="-2.29611459430532">
                <text:p>-2.29611459430532</text:p>
              </table:table-cell>
              <table:table-cell office:value-type="float" office:value="-0.159670361653843">
                <text:p>-0.159670361653843</text:p>
              </table:table-cell>
              <table:table-cell office:value-type="float" office:value="19.992051587184">
                <text:p>19.9920515871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.433256620979">
                <text:p>19.433256620979</text:p>
              </table:table-cell>
              <table:table-cell office:value-type="float" office:value="-1.6017844384952">
                <text:p>-1.6017844384952</text:p>
              </table:table-cell>
              <table:table-cell office:value-type="float" office:value="-0.0939959851969583">
                <text:p>-0.0939959851969583</text:p>
              </table:table-cell>
              <table:table-cell office:value-type="float" office:value="19.8165300962821">
                <text:p>19.8165300962821</text:p>
              </table:table-cell>
              <table:table-cell office:value-type="float" office:value="-2.22668157872431">
                <text:p>-2.22668157872431</text:p>
              </table:table-cell>
              <table:table-cell office:value-type="float" office:value="-0.153102924008155">
                <text:p>-0.153102924008155</text:p>
              </table:table-cell>
              <table:table-cell office:value-type="float" office:value="19.941825804455">
                <text:p>19.9418258044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364666620979">
                <text:p>17.364666620979</text:p>
              </table:table-cell>
              <table:table-cell office:value-type="float" office:value="-3.1340734384952">
                <text:p>-3.1340734384952</text:p>
              </table:table-cell>
              <table:table-cell office:value-type="float" office:value="-0.400453985196958">
                <text:p>-0.400453985196958</text:p>
              </table:table-cell>
              <table:table-cell office:value-type="float" office:value="19.5713437487518">
                <text:p>19.5713437487518</text:p>
              </table:table-cell>
              <table:table-cell office:value-type="float" office:value="-2.3174207647014">
                <text:p>-2.3174207647014</text:p>
              </table:table-cell>
              <table:table-cell office:value-type="float" office:value="-0.177838030127035">
                <text:p>-0.177838030127035</text:p>
              </table:table-cell>
              <table:table-cell office:value-type="float" office:value="19.7088701222936">
                <text:p>19.70887012229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.425232620979">
                <text:p>21.425232620979</text:p>
              </table:table-cell>
              <table:table-cell office:value-type="float" office:value="-1.1420984384952">
                <text:p>-1.1420984384952</text:p>
              </table:table-cell>
              <table:table-cell office:value-type="float" office:value="-0.170609985196958">
                <text:p>-0.170609985196958</text:p>
              </table:table-cell>
              <table:table-cell office:value-type="float" office:value="19.7567326359745">
                <text:p>19.7567326359745</text:p>
              </table:table-cell>
              <table:table-cell office:value-type="float" office:value="-2.19988853208078">
                <text:p>-2.19988853208078</text:p>
              </table:table-cell>
              <table:table-cell office:value-type="float" office:value="-0.177115225634027">
                <text:p>-0.177115225634027</text:p>
              </table:table-cell>
              <table:table-cell office:value-type="float" office:value="19.8796218225125">
                <text:p>19.8796218225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816329620979">
                <text:p>19.816329620979</text:p>
              </table:table-cell>
              <table:table-cell office:value-type="float" office:value="-2.2147004384952">
                <text:p>-2.2147004384952</text:p>
              </table:table-cell>
              <table:table-cell office:value-type="float" office:value="0.442305014803041">
                <text:p>0.442305014803041</text:p>
              </table:table-cell>
              <table:table-cell office:value-type="float" office:value="19.762692334475">
                <text:p>19.762692334475</text:p>
              </table:table-cell>
              <table:table-cell office:value-type="float" office:value="-2.20136972272222">
                <text:p>-2.20136972272222</text:p>
              </table:table-cell>
              <table:table-cell office:value-type="float" office:value="-0.11517320159032">
                <text:p>-0.11517320159032</text:p>
              </table:table-cell>
              <table:table-cell office:value-type="float" office:value="19.8852533760473">
                <text:p>19.88525337604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.191377620979">
                <text:p>22.191377620979</text:p>
              </table:table-cell>
              <table:table-cell office:value-type="float" office:value="-2.4445434384952">
                <text:p>-2.4445434384952</text:p>
              </table:table-cell>
              <table:table-cell office:value-type="float" office:value="0.212462014803042">
                <text:p>0.212462014803042</text:p>
              </table:table-cell>
              <table:table-cell office:value-type="float" office:value="20.0055608631254">
                <text:p>20.0055608631254</text:p>
              </table:table-cell>
              <table:table-cell office:value-type="float" office:value="-2.22568709429952">
                <text:p>-2.22568709429952</text:p>
              </table:table-cell>
              <table:table-cell office:value-type="float" office:value="-0.0824096799509841">
                <text:p>-0.0824096799509841</text:p>
              </table:table-cell>
              <table:table-cell office:value-type="float" office:value="20.1291564613447">
                <text:p>20.1291564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.884919620979">
                <text:p>21.884919620979</text:p>
              </table:table-cell>
              <table:table-cell office:value-type="float" office:value="-2.2147004384952">
                <text:p>-2.2147004384952</text:p>
              </table:table-cell>
              <table:table-cell office:value-type="float" office:value="-0.0939959851969583">
                <text:p>-0.0939959851969583</text:p>
              </table:table-cell>
              <table:table-cell office:value-type="float" office:value="20.1934967389108">
                <text:p>20.1934967389108</text:p>
              </table:table-cell>
              <table:table-cell office:value-type="float" office:value="-2.22458842871909">
                <text:p>-2.22458842871909</text:p>
              </table:table-cell>
              <table:table-cell office:value-type="float" office:value="-0.0835683104755815">
                <text:p>-0.0835683104755815</text:p>
              </table:table-cell>
              <table:table-cell office:value-type="float" office:value="20.3158334282428">
                <text:p>20.31583342824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.667113620979">
                <text:p>18.667113620979</text:p>
              </table:table-cell>
              <table:table-cell office:value-type="float" office:value="-1.6783994384952">
                <text:p>-1.6783994384952</text:p>
              </table:table-cell>
              <table:table-cell office:value-type="float" office:value="-0.247224985196958">
                <text:p>-0.247224985196958</text:p>
              </table:table-cell>
              <table:table-cell office:value-type="float" office:value="20.0408584271176">
                <text:p>20.0408584271176</text:p>
              </table:table-cell>
              <table:table-cell office:value-type="float" office:value="-2.1699695296967">
                <text:p>-2.1699695296967</text:p>
              </table:table-cell>
              <table:table-cell office:value-type="float" office:value="-0.0999339779477192">
                <text:p>-0.0999339779477192</text:p>
              </table:table-cell>
              <table:table-cell office:value-type="float" office:value="20.1582430051711">
                <text:p>20.15824300517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.352630620979">
                <text:p>20.352630620979</text:p>
              </table:table-cell>
              <table:table-cell office:value-type="float" office:value="-2.2147004384952">
                <text:p>-2.2147004384952</text:p>
              </table:table-cell>
              <table:table-cell office:value-type="float" office:value="0.365691014803042">
                <text:p>0.365691014803042</text:p>
              </table:table-cell>
              <table:table-cell office:value-type="float" office:value="20.0720356465037">
                <text:p>20.0720356465037</text:p>
              </table:table-cell>
              <table:table-cell office:value-type="float" office:value="-2.17444262057655">
                <text:p>-2.17444262057655</text:p>
              </table:table-cell>
              <table:table-cell office:value-type="float" office:value="-0.053371478672643">
                <text:p>-0.053371478672643</text:p>
              </table:table-cell>
              <table:table-cell office:value-type="float" office:value="20.1895434376172">
                <text:p>20.18954343761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.659088620979">
                <text:p>20.659088620979</text:p>
              </table:table-cell>
              <table:table-cell office:value-type="float" office:value="-1.9848574384952">
                <text:p>-1.9848574384952</text:p>
              </table:table-cell>
              <table:table-cell office:value-type="float" office:value="0.518920014803042">
                <text:p>0.518920014803042</text:p>
              </table:table-cell>
              <table:table-cell office:value-type="float" office:value="20.1307409439513">
                <text:p>20.1307409439513</text:p>
              </table:table-cell>
              <table:table-cell office:value-type="float" office:value="-2.15548410236841">
                <text:p>-2.15548410236841</text:p>
              </table:table-cell>
              <table:table-cell office:value-type="float" office:value="0.00385767067492548">
                <text:p>0.00385767067492548</text:p>
              </table:table-cell>
              <table:table-cell office:value-type="float" office:value="20.2458108642174">
                <text:p>20.24581086421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.195389620979">
                <text:p>21.195389620979</text:p>
              </table:table-cell>
              <table:table-cell office:value-type="float" office:value="-2.7510014384952">
                <text:p>-2.7510014384952</text:p>
              </table:table-cell>
              <table:table-cell office:value-type="float" office:value="0.672149014803042">
                <text:p>0.672149014803042</text:p>
              </table:table-cell>
              <table:table-cell office:value-type="float" office:value="20.237205811654">
                <text:p>20.237205811654</text:p>
              </table:table-cell>
              <table:table-cell office:value-type="float" office:value="-2.21503583598109">
                <text:p>-2.21503583598109</text:p>
              </table:table-cell>
              <table:table-cell office:value-type="float" office:value="0.0706868050877371">
                <text:p>0.0706868050877371</text:p>
              </table:table-cell>
              <table:table-cell office:value-type="float" office:value="20.3581894932319">
                <text:p>20.35818949323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.207425620979">
                <text:p>18.207425620979</text:p>
              </table:table-cell>
              <table:table-cell office:value-type="float" office:value="-1.9848574384952">
                <text:p>-1.9848574384952</text:p>
              </table:table-cell>
              <table:table-cell office:value-type="float" office:value="0.595534014803042">
                <text:p>0.595534014803042</text:p>
              </table:table-cell>
              <table:table-cell office:value-type="float" office:value="20.0342277925865">
                <text:p>20.0342277925865</text:p>
              </table:table-cell>
              <table:table-cell office:value-type="float" office:value="-2.1920179962325">
                <text:p>-2.1920179962325</text:p>
              </table:table-cell>
              <table:table-cell office:value-type="float" office:value="0.123171526059268">
                <text:p>0.123171526059268</text:p>
              </table:table-cell>
              <table:table-cell office:value-type="float" office:value="20.1541657571304">
                <text:p>20.15416575713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.195389620979">
                <text:p>21.195389620979</text:p>
              </table:table-cell>
              <table:table-cell office:value-type="float" office:value="-2.3679294384952">
                <text:p>-2.3679294384952</text:p>
              </table:table-cell>
              <table:table-cell office:value-type="float" office:value="-0.706911985196958">
                <text:p>-0.706911985196958</text:p>
              </table:table-cell>
              <table:table-cell office:value-type="float" office:value="20.1503439754258">
                <text:p>20.1503439754258</text:p>
              </table:table-cell>
              <table:table-cell office:value-type="float" office:value="-2.20960914045877">
                <text:p>-2.20960914045877</text:p>
              </table:table-cell>
              <table:table-cell office:value-type="float" office:value="0.040163174933645">
                <text:p>0.040163174933645</text:p>
              </table:table-cell>
              <table:table-cell office:value-type="float" office:value="20.2711703648851">
                <text:p>20.27117036488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050184620979">
                <text:p>19.050184620979</text:p>
              </table:table-cell>
              <table:table-cell office:value-type="float" office:value="-0.8356404384952">
                <text:p>-0.8356404384952</text:p>
              </table:table-cell>
              <table:table-cell office:value-type="float" office:value="-0.553682985196958">
                <text:p>-0.553682985196958</text:p>
              </table:table-cell>
              <table:table-cell office:value-type="float" office:value="20.0403280399811">
                <text:p>20.0403280399811</text:p>
              </table:table-cell>
              <table:table-cell office:value-type="float" office:value="-2.07221227026242">
                <text:p>-2.07221227026242</text:p>
              </table:table-cell>
              <table:table-cell office:value-type="float" office:value="-0.0192214410794154">
                <text:p>-0.0192214410794154</text:p>
              </table:table-cell>
              <table:table-cell office:value-type="float" office:value="20.1471879205728">
                <text:p>20.14718792057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820341620979">
                <text:p>18.820341620979</text:p>
              </table:table-cell>
              <table:table-cell office:value-type="float" office:value="-3.1340734384952">
                <text:p>-3.1340734384952</text:p>
              </table:table-cell>
              <table:table-cell office:value-type="float" office:value="0.212462014803042">
                <text:p>0.212462014803042</text:p>
              </table:table-cell>
              <table:table-cell office:value-type="float" office:value="19.9183293980809">
                <text:p>19.9183293980809</text:p>
              </table:table-cell>
              <table:table-cell office:value-type="float" office:value="-2.17839838708569">
                <text:p>-2.17839838708569</text:p>
              </table:table-cell>
              <table:table-cell office:value-type="float" office:value="0.00394690450883028">
                <text:p>0.00394690450883028</text:p>
              </table:table-cell>
              <table:table-cell office:value-type="float" office:value="20.0370976221949">
                <text:p>20.03709762219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284040620979">
                <text:p>18.284040620979</text:p>
              </table:table-cell>
              <table:table-cell office:value-type="float" office:value="-1.0654834384952">
                <text:p>-1.0654834384952</text:p>
              </table:table-cell>
              <table:table-cell office:value-type="float" office:value="0.748763014803042">
                <text:p>0.748763014803042</text:p>
              </table:table-cell>
              <table:table-cell office:value-type="float" office:value="19.7549005203707">
                <text:p>19.7549005203707</text:p>
              </table:table-cell>
              <table:table-cell office:value-type="float" office:value="-2.06710689222665">
                <text:p>-2.06710689222665</text:p>
              </table:table-cell>
              <table:table-cell office:value-type="float" office:value="0.0784285155382515">
                <text:p>0.0784285155382515</text:p>
              </table:table-cell>
              <table:table-cell office:value-type="float" office:value="19.8629095679783">
                <text:p>19.86290956797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195389620979">
                <text:p>21.195389620979</text:p>
              </table:table-cell>
              <table:table-cell office:value-type="float" office:value="-2.4445434384952">
                <text:p>-2.4445434384952</text:p>
              </table:table-cell>
              <table:table-cell office:value-type="float" office:value="-0.0939959851969583">
                <text:p>-0.0939959851969583</text:p>
              </table:table-cell>
              <table:table-cell office:value-type="float" office:value="19.8989494304315">
                <text:p>19.8989494304315</text:p>
              </table:table-cell>
              <table:table-cell office:value-type="float" office:value="-2.1048505468535">
                <text:p>-2.1048505468535</text:p>
              </table:table-cell>
              <table:table-cell office:value-type="float" office:value="0.0611860654647306">
                <text:p>0.0611860654647306</text:p>
              </table:table-cell>
              <table:table-cell office:value-type="float" office:value="20.0100556719383">
                <text:p>20.01005567193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828366620979">
                <text:p>16.828366620979</text:p>
              </table:table-cell>
              <table:table-cell office:value-type="float" office:value="-0.4525684384952">
                <text:p>-0.4525684384952</text:p>
              </table:table-cell>
              <table:table-cell office:value-type="float" office:value="-0.860139985196958">
                <text:p>-0.860139985196958</text:p>
              </table:table-cell>
              <table:table-cell office:value-type="float" office:value="19.5918911494863">
                <text:p>19.5918911494863</text:p>
              </table:table-cell>
              <table:table-cell office:value-type="float" office:value="-1.93962233601767">
                <text:p>-1.93962233601767</text:p>
              </table:table-cell>
              <table:table-cell office:value-type="float" office:value="-0.0309465396014383">
                <text:p>-0.0309465396014383</text:p>
              </table:table-cell>
              <table:table-cell office:value-type="float" office:value="19.6876939052803">
                <text:p>19.68769390528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.981594620979">
                <text:p>16.981594620979</text:p>
              </table:table-cell>
              <table:table-cell office:value-type="float" office:value="-3.1340734384952">
                <text:p>-3.1340734384952</text:p>
              </table:table-cell>
              <table:table-cell office:value-type="float" office:value="0.135847014803042">
                <text:p>0.135847014803042</text:p>
              </table:table-cell>
              <table:table-cell office:value-type="float" office:value="19.3308614966356">
                <text:p>19.3308614966356</text:p>
              </table:table-cell>
              <table:table-cell office:value-type="float" office:value="-2.05906744626542">
                <text:p>-2.05906744626542</text:p>
              </table:table-cell>
              <table:table-cell office:value-type="float" office:value="-0.0142671841609904">
                <text:p>-0.0142671841609904</text:p>
              </table:table-cell>
              <table:table-cell office:value-type="float" office:value="19.4402203820564">
                <text:p>19.44022038205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594509620979">
                <text:p>17.594509620979</text:p>
              </table:table-cell>
              <table:table-cell office:value-type="float" office:value="-2.6743874384952">
                <text:p>-2.6743874384952</text:p>
              </table:table-cell>
              <table:table-cell office:value-type="float" office:value="-0.247224985196958">
                <text:p>-0.247224985196958</text:p>
              </table:table-cell>
              <table:table-cell office:value-type="float" office:value="19.1572263090699">
                <text:p>19.1572263090699</text:p>
              </table:table-cell>
              <table:table-cell office:value-type="float" office:value="-2.1205994454884">
                <text:p>-2.1205994454884</text:p>
              </table:table-cell>
              <table:table-cell office:value-type="float" office:value="-0.0375629642645872">
                <text:p>-0.0375629642645872</text:p>
              </table:table-cell>
              <table:table-cell office:value-type="float" office:value="19.2742748979413">
                <text:p>19.27427489794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364666620979">
                <text:p>17.364666620979</text:p>
              </table:table-cell>
              <table:table-cell office:value-type="float" office:value="-2.2147004384952">
                <text:p>-2.2147004384952</text:p>
              </table:table-cell>
              <table:table-cell office:value-type="float" office:value="2.89396801480304">
                <text:p>2.89396801480304</text:p>
              </table:table-cell>
              <table:table-cell office:value-type="float" office:value="18.9779703402608">
                <text:p>18.9779703402608</text:p>
              </table:table-cell>
              <table:table-cell office:value-type="float" office:value="-2.13000954478908">
                <text:p>-2.13000954478908</text:p>
              </table:table-cell>
              <table:table-cell office:value-type="float" office:value="0.255590133642176">
                <text:p>0.255590133642176</text:p>
              </table:table-cell>
              <table:table-cell office:value-type="float" office:value="19.0988383210374">
                <text:p>19.09883832103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.663100620979">
                <text:p>19.663100620979</text:p>
              </table:table-cell>
              <table:table-cell office:value-type="float" office:value="-5.4325074384952">
                <text:p>-5.4325074384952</text:p>
              </table:table-cell>
              <table:table-cell office:value-type="float" office:value="3.20042601480304">
                <text:p>3.20042601480304</text:p>
              </table:table-cell>
              <table:table-cell office:value-type="float" office:value="19.0464833683326">
                <text:p>19.0464833683326</text:p>
              </table:table-cell>
              <table:table-cell office:value-type="float" office:value="-2.46025933415969">
                <text:p>-2.46025933415969</text:p>
              </table:table-cell>
              <table:table-cell office:value-type="float" office:value="0.550073721758262">
                <text:p>0.550073721758262</text:p>
              </table:table-cell>
              <table:table-cell office:value-type="float" office:value="19.2125996624835">
                <text:p>19.21259966248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280028620979">
                <text:p>19.280028620979</text:p>
              </table:table-cell>
              <table:table-cell office:value-type="float" office:value="-3.9002184384952">
                <text:p>-3.9002184384952</text:p>
              </table:table-cell>
              <table:table-cell office:value-type="float" office:value="-2.62227298519696">
                <text:p>-2.62227298519696</text:p>
              </table:table-cell>
              <table:table-cell office:value-type="float" office:value="19.0698378935973">
                <text:p>19.0698378935973</text:p>
              </table:table-cell>
              <table:table-cell office:value-type="float" office:value="-2.60425524459324">
                <text:p>-2.60425524459324</text:p>
              </table:table-cell>
              <table:table-cell office:value-type="float" office:value="0.23283905106274">
                <text:p>0.23283905106274</text:p>
              </table:table-cell>
              <table:table-cell office:value-type="float" office:value="19.248248665548">
                <text:p>19.2482486655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.142847620979">
                <text:p>15.142847620979</text:p>
              </table:table-cell>
              <table:table-cell office:value-type="float" office:value="-1.7550134384952">
                <text:p>-1.7550134384952</text:p>
              </table:table-cell>
              <table:table-cell office:value-type="float" office:value="0.0592330148030416">
                <text:p>0.0592330148030416</text:p>
              </table:table-cell>
              <table:table-cell office:value-type="float" office:value="18.6771388663355">
                <text:p>18.6771388663355</text:p>
              </table:table-cell>
              <table:table-cell office:value-type="float" office:value="-2.51933106398344">
                <text:p>-2.51933106398344</text:p>
              </table:table-cell>
              <table:table-cell office:value-type="float" office:value="0.21547844743677">
                <text:p>0.21547844743677</text:p>
              </table:table-cell>
              <table:table-cell office:value-type="float" office:value="18.8475190994369">
                <text:p>18.84751909943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.364666620979">
                <text:p>17.364666620979</text:p>
              </table:table-cell>
              <table:table-cell office:value-type="float" office:value="-1.8316284384952">
                <text:p>-1.8316284384952</text:p>
              </table:table-cell>
              <table:table-cell office:value-type="float" office:value="0.595534014803042">
                <text:p>0.595534014803042</text:p>
              </table:table-cell>
              <table:table-cell office:value-type="float" office:value="18.5458916417998">
                <text:p>18.5458916417998</text:p>
              </table:table-cell>
              <table:table-cell office:value-type="float" office:value="-2.45056080143462">
                <text:p>-2.45056080143462</text:p>
              </table:table-cell>
              <table:table-cell office:value-type="float" office:value="0.253484004173397">
                <text:p>0.253484004173397</text:p>
              </table:table-cell>
              <table:table-cell office:value-type="float" office:value="18.7088107364226">
                <text:p>18.70881073642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.981594620979">
                <text:p>16.981594620979</text:p>
              </table:table-cell>
              <table:table-cell office:value-type="float" office:value="-1.5251704384952">
                <text:p>-1.5251704384952</text:p>
              </table:table-cell>
              <table:table-cell office:value-type="float" office:value="-0.553682985196958">
                <text:p>-0.553682985196958</text:p>
              </table:table-cell>
              <table:table-cell office:value-type="float" office:value="18.3894619397177">
                <text:p>18.3894619397177</text:p>
              </table:table-cell>
              <table:table-cell office:value-type="float" office:value="-2.35802176514067">
                <text:p>-2.35802176514067</text:p>
              </table:table-cell>
              <table:table-cell office:value-type="float" office:value="0.172767305236362">
                <text:p>0.172767305236362</text:p>
              </table:table-cell>
              <table:table-cell office:value-type="float" office:value="18.5408313087349">
                <text:p>18.54083130873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832378620979">
                <text:p>15.832378620979</text:p>
              </table:table-cell>
              <table:table-cell office:value-type="float" office:value="-0.5291824384952">
                <text:p>-0.5291824384952</text:p>
              </table:table-cell>
              <table:table-cell office:value-type="float" office:value="0.365691014803042">
                <text:p>0.365691014803042</text:p>
              </table:table-cell>
              <table:table-cell office:value-type="float" office:value="18.1337536078439">
                <text:p>18.1337536078439</text:p>
              </table:table-cell>
              <table:table-cell office:value-type="float" office:value="-2.17513783247613">
                <text:p>-2.17513783247613</text:p>
              </table:table-cell>
              <table:table-cell office:value-type="float" office:value="0.19205967619303">
                <text:p>0.19205967619303</text:p>
              </table:table-cell>
              <table:table-cell office:value-type="float" office:value="18.264751063715">
                <text:p>18.2647510637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.989619620979">
                <text:p>14.989619620979</text:p>
              </table:table-cell>
              <table:table-cell office:value-type="float" office:value="-0.9122544384952">
                <text:p>-0.9122544384952</text:p>
              </table:table-cell>
              <table:table-cell office:value-type="float" office:value="-0.630296985196958">
                <text:p>-0.630296985196958</text:p>
              </table:table-cell>
              <table:table-cell office:value-type="float" office:value="17.8193402091574">
                <text:p>17.8193402091574</text:p>
              </table:table-cell>
              <table:table-cell office:value-type="float" office:value="-2.04884949307803">
                <text:p>-2.04884949307803</text:p>
              </table:table-cell>
              <table:table-cell office:value-type="float" office:value="0.109824010054031">
                <text:p>0.109824010054031</text:p>
              </table:table-cell>
              <table:table-cell office:value-type="float" office:value="17.9370769928705">
                <text:p>17.93707699287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296076620979">
                <text:p>15.296076620979</text:p>
              </table:table-cell>
              <table:table-cell office:value-type="float" office:value="-0.9122544384952">
                <text:p>-0.9122544384952</text:p>
              </table:table-cell>
              <table:table-cell office:value-type="float" office:value="0.212462014803042">
                <text:p>0.212462014803042</text:p>
              </table:table-cell>
              <table:table-cell office:value-type="float" office:value="17.5670138503395">
                <text:p>17.5670138503395</text:p>
              </table:table-cell>
              <table:table-cell office:value-type="float" office:value="-1.93518998761975">
                <text:p>-1.93518998761975</text:p>
              </table:table-cell>
              <table:table-cell office:value-type="float" office:value="0.120087810528932">
                <text:p>0.120087810528932</text:p>
              </table:table-cell>
              <table:table-cell office:value-type="float" office:value="17.6736910968944">
                <text:p>17.67369109689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.380715620979">
                <text:p>13.380715620979</text:p>
              </table:table-cell>
              <table:table-cell office:value-type="float" office:value="0.00711856150480022">
                <text:p>0.00711856150480022</text:p>
              </table:table-cell>
              <table:table-cell office:value-type="float" office:value="-1.77951398519696">
                <text:p>-1.77951398519696</text:p>
              </table:table-cell>
              <table:table-cell office:value-type="float" office:value="17.1483840274035">
                <text:p>17.1483840274035</text:p>
              </table:table-cell>
              <table:table-cell office:value-type="float" office:value="-1.7409591327073">
                <text:p>-1.7409591327073</text:p>
              </table:table-cell>
              <table:table-cell office:value-type="float" office:value="-0.069872369043657">
                <text:p>-0.069872369043657</text:p>
              </table:table-cell>
              <table:table-cell office:value-type="float" office:value="17.2366729852666">
                <text:p>17.23667298526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816329620979">
                <text:p>19.816329620979</text:p>
              </table:table-cell>
              <table:table-cell office:value-type="float" office:value="-2.6743874384952">
                <text:p>-2.6743874384952</text:p>
              </table:table-cell>
              <table:table-cell office:value-type="float" office:value="-0.783525985196958">
                <text:p>-0.783525985196958</text:p>
              </table:table-cell>
              <table:table-cell office:value-type="float" office:value="17.4151785867611">
                <text:p>17.4151785867611</text:p>
              </table:table-cell>
              <table:table-cell office:value-type="float" office:value="-1.83430196328609">
                <text:p>-1.83430196328609</text:p>
              </table:table-cell>
              <table:table-cell office:value-type="float" office:value="-0.141237730658987">
                <text:p>-0.141237730658987</text:p>
              </table:table-cell>
              <table:table-cell office:value-type="float" office:value="17.5120831712808">
                <text:p>17.51208317128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.513883620979">
                <text:p>18.513883620979</text:p>
              </table:table-cell>
              <table:table-cell office:value-type="float" office:value="-1.8316284384952">
                <text:p>-1.8316284384952</text:p>
              </table:table-cell>
              <table:table-cell office:value-type="float" office:value="0.0592330148030416">
                <text:p>0.0592330148030416</text:p>
              </table:table-cell>
              <table:table-cell office:value-type="float" office:value="17.5250490901828">
                <text:p>17.5250490901828</text:p>
              </table:table-cell>
              <table:table-cell office:value-type="float" office:value="-1.834034610807">
                <text:p>-1.834034610807</text:p>
              </table:table-cell>
              <table:table-cell office:value-type="float" office:value="-0.121190656112784">
                <text:p>-0.121190656112784</text:p>
              </table:table-cell>
              <table:table-cell office:value-type="float" office:value="17.6211723713857">
                <text:p>17.62117237138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.207425620979">
                <text:p>18.207425620979</text:p>
              </table:table-cell>
              <table:table-cell office:value-type="float" office:value="-2.5211584384952">
                <text:p>-2.5211584384952</text:p>
              </table:table-cell>
              <table:table-cell office:value-type="float" office:value="0.212462014803042">
                <text:p>0.212462014803042</text:p>
              </table:table-cell>
              <table:table-cell office:value-type="float" office:value="17.5932867432625">
                <text:p>17.5932867432625</text:p>
              </table:table-cell>
              <table:table-cell office:value-type="float" office:value="-1.90274699357582">
                <text:p>-1.90274699357582</text:p>
              </table:table-cell>
              <table:table-cell office:value-type="float" office:value="-0.0878253890212017">
                <text:p>-0.0878253890212017</text:p>
              </table:table-cell>
              <table:table-cell office:value-type="float" office:value="17.696098379337">
                <text:p>17.6960983793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.900968620979">
                <text:p>17.900968620979</text:p>
              </table:table-cell>
              <table:table-cell office:value-type="float" office:value="-1.0654834384952">
                <text:p>-1.0654834384952</text:p>
              </table:table-cell>
              <table:table-cell office:value-type="float" office:value="-0.860139985196958">
                <text:p>-0.860139985196958</text:p>
              </table:table-cell>
              <table:table-cell office:value-type="float" office:value="17.6240549310341">
                <text:p>17.6240549310341</text:p>
              </table:table-cell>
              <table:table-cell office:value-type="float" office:value="-1.81902063806776">
                <text:p>-1.81902063806776</text:p>
              </table:table-cell>
              <table:table-cell office:value-type="float" office:value="-0.165056848638777">
                <text:p>-0.165056848638777</text:p>
              </table:table-cell>
              <table:table-cell office:value-type="float" office:value="17.7184477891577">
                <text:p>17.71844778915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.219462620979">
                <text:p>15.219462620979</text:p>
              </table:table-cell>
              <table:table-cell office:value-type="float" office:value="-0.9122544384952">
                <text:p>-0.9122544384952</text:p>
              </table:table-cell>
              <table:table-cell office:value-type="float" office:value="0.212462014803042">
                <text:p>0.212462014803042</text:p>
              </table:table-cell>
              <table:table-cell office:value-type="float" office:value="17.3835957000286">
                <text:p>17.3835957000286</text:p>
              </table:table-cell>
              <table:table-cell office:value-type="float" office:value="-1.7283440181105">
                <text:p>-1.7283440181105</text:p>
              </table:table-cell>
              <table:table-cell office:value-type="float" office:value="-0.127304962294596">
                <text:p>-0.127304962294596</text:p>
              </table:table-cell>
              <table:table-cell office:value-type="float" office:value="17.4697675731653">
                <text:p>17.46976757316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.114763620979">
                <text:p>22.114763620979</text:p>
              </table:table-cell>
              <table:table-cell office:value-type="float" office:value="-1.9848574384952">
                <text:p>-1.9848574384952</text:p>
              </table:table-cell>
              <table:table-cell office:value-type="float" office:value="-0.400453985196958">
                <text:p>-0.400453985196958</text:p>
              </table:table-cell>
              <table:table-cell office:value-type="float" office:value="17.8567124921237">
                <text:p>17.8567124921237</text:p>
              </table:table-cell>
              <table:table-cell office:value-type="float" office:value="-1.75399536014897">
                <text:p>-1.75399536014897</text:p>
              </table:table-cell>
              <table:table-cell office:value-type="float" office:value="-0.154619864584832">
                <text:p>-0.154619864584832</text:p>
              </table:table-cell>
              <table:table-cell office:value-type="float" office:value="17.9433159714784">
                <text:p>17.94331597147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.441281620979">
                <text:p>17.441281620979</text:p>
              </table:table-cell>
              <table:table-cell office:value-type="float" office:value="-1.6783994384952">
                <text:p>-1.6783994384952</text:p>
              </table:table-cell>
              <table:table-cell office:value-type="float" office:value="0.442305014803041">
                <text:p>0.442305014803041</text:p>
              </table:table-cell>
              <table:table-cell office:value-type="float" office:value="17.8151694050092">
                <text:p>17.8151694050092</text:p>
              </table:table-cell>
              <table:table-cell office:value-type="float" office:value="-1.74643576798359">
                <text:p>-1.74643576798359</text:p>
              </table:table-cell>
              <table:table-cell office:value-type="float" office:value="-0.0949273766460444">
                <text:p>-0.0949273766460444</text:p>
              </table:table-cell>
              <table:table-cell office:value-type="float" office:value="17.9008186971352">
                <text:p>17.90081869713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.820341620979">
                <text:p>18.820341620979</text:p>
              </table:table-cell>
              <table:table-cell office:value-type="float" office:value="-1.2953274384952">
                <text:p>-1.2953274384952</text:p>
              </table:table-cell>
              <table:table-cell office:value-type="float" office:value="-0.247224985196958">
                <text:p>-0.247224985196958</text:p>
              </table:table-cell>
              <table:table-cell office:value-type="float" office:value="17.9156866266062">
                <text:p>17.9156866266062</text:p>
              </table:table-cell>
              <table:table-cell office:value-type="float" office:value="-1.70132493503475">
                <text:p>-1.70132493503475</text:p>
              </table:table-cell>
              <table:table-cell office:value-type="float" office:value="-0.110157137501136">
                <text:p>-0.110157137501136</text:p>
              </table:table-cell>
              <table:table-cell office:value-type="float" office:value="17.9966238064885">
                <text:p>17.99662380648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.267991620979">
                <text:p>22.267991620979</text:p>
              </table:table-cell>
              <table:table-cell office:value-type="float" office:value="-1.8316284384952">
                <text:p>-1.8316284384952</text:p>
              </table:table-cell>
              <table:table-cell office:value-type="float" office:value="-0.0173809851969584">
                <text:p>-0.0173809851969584</text:p>
              </table:table-cell>
              <table:table-cell office:value-type="float" office:value="18.3509171260435">
                <text:p>18.3509171260435</text:p>
              </table:table-cell>
              <table:table-cell office:value-type="float" office:value="-1.7143552853808">
                <text:p>-1.7143552853808</text:p>
              </table:table-cell>
              <table:table-cell office:value-type="float" office:value="-0.100879522270718">
                <text:p>-0.100879522270718</text:p>
              </table:table-cell>
              <table:table-cell office:value-type="float" office:value="18.4310973653074">
                <text:p>18.43109736530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.888931620979">
                <text:p>20.888931620979</text:p>
              </table:table-cell>
              <table:table-cell office:value-type="float" office:value="-2.5211584384952">
                <text:p>-2.5211584384952</text:p>
              </table:table-cell>
              <table:table-cell office:value-type="float" office:value="-0.0939959851969583">
                <text:p>-0.0939959851969583</text:p>
              </table:table-cell>
              <table:table-cell office:value-type="float" office:value="18.604718575537">
                <text:p>18.604718575537</text:p>
              </table:table-cell>
              <table:table-cell office:value-type="float" office:value="-1.79503560069224">
                <text:p>-1.79503560069224</text:p>
              </table:table-cell>
              <table:table-cell office:value-type="float" office:value="-0.100191168563342">
                <text:p>-0.100191168563342</text:p>
              </table:table-cell>
              <table:table-cell office:value-type="float" office:value="18.6913815528158">
                <text:p>18.69138155281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961534620979">
                <text:p>21.961534620979</text:p>
              </table:table-cell>
              <table:table-cell office:value-type="float" office:value="-2.1380864384952">
                <text:p>-2.1380864384952</text:p>
              </table:table-cell>
              <table:table-cell office:value-type="float" office:value="-0.323838985196958">
                <text:p>-0.323838985196958</text:p>
              </table:table-cell>
              <table:table-cell office:value-type="float" office:value="18.9404001800812">
                <text:p>18.9404001800812</text:p>
              </table:table-cell>
              <table:table-cell office:value-type="float" office:value="-1.82934068447254">
                <text:p>-1.82934068447254</text:p>
              </table:table-cell>
              <table:table-cell office:value-type="float" office:value="-0.122555950226704">
                <text:p>-0.122555950226704</text:p>
              </table:table-cell>
              <table:table-cell office:value-type="float" office:value="19.0289323474131">
                <text:p>19.02893234741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.276015620979">
                <text:p>20.276015620979</text:p>
              </table:table-cell>
              <table:table-cell office:value-type="float" office:value="-1.0654834384952">
                <text:p>-1.0654834384952</text:p>
              </table:table-cell>
              <table:table-cell office:value-type="float" office:value="-0.783525985196958">
                <text:p>-0.783525985196958</text:p>
              </table:table-cell>
              <table:table-cell office:value-type="float" office:value="19.073961724171">
                <text:p>19.073961724171</text:p>
              </table:table-cell>
              <table:table-cell office:value-type="float" office:value="-1.7529549598748">
                <text:p>-1.7529549598748</text:p>
              </table:table-cell>
              <table:table-cell office:value-type="float" office:value="-0.188652953723729">
                <text:p>-0.188652953723729</text:p>
              </table:table-cell>
              <table:table-cell office:value-type="float" office:value="19.1552722999032">
                <text:p>19.15527229990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421220620979">
                <text:p>22.421220620979</text:p>
              </table:table-cell>
              <table:table-cell office:value-type="float" office:value="-2.9042304384952">
                <text:p>-2.9042304384952</text:p>
              </table:table-cell>
              <table:table-cell office:value-type="float" office:value="-0.323838985196958">
                <text:p>-0.323838985196958</text:p>
              </table:table-cell>
              <table:table-cell office:value-type="float" office:value="19.4086876138518">
                <text:p>19.4086876138518</text:p>
              </table:table-cell>
              <table:table-cell office:value-type="float" office:value="-1.86808250773684">
                <text:p>-1.86808250773684</text:p>
              </table:table-cell>
              <table:table-cell office:value-type="float" office:value="-0.202171556871052">
                <text:p>-0.202171556871052</text:p>
              </table:table-cell>
              <table:table-cell office:value-type="float" office:value="19.4994297477184">
                <text:p>19.49942974771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.735703620979">
                <text:p>20.735703620979</text:p>
              </table:table-cell>
              <table:table-cell office:value-type="float" office:value="-1.8316284384952">
                <text:p>-1.8316284384952</text:p>
              </table:table-cell>
              <table:table-cell office:value-type="float" office:value="-0.553682985196958">
                <text:p>-0.553682985196958</text:p>
              </table:table-cell>
              <table:table-cell office:value-type="float" office:value="19.5413892145645">
                <text:p>19.5413892145645</text:p>
              </table:table-cell>
              <table:table-cell office:value-type="float" office:value="-1.86443710081268">
                <text:p>-1.86443710081268</text:p>
              </table:table-cell>
              <table:table-cell office:value-type="float" office:value="-0.237322699703643">
                <text:p>-0.237322699703643</text:p>
              </table:table-cell>
              <table:table-cell office:value-type="float" office:value="19.631564894368">
                <text:p>19.6315648943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.433256620979">
                <text:p>19.433256620979</text:p>
              </table:table-cell>
              <table:table-cell office:value-type="float" office:value="-1.2953274384952">
                <text:p>-1.2953274384952</text:p>
              </table:table-cell>
              <table:table-cell office:value-type="float" office:value="-0.630296985196958">
                <text:p>-0.630296985196958</text:p>
              </table:table-cell>
              <table:table-cell office:value-type="float" office:value="19.530575955206">
                <text:p>19.530575955206</text:p>
              </table:table-cell>
              <table:table-cell office:value-type="float" office:value="-1.80752613458093">
                <text:p>-1.80752613458093</text:p>
              </table:table-cell>
              <table:table-cell office:value-type="float" office:value="-0.276620128252974">
                <text:p>-0.276620128252974</text:p>
              </table:table-cell>
              <table:table-cell office:value-type="float" office:value="19.6159900735247">
                <text:p>19.61599007352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.050184620979">
                <text:p>19.050184620979</text:p>
              </table:table-cell>
              <table:table-cell office:value-type="float" office:value="-1.6783994384952">
                <text:p>-1.6783994384952</text:p>
              </table:table-cell>
              <table:table-cell office:value-type="float" office:value="-0.400453985196958">
                <text:p>-0.400453985196958</text:p>
              </table:table-cell>
              <table:table-cell office:value-type="float" office:value="19.4825368217833">
                <text:p>19.4825368217833</text:p>
              </table:table-cell>
              <table:table-cell office:value-type="float" office:value="-1.79461346497236">
                <text:p>-1.79461346497236</text:p>
              </table:table-cell>
              <table:table-cell office:value-type="float" office:value="-0.289003513947373">
                <text:p>-0.289003513947373</text:p>
              </table:table-cell>
              <table:table-cell office:value-type="float" office:value="19.5671510836881">
                <text:p>19.56715108368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.195389620979">
                <text:p>21.195389620979</text:p>
              </table:table-cell>
              <table:table-cell office:value-type="float" office:value="-1.8316284384952">
                <text:p>-1.8316284384952</text:p>
              </table:table-cell>
              <table:table-cell office:value-type="float" office:value="-0.630296985196958">
                <text:p>-0.630296985196958</text:p>
              </table:table-cell>
              <table:table-cell office:value-type="float" office:value="19.6538221017029">
                <text:p>19.6538221017029</text:p>
              </table:table-cell>
              <table:table-cell office:value-type="float" office:value="-1.79831496232464">
                <text:p>-1.79831496232464</text:p>
              </table:table-cell>
              <table:table-cell office:value-type="float" office:value="-0.323132861072331">
                <text:p>-0.323132861072331</text:p>
              </table:table-cell>
              <table:table-cell office:value-type="float" office:value="19.7385682042799">
                <text:p>19.73856820427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.743727620979">
                <text:p>18.743727620979</text:p>
              </table:table-cell>
              <table:table-cell office:value-type="float" office:value="-2.0614714384952">
                <text:p>-2.0614714384952</text:p>
              </table:table-cell>
              <table:table-cell office:value-type="float" office:value="-0.0939959851969583">
                <text:p>-0.0939959851969583</text:p>
              </table:table-cell>
              <table:table-cell office:value-type="float" office:value="19.5628126536305">
                <text:p>19.5628126536305</text:p>
              </table:table-cell>
              <table:table-cell office:value-type="float" office:value="-1.8246306099417">
                <text:p>-1.8246306099417</text:p>
              </table:table-cell>
              <table:table-cell office:value-type="float" office:value="-0.300219173484794">
                <text:p>-0.300219173484794</text:p>
              </table:table-cell>
              <table:table-cell office:value-type="float" office:value="19.6500139271174">
                <text:p>19.65001392711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.425232620979">
                <text:p>21.425232620979</text:p>
              </table:table-cell>
              <table:table-cell office:value-type="float" office:value="-1.9848574384952">
                <text:p>-1.9848574384952</text:p>
              </table:table-cell>
              <table:table-cell office:value-type="float" office:value="-0.0173809851969584">
                <text:p>-0.0173809851969584</text:p>
              </table:table-cell>
              <table:table-cell office:value-type="float" office:value="19.7490546503653">
                <text:p>19.7490546503653</text:p>
              </table:table-cell>
              <table:table-cell office:value-type="float" office:value="-1.84065329279705">
                <text:p>-1.84065329279705</text:p>
              </table:table-cell>
              <table:table-cell office:value-type="float" office:value="-0.27193535465601">
                <text:p>-0.27193535465601</text:p>
              </table:table-cell>
              <table:table-cell office:value-type="float" office:value="19.8365095963104">
                <text:p>19.83650959631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.267991620979">
                <text:p>22.267991620979</text:p>
              </table:table-cell>
              <table:table-cell office:value-type="float" office:value="-2.3679294384952">
                <text:p>-2.3679294384952</text:p>
              </table:table-cell>
              <table:table-cell office:value-type="float" office:value="-0.170609985196958">
                <text:p>-0.170609985196958</text:p>
              </table:table-cell>
              <table:table-cell office:value-type="float" office:value="20.0009483474267">
                <text:p>20.0009483474267</text:p>
              </table:table-cell>
              <table:table-cell office:value-type="float" office:value="-1.89338090736686">
                <text:p>-1.89338090736686</text:p>
              </table:table-cell>
              <table:table-cell office:value-type="float" office:value="-0.261802817710105">
                <text:p>-0.261802817710105</text:p>
              </table:table-cell>
              <table:table-cell office:value-type="float" office:value="20.0920722368842">
                <text:p>20.09207223688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.421220620979">
                <text:p>22.421220620979</text:p>
              </table:table-cell>
              <table:table-cell office:value-type="float" office:value="-2.1380864384952">
                <text:p>-2.1380864384952</text:p>
              </table:table-cell>
              <table:table-cell office:value-type="float" office:value="-0.0173809851969584">
                <text:p>-0.0173809851969584</text:p>
              </table:table-cell>
              <table:table-cell office:value-type="float" office:value="20.2429755747819">
                <text:p>20.2429755747819</text:p>
              </table:table-cell>
              <table:table-cell office:value-type="float" office:value="-1.9178514604797">
                <text:p>-1.9178514604797</text:p>
              </table:table-cell>
              <table:table-cell office:value-type="float" office:value="-0.23736063445879">
                <text:p>-0.23736063445879</text:p>
              </table:table-cell>
              <table:table-cell office:value-type="float" office:value="20.3350080997395">
                <text:p>20.33500809973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.118775620979">
                <text:p>21.118775620979</text:p>
              </table:table-cell>
              <table:table-cell office:value-type="float" office:value="-2.2913154384952">
                <text:p>-2.2913154384952</text:p>
              </table:table-cell>
              <table:table-cell office:value-type="float" office:value="0.0592330148030416">
                <text:p>0.0592330148030416</text:p>
              </table:table-cell>
              <table:table-cell office:value-type="float" office:value="20.3305555794016">
                <text:p>20.3305555794016</text:p>
              </table:table-cell>
              <table:table-cell office:value-type="float" office:value="-1.95519785828125">
                <text:p>-1.95519785828125</text:p>
              </table:table-cell>
              <table:table-cell office:value-type="float" office:value="-0.207701269532607">
                <text:p>-0.207701269532607</text:p>
              </table:table-cell>
              <table:table-cell office:value-type="float" office:value="20.4254113459076">
                <text:p>20.42541134590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.344606620979">
                <text:p>22.344606620979</text:p>
              </table:table-cell>
              <table:table-cell office:value-type="float" office:value="-2.3679294384952">
                <text:p>-2.3679294384952</text:p>
              </table:table-cell>
              <table:table-cell office:value-type="float" office:value="-0.0173809851969584">
                <text:p>-0.0173809851969584</text:p>
              </table:table-cell>
              <table:table-cell office:value-type="float" office:value="20.5319606835594">
                <text:p>20.5319606835594</text:p>
              </table:table-cell>
              <table:table-cell office:value-type="float" office:value="-1.99647101630264">
                <text:p>-1.99647101630264</text:p>
              </table:table-cell>
              <table:table-cell office:value-type="float" office:value="-0.188669241099042">
                <text:p>-0.188669241099042</text:p>
              </table:table-cell>
              <table:table-cell office:value-type="float" office:value="20.629660736733">
                <text:p>20.6296607367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034137620979">
                <text:p>23.034137620979</text:p>
              </table:table-cell>
              <table:table-cell office:value-type="float" office:value="-2.8276164384952">
                <text:p>-2.8276164384952</text:p>
              </table:table-cell>
              <table:table-cell office:value-type="float" office:value="-0.0173809851969584">
                <text:p>-0.0173809851969584</text:p>
              </table:table-cell>
              <table:table-cell office:value-type="float" office:value="20.7821783773013">
                <text:p>20.7821783773013</text:p>
              </table:table-cell>
              <table:table-cell office:value-type="float" office:value="-2.0795855585219">
                <text:p>-2.0795855585219</text:p>
              </table:table-cell>
              <table:table-cell office:value-type="float" office:value="-0.171540415508834">
                <text:p>-0.171540415508834</text:p>
              </table:table-cell>
              <table:table-cell office:value-type="float" office:value="20.886671355564">
                <text:p>20.8866713555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.348618620979">
                <text:p>21.348618620979</text:p>
              </table:table-cell>
              <table:table-cell office:value-type="float" office:value="-2.4445434384952">
                <text:p>-2.4445434384952</text:p>
              </table:table-cell>
              <table:table-cell office:value-type="float" office:value="-0.170609985196958">
                <text:p>-0.170609985196958</text:p>
              </table:table-cell>
              <table:table-cell office:value-type="float" office:value="20.8388224016691">
                <text:p>20.8388224016691</text:p>
              </table:table-cell>
              <table:table-cell office:value-type="float" office:value="-2.11608134651923">
                <text:p>-2.11608134651923</text:p>
              </table:table-cell>
              <table:table-cell office:value-type="float" office:value="-0.171447372477646">
                <text:p>-0.171447372477646</text:p>
              </table:table-cell>
              <table:table-cell office:value-type="float" office:value="20.9466874124507">
                <text:p>20.94668741245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.042160620979">
                <text:p>21.042160620979</text:p>
              </table:table-cell>
              <table:table-cell office:value-type="float" office:value="-2.3679294384952">
                <text:p>-2.3679294384952</text:p>
              </table:table-cell>
              <table:table-cell office:value-type="float" office:value="-0.170609985196958">
                <text:p>-0.170609985196958</text:p>
              </table:table-cell>
              <table:table-cell office:value-type="float" office:value="20.8591562236001">
                <text:p>20.8591562236001</text:p>
              </table:table-cell>
              <table:table-cell office:value-type="float" office:value="-2.14126615571682">
                <text:p>-2.14126615571682</text:p>
              </table:table-cell>
              <table:table-cell office:value-type="float" office:value="-0.171363633749578">
                <text:p>-0.171363633749578</text:p>
              </table:table-cell>
              <table:table-cell office:value-type="float" office:value="20.9694726830492">
                <text:p>20.96947268304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.892944620979">
                <text:p>19.892944620979</text:p>
              </table:table-cell>
              <table:table-cell office:value-type="float" office:value="-2.0614714384952">
                <text:p>-2.0614714384952</text:p>
              </table:table-cell>
              <table:table-cell office:value-type="float" office:value="-0.247224985196958">
                <text:p>-0.247224985196958</text:p>
              </table:table-cell>
              <table:table-cell office:value-type="float" office:value="20.762535063338">
                <text:p>20.762535063338</text:p>
              </table:table-cell>
              <table:table-cell office:value-type="float" office:value="-2.13328668399466">
                <text:p>-2.13328668399466</text:p>
              </table:table-cell>
              <table:table-cell office:value-type="float" office:value="-0.178949768894316">
                <text:p>-0.178949768894316</text:p>
              </table:table-cell>
              <table:table-cell office:value-type="float" office:value="20.8726087816601">
                <text:p>20.87260878166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.513883620979">
                <text:p>18.513883620979</text:p>
              </table:table-cell>
              <table:table-cell office:value-type="float" office:value="-1.2187124384952">
                <text:p>-1.2187124384952</text:p>
              </table:table-cell>
              <table:table-cell office:value-type="float" office:value="-0.0173809851969584">
                <text:p>-0.0173809851969584</text:p>
              </table:table-cell>
              <table:table-cell office:value-type="float" office:value="20.5376699191021">
                <text:p>20.5376699191021</text:p>
              </table:table-cell>
              <table:table-cell office:value-type="float" office:value="-2.04182925944472">
                <text:p>-2.04182925944472</text:p>
              </table:table-cell>
              <table:table-cell office:value-type="float" office:value="-0.16279289052458">
                <text:p>-0.16279289052458</text:p>
              </table:table-cell>
              <table:table-cell office:value-type="float" office:value="20.6395604109177">
                <text:p>20.63956041091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.505859620979">
                <text:p>20.505859620979</text:p>
              </table:table-cell>
              <table:table-cell office:value-type="float" office:value="-1.9082424384952">
                <text:p>-1.9082424384952</text:p>
              </table:table-cell>
              <table:table-cell office:value-type="float" office:value="-0.170609985196958">
                <text:p>-0.170609985196958</text:p>
              </table:table-cell>
              <table:table-cell office:value-type="float" office:value="20.5344888892898">
                <text:p>20.5344888892898</text:p>
              </table:table-cell>
              <table:table-cell office:value-type="float" office:value="-2.02847057734976">
                <text:p>-2.02847057734976</text:p>
              </table:table-cell>
              <table:table-cell office:value-type="float" office:value="-0.163574599991818">
                <text:p>-0.163574599991818</text:p>
              </table:table-cell>
              <table:table-cell office:value-type="float" office:value="20.6350838010729">
                <text:p>20.63508380107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.739715620979">
                <text:p>19.739715620979</text:p>
              </table:table-cell>
              <table:table-cell office:value-type="float" office:value="-1.6783994384952">
                <text:p>-1.6783994384952</text:p>
              </table:table-cell>
              <table:table-cell office:value-type="float" office:value="-0.400453985196958">
                <text:p>-0.400453985196958</text:p>
              </table:table-cell>
              <table:table-cell office:value-type="float" office:value="20.4550115624587">
                <text:p>20.4550115624587</text:p>
              </table:table-cell>
              <table:table-cell office:value-type="float" office:value="-1.99346346346431">
                <text:p>-1.99346346346431</text:p>
              </table:table-cell>
              <table:table-cell office:value-type="float" office:value="-0.187262538512332">
                <text:p>-0.187262538512332</text:p>
              </table:table-cell>
              <table:table-cell office:value-type="float" office:value="20.5527726075782">
                <text:p>20.55277260757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.042160620979">
                <text:p>21.042160620979</text:p>
              </table:table-cell>
              <table:table-cell office:value-type="float" office:value="-2.0614714384952">
                <text:p>-2.0614714384952</text:p>
              </table:table-cell>
              <table:table-cell office:value-type="float" office:value="-0.247224985196958">
                <text:p>-0.247224985196958</text:p>
              </table:table-cell>
              <table:table-cell office:value-type="float" office:value="20.5137264683108">
                <text:p>20.5137264683108</text:p>
              </table:table-cell>
              <table:table-cell office:value-type="float" office:value="-2.0002642609674">
                <text:p>-2.0002642609674</text:p>
              </table:table-cell>
              <table:table-cell office:value-type="float" office:value="-0.193258783180794">
                <text:p>-0.193258783180794</text:p>
              </table:table-cell>
              <table:table-cell office:value-type="float" office:value="20.6119232408733">
                <text:p>20.61192324087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.195389620979">
                <text:p>21.195389620979</text:p>
              </table:table-cell>
              <table:table-cell office:value-type="float" office:value="-2.1380864384952">
                <text:p>-2.1380864384952</text:p>
              </table:table-cell>
              <table:table-cell office:value-type="float" office:value="-0.247224985196958">
                <text:p>-0.247224985196958</text:p>
              </table:table-cell>
              <table:table-cell office:value-type="float" office:value="20.5818927835776">
                <text:p>20.5818927835776</text:p>
              </table:table-cell>
              <table:table-cell office:value-type="float" office:value="-2.01404647872018">
                <text:p>-2.01404647872018</text:p>
              </table:table-cell>
              <table:table-cell office:value-type="float" office:value="-0.198655403382411">
                <text:p>-0.198655403382411</text:p>
              </table:table-cell>
              <table:table-cell office:value-type="float" office:value="20.68115465206">
                <text:p>20.681154652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.352630620979">
                <text:p>20.352630620979</text:p>
              </table:table-cell>
              <table:table-cell office:value-type="float" office:value="-2.1380864384952">
                <text:p>-2.1380864384952</text:p>
              </table:table-cell>
              <table:table-cell office:value-type="float" office:value="0.365691014803042">
                <text:p>0.365691014803042</text:p>
              </table:table-cell>
              <table:table-cell office:value-type="float" office:value="20.5589665673177">
                <text:p>20.5589665673177</text:p>
              </table:table-cell>
              <table:table-cell office:value-type="float" office:value="-2.02645047469768">
                <text:p>-2.02645047469768</text:p>
              </table:table-cell>
              <table:table-cell office:value-type="float" office:value="-0.142220761563865">
                <text:p>-0.142220761563865</text:p>
              </table:table-cell>
              <table:table-cell office:value-type="float" office:value="20.6590860056177">
                <text:p>20.65908600561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.739715620979">
                <text:p>19.739715620979</text:p>
              </table:table-cell>
              <table:table-cell office:value-type="float" office:value="-2.1380864384952">
                <text:p>-2.1380864384952</text:p>
              </table:table-cell>
              <table:table-cell office:value-type="float" office:value="-0.0173809851969584">
                <text:p>-0.0173809851969584</text:p>
              </table:table-cell>
              <table:table-cell office:value-type="float" office:value="20.4770414726839">
                <text:p>20.4770414726839</text:p>
              </table:table-cell>
              <table:table-cell office:value-type="float" office:value="-2.03761407107743">
                <text:p>-2.03761407107743</text:p>
              </table:table-cell>
              <table:table-cell office:value-type="float" office:value="-0.129736783927175">
                <text:p>-0.129736783927175</text:p>
              </table:table-cell>
              <table:table-cell office:value-type="float" office:value="20.57857940213">
                <text:p>20.578579402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.957521620979">
                <text:p>22.957521620979</text:p>
              </table:table-cell>
              <table:table-cell office:value-type="float" office:value="-2.1380864384952">
                <text:p>-2.1380864384952</text:p>
              </table:table-cell>
              <table:table-cell office:value-type="float" office:value="-0.0173809851969584">
                <text:p>-0.0173809851969584</text:p>
              </table:table-cell>
              <table:table-cell office:value-type="float" office:value="20.7250894875134">
                <text:p>20.7250894875134</text:p>
              </table:table-cell>
              <table:table-cell office:value-type="float" office:value="-2.04766130781921">
                <text:p>-2.04766130781921</text:p>
              </table:table-cell>
              <table:table-cell office:value-type="float" office:value="-0.118501204054153">
                <text:p>-0.118501204054153</text:p>
              </table:table-cell>
              <table:table-cell office:value-type="float" office:value="20.8263365389196">
                <text:p>20.82633653891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.965546620979">
                <text:p>20.965546620979</text:p>
              </table:table-cell>
              <table:table-cell office:value-type="float" office:value="-2.2913154384952">
                <text:p>-2.2913154384952</text:p>
              </table:table-cell>
              <table:table-cell office:value-type="float" office:value="-0.0173809851969584">
                <text:p>-0.0173809851969584</text:p>
              </table:table-cell>
              <table:table-cell office:value-type="float" office:value="20.7491352008599">
                <text:p>20.7491352008599</text:p>
              </table:table-cell>
              <table:table-cell office:value-type="float" office:value="-2.07202672088681">
                <text:p>-2.07202672088681</text:p>
              </table:table-cell>
              <table:table-cell office:value-type="float" office:value="-0.108389182168434">
                <text:p>-0.108389182168434</text:p>
              </table:table-cell>
              <table:table-cell office:value-type="float" office:value="20.8526174503453">
                <text:p>20.85261745034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727678620979">
                <text:p>22.727678620979</text:p>
              </table:table-cell>
              <table:table-cell office:value-type="float" office:value="-2.8276164384952">
                <text:p>-2.8276164384952</text:p>
              </table:table-cell>
              <table:table-cell office:value-type="float" office:value="-0.0939959851969583">
                <text:p>-0.0939959851969583</text:p>
              </table:table-cell>
              <table:table-cell office:value-type="float" office:value="20.9469895428718">
                <text:p>20.9469895428718</text:p>
              </table:table-cell>
              <table:table-cell office:value-type="float" office:value="-2.14758569264765">
                <text:p>-2.14758569264765</text:p>
              </table:table-cell>
              <table:table-cell office:value-type="float" office:value="-0.106949862471286">
                <text:p>-0.106949862471286</text:p>
              </table:table-cell>
              <table:table-cell office:value-type="float" office:value="21.0570637433031">
                <text:p>21.05706374330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.586486620979">
                <text:p>19.586486620979</text:p>
              </table:table-cell>
              <table:table-cell office:value-type="float" office:value="-1.9848574384952">
                <text:p>-1.9848574384952</text:p>
              </table:table-cell>
              <table:table-cell office:value-type="float" office:value="0.212462014803042">
                <text:p>0.212462014803042</text:p>
              </table:table-cell>
              <table:table-cell office:value-type="float" office:value="20.8109392506826">
                <text:p>20.8109392506826</text:p>
              </table:table-cell>
              <table:table-cell office:value-type="float" office:value="-2.1313128672324">
                <text:p>-2.1313128672324</text:p>
              </table:table-cell>
              <table:table-cell office:value-type="float" office:value="-0.0750086747438532">
                <text:p>-0.0750086747438532</text:p>
              </table:table-cell>
              <table:table-cell office:value-type="float" office:value="20.9199262268039">
                <text:p>20.91992622680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.344606620979">
                <text:p>22.344606620979</text:p>
              </table:table-cell>
              <table:table-cell office:value-type="float" office:value="-2.5211584384952">
                <text:p>-2.5211584384952</text:p>
              </table:table-cell>
              <table:table-cell office:value-type="float" office:value="0.0592330148030416">
                <text:p>0.0592330148030416</text:p>
              </table:table-cell>
              <table:table-cell office:value-type="float" office:value="20.9643059877122">
                <text:p>20.9643059877122</text:p>
              </table:table-cell>
              <table:table-cell office:value-type="float" office:value="-2.17029742435868">
                <text:p>-2.17029742435868</text:p>
              </table:table-cell>
              <table:table-cell office:value-type="float" office:value="-0.0615845057891637">
                <text:p>-0.0615845057891637</text:p>
              </table:table-cell>
              <table:table-cell office:value-type="float" office:value="21.0764349240558">
                <text:p>21.07643492405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.888931620979">
                <text:p>20.888931620979</text:p>
              </table:table-cell>
              <table:table-cell office:value-type="float" office:value="-2.4445434384952">
                <text:p>-2.4445434384952</text:p>
              </table:table-cell>
              <table:table-cell office:value-type="float" office:value="0.135847014803042">
                <text:p>0.135847014803042</text:p>
              </table:table-cell>
              <table:table-cell office:value-type="float" office:value="20.9567685510389">
                <text:p>20.9567685510389</text:p>
              </table:table-cell>
              <table:table-cell office:value-type="float" office:value="-2.19772202577233">
                <text:p>-2.19772202577233</text:p>
              </table:table-cell>
              <table:table-cell office:value-type="float" office:value="-0.0418413537299432">
                <text:p>-0.0418413537299432</text:p>
              </table:table-cell>
              <table:table-cell office:value-type="float" office:value="21.0717317964912">
                <text:p>21.07173179649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.892944620979">
                <text:p>19.892944620979</text:p>
              </table:table-cell>
              <table:table-cell office:value-type="float" office:value="-1.3719414384952">
                <text:p>-1.3719414384952</text:p>
              </table:table-cell>
              <table:table-cell office:value-type="float" office:value="-0.323838985196958">
                <text:p>-0.323838985196958</text:p>
              </table:table-cell>
              <table:table-cell office:value-type="float" office:value="20.8503861580329">
                <text:p>20.8503861580329</text:p>
              </table:table-cell>
              <table:table-cell office:value-type="float" office:value="-2.11514396704462">
                <text:p>-2.11514396704462</text:p>
              </table:table-cell>
              <table:table-cell office:value-type="float" office:value="-0.0700411168766447">
                <text:p>-0.0700411168766447</text:p>
              </table:table-cell>
              <table:table-cell office:value-type="float" office:value="20.9575127984804">
                <text:p>20.95751279848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.509871620979">
                <text:p>19.509871620979</text:p>
              </table:table-cell>
              <table:table-cell office:value-type="float" office:value="-0.9888694384952">
                <text:p>-0.9888694384952</text:p>
              </table:table-cell>
              <table:table-cell office:value-type="float" office:value="-0.477067985196958">
                <text:p>-0.477067985196958</text:p>
              </table:table-cell>
              <table:table-cell office:value-type="float" office:value="20.7163347043275">
                <text:p>20.7163347043275</text:p>
              </table:table-cell>
              <table:table-cell office:value-type="float" office:value="-2.00251651418968">
                <text:p>-2.00251651418968</text:p>
              </table:table-cell>
              <table:table-cell office:value-type="float" office:value="-0.110743803708676">
                <text:p>-0.110743803708676</text:p>
              </table:table-cell>
              <table:table-cell office:value-type="float" office:value="20.8131895720331">
                <text:p>20.81318957203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.106738620979">
                <text:p>24.106738620979</text:p>
              </table:table-cell>
              <table:table-cell office:value-type="float" office:value="-2.8276164384952">
                <text:p>-2.8276164384952</text:p>
              </table:table-cell>
              <table:table-cell office:value-type="float" office:value="-0.247224985196958">
                <text:p>-0.247224985196958</text:p>
              </table:table-cell>
              <table:table-cell office:value-type="float" office:value="21.0553750959927">
                <text:p>21.0553750959927</text:p>
              </table:table-cell>
              <table:table-cell office:value-type="float" office:value="-2.08502650662023">
                <text:p>-2.08502650662023</text:p>
              </table:table-cell>
              <table:table-cell office:value-type="float" office:value="-0.124391921857504">
                <text:p>-0.124391921857504</text:p>
              </table:table-cell>
              <table:table-cell office:value-type="float" office:value="21.1587246618619">
                <text:p>21.15872466186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.425232620979">
                <text:p>21.425232620979</text:p>
              </table:table-cell>
              <table:table-cell office:value-type="float" office:value="-2.2147004384952">
                <text:p>-2.2147004384952</text:p>
              </table:table-cell>
              <table:table-cell office:value-type="float" office:value="-0.170609985196958">
                <text:p>-0.170609985196958</text:p>
              </table:table-cell>
              <table:table-cell office:value-type="float" office:value="21.0923608484913">
                <text:p>21.0923608484913</text:p>
              </table:table-cell>
              <table:table-cell office:value-type="float" office:value="-2.09799389980773">
                <text:p>-2.09799389980773</text:p>
              </table:table-cell>
              <table:table-cell office:value-type="float" office:value="-0.12901372819145">
                <text:p>-0.12901372819145</text:p>
              </table:table-cell>
              <table:table-cell office:value-type="float" office:value="21.1968372430573">
                <text:p>21.19683724305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.505859620979">
                <text:p>20.505859620979</text:p>
              </table:table-cell>
              <table:table-cell office:value-type="float" office:value="-2.0614714384952">
                <text:p>-2.0614714384952</text:p>
              </table:table-cell>
              <table:table-cell office:value-type="float" office:value="-0.0173809851969584">
                <text:p>-0.0173809851969584</text:p>
              </table:table-cell>
              <table:table-cell office:value-type="float" office:value="21.0337107257401">
                <text:p>21.0337107257401</text:p>
              </table:table-cell>
              <table:table-cell office:value-type="float" office:value="-2.09434165367648">
                <text:p>-2.09434165367648</text:p>
              </table:table-cell>
              <table:table-cell office:value-type="float" office:value="-0.117850453892">
                <text:p>-0.117850453892</text:p>
              </table:table-cell>
              <table:table-cell office:value-type="float" office:value="21.1380496400666">
                <text:p>21.13804964006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.586486620979">
                <text:p>19.586486620979</text:p>
              </table:table-cell>
              <table:table-cell office:value-type="float" office:value="-1.8316284384952">
                <text:p>-1.8316284384952</text:p>
              </table:table-cell>
              <table:table-cell office:value-type="float" office:value="-0.247224985196958">
                <text:p>-0.247224985196958</text:p>
              </table:table-cell>
              <table:table-cell office:value-type="float" office:value="20.888988315264">
                <text:p>20.888988315264</text:p>
              </table:table-cell>
              <table:table-cell office:value-type="float" office:value="-2.06807033215835">
                <text:p>-2.06807033215835</text:p>
              </table:table-cell>
              <table:table-cell office:value-type="float" office:value="-0.130787907022496">
                <text:p>-0.130787907022496</text:p>
              </table:table-cell>
              <table:table-cell office:value-type="float" office:value="20.9915186018213">
                <text:p>20.99151860182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.582474620979">
                <text:p>20.582474620979</text:p>
              </table:table-cell>
              <table:table-cell office:value-type="float" office:value="-1.9082424384952">
                <text:p>-1.9082424384952</text:p>
              </table:table-cell>
              <table:table-cell office:value-type="float" office:value="-0.247224985196958">
                <text:p>-0.247224985196958</text:p>
              </table:table-cell>
              <table:table-cell office:value-type="float" office:value="20.8583369458355">
                <text:p>20.8583369458355</text:p>
              </table:table-cell>
              <table:table-cell office:value-type="float" office:value="-2.05208754279203">
                <text:p>-2.05208754279203</text:p>
              </table:table-cell>
              <table:table-cell office:value-type="float" office:value="-0.142431614839942">
                <text:p>-0.142431614839942</text:p>
              </table:table-cell>
              <table:table-cell office:value-type="float" office:value="20.9595221843007">
                <text:p>20.95952218430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.054197620979">
                <text:p>18.054197620979</text:p>
              </table:table-cell>
              <table:table-cell office:value-type="float" office:value="-1.0654834384952">
                <text:p>-1.0654834384952</text:p>
              </table:table-cell>
              <table:table-cell office:value-type="float" office:value="-0.0939959851969583">
                <text:p>-0.0939959851969583</text:p>
              </table:table-cell>
              <table:table-cell office:value-type="float" office:value="20.5779230133498">
                <text:p>20.5779230133498</text:p>
              </table:table-cell>
              <table:table-cell office:value-type="float" office:value="-1.95342713236235">
                <text:p>-1.95342713236235</text:p>
              </table:table-cell>
              <table:table-cell office:value-type="float" office:value="-0.137588051875644">
                <text:p>-0.137588051875644</text:p>
              </table:table-cell>
              <table:table-cell office:value-type="float" office:value="20.6708907301263">
                <text:p>20.67089073012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.804292620979">
                <text:p>22.804292620979</text:p>
              </table:table-cell>
              <table:table-cell office:value-type="float" office:value="-2.9042304384952">
                <text:p>-2.9042304384952</text:p>
              </table:table-cell>
              <table:table-cell office:value-type="float" office:value="-0.0173809851969584">
                <text:p>-0.0173809851969584</text:p>
              </table:table-cell>
              <table:table-cell office:value-type="float" office:value="20.8005599741128">
                <text:p>20.8005599741128</text:p>
              </table:table-cell>
              <table:table-cell office:value-type="float" office:value="-2.04850746297563">
                <text:p>-2.04850746297563</text:p>
              </table:table-cell>
              <table:table-cell office:value-type="float" office:value="-0.125567345207775">
                <text:p>-0.125567345207775</text:p>
              </table:table-cell>
              <table:table-cell office:value-type="float" office:value="20.9015656164966">
                <text:p>20.90156561649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.969558620979">
                <text:p>19.969558620979</text:p>
              </table:table-cell>
              <table:table-cell office:value-type="float" office:value="-2.0614714384952">
                <text:p>-2.0614714384952</text:p>
              </table:table-cell>
              <table:table-cell office:value-type="float" office:value="-0.323838985196958">
                <text:p>-0.323838985196958</text:p>
              </table:table-cell>
              <table:table-cell office:value-type="float" office:value="20.7174598387994">
                <text:p>20.7174598387994</text:p>
              </table:table-cell>
              <table:table-cell office:value-type="float" office:value="-2.04980386052759">
                <text:p>-2.04980386052759</text:p>
              </table:table-cell>
              <table:table-cell office:value-type="float" office:value="-0.145394509206694">
                <text:p>-0.145394509206694</text:p>
              </table:table-cell>
              <table:table-cell office:value-type="float" office:value="20.8191252842718">
                <text:p>20.81912528427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973570620979">
                <text:p>18.973570620979</text:p>
              </table:table-cell>
              <table:table-cell office:value-type="float" office:value="-2.0614714384952">
                <text:p>-2.0614714384952</text:p>
              </table:table-cell>
              <table:table-cell office:value-type="float" office:value="-0.170609985196958">
                <text:p>-0.170609985196958</text:p>
              </table:table-cell>
              <table:table-cell office:value-type="float" office:value="20.5430709170173">
                <text:p>20.5430709170173</text:p>
              </table:table-cell>
              <table:table-cell office:value-type="float" office:value="-2.05097061832435">
                <text:p>-2.05097061832435</text:p>
              </table:table-cell>
              <table:table-cell office:value-type="float" office:value="-0.14791605680572">
                <text:p>-0.14791605680572</text:p>
              </table:table-cell>
              <table:table-cell office:value-type="float" office:value="20.6457289127484">
                <text:p>20.64572891274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.888931620979">
                <text:p>20.888931620979</text:p>
              </table:table-cell>
              <table:table-cell office:value-type="float" office:value="-2.2913154384952">
                <text:p>-2.2913154384952</text:p>
              </table:table-cell>
              <table:table-cell office:value-type="float" office:value="0.289076014803042">
                <text:p>0.289076014803042</text:p>
              </table:table-cell>
              <table:table-cell office:value-type="float" office:value="20.5776569874135">
                <text:p>20.5776569874135</text:p>
              </table:table-cell>
              <table:table-cell office:value-type="float" office:value="-2.07500510034144">
                <text:p>-2.07500510034144</text:p>
              </table:table-cell>
              <table:table-cell office:value-type="float" office:value="-0.104216849644844">
                <text:p>-0.104216849644844</text:p>
              </table:table-cell>
              <table:table-cell office:value-type="float" office:value="20.68227440128">
                <text:p>20.682274401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.501847620979">
                <text:p>21.501847620979</text:p>
              </table:table-cell>
              <table:table-cell office:value-type="float" office:value="-2.1380864384952">
                <text:p>-2.1380864384952</text:p>
              </table:table-cell>
              <table:table-cell office:value-type="float" office:value="0.0592330148030416">
                <text:p>0.0592330148030416</text:p>
              </table:table-cell>
              <table:table-cell office:value-type="float" office:value="20.6700760507701">
                <text:p>20.6700760507701</text:p>
              </table:table-cell>
              <table:table-cell office:value-type="float" office:value="-2.08131323415681">
                <text:p>-2.08131323415681</text:p>
              </table:table-cell>
              <table:table-cell office:value-type="float" office:value="-0.0878718632000554">
                <text:p>-0.0878718632000554</text:p>
              </table:table-cell>
              <table:table-cell office:value-type="float" office:value="20.7747835172268">
                <text:p>20.77478351722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.191377620979">
                <text:p>22.191377620979</text:p>
              </table:table-cell>
              <table:table-cell office:value-type="float" office:value="-2.1380864384952">
                <text:p>-2.1380864384952</text:p>
              </table:table-cell>
              <table:table-cell office:value-type="float" office:value="-0.0173809851969584">
                <text:p>-0.0173809851969584</text:p>
              </table:table-cell>
              <table:table-cell office:value-type="float" office:value="20.822206207791">
                <text:p>20.822206207791</text:p>
              </table:table-cell>
              <table:table-cell office:value-type="float" office:value="-2.08699055459065">
                <text:p>-2.08699055459065</text:p>
              </table:table-cell>
              <table:table-cell office:value-type="float" office:value="-0.0808227753997456">
                <text:p>-0.0808227753997456</text:p>
              </table:table-cell>
              <table:table-cell office:value-type="float" office:value="20.9266894958506">
                <text:p>20.92668949585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.122787620979">
                <text:p>20.122787620979</text:p>
              </table:table-cell>
              <table:table-cell office:value-type="float" office:value="-1.9082424384952">
                <text:p>-1.9082424384952</text:p>
              </table:table-cell>
              <table:table-cell office:value-type="float" office:value="-0.0173809851969584">
                <text:p>-0.0173809851969584</text:p>
              </table:table-cell>
              <table:table-cell office:value-type="float" office:value="20.7522643491098">
                <text:p>20.7522643491098</text:p>
              </table:table-cell>
              <table:table-cell office:value-type="float" office:value="-2.06911574298111">
                <text:p>-2.06911574298111</text:p>
              </table:table-cell>
              <table:table-cell office:value-type="float" office:value="-0.0744785963794669">
                <text:p>-0.0744785963794669</text:p>
              </table:table-cell>
              <table:table-cell office:value-type="float" office:value="20.8552933960303">
                <text:p>20.85529339603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.046172620979">
                <text:p>20.046172620979</text:p>
              </table:table-cell>
              <table:table-cell office:value-type="float" office:value="-1.9848574384952">
                <text:p>-1.9848574384952</text:p>
              </table:table-cell>
              <table:table-cell office:value-type="float" office:value="-0.0939959851969583">
                <text:p>-0.0939959851969583</text:p>
              </table:table-cell>
              <table:table-cell office:value-type="float" office:value="20.6816551762967">
                <text:p>20.6816551762967</text:p>
              </table:table-cell>
              <table:table-cell office:value-type="float" office:value="-2.06068991253252">
                <text:p>-2.06068991253252</text:p>
              </table:table-cell>
              <table:table-cell office:value-type="float" office:value="-0.0764303352612159">
                <text:p>-0.0764303352612159</text:p>
              </table:table-cell>
              <table:table-cell office:value-type="float" office:value="20.7842042268402">
                <text:p>20.78420422684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.808305620979">
                <text:p>21.808305620979</text:p>
              </table:table-cell>
              <table:table-cell office:value-type="float" office:value="-2.1380864384952">
                <text:p>-2.1380864384952</text:p>
              </table:table-cell>
              <table:table-cell office:value-type="float" office:value="-0.323838985196958">
                <text:p>-0.323838985196958</text:p>
              </table:table-cell>
              <table:table-cell office:value-type="float" office:value="20.7943202207649">
                <text:p>20.7943202207649</text:p>
              </table:table-cell>
              <table:table-cell office:value-type="float" office:value="-2.06842956512878">
                <text:p>-2.06842956512878</text:p>
              </table:table-cell>
              <table:table-cell office:value-type="float" office:value="-0.10117120025479">
                <text:p>-0.10117120025479</text:p>
              </table:table-cell>
              <table:table-cell office:value-type="float" office:value="20.8971861723384">
                <text:p>20.89718617233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.731691620979">
                <text:p>21.731691620979</text:p>
              </table:table-cell>
              <table:table-cell office:value-type="float" office:value="-1.8316284384952">
                <text:p>-1.8316284384952</text:p>
              </table:table-cell>
              <table:table-cell office:value-type="float" office:value="-0.477067985196958">
                <text:p>-0.477067985196958</text:p>
              </table:table-cell>
              <table:table-cell office:value-type="float" office:value="20.8880573607863">
                <text:p>20.8880573607863</text:p>
              </table:table-cell>
              <table:table-cell office:value-type="float" office:value="-2.04474945246543">
                <text:p>-2.04474945246543</text:p>
              </table:table-cell>
              <table:table-cell office:value-type="float" office:value="-0.138760878749007">
                <text:p>-0.138760878749007</text:p>
              </table:table-cell>
              <table:table-cell office:value-type="float" office:value="20.9883585640309">
                <text:p>20.98835856403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.812317620979">
                <text:p>20.812317620979</text:p>
              </table:table-cell>
              <table:table-cell office:value-type="float" office:value="-1.5251704384952">
                <text:p>-1.5251704384952</text:p>
              </table:table-cell>
              <table:table-cell office:value-type="float" office:value="-0.553682985196958">
                <text:p>-0.553682985196958</text:p>
              </table:table-cell>
              <table:table-cell office:value-type="float" office:value="20.8804833868056">
                <text:p>20.8804833868056</text:p>
              </table:table-cell>
              <table:table-cell office:value-type="float" office:value="-1.9927915510684">
                <text:p>-1.9927915510684</text:p>
              </table:table-cell>
              <table:table-cell office:value-type="float" office:value="-0.180253089393802">
                <text:p>-0.180253089393802</text:p>
              </table:table-cell>
              <table:table-cell office:value-type="float" office:value="20.9761363413025">
                <text:p>20.97613634130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892944620979">
                <text:p>19.892944620979</text:p>
              </table:table-cell>
              <table:table-cell office:value-type="float" office:value="-1.7550134384952">
                <text:p>-1.7550134384952</text:p>
              </table:table-cell>
              <table:table-cell office:value-type="float" office:value="-0.170609985196958">
                <text:p>-0.170609985196958</text:p>
              </table:table-cell>
              <table:table-cell office:value-type="float" office:value="20.7817295102229">
                <text:p>20.7817295102229</text:p>
              </table:table-cell>
              <table:table-cell office:value-type="float" office:value="-1.96901373981108">
                <text:p>-1.96901373981108</text:p>
              </table:table-cell>
              <table:table-cell office:value-type="float" office:value="-0.179288778974118">
                <text:p>-0.179288778974118</text:p>
              </table:table-cell>
              <table:table-cell office:value-type="float" office:value="20.875570435557">
                <text:p>20.8755704355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739715620979">
                <text:p>19.739715620979</text:p>
              </table:table-cell>
              <table:table-cell office:value-type="float" office:value="-2.0614714384952">
                <text:p>-2.0614714384952</text:p>
              </table:table-cell>
              <table:table-cell office:value-type="float" office:value="0.365691014803042">
                <text:p>0.365691014803042</text:p>
              </table:table-cell>
              <table:table-cell office:value-type="float" office:value="20.6775281212986">
                <text:p>20.6775281212986</text:p>
              </table:table-cell>
              <table:table-cell office:value-type="float" office:value="-1.9782595096795">
                <text:p>-1.9782595096795</text:p>
              </table:table-cell>
              <table:table-cell office:value-type="float" office:value="-0.124790799596402">
                <text:p>-0.124790799596402</text:p>
              </table:table-cell>
              <table:table-cell office:value-type="float" office:value="20.7723193851431">
                <text:p>20.77231938514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.267991620979">
                <text:p>22.267991620979</text:p>
              </table:table-cell>
              <table:table-cell office:value-type="float" office:value="-1.9848574384952">
                <text:p>-1.9848574384952</text:p>
              </table:table-cell>
              <table:table-cell office:value-type="float" office:value="-0.477067985196958">
                <text:p>-0.477067985196958</text:p>
              </table:table-cell>
              <table:table-cell office:value-type="float" office:value="20.8365744712666">
                <text:p>20.8365744712666</text:p>
              </table:table-cell>
              <table:table-cell office:value-type="float" office:value="-1.97891930256107">
                <text:p>-1.97891930256107</text:p>
              </table:table-cell>
              <table:table-cell office:value-type="float" office:value="-0.160018518156457">
                <text:p>-0.160018518156457</text:p>
              </table:table-cell>
              <table:table-cell office:value-type="float" office:value="20.9309474995481">
                <text:p>20.93094749954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888931620979">
                <text:p>20.888931620979</text:p>
              </table:table-cell>
              <table:table-cell office:value-type="float" office:value="-1.7550134384952">
                <text:p>-1.7550134384952</text:p>
              </table:table-cell>
              <table:table-cell office:value-type="float" office:value="0.135847014803042">
                <text:p>0.135847014803042</text:p>
              </table:table-cell>
              <table:table-cell office:value-type="float" office:value="20.8418101862378">
                <text:p>20.8418101862378</text:p>
              </table:table-cell>
              <table:table-cell office:value-type="float" office:value="-1.95652871615448">
                <text:p>-1.95652871615448</text:p>
              </table:table-cell>
              <table:table-cell office:value-type="float" office:value="-0.130431964860507">
                <text:p>-0.130431964860507</text:p>
              </table:table-cell>
              <table:table-cell office:value-type="float" office:value="20.9338498359418">
                <text:p>20.93384983594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888931620979">
                <text:p>20.888931620979</text:p>
              </table:table-cell>
              <table:table-cell office:value-type="float" office:value="-2.8276164384952">
                <text:p>-2.8276164384952</text:p>
              </table:table-cell>
              <table:table-cell office:value-type="float" office:value="0.135847014803042">
                <text:p>0.135847014803042</text:p>
              </table:table-cell>
              <table:table-cell office:value-type="float" office:value="20.846522329712">
                <text:p>20.846522329712</text:p>
              </table:table-cell>
              <table:table-cell office:value-type="float" office:value="-2.04363748838855">
                <text:p>-2.04363748838855</text:p>
              </table:table-cell>
              <table:table-cell office:value-type="float" office:value="-0.103804066894153">
                <text:p>-0.103804066894153</text:p>
              </table:table-cell>
              <table:table-cell office:value-type="float" office:value="20.9467115011266">
                <text:p>20.94671150112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.723666620979">
                <text:p>23.723666620979</text:p>
              </table:table-cell>
              <table:table-cell office:value-type="float" office:value="-2.7510014384952">
                <text:p>-2.7510014384952</text:p>
              </table:table-cell>
              <table:table-cell office:value-type="float" office:value="0.0592330148030416">
                <text:p>0.0592330148030416</text:p>
              </table:table-cell>
              <table:table-cell office:value-type="float" office:value="21.1342367588387">
                <text:p>21.1342367588387</text:p>
              </table:table-cell>
              <table:table-cell office:value-type="float" office:value="-2.11437388339922">
                <text:p>-2.11437388339922</text:p>
              </table:table-cell>
              <table:table-cell office:value-type="float" office:value="-0.0875003587244332">
                <text:p>-0.0875003587244332</text:p>
              </table:table-cell>
              <table:table-cell office:value-type="float" office:value="21.2399198823872">
                <text:p>21.23991988238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.731691620979">
                <text:p>21.731691620979</text:p>
              </table:table-cell>
              <table:table-cell office:value-type="float" office:value="-1.9848574384952">
                <text:p>-1.9848574384952</text:p>
              </table:table-cell>
              <table:table-cell office:value-type="float" office:value="-0.323838985196958">
                <text:p>-0.323838985196958</text:p>
              </table:table-cell>
              <table:table-cell office:value-type="float" office:value="21.1939822450527">
                <text:p>21.1939822450527</text:p>
              </table:table-cell>
              <table:table-cell office:value-type="float" office:value="-2.10142223890881">
                <text:p>-2.10142223890881</text:p>
              </table:table-cell>
              <table:table-cell office:value-type="float" office:value="-0.111134221371686">
                <text:p>-0.111134221371686</text:p>
              </table:table-cell>
              <table:table-cell office:value-type="float" office:value="21.298197333224">
                <text:p>21.2981973332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.509871620979">
                <text:p>19.509871620979</text:p>
              </table:table-cell>
              <table:table-cell office:value-type="float" office:value="-1.7550134384952">
                <text:p>-1.7550134384952</text:p>
              </table:table-cell>
              <table:table-cell office:value-type="float" office:value="0.901992014803042">
                <text:p>0.901992014803042</text:p>
              </table:table-cell>
              <table:table-cell office:value-type="float" office:value="21.0255711826453">
                <text:p>21.0255711826453</text:p>
              </table:table-cell>
              <table:table-cell office:value-type="float" office:value="-2.06678135886745">
                <text:p>-2.06678135886745</text:p>
              </table:table-cell>
              <table:table-cell office:value-type="float" office:value="-0.00982159775421298">
                <text:p>-0.00982159775421298</text:p>
              </table:table-cell>
              <table:table-cell office:value-type="float" office:value="21.126909977695">
                <text:p>21.1269099776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.594509620979">
                <text:p>17.594509620979</text:p>
              </table:table-cell>
              <table:table-cell office:value-type="float" office:value="-1.9848574384952">
                <text:p>-1.9848574384952</text:p>
              </table:table-cell>
              <table:table-cell office:value-type="float" office:value="0.212462014803042">
                <text:p>0.212462014803042</text:p>
              </table:table-cell>
              <table:table-cell office:value-type="float" office:value="20.6824650264787">
                <text:p>20.6824650264787</text:p>
              </table:table-cell>
              <table:table-cell office:value-type="float" office:value="-2.05858896683023">
                <text:p>-2.05858896683023</text:p>
              </table:table-cell>
              <table:table-cell office:value-type="float" office:value="0.0124067635015125">
                <text:p>0.0124067635015125</text:p>
              </table:table-cell>
              <table:table-cell office:value-type="float" office:value="20.7846650690756">
                <text:p>20.78466506907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.739715620979">
                <text:p>19.739715620979</text:p>
              </table:table-cell>
              <table:table-cell office:value-type="float" office:value="-1.1420984384952">
                <text:p>-1.1420984384952</text:p>
              </table:table-cell>
              <table:table-cell office:value-type="float" office:value="-1.31982698519696">
                <text:p>-1.31982698519696</text:p>
              </table:table-cell>
              <table:table-cell office:value-type="float" office:value="20.5881900859287">
                <text:p>20.5881900859287</text:p>
              </table:table-cell>
              <table:table-cell office:value-type="float" office:value="-1.96693991399673">
                <text:p>-1.96693991399673</text:p>
              </table:table-cell>
              <table:table-cell office:value-type="float" office:value="-0.120816611368335">
                <text:p>-0.120816611368335</text:p>
              </table:table-cell>
              <table:table-cell office:value-type="float" office:value="20.6822875981645">
                <text:p>20.68228759816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17494462097903">
                <text:p>7.17494462097903</text:p>
              </table:table-cell>
              <table:table-cell office:value-type="float" office:value="0.9264925615048">
                <text:p>0.9264925615048</text:p>
              </table:table-cell>
              <table:table-cell office:value-type="float" office:value="17.067642014803">
                <text:p>17.067642014803</text:p>
              </table:table-cell>
              <table:table-cell office:value-type="float" office:value="19.2468655394338">
                <text:p>19.2468655394338</text:p>
              </table:table-cell>
              <table:table-cell office:value-type="float" office:value="-1.67759666644657">
                <text:p>-1.67759666644657</text:p>
              </table:table-cell>
              <table:table-cell office:value-type="float" office:value="1.5980292512488">
                <text:p>1.5980292512488</text:p>
              </table:table-cell>
              <table:table-cell office:value-type="float" office:value="19.3858159786005">
                <text:p>19.38581597860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7739062097903">
                <text:p>8.47739062097903</text:p>
              </table:table-cell>
              <table:table-cell office:value-type="float" office:value="0.9264925615048">
                <text:p>0.9264925615048</text:p>
              </table:table-cell>
              <table:table-cell office:value-type="float" office:value="4.80932901480304">
                <text:p>4.80932901480304</text:p>
              </table:table-cell>
              <table:table-cell office:value-type="float" office:value="18.1699180475883">
                <text:p>18.1699180475883</text:p>
              </table:table-cell>
              <table:table-cell office:value-type="float" office:value="-1.41718774365144">
                <text:p>-1.41718774365144</text:p>
              </table:table-cell>
              <table:table-cell office:value-type="float" office:value="1.91915922760423">
                <text:p>1.91915922760423</text:p>
              </table:table-cell>
              <table:table-cell office:value-type="float" office:value="18.3258701047925">
                <text:p>18.32587010479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17093262097903">
                <text:p>8.17093262097903</text:p>
              </table:table-cell>
              <table:table-cell office:value-type="float" office:value="1.6926365615048">
                <text:p>1.6926365615048</text:p>
              </table:table-cell>
              <table:table-cell office:value-type="float" office:value="4.88594401480304">
                <text:p>4.88594401480304</text:p>
              </table:table-cell>
              <table:table-cell office:value-type="float" office:value="17.1700195049274">
                <text:p>17.1700195049274</text:p>
              </table:table-cell>
              <table:table-cell office:value-type="float" office:value="-1.10620531313581">
                <text:p>-1.10620531313581</text:p>
              </table:table-cell>
              <table:table-cell office:value-type="float" office:value="2.21583770632411">
                <text:p>2.21583770632411</text:p>
              </table:table-cell>
              <table:table-cell office:value-type="float" office:value="17.3477144527792">
                <text:p>17.34771445277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17093262097903">
                <text:p>8.17093262097903</text:p>
              </table:table-cell>
              <table:table-cell office:value-type="float" office:value="1.7692515615048">
                <text:p>1.7692515615048</text:p>
              </table:table-cell>
              <table:table-cell office:value-type="float" office:value="4.96255801480304">
                <text:p>4.96255801480304</text:p>
              </table:table-cell>
              <table:table-cell office:value-type="float" office:value="16.2701108165325">
                <text:p>16.2701108165325</text:p>
              </table:table-cell>
              <table:table-cell office:value-type="float" office:value="-0.818659625671751">
                <text:p>-0.818659625671751</text:p>
              </table:table-cell>
              <table:table-cell office:value-type="float" office:value="2.490509737172">
                <text:p>2.490509737172</text:p>
              </table:table-cell>
              <table:table-cell office:value-type="float" office:value="16.4799680920778">
                <text:p>16.47996809207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32416162097903">
                <text:p>8.32416162097903</text:p>
              </table:table-cell>
              <table:table-cell office:value-type="float" office:value="1.6926365615048">
                <text:p>1.6926365615048</text:p>
              </table:table-cell>
              <table:table-cell office:value-type="float" office:value="4.88594401480304">
                <text:p>4.88594401480304</text:p>
              </table:table-cell>
              <table:table-cell office:value-type="float" office:value="15.4755158969772">
                <text:p>15.4755158969772</text:p>
              </table:table-cell>
              <table:table-cell office:value-type="float" office:value="-0.567530006954096">
                <text:p>-0.567530006954096</text:p>
              </table:table-cell>
              <table:table-cell office:value-type="float" office:value="2.73005316493511">
                <text:p>2.73005316493511</text:p>
              </table:table-cell>
              <table:table-cell office:value-type="float" office:value="15.7247217104074">
                <text:p>15.72472171040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47739062097903">
                <text:p>8.47739062097903</text:p>
              </table:table-cell>
              <table:table-cell office:value-type="float" office:value="1.6926365615048">
                <text:p>1.6926365615048</text:p>
              </table:table-cell>
              <table:table-cell office:value-type="float" office:value="4.65610001480304">
                <text:p>4.65610001480304</text:p>
              </table:table-cell>
              <table:table-cell office:value-type="float" office:value="14.7757033693774">
                <text:p>14.7757033693774</text:p>
              </table:table-cell>
              <table:table-cell office:value-type="float" office:value="-0.341513350108206">
                <text:p>-0.341513350108206</text:p>
              </table:table-cell>
              <table:table-cell office:value-type="float" office:value="2.9226578499219">
                <text:p>2.9226578499219</text:p>
              </table:table-cell>
              <table:table-cell office:value-type="float" office:value="15.0658544509046">
                <text:p>15.06585445090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40077562097903">
                <text:p>8.40077562097903</text:p>
              </table:table-cell>
              <table:table-cell office:value-type="float" office:value="1.6926365615048">
                <text:p>1.6926365615048</text:p>
              </table:table-cell>
              <table:table-cell office:value-type="float" office:value="4.80932901480304">
                <text:p>4.80932901480304</text:p>
              </table:table-cell>
              <table:table-cell office:value-type="float" office:value="14.1382105945375">
                <text:p>14.1382105945375</text:p>
              </table:table-cell>
              <table:table-cell office:value-type="float" office:value="-0.138098358946906">
                <text:p>-0.138098358946906</text:p>
              </table:table-cell>
              <table:table-cell office:value-type="float" office:value="3.11132496641001">
                <text:p>3.11132496641001</text:p>
              </table:table-cell>
              <table:table-cell office:value-type="float" office:value="14.4771686810247">
                <text:p>14.47716868102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09431762097903">
                <text:p>8.09431762097903</text:p>
              </table:table-cell>
              <table:table-cell office:value-type="float" office:value="1.6160225615048">
                <text:p>1.6160225615048</text:p>
              </table:table-cell>
              <table:table-cell office:value-type="float" office:value="4.88594401480304">
                <text:p>4.88594401480304</text:p>
              </table:table-cell>
              <table:table-cell office:value-type="float" office:value="13.5338212971817">
                <text:p>13.5338212971817</text:p>
              </table:table-cell>
              <table:table-cell office:value-type="float" office:value="0.037313733098265">
                <text:p>0.037313733098265</text:p>
              </table:table-cell>
              <table:table-cell office:value-type="float" office:value="3.28878687124932">
                <text:p>3.28878687124932</text:p>
              </table:table-cell>
              <table:table-cell office:value-type="float" office:value="13.9277360078093">
                <text:p>13.92773600780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47739062097903">
                <text:p>8.47739062097903</text:p>
              </table:table-cell>
              <table:table-cell office:value-type="float" office:value="1.6926365615048">
                <text:p>1.6926365615048</text:p>
              </table:table-cell>
              <table:table-cell office:value-type="float" office:value="4.80932901480304">
                <text:p>4.80932901480304</text:p>
              </table:table-cell>
              <table:table-cell office:value-type="float" office:value="13.0281782295614">
                <text:p>13.0281782295614</text:p>
              </table:table-cell>
              <table:table-cell office:value-type="float" office:value="0.202846015938918">
                <text:p>0.202846015938918</text:p>
              </table:table-cell>
              <table:table-cell office:value-type="float" office:value="3.44084108560469">
                <text:p>3.44084108560469</text:p>
              </table:table-cell>
              <table:table-cell office:value-type="float" office:value="13.4764224430591">
                <text:p>13.47642244305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24754662097903">
                <text:p>8.24754662097903</text:p>
              </table:table-cell>
              <table:table-cell office:value-type="float" office:value="1.6926365615048">
                <text:p>1.6926365615048</text:p>
              </table:table-cell>
              <table:table-cell office:value-type="float" office:value="4.96255801480304">
                <text:p>4.96255801480304</text:p>
              </table:table-cell>
              <table:table-cell office:value-type="float" office:value="12.5501150687032">
                <text:p>12.5501150687032</text:p>
              </table:table-cell>
              <table:table-cell office:value-type="float" office:value="0.351825070495507">
                <text:p>0.351825070495507</text:p>
              </table:table-cell>
              <table:table-cell office:value-type="float" office:value="3.59301277852453">
                <text:p>3.59301277852453</text:p>
              </table:table-cell>
              <table:table-cell office:value-type="float" office:value="13.0590547109873">
                <text:p>13.05905471098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17093262097903">
                <text:p>8.17093262097903</text:p>
              </table:table-cell>
              <table:table-cell office:value-type="float" office:value="1.6160225615048">
                <text:p>1.6160225615048</text:p>
              </table:table-cell>
              <table:table-cell office:value-type="float" office:value="4.96255801480304">
                <text:p>4.96255801480304</text:p>
              </table:table-cell>
              <table:table-cell office:value-type="float" office:value="12.1121968239308">
                <text:p>12.1121968239308</text:p>
              </table:table-cell>
              <table:table-cell office:value-type="float" office:value="0.478244819596436">
                <text:p>0.478244819596436</text:p>
              </table:table-cell>
              <table:table-cell office:value-type="float" office:value="3.72996730215238">
                <text:p>3.72996730215238</text:p>
              </table:table-cell>
              <table:table-cell office:value-type="float" office:value="12.6825346868926">
                <text:p>12.68253468689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32416162097903">
                <text:p>8.32416162097903</text:p>
              </table:table-cell>
              <table:table-cell office:value-type="float" office:value="1.6926365615048">
                <text:p>1.6926365615048</text:p>
              </table:table-cell>
              <table:table-cell office:value-type="float" office:value="5.03917301480304">
                <text:p>5.03917301480304</text:p>
              </table:table-cell>
              <table:table-cell office:value-type="float" office:value="11.7333933036356">
                <text:p>11.7333933036356</text:p>
              </table:table-cell>
              <table:table-cell office:value-type="float" office:value="0.599683993787272">
                <text:p>0.599683993787272</text:p>
              </table:table-cell>
              <table:table-cell office:value-type="float" office:value="3.86088787341744">
                <text:p>3.86088787341744</text:p>
              </table:table-cell>
              <table:table-cell office:value-type="float" office:value="12.3668344567762">
                <text:p>12.36683445677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32416162097903">
                <text:p>8.32416162097903</text:p>
              </table:table-cell>
              <table:table-cell office:value-type="float" office:value="1.6160225615048">
                <text:p>1.6160225615048</text:p>
              </table:table-cell>
              <table:table-cell office:value-type="float" office:value="4.96255801480304">
                <text:p>4.96255801480304</text:p>
              </table:table-cell>
              <table:table-cell office:value-type="float" office:value="11.3924701353699">
                <text:p>11.3924701353699</text:p>
              </table:table-cell>
              <table:table-cell office:value-type="float" office:value="0.701317850559025">
                <text:p>0.701317850559025</text:p>
              </table:table-cell>
              <table:table-cell office:value-type="float" office:value="3.971054887556">
                <text:p>3.971054887556</text:p>
              </table:table-cell>
              <table:table-cell office:value-type="float" office:value="12.0850941011144">
                <text:p>12.08509410111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24754662097903">
                <text:p>8.24754662097903</text:p>
              </table:table-cell>
              <table:table-cell office:value-type="float" office:value="1.8458655615048">
                <text:p>1.8458655615048</text:p>
              </table:table-cell>
              <table:table-cell office:value-type="float" office:value="4.96255801480304">
                <text:p>4.96255801480304</text:p>
              </table:table-cell>
              <table:table-cell office:value-type="float" office:value="11.0779777839308">
                <text:p>11.0779777839308</text:p>
              </table:table-cell>
              <table:table-cell office:value-type="float" office:value="0.815772621653603">
                <text:p>0.815772621653603</text:p>
              </table:table-cell>
              <table:table-cell office:value-type="float" office:value="4.07020520028071">
                <text:p>4.07020520028071</text:p>
              </table:table-cell>
              <table:table-cell office:value-type="float" office:value="11.8302006375166">
                <text:p>11.83020063751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47739062097903">
                <text:p>8.47739062097903</text:p>
              </table:table-cell>
              <table:table-cell office:value-type="float" office:value="1.6926365615048">
                <text:p>1.6926365615048</text:p>
              </table:table-cell>
              <table:table-cell office:value-type="float" office:value="4.96255801480304">
                <text:p>4.96255801480304</text:p>
              </table:table-cell>
              <table:table-cell office:value-type="float" office:value="10.8179190676357">
                <text:p>10.8179190676357</text:p>
              </table:table-cell>
              <table:table-cell office:value-type="float" office:value="0.903459015638723">
                <text:p>0.903459015638723</text:p>
              </table:table-cell>
              <table:table-cell office:value-type="float" office:value="4.15944048173294">
                <text:p>4.15944048173294</text:p>
              </table:table-cell>
              <table:table-cell office:value-type="float" office:value="11.6251690855631">
                <text:p>11.62516908556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47739062097903">
                <text:p>8.47739062097903</text:p>
              </table:table-cell>
              <table:table-cell office:value-type="float" office:value="1.7692515615048">
                <text:p>1.7692515615048</text:p>
              </table:table-cell>
              <table:table-cell office:value-type="float" office:value="4.88594401480304">
                <text:p>4.88594401480304</text:p>
              </table:table-cell>
              <table:table-cell office:value-type="float" office:value="10.58386622297">
                <text:p>10.58386622297</text:p>
              </table:table-cell>
              <table:table-cell office:value-type="float" office:value="0.990038270225331">
                <text:p>0.990038270225331</text:p>
              </table:table-cell>
              <table:table-cell office:value-type="float" office:value="4.23209083503995">
                <text:p>4.23209083503995</text:p>
              </table:table-cell>
              <table:table-cell office:value-type="float" office:value="11.4415467852151">
                <text:p>11.44154678521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40077562097903">
                <text:p>8.40077562097903</text:p>
              </table:table-cell>
              <table:table-cell office:value-type="float" office:value="1.6926365615048">
                <text:p>1.6926365615048</text:p>
              </table:table-cell>
              <table:table-cell office:value-type="float" office:value="5.03917301480304">
                <text:p>5.03917301480304</text:p>
              </table:table-cell>
              <table:table-cell office:value-type="float" office:value="10.3655571627709">
                <text:p>10.3655571627709</text:p>
              </table:table-cell>
              <table:table-cell office:value-type="float" office:value="1.06029809935328">
                <text:p>1.06029809935328</text:p>
              </table:table-cell>
              <table:table-cell office:value-type="float" office:value="4.31279905301626">
                <text:p>4.31279905301626</text:p>
              </table:table-cell>
              <table:table-cell office:value-type="float" office:value="11.2769341146369">
                <text:p>11.27693411463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32416162097903">
                <text:p>8.32416162097903</text:p>
              </table:table-cell>
              <table:table-cell office:value-type="float" office:value="1.8458655615048">
                <text:p>1.8458655615048</text:p>
              </table:table-cell>
              <table:table-cell office:value-type="float" office:value="4.88594401480304">
                <text:p>4.88594401480304</text:p>
              </table:table-cell>
              <table:table-cell office:value-type="float" office:value="10.1614176085917">
                <text:p>10.1614176085917</text:p>
              </table:table-cell>
              <table:table-cell office:value-type="float" office:value="1.13885484556843">
                <text:p>1.13885484556843</text:p>
              </table:table-cell>
              <table:table-cell office:value-type="float" office:value="4.37011354919494">
                <text:p>4.37011354919494</text:p>
              </table:table-cell>
              <table:table-cell office:value-type="float" office:value="11.1197702587927">
                <text:p>11.11977025879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32416162097903">
                <text:p>8.32416162097903</text:p>
              </table:table-cell>
              <table:table-cell office:value-type="float" office:value="1.6926365615048">
                <text:p>1.6926365615048</text:p>
              </table:table-cell>
              <table:table-cell office:value-type="float" office:value="4.96255801480304">
                <text:p>4.96255801480304</text:p>
              </table:table-cell>
              <table:table-cell office:value-type="float" office:value="9.97769200983045">
                <text:p>9.97769200983045</text:p>
              </table:table-cell>
              <table:table-cell office:value-type="float" office:value="1.19423301716207">
                <text:p>1.19423301716207</text:p>
              </table:table-cell>
              <table:table-cell office:value-type="float" office:value="4.42935799575575">
                <text:p>4.42935799575575</text:p>
              </table:table-cell>
              <table:table-cell office:value-type="float" office:value="10.9817914110986">
                <text:p>10.98179141109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01770362097903">
                <text:p>8.01770362097903</text:p>
              </table:table-cell>
              <table:table-cell office:value-type="float" office:value="1.6926365615048">
                <text:p>1.6926365615048</text:p>
              </table:table-cell>
              <table:table-cell office:value-type="float" office:value="4.88594401480304">
                <text:p>4.88594401480304</text:p>
              </table:table-cell>
              <table:table-cell office:value-type="float" office:value="9.78169317094531">
                <text:p>9.78169317094531</text:p>
              </table:table-cell>
              <table:table-cell office:value-type="float" office:value="1.24407337159634">
                <text:p>1.24407337159634</text:p>
              </table:table-cell>
              <table:table-cell office:value-type="float" office:value="4.47501659766048">
                <text:p>4.47501659766048</text:p>
              </table:table-cell>
              <table:table-cell office:value-type="float" office:value="10.8284354083944">
                <text:p>10.82843540839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24754662097903">
                <text:p>8.24754662097903</text:p>
              </table:table-cell>
              <table:table-cell office:value-type="float" office:value="1.8458655615048">
                <text:p>1.8458655615048</text:p>
              </table:table-cell>
              <table:table-cell office:value-type="float" office:value="4.73271501480304">
                <text:p>4.73271501480304</text:p>
              </table:table-cell>
              <table:table-cell office:value-type="float" office:value="9.62827851594868">
                <text:p>9.62827851594868</text:p>
              </table:table-cell>
              <table:table-cell office:value-type="float" office:value="1.30425259058719">
                <text:p>1.30425259058719</text:p>
              </table:table-cell>
              <table:table-cell office:value-type="float" office:value="4.50078643937473">
                <text:p>4.50078643937473</text:p>
              </table:table-cell>
              <table:table-cell office:value-type="float" office:value="10.7080297241646">
                <text:p>10.70802972416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40077562097903">
                <text:p>8.40077562097903</text:p>
              </table:table-cell>
              <table:table-cell office:value-type="float" office:value="1.6160225615048">
                <text:p>1.6160225615048</text:p>
              </table:table-cell>
              <table:table-cell office:value-type="float" office:value="4.80932901480304">
                <text:p>4.80932901480304</text:p>
              </table:table-cell>
              <table:table-cell office:value-type="float" office:value="9.50552822645171">
                <text:p>9.50552822645171</text:p>
              </table:table-cell>
              <table:table-cell office:value-type="float" office:value="1.33542958767895">
                <text:p>1.33542958767895</text:p>
              </table:table-cell>
              <table:table-cell office:value-type="float" office:value="4.53164069691756">
                <text:p>4.53164069691756</text:p>
              </table:table-cell>
              <table:table-cell office:value-type="float" office:value="10.6148107120889">
                <text:p>10.61481071208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24754662097903">
                <text:p>8.24754662097903</text:p>
              </table:table-cell>
              <table:table-cell office:value-type="float" office:value="1.8458655615048">
                <text:p>1.8458655615048</text:p>
              </table:table-cell>
              <table:table-cell office:value-type="float" office:value="4.73271501480304">
                <text:p>4.73271501480304</text:p>
              </table:table-cell>
              <table:table-cell office:value-type="float" office:value="9.37973006590444">
                <text:p>9.37973006590444</text:p>
              </table:table-cell>
              <table:table-cell office:value-type="float" office:value="1.38647318506153">
                <text:p>1.38647318506153</text:p>
              </table:table-cell>
              <table:table-cell office:value-type="float" office:value="4.55174812870611">
                <text:p>4.55174812870611</text:p>
              </table:table-cell>
              <table:table-cell office:value-type="float" office:value="10.5176069060079">
                <text:p>10.51760690600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32416162097903">
                <text:p>8.32416162097903</text:p>
              </table:table-cell>
              <table:table-cell office:value-type="float" office:value="1.7692515615048">
                <text:p>1.7692515615048</text:p>
              </table:table-cell>
              <table:table-cell office:value-type="float" office:value="4.88594401480304">
                <text:p>4.88594401480304</text:p>
              </table:table-cell>
              <table:table-cell office:value-type="float" office:value="9.2741732214119">
                <text:p>9.2741732214119</text:p>
              </table:table-cell>
              <table:table-cell office:value-type="float" office:value="1.42475102270586">
                <text:p>1.42475102270586</text:p>
              </table:table-cell>
              <table:table-cell office:value-type="float" office:value="4.5851677173158">
                <text:p>4.5851677173158</text:p>
              </table:table-cell>
              <table:table-cell office:value-type="float" office:value="10.4433695430819">
                <text:p>10.44336954308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40077562097903">
                <text:p>8.40077562097903</text:p>
              </table:table-cell>
              <table:table-cell office:value-type="float" office:value="1.6926365615048">
                <text:p>1.6926365615048</text:p>
              </table:table-cell>
              <table:table-cell office:value-type="float" office:value="4.80932901480304">
                <text:p>4.80932901480304</text:p>
              </table:table-cell>
              <table:table-cell office:value-type="float" office:value="9.18683346136861">
                <text:p>9.18683346136861</text:p>
              </table:table-cell>
              <table:table-cell office:value-type="float" office:value="1.45153957658575">
                <text:p>1.45153957658575</text:p>
              </table:table-cell>
              <table:table-cell office:value-type="float" office:value="4.60758384706453">
                <text:p>4.60758384706453</text:p>
              </table:table-cell>
              <table:table-cell office:value-type="float" office:value="10.3795329903154">
                <text:p>10.37953299031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09431762097903">
                <text:p>8.09431762097903</text:p>
              </table:table-cell>
              <table:table-cell office:value-type="float" office:value="1.6926365615048">
                <text:p>1.6926365615048</text:p>
              </table:table-cell>
              <table:table-cell office:value-type="float" office:value="4.88594401480304">
                <text:p>4.88594401480304</text:p>
              </table:table-cell>
              <table:table-cell office:value-type="float" office:value="9.07758187732966">
                <text:p>9.07758187732966</text:p>
              </table:table-cell>
              <table:table-cell office:value-type="float" office:value="1.47564927507766">
                <text:p>1.47564927507766</text:p>
              </table:table-cell>
              <table:table-cell office:value-type="float" office:value="4.63541986383838">
                <text:p>4.63541986383838</text:p>
              </table:table-cell>
              <table:table-cell office:value-type="float" office:value="10.2988907575879">
                <text:p>10.29889075758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.17093262097903">
                <text:p>8.17093262097903</text:p>
              </table:table-cell>
              <table:table-cell office:value-type="float" office:value="1.6926365615048">
                <text:p>1.6926365615048</text:p>
              </table:table-cell>
              <table:table-cell office:value-type="float" office:value="5.11578701480304">
                <text:p>5.11578701480304</text:p>
              </table:table-cell>
              <table:table-cell office:value-type="float" office:value="8.98691695169459">
                <text:p>8.98691695169459</text:p>
              </table:table-cell>
              <table:table-cell office:value-type="float" office:value="1.49734800372037">
                <text:p>1.49734800372037</text:p>
              </table:table-cell>
              <table:table-cell office:value-type="float" office:value="4.68345657893484">
                <text:p>4.68345657893484</text:p>
              </table:table-cell>
              <table:table-cell office:value-type="float" office:value="10.2440955124242">
                <text:p>10.24409551242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47739062097903">
                <text:p>8.47739062097903</text:p>
              </table:table-cell>
              <table:table-cell office:value-type="float" office:value="1.7692515615048">
                <text:p>1.7692515615048</text:p>
              </table:table-cell>
              <table:table-cell office:value-type="float" office:value="4.88594401480304">
                <text:p>4.88594401480304</text:p>
              </table:table-cell>
              <table:table-cell office:value-type="float" office:value="8.93596431862304">
                <text:p>8.93596431862304</text:p>
              </table:table-cell>
              <table:table-cell office:value-type="float" office:value="1.52453835949882">
                <text:p>1.52453835949882</text:p>
              </table:table-cell>
              <table:table-cell office:value-type="float" office:value="4.70370532252166">
                <text:p>4.70370532252166</text:p>
              </table:table-cell>
              <table:table-cell office:value-type="float" office:value="10.212762568199">
                <text:p>10.2127625681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.17093262097903">
                <text:p>8.17093262097903</text:p>
              </table:table-cell>
              <table:table-cell office:value-type="float" office:value="1.6926365615048">
                <text:p>1.6926365615048</text:p>
              </table:table-cell>
              <table:table-cell office:value-type="float" office:value="4.88594401480304">
                <text:p>4.88594401480304</text:p>
              </table:table-cell>
              <table:table-cell office:value-type="float" office:value="8.85946114885864">
                <text:p>8.85946114885864</text:p>
              </table:table-cell>
              <table:table-cell office:value-type="float" office:value="1.54134817969941">
                <text:p>1.54134817969941</text:p>
              </table:table-cell>
              <table:table-cell office:value-type="float" office:value="4.7219291917498">
                <text:p>4.7219291917498</text:p>
              </table:table-cell>
              <table:table-cell office:value-type="float" office:value="10.156890338637">
                <text:p>10.1568903386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.55400462097903">
                <text:p>8.55400462097903</text:p>
              </table:table-cell>
              <table:table-cell office:value-type="float" office:value="1.7692515615048">
                <text:p>1.7692515615048</text:p>
              </table:table-cell>
              <table:table-cell office:value-type="float" office:value="4.88594401480304">
                <text:p>4.88594401480304</text:p>
              </table:table-cell>
              <table:table-cell office:value-type="float" office:value="8.82891549607067">
                <text:p>8.82891549607067</text:p>
              </table:table-cell>
              <table:table-cell office:value-type="float" office:value="1.56413851787995">
                <text:p>1.56413851787995</text:p>
              </table:table-cell>
              <table:table-cell office:value-type="float" office:value="4.73833067405513">
                <text:p>4.73833067405513</text:p>
              </table:table-cell>
              <table:table-cell office:value-type="float" office:value="10.1414030447746">
                <text:p>10.14140304477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.17093262097903">
                <text:p>8.17093262097903</text:p>
              </table:table-cell>
              <table:table-cell office:value-type="float" office:value="1.8458655615048">
                <text:p>1.8458655615048</text:p>
              </table:table-cell>
              <table:table-cell office:value-type="float" office:value="4.96255801480304">
                <text:p>4.96255801480304</text:p>
              </table:table-cell>
              <table:table-cell office:value-type="float" office:value="8.76311720856151">
                <text:p>8.76311720856151</text:p>
              </table:table-cell>
              <table:table-cell office:value-type="float" office:value="1.59231122224244">
                <text:p>1.59231122224244</text:p>
              </table:table-cell>
              <table:table-cell office:value-type="float" office:value="4.76075340812992">
                <text:p>4.76075340812992</text:p>
              </table:table-cell>
              <table:table-cell office:value-type="float" office:value="10.0991312127572">
                <text:p>10.09913121275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.40077562097903">
                <text:p>8.40077562097903</text:p>
              </table:table-cell>
              <table:table-cell office:value-type="float" office:value="1.8458655615048">
                <text:p>1.8458655615048</text:p>
              </table:table-cell>
              <table:table-cell office:value-type="float" office:value="4.96255801480304">
                <text:p>4.96255801480304</text:p>
              </table:table-cell>
              <table:table-cell office:value-type="float" office:value="8.72688304980326">
                <text:p>8.72688304980326</text:p>
              </table:table-cell>
              <table:table-cell office:value-type="float" office:value="1.61766665616867">
                <text:p>1.61766665616867</text:p>
              </table:table-cell>
              <table:table-cell office:value-type="float" office:value="4.78093386879723">
                <text:p>4.78093386879723</text:p>
              </table:table-cell>
              <table:table-cell office:value-type="float" office:value="10.0813025861362">
                <text:p>10.08130258613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09431762097903">
                <text:p>8.09431762097903</text:p>
              </table:table-cell>
              <table:table-cell office:value-type="float" office:value="1.8458655615048">
                <text:p>1.8458655615048</text:p>
              </table:table-cell>
              <table:table-cell office:value-type="float" office:value="4.96255801480304">
                <text:p>4.96255801480304</text:p>
              </table:table-cell>
              <table:table-cell office:value-type="float" office:value="8.66362650692084">
                <text:p>8.66362650692084</text:p>
              </table:table-cell>
              <table:table-cell office:value-type="float" office:value="1.64048654670229">
                <text:p>1.64048654670229</text:p>
              </table:table-cell>
              <table:table-cell office:value-type="float" office:value="4.79909628339781">
                <text:p>4.79909628339781</text:p>
              </table:table-cell>
              <table:table-cell office:value-type="float" office:value="10.0389713366786">
                <text:p>10.03897133667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47739062097903">
                <text:p>8.47739062097903</text:p>
              </table:table-cell>
              <table:table-cell office:value-type="float" office:value="1.6160225615048">
                <text:p>1.6160225615048</text:p>
              </table:table-cell>
              <table:table-cell office:value-type="float" office:value="4.96255801480304">
                <text:p>4.96255801480304</text:p>
              </table:table-cell>
              <table:table-cell office:value-type="float" office:value="8.64500291832666">
                <text:p>8.64500291832666</text:p>
              </table:table-cell>
              <table:table-cell office:value-type="float" office:value="1.63804014818254">
                <text:p>1.63804014818254</text:p>
              </table:table-cell>
              <table:table-cell office:value-type="float" office:value="4.81544245653833">
                <text:p>4.81544245653833</text:p>
              </table:table-cell>
              <table:table-cell office:value-type="float" office:value="10.0303408235795">
                <text:p>10.03034082357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3cm" svg:height="17.428cm" xlink:href=".." xlink:type="simple" chart:class="chart:line" chart:style-name="ch1">
        <chart:legend chart:legend-position="end" svg:x="21.925cm" svg:y="7.668cm" style:legend-expansion="high" chart:style-name="ch2"/>
        <chart:plot-area chart:style-name="ch3" table:cell-range-address="Sheet1.U2:Sheet1.X50" chart:data-source-has-labels="row" svg:x="0.496cm" svg:y="0.348cm" svg:width="20.933cm" svg:height="16.732cm">
          <chartooo:coordinate-region svg:x="1.408cm" svg:y="0.348cm" svg:width="19.835cm" svg:height="16.3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U3:Sheet1.U50" chart:label-cell-address="Sheet1.U2:Sheet1.U2" chart:class="chart:line">
            <chart:data-point chart:repeated="48"/>
          </chart:series>
          <chart:series chart:style-name="ch7" chart:values-cell-range-address="Sheet1.V3:Sheet1.V50" chart:label-cell-address="Sheet1.V2:Sheet1.V2" chart:class="chart:line">
            <chart:data-point chart:repeated="48"/>
          </chart:series>
          <chart:series chart:style-name="ch8" chart:values-cell-range-address="Sheet1.W3:Sheet1.W50" chart:label-cell-address="Sheet1.W2:Sheet1.W2" chart:class="chart:line">
            <chart:data-point chart:repeated="48"/>
          </chart:series>
          <chart:series chart:style-name="ch9" chart:values-cell-range-address="Sheet1.X3:Sheet1.X50" chart:label-cell-address="Sheet1.X2:Sheet1.X2" chart:class="chart:line"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 vel</text:p>
                <draw:g>
                  <svg:desc>Sheet1.U2:Sheet1.U2</svg:desc>
                </draw:g>
              </table:table-cell>
              <table:table-cell office:value-type="string">
                <text:p>y vel</text:p>
                <draw:g>
                  <svg:desc>Sheet1.V2:Sheet1.V2</svg:desc>
                </draw:g>
              </table:table-cell>
              <table:table-cell office:value-type="string">
                <text:p>z vel</text:p>
                <draw:g>
                  <svg:desc>Sheet1.W2:Sheet1.W2</svg:desc>
                </draw:g>
              </table:table-cell>
              <table:table-cell office:value-type="string">
                <text:p>Vector Vel</text:p>
                <draw:g>
                  <svg:desc>Sheet1.X2:Sheet1.X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U3:Sheet1.U50</svg:desc>
                </draw:g>
              </table:table-cell>
              <table:table-cell office:value-type="float" office:value="0">
                <text:p>0</text:p>
                <draw:g>
                  <svg:desc>Sheet1.V3:Sheet1.V50</svg:desc>
                </draw:g>
              </table:table-cell>
              <table:table-cell office:value-type="float" office:value="0">
                <text:p>0</text:p>
                <draw:g>
                  <svg:desc>Sheet1.W3:Sheet1.W50</svg:desc>
                </draw:g>
              </table:table-cell>
              <table:table-cell office:value-type="float" office:value="0">
                <text:p>0</text:p>
                <draw:g>
                  <svg:desc>Sheet1.X3:Sheet1.X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6174570853174">
                <text:p>0.0206174570853174</text:p>
              </table:table-cell>
              <table:table-cell office:value-type="float" office:value="-0.0446304165370127">
                <text:p>-0.0446304165370127</text:p>
              </table:table-cell>
              <table:table-cell office:value-type="float" office:value="0.00866337012845921">
                <text:p>0.00866337012845921</text:p>
              </table:table-cell>
              <table:table-cell office:value-type="float" office:value="0.0499200120083604">
                <text:p>0.04992001200836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2951573237816">
                <text:p>0.0252951573237816</text:p>
              </table:table-cell>
              <table:table-cell office:value-type="float" office:value="-0.088506212504559">
                <text:p>-0.088506212504559</text:p>
              </table:table-cell>
              <table:table-cell office:value-type="float" office:value="0.0171802581532971">
                <text:p>0.0171802581532971</text:p>
              </table:table-cell>
              <table:table-cell office:value-type="float" office:value="0.0936394997111313">
                <text:p>0.09363949971113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55638065622456">
                <text:p>0.0455638065622456</text:p>
              </table:table-cell>
              <table:table-cell office:value-type="float" office:value="-0.116791059472105">
                <text:p>-0.116791059472105</text:p>
              </table:table-cell>
              <table:table-cell office:value-type="float" office:value="0.025697146178135">
                <text:p>0.025697146178135</text:p>
              </table:table-cell>
              <table:table-cell office:value-type="float" office:value="0.127970916081581">
                <text:p>0.127970916081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61296549538564">
                <text:p>0.0961296549538564</text:p>
              </table:table-cell>
              <table:table-cell office:value-type="float" office:value="-0.175235234870185">
                <text:p>-0.175235234870185</text:p>
              </table:table-cell>
              <table:table-cell office:value-type="float" office:value="0.0647131520993517">
                <text:p>0.0647131520993517</text:p>
              </table:table-cell>
              <table:table-cell office:value-type="float" office:value="0.210085911370064">
                <text:p>0.2100859113700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876250719232">
                <text:p>0.17876250719232</text:p>
              </table:table-cell>
              <table:table-cell office:value-type="float" office:value="-0.203520081837731">
                <text:p>-0.203520081837731</text:p>
              </table:table-cell>
              <table:table-cell office:value-type="float" office:value="0.0888209891241896">
                <text:p>0.0888209891241896</text:p>
              </table:table-cell>
              <table:table-cell office:value-type="float" office:value="0.28507126441983">
                <text:p>0.285071264419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1598388551763">
                <text:p>0.261598388551763</text:p>
              </table:table-cell>
              <table:table-cell office:value-type="float" office:value="-0.216244964743773">
                <text:p>-0.216244964743773</text:p>
              </table:table-cell>
              <table:table-cell office:value-type="float" office:value="0.0973588031638306">
                <text:p>0.0973588031638306</text:p>
              </table:table-cell>
              <table:table-cell office:value-type="float" office:value="0.353092534930163">
                <text:p>0.353092534930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0122790879039">
                <text:p>0.330122790879039</text:p>
              </table:table-cell>
              <table:table-cell office:value-type="float" office:value="-0.946330555157776">
                <text:p>-0.946330555157776</text:p>
              </table:table-cell>
              <table:table-cell office:value-type="float" office:value="1.9386817213219">
                <text:p>1.9386817213219</text:p>
              </table:table-cell>
              <table:table-cell office:value-type="float" office:value="2.18243199052585">
                <text:p>2.18243199052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83669875500348">
                <text:p>-9.83669875500348</text:p>
              </table:table-cell>
              <table:table-cell office:value-type="float" office:value="-2.26542270318683">
                <text:p>-2.26542270318683</text:p>
              </table:table-cell>
              <table:table-cell office:value-type="float" office:value="5.38433186533193">
                <text:p>5.38433186533193</text:p>
              </table:table-cell>
              <table:table-cell office:value-type="float" office:value="11.4404463224487">
                <text:p>11.4404463224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0.159455614886">
                <text:p>-30.159455614886</text:p>
              </table:table-cell>
              <table:table-cell office:value-type="float" office:value="-3.55340936421588">
                <text:p>-3.55340936421588</text:p>
              </table:table-cell>
              <table:table-cell office:value-type="float" office:value="7.64797411234197">
                <text:p>7.64797411234197</text:p>
              </table:table-cell>
              <table:table-cell office:value-type="float" office:value="31.3163054832308">
                <text:p>31.3163054832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5.5431355421475">
                <text:p>-45.5431355421475</text:p>
              </table:table-cell>
              <table:table-cell office:value-type="float" office:value="-4.64188484818343">
                <text:p>-4.64188484818343</text:p>
              </table:table-cell>
              <table:table-cell office:value-type="float" office:value="8.7790458403668">
                <text:p>8.7790458403668</text:p>
              </table:table-cell>
              <table:table-cell office:value-type="float" office:value="46.6132592276219">
                <text:p>46.6132592276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2.3497622882398">
                <text:p>-52.3497622882398</text:p>
              </table:table-cell>
              <table:table-cell office:value-type="float" office:value="-5.44305796582752">
                <text:p>-5.44305796582752</text:p>
              </table:table-cell>
              <table:table-cell office:value-type="float" office:value="9.77336046422881">
                <text:p>9.77336046422881</text:p>
              </table:table-cell>
              <table:table-cell office:value-type="float" office:value="53.5317015087166">
                <text:p>53.53170150871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1.5052483381224">
                <text:p>-51.5052483381224</text:p>
              </table:table-cell>
              <table:table-cell office:value-type="float" office:value="-2.39183172785658">
                <text:p>-2.39183172785658</text:p>
              </table:table-cell>
              <table:table-cell office:value-type="float" office:value="11.7881590182388">
                <text:p>11.7881590182388</text:p>
              </table:table-cell>
              <table:table-cell office:value-type="float" office:value="52.8911349700999">
                <text:p>52.8911349700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5.2328302560049">
                <text:p>-45.2328302560049</text:p>
              </table:table-cell>
              <table:table-cell office:value-type="float" office:value="0.846027432114373">
                <text:p>0.846027432114373</text:p>
              </table:table-cell>
              <table:table-cell office:value-type="float" office:value="13.2119537252489">
                <text:p>13.2119537252489</text:p>
              </table:table-cell>
              <table:table-cell office:value-type="float" office:value="47.130461663584">
                <text:p>47.130461663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8.3311087941615">
                <text:p>-38.3311087941615</text:p>
              </table:table-cell>
              <table:table-cell office:value-type="float" office:value="0.485961087454351">
                <text:p>0.485961087454351</text:p>
              </table:table-cell>
              <table:table-cell office:value-type="float" office:value="12.9522713673477">
                <text:p>12.9522713673477</text:p>
              </table:table-cell>
              <table:table-cell office:value-type="float" office:value="40.46321036623">
                <text:p>40.463210366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2.354192737044">
                <text:p>-32.354192737044</text:p>
              </table:table-cell>
              <table:table-cell office:value-type="float" office:value="0.1777965564253">
                <text:p>0.1777965564253</text:p>
              </table:table-cell>
              <table:table-cell office:value-type="float" office:value="12.5097378693578">
                <text:p>12.5097378693578</text:p>
              </table:table-cell>
              <table:table-cell office:value-type="float" office:value="34.6888878582366">
                <text:p>34.68888785823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7.1878690279671">
                <text:p>-27.1878690279671</text:p>
              </table:table-cell>
              <table:table-cell office:value-type="float" office:value="-0.188169789895352">
                <text:p>-0.188169789895352</text:p>
              </table:table-cell>
              <table:table-cell office:value-type="float" office:value="11.9721077050569">
                <text:p>11.9721077050569</text:p>
              </table:table-cell>
              <table:table-cell office:value-type="float" office:value="29.7076924895423">
                <text:p>29.70769248954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2.1029175175349">
                <text:p>-22.1029175175349</text:p>
              </table:table-cell>
              <table:table-cell office:value-type="float" office:value="-0.475465005501831">
                <text:p>-0.475465005501831</text:p>
              </table:table-cell>
              <table:table-cell office:value-type="float" office:value="11.448715038289">
                <text:p>11.448715038289</text:p>
              </table:table-cell>
              <table:table-cell office:value-type="float" office:value="24.8965480696894">
                <text:p>24.89654806968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7.6703840497965">
                <text:p>-17.6703840497965</text:p>
              </table:table-cell>
              <table:table-cell office:value-type="float" office:value="-0.706433410469377">
                <text:p>-0.706433410469377</text:p>
              </table:table-cell>
              <table:table-cell office:value-type="float" office:value="11.3948677233139">
                <text:p>11.3948677233139</text:p>
              </table:table-cell>
              <table:table-cell office:value-type="float" office:value="21.0376931022046">
                <text:p>21.03769310220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3.7266432439937">
                <text:p>-13.7266432439937</text:p>
              </table:table-cell>
              <table:table-cell office:value-type="float" office:value="-0.868409437421">
                <text:p>-0.868409437421</text:p>
              </table:table-cell>
              <table:table-cell office:value-type="float" office:value="11.3581154886018">
                <text:p>11.3581154886018</text:p>
              </table:table-cell>
              <table:table-cell office:value-type="float" office:value="17.8376471865349">
                <text:p>17.83764718653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.86160065952933">
                <text:p>-9.86160065952933</text:p>
              </table:table-cell>
              <table:table-cell office:value-type="float" office:value="-0.849648474019518">
                <text:p>-0.849648474019518</text:p>
              </table:table-cell>
              <table:table-cell office:value-type="float" office:value="10.9554148887155">
                <text:p>10.9554148887155</text:p>
              </table:table-cell>
              <table:table-cell office:value-type="float" office:value="14.7646261544721">
                <text:p>14.76462615447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.23314714541184">
                <text:p>-6.23314714541184</text:p>
              </table:table-cell>
              <table:table-cell office:value-type="float" office:value="-0.846758135048569">
                <text:p>-0.846758135048569</text:p>
              </table:table-cell>
              <table:table-cell office:value-type="float" office:value="10.5906452097255">
                <text:p>10.5906452097255</text:p>
              </table:table-cell>
              <table:table-cell office:value-type="float" office:value="12.3179092639096">
                <text:p>12.31790926390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32936947629436">
                <text:p>-1.32936947629436</text:p>
              </table:table-cell>
              <table:table-cell office:value-type="float" office:value="-3.62780715707762">
                <text:p>-3.62780715707762</text:p>
              </table:table-cell>
              <table:table-cell office:value-type="float" office:value="12.5121275057356">
                <text:p>12.5121275057356</text:p>
              </table:table-cell>
              <table:table-cell office:value-type="float" office:value="13.0950961315002">
                <text:p>13.0950961315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934041059549">
                <text:p>8.934041059549</text:p>
              </table:table-cell>
              <table:table-cell office:value-type="float" office:value="-6.63934646973764">
                <text:p>-6.63934646973764</text:p>
              </table:table-cell>
              <table:table-cell office:value-type="float" office:value="16.6557843458344">
                <text:p>16.6557843458344</text:p>
              </table:table-cell>
              <table:table-cell office:value-type="float" office:value="20.0328021847636">
                <text:p>20.03280218476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9305957551182">
                <text:p>18.9305957551182</text:p>
              </table:table-cell>
              <table:table-cell office:value-type="float" office:value="-7.00465649902864">
                <text:p>-7.00465649902864</text:p>
              </table:table-cell>
              <table:table-cell office:value-type="float" office:value="18.4098851950221">
                <text:p>18.4098851950221</text:p>
              </table:table-cell>
              <table:table-cell office:value-type="float" office:value="27.3195267383419">
                <text:p>27.31952673834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3587824978567">
                <text:p>25.3587824978567</text:p>
              </table:table-cell>
              <table:table-cell office:value-type="float" office:value="-8.90386621499618">
                <text:p>-8.90386621499618</text:p>
              </table:table-cell>
              <table:table-cell office:value-type="float" office:value="17.2023007350469">
                <text:p>17.2023007350469</text:p>
              </table:table-cell>
              <table:table-cell office:value-type="float" office:value="31.9102778729229">
                <text:p>31.91027787292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.6172422243854">
                <text:p>36.6172422243854</text:p>
              </table:table-cell>
              <table:table-cell office:value-type="float" office:value="-10.0872616555788">
                <text:p>-10.0872616555788</text:p>
              </table:table-cell>
              <table:table-cell office:value-type="float" office:value="16.5414577169237">
                <text:p>16.5414577169237</text:p>
              </table:table-cell>
              <table:table-cell office:value-type="float" office:value="41.4269851573609">
                <text:p>41.42698515736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.9743713141238">
                <text:p>46.9743713141238</text:p>
              </table:table-cell>
              <table:table-cell office:value-type="float" office:value="-9.22685691504632">
                <text:p>-9.22685691504632</text:p>
              </table:table-cell>
              <table:table-cell office:value-type="float" office:value="17.5010281919486">
                <text:p>17.5010281919486</text:p>
              </table:table-cell>
              <table:table-cell office:value-type="float" office:value="50.9707017478011">
                <text:p>50.97070174780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.2617804514833">
                <text:p>52.2617804514833</text:p>
              </table:table-cell>
              <table:table-cell office:value-type="float" office:value="-9.08328821795236">
                <text:p>-9.08328821795236</text:p>
              </table:table-cell>
              <table:table-cell office:value-type="float" office:value="17.9002996499882">
                <text:p>17.9002996499882</text:p>
              </table:table-cell>
              <table:table-cell office:value-type="float" office:value="55.9841097845523">
                <text:p>55.98410978455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8196577914476">
                <text:p>57.8196577914476</text:p>
              </table:table-cell>
              <table:table-cell office:value-type="float" office:value="-9.71318360905088">
                <text:p>-9.71318360905088</text:p>
              </table:table-cell>
              <table:table-cell office:value-type="float" office:value="16.9280470636019">
                <text:p>16.9280470636019</text:p>
              </table:table-cell>
              <table:table-cell office:value-type="float" office:value="61.0247289246807">
                <text:p>61.02472892468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.8892506721861">
                <text:p>63.8892506721861</text:p>
              </table:table-cell>
              <table:table-cell office:value-type="float" office:value="-10.3339279775184">
                <text:p>-10.3339279775184</text:p>
              </table:table-cell>
              <table:table-cell office:value-type="float" office:value="15.7672358576267">
                <text:p>15.7672358576267</text:p>
              </table:table-cell>
              <table:table-cell office:value-type="float" office:value="66.6125524618896">
                <text:p>66.61255246188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.7837782913036">
                <text:p>70.7837782913036</text:p>
              </table:table-cell>
              <table:table-cell office:value-type="float" office:value="-10.7976197405475">
                <text:p>-10.7976197405475</text:p>
              </table:table-cell>
              <table:table-cell office:value-type="float" office:value="14.5937239226368">
                <text:p>14.5937239226368</text:p>
              </table:table-cell>
              <table:table-cell office:value-type="float" office:value="73.0746785089337">
                <text:p>73.07467850893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7.5908044371469">
                <text:p>77.5908044371469</text:p>
              </table:table-cell>
              <table:table-cell office:value-type="float" office:value="-11.2997292652075">
                <text:p>-11.2997292652075</text:p>
              </table:table-cell>
              <table:table-cell office:value-type="float" office:value="13.3870867567356">
                <text:p>13.3870867567356</text:p>
              </table:table-cell>
              <table:table-cell office:value-type="float" office:value="79.5438929554176">
                <text:p>79.54389295541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4.6287004465064">
                <text:p>84.6287004465064</text:p>
              </table:table-cell>
              <table:table-cell office:value-type="float" office:value="-12.1876975841135">
                <text:p>-12.1876975841135</text:p>
              </table:table-cell>
              <table:table-cell office:value-type="float" office:value="12.1140178267752">
                <text:p>12.1140178267752</text:p>
              </table:table-cell>
              <table:table-cell office:value-type="float" office:value="86.3556966249115">
                <text:p>86.35569662491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1.9498210555511">
                <text:p>91.9498210555511</text:p>
              </table:table-cell>
              <table:table-cell office:value-type="float" office:value="-13.0279653579422">
                <text:p>-13.0279653579422</text:p>
              </table:table-cell>
              <table:table-cell office:value-type="float" office:value="10.6318222625928">
                <text:p>10.6318222625928</text:p>
              </table:table-cell>
              <table:table-cell office:value-type="float" office:value="93.4747726295121">
                <text:p>93.47477262951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8.6937168533945">
                <text:p>98.6937168533945</text:p>
              </table:table-cell>
              <table:table-cell office:value-type="float" office:value="-13.4669447406022">
                <text:p>-13.4669447406022</text:p>
              </table:table-cell>
              <table:table-cell office:value-type="float" office:value="9.58301096669169">
                <text:p>9.58301096669169</text:p>
              </table:table-cell>
              <table:table-cell office:value-type="float" office:value="100.068188982174">
                <text:p>100.0681889821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6.966331430754">
                <text:p>106.966331430754</text:p>
              </table:table-cell>
              <table:table-cell office:value-type="float" office:value="-14.8863110275082">
                <text:p>-14.8863110275082</text:p>
              </table:table-cell>
              <table:table-cell office:value-type="float" office:value="8.79445203273133">
                <text:p>8.79445203273133</text:p>
              </table:table-cell>
              <table:table-cell office:value-type="float" office:value="108.354698570563">
                <text:p>108.3546985705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6.567440724113">
                <text:p>116.567440724113</text:p>
              </table:table-cell>
              <table:table-cell office:value-type="float" office:value="-16.2587891384143">
                <text:p>-16.2587891384143</text:p>
              </table:table-cell>
              <table:table-cell office:value-type="float" office:value="7.56827127877097">
                <text:p>7.56827127877097</text:p>
              </table:table-cell>
              <table:table-cell office:value-type="float" office:value="117.938946880859">
                <text:p>117.9389468808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4.784988786868">
                <text:p>124.784988786868</text:p>
              </table:table-cell>
              <table:table-cell office:value-type="float" office:value="-17.1821890586278">
                <text:p>-17.1821890586278</text:p>
              </table:table-cell>
              <table:table-cell office:value-type="float" office:value="6.5423709092366">
                <text:p>6.5423709092366</text:p>
              </table:table-cell>
              <table:table-cell office:value-type="float" office:value="126.132167445498">
                <text:p>126.1321674454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3.099691551106">
                <text:p>133.099691551106</text:p>
              </table:table-cell>
              <table:table-cell office:value-type="float" office:value="-18.5201213545954">
                <text:p>-18.5201213545954</text:p>
              </table:table-cell>
              <table:table-cell office:value-type="float" office:value="5.84929081876144">
                <text:p>5.84929081876144</text:p>
              </table:table-cell>
              <table:table-cell office:value-type="float" office:value="134.5092449948">
                <text:p>134.50924499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1.731781260466">
                <text:p>141.731781260466</text:p>
              </table:table-cell>
              <table:table-cell office:value-type="float" office:value="-19.7675648055014">
                <text:p>-19.7675648055014</text:p>
              </table:table-cell>
              <table:table-cell office:value-type="float" office:value="5.10761985680108">
                <text:p>5.10761985680108</text:p>
              </table:table-cell>
              <table:table-cell office:value-type="float" office:value="143.194770219467">
                <text:p>143.1947702194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9.970620420656">
                <text:p>149.970620420656</text:p>
              </table:table-cell>
              <table:table-cell office:value-type="float" office:value="-21.0004882017309">
                <text:p>-21.0004882017309</text:p>
              </table:table-cell>
              <table:table-cell office:value-type="float" office:value="4.85957626250355">
                <text:p>4.85957626250355</text:p>
              </table:table-cell>
              <table:table-cell office:value-type="float" office:value="151.511791539532">
                <text:p>151.5117915395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.211976282015">
                <text:p>158.211976282015</text:p>
              </table:table-cell>
              <table:table-cell office:value-type="float" office:value="-22.1697849646369">
                <text:p>-22.1697849646369</text:p>
              </table:table-cell>
              <table:table-cell office:value-type="float" office:value="4.93063150854319">
                <text:p>4.93063150854319</text:p>
              </table:table-cell>
              <table:table-cell office:value-type="float" office:value="159.833788453857">
                <text:p>159.8337884538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6.994410365254">
                <text:p>166.994410365254</text:p>
              </table:table-cell>
              <table:table-cell office:value-type="float" office:value="-23.2582606521045">
                <text:p>-23.2582606521045</text:p>
              </table:table-cell>
              <table:table-cell office:value-type="float" office:value="4.67410063556803">
                <text:p>4.67410063556803</text:p>
              </table:table-cell>
              <table:table-cell office:value-type="float" office:value="168.671061532651">
                <text:p>168.6710615326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5.916301933097">
                <text:p>175.916301933097</text:p>
              </table:table-cell>
              <table:table-cell office:value-type="float" office:value="-24.2811954447645">
                <text:p>-24.2811954447645</text:p>
              </table:table-cell>
              <table:table-cell office:value-type="float" office:value="4.35128792966688">
                <text:p>4.35128792966688</text:p>
              </table:table-cell>
              <table:table-cell office:value-type="float" office:value="177.637426925438">
                <text:p>177.6374269254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4.965867614594">
                <text:p>184.965867614594</text:p>
              </table:table-cell>
              <table:table-cell office:value-type="float" office:value="-25.3488078198551">
                <text:p>-25.3488078198551</text:p>
              </table:table-cell>
              <table:table-cell office:value-type="float" office:value="3.95638782566212">
                <text:p>3.95638782566212</text:p>
              </table:table-cell>
              <table:table-cell office:value-type="float" office:value="186.736678895536">
                <text:p>186.7366788955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3.47242833109">
                <text:p>193.47242833109</text:p>
              </table:table-cell>
              <table:table-cell office:value-type="float" office:value="-26.3078192424456">
                <text:p>-26.3078192424456</text:p>
              </table:table-cell>
              <table:table-cell office:value-type="float" office:value="3.65457433915735">
                <text:p>3.65457433915735</text:p>
              </table:table-cell>
              <table:table-cell office:value-type="float" office:value="195.287065089377">
                <text:p>195.2870650893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1.664172541813">
                <text:p>201.664172541813</text:p>
              </table:table-cell>
              <table:table-cell office:value-type="float" office:value="-27.0763627076671">
                <text:p>-27.0763627076671</text:p>
              </table:table-cell>
              <table:table-cell office:value-type="float" office:value="3.5057321337414">
                <text:p>3.5057321337414</text:p>
              </table:table-cell>
              <table:table-cell office:value-type="float" office:value="203.503950974532">
                <text:p>203.5039509745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